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10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3.085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3.431cm"/>
    </style:style>
    <style:style style:name="co11" style:family="table-column">
      <style:table-column-properties fo:break-before="auto" style:column-width="2.722cm"/>
    </style:style>
    <style:style style:name="co12" style:family="table-column">
      <style:table-column-properties fo:break-before="auto" style:column-width="2.559cm"/>
    </style:style>
    <style:style style:name="co13" style:family="table-column">
      <style:table-column-properties fo:break-before="auto" style:column-width="10.846cm"/>
    </style:style>
    <style:style style:name="co14" style:family="table-column">
      <style:table-column-properties fo:break-before="auto" style:column-width="7.3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ext-properties style:font-name="Liberation Sans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128"/>
    <style:style style:name="ce9" style:family="table-cell" style:parent-style-name="Default" style:data-style-name="N2">
      <style:text-properties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 style:data-style-name="N126"/>
    <style:style style:name="ce11" style:family="table-cell" style:parent-style-name="Default" style:data-style-name="N61"/>
    <style:style style:name="ce12" style:family="table-cell" style:parent-style-name="Default">
      <style:text-properties style:font-name="Liberation Sans1" style:font-name-asian="Droid Sans Fallback" style:font-name-complex="FreeSans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style:font-name="Liberation Sans1" fo:font-size="12pt" style:font-size-asian="12pt" style:font-size-complex="12pt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99"/>
    </style:style>
    <style:style style:name="ce17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99pt fine-dashed #000000" style:text-align-source="fix" style:repeat-content="false" fo:border-left="0.99pt fine-dashed #000000" fo:border-right="none" fo:border-top="0.99pt fine-dashed #000000" style:vertical-align="middle"/>
      <style:paragraph-properties fo:text-align="center"/>
    </style:style>
    <style:style style:name="ce19" style:family="table-cell" style:parent-style-name="Default">
      <style:table-cell-properties fo:border-bottom="none" style:text-align-source="fix" style:repeat-content="false" fo:border-left="0.99pt fine-dashed #000000" fo:border-right="none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none" fo:border-left="0.99pt fine-dashed #000000" fo:border-right="none" fo:border-top="none"/>
    </style:style>
    <style:style style:name="ce21" style:family="table-cell" style:parent-style-name="Default">
      <style:table-cell-properties fo:border-bottom="0.99pt fine-dashed #000000" fo:border-left="0.99pt fine-dashed #000000" fo:border-right="none" fo:border-top="none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order-bottom="none" fo:border-left="none" fo:border-right="none" fo:border-top="0.99pt fine-dashed #000000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99pt fine-dashed #000000" fo:border-left="none" fo:border-right="none" fo:border-top="none"/>
    </style:style>
    <style:style style:name="ce27" style:family="table-cell" style:parent-style-name="Default" style:data-style-name="N2">
      <style:table-cell-properties fo:border-bottom="none" fo:border-left="none" fo:border-right="none" fo:border-top="0.99pt fine-dashed #000000"/>
    </style:style>
    <style:style style:name="ce28" style:family="table-cell" style:parent-style-name="Default" style:data-style-name="N2">
      <style:table-cell-properties fo:border="none"/>
    </style:style>
    <style:style style:name="ce29" style:family="table-cell" style:parent-style-name="Default" style:data-style-name="N2">
      <style:table-cell-properties fo:border-bottom="0.99pt fine-dashed #000000" fo:border-left="none" fo:border-right="none" fo:border-top="none"/>
    </style:style>
    <style:style style:name="ce30" style:family="table-cell" style:parent-style-name="Default">
      <style:table-cell-properties fo:border-bottom="none" fo:border-left="none" fo:border-right="0.99pt fine-dashed #000000" fo:border-top="0.99pt fine-dashed #000000"/>
    </style:style>
    <style:style style:name="ce31" style:family="table-cell" style:parent-style-name="Default" style:data-style-name="N2">
      <style:table-cell-properties fo:border-bottom="none" fo:border-left="none" fo:border-right="0.99pt fine-dashed #000000" fo:border-top="none"/>
    </style:style>
    <style:style style:name="ce32" style:family="table-cell" style:parent-style-name="Default" style:data-style-name="N2">
      <style:table-cell-properties fo:border-bottom="none" fo:border-left="none" fo:border-right="0.99pt fine-dashed #000000" fo:border-top="0.99pt fine-dashed #000000"/>
    </style:style>
    <style:style style:name="ce33" style:family="table-cell" style:parent-style-name="Default" style:data-style-name="N2">
      <style:table-cell-properties fo:border-bottom="0.99pt fine-dashed #000000" fo:border-left="none" fo:border-right="0.99pt fine-dashed #000000" fo:border-top="none"/>
    </style:style>
    <style:style style:name="ce34" style:family="table-cell" style:parent-style-name="Default" style:data-style-name="N128">
      <style:table-cell-properties fo:border="none"/>
    </style:style>
    <style:style style:name="ce35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  <style:text-properties style:font-name="Liberation Sans1"/>
    </style:style>
    <style:style style:name="ce36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</style:style>
    <style:style style:name="ce37" style:family="table-cell" style:parent-style-name="Default" style:data-style-name="N60">
      <style:table-cell-properties style:text-align-source="fix" style:repeat-content="false"/>
      <style:paragraph-properties fo:text-align="end" fo:margin-left="0cm"/>
    </style:style>
    <style:style style:name="ce38" style:family="table-cell" style:parent-style-name="Default" style:data-style-name="N60"/>
    <style:style style:name="ce39" style:family="table-cell" style:parent-style-name="Default" style:data-style-name="N1">
      <style:table-cell-properties fo:background-color="#ff3333"/>
    </style:style>
    <style:style style:name="ce40" style:family="table-cell" style:parent-style-name="Default" style:data-style-name="N1"/>
    <style:style style:name="ce41" style:family="table-cell" style:parent-style-name="Default" style:data-style-name="N2">
      <style:table-cell-properties fo:background-color="#ff3333"/>
    </style:style>
    <style:style style:name="ce42" style:family="table-cell" style:parent-style-name="Default" style:data-style-name="N129">
      <style:table-cell-properties fo:background-color="#ff3333"/>
    </style:style>
    <style:style style:name="ce43" style:family="table-cell" style:parent-style-name="Default" style:data-style-name="N129"/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800000"/>
    </style:style>
    <style:style style:name="ce46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style:use-window-font-color="true"/>
    </style:style>
    <style:style style:name="ce47" style:family="table-cell" style:parent-style-name="Default">
      <style:table-cell-properties fo:background-color="#ffff00"/>
      <style:text-properties fo:color="#800000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9" style:family="table-cell" style:parent-style-name="Default">
      <style:table-cell-properties fo:background-color="transparent"/>
    </style:style>
    <style:style style:name="ce50" style:family="table-cell" style:parent-style-name="Default">
      <style:table-cell-properties fo:background-color="transparent"/>
      <style:text-properties fo:color="#000000"/>
    </style:style>
    <style:style style:name="ce51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</style:style>
    <style:style style:name="ce52" style:family="table-cell" style:parent-style-name="Default">
      <style:table-cell-properties fo:background-color="#ff3333"/>
    </style:style>
    <style:style style:name="ce53" style:family="table-cell" style:parent-style-name="Default">
      <style:table-cell-properties fo:background-color="#dd4814" style:text-align-source="fix" style:repeat-content="false" style:vertical-align="middle"/>
      <style:paragraph-properties fo:text-align="center"/>
    </style:style>
  </office:automatic-styles>
  <office:body>
    <office:spreadsheet>
      <table:table table:name="sessao1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3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8" table:default-cell-style-name="ce7"/>
        <table:table-column table:style-name="co4" table:number-columns-repeated="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16" table:default-cell-style-name="Default"/>
        <table:table-row table:style-name="ro1">
          <table:table-cell table:number-columns-repeated="14"/>
          <table:table-cell table:style-name="Default" table:number-columns-repeated="8"/>
          <table:table-cell table:number-columns-repeated="2"/>
          <table:table-cell table:style-name="Default" table:number-columns-repeated="8"/>
          <table:table-cell table:number-columns-repeated="25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style-name="ce5"/>
          <table:table-cell table:number-columns-repeated="7"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7"/>
          <table:table-cell/>
          <table:table-cell office:value-type="string" calcext:value-type="string">
            <text:p>para o calculo</text:p>
          </table:table-cell>
          <table:table-cell table:number-columns-repeated="9"/>
          <table:table-cell table:style-name="ce5" office:value-type="string" calcext:value-type="string">
            <text:p>PARA PLOT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8"/>
          <table:table-cell table:number-columns-repeated="2"/>
          <table:table-cell table:style-name="Default" table:number-columns-repeated="8"/>
          <table:table-cell/>
          <table:table-cell office:value-type="string" calcext:value-type="string">
            <text:p>da varianci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(Θi – Θmed)^4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2" office:value-type="string" calcext:value-type="string">
            <text:p>Kurtosis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H5])" office:value-type="float" office:value="33.555923471125" calcext:value-type="float">
            <text:p>33.56</text:p>
          </table:table-cell>
          <table:table-cell office:value-type="float" office:value="1127" calcext:value-type="float">
            <text:p>1127</text:p>
          </table:table-cell>
          <table:table-cell table:style-name="ce7" table:formula="of:=SQRT([.J5])" office:value-type="float" office:value="33.570820663189" calcext:value-type="float">
            <text:p>33.57</text:p>
          </table:table-cell>
          <table:table-cell office:value-type="float" office:value="314" calcext:value-type="float">
            <text:p>314</text:p>
          </table:table-cell>
          <table:table-cell table:style-name="ce7" table:formula="of:=SQRT([.L5])" office:value-type="float" office:value="17.7200451466694" calcext:value-type="float">
            <text:p>17.72</text:p>
          </table:table-cell>
          <table:table-cell/>
          <table:table-cell table:formula="of:=[.H5]*[.$B$4]" office:value-type="float" office:value="769.665581092398" calcext:value-type="float">
            <text:p>769.67</text:p>
          </table:table-cell>
          <table:table-cell table:formula="of:=SQRT([.I5]^2*[.$B$4]^2 + [.$C$4]^2*[.H5]^2)" office:value-type="float" office:value="32.0857675777624" calcext:value-type="float">
            <text:p>32.09</text:p>
          </table:table-cell>
          <table:table-cell table:formula="of:=[.J5]*[.$B$5]" office:value-type="float" office:value="829.568786127168" calcext:value-type="float">
            <text:p>829.57</text:p>
          </table:table-cell>
          <table:table-cell table:formula="of:=SQRT([.K5]^2*[.$B$5]^2+[.$C$5]^2*[.J5]^2)" office:value-type="float" office:value="27.3969585329653" calcext:value-type="float">
            <text:p>27.40</text:p>
          </table:table-cell>
          <table:table-cell table:formula="of:=2*[.O5]*[.Q5]*[.$B$3]/[.G5]" office:value-type="float" office:value="0.0106415090305114" calcext:value-type="float">
            <text:p>0.0106</text:p>
          </table:table-cell>
          <table:table-cell table:formula="of:=SQRT((2*[.$B$3]/[.G5])^2*([.O5]^2*[.R5]^2+[.Q5]^2*[.P5]^2))" office:value-type="float" office:value="0.000565961252632075" calcext:value-type="float">
            <text:p>0.0006</text:p>
          </table:table-cell>
          <table:table-cell table:formula="of:=[.L5]-[.S5]" office:value-type="float" office:value="313.989358490969" calcext:value-type="float">
            <text:p>313.99</text:p>
          </table:table-cell>
          <table:table-cell table:formula="of:=SQRT([.M5]^2+[.T5]^2)" office:value-type="float" office:value="17.7200451557075" calcext:value-type="float">
            <text:p>17.72</text:p>
          </table:table-cell>
          <table:table-cell table:number-columns-repeated="2"/>
          <table:table-cell table:formula="of:=[.O5]/[.G5]" office:value-type="float" office:value="25.6555193697466" calcext:value-type="float">
            <text:p>25.66</text:p>
          </table:table-cell>
          <table:table-cell table:formula="of:=[.P5]/[.G5]" office:value-type="float" office:value="1.06952558592541" calcext:value-type="float">
            <text:p>1.07</text:p>
          </table:table-cell>
          <table:table-cell table:formula="of:=[.Q5]/[.G5]" office:value-type="float" office:value="27.6522928709056" calcext:value-type="float">
            <text:p>27.65</text:p>
          </table:table-cell>
          <table:table-cell table:formula="of:=[.R5]/[.G5]" office:value-type="float" office:value="0.913231951098844" calcext:value-type="float">
            <text:p>0.91</text:p>
          </table:table-cell>
          <table:table-cell table:style-name="ce10" table:formula="of:=[.S5]/[.G5]" office:value-type="float" office:value="0.000354716967683712" calcext:value-type="float">
            <text:p>0.000355</text:p>
          </table:table-cell>
          <table:table-cell table:style-name="ce10" table:formula="of:=[.T5]/[.G5]" office:value-type="float" office:value="0.0000188653750877358" calcext:value-type="float">
            <text:p>0.000019</text:p>
          </table:table-cell>
          <table:table-cell table:formula="of:=[.U5]/[.G5]" office:value-type="float" office:value="10.466311949699" calcext:value-type="float">
            <text:p>10.47</text:p>
          </table:table-cell>
          <table:table-cell table:formula="of:=[.V5]/[.G5]" office:value-type="float" office:value="0.590668171856916" calcext:value-type="float">
            <text:p>0.59</text:p>
          </table:table-cell>
          <table:table-cell table:formula="of:=SUMPRODUCT([.F5:.F31];[.AE5:.AE31])/SUM([.AE5:.AE31])" office:value-type="float" office:value="-0.0819878311173668" calcext:value-type="float">
            <text:p>-0.0819878311</text:p>
          </table:table-cell>
          <table:table-cell table:formula="of:=([.F5]-[.$AG$5])^2" office:value-type="float" office:value="0.00672200445132985" calcext:value-type="float">
            <text:p>0.0067220045</text:p>
          </table:table-cell>
          <table:table-cell table:style-name="ce3" table:formula="of:=([.F5]-[.$AG$5])^3" office:value-type="float" office:value="0.00055112256572582" calcext:value-type="float">
            <text:p>0.0005511226</text:p>
          </table:table-cell>
          <table:table-cell table:style-name="ce3" table:formula="of:=([.F5]-[.$AG$5])^4" office:value-type="float" office:value="0.0000451853438436984" calcext:value-type="float">
            <text:p>4.51853438436984E-005</text:p>
          </table:table-cell>
          <table:table-cell table:formula="of:=SUMPRODUCT([.AH5:.AH31];[.AE5:.AE31])/SUM([.AE5:.AE31])" office:value-type="float" office:value="20.8224863755051" calcext:value-type="float">
            <text:p>20.8224863755</text:p>
          </table:table-cell>
          <table:table-cell table:formula="of:=SQRT([.AK5])" office:value-type="float" office:value="4.56316626647607" calcext:value-type="float">
            <text:p>4.5631662665</text:p>
          </table:table-cell>
          <table:table-cell table:formula="of:=SUM([.AE5:.AE31])" office:value-type="float" office:value="119.015748334503" calcext:value-type="float">
            <text:p>119.0157483345</text:p>
          </table:table-cell>
          <table:table-cell table:formula="of:=[.AL5]/SQRT([.AM5])" office:value-type="float" office:value="0.418277089558017" calcext:value-type="float">
            <text:p>0.4182770896</text:p>
          </table:table-cell>
          <table:table-cell table:style-name="ce3" table:formula="of:=SUMPRODUCT([.AI5:.AI31];[.AE5:.AE31])/SUM([.AE5:.AE31])/[.AK5]^1.5" office:value-type="float" office:value="0.0064022290423715" calcext:value-type="float">
            <text:p>0.006402229</text:p>
          </table:table-cell>
          <table:table-cell table:style-name="ce3" table:formula="of:=SUMPRODUCT([.AJ5:.AJ31];[.AE5:.AE31])/SUM([.AE5:.AE31])/[.AK5]^2" office:value-type="float" office:value="2.81778672607231" calcext:value-type="float">
            <text:p>2.8177867261</text:p>
          </table:table-cell>
          <table:table-cell/>
          <table:table-cell table:style-name="ce13" table:formula="of:=[.F5]" office:value-type="float" office:value="0" calcext:value-type="float">
            <text:p>0</text:p>
          </table:table-cell>
          <table:table-cell table:formula="of:=[.AE5]" office:value-type="float" office:value="10.466311949699" calcext:value-type="float">
            <text:p>10.4663119497</text:p>
          </table:table-cell>
          <table:table-cell office:value-type="float" office:value="0" calcext:value-type="float">
            <text:p>0</text:p>
          </table:table-cell>
          <table:table-cell table:formula="of:=[.AF5]" office:value-type="float" office:value="0.590668171856916" calcext:value-type="float">
            <text:p>0.590668171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Y5]" office:value-type="float" office:value="25.6555193697466" calcext:value-type="float">
            <text:p>25.6555193697</text:p>
          </table:table-cell>
          <table:table-cell table:formula="of:=[.AT5]" office:value-type="float" office:value="0" calcext:value-type="float">
            <text:p>0</text:p>
          </table:table-cell>
          <table:table-cell table:formula="of:=[.Z5]" office:value-type="float" office:value="1.06952558592541" calcext:value-type="float">
            <text:p>1.069525585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AA5]" office:value-type="float" office:value="27.6522928709056" calcext:value-type="float">
            <text:p>27.6522928709</text:p>
          </table:table-cell>
          <table:table-cell table:formula="of:=[.AY5]" office:value-type="float" office:value="0" calcext:value-type="float">
            <text:p>0</text:p>
          </table:table-cell>
          <table:table-cell table:formula="of:=[.AB5]" office:value-type="float" office:value="0.913231951098844" calcext:value-type="float">
            <text:p>0.913231951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7" table:formula="of:=SQRT([.H6])" office:value-type="float" office:value="32.8024389337135" calcext:value-type="float">
            <text:p>32.80</text:p>
          </table:table-cell>
          <table:table-cell office:value-type="float" office:value="1094" calcext:value-type="float">
            <text:p>1094</text:p>
          </table:table-cell>
          <table:table-cell table:style-name="ce7" table:formula="of:=SQRT([.J6])" office:value-type="float" office:value="33.0756708170825" calcext:value-type="float">
            <text:p>33.08</text:p>
          </table:table-cell>
          <table:table-cell office:value-type="float" office:value="284" calcext:value-type="float">
            <text:p>284</text:p>
          </table:table-cell>
          <table:table-cell table:style-name="ce7" table:formula="of:=SQRT([.L6])" office:value-type="float" office:value="16.8522995463527" calcext:value-type="float">
            <text:p>16.85</text:p>
          </table:table-cell>
          <table:table-cell/>
          <table:table-cell table:formula="of:=[.H6]*[.$B$4]" office:value-type="float" office:value="735.488601470178" calcext:value-type="float">
            <text:p>735.49</text:p>
          </table:table-cell>
          <table:table-cell table:formula="of:=SQRT([.I6]^2*[.$B$4]^2 + [.$C$4]^2*[.H6]^2)" office:value-type="float" office:value="31.0229088946397" calcext:value-type="float">
            <text:p>31.02</text:p>
          </table:table-cell>
          <table:table-cell table:formula="of:=[.J6]*[.$B$5]" office:value-type="float" office:value="805.277952105698" calcext:value-type="float">
            <text:p>805.28</text:p>
          </table:table-cell>
          <table:table-cell table:formula="of:=SQRT([.K6]^2*[.$B$5]^2+[.$C$5]^2*[.J6]^2)" office:value-type="float" office:value="26.9190789806012" calcext:value-type="float">
            <text:p>26.92</text:p>
          </table:table-cell>
          <table:table-cell table:formula="of:=2*[.O6]*[.Q6]*[.$B$3]/[.G6]" office:value-type="float" office:value="0.00987121257981647" calcext:value-type="float">
            <text:p>0.0099</text:p>
          </table:table-cell>
          <table:table-cell table:formula="of:=SQRT((2*[.$B$3]/[.G6])^2*([.O6]^2*[.R6]^2+[.Q6]^2*[.P6]^2))" office:value-type="float" office:value="0.000531269734372675" calcext:value-type="float">
            <text:p>0.0005</text:p>
          </table:table-cell>
          <table:table-cell table:formula="of:=[.L6]-[.S6]" office:value-type="float" office:value="283.99012878742" calcext:value-type="float">
            <text:p>283.99</text:p>
          </table:table-cell>
          <table:table-cell table:formula="of:=SQRT([.M6]^2+[.T6]^2)" office:value-type="float" office:value="16.8522995547269" calcext:value-type="float">
            <text:p>16.85</text:p>
          </table:table-cell>
          <table:table-cell table:number-columns-repeated="2"/>
          <table:table-cell table:formula="of:=[.O6]/[.G6]" office:value-type="float" office:value="24.5162867156726" calcext:value-type="float">
            <text:p>24.52</text:p>
          </table:table-cell>
          <table:table-cell table:formula="of:=[.P6]/[.G6]" office:value-type="float" office:value="1.03409696315466" calcext:value-type="float">
            <text:p>1.03</text:p>
          </table:table-cell>
          <table:table-cell table:formula="of:=[.Q6]/[.G6]" office:value-type="float" office:value="26.8425984035233" calcext:value-type="float">
            <text:p>26.84</text:p>
          </table:table-cell>
          <table:table-cell table:formula="of:=[.R6]/[.G6]" office:value-type="float" office:value="0.897302632686706" calcext:value-type="float">
            <text:p>0.90</text:p>
          </table:table-cell>
          <table:table-cell table:style-name="ce10" table:formula="of:=[.S6]/[.G6]" office:value-type="float" office:value="0.000329040419327216" calcext:value-type="float">
            <text:p>0.000329</text:p>
          </table:table-cell>
          <table:table-cell table:style-name="ce10" table:formula="of:=[.T6]/[.G6]" office:value-type="float" office:value="0.0000177089911457558" calcext:value-type="float">
            <text:p>0.000018</text:p>
          </table:table-cell>
          <table:table-cell table:formula="of:=[.U6]/[.G6]" office:value-type="float" office:value="9.46633762624734" calcext:value-type="float">
            <text:p>9.47</text:p>
          </table:table-cell>
          <table:table-cell table:formula="of:=[.V6]/[.G6]" office:value-type="float" office:value="0.561743318490896" calcext:value-type="float">
            <text:p>0.56</text:p>
          </table:table-cell>
          <table:table-cell/>
          <table:table-cell table:formula="of:=([.F6]-[.$AG$5])^2" office:value-type="float" office:value="1.17069766668606" calcext:value-type="float">
            <text:p>1.1706976667</text:p>
          </table:table-cell>
          <table:table-cell table:style-name="ce3" table:formula="of:=([.F6]-[.$AG$5])^3" office:value-type="float" office:value="1.26668062927182" calcext:value-type="float">
            <text:p>1.2666806293</text:p>
          </table:table-cell>
          <table:table-cell table:style-name="ce3" table:formula="of:=([.F6]-[.$AG$5])^4" office:value-type="float" office:value="1.37053302678419" calcext:value-type="float">
            <text:p>1.3705330268</text:p>
          </table:table-cell>
          <table:table-cell table:number-columns-repeated="7"/>
          <table:table-cell table:style-name="ce13" table:formula="of:=[.F6]" office:value-type="float" office:value="1" calcext:value-type="float">
            <text:p>1</text:p>
          </table:table-cell>
          <table:table-cell table:formula="of:=[.AE6]" office:value-type="float" office:value="9.46633762624734" calcext:value-type="float">
            <text:p>9.4663376262</text:p>
          </table:table-cell>
          <table:table-cell office:value-type="float" office:value="0" calcext:value-type="float">
            <text:p>0</text:p>
          </table:table-cell>
          <table:table-cell table:formula="of:=[.AF6]" office:value-type="float" office:value="0.561743318490896" calcext:value-type="float">
            <text:p>0.5617433185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Y6]" office:value-type="float" office:value="24.5162867156726" calcext:value-type="float">
            <text:p>24.5162867157</text:p>
          </table:table-cell>
          <table:table-cell table:formula="of:=[.AT6]" office:value-type="float" office:value="0" calcext:value-type="float">
            <text:p>0</text:p>
          </table:table-cell>
          <table:table-cell table:formula="of:=[.Z6]" office:value-type="float" office:value="1.03409696315466" calcext:value-type="float">
            <text:p>1.0340969632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AA6]" office:value-type="float" office:value="26.8425984035233" calcext:value-type="float">
            <text:p>26.8425984035</text:p>
          </table:table-cell>
          <table:table-cell table:formula="of:=[.AY6]" office:value-type="float" office:value="0" calcext:value-type="float">
            <text:p>0</text:p>
          </table:table-cell>
          <table:table-cell table:formula="of:=[.AB6]" office:value-type="float" office:value="0.897302632686706" calcext:value-type="float">
            <text:p>0.8973026327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7])" office:value-type="float" office:value="32.7719392163479" calcext:value-type="float">
            <text:p>32.77</text:p>
          </table:table-cell>
          <table:table-cell office:value-type="float" office:value="1164" calcext:value-type="float">
            <text:p>1164</text:p>
          </table:table-cell>
          <table:table-cell table:style-name="ce7" table:formula="of:=SQRT([.J7])" office:value-type="float" office:value="34.117444218464" calcext:value-type="float">
            <text:p>34.12</text:p>
          </table:table-cell>
          <table:table-cell office:value-type="float" office:value="278" calcext:value-type="float">
            <text:p>278</text:p>
          </table:table-cell>
          <table:table-cell table:style-name="ce7" table:formula="of:=SQRT([.L7])" office:value-type="float" office:value="16.6733320005331" calcext:value-type="float">
            <text:p>16.67</text:p>
          </table:table-cell>
          <table:table-cell/>
          <table:table-cell table:formula="of:=[.H7]*[.$B$4]" office:value-type="float" office:value="734.121522285289" calcext:value-type="float">
            <text:p>734.12</text:p>
          </table:table-cell>
          <table:table-cell table:formula="of:=SQRT([.I7]^2*[.$B$4]^2 + [.$C$4]^2*[.H7]^2)" office:value-type="float" office:value="30.9803025231567" calcext:value-type="float">
            <text:p>30.98</text:p>
          </table:table-cell>
          <table:table-cell table:formula="of:=[.J7]*[.$B$5]" office:value-type="float" office:value="856.803963666391" calcext:value-type="float">
            <text:p>856.80</text:p>
          </table:table-cell>
          <table:table-cell table:formula="of:=SQRT([.K7]^2*[.$B$5]^2+[.$C$5]^2*[.J7]^2)" office:value-type="float" office:value="27.9281489899861" calcext:value-type="float">
            <text:p>27.93</text:p>
          </table:table-cell>
          <table:table-cell table:formula="of:=2*[.O7]*[.Q7]*[.$B$3]/[.G7]" office:value-type="float" office:value="0.010483303835114" calcext:value-type="float">
            <text:p>0.0105</text:p>
          </table:table-cell>
          <table:table-cell table:formula="of:=SQRT((2*[.$B$3]/[.G7])^2*([.O7]^2*[.R7]^2+[.Q7]^2*[.P7]^2))" office:value-type="float" office:value="0.000559003391527291" calcext:value-type="float">
            <text:p>0.0006</text:p>
          </table:table-cell>
          <table:table-cell table:formula="of:=[.L7]-[.S7]" office:value-type="float" office:value="277.989516696165" calcext:value-type="float">
            <text:p>277.99</text:p>
          </table:table-cell>
          <table:table-cell table:formula="of:=SQRT([.M7]^2+[.T7]^2)" office:value-type="float" office:value="16.6733320099039" calcext:value-type="float">
            <text:p>16.67</text:p>
          </table:table-cell>
          <table:table-cell table:number-columns-repeated="2"/>
          <table:table-cell table:formula="of:=[.O7]/[.G7]" office:value-type="float" office:value="24.4707174095096" calcext:value-type="float">
            <text:p>24.47</text:p>
          </table:table-cell>
          <table:table-cell table:formula="of:=[.P7]/[.G7]" office:value-type="float" office:value="1.03267675077189" calcext:value-type="float">
            <text:p>1.03</text:p>
          </table:table-cell>
          <table:table-cell table:formula="of:=[.Q7]/[.G7]" office:value-type="float" office:value="28.560132122213" calcext:value-type="float">
            <text:p>28.56</text:p>
          </table:table-cell>
          <table:table-cell table:formula="of:=[.R7]/[.G7]" office:value-type="float" office:value="0.930938299666203" calcext:value-type="float">
            <text:p>0.93</text:p>
          </table:table-cell>
          <table:table-cell table:style-name="ce10" table:formula="of:=[.S7]/[.G7]" office:value-type="float" office:value="0.000349443461170467" calcext:value-type="float">
            <text:p>0.000349</text:p>
          </table:table-cell>
          <table:table-cell table:style-name="ce10" table:formula="of:=[.T7]/[.G7]" office:value-type="float" office:value="0.000018633446384243" calcext:value-type="float">
            <text:p>0.000019</text:p>
          </table:table-cell>
          <table:table-cell table:formula="of:=[.U7]/[.G7]" office:value-type="float" office:value="9.2663172232055" calcext:value-type="float">
            <text:p>9.27</text:p>
          </table:table-cell>
          <table:table-cell table:formula="of:=[.V7]/[.G7]" office:value-type="float" office:value="0.555777733663462" calcext:value-type="float">
            <text:p>0.56</text:p>
          </table:table-cell>
          <table:table-cell/>
          <table:table-cell table:formula="of:=([.F7]-[.$AG$5])^2" office:value-type="float" office:value="4.3346733289208" calcext:value-type="float">
            <text:p>4.3346733289</text:p>
          </table:table-cell>
          <table:table-cell table:style-name="ce3" table:formula="of:=([.F7]-[.$AG$5])^3" office:value-type="float" office:value="9.02473712268211" calcext:value-type="float">
            <text:p>9.0247371227</text:p>
          </table:table-cell>
          <table:table-cell table:style-name="ce3" table:formula="of:=([.F7]-[.$AG$5])^4" office:value-type="float" office:value="18.7893928684573" calcext:value-type="float">
            <text:p>18.7893928685</text:p>
          </table:table-cell>
          <table:table-cell table:number-columns-repeated="4"/>
          <table:table-cell office:value-type="string" calcext:value-type="string">
            <text:p>PERTO DE </text:p>
          </table:table-cell>
          <table:table-cell office:value-type="string" calcext:value-type="string">
            <text:p>PERTO DE 3, PODE</text:p>
          </table:table-cell>
          <table:table-cell/>
          <table:table-cell table:style-name="ce13" table:formula="of:=[.F7]" office:value-type="float" office:value="2" calcext:value-type="float">
            <text:p>2</text:p>
          </table:table-cell>
          <table:table-cell table:formula="of:=[.AE7]" office:value-type="float" office:value="9.2663172232055" calcext:value-type="float">
            <text:p>9.2663172232</text:p>
          </table:table-cell>
          <table:table-cell office:value-type="float" office:value="0" calcext:value-type="float">
            <text:p>0</text:p>
          </table:table-cell>
          <table:table-cell table:formula="of:=[.AF7]" office:value-type="float" office:value="0.555777733663462" calcext:value-type="float">
            <text:p>0.5557777337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Y7]" office:value-type="float" office:value="24.4707174095096" calcext:value-type="float">
            <text:p>24.4707174095</text:p>
          </table:table-cell>
          <table:table-cell table:formula="of:=[.AT7]" office:value-type="float" office:value="0" calcext:value-type="float">
            <text:p>0</text:p>
          </table:table-cell>
          <table:table-cell table:formula="of:=[.Z7]" office:value-type="float" office:value="1.03267675077189" calcext:value-type="float">
            <text:p>1.0326767508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AA7]" office:value-type="float" office:value="28.560132122213" calcext:value-type="float">
            <text:p>28.5601321222</text:p>
          </table:table-cell>
          <table:table-cell table:formula="of:=[.AY7]" office:value-type="float" office:value="0" calcext:value-type="float">
            <text:p>0</text:p>
          </table:table-cell>
          <table:table-cell table:formula="of:=[.AB7]" office:value-type="float" office:value="0.930938299666203" calcext:value-type="float">
            <text:p>0.9309382997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7" table:formula="of:=SQRT([.H8])" office:value-type="float" office:value="32.9848450049413" calcext:value-type="float">
            <text:p>32.98</text:p>
          </table:table-cell>
          <table:table-cell office:value-type="float" office:value="1082" calcext:value-type="float">
            <text:p>1082</text:p>
          </table:table-cell>
          <table:table-cell table:style-name="ce7" table:formula="of:=SQRT([.J8])" office:value-type="float" office:value="32.8937684067971" calcext:value-type="float">
            <text:p>32.89</text:p>
          </table:table-cell>
          <table:table-cell office:value-type="float" office:value="212" calcext:value-type="float">
            <text:p>212</text:p>
          </table:table-cell>
          <table:table-cell table:style-name="ce7" table:formula="of:=SQRT([.L8])" office:value-type="float" office:value="14.560219778561" calcext:value-type="float">
            <text:p>14.56</text:p>
          </table:table-cell>
          <table:table-cell/>
          <table:table-cell table:formula="of:=[.H8]*[.$B$4]" office:value-type="float" office:value="743.691076579511" calcext:value-type="float">
            <text:p>743.69</text:p>
          </table:table-cell>
          <table:table-cell table:formula="of:=SQRT([.I8]^2*[.$B$4]^2 + [.$C$4]^2*[.H8]^2)" office:value-type="float" office:value="31.278394626894" calcext:value-type="float">
            <text:p>31.28</text:p>
          </table:table-cell>
          <table:table-cell table:formula="of:=[.J8]*[.$B$5]" office:value-type="float" office:value="796.444921552436" calcext:value-type="float">
            <text:p>796.44</text:p>
          </table:table-cell>
          <table:table-cell table:formula="of:=SQRT([.K8]^2*[.$B$5]^2+[.$C$5]^2*[.J8]^2)" office:value-type="float" office:value="26.7442999825381" calcext:value-type="float">
            <text:p>26.74</text:p>
          </table:table-cell>
          <table:table-cell table:formula="of:=2*[.O8]*[.Q8]*[.$B$3]/[.G8]" office:value-type="float" office:value="0.00987181635242692" calcext:value-type="float">
            <text:p>0.0099</text:p>
          </table:table-cell>
          <table:table-cell table:formula="of:=SQRT((2*[.$B$3]/[.G8])^2*([.O8]^2*[.R8]^2+[.Q8]^2*[.P8]^2))" office:value-type="float" office:value="0.000531291889178576" calcext:value-type="float">
            <text:p>0.0005</text:p>
          </table:table-cell>
          <table:table-cell table:formula="of:=[.L8]-[.S8]" office:value-type="float" office:value="211.990128183648" calcext:value-type="float">
            <text:p>211.99</text:p>
          </table:table-cell>
          <table:table-cell table:formula="of:=SQRT([.M8]^2+[.T8]^2)" office:value-type="float" office:value="14.5602197882543" calcext:value-type="float">
            <text:p>14.56</text:p>
          </table:table-cell>
          <table:table-cell table:number-columns-repeated="2"/>
          <table:table-cell table:formula="of:=[.O8]/[.G8]" office:value-type="float" office:value="24.7897025526504" calcext:value-type="float">
            <text:p>24.79</text:p>
          </table:table-cell>
          <table:table-cell table:formula="of:=[.P8]/[.G8]" office:value-type="float" office:value="1.0426131542298" calcext:value-type="float">
            <text:p>1.04</text:p>
          </table:table-cell>
          <table:table-cell table:formula="of:=[.Q8]/[.G8]" office:value-type="float" office:value="26.5481640517479" calcext:value-type="float">
            <text:p>26.55</text:p>
          </table:table-cell>
          <table:table-cell table:formula="of:=[.R8]/[.G8]" office:value-type="float" office:value="0.891476666084602" calcext:value-type="float">
            <text:p>0.89</text:p>
          </table:table-cell>
          <table:table-cell table:style-name="ce10" table:formula="of:=[.S8]/[.G8]" office:value-type="float" office:value="0.000329060545080897" calcext:value-type="float">
            <text:p>0.000329</text:p>
          </table:table-cell>
          <table:table-cell table:style-name="ce10" table:formula="of:=[.T8]/[.G8]" office:value-type="float" office:value="0.0000177097296392859" calcext:value-type="float">
            <text:p>0.000018</text:p>
          </table:table-cell>
          <table:table-cell table:formula="of:=[.U8]/[.G8]" office:value-type="float" office:value="7.06633760612159" calcext:value-type="float">
            <text:p>7.07</text:p>
          </table:table-cell>
          <table:table-cell table:formula="of:=[.V8]/[.G8]" office:value-type="float" office:value="0.485340659608475" calcext:value-type="float">
            <text:p>0.49</text:p>
          </table:table-cell>
          <table:table-cell/>
          <table:table-cell table:formula="of:=([.F8]-[.$AG$5])^2" office:value-type="float" office:value="9.49864899115553" calcext:value-type="float">
            <text:p>9.4986489912</text:p>
          </table:table-cell>
          <table:table-cell table:style-name="ce3" table:formula="of:=([.F8]-[.$AG$5])^3" office:value-type="float" office:value="29.2747206027966" calcext:value-type="float">
            <text:p>29.2747206028</text:p>
          </table:table-cell>
          <table:table-cell table:style-name="ce3" table:formula="of:=([.F8]-[.$AG$5])^4" office:value-type="float" office:value="90.22433265718" calcext:value-type="float">
            <text:p>90.2243326572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 +- 0.418 º</text:p>
          </table:table-cell>
          <table:table-cell/>
          <table:table-cell office:value-type="string" calcext:value-type="string">
            <text:p>0, SIMÉTRICO</text:p>
          </table:table-cell>
          <table:table-cell office:value-type="string" calcext:value-type="string">
            <text:p>SUGERIR DISTRIBUIÇÃO</text:p>
          </table:table-cell>
          <table:table-cell/>
          <table:table-cell table:style-name="ce13" table:formula="of:=[.F8]" office:value-type="float" office:value="3" calcext:value-type="float">
            <text:p>3</text:p>
          </table:table-cell>
          <table:table-cell table:formula="of:=[.AE8]" office:value-type="float" office:value="7.06633760612159" calcext:value-type="float">
            <text:p>7.0663376061</text:p>
          </table:table-cell>
          <table:table-cell office:value-type="float" office:value="0" calcext:value-type="float">
            <text:p>0</text:p>
          </table:table-cell>
          <table:table-cell table:formula="of:=[.AF8]" office:value-type="float" office:value="0.485340659608475" calcext:value-type="float">
            <text:p>0.4853406596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Y8]" office:value-type="float" office:value="24.7897025526504" calcext:value-type="float">
            <text:p>24.7897025527</text:p>
          </table:table-cell>
          <table:table-cell table:formula="of:=[.AT8]" office:value-type="float" office:value="0" calcext:value-type="float">
            <text:p>0</text:p>
          </table:table-cell>
          <table:table-cell table:formula="of:=[.Z8]" office:value-type="float" office:value="1.0426131542298" calcext:value-type="float">
            <text:p>1.0426131542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AA8]" office:value-type="float" office:value="26.5481640517479" calcext:value-type="float">
            <text:p>26.5481640517</text:p>
          </table:table-cell>
          <table:table-cell table:formula="of:=[.AY8]" office:value-type="float" office:value="0" calcext:value-type="float">
            <text:p>0</text:p>
          </table:table-cell>
          <table:table-cell table:formula="of:=[.AB8]" office:value-type="float" office:value="0.891476666084602" calcext:value-type="float">
            <text:p>0.891476666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7" table:formula="of:=SQRT([.H9])" office:value-type="float" office:value="32.86335345031" calcext:value-type="float">
            <text:p>32.86</text:p>
          </table:table-cell>
          <table:table-cell office:value-type="float" office:value="1123" calcext:value-type="float">
            <text:p>1123</text:p>
          </table:table-cell>
          <table:table-cell table:style-name="ce7" table:formula="of:=SQRT([.J9])" office:value-type="float" office:value="33.5111921602321" calcext:value-type="float">
            <text:p>33.51</text:p>
          </table:table-cell>
          <table:table-cell office:value-type="float" office:value="203" calcext:value-type="float">
            <text:p>203</text:p>
          </table:table-cell>
          <table:table-cell table:style-name="ce7" table:formula="of:=SQRT([.L9])" office:value-type="float" office:value="14.247806848775" calcext:value-type="float">
            <text:p>14.25</text:p>
          </table:table-cell>
          <table:table-cell/>
          <table:table-cell table:formula="of:=[.H9]*[.$B$4]" office:value-type="float" office:value="738.222759839955" calcext:value-type="float">
            <text:p>738.22</text:p>
          </table:table-cell>
          <table:table-cell table:formula="of:=SQRT([.I9]^2*[.$B$4]^2 + [.$C$4]^2*[.H9]^2)" office:value-type="float" office:value="31.1080997330663" calcext:value-type="float">
            <text:p>31.11</text:p>
          </table:table-cell>
          <table:table-cell table:formula="of:=[.J9]*[.$B$5]" office:value-type="float" office:value="826.624442609414" calcext:value-type="float">
            <text:p>826.62</text:p>
          </table:table-cell>
          <table:table-cell table:formula="of:=SQRT([.K9]^2*[.$B$5]^2+[.$C$5]^2*[.J9]^2)" office:value-type="float" office:value="27.3392448535044" calcext:value-type="float">
            <text:p>27.34</text:p>
          </table:table-cell>
          <table:table-cell table:formula="of:=2*[.O9]*[.Q9]*[.$B$3]/[.G9]" office:value-type="float" office:value="0.0101705496229048" calcext:value-type="float">
            <text:p>0.0102</text:p>
          </table:table-cell>
          <table:table-cell table:formula="of:=SQRT((2*[.$B$3]/[.G9])^2*([.O9]^2*[.R9]^2+[.Q9]^2*[.P9]^2))" office:value-type="float" office:value="0.000544818522038951" calcext:value-type="float">
            <text:p>0.0005</text:p>
          </table:table-cell>
          <table:table-cell table:formula="of:=[.L9]-[.S9]" office:value-type="float" office:value="202.989829450377" calcext:value-type="float">
            <text:p>202.99</text:p>
          </table:table-cell>
          <table:table-cell table:formula="of:=SQRT([.M9]^2+[.T9]^2)" office:value-type="float" office:value="14.2478068591916" calcext:value-type="float">
            <text:p>14.25</text:p>
          </table:table-cell>
          <table:table-cell table:number-columns-repeated="2"/>
          <table:table-cell table:formula="of:=[.O9]/[.G9]" office:value-type="float" office:value="24.6074253279985" calcext:value-type="float">
            <text:p>24.61</text:p>
          </table:table-cell>
          <table:table-cell table:formula="of:=[.P9]/[.G9]" office:value-type="float" office:value="1.03693665776888" calcext:value-type="float">
            <text:p>1.04</text:p>
          </table:table-cell>
          <table:table-cell table:formula="of:=[.Q9]/[.G9]" office:value-type="float" office:value="27.5541480869805" calcext:value-type="float">
            <text:p>27.55</text:p>
          </table:table-cell>
          <table:table-cell table:formula="of:=[.R9]/[.G9]" office:value-type="float" office:value="0.91130816178348" calcext:value-type="float">
            <text:p>0.91</text:p>
          </table:table-cell>
          <table:table-cell table:style-name="ce10" table:formula="of:=[.S9]/[.G9]" office:value-type="float" office:value="0.000339018320763492" calcext:value-type="float">
            <text:p>0.000339</text:p>
          </table:table-cell>
          <table:table-cell table:style-name="ce10" table:formula="of:=[.T9]/[.G9]" office:value-type="float" office:value="0.0000181606174012984" calcext:value-type="float">
            <text:p>0.000018</text:p>
          </table:table-cell>
          <table:table-cell table:formula="of:=[.U9]/[.G9]" office:value-type="float" office:value="6.7663276483459" calcext:value-type="float">
            <text:p>6.77</text:p>
          </table:table-cell>
          <table:table-cell table:formula="of:=[.V9]/[.G9]" office:value-type="float" office:value="0.474926895306387" calcext:value-type="float">
            <text:p>0.47</text:p>
          </table:table-cell>
          <table:table-cell/>
          <table:table-cell table:formula="of:=([.F9]-[.$AG$5])^2" office:value-type="float" office:value="16.6626246533903" calcext:value-type="float">
            <text:p>16.6626246534</text:p>
          </table:table-cell>
          <table:table-cell table:style-name="ce3" table:formula="of:=([.F9]-[.$AG$5])^3" office:value-type="float" office:value="68.0166310696153" calcext:value-type="float">
            <text:p>68.0166310696</text:p>
          </table:table-cell>
          <table:table-cell table:style-name="ce3" table:formula="of:=([.F9]-[.$AG$5])^4" office:value-type="float" office:value="277.643060339769" calcext:value-type="float">
            <text:p>277.6430603398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12"/>
          <table:table-cell table:number-columns-repeated="2"/>
          <table:table-cell office:value-type="string" calcext:value-type="string">
            <text:p>NORMAL</text:p>
          </table:table-cell>
          <table:table-cell/>
          <table:table-cell table:style-name="ce13" table:formula="of:=[.F9]" office:value-type="float" office:value="4" calcext:value-type="float">
            <text:p>4</text:p>
          </table:table-cell>
          <table:table-cell table:formula="of:=[.AE9]" office:value-type="float" office:value="6.7663276483459" calcext:value-type="float">
            <text:p>6.7663276483</text:p>
          </table:table-cell>
          <table:table-cell office:value-type="float" office:value="0" calcext:value-type="float">
            <text:p>0</text:p>
          </table:table-cell>
          <table:table-cell table:formula="of:=[.AF9]" office:value-type="float" office:value="0.474926895306387" calcext:value-type="float">
            <text:p>0.4749268953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Y9]" office:value-type="float" office:value="24.6074253279985" calcext:value-type="float">
            <text:p>24.607425328</text:p>
          </table:table-cell>
          <table:table-cell table:formula="of:=[.AT9]" office:value-type="float" office:value="0" calcext:value-type="float">
            <text:p>0</text:p>
          </table:table-cell>
          <table:table-cell table:formula="of:=[.Z9]" office:value-type="float" office:value="1.03693665776888" calcext:value-type="float">
            <text:p>1.0369366578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AA9]" office:value-type="float" office:value="27.5541480869805" calcext:value-type="float">
            <text:p>27.554148087</text:p>
          </table:table-cell>
          <table:table-cell table:formula="of:=[.AY9]" office:value-type="float" office:value="0" calcext:value-type="float">
            <text:p>0</text:p>
          </table:table-cell>
          <table:table-cell table:formula="of:=[.AB9]" office:value-type="float" office:value="0.91130816178348" calcext:value-type="float">
            <text:p>0.9113081618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7" table:formula="of:=SQRT([.H10])" office:value-type="float" office:value="33.0302891298275" calcext:value-type="float">
            <text:p>33.03</text:p>
          </table:table-cell>
          <table:table-cell office:value-type="float" office:value="1128" calcext:value-type="float">
            <text:p>1128</text:p>
          </table:table-cell>
          <table:table-cell table:style-name="ce7" table:formula="of:=SQRT([.J10])" office:value-type="float" office:value="33.5857112474933" calcext:value-type="float">
            <text:p>33.59</text:p>
          </table:table-cell>
          <table:table-cell office:value-type="float" office:value="168" calcext:value-type="float">
            <text:p>168</text:p>
          </table:table-cell>
          <table:table-cell table:style-name="ce7" table:formula="of:=SQRT([.L10])" office:value-type="float" office:value="12.9614813968157" calcext:value-type="float">
            <text:p>12.96</text:p>
          </table:table-cell>
          <table:table-cell/>
          <table:table-cell table:formula="of:=[.H10]*[.$B$4]" office:value-type="float" office:value="745.741695356844" calcext:value-type="float">
            <text:p>745.74</text:p>
          </table:table-cell>
          <table:table-cell table:formula="of:=SQRT([.I10]^2*[.$B$4]^2 + [.$C$4]^2*[.H10]^2)" office:value-type="float" office:value="31.3422256843346" calcext:value-type="float">
            <text:p>31.34</text:p>
          </table:table-cell>
          <table:table-cell table:formula="of:=[.J10]*[.$B$5]" office:value-type="float" office:value="830.304872006606" calcext:value-type="float">
            <text:p>830.30</text:p>
          </table:table-cell>
          <table:table-cell table:formula="of:=SQRT([.K10]^2*[.$B$5]^2+[.$C$5]^2*[.J10]^2)" office:value-type="float" office:value="27.4113780161974" calcext:value-type="float">
            <text:p>27.41</text:p>
          </table:table-cell>
          <table:table-cell table:formula="of:=2*[.O10]*[.Q10]*[.$B$3]/[.G10]" office:value-type="float" office:value="0.0103198827152209" calcext:value-type="float">
            <text:p>0.0103</text:p>
          </table:table-cell>
          <table:table-cell table:formula="of:=SQRT((2*[.$B$3]/[.G10])^2*([.O10]^2*[.R10]^2+[.Q10]^2*[.P10]^2))" office:value-type="float" office:value="0.000551537092323924" calcext:value-type="float">
            <text:p>0.0006</text:p>
          </table:table-cell>
          <table:table-cell table:formula="of:=[.L10]-[.S10]" office:value-type="float" office:value="167.989680117285" calcext:value-type="float">
            <text:p>167.99</text:p>
          </table:table-cell>
          <table:table-cell table:formula="of:=SQRT([.M10]^2+[.T10]^2)" office:value-type="float" office:value="12.9614814085502" calcext:value-type="float">
            <text:p>12.96</text:p>
          </table:table-cell>
          <table:table-cell table:number-columns-repeated="2"/>
          <table:table-cell table:formula="of:=[.O10]/[.G10]" office:value-type="float" office:value="24.8580565118948" calcext:value-type="float">
            <text:p>24.86</text:p>
          </table:table-cell>
          <table:table-cell table:formula="of:=[.P10]/[.G10]" office:value-type="float" office:value="1.04474085614449" calcext:value-type="float">
            <text:p>1.04</text:p>
          </table:table-cell>
          <table:table-cell table:formula="of:=[.Q10]/[.G10]" office:value-type="float" office:value="27.6768290668869" calcext:value-type="float">
            <text:p>27.68</text:p>
          </table:table-cell>
          <table:table-cell table:formula="of:=[.R10]/[.G10]" office:value-type="float" office:value="0.913712600539914" calcext:value-type="float">
            <text:p>0.91</text:p>
          </table:table-cell>
          <table:table-cell table:style-name="ce10" table:formula="of:=[.S10]/[.G10]" office:value-type="float" office:value="0.000343996090507363" calcext:value-type="float">
            <text:p>0.000344</text:p>
          </table:table-cell>
          <table:table-cell table:style-name="ce10" table:formula="of:=[.T10]/[.G10]" office:value-type="float" office:value="0.0000183845697441308" calcext:value-type="float">
            <text:p>0.000018</text:p>
          </table:table-cell>
          <table:table-cell table:formula="of:=[.U10]/[.G10]" office:value-type="float" office:value="5.59965600390949" calcext:value-type="float">
            <text:p>5.60</text:p>
          </table:table-cell>
          <table:table-cell table:formula="of:=[.V10]/[.G10]" office:value-type="float" office:value="0.432049380285007" calcext:value-type="float">
            <text:p>0.43</text:p>
          </table:table-cell>
          <table:table-cell/>
          <table:table-cell table:formula="of:=([.F10]-[.$AG$5])^2" office:value-type="float" office:value="25.826600315625" calcext:value-type="float">
            <text:p>25.8266003156</text:p>
          </table:table-cell>
          <table:table-cell table:style-name="ce3" table:formula="of:=([.F10]-[.$AG$5])^3" office:value-type="float" office:value="131.250468523138" calcext:value-type="float">
            <text:p>131.2504685231</text:p>
          </table:table-cell>
          <table:table-cell table:style-name="ce3" table:formula="of:=([.F10]-[.$AG$5])^4" office:value-type="float" office:value="667.013283863041" calcext:value-type="float">
            <text:p>667.013283863</text:p>
          </table:table-cell>
          <table:table-cell table:number-columns-repeated="7"/>
          <table:table-cell table:style-name="ce13" table:formula="of:=[.F10]" office:value-type="float" office:value="5" calcext:value-type="float">
            <text:p>5</text:p>
          </table:table-cell>
          <table:table-cell table:formula="of:=[.AE10]" office:value-type="float" office:value="5.59965600390949" calcext:value-type="float">
            <text:p>5.5996560039</text:p>
          </table:table-cell>
          <table:table-cell office:value-type="float" office:value="0" calcext:value-type="float">
            <text:p>0</text:p>
          </table:table-cell>
          <table:table-cell table:formula="of:=[.AF10]" office:value-type="float" office:value="0.432049380285007" calcext:value-type="float">
            <text:p>0.4320493803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Y10]" office:value-type="float" office:value="24.8580565118948" calcext:value-type="float">
            <text:p>24.8580565119</text:p>
          </table:table-cell>
          <table:table-cell table:formula="of:=[.AT10]" office:value-type="float" office:value="0" calcext:value-type="float">
            <text:p>0</text:p>
          </table:table-cell>
          <table:table-cell table:formula="of:=[.Z10]" office:value-type="float" office:value="1.04474085614449" calcext:value-type="float">
            <text:p>1.0447408561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AA10]" office:value-type="float" office:value="27.6768290668869" calcext:value-type="float">
            <text:p>27.6768290669</text:p>
          </table:table-cell>
          <table:table-cell table:formula="of:=[.AY10]" office:value-type="float" office:value="0" calcext:value-type="float">
            <text:p>0</text:p>
          </table:table-cell>
          <table:table-cell table:formula="of:=[.AB10]" office:value-type="float" office:value="0.913712600539914" calcext:value-type="float">
            <text:p>0.9137126005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7" table:formula="of:=SQRT([.H11])" office:value-type="float" office:value="33.4065861769801" calcext:value-type="float">
            <text:p>33.41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11])" office:value-type="float" office:value="33.3016516106934" calcext:value-type="float">
            <text:p>33.30</text:p>
          </table:table-cell>
          <table:table-cell office:value-type="float" office:value="155" calcext:value-type="float">
            <text:p>155</text:p>
          </table:table-cell>
          <table:table-cell table:style-name="ce7" table:formula="of:=SQRT([.L11])" office:value-type="float" office:value="12.4498995979887" calcext:value-type="float">
            <text:p>12.45</text:p>
          </table:table-cell>
          <table:table-cell/>
          <table:table-cell table:formula="of:=[.H11]*[.$B$4]" office:value-type="float" office:value="762.830185167954" calcext:value-type="float">
            <text:p>762.83</text:p>
          </table:table-cell>
          <table:table-cell table:formula="of:=SQRT([.I11]^2*[.$B$4]^2 + [.$C$4]^2*[.H11]^2)" office:value-type="float" office:value="31.873539863639" calcext:value-type="float">
            <text:p>31.87</text:p>
          </table:table-cell>
          <table:table-cell table:formula="of:=[.J11]*[.$B$5]" office:value-type="float" office:value="816.319240297275" calcext:value-type="float">
            <text:p>816.32</text:p>
          </table:table-cell>
          <table:table-cell table:formula="of:=SQRT([.K11]^2*[.$B$5]^2+[.$C$5]^2*[.J11]^2)" office:value-type="float" office:value="27.136792015345" calcext:value-type="float">
            <text:p>27.14</text:p>
          </table:table-cell>
          <table:table-cell table:formula="of:=2*[.O11]*[.Q11]*[.$B$3]/[.G11]" office:value-type="float" office:value="0.0103785492872022" calcext:value-type="float">
            <text:p>0.0104</text:p>
          </table:table-cell>
          <table:table-cell table:formula="of:=SQRT((2*[.$B$3]/[.G11])^2*([.O11]^2*[.R11]^2+[.Q11]^2*[.P11]^2))" office:value-type="float" office:value="0.00055415329654153" calcext:value-type="float">
            <text:p>0.0006</text:p>
          </table:table-cell>
          <table:table-cell table:formula="of:=[.L11]-[.S11]" office:value-type="float" office:value="154.989621450713" calcext:value-type="float">
            <text:p>154.99</text:p>
          </table:table-cell>
          <table:table-cell table:formula="of:=SQRT([.M11]^2+[.T11]^2)" office:value-type="float" office:value="12.4498996103216" calcext:value-type="float">
            <text:p>12.45</text:p>
          </table:table-cell>
          <table:table-cell table:number-columns-repeated="2"/>
          <table:table-cell table:formula="of:=[.O11]/[.G11]" office:value-type="float" office:value="25.4276728389318" calcext:value-type="float">
            <text:p>25.43</text:p>
          </table:table-cell>
          <table:table-cell table:formula="of:=[.P11]/[.G11]" office:value-type="float" office:value="1.06245132878797" calcext:value-type="float">
            <text:p>1.06</text:p>
          </table:table-cell>
          <table:table-cell table:formula="of:=[.Q11]/[.G11]" office:value-type="float" office:value="27.2106413432425" calcext:value-type="float">
            <text:p>27.21</text:p>
          </table:table-cell>
          <table:table-cell table:formula="of:=[.R11]/[.G11]" office:value-type="float" office:value="0.904559733844834" calcext:value-type="float">
            <text:p>0.90</text:p>
          </table:table-cell>
          <table:table-cell table:style-name="ce10" table:formula="of:=[.S11]/[.G11]" office:value-type="float" office:value="0.000345951642906741" calcext:value-type="float">
            <text:p>0.000346</text:p>
          </table:table-cell>
          <table:table-cell table:style-name="ce10" table:formula="of:=[.T11]/[.G11]" office:value-type="float" office:value="0.0000184717765513843" calcext:value-type="float">
            <text:p>0.000018</text:p>
          </table:table-cell>
          <table:table-cell table:formula="of:=[.U11]/[.G11]" office:value-type="float" office:value="5.16632071502376" calcext:value-type="float">
            <text:p>5.17</text:p>
          </table:table-cell>
          <table:table-cell table:formula="of:=[.V11]/[.G11]" office:value-type="float" office:value="0.414996653677387" calcext:value-type="float">
            <text:p>0.41</text:p>
          </table:table-cell>
          <table:table-cell/>
          <table:table-cell table:formula="of:=([.F11]-[.$AG$5])^2" office:value-type="float" office:value="36.9905759778597" calcext:value-type="float">
            <text:p>36.9905759779</text:p>
          </table:table-cell>
          <table:table-cell table:style-name="ce3" table:formula="of:=([.F11]-[.$AG$5])^3" office:value-type="float" office:value="224.976232963365" calcext:value-type="float">
            <text:p>224.9762329634</text:p>
          </table:table-cell>
          <table:table-cell table:style-name="ce3" table:formula="of:=([.F11]-[.$AG$5])^4" office:value-type="float" office:value="1368.30271117381" calcext:value-type="float">
            <text:p>1368.3027111738</text:p>
          </table:table-cell>
          <table:table-cell table:number-columns-repeated="7"/>
          <table:table-cell table:style-name="ce13" table:formula="of:=[.F11]" office:value-type="float" office:value="6" calcext:value-type="float">
            <text:p>6</text:p>
          </table:table-cell>
          <table:table-cell table:formula="of:=[.AE11]" office:value-type="float" office:value="5.16632071502376" calcext:value-type="float">
            <text:p>5.166320715</text:p>
          </table:table-cell>
          <table:table-cell office:value-type="float" office:value="0" calcext:value-type="float">
            <text:p>0</text:p>
          </table:table-cell>
          <table:table-cell table:formula="of:=[.AF11]" office:value-type="float" office:value="0.414996653677387" calcext:value-type="float">
            <text:p>0.4149966537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Y11]" office:value-type="float" office:value="25.4276728389318" calcext:value-type="float">
            <text:p>25.4276728389</text:p>
          </table:table-cell>
          <table:table-cell table:formula="of:=[.AT11]" office:value-type="float" office:value="0" calcext:value-type="float">
            <text:p>0</text:p>
          </table:table-cell>
          <table:table-cell table:formula="of:=[.Z11]" office:value-type="float" office:value="1.06245132878797" calcext:value-type="float">
            <text:p>1.0624513288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AA11]" office:value-type="float" office:value="27.2106413432425" calcext:value-type="float">
            <text:p>27.2106413432</text:p>
          </table:table-cell>
          <table:table-cell table:formula="of:=[.AY11]" office:value-type="float" office:value="0" calcext:value-type="float">
            <text:p>0</text:p>
          </table:table-cell>
          <table:table-cell table:formula="of:=[.AB11]" office:value-type="float" office:value="0.904559733844834" calcext:value-type="float">
            <text:p>0.90455973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7" table:formula="of:=SQRT([.H12])" office:value-type="float" office:value="33.6600653594137" calcext:value-type="float">
            <text:p>33.66</text:p>
          </table:table-cell>
          <table:table-cell office:value-type="float" office:value="1125" calcext:value-type="float">
            <text:p>1125</text:p>
          </table:table-cell>
          <table:table-cell table:style-name="ce7" table:formula="of:=SQRT([.J12])" office:value-type="float" office:value="33.5410196624968" calcext:value-type="float">
            <text:p>33.54</text:p>
          </table:table-cell>
          <table:table-cell office:value-type="float" office:value="114" calcext:value-type="float">
            <text:p>114</text:p>
          </table:table-cell>
          <table:table-cell table:style-name="ce7" table:formula="of:=SQRT([.L12])" office:value-type="float" office:value="10.6770782520313" calcext:value-type="float">
            <text:p>10.68</text:p>
          </table:table-cell>
          <table:table-cell/>
          <table:table-cell table:formula="of:=[.H12]*[.$B$4]" office:value-type="float" office:value="774.450358239509" calcext:value-type="float">
            <text:p>774.45</text:p>
          </table:table-cell>
          <table:table-cell table:formula="of:=SQRT([.I12]^2*[.$B$4]^2 + [.$C$4]^2*[.H12]^2)" office:value-type="float" office:value="32.2342284744275" calcext:value-type="float">
            <text:p>32.23</text:p>
          </table:table-cell>
          <table:table-cell table:formula="of:=[.J12]*[.$B$5]" office:value-type="float" office:value="828.096614368291" calcext:value-type="float">
            <text:p>828.10</text:p>
          </table:table-cell>
          <table:table-cell table:formula="of:=SQRT([.K12]^2*[.$B$5]^2+[.$C$5]^2*[.J12]^2)" office:value-type="float" office:value="27.3681088538466" calcext:value-type="float">
            <text:p>27.37</text:p>
          </table:table-cell>
          <table:table-cell table:formula="of:=2*[.O12]*[.Q12]*[.$B$3]/[.G12]" office:value-type="float" office:value="0.0106886619942408" calcext:value-type="float">
            <text:p>0.0107</text:p>
          </table:table-cell>
          <table:table-cell table:formula="of:=SQRT((2*[.$B$3]/[.G12])^2*([.O12]^2*[.R12]^2+[.Q12]^2*[.P12]^2))" office:value-type="float" office:value="0.000568076061299857" calcext:value-type="float">
            <text:p>0.0006</text:p>
          </table:table-cell>
          <table:table-cell table:formula="of:=[.L12]-[.S12]" office:value-type="float" office:value="113.989311338006" calcext:value-type="float">
            <text:p>113.99</text:p>
          </table:table-cell>
          <table:table-cell table:formula="of:=SQRT([.M12]^2+[.T12]^2)" office:value-type="float" office:value="10.6770782671436" calcext:value-type="float">
            <text:p>10.68</text:p>
          </table:table-cell>
          <table:table-cell table:number-columns-repeated="2"/>
          <table:table-cell table:formula="of:=[.O12]/[.G12]" office:value-type="float" office:value="25.815011941317" calcext:value-type="float">
            <text:p>25.82</text:p>
          </table:table-cell>
          <table:table-cell table:formula="of:=[.P12]/[.G12]" office:value-type="float" office:value="1.07447428248092" calcext:value-type="float">
            <text:p>1.07</text:p>
          </table:table-cell>
          <table:table-cell table:formula="of:=[.Q12]/[.G12]" office:value-type="float" office:value="27.603220478943" calcext:value-type="float">
            <text:p>27.60</text:p>
          </table:table-cell>
          <table:table-cell table:formula="of:=[.R12]/[.G12]" office:value-type="float" office:value="0.912270295128219" calcext:value-type="float">
            <text:p>0.91</text:p>
          </table:table-cell>
          <table:table-cell table:style-name="ce10" table:formula="of:=[.S12]/[.G12]" office:value-type="float" office:value="0.000356288733141359" calcext:value-type="float">
            <text:p>0.000356</text:p>
          </table:table-cell>
          <table:table-cell table:style-name="ce10" table:formula="of:=[.T12]/[.G12]" office:value-type="float" office:value="0.0000189358687099952" calcext:value-type="float">
            <text:p>0.000019</text:p>
          </table:table-cell>
          <table:table-cell table:formula="of:=[.U12]/[.G12]" office:value-type="float" office:value="3.79964371126686" calcext:value-type="float">
            <text:p>3.80</text:p>
          </table:table-cell>
          <table:table-cell table:formula="of:=[.V12]/[.G12]" office:value-type="float" office:value="0.355902608904787" calcext:value-type="float">
            <text:p>0.36</text:p>
          </table:table-cell>
          <table:table-cell/>
          <table:table-cell table:formula="of:=([.F12]-[.$AG$5])^2" office:value-type="float" office:value="50.1545516400945" calcext:value-type="float">
            <text:p>50.1545516401</text:p>
          </table:table-cell>
          <table:table-cell table:style-name="ce3" table:formula="of:=([.F12]-[.$AG$5])^3" office:value-type="float" office:value="355.193924390297" calcext:value-type="float">
            <text:p>355.1939243903</text:p>
          </table:table-cell>
          <table:table-cell table:style-name="ce3" table:formula="of:=([.F12]-[.$AG$5])^4" office:value-type="float" office:value="2515.4790502189" calcext:value-type="float">
            <text:p>2515.4790502189</text:p>
          </table:table-cell>
          <table:table-cell table:number-columns-repeated="7"/>
          <table:table-cell table:style-name="ce13" table:formula="of:=[.F12]" office:value-type="float" office:value="7" calcext:value-type="float">
            <text:p>7</text:p>
          </table:table-cell>
          <table:table-cell table:formula="of:=[.AE12]" office:value-type="float" office:value="3.79964371126686" calcext:value-type="float">
            <text:p>3.7996437113</text:p>
          </table:table-cell>
          <table:table-cell office:value-type="float" office:value="0" calcext:value-type="float">
            <text:p>0</text:p>
          </table:table-cell>
          <table:table-cell table:formula="of:=[.AF12]" office:value-type="float" office:value="0.355902608904787" calcext:value-type="float">
            <text:p>0.3559026089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Y12]" office:value-type="float" office:value="25.815011941317" calcext:value-type="float">
            <text:p>25.8150119413</text:p>
          </table:table-cell>
          <table:table-cell table:formula="of:=[.AT12]" office:value-type="float" office:value="0" calcext:value-type="float">
            <text:p>0</text:p>
          </table:table-cell>
          <table:table-cell table:formula="of:=[.Z12]" office:value-type="float" office:value="1.07447428248092" calcext:value-type="float">
            <text:p>1.0744742825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AA12]" office:value-type="float" office:value="27.603220478943" calcext:value-type="float">
            <text:p>27.6032204789</text:p>
          </table:table-cell>
          <table:table-cell table:formula="of:=[.AY12]" office:value-type="float" office:value="0" calcext:value-type="float">
            <text:p>0</text:p>
          </table:table-cell>
          <table:table-cell table:formula="of:=[.AB12]" office:value-type="float" office:value="0.912270295128219" calcext:value-type="float">
            <text:p>0.912270295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7" table:formula="of:=SQRT([.H13])" office:value-type="float" office:value="33.4962684488884" calcext:value-type="float">
            <text:p>33.5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J13])" office:value-type="float" office:value="33.555923471125" calcext:value-type="float">
            <text:p>33.56</text:p>
          </table:table-cell>
          <table:table-cell office:value-type="float" office:value="75" calcext:value-type="float">
            <text:p>75</text:p>
          </table:table-cell>
          <table:table-cell table:style-name="ce7" table:formula="of:=SQRT([.L13])" office:value-type="float" office:value="8.66025403784439" calcext:value-type="float">
            <text:p>8.66</text:p>
          </table:table-cell>
          <table:table-cell/>
          <table:table-cell table:formula="of:=[.H13]*[.$B$4]" office:value-type="float" office:value="766.93142272262" calcext:value-type="float">
            <text:p>766.93</text:p>
          </table:table-cell>
          <table:table-cell table:formula="of:=SQRT([.I13]^2*[.$B$4]^2 + [.$C$4]^2*[.H13]^2)" office:value-type="float" office:value="32.0008965031985" calcext:value-type="float">
            <text:p>32.00</text:p>
          </table:table-cell>
          <table:table-cell table:formula="of:=[.J13]*[.$B$5]" office:value-type="float" office:value="828.832700247729" calcext:value-type="float">
            <text:p>828.83</text:p>
          </table:table-cell>
          <table:table-cell table:formula="of:=SQRT([.K13]^2*[.$B$5]^2+[.$C$5]^2*[.J13]^2)" office:value-type="float" office:value="27.3825354807293" calcext:value-type="float">
            <text:p>27.38</text:p>
          </table:table-cell>
          <table:table-cell table:formula="of:=2*[.O13]*[.Q13]*[.$B$3]/[.G13]" office:value-type="float" office:value="0.010594297366667" calcext:value-type="float">
            <text:p>0.0106</text:p>
          </table:table-cell>
          <table:table-cell table:formula="of:=SQRT((2*[.$B$3]/[.G13])^2*([.O13]^2*[.R13]^2+[.Q13]^2*[.P13]^2))" office:value-type="float" office:value="0.000563844028429434" calcext:value-type="float">
            <text:p>0.0006</text:p>
          </table:table-cell>
          <table:table-cell table:formula="of:=[.L13]-[.S13]" office:value-type="float" office:value="74.9894057026333" calcext:value-type="float">
            <text:p>74.99</text:p>
          </table:table-cell>
          <table:table-cell table:formula="of:=SQRT([.M13]^2+[.T13]^2)" office:value-type="float" office:value="8.66025405619951" calcext:value-type="float">
            <text:p>8.66</text:p>
          </table:table-cell>
          <table:table-cell table:number-columns-repeated="2"/>
          <table:table-cell table:formula="of:=[.O13]/[.G13]" office:value-type="float" office:value="25.5643807574207" calcext:value-type="float">
            <text:p>25.56</text:p>
          </table:table-cell>
          <table:table-cell table:formula="of:=[.P13]/[.G13]" office:value-type="float" office:value="1.06669655010662" calcext:value-type="float">
            <text:p>1.07</text:p>
          </table:table-cell>
          <table:table-cell table:formula="of:=[.Q13]/[.G13]" office:value-type="float" office:value="27.6277566749243" calcext:value-type="float">
            <text:p>27.63</text:p>
          </table:table-cell>
          <table:table-cell table:formula="of:=[.R13]/[.G13]" office:value-type="float" office:value="0.912751182690975" calcext:value-type="float">
            <text:p>0.91</text:p>
          </table:table-cell>
          <table:table-cell table:style-name="ce10" table:formula="of:=[.S13]/[.G13]" office:value-type="float" office:value="0.000353143245555568" calcext:value-type="float">
            <text:p>0.000353</text:p>
          </table:table-cell>
          <table:table-cell table:style-name="ce10" table:formula="of:=[.T13]/[.G13]" office:value-type="float" office:value="0.0000187948009476478" calcext:value-type="float">
            <text:p>0.000019</text:p>
          </table:table-cell>
          <table:table-cell table:formula="of:=[.U13]/[.G13]" office:value-type="float" office:value="2.49964685675444" calcext:value-type="float">
            <text:p>2.50</text:p>
          </table:table-cell>
          <table:table-cell table:formula="of:=[.V13]/[.G13]" office:value-type="float" office:value="0.28867513520665" calcext:value-type="float">
            <text:p>0.29</text:p>
          </table:table-cell>
          <table:table-cell/>
          <table:table-cell table:formula="of:=([.F13]-[.$AG$5])^2" office:value-type="float" office:value="65.3185273023292" calcext:value-type="float">
            <text:p>65.3185273023</text:p>
          </table:table-cell>
          <table:table-cell table:style-name="ce3" table:formula="of:=([.F13]-[.$AG$5])^3" office:value-type="float" office:value="527.903542803932" calcext:value-type="float">
            <text:p>527.9035428039</text:p>
          </table:table-cell>
          <table:table-cell table:style-name="ce3" table:formula="of:=([.F13]-[.$AG$5])^4" office:value-type="float" office:value="4266.51000894513" calcext:value-type="float">
            <text:p>4266.5100089451</text:p>
          </table:table-cell>
          <table:table-cell table:number-columns-repeated="7"/>
          <table:table-cell table:style-name="ce13" table:formula="of:=[.F13]" office:value-type="float" office:value="8" calcext:value-type="float">
            <text:p>8</text:p>
          </table:table-cell>
          <table:table-cell table:formula="of:=[.AE13]" office:value-type="float" office:value="2.49964685675444" calcext:value-type="float">
            <text:p>2.4996468568</text:p>
          </table:table-cell>
          <table:table-cell office:value-type="float" office:value="0" calcext:value-type="float">
            <text:p>0</text:p>
          </table:table-cell>
          <table:table-cell table:formula="of:=[.AF13]" office:value-type="float" office:value="0.28867513520665" calcext:value-type="float">
            <text:p>0.2886751352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Y13]" office:value-type="float" office:value="25.5643807574207" calcext:value-type="float">
            <text:p>25.5643807574</text:p>
          </table:table-cell>
          <table:table-cell table:formula="of:=[.AT13]" office:value-type="float" office:value="0" calcext:value-type="float">
            <text:p>0</text:p>
          </table:table-cell>
          <table:table-cell table:formula="of:=[.Z13]" office:value-type="float" office:value="1.06669655010662" calcext:value-type="float">
            <text:p>1.0666965501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AA13]" office:value-type="float" office:value="27.6277566749243" calcext:value-type="float">
            <text:p>27.6277566749</text:p>
          </table:table-cell>
          <table:table-cell table:formula="of:=[.AY13]" office:value-type="float" office:value="0" calcext:value-type="float">
            <text:p>0</text:p>
          </table:table-cell>
          <table:table-cell table:formula="of:=[.AB13]" office:value-type="float" office:value="0.912751182690975" calcext:value-type="float">
            <text:p>0.91275118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 ESTIVER MAL MUDA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7" table:formula="of:=SQRT([.H14])" office:value-type="float" office:value="32.78719262151" calcext:value-type="float">
            <text:p>32.79</text:p>
          </table:table-cell>
          <table:table-cell office:value-type="float" office:value="1145" calcext:value-type="float">
            <text:p>1145</text:p>
          </table:table-cell>
          <table:table-cell table:style-name="ce7" table:formula="of:=SQRT([.J14])" office:value-type="float" office:value="33.8378486313773" calcext:value-type="float">
            <text:p>33.84</text:p>
          </table:table-cell>
          <table:table-cell office:value-type="float" office:value="49" calcext:value-type="float">
            <text:p>49</text:p>
          </table:table-cell>
          <table:table-cell table:style-name="ce7" table:formula="of:=SQRT([.L14])" office:value-type="float" office:value="7" calcext:value-type="float">
            <text:p>7.00</text:p>
          </table:table-cell>
          <table:table-cell/>
          <table:table-cell table:formula="of:=[.H14]*[.$B$4]" office:value-type="float" office:value="734.805061877733" calcext:value-type="float">
            <text:p>734.81</text:p>
          </table:table-cell>
          <table:table-cell table:formula="of:=SQRT([.I14]^2*[.$B$4]^2 + [.$C$4]^2*[.H14]^2)" office:value-type="float" office:value="31.0016066247228" calcext:value-type="float">
            <text:p>31.00</text:p>
          </table:table-cell>
          <table:table-cell table:formula="of:=[.J14]*[.$B$5]" office:value-type="float" office:value="842.81833195706" calcext:value-type="float">
            <text:p>842.82</text:p>
          </table:table-cell>
          <table:table-cell table:formula="of:=SQRT([.K14]^2*[.$B$5]^2+[.$C$5]^2*[.J14]^2)" office:value-type="float" office:value="27.655968577626" calcext:value-type="float">
            <text:p>27.66</text:p>
          </table:table-cell>
          <table:table-cell table:formula="of:=2*[.O14]*[.Q14]*[.$B$3]/[.G14]" office:value-type="float" office:value="0.0103217862760899" calcext:value-type="float">
            <text:p>0.0103</text:p>
          </table:table-cell>
          <table:table-cell table:formula="of:=SQRT((2*[.$B$3]/[.G14])^2*([.O14]^2*[.R14]^2+[.Q14]^2*[.P14]^2))" office:value-type="float" office:value="0.000551685166297658" calcext:value-type="float">
            <text:p>0.0006</text:p>
          </table:table-cell>
          <table:table-cell table:formula="of:=[.L14]-[.S14]" office:value-type="float" office:value="48.9896782137239" calcext:value-type="float">
            <text:p>48.99</text:p>
          </table:table-cell>
          <table:table-cell table:formula="of:=SQRT([.M14]^2+[.T14]^2)" office:value-type="float" office:value="7.00000002173975" calcext:value-type="float">
            <text:p>7.00</text:p>
          </table:table-cell>
          <table:table-cell table:number-columns-repeated="2"/>
          <table:table-cell table:formula="of:=[.O14]/[.G14]" office:value-type="float" office:value="24.4935020625911" calcext:value-type="float">
            <text:p>24.49</text:p>
          </table:table-cell>
          <table:table-cell table:formula="of:=[.P14]/[.G14]" office:value-type="float" office:value="1.03338688749076" calcext:value-type="float">
            <text:p>1.03</text:p>
          </table:table-cell>
          <table:table-cell table:formula="of:=[.Q14]/[.G14]" office:value-type="float" office:value="28.0939443985687" calcext:value-type="float">
            <text:p>28.09</text:p>
          </table:table-cell>
          <table:table-cell table:formula="of:=[.R14]/[.G14]" office:value-type="float" office:value="0.921865619254199" calcext:value-type="float">
            <text:p>0.92</text:p>
          </table:table-cell>
          <table:table-cell table:style-name="ce10" table:formula="of:=[.S14]/[.G14]" office:value-type="float" office:value="0.000344059542536331" calcext:value-type="float">
            <text:p>0.000344</text:p>
          </table:table-cell>
          <table:table-cell table:style-name="ce10" table:formula="of:=[.T14]/[.G14]" office:value-type="float" office:value="0.0000183895055432553" calcext:value-type="float">
            <text:p>0.000018</text:p>
          </table:table-cell>
          <table:table-cell table:formula="of:=[.U14]/[.G14]" office:value-type="float" office:value="1.6329892737908" calcext:value-type="float">
            <text:p>1.63</text:p>
          </table:table-cell>
          <table:table-cell table:formula="of:=[.V14]/[.G14]" office:value-type="float" office:value="0.233333334057992" calcext:value-type="float">
            <text:p>0.23</text:p>
          </table:table-cell>
          <table:table-cell/>
          <table:table-cell table:formula="of:=([.F14]-[.$AG$5])^2" office:value-type="float" office:value="82.4825029645639" calcext:value-type="float">
            <text:p>82.4825029646</text:p>
          </table:table-cell>
          <table:table-cell table:style-name="ce3" table:formula="of:=([.F14]-[.$AG$5])^3" office:value-type="float" office:value="749.105088204272" calcext:value-type="float">
            <text:p>749.1050882043</text:p>
          </table:table-cell>
          <table:table-cell table:style-name="ce3" table:formula="of:=([.F14]-[.$AG$5])^4" office:value-type="float" office:value="6803.3632952993" calcext:value-type="float">
            <text:p>6803.3632952993</text:p>
          </table:table-cell>
          <table:table-cell table:number-columns-repeated="7"/>
          <table:table-cell table:style-name="ce13" table:formula="of:=[.F14]" office:value-type="float" office:value="9" calcext:value-type="float">
            <text:p>9</text:p>
          </table:table-cell>
          <table:table-cell table:formula="of:=[.AE14]" office:value-type="float" office:value="1.6329892737908" calcext:value-type="float">
            <text:p>1.6329892738</text:p>
          </table:table-cell>
          <table:table-cell office:value-type="float" office:value="0" calcext:value-type="float">
            <text:p>0</text:p>
          </table:table-cell>
          <table:table-cell table:formula="of:=[.AF14]" office:value-type="float" office:value="0.233333334057992" calcext:value-type="float">
            <text:p>0.2333333341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Y14]" office:value-type="float" office:value="24.4935020625911" calcext:value-type="float">
            <text:p>24.4935020626</text:p>
          </table:table-cell>
          <table:table-cell table:formula="of:=[.AT14]" office:value-type="float" office:value="0" calcext:value-type="float">
            <text:p>0</text:p>
          </table:table-cell>
          <table:table-cell table:formula="of:=[.Z14]" office:value-type="float" office:value="1.03338688749076" calcext:value-type="float">
            <text:p>1.0333868875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AA14]" office:value-type="float" office:value="28.0939443985687" calcext:value-type="float">
            <text:p>28.0939443986</text:p>
          </table:table-cell>
          <table:table-cell table:formula="of:=[.AY14]" office:value-type="float" office:value="0" calcext:value-type="float">
            <text:p>0</text:p>
          </table:table-cell>
          <table:table-cell table:formula="of:=[.AB14]" office:value-type="float" office:value="0.921865619254199" calcext:value-type="float">
            <text:p>0.92186561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S EFICIENCIAS TB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7" table:formula="of:=SQRT([.H15])" office:value-type="float" office:value="33.0907842155486" calcext:value-type="float">
            <text:p>33.09</text:p>
          </table:table-cell>
          <table:table-cell office:value-type="float" office:value="1072" calcext:value-type="float">
            <text:p>1072</text:p>
          </table:table-cell>
          <table:table-cell table:style-name="ce7" table:formula="of:=SQRT([.J15])" office:value-type="float" office:value="32.7414110874898" calcext:value-type="float">
            <text:p>32.74</text:p>
          </table:table-cell>
          <table:table-cell office:value-type="float" office:value="39" calcext:value-type="float">
            <text:p>39</text:p>
          </table:table-cell>
          <table:table-cell table:style-name="ce7" table:formula="of:=SQRT([.L15])" office:value-type="float" office:value="6.2449979983984" calcext:value-type="float">
            <text:p>6.24</text:p>
          </table:table-cell>
          <table:table-cell/>
          <table:table-cell table:formula="of:=[.H15]*[.$B$4]" office:value-type="float" office:value="748.475853726621" calcext:value-type="float">
            <text:p>748.48</text:p>
          </table:table-cell>
          <table:table-cell table:formula="of:=SQRT([.I15]^2*[.$B$4]^2 + [.$C$4]^2*[.H15]^2)" office:value-type="float" office:value="31.4273089615301" calcext:value-type="float">
            <text:p>31.43</text:p>
          </table:table-cell>
          <table:table-cell table:formula="of:=[.J15]*[.$B$5]" office:value-type="float" office:value="789.084062758051" calcext:value-type="float">
            <text:p>789.08</text:p>
          </table:table-cell>
          <table:table-cell table:formula="of:=SQRT([.K15]^2*[.$B$5]^2+[.$C$5]^2*[.J15]^2)" office:value-type="float" office:value="26.598229221149" calcext:value-type="float">
            <text:p>26.60</text:p>
          </table:table-cell>
          <table:table-cell table:formula="of:=2*[.O15]*[.Q15]*[.$B$3]/[.G15]" office:value-type="float" office:value="0.00984350612558172" calcext:value-type="float">
            <text:p>0.0098</text:p>
          </table:table-cell>
          <table:table-cell table:formula="of:=SQRT((2*[.$B$3]/[.G15])^2*([.O15]^2*[.R15]^2+[.Q15]^2*[.P15]^2))" office:value-type="float" office:value="0.000530019300090155" calcext:value-type="float">
            <text:p>0.0005</text:p>
          </table:table-cell>
          <table:table-cell table:formula="of:=[.L15]-[.S15]" office:value-type="float" office:value="38.9901564938744" calcext:value-type="float">
            <text:p>38.99</text:p>
          </table:table-cell>
          <table:table-cell table:formula="of:=SQRT([.M15]^2+[.T15]^2)" office:value-type="float" office:value="6.24499802089004" calcext:value-type="float">
            <text:p>6.24</text:p>
          </table:table-cell>
          <table:table-cell table:number-columns-repeated="2"/>
          <table:table-cell table:formula="of:=[.O15]/[.G15]" office:value-type="float" office:value="24.9491951242207" calcext:value-type="float">
            <text:p>24.95</text:p>
          </table:table-cell>
          <table:table-cell table:formula="of:=[.P15]/[.G15]" office:value-type="float" office:value="1.04757696538434" calcext:value-type="float">
            <text:p>1.05</text:p>
          </table:table-cell>
          <table:table-cell table:formula="of:=[.Q15]/[.G15]" office:value-type="float" office:value="26.302802091935" calcext:value-type="float">
            <text:p>26.30</text:p>
          </table:table-cell>
          <table:table-cell table:formula="of:=[.R15]/[.G15]" office:value-type="float" office:value="0.886607640704965" calcext:value-type="float">
            <text:p>0.89</text:p>
          </table:table-cell>
          <table:table-cell table:style-name="ce10" table:formula="of:=[.S15]/[.G15]" office:value-type="float" office:value="0.000328116870852724" calcext:value-type="float">
            <text:p>0.000328</text:p>
          </table:table-cell>
          <table:table-cell table:style-name="ce10" table:formula="of:=[.T15]/[.G15]" office:value-type="float" office:value="0.0000176673100030052" calcext:value-type="float">
            <text:p>0.000018</text:p>
          </table:table-cell>
          <table:table-cell table:formula="of:=[.U15]/[.G15]" office:value-type="float" office:value="1.29967188312915" calcext:value-type="float">
            <text:p>1.30</text:p>
          </table:table-cell>
          <table:table-cell table:formula="of:=[.V15]/[.G15]" office:value-type="float" office:value="0.208166600696334" calcext:value-type="float">
            <text:p>0.21</text:p>
          </table:table-cell>
          <table:table-cell/>
          <table:table-cell table:formula="of:=([.F15]-[.$AG$5])^2" office:value-type="float" office:value="101.646478626799" calcext:value-type="float">
            <text:p>101.6464786268</text:p>
          </table:table-cell>
          <table:table-cell table:style-name="ce3" table:formula="of:=([.F15]-[.$AG$5])^3" office:value-type="float" office:value="1024.79856059132" calcext:value-type="float">
            <text:p>1024.7985605913</text:p>
          </table:table-cell>
          <table:table-cell table:style-name="ce3" table:formula="of:=([.F15]-[.$AG$5])^4" office:value-type="float" office:value="10332.0066172282" calcext:value-type="float">
            <text:p>10332.0066172282</text:p>
          </table:table-cell>
          <table:table-cell table:number-columns-repeated="7"/>
          <table:table-cell table:style-name="ce13" table:formula="of:=[.F15]" office:value-type="float" office:value="10" calcext:value-type="float">
            <text:p>10</text:p>
          </table:table-cell>
          <table:table-cell table:formula="of:=[.AE15]" office:value-type="float" office:value="1.29967188312915" calcext:value-type="float">
            <text:p>1.2996718831</text:p>
          </table:table-cell>
          <table:table-cell office:value-type="float" office:value="0" calcext:value-type="float">
            <text:p>0</text:p>
          </table:table-cell>
          <table:table-cell table:formula="of:=[.AF15]" office:value-type="float" office:value="0.208166600696334" calcext:value-type="float">
            <text:p>0.2081666007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Y15]" office:value-type="float" office:value="24.9491951242207" calcext:value-type="float">
            <text:p>24.9491951242</text:p>
          </table:table-cell>
          <table:table-cell table:formula="of:=[.AT15]" office:value-type="float" office:value="0" calcext:value-type="float">
            <text:p>0</text:p>
          </table:table-cell>
          <table:table-cell table:formula="of:=[.Z15]" office:value-type="float" office:value="1.04757696538434" calcext:value-type="float">
            <text:p>1.0475769654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AA15]" office:value-type="float" office:value="26.302802091935" calcext:value-type="float">
            <text:p>26.3028020919</text:p>
          </table:table-cell>
          <table:table-cell table:formula="of:=[.AY15]" office:value-type="float" office:value="0" calcext:value-type="float">
            <text:p>0</text:p>
          </table:table-cell>
          <table:table-cell table:formula="of:=[.AB15]" office:value-type="float" office:value="0.886607640704965" calcext:value-type="float">
            <text:p>0.8866076407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6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6])" office:value-type="float" office:value="85.5394645762995" calcext:value-type="float">
            <text:p>85.54</text:p>
          </table:table-cell>
          <table:table-cell office:value-type="float" office:value="28" calcext:value-type="float">
            <text:p>28</text:p>
          </table:table-cell>
          <table:table-cell table:style-name="ce7" table:formula="of:=SQRT([.L16])" office:value-type="float" office:value="5.29150262212918" calcext:value-type="float">
            <text:p>5.29</text:p>
          </table:table-cell>
          <table:table-cell/>
          <table:table-cell table:formula="of:=[.H16]*[.$B$4]" office:value-type="float" office:value="5024.69954405881" calcext:value-type="float">
            <text:p>5024.70</text:p>
          </table:table-cell>
          <table:table-cell table:formula="of:=SQRT([.I16]^2*[.$B$4]^2 + [.$C$4]^2*[.H16]^2)" office:value-type="float" office:value="157.764383535923" calcext:value-type="float">
            <text:p>157.76</text:p>
          </table:table-cell>
          <table:table-cell table:formula="of:=[.J16]*[.$B$5]" office:value-type="float" office:value="5385.94037985136" calcext:value-type="float">
            <text:p>5385.94</text:p>
          </table:table-cell>
          <table:table-cell table:formula="of:=SQRT([.K16]^2*[.$B$5]^2+[.$C$5]^2*[.J16]^2)" office:value-type="float" office:value="99.3181120684096" calcext:value-type="float">
            <text:p>99.32</text:p>
          </table:table-cell>
          <table:table-cell table:formula="of:=2*[.O16]*[.Q16]*[.$B$3]/[.G16]" office:value-type="float" office:value="0.0676568304274177" calcext:value-type="float">
            <text:p>0.0677</text:p>
          </table:table-cell>
          <table:table-cell table:formula="of:=SQRT((2*[.$B$3]/[.G16])^2*([.O16]^2*[.R16]^2+[.Q16]^2*[.P16]^2))" office:value-type="float" office:value="0.00246354791127421" calcext:value-type="float">
            <text:p>0.0025</text:p>
          </table:table-cell>
          <table:table-cell table:formula="of:=[.L16]-[.S16]" office:value-type="float" office:value="27.9323431695726" calcext:value-type="float">
            <text:p>27.93</text:p>
          </table:table-cell>
          <table:table-cell table:formula="of:=SQRT([.M16]^2+[.T16]^2)" office:value-type="float" office:value="5.2915031956022" calcext:value-type="float">
            <text:p>5.29</text:p>
          </table:table-cell>
          <table:table-cell table:number-columns-repeated="2"/>
          <table:table-cell table:formula="of:=[.O16]/[.G16]" office:value-type="float" office:value="25.123497720294" calcext:value-type="float">
            <text:p>25.12</text:p>
          </table:table-cell>
          <table:table-cell table:formula="of:=[.P16]/[.G16]" office:value-type="float" office:value="0.788821917679613" calcext:value-type="float">
            <text:p>0.79</text:p>
          </table:table-cell>
          <table:table-cell table:formula="of:=[.Q16]/[.G16]" office:value-type="float" office:value="26.9297018992568" calcext:value-type="float">
            <text:p>26.93</text:p>
          </table:table-cell>
          <table:table-cell table:formula="of:=[.R16]/[.G16]" office:value-type="float" office:value="0.496590560342048" calcext:value-type="float">
            <text:p>0.50</text:p>
          </table:table-cell>
          <table:table-cell table:style-name="ce10" table:formula="of:=[.S16]/[.G16]" office:value-type="float" office:value="0.000338284152137088" calcext:value-type="float">
            <text:p>0.000338</text:p>
          </table:table-cell>
          <table:table-cell table:style-name="ce10" table:formula="of:=[.T16]/[.G16]" office:value-type="float" office:value="0.000012317739556371" calcext:value-type="float">
            <text:p>0.000012</text:p>
          </table:table-cell>
          <table:table-cell table:formula="of:=[.U16]/[.G16]" office:value-type="float" office:value="0.139661715847863" calcext:value-type="float">
            <text:p>0.14</text:p>
          </table:table-cell>
          <table:table-cell table:formula="of:=[.V16]/[.G16]" office:value-type="float" office:value="0.026457515978011" calcext:value-type="float">
            <text:p>0.03</text:p>
          </table:table-cell>
          <table:table-cell/>
          <table:table-cell table:formula="of:=([.F16]-[.$AG$5])^2" office:value-type="float" office:value="145.974429951268" calcext:value-type="float">
            <text:p>145.9744299513</text:p>
          </table:table-cell>
          <table:table-cell table:style-name="ce3" table:formula="of:=([.F16]-[.$AG$5])^3" office:value-type="float" office:value="1763.66128632552" calcext:value-type="float">
            <text:p>1763.6612863255</text:p>
          </table:table-cell>
          <table:table-cell table:style-name="ce3" table:formula="of:=([.F16]-[.$AG$5])^4" office:value-type="float" office:value="21308.5341995977" calcext:value-type="float">
            <text:p>21308.5341995977</text:p>
          </table:table-cell>
          <table:table-cell table:number-columns-repeated="7"/>
          <table:table-cell table:style-name="ce13" table:formula="of:=[.F16]" office:value-type="float" office:value="12" calcext:value-type="float">
            <text:p>12</text:p>
          </table:table-cell>
          <table:table-cell table:formula="of:=[.AE16]" office:value-type="float" office:value="0.139661715847863" calcext:value-type="float">
            <text:p>0.1396617158</text:p>
          </table:table-cell>
          <table:table-cell office:value-type="float" office:value="0" calcext:value-type="float">
            <text:p>0</text:p>
          </table:table-cell>
          <table:table-cell table:formula="of:=[.AF16]" office:value-type="float" office:value="0.026457515978011" calcext:value-type="float">
            <text:p>0.026457516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Y16]" office:value-type="float" office:value="25.123497720294" calcext:value-type="float">
            <text:p>25.1234977203</text:p>
          </table:table-cell>
          <table:table-cell table:formula="of:=[.AT16]" office:value-type="float" office:value="0" calcext:value-type="float">
            <text:p>0</text:p>
          </table:table-cell>
          <table:table-cell table:formula="of:=[.Z16]" office:value-type="float" office:value="0.788821917679613" calcext:value-type="float">
            <text:p>0.7888219177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AA16]" office:value-type="float" office:value="26.9297018992568" calcext:value-type="float">
            <text:p>26.9297018993</text:p>
          </table:table-cell>
          <table:table-cell table:formula="of:=[.AY16]" office:value-type="float" office:value="0" calcext:value-type="float">
            <text:p>0</text:p>
          </table:table-cell>
          <table:table-cell table:formula="of:=[.AB16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7" table:formula="of:=SQRT([.H17])" office:value-type="float" office:value="85.3053339481184" calcext:value-type="float">
            <text:p>85.31</text:p>
          </table:table-cell>
          <table:table-cell office:value-type="float" office:value="7336" calcext:value-type="float">
            <text:p>7336</text:p>
          </table:table-cell>
          <table:table-cell table:style-name="ce7" table:formula="of:=SQRT([.J17])" office:value-type="float" office:value="85.6504524214554" calcext:value-type="float">
            <text:p>85.65</text:p>
          </table:table-cell>
          <table:table-cell office:value-type="float" office:value="14" calcext:value-type="float">
            <text:p>14</text:p>
          </table:table-cell>
          <table:table-cell table:style-name="ce7" table:formula="of:=SQRT([.L17])" office:value-type="float" office:value="3.74165738677394" calcext:value-type="float">
            <text:p>3.74</text:p>
          </table:table-cell>
          <table:table-cell/>
          <table:table-cell table:formula="of:=[.H17]*[.$B$4]" office:value-type="float" office:value="4974.11761421792" calcext:value-type="float">
            <text:p>4974.12</text:p>
          </table:table-cell>
          <table:table-cell table:formula="of:=SQRT([.I17]^2*[.$B$4]^2 + [.$C$4]^2*[.H17]^2)" office:value-type="float" office:value="156.285762269138" calcext:value-type="float">
            <text:p>156.29</text:p>
          </table:table-cell>
          <table:table-cell table:formula="of:=[.J17]*[.$B$5]" office:value-type="float" office:value="5399.92601156069" calcext:value-type="float">
            <text:p>5399.93</text:p>
          </table:table-cell>
          <table:table-cell table:formula="of:=SQRT([.K17]^2*[.$B$5]^2+[.$C$5]^2*[.J17]^2)" office:value-type="float" office:value="99.5241706553188" calcext:value-type="float">
            <text:p>99.52</text:p>
          </table:table-cell>
          <table:table-cell table:formula="of:=2*[.O17]*[.Q17]*[.$B$3]/[.G17]" office:value-type="float" office:value="0.067149667723944" calcext:value-type="float">
            <text:p>0.0671</text:p>
          </table:table-cell>
          <table:table-cell table:formula="of:=SQRT((2*[.$B$3]/[.G17])^2*([.O17]^2*[.R17]^2+[.Q17]^2*[.P17]^2))" office:value-type="float" office:value="0.00244602988153272" calcext:value-type="float">
            <text:p>0.0024</text:p>
          </table:table-cell>
          <table:table-cell table:formula="of:=[.L17]-[.S17]" office:value-type="float" office:value="13.9328503322761" calcext:value-type="float">
            <text:p>13.93</text:p>
          </table:table-cell>
          <table:table-cell table:formula="of:=SQRT([.M17]^2+[.T17]^2)" office:value-type="float" office:value="3.74165818629417" calcext:value-type="float">
            <text:p>3.74</text:p>
          </table:table-cell>
          <table:table-cell table:number-columns-repeated="2"/>
          <table:table-cell table:formula="of:=[.O17]/[.G17]" office:value-type="float" office:value="24.8705880710896" calcext:value-type="float">
            <text:p>24.87</text:p>
          </table:table-cell>
          <table:table-cell table:formula="of:=[.P17]/[.G17]" office:value-type="float" office:value="0.781428811345689" calcext:value-type="float">
            <text:p>0.78</text:p>
          </table:table-cell>
          <table:table-cell table:formula="of:=[.Q17]/[.G17]" office:value-type="float" office:value="26.9996300578035" calcext:value-type="float">
            <text:p>27.00</text:p>
          </table:table-cell>
          <table:table-cell table:formula="of:=[.R17]/[.G17]" office:value-type="float" office:value="0.497620853276594" calcext:value-type="float">
            <text:p>0.50</text:p>
          </table:table-cell>
          <table:table-cell table:style-name="ce10" table:formula="of:=[.S17]/[.G17]" office:value-type="float" office:value="0.00033574833861972" calcext:value-type="float">
            <text:p>0.000336</text:p>
          </table:table-cell>
          <table:table-cell table:style-name="ce10" table:formula="of:=[.T17]/[.G17]" office:value-type="float" office:value="0.0000122301494076636" calcext:value-type="float">
            <text:p>0.000012</text:p>
          </table:table-cell>
          <table:table-cell table:formula="of:=[.U17]/[.G17]" office:value-type="float" office:value="0.0696642516613803" calcext:value-type="float">
            <text:p>0.07</text:p>
          </table:table-cell>
          <table:table-cell table:formula="of:=[.V17]/[.G17]" office:value-type="float" office:value="0.0187082909314709" calcext:value-type="float">
            <text:p>0.02</text:p>
          </table:table-cell>
          <table:table-cell/>
          <table:table-cell table:formula="of:=([.F17]-[.$AG$5])^2" office:value-type="float" office:value="227.466356937972" calcext:value-type="float">
            <text:p>227.466356938</text:p>
          </table:table-cell>
          <table:table-cell table:style-name="ce3" table:formula="of:=([.F17]-[.$AG$5])^3" office:value-type="float" office:value="3430.6448273271" calcext:value-type="float">
            <text:p>3430.6448273271</text:p>
          </table:table-cell>
          <table:table-cell table:style-name="ce3" table:formula="of:=([.F17]-[.$AG$5])^4" office:value-type="float" office:value="51740.943538633" calcext:value-type="float">
            <text:p>51740.943538633</text:p>
          </table:table-cell>
          <table:table-cell table:number-columns-repeated="7"/>
          <table:table-cell table:style-name="ce13" table:formula="of:=[.F17]" office:value-type="float" office:value="15" calcext:value-type="float">
            <text:p>15</text:p>
          </table:table-cell>
          <table:table-cell table:formula="of:=[.AE17]" office:value-type="float" office:value="0.0696642516613803" calcext:value-type="float">
            <text:p>0.0696642517</text:p>
          </table:table-cell>
          <table:table-cell office:value-type="float" office:value="0" calcext:value-type="float">
            <text:p>0</text:p>
          </table:table-cell>
          <table:table-cell table:formula="of:=[.AF17]" office:value-type="float" office:value="0.0187082909314709" calcext:value-type="float">
            <text:p>0.0187082909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Y17]" office:value-type="float" office:value="24.8705880710896" calcext:value-type="float">
            <text:p>24.8705880711</text:p>
          </table:table-cell>
          <table:table-cell table:formula="of:=[.AT17]" office:value-type="float" office:value="0" calcext:value-type="float">
            <text:p>0</text:p>
          </table:table-cell>
          <table:table-cell table:formula="of:=[.Z17]" office:value-type="float" office:value="0.781428811345689" calcext:value-type="float">
            <text:p>0.7814288113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AA17]" office:value-type="float" office:value="26.9996300578035" calcext:value-type="float">
            <text:p>26.9996300578</text:p>
          </table:table-cell>
          <table:table-cell table:formula="of:=[.AY17]" office:value-type="float" office:value="0" calcext:value-type="float">
            <text:p>0</text:p>
          </table:table-cell>
          <table:table-cell table:formula="of:=[.AB17]" office:value-type="float" office:value="0.497620853276594" calcext:value-type="float">
            <text:p>0.4976208533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8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8])" office:value-type="float" office:value="85.5394645762995" calcext:value-type="float">
            <text:p>85.54</text:p>
          </table:table-cell>
          <table:table-cell office:value-type="float" office:value="10" calcext:value-type="float">
            <text:p>10</text:p>
          </table:table-cell>
          <table:table-cell table:style-name="ce7" table:formula="of:=SQRT([.L18])" office:value-type="float" office:value="3.16227766016838" calcext:value-type="float">
            <text:p>3.16</text:p>
          </table:table-cell>
          <table:table-cell/>
          <table:table-cell table:formula="of:=[.H18]*[.$B$4]" office:value-type="float" office:value="5024.69954405881" calcext:value-type="float">
            <text:p>5024.70</text:p>
          </table:table-cell>
          <table:table-cell table:formula="of:=SQRT([.I18]^2*[.$B$4]^2 + [.$C$4]^2*[.H18]^2)" office:value-type="float" office:value="157.764383535923" calcext:value-type="float">
            <text:p>157.76</text:p>
          </table:table-cell>
          <table:table-cell table:formula="of:=[.J18]*[.$B$5]" office:value-type="float" office:value="5385.94037985136" calcext:value-type="float">
            <text:p>5385.94</text:p>
          </table:table-cell>
          <table:table-cell table:formula="of:=SQRT([.K18]^2*[.$B$5]^2+[.$C$5]^2*[.J18]^2)" office:value-type="float" office:value="99.3181120684096" calcext:value-type="float">
            <text:p>99.32</text:p>
          </table:table-cell>
          <table:table-cell table:formula="of:=2*[.O18]*[.Q18]*[.$B$3]/[.G18]" office:value-type="float" office:value="0.0676568304274177" calcext:value-type="float">
            <text:p>0.0677</text:p>
          </table:table-cell>
          <table:table-cell table:formula="of:=SQRT((2*[.$B$3]/[.G18])^2*([.O18]^2*[.R18]^2+[.Q18]^2*[.P18]^2))" office:value-type="float" office:value="0.00246354791127421" calcext:value-type="float">
            <text:p>0.0025</text:p>
          </table:table-cell>
          <table:table-cell table:formula="of:=[.L18]-[.S18]" office:value-type="float" office:value="9.93234316957258" calcext:value-type="float">
            <text:p>9.93</text:p>
          </table:table-cell>
          <table:table-cell table:formula="of:=SQRT([.M18]^2+[.T18]^2)" office:value-type="float" office:value="3.16227861977219" calcext:value-type="float">
            <text:p>3.16</text:p>
          </table:table-cell>
          <table:table-cell table:number-columns-repeated="2"/>
          <table:table-cell table:formula="of:=[.O18]/[.G18]" office:value-type="float" office:value="25.123497720294" calcext:value-type="float">
            <text:p>25.12</text:p>
          </table:table-cell>
          <table:table-cell table:formula="of:=[.P18]/[.G18]" office:value-type="float" office:value="0.788821917679613" calcext:value-type="float">
            <text:p>0.79</text:p>
          </table:table-cell>
          <table:table-cell table:formula="of:=[.Q18]/[.G18]" office:value-type="float" office:value="26.9297018992568" calcext:value-type="float">
            <text:p>26.93</text:p>
          </table:table-cell>
          <table:table-cell table:formula="of:=[.R18]/[.G18]" office:value-type="float" office:value="0.496590560342048" calcext:value-type="float">
            <text:p>0.50</text:p>
          </table:table-cell>
          <table:table-cell table:style-name="ce10" table:formula="of:=[.S18]/[.G18]" office:value-type="float" office:value="0.000338284152137088" calcext:value-type="float">
            <text:p>0.000338</text:p>
          </table:table-cell>
          <table:table-cell table:style-name="ce10" table:formula="of:=[.T18]/[.G18]" office:value-type="float" office:value="0.000012317739556371" calcext:value-type="float">
            <text:p>0.000012</text:p>
          </table:table-cell>
          <table:table-cell table:formula="of:=[.U18]/[.G18]" office:value-type="float" office:value="0.0496617158478629" calcext:value-type="float">
            <text:p>0.05</text:p>
          </table:table-cell>
          <table:table-cell table:formula="of:=[.V18]/[.G18]" office:value-type="float" office:value="0.015811393098861" calcext:value-type="float">
            <text:p>0.02</text:p>
          </table:table-cell>
          <table:table-cell/>
          <table:table-cell table:formula="of:=([.F18]-[.$AG$5])^2" office:value-type="float" office:value="403.286235249146" calcext:value-type="float">
            <text:p>403.2862352491</text:p>
          </table:table-cell>
          <table:table-cell table:style-name="ce3" table:formula="of:=([.F18]-[.$AG$5])^3" office:value-type="float" office:value="8098.78926873049" calcext:value-type="float">
            <text:p>8098.7892687305</text:p>
          </table:table-cell>
          <table:table-cell table:style-name="ce3" table:formula="of:=([.F18]-[.$AG$5])^4" office:value-type="float" office:value="162639.78754143" calcext:value-type="float">
            <text:p>162639.78754143</text:p>
          </table:table-cell>
          <table:table-cell table:number-columns-repeated="7"/>
          <table:table-cell table:style-name="ce13" table:formula="of:=[.F18]" office:value-type="float" office:value="20" calcext:value-type="float">
            <text:p>20</text:p>
          </table:table-cell>
          <table:table-cell table:formula="of:=[.AE18]" office:value-type="float" office:value="0.0496617158478629" calcext:value-type="float">
            <text:p>0.0496617158</text:p>
          </table:table-cell>
          <table:table-cell office:value-type="float" office:value="0" calcext:value-type="float">
            <text:p>0</text:p>
          </table:table-cell>
          <table:table-cell table:formula="of:=[.AF18]" office:value-type="float" office:value="0.015811393098861" calcext:value-type="float">
            <text:p>0.0158113931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Y18]" office:value-type="float" office:value="25.123497720294" calcext:value-type="float">
            <text:p>25.1234977203</text:p>
          </table:table-cell>
          <table:table-cell table:formula="of:=[.AT18]" office:value-type="float" office:value="0" calcext:value-type="float">
            <text:p>0</text:p>
          </table:table-cell>
          <table:table-cell table:formula="of:=[.Z18]" office:value-type="float" office:value="0.788821917679613" calcext:value-type="float">
            <text:p>0.7888219177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AA18]" office:value-type="float" office:value="26.9297018992568" calcext:value-type="float">
            <text:p>26.9297018993</text:p>
          </table:table-cell>
          <table:table-cell table:formula="of:=[.AY18]" office:value-type="float" office:value="0" calcext:value-type="float">
            <text:p>0</text:p>
          </table:table-cell>
          <table:table-cell table:formula="of:=[.AB18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H19])" office:value-type="float" office:value="33.1058907144937" calcext:value-type="float">
            <text:p>33.11</text:p>
          </table:table-cell>
          <table:table-cell office:value-type="float" office:value="1100" calcext:value-type="float">
            <text:p>1100</text:p>
          </table:table-cell>
          <table:table-cell table:style-name="ce7" table:formula="of:=SQRT([.J19])" office:value-type="float" office:value="33.166247903554" calcext:value-type="float">
            <text:p>33.17</text:p>
          </table:table-cell>
          <table:table-cell office:value-type="float" office:value="328" calcext:value-type="float">
            <text:p>328</text:p>
          </table:table-cell>
          <table:table-cell table:style-name="ce7" table:formula="of:=SQRT([.L19])" office:value-type="float" office:value="18.1107702762748" calcext:value-type="float">
            <text:p>18.11</text:p>
          </table:table-cell>
          <table:table-cell/>
          <table:table-cell table:formula="of:=[.H19]*[.$B$4]" office:value-type="float" office:value="749.159393319066" calcext:value-type="float">
            <text:p>749.16</text:p>
          </table:table-cell>
          <table:table-cell table:formula="of:=SQRT([.I19]^2*[.$B$4]^2 + [.$C$4]^2*[.H19]^2)" office:value-type="float" office:value="31.4485753763292" calcext:value-type="float">
            <text:p>31.45</text:p>
          </table:table-cell>
          <table:table-cell table:formula="of:=[.J19]*[.$B$5]" office:value-type="float" office:value="809.694467382329" calcext:value-type="float">
            <text:p>809.69</text:p>
          </table:table-cell>
          <table:table-cell table:formula="of:=SQRT([.K19]^2*[.$B$5]^2+[.$C$5]^2*[.J19]^2)" office:value-type="float" office:value="27.0062646403364" calcext:value-type="float">
            <text:p>27.01</text:p>
          </table:table-cell>
          <table:table-cell table:formula="of:=2*[.O19]*[.Q19]*[.$B$3]/[.G19]" office:value-type="float" office:value="0.0101098369326325" calcext:value-type="float">
            <text:p>0.0101</text:p>
          </table:table-cell>
          <table:table-cell table:formula="of:=SQRT((2*[.$B$3]/[.G19])^2*([.O19]^2*[.R19]^2+[.Q19]^2*[.P19]^2))" office:value-type="float" office:value="0.000542047461740122" calcext:value-type="float">
            <text:p>0.0005</text:p>
          </table:table-cell>
          <table:table-cell table:formula="of:=[.L19]-[.S19]" office:value-type="float" office:value="327.989890163067" calcext:value-type="float">
            <text:p>327.99</text:p>
          </table:table-cell>
          <table:table-cell table:formula="of:=SQRT([.M19]^2+[.T19]^2)" office:value-type="float" office:value="18.1107702843865" calcext:value-type="float">
            <text:p>18.11</text:p>
          </table:table-cell>
          <table:table-cell table:number-columns-repeated="2"/>
          <table:table-cell table:formula="of:=[.O19]/[.G19]" office:value-type="float" office:value="24.9719797773022" calcext:value-type="float">
            <text:p>24.97</text:p>
          </table:table-cell>
          <table:table-cell table:formula="of:=[.P19]/[.G19]" office:value-type="float" office:value="1.04828584587764" calcext:value-type="float">
            <text:p>1.05</text:p>
          </table:table-cell>
          <table:table-cell table:formula="of:=[.Q19]/[.G19]" office:value-type="float" office:value="26.989815579411" calcext:value-type="float">
            <text:p>26.99</text:p>
          </table:table-cell>
          <table:table-cell table:formula="of:=[.R19]/[.G19]" office:value-type="float" office:value="0.900208821344548" calcext:value-type="float">
            <text:p>0.90</text:p>
          </table:table-cell>
          <table:table-cell table:style-name="ce10" table:formula="of:=[.S19]/[.G19]" office:value-type="float" office:value="0.000336994564421083" calcext:value-type="float">
            <text:p>0.000337</text:p>
          </table:table-cell>
          <table:table-cell table:style-name="ce10" table:formula="of:=[.T19]/[.G19]" office:value-type="float" office:value="0.0000180682487246707" calcext:value-type="float">
            <text:p>0.000018</text:p>
          </table:table-cell>
          <table:table-cell table:formula="of:=[.U19]/[.G19]" office:value-type="float" office:value="10.9329963387689" calcext:value-type="float">
            <text:p>10.93</text:p>
          </table:table-cell>
          <table:table-cell table:formula="of:=[.V19]/[.G19]" office:value-type="float" office:value="0.603692342812882" calcext:value-type="float">
            <text:p>0.60</text:p>
          </table:table-cell>
          <table:table-cell/>
          <table:table-cell table:formula="of:=([.F19]-[.$AG$5])^2" office:value-type="float" office:value="0.842746342216596" calcext:value-type="float">
            <text:p>0.8427463422</text:p>
          </table:table-cell>
          <table:table-cell table:style-name="ce3" table:formula="of:=([.F19]-[.$AG$5])^3" office:value-type="float" office:value="-0.773651397436163" calcext:value-type="float">
            <text:p>-0.7736513974</text:p>
          </table:table-cell>
          <table:table-cell table:style-name="ce3" table:formula="of:=([.F19]-[.$AG$5])^4" office:value-type="float" office:value="0.710221397319453" calcext:value-type="float">
            <text:p>0.7102213973</text:p>
          </table:table-cell>
          <table:table-cell table:number-columns-repeated="7"/>
          <table:table-cell table:style-name="ce13" table:formula="of:=[.F19]" office:value-type="float" office:value="-1" calcext:value-type="float">
            <text:p>-1</text:p>
          </table:table-cell>
          <table:table-cell table:formula="of:=[.AE19]" office:value-type="float" office:value="10.9329963387689" calcext:value-type="float">
            <text:p>10.9329963388</text:p>
          </table:table-cell>
          <table:table-cell office:value-type="float" office:value="0" calcext:value-type="float">
            <text:p>0</text:p>
          </table:table-cell>
          <table:table-cell table:formula="of:=[.AF19]" office:value-type="float" office:value="0.603692342812882" calcext:value-type="float">
            <text:p>0.6036923428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Y19]" office:value-type="float" office:value="24.9719797773022" calcext:value-type="float">
            <text:p>24.9719797773</text:p>
          </table:table-cell>
          <table:table-cell table:formula="of:=[.AT19]" office:value-type="float" office:value="0" calcext:value-type="float">
            <text:p>0</text:p>
          </table:table-cell>
          <table:table-cell table:formula="of:=[.Z19]" office:value-type="float" office:value="1.04828584587764" calcext:value-type="float">
            <text:p>1.0482858459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AA19]" office:value-type="float" office:value="26.989815579411" calcext:value-type="float">
            <text:p>26.9898155794</text:p>
          </table:table-cell>
          <table:table-cell table:formula="of:=[.AY19]" office:value-type="float" office:value="0" calcext:value-type="float">
            <text:p>0</text:p>
          </table:table-cell>
          <table:table-cell table:formula="of:=[.AB19]" office:value-type="float" office:value="0.900208821344548" calcext:value-type="float">
            <text:p>0.9002088213</text:p>
          </table:table-cell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7" table:formula="of:=SQRT([.H20])" office:value-type="float" office:value="32.5269119345812" calcext:value-type="float">
            <text:p>32.53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J20])" office:value-type="float" office:value="33.1058907144937" calcext:value-type="float">
            <text:p>33.11</text:p>
          </table:table-cell>
          <table:table-cell office:value-type="float" office:value="270" calcext:value-type="float">
            <text:p>270</text:p>
          </table:table-cell>
          <table:table-cell table:style-name="ce7" table:formula="of:=SQRT([.L20])" office:value-type="float" office:value="16.431676725155" calcext:value-type="float">
            <text:p>16.43</text:p>
          </table:table-cell>
          <table:table-cell/>
          <table:table-cell table:formula="of:=[.H20]*[.$B$4]" office:value-type="float" office:value="723.184888806179" calcext:value-type="float">
            <text:p>723.18</text:p>
          </table:table-cell>
          <table:table-cell table:formula="of:=SQRT([.I20]^2*[.$B$4]^2 + [.$C$4]^2*[.H20]^2)" office:value-type="float" office:value="30.6391846750545" calcext:value-type="float">
            <text:p>30.64</text:p>
          </table:table-cell>
          <table:table-cell table:formula="of:=[.J20]*[.$B$5]" office:value-type="float" office:value="806.750123864575" calcext:value-type="float">
            <text:p>806.75</text:p>
          </table:table-cell>
          <table:table-cell table:formula="of:=SQRT([.K20]^2*[.$B$5]^2+[.$C$5]^2*[.J20]^2)" office:value-type="float" office:value="26.9481558522835" calcext:value-type="float">
            <text:p>26.95</text:p>
          </table:table-cell>
          <table:table-cell table:formula="of:=2*[.O20]*[.Q20]*[.$B$3]/[.G20]" office:value-type="float" office:value="0.00972382497702289" calcext:value-type="float">
            <text:p>0.0097</text:p>
          </table:table-cell>
          <table:table-cell table:formula="of:=SQRT((2*[.$B$3]/[.G20])^2*([.O20]^2*[.R20]^2+[.Q20]^2*[.P20]^2))" office:value-type="float" office:value="0.000524613436756337" calcext:value-type="float">
            <text:p>0.0005</text:p>
          </table:table-cell>
          <table:table-cell table:formula="of:=[.L20]-[.S20]" office:value-type="float" office:value="269.990276175023" calcext:value-type="float">
            <text:p>269.99</text:p>
          </table:table-cell>
          <table:table-cell table:formula="of:=SQRT([.M20]^2+[.T20]^2)" office:value-type="float" office:value="16.4316767335296" calcext:value-type="float">
            <text:p>16.43</text:p>
          </table:table-cell>
          <table:table-cell table:number-columns-repeated="2"/>
          <table:table-cell table:formula="of:=[.O20]/[.G20]" office:value-type="float" office:value="24.1061629602059" calcext:value-type="float">
            <text:p>24.11</text:p>
          </table:table-cell>
          <table:table-cell table:formula="of:=[.P20]/[.G20]" office:value-type="float" office:value="1.02130615583515" calcext:value-type="float">
            <text:p>1.02</text:p>
          </table:table-cell>
          <table:table-cell table:formula="of:=[.Q20]/[.G20]" office:value-type="float" office:value="26.8916707954858" calcext:value-type="float">
            <text:p>26.89</text:p>
          </table:table-cell>
          <table:table-cell table:formula="of:=[.R20]/[.G20]" office:value-type="float" office:value="0.898271861742783" calcext:value-type="float">
            <text:p>0.90</text:p>
          </table:table-cell>
          <table:table-cell table:style-name="ce10" table:formula="of:=[.S20]/[.G20]" office:value-type="float" office:value="0.000324127499234096" calcext:value-type="float">
            <text:p>0.000324</text:p>
          </table:table-cell>
          <table:table-cell table:style-name="ce10" table:formula="of:=[.T20]/[.G20]" office:value-type="float" office:value="0.0000174871145585446" calcext:value-type="float">
            <text:p>0.000017</text:p>
          </table:table-cell>
          <table:table-cell table:formula="of:=[.U20]/[.G20]" office:value-type="float" office:value="8.99967587250077" calcext:value-type="float">
            <text:p>9.00</text:p>
          </table:table-cell>
          <table:table-cell table:formula="of:=[.V20]/[.G20]" office:value-type="float" office:value="0.547722557784321" calcext:value-type="float">
            <text:p>0.55</text:p>
          </table:table-cell>
          <table:table-cell/>
          <table:table-cell table:formula="of:=([.F20]-[.$AG$5])^2" office:value-type="float" office:value="3.67877067998186" calcext:value-type="float">
            <text:p>3.67877068</text:p>
          </table:table-cell>
          <table:table-cell table:style-name="ce3" table:formula="of:=([.F20]-[.$AG$5])^3" office:value-type="float" office:value="-7.05592693073385" calcext:value-type="float">
            <text:p>-7.0559269307</text:p>
          </table:table-cell>
          <table:table-cell table:style-name="ce3" table:formula="of:=([.F20]-[.$AG$5])^4" office:value-type="float" office:value="13.5333537158942" calcext:value-type="float">
            <text:p>13.5333537159</text:p>
          </table:table-cell>
          <table:table-cell table:number-columns-repeated="7"/>
          <table:table-cell table:style-name="ce13" table:formula="of:=[.F20]" office:value-type="float" office:value="-2" calcext:value-type="float">
            <text:p>-2</text:p>
          </table:table-cell>
          <table:table-cell table:formula="of:=[.AE20]" office:value-type="float" office:value="8.99967587250077" calcext:value-type="float">
            <text:p>8.9996758725</text:p>
          </table:table-cell>
          <table:table-cell office:value-type="float" office:value="0" calcext:value-type="float">
            <text:p>0</text:p>
          </table:table-cell>
          <table:table-cell table:formula="of:=[.AF20]" office:value-type="float" office:value="0.547722557784321" calcext:value-type="float">
            <text:p>0.547722557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Y20]" office:value-type="float" office:value="24.1061629602059" calcext:value-type="float">
            <text:p>24.1061629602</text:p>
          </table:table-cell>
          <table:table-cell table:formula="of:=[.AT20]" office:value-type="float" office:value="0" calcext:value-type="float">
            <text:p>0</text:p>
          </table:table-cell>
          <table:table-cell table:formula="of:=[.Z20]" office:value-type="float" office:value="1.02130615583515" calcext:value-type="float">
            <text:p>1.021306155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AA20]" office:value-type="float" office:value="26.8916707954858" calcext:value-type="float">
            <text:p>26.8916707955</text:p>
          </table:table-cell>
          <table:table-cell table:formula="of:=[.AY20]" office:value-type="float" office:value="0" calcext:value-type="float">
            <text:p>0</text:p>
          </table:table-cell>
          <table:table-cell table:formula="of:=[.AB20]" office:value-type="float" office:value="0.898271861742783" calcext:value-type="float">
            <text:p>0.8982718617</text:p>
          </table:table-cell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7" table:formula="of:=SQRT([.H21])" office:value-type="float" office:value="33.436506994601" calcext:value-type="float">
            <text:p>33.44</text:p>
          </table:table-cell>
          <table:table-cell office:value-type="float" office:value="1105" calcext:value-type="float">
            <text:p>1105</text:p>
          </table:table-cell>
          <table:table-cell table:style-name="ce7" table:formula="of:=SQRT([.J21])" office:value-type="float" office:value="33.2415402771893" calcext:value-type="float">
            <text:p>33.24</text:p>
          </table:table-cell>
          <table:table-cell office:value-type="float" office:value="233" calcext:value-type="float">
            <text:p>233</text:p>
          </table:table-cell>
          <table:table-cell table:style-name="ce7" table:formula="of:=SQRT([.L21])" office:value-type="float" office:value="15.2643375224737" calcext:value-type="float">
            <text:p>15.26</text:p>
          </table:table-cell>
          <table:table-cell/>
          <table:table-cell table:formula="of:=[.H21]*[.$B$4]" office:value-type="float" office:value="764.197264352843" calcext:value-type="float">
            <text:p>764.20</text:p>
          </table:table-cell>
          <table:table-cell table:formula="of:=SQRT([.I21]^2*[.$B$4]^2 + [.$C$4]^2*[.H21]^2)" office:value-type="float" office:value="31.9159987826728" calcext:value-type="float">
            <text:p>31.92</text:p>
          </table:table-cell>
          <table:table-cell table:formula="of:=[.J21]*[.$B$5]" office:value-type="float" office:value="813.374896779521" calcext:value-type="float">
            <text:p>813.37</text:p>
          </table:table-cell>
          <table:table-cell table:formula="of:=SQRT([.K21]^2*[.$B$5]^2+[.$C$5]^2*[.J21]^2)" office:value-type="float" office:value="27.0788168315215" calcext:value-type="float">
            <text:p>27.08</text:p>
          </table:table-cell>
          <table:table-cell table:formula="of:=2*[.O21]*[.Q21]*[.$B$3]/[.G21]" office:value-type="float" office:value="0.0103596478502031" calcext:value-type="float">
            <text:p>0.0104</text:p>
          </table:table-cell>
          <table:table-cell table:formula="of:=SQRT((2*[.$B$3]/[.G21])^2*([.O21]^2*[.R21]^2+[.Q21]^2*[.P21]^2))" office:value-type="float" office:value="0.000553305198497125" calcext:value-type="float">
            <text:p>0.0006</text:p>
          </table:table-cell>
          <table:table-cell table:formula="of:=[.L21]-[.S21]" office:value-type="float" office:value="232.98964035215" calcext:value-type="float">
            <text:p>232.99</text:p>
          </table:table-cell>
          <table:table-cell table:formula="of:=SQRT([.M21]^2+[.T21]^2)" office:value-type="float" office:value="15.2643375325019" calcext:value-type="float">
            <text:p>15.26</text:p>
          </table:table-cell>
          <table:table-cell table:number-columns-repeated="2"/>
          <table:table-cell table:formula="of:=[.O21]/[.G21]" office:value-type="float" office:value="25.4732421450948" calcext:value-type="float">
            <text:p>25.47</text:p>
          </table:table-cell>
          <table:table-cell table:formula="of:=[.P21]/[.G21]" office:value-type="float" office:value="1.06386662608909" calcext:value-type="float">
            <text:p>1.06</text:p>
          </table:table-cell>
          <table:table-cell table:formula="of:=[.Q21]/[.G21]" office:value-type="float" office:value="27.1124965593174" calcext:value-type="float">
            <text:p>27.11</text:p>
          </table:table-cell>
          <table:table-cell table:formula="of:=[.R21]/[.G21]" office:value-type="float" office:value="0.902627227717383" calcext:value-type="float">
            <text:p>0.90</text:p>
          </table:table-cell>
          <table:table-cell table:style-name="ce10" table:formula="of:=[.S21]/[.G21]" office:value-type="float" office:value="0.00034532159500677" calcext:value-type="float">
            <text:p>0.000345</text:p>
          </table:table-cell>
          <table:table-cell table:style-name="ce10" table:formula="of:=[.T21]/[.G21]" office:value-type="float" office:value="0.0000184435066165708" calcext:value-type="float">
            <text:p>0.000018</text:p>
          </table:table-cell>
          <table:table-cell table:formula="of:=[.U21]/[.G21]" office:value-type="float" office:value="7.76632134507166" calcext:value-type="float">
            <text:p>7.77</text:p>
          </table:table-cell>
          <table:table-cell table:formula="of:=[.V21]/[.G21]" office:value-type="float" office:value="0.508811251083397" calcext:value-type="float">
            <text:p>0.51</text:p>
          </table:table-cell>
          <table:table-cell/>
          <table:table-cell table:formula="of:=([.F21]-[.$AG$5])^2" office:value-type="float" office:value="8.51479501774713" calcext:value-type="float">
            <text:p>8.5147950177</text:p>
          </table:table-cell>
          <table:table-cell table:style-name="ce3" table:formula="of:=([.F21]-[.$AG$5])^3" office:value-type="float" office:value="-24.8462754773273" calcext:value-type="float">
            <text:p>-24.8462754773</text:p>
          </table:table-cell>
          <table:table-cell table:style-name="ce3" table:formula="of:=([.F21]-[.$AG$5])^4" office:value-type="float" office:value="72.5017341942513" calcext:value-type="float">
            <text:p>72.5017341943</text:p>
          </table:table-cell>
          <table:table-cell table:number-columns-repeated="7"/>
          <table:table-cell table:style-name="ce13" table:formula="of:=[.F21]" office:value-type="float" office:value="-3" calcext:value-type="float">
            <text:p>-3</text:p>
          </table:table-cell>
          <table:table-cell table:formula="of:=[.AE21]" office:value-type="float" office:value="7.76632134507166" calcext:value-type="float">
            <text:p>7.7663213451</text:p>
          </table:table-cell>
          <table:table-cell office:value-type="float" office:value="0" calcext:value-type="float">
            <text:p>0</text:p>
          </table:table-cell>
          <table:table-cell table:formula="of:=[.AF21]" office:value-type="float" office:value="0.508811251083397" calcext:value-type="float">
            <text:p>0.508811251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Y21]" office:value-type="float" office:value="25.4732421450948" calcext:value-type="float">
            <text:p>25.4732421451</text:p>
          </table:table-cell>
          <table:table-cell table:formula="of:=[.AT21]" office:value-type="float" office:value="0" calcext:value-type="float">
            <text:p>0</text:p>
          </table:table-cell>
          <table:table-cell table:formula="of:=[.Z21]" office:value-type="float" office:value="1.06386662608909" calcext:value-type="float">
            <text:p>1.063866626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AA21]" office:value-type="float" office:value="27.1124965593174" calcext:value-type="float">
            <text:p>27.1124965593</text:p>
          </table:table-cell>
          <table:table-cell table:formula="of:=[.AY21]" office:value-type="float" office:value="0" calcext:value-type="float">
            <text:p>0</text:p>
          </table:table-cell>
          <table:table-cell table:formula="of:=[.AB21]" office:value-type="float" office:value="0.902627227717383" calcext:value-type="float">
            <text:p>0.9026272277</text:p>
          </table:table-cell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7" table:formula="of:=SQRT([.H22])" office:value-type="float" office:value="32.6343377441614" calcext:value-type="float">
            <text:p>32.63</text:p>
          </table:table-cell>
          <table:table-cell office:value-type="float" office:value="1225" calcext:value-type="float">
            <text:p>1225</text:p>
          </table:table-cell>
          <table:table-cell table:style-name="ce7" table:formula="of:=SQRT([.J22])" office:value-type="float" office:value="35" calcext:value-type="float">
            <text:p>35.00</text:p>
          </table:table-cell>
          <table:table-cell office:value-type="float" office:value="227" calcext:value-type="float">
            <text:p>227</text:p>
          </table:table-cell>
          <table:table-cell table:style-name="ce7" table:formula="of:=SQRT([.L22])" office:value-type="float" office:value="15.0665191733194" calcext:value-type="float">
            <text:p>15.07</text:p>
          </table:table-cell>
          <table:table-cell/>
          <table:table-cell table:formula="of:=[.H22]*[.$B$4]" office:value-type="float" office:value="727.969665953289" calcext:value-type="float">
            <text:p>727.97</text:p>
          </table:table-cell>
          <table:table-cell table:formula="of:=SQRT([.I22]^2*[.$B$4]^2 + [.$C$4]^2*[.H22]^2)" office:value-type="float" office:value="30.7884825573687" calcext:value-type="float">
            <text:p>30.79</text:p>
          </table:table-cell>
          <table:table-cell table:formula="of:=[.J22]*[.$B$5]" office:value-type="float" office:value="901.705202312139" calcext:value-type="float">
            <text:p>901.71</text:p>
          </table:table-cell>
          <table:table-cell table:formula="of:=SQRT([.K22]^2*[.$B$5]^2+[.$C$5]^2*[.J22]^2)" office:value-type="float" office:value="28.7939404352121" calcext:value-type="float">
            <text:p>28.79</text:p>
          </table:table-cell>
          <table:table-cell table:formula="of:=2*[.O22]*[.Q22]*[.$B$3]/[.G22]" office:value-type="float" office:value="0.0109402339152585" calcext:value-type="float">
            <text:p>0.0109</text:p>
          </table:table-cell>
          <table:table-cell table:formula="of:=SQRT((2*[.$B$3]/[.G22])^2*([.O22]^2*[.R22]^2+[.Q22]^2*[.P22]^2))" office:value-type="float" office:value="0.000579775934752269" calcext:value-type="float">
            <text:p>0.0006</text:p>
          </table:table-cell>
          <table:table-cell table:formula="of:=[.L22]-[.S22]" office:value-type="float" office:value="226.989059766085" calcext:value-type="float">
            <text:p>226.99</text:p>
          </table:table-cell>
          <table:table-cell table:formula="of:=SQRT([.M22]^2+[.T22]^2)" office:value-type="float" office:value="15.0665191844746" calcext:value-type="float">
            <text:p>15.07</text:p>
          </table:table-cell>
          <table:table-cell table:number-columns-repeated="2"/>
          <table:table-cell table:formula="of:=[.O22]/[.G22]" office:value-type="float" office:value="24.2656555317763" calcext:value-type="float">
            <text:p>24.27</text:p>
          </table:table-cell>
          <table:table-cell table:formula="of:=[.P22]/[.G22]" office:value-type="float" office:value="1.02628275191229" calcext:value-type="float">
            <text:p>1.03</text:p>
          </table:table-cell>
          <table:table-cell table:formula="of:=[.Q22]/[.G22]" office:value-type="float" office:value="30.0568400770713" calcext:value-type="float">
            <text:p>30.06</text:p>
          </table:table-cell>
          <table:table-cell table:formula="of:=[.R22]/[.G22]" office:value-type="float" office:value="0.959798014507072" calcext:value-type="float">
            <text:p>0.96</text:p>
          </table:table-cell>
          <table:table-cell table:style-name="ce10" table:formula="of:=[.S22]/[.G22]" office:value-type="float" office:value="0.00036467446384195" calcext:value-type="float">
            <text:p>0.000365</text:p>
          </table:table-cell>
          <table:table-cell table:style-name="ce10" table:formula="of:=[.T22]/[.G22]" office:value-type="float" office:value="0.0000193258644917423" calcext:value-type="float">
            <text:p>0.000019</text:p>
          </table:table-cell>
          <table:table-cell table:formula="of:=[.U22]/[.G22]" office:value-type="float" office:value="7.56630199220283" calcext:value-type="float">
            <text:p>7.57</text:p>
          </table:table-cell>
          <table:table-cell table:formula="of:=[.V22]/[.G22]" office:value-type="float" office:value="0.502217306149152" calcext:value-type="float">
            <text:p>0.50</text:p>
          </table:table-cell>
          <table:table-cell/>
          <table:table-cell table:formula="of:=([.F22]-[.$AG$5])^2" office:value-type="float" office:value="15.3508193555124" calcext:value-type="float">
            <text:p>15.3508193555</text:p>
          </table:table-cell>
          <table:table-cell table:style-name="ce3" table:formula="of:=([.F22]-[.$AG$5])^3" office:value-type="float" office:value="-60.1446970372166" calcext:value-type="float">
            <text:p>-60.1446970372</text:p>
          </table:table-cell>
          <table:table-cell table:style-name="ce3" table:formula="of:=([.F22]-[.$AG$5])^4" office:value-type="float" office:value="235.647654885574" calcext:value-type="float">
            <text:p>235.6476548856</text:p>
          </table:table-cell>
          <table:table-cell table:number-columns-repeated="7"/>
          <table:table-cell table:style-name="ce13" table:formula="of:=[.F22]" office:value-type="float" office:value="-4" calcext:value-type="float">
            <text:p>-4</text:p>
          </table:table-cell>
          <table:table-cell table:formula="of:=[.AE22]" office:value-type="float" office:value="7.56630199220283" calcext:value-type="float">
            <text:p>7.5663019922</text:p>
          </table:table-cell>
          <table:table-cell office:value-type="float" office:value="0" calcext:value-type="float">
            <text:p>0</text:p>
          </table:table-cell>
          <table:table-cell table:formula="of:=[.AF22]" office:value-type="float" office:value="0.502217306149152" calcext:value-type="float">
            <text:p>0.5022173061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Y22]" office:value-type="float" office:value="24.2656555317763" calcext:value-type="float">
            <text:p>24.2656555318</text:p>
          </table:table-cell>
          <table:table-cell table:formula="of:=[.AT22]" office:value-type="float" office:value="0" calcext:value-type="float">
            <text:p>0</text:p>
          </table:table-cell>
          <table:table-cell table:formula="of:=[.Z22]" office:value-type="float" office:value="1.02628275191229" calcext:value-type="float">
            <text:p>1.0262827519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AA22]" office:value-type="float" office:value="30.0568400770713" calcext:value-type="float">
            <text:p>30.0568400771</text:p>
          </table:table-cell>
          <table:table-cell table:formula="of:=[.AY22]" office:value-type="float" office:value="0" calcext:value-type="float">
            <text:p>0</text:p>
          </table:table-cell>
          <table:table-cell table:formula="of:=[.AB22]" office:value-type="float" office:value="0.959798014507072" calcext:value-type="float">
            <text:p>0.9597980145</text:p>
          </table:table-cell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23])" office:value-type="float" office:value="32.7719392163479" calcext:value-type="float">
            <text:p>32.77</text:p>
          </table:table-cell>
          <table:table-cell office:value-type="float" office:value="1103" calcext:value-type="float">
            <text:p>1103</text:p>
          </table:table-cell>
          <table:table-cell table:style-name="ce7" table:formula="of:=SQRT([.J23])" office:value-type="float" office:value="33.2114438108312" calcext:value-type="float">
            <text:p>33.21</text:p>
          </table:table-cell>
          <table:table-cell office:value-type="float" office:value="164" calcext:value-type="float">
            <text:p>164</text:p>
          </table:table-cell>
          <table:table-cell table:style-name="ce7" table:formula="of:=SQRT([.L23])" office:value-type="float" office:value="12.8062484748657" calcext:value-type="float">
            <text:p>12.81</text:p>
          </table:table-cell>
          <table:table-cell/>
          <table:table-cell table:formula="of:=[.H23]*[.$B$4]" office:value-type="float" office:value="734.121522285289" calcext:value-type="float">
            <text:p>734.12</text:p>
          </table:table-cell>
          <table:table-cell table:formula="of:=SQRT([.I23]^2*[.$B$4]^2 + [.$C$4]^2*[.H23]^2)" office:value-type="float" office:value="30.9803025231567" calcext:value-type="float">
            <text:p>30.98</text:p>
          </table:table-cell>
          <table:table-cell table:formula="of:=[.J23]*[.$B$5]" office:value-type="float" office:value="811.902725020644" calcext:value-type="float">
            <text:p>811.90</text:p>
          </table:table-cell>
          <table:table-cell table:formula="of:=SQRT([.K23]^2*[.$B$5]^2+[.$C$5]^2*[.J23]^2)" office:value-type="float" office:value="27.0498070855956" calcext:value-type="float">
            <text:p>27.05</text:p>
          </table:table-cell>
          <table:table-cell table:formula="of:=2*[.O23]*[.Q23]*[.$B$3]/[.G23]" office:value-type="float" office:value="0.0099339210739955" calcext:value-type="float">
            <text:p>0.0099</text:p>
          </table:table-cell>
          <table:table-cell table:formula="of:=SQRT((2*[.$B$3]/[.G23])^2*([.O23]^2*[.R23]^2+[.Q23]^2*[.P23]^2))" office:value-type="float" office:value="0.000534115842273839" calcext:value-type="float">
            <text:p>0.0005</text:p>
          </table:table-cell>
          <table:table-cell table:formula="of:=[.L23]-[.S23]" office:value-type="float" office:value="163.990066078926" calcext:value-type="float">
            <text:p>163.99</text:p>
          </table:table-cell>
          <table:table-cell table:formula="of:=SQRT([.M23]^2+[.T23]^2)" office:value-type="float" office:value="12.806248486004" calcext:value-type="float">
            <text:p>12.81</text:p>
          </table:table-cell>
          <table:table-cell table:number-columns-repeated="2"/>
          <table:table-cell table:formula="of:=[.O23]/[.G23]" office:value-type="float" office:value="24.4707174095096" calcext:value-type="float">
            <text:p>24.47</text:p>
          </table:table-cell>
          <table:table-cell table:formula="of:=[.P23]/[.G23]" office:value-type="float" office:value="1.03267675077189" calcext:value-type="float">
            <text:p>1.03</text:p>
          </table:table-cell>
          <table:table-cell table:formula="of:=[.Q23]/[.G23]" office:value-type="float" office:value="27.0634241673548" calcext:value-type="float">
            <text:p>27.06</text:p>
          </table:table-cell>
          <table:table-cell table:formula="of:=[.R23]/[.G23]" office:value-type="float" office:value="0.901660236186519" calcext:value-type="float">
            <text:p>0.90</text:p>
          </table:table-cell>
          <table:table-cell table:style-name="ce10" table:formula="of:=[.S23]/[.G23]" office:value-type="float" office:value="0.000331130702466516" calcext:value-type="float">
            <text:p>0.000331</text:p>
          </table:table-cell>
          <table:table-cell table:style-name="ce10" table:formula="of:=[.T23]/[.G23]" office:value-type="float" office:value="0.000017803861409128" calcext:value-type="float">
            <text:p>0.000018</text:p>
          </table:table-cell>
          <table:table-cell table:formula="of:=[.U23]/[.G23]" office:value-type="float" office:value="5.4663355359642" calcext:value-type="float">
            <text:p>5.47</text:p>
          </table:table-cell>
          <table:table-cell table:formula="of:=[.V23]/[.G23]" office:value-type="float" office:value="0.426874949533467" calcext:value-type="float">
            <text:p>0.43</text:p>
          </table:table-cell>
          <table:table-cell/>
          <table:table-cell table:formula="of:=([.F23]-[.$AG$5])^2" office:value-type="float" office:value="24.1868436932777" calcext:value-type="float">
            <text:p>24.1868436933</text:p>
          </table:table-cell>
          <table:table-cell table:style-name="ce3" table:formula="of:=([.F23]-[.$AG$5])^3" office:value-type="float" office:value="-118.951191610402" calcext:value-type="float">
            <text:p>-118.9511916104</text:p>
          </table:table-cell>
          <table:table-cell table:style-name="ce3" table:formula="of:=([.F23]-[.$AG$5])^4" office:value-type="float" office:value="585.003407843046" calcext:value-type="float">
            <text:p>585.003407843</text:p>
          </table:table-cell>
          <table:table-cell table:number-columns-repeated="7"/>
          <table:table-cell table:style-name="ce13" table:formula="of:=[.F23]" office:value-type="float" office:value="-5" calcext:value-type="float">
            <text:p>-5</text:p>
          </table:table-cell>
          <table:table-cell table:formula="of:=[.AE23]" office:value-type="float" office:value="5.4663355359642" calcext:value-type="float">
            <text:p>5.466335536</text:p>
          </table:table-cell>
          <table:table-cell office:value-type="float" office:value="0" calcext:value-type="float">
            <text:p>0</text:p>
          </table:table-cell>
          <table:table-cell table:formula="of:=[.AF23]" office:value-type="float" office:value="0.426874949533467" calcext:value-type="float">
            <text:p>0.4268749495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Y23]" office:value-type="float" office:value="24.4707174095096" calcext:value-type="float">
            <text:p>24.4707174095</text:p>
          </table:table-cell>
          <table:table-cell table:formula="of:=[.AT23]" office:value-type="float" office:value="0" calcext:value-type="float">
            <text:p>0</text:p>
          </table:table-cell>
          <table:table-cell table:formula="of:=[.Z23]" office:value-type="float" office:value="1.03267675077189" calcext:value-type="float">
            <text:p>1.0326767508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AA23]" office:value-type="float" office:value="27.0634241673548" calcext:value-type="float">
            <text:p>27.0634241674</text:p>
          </table:table-cell>
          <table:table-cell table:formula="of:=[.AY23]" office:value-type="float" office:value="0" calcext:value-type="float">
            <text:p>0</text:p>
          </table:table-cell>
          <table:table-cell table:formula="of:=[.AB23]" office:value-type="float" office:value="0.901660236186519" calcext:value-type="float">
            <text:p>0.9016602362</text:p>
          </table:table-cell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7" table:formula="of:=SQRT([.H24])" office:value-type="float" office:value="34.1906419945575" calcext:value-type="float">
            <text:p>34.19</text:p>
          </table:table-cell>
          <table:table-cell office:value-type="float" office:value="1112" calcext:value-type="float">
            <text:p>1112</text:p>
          </table:table-cell>
          <table:table-cell table:style-name="ce7" table:formula="of:=SQRT([.J24])" office:value-type="float" office:value="33.3466640010661" calcext:value-type="float">
            <text:p>33.35</text:p>
          </table:table-cell>
          <table:table-cell office:value-type="float" office:value="145" calcext:value-type="float">
            <text:p>145</text:p>
          </table:table-cell>
          <table:table-cell table:style-name="ce7" table:formula="of:=SQRT([.L24])" office:value-type="float" office:value="12.0415945787923" calcext:value-type="float">
            <text:p>12.04</text:p>
          </table:table-cell>
          <table:table-cell/>
          <table:table-cell table:formula="of:=[.H24]*[.$B$4]" office:value-type="float" office:value="799.057783567507" calcext:value-type="float">
            <text:p>799.06</text:p>
          </table:table-cell>
          <table:table-cell table:formula="of:=SQRT([.I24]^2*[.$B$4]^2 + [.$C$4]^2*[.H24]^2)" office:value-type="float" office:value="32.9965039167458" calcext:value-type="float">
            <text:p>33.00</text:p>
          </table:table-cell>
          <table:table-cell table:formula="of:=[.J24]*[.$B$5]" office:value-type="float" office:value="818.52749793559" calcext:value-type="float">
            <text:p>818.53</text:p>
          </table:table-cell>
          <table:table-cell table:formula="of:=SQRT([.K24]^2*[.$B$5]^2+[.$C$5]^2*[.J24]^2)" office:value-type="float" office:value="27.1802348197399" calcext:value-type="float">
            <text:p>27.18</text:p>
          </table:table-cell>
          <table:table-cell table:formula="of:=2*[.O24]*[.Q24]*[.$B$3]/[.G24]" office:value-type="float" office:value="0.0109008461381578" calcext:value-type="float">
            <text:p>0.0109</text:p>
          </table:table-cell>
          <table:table-cell table:formula="of:=SQRT((2*[.$B$3]/[.G24])^2*([.O24]^2*[.R24]^2+[.Q24]^2*[.P24]^2))" office:value-type="float" office:value="0.000577628817873039" calcext:value-type="float">
            <text:p>0.0006</text:p>
          </table:table-cell>
          <table:table-cell table:formula="of:=[.L24]-[.S24]" office:value-type="float" office:value="144.989099153862" calcext:value-type="float">
            <text:p>144.99</text:p>
          </table:table-cell>
          <table:table-cell table:formula="of:=SQRT([.M24]^2+[.T24]^2)" office:value-type="float" office:value="12.0415945926466" calcext:value-type="float">
            <text:p>12.04</text:p>
          </table:table-cell>
          <table:table-cell table:number-columns-repeated="2"/>
          <table:table-cell table:formula="of:=[.O24]/[.G24]" office:value-type="float" office:value="26.6352594522502" calcext:value-type="float">
            <text:p>26.64</text:p>
          </table:table-cell>
          <table:table-cell table:formula="of:=[.P24]/[.G24]" office:value-type="float" office:value="1.09988346389153" calcext:value-type="float">
            <text:p>1.10</text:p>
          </table:table-cell>
          <table:table-cell table:formula="of:=[.Q24]/[.G24]" office:value-type="float" office:value="27.2842499311863" calcext:value-type="float">
            <text:p>27.28</text:p>
          </table:table-cell>
          <table:table-cell table:formula="of:=[.R24]/[.G24]" office:value-type="float" office:value="0.906007827324663" calcext:value-type="float">
            <text:p>0.91</text:p>
          </table:table-cell>
          <table:table-cell table:style-name="ce10" table:formula="of:=[.S24]/[.G24]" office:value-type="float" office:value="0.000363361537938595" calcext:value-type="float">
            <text:p>0.000363</text:p>
          </table:table-cell>
          <table:table-cell table:style-name="ce10" table:formula="of:=[.T24]/[.G24]" office:value-type="float" office:value="0.0000192542939291013" calcext:value-type="float">
            <text:p>0.000019</text:p>
          </table:table-cell>
          <table:table-cell table:formula="of:=[.U24]/[.G24]" office:value-type="float" office:value="4.83296997179539" calcext:value-type="float">
            <text:p>4.83</text:p>
          </table:table-cell>
          <table:table-cell table:formula="of:=[.V24]/[.G24]" office:value-type="float" office:value="0.401386486421552" calcext:value-type="float">
            <text:p>0.40</text:p>
          </table:table-cell>
          <table:table-cell/>
          <table:table-cell table:formula="of:=([.F24]-[.$AG$5])^2" office:value-type="float" office:value="35.0228680310429" calcext:value-type="float">
            <text:p>35.022868031</text:p>
          </table:table-cell>
          <table:table-cell table:style-name="ce3" table:formula="of:=([.F24]-[.$AG$5])^3" office:value-type="float" office:value="-207.265759196883" calcext:value-type="float">
            <text:p>-207.2657591969</text:p>
          </table:table-cell>
          <table:table-cell table:style-name="ce3" table:formula="of:=([.F24]-[.$AG$5])^4" office:value-type="float" office:value="1226.60128511985" calcext:value-type="float">
            <text:p>1226.6012851199</text:p>
          </table:table-cell>
          <table:table-cell table:number-columns-repeated="7"/>
          <table:table-cell table:style-name="ce13" table:formula="of:=[.F24]" office:value-type="float" office:value="-6" calcext:value-type="float">
            <text:p>-6</text:p>
          </table:table-cell>
          <table:table-cell table:formula="of:=[.AE24]" office:value-type="float" office:value="4.83296997179539" calcext:value-type="float">
            <text:p>4.8329699718</text:p>
          </table:table-cell>
          <table:table-cell office:value-type="float" office:value="0" calcext:value-type="float">
            <text:p>0</text:p>
          </table:table-cell>
          <table:table-cell table:formula="of:=[.AF24]" office:value-type="float" office:value="0.401386486421552" calcext:value-type="float">
            <text:p>0.4013864864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Y24]" office:value-type="float" office:value="26.6352594522502" calcext:value-type="float">
            <text:p>26.6352594523</text:p>
          </table:table-cell>
          <table:table-cell table:formula="of:=[.AT24]" office:value-type="float" office:value="0" calcext:value-type="float">
            <text:p>0</text:p>
          </table:table-cell>
          <table:table-cell table:formula="of:=[.Z24]" office:value-type="float" office:value="1.09988346389153" calcext:value-type="float">
            <text:p>1.0998834639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AA24]" office:value-type="float" office:value="27.2842499311863" calcext:value-type="float">
            <text:p>27.2842499312</text:p>
          </table:table-cell>
          <table:table-cell table:formula="of:=[.AY24]" office:value-type="float" office:value="0" calcext:value-type="float">
            <text:p>0</text:p>
          </table:table-cell>
          <table:table-cell table:formula="of:=[.AB24]" office:value-type="float" office:value="0.906007827324663" calcext:value-type="float">
            <text:p>0.9060078273</text:p>
          </table:table-cell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7" table:formula="of:=SQRT([.H25])" office:value-type="float" office:value="32.9089653438087" calcext:value-type="float">
            <text:p>32.91</text:p>
          </table:table-cell>
          <table:table-cell office:value-type="float" office:value="1162" calcext:value-type="float">
            <text:p>1162</text:p>
          </table:table-cell>
          <table:table-cell table:style-name="ce7" table:formula="of:=SQRT([.J25])" office:value-type="float" office:value="34.0881210981186" calcext:value-type="float">
            <text:p>34.09</text:p>
          </table:table-cell>
          <table:table-cell office:value-type="float" office:value="110" calcext:value-type="float">
            <text:p>110</text:p>
          </table:table-cell>
          <table:table-cell table:style-name="ce7" table:formula="of:=SQRT([.L25])" office:value-type="float" office:value="10.4880884817015" calcext:value-type="float">
            <text:p>10.49</text:p>
          </table:table-cell>
          <table:table-cell/>
          <table:table-cell table:formula="of:=[.H25]*[.$B$4]" office:value-type="float" office:value="740.273378617289" calcext:value-type="float">
            <text:p>740.27</text:p>
          </table:table-cell>
          <table:table-cell table:formula="of:=SQRT([.I25]^2*[.$B$4]^2 + [.$C$4]^2*[.H25]^2)" office:value-type="float" office:value="31.1719738132684" calcext:value-type="float">
            <text:p>31.17</text:p>
          </table:table-cell>
          <table:table-cell table:formula="of:=[.J25]*[.$B$5]" office:value-type="float" office:value="855.331791907515" calcext:value-type="float">
            <text:p>855.33</text:p>
          </table:table-cell>
          <table:table-cell table:formula="of:=SQRT([.K25]^2*[.$B$5]^2+[.$C$5]^2*[.J25]^2)" office:value-type="float" office:value="27.8995563191466" calcext:value-type="float">
            <text:p>27.90</text:p>
          </table:table-cell>
          <table:table-cell table:formula="of:=2*[.O25]*[.Q25]*[.$B$3]/[.G25]" office:value-type="float" office:value="0.0105529892572359" calcext:value-type="float">
            <text:p>0.0106</text:p>
          </table:table-cell>
          <table:table-cell table:formula="of:=SQRT((2*[.$B$3]/[.G25])^2*([.O25]^2*[.R25]^2+[.Q25]^2*[.P25]^2))" office:value-type="float" office:value="0.000562099554008666" calcext:value-type="float">
            <text:p>0.0006</text:p>
          </table:table-cell>
          <table:table-cell table:formula="of:=[.L25]-[.S25]" office:value-type="float" office:value="109.989447010743" calcext:value-type="float">
            <text:p>109.99</text:p>
          </table:table-cell>
          <table:table-cell table:formula="of:=SQRT([.M25]^2+[.T25]^2)" office:value-type="float" office:value="10.4880884967641" calcext:value-type="float">
            <text:p>10.49</text:p>
          </table:table-cell>
          <table:table-cell table:number-columns-repeated="2"/>
          <table:table-cell table:formula="of:=[.O25]/[.G25]" office:value-type="float" office:value="24.675779287243" calcext:value-type="float">
            <text:p>24.68</text:p>
          </table:table-cell>
          <table:table-cell table:formula="of:=[.P25]/[.G25]" office:value-type="float" office:value="1.03906579377561" calcext:value-type="float">
            <text:p>1.04</text:p>
          </table:table-cell>
          <table:table-cell table:formula="of:=[.Q25]/[.G25]" office:value-type="float" office:value="28.5110597302505" calcext:value-type="float">
            <text:p>28.51</text:p>
          </table:table-cell>
          <table:table-cell table:formula="of:=[.R25]/[.G25]" office:value-type="float" office:value="0.92998521063822" calcext:value-type="float">
            <text:p>0.93</text:p>
          </table:table-cell>
          <table:table-cell table:style-name="ce10" table:formula="of:=[.S25]/[.G25]" office:value-type="float" office:value="0.000351766308574531" calcext:value-type="float">
            <text:p>0.000352</text:p>
          </table:table-cell>
          <table:table-cell table:style-name="ce10" table:formula="of:=[.T25]/[.G25]" office:value-type="float" office:value="0.0000187366518002889" calcext:value-type="float">
            <text:p>0.000019</text:p>
          </table:table-cell>
          <table:table-cell table:formula="of:=[.U25]/[.G25]" office:value-type="float" office:value="3.66631490035809" calcext:value-type="float">
            <text:p>3.67</text:p>
          </table:table-cell>
          <table:table-cell table:formula="of:=[.V25]/[.G25]" office:value-type="float" office:value="0.349602949892137" calcext:value-type="float">
            <text:p>0.35</text:p>
          </table:table-cell>
          <table:table-cell/>
          <table:table-cell table:formula="of:=([.F25]-[.$AG$5])^2" office:value-type="float" office:value="47.8588923688082" calcext:value-type="float">
            <text:p>47.8588923688</text:p>
          </table:table-cell>
          <table:table-cell table:style-name="ce3" table:formula="of:=([.F25]-[.$AG$5])^3" office:value-type="float" office:value="-331.088399796659" calcext:value-type="float">
            <text:p>-331.0883997967</text:p>
          </table:table-cell>
          <table:table-cell table:style-name="ce3" table:formula="of:=([.F25]-[.$AG$5])^4" office:value-type="float" office:value="2290.47357876917" calcext:value-type="float">
            <text:p>2290.4735787692</text:p>
          </table:table-cell>
          <table:table-cell table:number-columns-repeated="7"/>
          <table:table-cell table:style-name="ce13" table:formula="of:=[.F25]" office:value-type="float" office:value="-7" calcext:value-type="float">
            <text:p>-7</text:p>
          </table:table-cell>
          <table:table-cell table:formula="of:=[.AE25]" office:value-type="float" office:value="3.66631490035809" calcext:value-type="float">
            <text:p>3.6663149004</text:p>
          </table:table-cell>
          <table:table-cell office:value-type="float" office:value="0" calcext:value-type="float">
            <text:p>0</text:p>
          </table:table-cell>
          <table:table-cell table:formula="of:=[.AF25]" office:value-type="float" office:value="0.349602949892137" calcext:value-type="float">
            <text:p>0.3496029499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Y25]" office:value-type="float" office:value="24.675779287243" calcext:value-type="float">
            <text:p>24.6757792872</text:p>
          </table:table-cell>
          <table:table-cell table:formula="of:=[.AT25]" office:value-type="float" office:value="0" calcext:value-type="float">
            <text:p>0</text:p>
          </table:table-cell>
          <table:table-cell table:formula="of:=[.Z25]" office:value-type="float" office:value="1.03906579377561" calcext:value-type="float">
            <text:p>1.0390657938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AA25]" office:value-type="float" office:value="28.5110597302505" calcext:value-type="float">
            <text:p>28.5110597303</text:p>
          </table:table-cell>
          <table:table-cell table:formula="of:=[.AY25]" office:value-type="float" office:value="0" calcext:value-type="float">
            <text:p>0</text:p>
          </table:table-cell>
          <table:table-cell table:formula="of:=[.AB25]" office:value-type="float" office:value="0.92998521063822" calcext:value-type="float">
            <text:p>0.9299852106</text:p>
          </table:table-cell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7" table:formula="of:=SQRT([.H26])" office:value-type="float" office:value="32.6036807738022" calcext:value-type="float">
            <text:p>32.60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26])" office:value-type="float" office:value="33.3016516106934" calcext:value-type="float">
            <text:p>33.30</text:p>
          </table:table-cell>
          <table:table-cell office:value-type="float" office:value="91" calcext:value-type="float">
            <text:p>91</text:p>
          </table:table-cell>
          <table:table-cell table:style-name="ce7" table:formula="of:=SQRT([.L26])" office:value-type="float" office:value="9.53939201416946" calcext:value-type="float">
            <text:p>9.54</text:p>
          </table:table-cell>
          <table:table-cell/>
          <table:table-cell table:formula="of:=[.H26]*[.$B$4]" office:value-type="float" office:value="726.6025867684" calcext:value-type="float">
            <text:p>726.60</text:p>
          </table:table-cell>
          <table:table-cell table:formula="of:=SQRT([.I26]^2*[.$B$4]^2 + [.$C$4]^2*[.H26]^2)" office:value-type="float" office:value="30.7458354278973" calcext:value-type="float">
            <text:p>30.75</text:p>
          </table:table-cell>
          <table:table-cell table:formula="of:=[.J26]*[.$B$5]" office:value-type="float" office:value="816.319240297275" calcext:value-type="float">
            <text:p>816.32</text:p>
          </table:table-cell>
          <table:table-cell table:formula="of:=SQRT([.K26]^2*[.$B$5]^2+[.$C$5]^2*[.J26]^2)" office:value-type="float" office:value="27.136792015345" calcext:value-type="float">
            <text:p>27.14</text:p>
          </table:table-cell>
          <table:table-cell table:formula="of:=2*[.O26]*[.Q26]*[.$B$3]/[.G26]" office:value-type="float" office:value="0.00988566119381359" calcext:value-type="float">
            <text:p>0.0099</text:p>
          </table:table-cell>
          <table:table-cell table:formula="of:=SQRT((2*[.$B$3]/[.G26])^2*([.O26]^2*[.R26]^2+[.Q26]^2*[.P26]^2))" office:value-type="float" office:value="0.000531955716064694" calcext:value-type="float">
            <text:p>0.0005</text:p>
          </table:table-cell>
          <table:table-cell table:formula="of:=[.L26]-[.S26]" office:value-type="float" office:value="90.9901143388062" calcext:value-type="float">
            <text:p>90.99</text:p>
          </table:table-cell>
          <table:table-cell table:formula="of:=SQRT([.M26]^2+[.T26]^2)" office:value-type="float" office:value="9.53939202900148" calcext:value-type="float">
            <text:p>9.54</text:p>
          </table:table-cell>
          <table:table-cell table:number-columns-repeated="2"/>
          <table:table-cell table:formula="of:=[.O26]/[.G26]" office:value-type="float" office:value="24.2200862256133" calcext:value-type="float">
            <text:p>24.22</text:p>
          </table:table-cell>
          <table:table-cell table:formula="of:=[.P26]/[.G26]" office:value-type="float" office:value="1.02486118092991" calcext:value-type="float">
            <text:p>1.02</text:p>
          </table:table-cell>
          <table:table-cell table:formula="of:=[.Q26]/[.G26]" office:value-type="float" office:value="27.2106413432425" calcext:value-type="float">
            <text:p>27.21</text:p>
          </table:table-cell>
          <table:table-cell table:formula="of:=[.R26]/[.G26]" office:value-type="float" office:value="0.904559733844834" calcext:value-type="float">
            <text:p>0.90</text:p>
          </table:table-cell>
          <table:table-cell table:style-name="ce10" table:formula="of:=[.S26]/[.G26]" office:value-type="float" office:value="0.000329522039793786" calcext:value-type="float">
            <text:p>0.000330</text:p>
          </table:table-cell>
          <table:table-cell table:style-name="ce10" table:formula="of:=[.T26]/[.G26]" office:value-type="float" office:value="0.0000177318572021565" calcext:value-type="float">
            <text:p>0.000018</text:p>
          </table:table-cell>
          <table:table-cell table:formula="of:=[.U26]/[.G26]" office:value-type="float" office:value="3.03300381129354" calcext:value-type="float">
            <text:p>3.03</text:p>
          </table:table-cell>
          <table:table-cell table:formula="of:=[.V26]/[.G26]" office:value-type="float" office:value="0.317979734300049" calcext:value-type="float">
            <text:p>0.32</text:p>
          </table:table-cell>
          <table:table-cell/>
          <table:table-cell table:formula="of:=([.F26]-[.$AG$5])^2" office:value-type="float" office:value="62.6949167065735" calcext:value-type="float">
            <text:p>62.6949167066</text:p>
          </table:table-cell>
          <table:table-cell table:style-name="ce3" table:formula="of:=([.F26]-[.$AG$5])^3" office:value-type="float" office:value="-496.419113409732" calcext:value-type="float">
            <text:p>-496.4191134097</text:p>
          </table:table-cell>
          <table:table-cell table:style-name="ce3" table:formula="of:=([.F26]-[.$AG$5])^4" office:value-type="float" office:value="3930.65258084418" calcext:value-type="float">
            <text:p>3930.6525808442</text:p>
          </table:table-cell>
          <table:table-cell table:number-columns-repeated="7"/>
          <table:table-cell table:style-name="ce13" table:formula="of:=[.F26]" office:value-type="float" office:value="-8" calcext:value-type="float">
            <text:p>-8</text:p>
          </table:table-cell>
          <table:table-cell table:formula="of:=[.AE26]" office:value-type="float" office:value="3.03300381129354" calcext:value-type="float">
            <text:p>3.0330038113</text:p>
          </table:table-cell>
          <table:table-cell office:value-type="float" office:value="0" calcext:value-type="float">
            <text:p>0</text:p>
          </table:table-cell>
          <table:table-cell table:formula="of:=[.AF26]" office:value-type="float" office:value="0.317979734300049" calcext:value-type="float">
            <text:p>0.3179797343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Y26]" office:value-type="float" office:value="24.2200862256133" calcext:value-type="float">
            <text:p>24.2200862256</text:p>
          </table:table-cell>
          <table:table-cell table:formula="of:=[.AT26]" office:value-type="float" office:value="0" calcext:value-type="float">
            <text:p>0</text:p>
          </table:table-cell>
          <table:table-cell table:formula="of:=[.Z26]" office:value-type="float" office:value="1.02486118092991" calcext:value-type="float">
            <text:p>1.0248611809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AA26]" office:value-type="float" office:value="27.2106413432425" calcext:value-type="float">
            <text:p>27.2106413432</text:p>
          </table:table-cell>
          <table:table-cell table:formula="of:=[.AY26]" office:value-type="float" office:value="0" calcext:value-type="float">
            <text:p>0</text:p>
          </table:table-cell>
          <table:table-cell table:formula="of:=[.AB26]" office:value-type="float" office:value="0.904559733844834" calcext:value-type="float">
            <text:p>0.9045597338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7" table:formula="of:=SQRT([.H27])" office:value-type="float" office:value="32.9545141065682" calcext:value-type="float">
            <text:p>32.95</text:p>
          </table:table-cell>
          <table:table-cell office:value-type="float" office:value="1113" calcext:value-type="float">
            <text:p>1113</text:p>
          </table:table-cell>
          <table:table-cell table:style-name="ce7" table:formula="of:=SQRT([.J27])" office:value-type="float" office:value="33.3616546352246" calcext:value-type="float">
            <text:p>33.36</text:p>
          </table:table-cell>
          <table:table-cell office:value-type="float" office:value="50" calcext:value-type="float">
            <text:p>50</text:p>
          </table:table-cell>
          <table:table-cell table:style-name="ce7" table:formula="of:=SQRT([.L27])" office:value-type="float" office:value="7.07106781186548" calcext:value-type="float">
            <text:p>7.07</text:p>
          </table:table-cell>
          <table:table-cell/>
          <table:table-cell table:formula="of:=[.H27]*[.$B$4]" office:value-type="float" office:value="742.323997394622" calcext:value-type="float">
            <text:p>742.32</text:p>
          </table:table-cell>
          <table:table-cell table:formula="of:=SQRT([.I27]^2*[.$B$4]^2 + [.$C$4]^2*[.H27]^2)" office:value-type="float" office:value="31.2358316773788" calcext:value-type="float">
            <text:p>31.24</text:p>
          </table:table-cell>
          <table:table-cell table:formula="of:=[.J27]*[.$B$5]" office:value-type="float" office:value="819.263583815029" calcext:value-type="float">
            <text:p>819.26</text:p>
          </table:table-cell>
          <table:table-cell table:formula="of:=SQRT([.K27]^2*[.$B$5]^2+[.$C$5]^2*[.J27]^2)" office:value-type="float" office:value="27.1947084366184" calcext:value-type="float">
            <text:p>27.19</text:p>
          </table:table-cell>
          <table:table-cell table:formula="of:=2*[.O27]*[.Q27]*[.$B$3]/[.G27]" office:value-type="float" office:value="0.0101359836409569" calcext:value-type="float">
            <text:p>0.0101</text:p>
          </table:table-cell>
          <table:table-cell table:formula="of:=SQRT((2*[.$B$3]/[.G27])^2*([.O27]^2*[.R27]^2+[.Q27]^2*[.P27]^2))" office:value-type="float" office:value="0.000543239762021459" calcext:value-type="float">
            <text:p>0.0005</text:p>
          </table:table-cell>
          <table:table-cell table:formula="of:=[.L27]-[.S27]" office:value-type="float" office:value="49.989864016359" calcext:value-type="float">
            <text:p>49.99</text:p>
          </table:table-cell>
          <table:table-cell table:formula="of:=SQRT([.M27]^2+[.T27]^2)" office:value-type="float" office:value="7.07106783273286" calcext:value-type="float">
            <text:p>7.07</text:p>
          </table:table-cell>
          <table:table-cell table:number-columns-repeated="2"/>
          <table:table-cell table:formula="of:=[.O27]/[.G27]" office:value-type="float" office:value="24.7441332464874" calcext:value-type="float">
            <text:p>24.74</text:p>
          </table:table-cell>
          <table:table-cell table:formula="of:=[.P27]/[.G27]" office:value-type="float" office:value="1.04119438924596" calcext:value-type="float">
            <text:p>1.04</text:p>
          </table:table-cell>
          <table:table-cell table:formula="of:=[.Q27]/[.G27]" office:value-type="float" office:value="27.3087861271676" calcext:value-type="float">
            <text:p>27.31</text:p>
          </table:table-cell>
          <table:table-cell table:formula="of:=[.R27]/[.G27]" office:value-type="float" office:value="0.906490281220614" calcext:value-type="float">
            <text:p>0.91</text:p>
          </table:table-cell>
          <table:table-cell table:style-name="ce10" table:formula="of:=[.S27]/[.G27]" office:value-type="float" office:value="0.000337866121365231" calcext:value-type="float">
            <text:p>0.000338</text:p>
          </table:table-cell>
          <table:table-cell table:style-name="ce10" table:formula="of:=[.T27]/[.G27]" office:value-type="float" office:value="0.000018107992067382" calcext:value-type="float">
            <text:p>0.000018</text:p>
          </table:table-cell>
          <table:table-cell table:formula="of:=[.U27]/[.G27]" office:value-type="float" office:value="1.6663288005453" calcext:value-type="float">
            <text:p>1.67</text:p>
          </table:table-cell>
          <table:table-cell table:formula="of:=[.V27]/[.G27]" office:value-type="float" office:value="0.235702261091095" calcext:value-type="float">
            <text:p>0.24</text:p>
          </table:table-cell>
          <table:table-cell/>
          <table:table-cell table:formula="of:=([.F27]-[.$AG$5])^2" office:value-type="float" office:value="79.5309410443387" calcext:value-type="float">
            <text:p>79.5309410443</text:p>
          </table:table-cell>
          <table:table-cell table:style-name="ce3" table:formula="of:=([.F27]-[.$AG$5])^3" office:value-type="float" office:value="-709.2579000361" calcext:value-type="float">
            <text:p>-709.2579000361</text:p>
          </table:table-cell>
          <table:table-cell table:style-name="ce3" table:formula="of:=([.F27]-[.$AG$5])^4" office:value-type="float" office:value="6325.17058339808" calcext:value-type="float">
            <text:p>6325.1705833981</text:p>
          </table:table-cell>
          <table:table-cell table:number-columns-repeated="7"/>
          <table:table-cell table:style-name="ce13" table:formula="of:=[.F27]" office:value-type="float" office:value="-9" calcext:value-type="float">
            <text:p>-9</text:p>
          </table:table-cell>
          <table:table-cell table:formula="of:=[.AE27]" office:value-type="float" office:value="1.6663288005453" calcext:value-type="float">
            <text:p>1.6663288005</text:p>
          </table:table-cell>
          <table:table-cell office:value-type="float" office:value="0" calcext:value-type="float">
            <text:p>0</text:p>
          </table:table-cell>
          <table:table-cell table:formula="of:=[.AF27]" office:value-type="float" office:value="0.235702261091095" calcext:value-type="float">
            <text:p>0.2357022611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Y27]" office:value-type="float" office:value="24.7441332464874" calcext:value-type="float">
            <text:p>24.7441332465</text:p>
          </table:table-cell>
          <table:table-cell table:formula="of:=[.AT27]" office:value-type="float" office:value="0" calcext:value-type="float">
            <text:p>0</text:p>
          </table:table-cell>
          <table:table-cell table:formula="of:=[.Z27]" office:value-type="float" office:value="1.04119438924596" calcext:value-type="float">
            <text:p>1.0411943892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AA27]" office:value-type="float" office:value="27.3087861271676" calcext:value-type="float">
            <text:p>27.3087861272</text:p>
          </table:table-cell>
          <table:table-cell table:formula="of:=[.AY27]" office:value-type="float" office:value="0" calcext:value-type="float">
            <text:p>0</text:p>
          </table:table-cell>
          <table:table-cell table:formula="of:=[.AB27]" office:value-type="float" office:value="0.906490281220614" calcext:value-type="float">
            <text:p>0.9064902812</text:p>
          </table:table-cell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7" table:formula="of:=SQRT([.H28])" office:value-type="float" office:value="33.4215499341368" calcext:value-type="float">
            <text:p>33.42</text:p>
          </table:table-cell>
          <table:table-cell office:value-type="float" office:value="1079" calcext:value-type="float">
            <text:p>1079</text:p>
          </table:table-cell>
          <table:table-cell table:style-name="ce7" table:formula="of:=SQRT([.J28])" office:value-type="float" office:value="32.8481354113137" calcext:value-type="float">
            <text:p>32.85</text:p>
          </table:table-cell>
          <table:table-cell office:value-type="float" office:value="43" calcext:value-type="float">
            <text:p>43</text:p>
          </table:table-cell>
          <table:table-cell table:style-name="ce7" table:formula="of:=SQRT([.L28])" office:value-type="float" office:value="6.557438524302" calcext:value-type="float">
            <text:p>6.56</text:p>
          </table:table-cell>
          <table:table-cell/>
          <table:table-cell table:formula="of:=[.H28]*[.$B$4]" office:value-type="float" office:value="763.513724760398" calcext:value-type="float">
            <text:p>763.51</text:p>
          </table:table-cell>
          <table:table-cell table:formula="of:=SQRT([.I28]^2*[.$B$4]^2 + [.$C$4]^2*[.H28]^2)" office:value-type="float" office:value="31.8947701641762" calcext:value-type="float">
            <text:p>31.89</text:p>
          </table:table-cell>
          <table:table-cell table:formula="of:=[.J28]*[.$B$5]" office:value-type="float" office:value="794.236663914121" calcext:value-type="float">
            <text:p>794.24</text:p>
          </table:table-cell>
          <table:table-cell table:formula="of:=SQRT([.K28]^2*[.$B$5]^2+[.$C$5]^2*[.J28]^2)" office:value-type="float" office:value="26.7005193272354" calcext:value-type="float">
            <text:p>26.70</text:p>
          </table:table-cell>
          <table:table-cell table:formula="of:=2*[.O28]*[.Q28]*[.$B$3]/[.G28]" office:value-type="float" office:value="0.0101068432267724" calcext:value-type="float">
            <text:p>0.0101</text:p>
          </table:table-cell>
          <table:table-cell table:formula="of:=SQRT((2*[.$B$3]/[.G28])^2*([.O28]^2*[.R28]^2+[.Q28]^2*[.P28]^2))" office:value-type="float" office:value="0.000541937802104004" calcext:value-type="float">
            <text:p>0.0005</text:p>
          </table:table-cell>
          <table:table-cell table:formula="of:=[.L28]-[.S28]" office:value-type="float" office:value="42.9898931567732" calcext:value-type="float">
            <text:p>42.99</text:p>
          </table:table-cell>
          <table:table-cell table:formula="of:=SQRT([.M28]^2+[.T28]^2)" office:value-type="float" office:value="6.55743854669615" calcext:value-type="float">
            <text:p>6.56</text:p>
          </table:table-cell>
          <table:table-cell table:number-columns-repeated="2"/>
          <table:table-cell table:formula="of:=[.O28]/[.G28]" office:value-type="float" office:value="25.4504574920133" calcext:value-type="float">
            <text:p>25.45</text:p>
          </table:table-cell>
          <table:table-cell table:formula="of:=[.P28]/[.G28]" office:value-type="float" office:value="1.06315900547254" calcext:value-type="float">
            <text:p>1.06</text:p>
          </table:table-cell>
          <table:table-cell table:formula="of:=[.Q28]/[.G28]" office:value-type="float" office:value="26.474555463804" calcext:value-type="float">
            <text:p>26.47</text:p>
          </table:table-cell>
          <table:table-cell table:formula="of:=[.R28]/[.G28]" office:value-type="float" office:value="0.890017310907846" calcext:value-type="float">
            <text:p>0.89</text:p>
          </table:table-cell>
          <table:table-cell table:style-name="ce10" table:formula="of:=[.S28]/[.G28]" office:value-type="float" office:value="0.000336894774225746" calcext:value-type="float">
            <text:p>0.000337</text:p>
          </table:table-cell>
          <table:table-cell table:style-name="ce10" table:formula="of:=[.T28]/[.G28]" office:value-type="float" office:value="0.0000180645934034668" calcext:value-type="float">
            <text:p>0.000018</text:p>
          </table:table-cell>
          <table:table-cell table:formula="of:=[.U28]/[.G28]" office:value-type="float" office:value="1.43299643855911" calcext:value-type="float">
            <text:p>1.43</text:p>
          </table:table-cell>
          <table:table-cell table:formula="of:=[.V28]/[.G28]" office:value-type="float" office:value="0.218581284889872" calcext:value-type="float">
            <text:p>0.22</text:p>
          </table:table-cell>
          <table:table-cell/>
          <table:table-cell table:formula="of:=([.F28]-[.$AG$5])^2" office:value-type="float" office:value="98.366965382104" calcext:value-type="float">
            <text:p>98.3669653821</text:p>
          </table:table-cell>
          <table:table-cell table:style-name="ce3" table:formula="of:=([.F28]-[.$AG$5])^3" office:value-type="float" office:value="-975.604759675764" calcext:value-type="float">
            <text:p>-975.6047596758</text:p>
          </table:table-cell>
          <table:table-cell table:style-name="ce3" table:formula="of:=([.F28]-[.$AG$5])^4" office:value-type="float" office:value="9676.05987848405" calcext:value-type="float">
            <text:p>9676.0598784841</text:p>
          </table:table-cell>
          <table:table-cell table:number-columns-repeated="7"/>
          <table:table-cell table:style-name="ce13" table:formula="of:=[.F28]" office:value-type="float" office:value="-10" calcext:value-type="float">
            <text:p>-10</text:p>
          </table:table-cell>
          <table:table-cell table:formula="of:=[.AE28]" office:value-type="float" office:value="1.43299643855911" calcext:value-type="float">
            <text:p>1.4329964386</text:p>
          </table:table-cell>
          <table:table-cell office:value-type="float" office:value="0" calcext:value-type="float">
            <text:p>0</text:p>
          </table:table-cell>
          <table:table-cell table:formula="of:=[.AF28]" office:value-type="float" office:value="0.218581284889872" calcext:value-type="float">
            <text:p>0.2185812849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Y28]" office:value-type="float" office:value="25.4504574920133" calcext:value-type="float">
            <text:p>25.450457492</text:p>
          </table:table-cell>
          <table:table-cell table:formula="of:=[.AT28]" office:value-type="float" office:value="0" calcext:value-type="float">
            <text:p>0</text:p>
          </table:table-cell>
          <table:table-cell table:formula="of:=[.Z28]" office:value-type="float" office:value="1.06315900547254" calcext:value-type="float">
            <text:p>1.0631590055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AA28]" office:value-type="float" office:value="26.474555463804" calcext:value-type="float">
            <text:p>26.4745554638</text:p>
          </table:table-cell>
          <table:table-cell table:formula="of:=[.AY28]" office:value-type="float" office:value="0" calcext:value-type="float">
            <text:p>0</text:p>
          </table:table-cell>
          <table:table-cell table:formula="of:=[.AB28]" office:value-type="float" office:value="0.890017310907846" calcext:value-type="float">
            <text:p>0.8900173109</text:p>
          </table:table-cell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7" table:formula="of:=SQRT([.H29])" office:value-type="float" office:value="85.7671265695663" calcext:value-type="float">
            <text:p>85.77</text:p>
          </table:table-cell>
          <table:table-cell office:value-type="float" office:value="7334" calcext:value-type="float">
            <text:p>7334</text:p>
          </table:table-cell>
          <table:table-cell table:style-name="ce7" table:formula="of:=SQRT([.J29])" office:value-type="float" office:value="85.6387762640266" calcext:value-type="float">
            <text:p>85.64</text:p>
          </table:table-cell>
          <table:table-cell office:value-type="float" office:value="53" calcext:value-type="float">
            <text:p>53</text:p>
          </table:table-cell>
          <table:table-cell table:style-name="ce7" table:formula="of:=SQRT([.L29])" office:value-type="float" office:value="7.28010988928052" calcext:value-type="float">
            <text:p>7.28</text:p>
          </table:table-cell>
          <table:table-cell/>
          <table:table-cell table:formula="of:=[.H29]*[.$B$4]" office:value-type="float" office:value="5028.11724202103" calcext:value-type="float">
            <text:p>5028.12</text:p>
          </table:table-cell>
          <table:table-cell table:formula="of:=SQRT([.I29]^2*[.$B$4]^2 + [.$C$4]^2*[.H29]^2)" office:value-type="float" office:value="157.864287609104" calcext:value-type="float">
            <text:p>157.86</text:p>
          </table:table-cell>
          <table:table-cell table:formula="of:=[.J29]*[.$B$5]" office:value-type="float" office:value="5398.45383980182" calcext:value-type="float">
            <text:p>5398.45</text:p>
          </table:table-cell>
          <table:table-cell table:formula="of:=SQRT([.K29]^2*[.$B$5]^2+[.$C$5]^2*[.J29]^2)" office:value-type="float" office:value="99.5024815463121" calcext:value-type="float">
            <text:p>99.50</text:p>
          </table:table-cell>
          <table:table-cell table:formula="of:=2*[.O29]*[.Q29]*[.$B$3]/[.G29]" office:value-type="float" office:value="0.0678601470804054" calcext:value-type="float">
            <text:p>0.0679</text:p>
          </table:table-cell>
          <table:table-cell table:formula="of:=SQRT((2*[.$B$3]/[.G29])^2*([.O29]^2*[.R29]^2+[.Q29]^2*[.P29]^2))" office:value-type="float" office:value="0.00247056977190071" calcext:value-type="float">
            <text:p>0.0025</text:p>
          </table:table-cell>
          <table:table-cell table:formula="of:=[.L29]-[.S29]" office:value-type="float" office:value="52.9321398529196" calcext:value-type="float">
            <text:p>52.93</text:p>
          </table:table-cell>
          <table:table-cell table:formula="of:=SQRT([.M29]^2+[.T29]^2)" office:value-type="float" office:value="7.28011030848537" calcext:value-type="float">
            <text:p>7.28</text:p>
          </table:table-cell>
          <table:table-cell table:number-columns-repeated="2"/>
          <table:table-cell table:formula="of:=[.O29]/[.G29]" office:value-type="float" office:value="25.1405862101051" calcext:value-type="float">
            <text:p>25.14</text:p>
          </table:table-cell>
          <table:table-cell table:formula="of:=[.P29]/[.G29]" office:value-type="float" office:value="0.789321438045519" calcext:value-type="float">
            <text:p>0.79</text:p>
          </table:table-cell>
          <table:table-cell table:formula="of:=[.Q29]/[.G29]" office:value-type="float" office:value="26.9922691990091" calcext:value-type="float">
            <text:p>26.99</text:p>
          </table:table-cell>
          <table:table-cell table:formula="of:=[.R29]/[.G29]" office:value-type="float" office:value="0.49751240773156" calcext:value-type="float">
            <text:p>0.50</text:p>
          </table:table-cell>
          <table:table-cell table:style-name="ce10" table:formula="of:=[.S29]/[.G29]" office:value-type="float" office:value="0.000339300735402027" calcext:value-type="float">
            <text:p>0.000339</text:p>
          </table:table-cell>
          <table:table-cell table:style-name="ce10" table:formula="of:=[.T29]/[.G29]" office:value-type="float" office:value="0.0000123528488595036" calcext:value-type="float">
            <text:p>0.000012</text:p>
          </table:table-cell>
          <table:table-cell table:formula="of:=[.U29]/[.G29]" office:value-type="float" office:value="0.264660699264598" calcext:value-type="float">
            <text:p>0.26</text:p>
          </table:table-cell>
          <table:table-cell table:formula="of:=[.V29]/[.G29]" office:value-type="float" office:value="0.0364005515424269" calcext:value-type="float">
            <text:p>0.04</text:p>
          </table:table-cell>
          <table:table-cell/>
          <table:table-cell table:formula="of:=([.F29]-[.$AG$5])^2" office:value-type="float" office:value="142.039014057635" calcext:value-type="float">
            <text:p>142.0390140576</text:p>
          </table:table-cell>
          <table:table-cell table:style-name="ce3" table:formula="of:=([.F29]-[.$AG$5])^3" office:value-type="float" office:value="-1692.82269799498" calcext:value-type="float">
            <text:p>-1692.822697995</text:p>
          </table:table-cell>
          <table:table-cell table:style-name="ce3" table:formula="of:=([.F29]-[.$AG$5])^4" office:value-type="float" office:value="20175.0815144649" calcext:value-type="float">
            <text:p>20175.0815144649</text:p>
          </table:table-cell>
          <table:table-cell table:number-columns-repeated="7"/>
          <table:table-cell table:style-name="ce13" table:formula="of:=[.F29]" office:value-type="float" office:value="-12" calcext:value-type="float">
            <text:p>-12</text:p>
          </table:table-cell>
          <table:table-cell table:formula="of:=[.AE29]" office:value-type="float" office:value="0.264660699264598" calcext:value-type="float">
            <text:p>0.2646606993</text:p>
          </table:table-cell>
          <table:table-cell office:value-type="float" office:value="0" calcext:value-type="float">
            <text:p>0</text:p>
          </table:table-cell>
          <table:table-cell table:formula="of:=[.AF29]" office:value-type="float" office:value="0.0364005515424269" calcext:value-type="float">
            <text:p>0.0364005515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Y29]" office:value-type="float" office:value="25.1405862101051" calcext:value-type="float">
            <text:p>25.1405862101</text:p>
          </table:table-cell>
          <table:table-cell table:formula="of:=[.AT29]" office:value-type="float" office:value="0" calcext:value-type="float">
            <text:p>0</text:p>
          </table:table-cell>
          <table:table-cell table:formula="of:=[.Z29]" office:value-type="float" office:value="0.789321438045519" calcext:value-type="float">
            <text:p>0.789321438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AA29]" office:value-type="float" office:value="26.9922691990091" calcext:value-type="float">
            <text:p>26.992269199</text:p>
          </table:table-cell>
          <table:table-cell table:formula="of:=[.AY29]" office:value-type="float" office:value="0" calcext:value-type="float">
            <text:p>0</text:p>
          </table:table-cell>
          <table:table-cell table:formula="of:=[.AB29]" office:value-type="float" office:value="0.49751240773156" calcext:value-type="float">
            <text:p>0.4975124077</text:p>
          </table:table-cell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7" table:formula="of:=SQRT([.H30])" office:value-type="float" office:value="86.185845705661" calcext:value-type="float">
            <text:p>86.19</text:p>
          </table:table-cell>
          <table:table-cell office:value-type="float" office:value="7669" calcext:value-type="float">
            <text:p>7669</text:p>
          </table:table-cell>
          <table:table-cell table:style-name="ce7" table:formula="of:=SQRT([.J30])" office:value-type="float" office:value="87.5728268357257" calcext:value-type="float">
            <text:p>87.57</text:p>
          </table:table-cell>
          <table:table-cell office:value-type="float" office:value="9" calcext:value-type="float">
            <text:p>9</text:p>
          </table:table-cell>
          <table:table-cell table:style-name="ce7" table:formula="of:=SQRT([.L30])" office:value-type="float" office:value="3" calcext:value-type="float">
            <text:p>3.00</text:p>
          </table:table-cell>
          <table:table-cell/>
          <table:table-cell table:formula="of:=[.H30]*[.$B$4]" office:value-type="float" office:value="5077.33209267703" calcext:value-type="float">
            <text:p>5077.33</text:p>
          </table:table-cell>
          <table:table-cell table:formula="of:=SQRT([.I30]^2*[.$B$4]^2 + [.$C$4]^2*[.H30]^2)" office:value-type="float" office:value="159.302868132507" calcext:value-type="float">
            <text:p>159.30</text:p>
          </table:table-cell>
          <table:table-cell table:formula="of:=[.J30]*[.$B$5]" office:value-type="float" office:value="5645.04260941371" calcext:value-type="float">
            <text:p>5645.04</text:p>
          </table:table-cell>
          <table:table-cell table:formula="of:=SQRT([.K30]^2*[.$B$5]^2+[.$C$5]^2*[.J30]^2)" office:value-type="float" office:value="103.131399088443" calcext:value-type="float">
            <text:p>103.13</text:p>
          </table:table-cell>
          <table:table-cell table:formula="of:=2*[.O30]*[.Q30]*[.$B$3]/[.G30]" office:value-type="float" office:value="0.0716543900132637" calcext:value-type="float">
            <text:p>0.0717</text:p>
          </table:table-cell>
          <table:table-cell table:formula="of:=SQRT((2*[.$B$3]/[.G30])^2*([.O30]^2*[.R30]^2+[.Q30]^2*[.P30]^2))" office:value-type="float" office:value="0.00260153805803685" calcext:value-type="float">
            <text:p>0.0026</text:p>
          </table:table-cell>
          <table:table-cell table:formula="of:=[.L30]-[.S30]" office:value-type="float" office:value="8.92834560998674" calcext:value-type="float">
            <text:p>8.93</text:p>
          </table:table-cell>
          <table:table-cell table:formula="of:=SQRT([.M30]^2+[.T30]^2)" office:value-type="float" office:value="3.00000112799983" calcext:value-type="float">
            <text:p>3.00</text:p>
          </table:table-cell>
          <table:table-cell table:number-columns-repeated="2"/>
          <table:table-cell table:formula="of:=[.O30]/[.G30]" office:value-type="float" office:value="25.3866604633851" calcext:value-type="float">
            <text:p>25.39</text:p>
          </table:table-cell>
          <table:table-cell table:formula="of:=[.P30]/[.G30]" office:value-type="float" office:value="0.796514340662537" calcext:value-type="float">
            <text:p>0.80</text:p>
          </table:table-cell>
          <table:table-cell table:formula="of:=[.Q30]/[.G30]" office:value-type="float" office:value="28.2252130470685" calcext:value-type="float">
            <text:p>28.23</text:p>
          </table:table-cell>
          <table:table-cell table:formula="of:=[.R30]/[.G30]" office:value-type="float" office:value="0.515656995442216" calcext:value-type="float">
            <text:p>0.52</text:p>
          </table:table-cell>
          <table:table-cell table:style-name="ce10" table:formula="of:=[.S30]/[.G30]" office:value-type="float" office:value="0.000358271950066319" calcext:value-type="float">
            <text:p>0.000358</text:p>
          </table:table-cell>
          <table:table-cell table:style-name="ce10" table:formula="of:=[.T30]/[.G30]" office:value-type="float" office:value="0.0000130076902901843" calcext:value-type="float">
            <text:p>0.000013</text:p>
          </table:table-cell>
          <table:table-cell table:formula="of:=[.U30]/[.G30]" office:value-type="float" office:value="0.0446417280499337" calcext:value-type="float">
            <text:p>0.04</text:p>
          </table:table-cell>
          <table:table-cell table:formula="of:=[.V30]/[.G30]" office:value-type="float" office:value="0.0150000056399992" calcext:value-type="float">
            <text:p>0.02</text:p>
          </table:table-cell>
          <table:table-cell/>
          <table:table-cell table:formula="of:=([.F30]-[.$AG$5])^2" office:value-type="float" office:value="222.54708707093" calcext:value-type="float">
            <text:p>222.5470870709</text:p>
          </table:table-cell>
          <table:table-cell table:style-name="ce3" table:formula="of:=([.F30]-[.$AG$5])^3" office:value-type="float" office:value="-3319.96015307352" calcext:value-type="float">
            <text:p>-3319.9601530735</text:p>
          </table:table-cell>
          <table:table-cell table:style-name="ce3" table:formula="of:=([.F30]-[.$AG$5])^4" office:value-type="float" office:value="49527.2059637562" calcext:value-type="float">
            <text:p>49527.2059637562</text:p>
          </table:table-cell>
          <table:table-cell table:number-columns-repeated="7"/>
          <table:table-cell table:style-name="ce13" table:formula="of:=[.F30]" office:value-type="float" office:value="-15" calcext:value-type="float">
            <text:p>-15</text:p>
          </table:table-cell>
          <table:table-cell table:formula="of:=[.AE30]" office:value-type="float" office:value="0.0446417280499337" calcext:value-type="float">
            <text:p>0.044641728</text:p>
          </table:table-cell>
          <table:table-cell office:value-type="float" office:value="0" calcext:value-type="float">
            <text:p>0</text:p>
          </table:table-cell>
          <table:table-cell table:formula="of:=[.AF30]" office:value-type="float" office:value="0.0150000056399992" calcext:value-type="float">
            <text:p>0.0150000056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Y30]" office:value-type="float" office:value="25.3866604633851" calcext:value-type="float">
            <text:p>25.3866604634</text:p>
          </table:table-cell>
          <table:table-cell table:formula="of:=[.AT30]" office:value-type="float" office:value="0" calcext:value-type="float">
            <text:p>0</text:p>
          </table:table-cell>
          <table:table-cell table:formula="of:=[.Z30]" office:value-type="float" office:value="0.796514340662537" calcext:value-type="float">
            <text:p>0.7965143407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AA30]" office:value-type="float" office:value="28.2252130470685" calcext:value-type="float">
            <text:p>28.2252130471</text:p>
          </table:table-cell>
          <table:table-cell table:formula="of:=[.AY30]" office:value-type="float" office:value="0" calcext:value-type="float">
            <text:p>0</text:p>
          </table:table-cell>
          <table:table-cell table:formula="of:=[.AB30]" office:value-type="float" office:value="0.515656995442216" calcext:value-type="float">
            <text:p>0.5156569954</text:p>
          </table:table-cell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7" table:formula="of:=SQRT([.H31])" office:value-type="float" office:value="85.451740766353" calcext:value-type="float">
            <text:p>85.45</text:p>
          </table:table-cell>
          <table:table-cell office:value-type="float" office:value="7562" calcext:value-type="float">
            <text:p>7562</text:p>
          </table:table-cell>
          <table:table-cell table:style-name="ce7" table:formula="of:=SQRT([.J31])" office:value-type="float" office:value="86.9597608092387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table:style-name="ce7" table:formula="of:=SQRT([.L31])" office:value-type="float" office:value="3.3166247903554" calcext:value-type="float">
            <text:p>3.32</text:p>
          </table:table-cell>
          <table:table-cell/>
          <table:table-cell table:formula="of:=[.H31]*[.$B$4]" office:value-type="float" office:value="4991.20610402903" calcext:value-type="float">
            <text:p>4991.21</text:p>
          </table:table-cell>
          <table:table-cell table:formula="of:=SQRT([.I31]^2*[.$B$4]^2 + [.$C$4]^2*[.H31]^2)" office:value-type="float" office:value="156.785305127921" calcext:value-type="float">
            <text:p>156.79</text:p>
          </table:table-cell>
          <table:table-cell table:formula="of:=[.J31]*[.$B$5]" office:value-type="float" office:value="5566.28142031379" calcext:value-type="float">
            <text:p>5566.28</text:p>
          </table:table-cell>
          <table:table-cell table:formula="of:=SQRT([.K31]^2*[.$B$5]^2+[.$C$5]^2*[.J31]^2)" office:value-type="float" office:value="101.973167503079" calcext:value-type="float">
            <text:p>101.97</text:p>
          </table:table-cell>
          <table:table-cell table:formula="of:=2*[.O31]*[.Q31]*[.$B$3]/[.G31]" office:value-type="float" office:value="0.069456144504534" calcext:value-type="float">
            <text:p>0.0695</text:p>
          </table:table-cell>
          <table:table-cell table:formula="of:=SQRT((2*[.$B$3]/[.G31])^2*([.O31]^2*[.R31]^2+[.Q31]^2*[.P31]^2))" office:value-type="float" office:value="0.00252571061632971" calcext:value-type="float">
            <text:p>0.0025</text:p>
          </table:table-cell>
          <table:table-cell table:formula="of:=[.L31]-[.S31]" office:value-type="float" office:value="10.9305438554955" calcext:value-type="float">
            <text:p>10.93</text:p>
          </table:table-cell>
          <table:table-cell table:formula="of:=SQRT([.M31]^2+[.T31]^2)" office:value-type="float" office:value="3.31662575205797" calcext:value-type="float">
            <text:p>3.32</text:p>
          </table:table-cell>
          <table:table-cell table:number-columns-repeated="2"/>
          <table:table-cell table:formula="of:=[.O31]/[.G31]" office:value-type="float" office:value="24.9560305201452" calcext:value-type="float">
            <text:p>24.96</text:p>
          </table:table-cell>
          <table:table-cell table:formula="of:=[.P31]/[.G31]" office:value-type="float" office:value="0.783926525639603" calcext:value-type="float">
            <text:p>0.78</text:p>
          </table:table-cell>
          <table:table-cell table:formula="of:=[.Q31]/[.G31]" office:value-type="float" office:value="27.831407101569" calcext:value-type="float">
            <text:p>27.83</text:p>
          </table:table-cell>
          <table:table-cell table:formula="of:=[.R31]/[.G31]" office:value-type="float" office:value="0.509865837515396" calcext:value-type="float">
            <text:p>0.51</text:p>
          </table:table-cell>
          <table:table-cell table:style-name="ce10" table:formula="of:=[.S31]/[.G31]" office:value-type="float" office:value="0.00034728072252267" calcext:value-type="float">
            <text:p>0.000347</text:p>
          </table:table-cell>
          <table:table-cell table:style-name="ce10" table:formula="of:=[.T31]/[.G31]" office:value-type="float" office:value="0.0000126285530816485" calcext:value-type="float">
            <text:p>0.000013</text:p>
          </table:table-cell>
          <table:table-cell table:formula="of:=[.U31]/[.G31]" office:value-type="float" office:value="0.0546527192774773" calcext:value-type="float">
            <text:p>0.05</text:p>
          </table:table-cell>
          <table:table-cell table:formula="of:=[.V31]/[.G31]" office:value-type="float" office:value="0.0165831287602899" calcext:value-type="float">
            <text:p>0.02</text:p>
          </table:table-cell>
          <table:table-cell/>
          <table:table-cell table:formula="of:=([.F31]-[.$AG$5])^2" office:value-type="float" office:value="396.727208759757" calcext:value-type="float">
            <text:p>396.7272087598</text:p>
          </table:table-cell>
          <table:table-cell table:style-name="ce3" table:formula="of:=([.F31]-[.$AG$5])^3" office:value-type="float" office:value="-7902.01737180367" calcext:value-type="float">
            <text:p>-7902.0173718037</text:p>
          </table:table-cell>
          <table:table-cell table:style-name="ce3" table:formula="of:=([.F31]-[.$AG$5])^4" office:value-type="float" office:value="157392.478170308" calcext:value-type="float">
            <text:p>157392.478170308</text:p>
          </table:table-cell>
          <table:table-cell table:number-columns-repeated="7"/>
          <table:table-cell table:style-name="ce13" table:formula="of:=[.F31]" office:value-type="float" office:value="-20" calcext:value-type="float">
            <text:p>-20</text:p>
          </table:table-cell>
          <table:table-cell table:formula="of:=[.AE31]" office:value-type="float" office:value="0.0546527192774773" calcext:value-type="float">
            <text:p>0.0546527193</text:p>
          </table:table-cell>
          <table:table-cell office:value-type="float" office:value="0" calcext:value-type="float">
            <text:p>0</text:p>
          </table:table-cell>
          <table:table-cell table:formula="of:=[.AF31]" office:value-type="float" office:value="0.0165831287602899" calcext:value-type="float">
            <text:p>0.0165831288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Y31]" office:value-type="float" office:value="24.9560305201452" calcext:value-type="float">
            <text:p>24.9560305201</text:p>
          </table:table-cell>
          <table:table-cell table:formula="of:=[.AT31]" office:value-type="float" office:value="0" calcext:value-type="float">
            <text:p>0</text:p>
          </table:table-cell>
          <table:table-cell table:formula="of:=[.Z31]" office:value-type="float" office:value="0.783926525639603" calcext:value-type="float">
            <text:p>0.7839265256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AA31]" office:value-type="float" office:value="27.831407101569" calcext:value-type="float">
            <text:p>27.8314071016</text:p>
          </table:table-cell>
          <table:table-cell table:formula="of:=[.AY31]" office:value-type="float" office:value="0" calcext:value-type="float">
            <text:p>0</text:p>
          </table:table-cell>
          <table:table-cell table:formula="of:=[.AB31]" office:value-type="float" office:value="0.509865837515396" calcext:value-type="float">
            <text:p>0.5098658375</text:p>
          </table:table-cell>
        </table:table-row>
        <table:table-row table:style-name="ro1" table:number-rows-repeated="2">
          <table:table-cell table:number-columns-repeated="57"/>
        </table:table-row>
        <table:table-row table:style-name="ro1">
          <table:table-cell table:number-columns-repeated="23"/>
          <table:table-cell office:value-type="string" calcext:value-type="string">
            <text:p>Angulo(º)</text:p>
          </table:table-cell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0" calcext:value-type="float">
            <text:p>0</text:p>
          </table:table-cell>
          <table:table-cell office:value-type="float" office:value="25.6555193697466" calcext:value-type="float">
            <text:p>25.66</text:p>
          </table:table-cell>
          <table:table-cell office:value-type="float" office:value="1.06952558592541" calcext:value-type="float">
            <text:p>1.07</text:p>
          </table:table-cell>
          <table:table-cell office:value-type="float" office:value="27.6522928709056" calcext:value-type="float">
            <text:p>27.65</text:p>
          </table:table-cell>
          <table:table-cell office:value-type="float" office:value="0.913231951098844" calcext:value-type="float">
            <text:p>0.91</text:p>
          </table:table-cell>
          <table:table-cell table:style-name="ce11" office:value-type="float" office:value="0.000354716967683712" calcext:value-type="float">
            <text:p>3.55E-04</text:p>
          </table:table-cell>
          <table:table-cell table:style-name="ce11" office:value-type="float" office:value="0.0000188653750877358" calcext:value-type="float">
            <text:p>1.89E-05</text:p>
          </table:table-cell>
          <table:table-cell office:value-type="float" office:value="10.4659616655556" calcext:value-type="float">
            <text:p>10.47</text:p>
          </table:table-cell>
          <table:table-cell office:value-type="float" office:value="0.590668172302618" calcext:value-type="float">
            <text:p>0.5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24.5162867156726" calcext:value-type="float">
            <text:p>24.52</text:p>
          </table:table-cell>
          <table:table-cell office:value-type="float" office:value="1.03409696315466" calcext:value-type="float">
            <text:p>1.03</text:p>
          </table:table-cell>
          <table:table-cell office:value-type="float" office:value="26.8425984035233" calcext:value-type="float">
            <text:p>26.84</text:p>
          </table:table-cell>
          <table:table-cell office:value-type="float" office:value="0.897302632686706" calcext:value-type="float">
            <text:p>0.90</text:p>
          </table:table-cell>
          <table:table-cell table:style-name="ce11" office:value-type="float" office:value="0.000329040419327216" calcext:value-type="float">
            <text:p>3.29E-04</text:p>
          </table:table-cell>
          <table:table-cell table:style-name="ce11" office:value-type="float" office:value="0.0000177089911457558" calcext:value-type="float">
            <text:p>1.77E-05</text:p>
          </table:table-cell>
          <table:table-cell office:value-type="float" office:value="9.46601269777778" calcext:value-type="float">
            <text:p>9.47</text:p>
          </table:table-cell>
          <table:table-cell office:value-type="float" office:value="0.561743318913497" calcext:value-type="float">
            <text:p>0.56</text:p>
          </table:table-cell>
          <table:table-cell table:number-columns-repeated="25"/>
        </table:table-row>
        <table:table-row table:style-name="ro2">
          <table:table-cell/>
          <table:table-cell table:style-name="ce1"/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24.4707174095096" calcext:value-type="float">
            <text:p>24.47</text:p>
          </table:table-cell>
          <table:table-cell office:value-type="float" office:value="1.03267675077189" calcext:value-type="float">
            <text:p>1.03</text:p>
          </table:table-cell>
          <table:table-cell office:value-type="float" office:value="28.560132122213" calcext:value-type="float">
            <text:p>28.56</text:p>
          </table:table-cell>
          <table:table-cell office:value-type="float" office:value="0.930938299666203" calcext:value-type="float">
            <text:p>0.93</text:p>
          </table:table-cell>
          <table:table-cell table:style-name="ce11" office:value-type="float" office:value="0.000349443461170467" calcext:value-type="float">
            <text:p>3.49E-04</text:p>
          </table:table-cell>
          <table:table-cell table:style-name="ce11" office:value-type="float" office:value="0.000018633446384243" calcext:value-type="float">
            <text:p>1.86E-05</text:p>
          </table:table-cell>
          <table:table-cell office:value-type="float" office:value="9.26597214666667" calcext:value-type="float">
            <text:p>9.27</text:p>
          </table:table-cell>
          <table:table-cell office:value-type="float" office:value="0.555777734127959" calcext:value-type="float">
            <text:p>0.56</text:p>
          </table:table-cell>
          <table:table-cell table:number-columns-repeated="25"/>
        </table:table-row>
        <table:table-row table:style-name="ro2">
          <table:table-cell table:number-columns-repeated="14"/>
          <table:table-cell table:style-name="ce1"/>
          <table:table-cell table:number-columns-repeated="8"/>
          <table:table-cell office:value-type="float" office:value="3" calcext:value-type="float">
            <text:p>3</text:p>
          </table:table-cell>
          <table:table-cell table:style-name="ce9" office:value-type="float" office:value="24.7897025526504" calcext:value-type="float">
            <text:p>24.79</text:p>
          </table:table-cell>
          <table:table-cell office:value-type="float" office:value="1.0426131542298" calcext:value-type="float">
            <text:p>1.04</text:p>
          </table:table-cell>
          <table:table-cell office:value-type="float" office:value="26.5481640517479" calcext:value-type="float">
            <text:p>26.55</text:p>
          </table:table-cell>
          <table:table-cell office:value-type="float" office:value="0.891476666084602" calcext:value-type="float">
            <text:p>0.89</text:p>
          </table:table-cell>
          <table:table-cell table:style-name="ce11" office:value-type="float" office:value="0.000329060545080897" calcext:value-type="float">
            <text:p>3.29E-04</text:p>
          </table:table-cell>
          <table:table-cell table:style-name="ce11" office:value-type="float" office:value="0.0000177097296392859" calcext:value-type="float">
            <text:p>1.77E-05</text:p>
          </table:table-cell>
          <table:table-cell office:value-type="float" office:value="7.06601265777778" calcext:value-type="float">
            <text:p>7.07</text:p>
          </table:table-cell>
          <table:table-cell office:value-type="float" office:value="0.485340660097626" calcext:value-type="float">
            <text:p>0.49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5"/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24.6074253279985" calcext:value-type="float">
            <text:p>24.61</text:p>
          </table:table-cell>
          <table:table-cell office:value-type="float" office:value="1.03693665776888" calcext:value-type="float">
            <text:p>1.04</text:p>
          </table:table-cell>
          <table:table-cell office:value-type="float" office:value="27.5541480869805" calcext:value-type="float">
            <text:p>27.55</text:p>
          </table:table-cell>
          <table:table-cell office:value-type="float" office:value="0.91130816178348" calcext:value-type="float">
            <text:p>0.91</text:p>
          </table:table-cell>
          <table:table-cell table:style-name="ce11" office:value-type="float" office:value="0.000339018320763492" calcext:value-type="float">
            <text:p>3.39E-04</text:p>
          </table:table-cell>
          <table:table-cell table:style-name="ce11" office:value-type="float" office:value="0.0000181606174012984" calcext:value-type="float">
            <text:p>1.82E-05</text:p>
          </table:table-cell>
          <table:table-cell office:value-type="float" office:value="6.76599286666667" calcext:value-type="float">
            <text:p>6.77</text:p>
          </table:table-cell>
          <table:table-cell office:value-type="float" office:value="0.47492689582736" calcext:value-type="float">
            <text:p>0.47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24.8580565118948" calcext:value-type="float">
            <text:p>24.86</text:p>
          </table:table-cell>
          <table:table-cell office:value-type="float" office:value="1.04474085614449" calcext:value-type="float">
            <text:p>1.04</text:p>
          </table:table-cell>
          <table:table-cell office:value-type="float" office:value="27.6768290668869" calcext:value-type="float">
            <text:p>27.68</text:p>
          </table:table-cell>
          <table:table-cell office:value-type="float" office:value="0.913712600539914" calcext:value-type="float">
            <text:p>0.91</text:p>
          </table:table-cell>
          <table:table-cell table:style-name="ce11" office:value-type="float" office:value="0.000343996090507363" calcext:value-type="float">
            <text:p>3.44E-04</text:p>
          </table:table-cell>
          <table:table-cell table:style-name="ce11" office:value-type="float" office:value="0.0000183845697441308" calcext:value-type="float">
            <text:p>1.84E-05</text:p>
          </table:table-cell>
          <table:table-cell office:value-type="float" office:value="5.59931630666667" calcext:value-type="float">
            <text:p>5.60</text:p>
          </table:table-cell>
          <table:table-cell office:value-type="float" office:value="0.432049380869257" calcext:value-type="float">
            <text:p>0.43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6" calcext:value-type="float">
            <text:p>6</text:p>
          </table:table-cell>
          <table:table-cell office:value-type="float" office:value="25.4276728389318" calcext:value-type="float">
            <text:p>25.43</text:p>
          </table:table-cell>
          <table:table-cell office:value-type="float" office:value="1.06245132878797" calcext:value-type="float">
            <text:p>1.06</text:p>
          </table:table-cell>
          <table:table-cell office:value-type="float" office:value="27.2106413432425" calcext:value-type="float">
            <text:p>27.21</text:p>
          </table:table-cell>
          <table:table-cell office:value-type="float" office:value="0.904559733844834" calcext:value-type="float">
            <text:p>0.90</text:p>
          </table:table-cell>
          <table:table-cell table:style-name="ce11" office:value-type="float" office:value="0.000345951642906741" calcext:value-type="float">
            <text:p>3.46E-04</text:p>
          </table:table-cell>
          <table:table-cell table:style-name="ce11" office:value-type="float" office:value="0.0000184717765513843" calcext:value-type="float">
            <text:p>1.85E-05</text:p>
          </table:table-cell>
          <table:table-cell office:value-type="float" office:value="5.16597908666667" calcext:value-type="float">
            <text:p>5.17</text:p>
          </table:table-cell>
          <table:table-cell office:value-type="float" office:value="0.414996654290306" calcext:value-type="float">
            <text:p>0.4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5.815011941317" calcext:value-type="float">
            <text:p>25.82</text:p>
          </table:table-cell>
          <table:table-cell office:value-type="float" office:value="1.07447428248092" calcext:value-type="float">
            <text:p>1.07</text:p>
          </table:table-cell>
          <table:table-cell office:value-type="float" office:value="27.603220478943" calcext:value-type="float">
            <text:p>27.60</text:p>
          </table:table-cell>
          <table:table-cell office:value-type="float" office:value="0.912270295128219" calcext:value-type="float">
            <text:p>0.91</text:p>
          </table:table-cell>
          <table:table-cell table:style-name="ce11" office:value-type="float" office:value="0.00035628873314136" calcext:value-type="float">
            <text:p>3.56E-04</text:p>
          </table:table-cell>
          <table:table-cell table:style-name="ce11" office:value-type="float" office:value="0.0000189358687099952" calcext:value-type="float">
            <text:p>1.89E-05</text:p>
          </table:table-cell>
          <table:table-cell office:value-type="float" office:value="3.799291875" calcext:value-type="float">
            <text:p>3.80</text:p>
          </table:table-cell>
          <table:table-cell office:value-type="float" office:value="0.355902609649002" calcext:value-type="float">
            <text:p>0.36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8" calcext:value-type="float">
            <text:p>8</text:p>
          </table:table-cell>
          <table:table-cell office:value-type="float" office:value="25.5643807574207" calcext:value-type="float">
            <text:p>25.56</text:p>
          </table:table-cell>
          <table:table-cell office:value-type="float" office:value="1.06669655010662" calcext:value-type="float">
            <text:p>1.07</text:p>
          </table:table-cell>
          <table:table-cell office:value-type="float" office:value="27.6277566749243" calcext:value-type="float">
            <text:p>27.63</text:p>
          </table:table-cell>
          <table:table-cell office:value-type="float" office:value="0.912751182690975" calcext:value-type="float">
            <text:p>0.91</text:p>
          </table:table-cell>
          <table:table-cell table:style-name="ce11" office:value-type="float" office:value="0.000353143245555568" calcext:value-type="float">
            <text:p>3.53E-04</text:p>
          </table:table-cell>
          <table:table-cell table:style-name="ce11" office:value-type="float" office:value="0.0000187948009476478" calcext:value-type="float">
            <text:p>1.88E-05</text:p>
          </table:table-cell>
          <table:table-cell office:value-type="float" office:value="2.49929812666667" calcext:value-type="float">
            <text:p>2.50</text:p>
          </table:table-cell>
          <table:table-cell office:value-type="float" office:value="0.288675136113062" calcext:value-type="float">
            <text:p>0.2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9" calcext:value-type="float">
            <text:p>9</text:p>
          </table:table-cell>
          <table:table-cell office:value-type="float" office:value="24.4935020625911" calcext:value-type="float">
            <text:p>24.49</text:p>
          </table:table-cell>
          <table:table-cell office:value-type="float" office:value="1.03338688749076" calcext:value-type="float">
            <text:p>1.03</text:p>
          </table:table-cell>
          <table:table-cell office:value-type="float" office:value="28.0939443985687" calcext:value-type="float">
            <text:p>28.09</text:p>
          </table:table-cell>
          <table:table-cell office:value-type="float" office:value="0.921865619254199" calcext:value-type="float">
            <text:p>0.92</text:p>
          </table:table-cell>
          <table:table-cell table:style-name="ce11" office:value-type="float" office:value="0.000344059542536331" calcext:value-type="float">
            <text:p>3.44E-04</text:p>
          </table:table-cell>
          <table:table-cell table:style-name="ce11" office:value-type="float" office:value="0.0000183895055432552" calcext:value-type="float">
            <text:p>1.84E-05</text:p>
          </table:table-cell>
          <table:table-cell office:value-type="float" office:value="1.63264951388889" calcext:value-type="float">
            <text:p>1.63</text:p>
          </table:table-cell>
          <table:table-cell office:value-type="float" office:value="0.23333333514057" calcext:value-type="float">
            <text:p>0.2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0" calcext:value-type="float">
            <text:p>10</text:p>
          </table:table-cell>
          <table:table-cell office:value-type="float" office:value="24.9491951242207" calcext:value-type="float">
            <text:p>24.95</text:p>
          </table:table-cell>
          <table:table-cell office:value-type="float" office:value="1.04757696538434" calcext:value-type="float">
            <text:p>1.05</text:p>
          </table:table-cell>
          <table:table-cell office:value-type="float" office:value="26.302802091935" calcext:value-type="float">
            <text:p>26.30</text:p>
          </table:table-cell>
          <table:table-cell office:value-type="float" office:value="0.886607640704965" calcext:value-type="float">
            <text:p>0.89</text:p>
          </table:table-cell>
          <table:table-cell table:style-name="ce11" office:value-type="float" office:value="0.000328116870852724" calcext:value-type="float">
            <text:p>3.28E-04</text:p>
          </table:table-cell>
          <table:table-cell table:style-name="ce11" office:value-type="float" office:value="0.0000176673100030052" calcext:value-type="float">
            <text:p>1.77E-05</text:p>
          </table:table-cell>
          <table:table-cell office:value-type="float" office:value="1.29934786666667" calcext:value-type="float">
            <text:p>1.30</text:p>
          </table:table-cell>
          <table:table-cell office:value-type="float" office:value="0.208166601832353" calcext:value-type="float">
            <text:p>0.2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2" calcext:value-type="float">
            <text:p>12</text:p>
          </table:table-cell>
          <table:table-cell office:value-type="float" office:value="25.123497720294" calcext:value-type="float">
            <text:p>25.12</text:p>
          </table:table-cell>
          <table:table-cell office:value-type="float" office:value="0.788821917679613" calcext:value-type="float">
            <text:p>0.79</text:p>
          </table:table-cell>
          <table:table-cell office:value-type="float" office:value="26.9297018992568" calcext:value-type="float">
            <text:p>26.93</text:p>
          </table:table-cell>
          <table:table-cell office:value-type="float" office:value="0.496590560342048" calcext:value-type="float">
            <text:p>0.50</text:p>
          </table:table-cell>
          <table:table-cell table:style-name="ce11" office:value-type="float" office:value="0.000338284152137088" calcext:value-type="float">
            <text:p>3.38E-04</text:p>
          </table:table-cell>
          <table:table-cell table:style-name="ce11" office:value-type="float" office:value="0.0000123177395563711" calcext:value-type="float">
            <text:p>1.23E-05</text:p>
          </table:table-cell>
          <table:table-cell office:value-type="float" office:value="0.1393276591625" calcext:value-type="float">
            <text:p>0.14</text:p>
          </table:table-cell>
          <table:table-cell office:value-type="float" office:value="0.0264575154402996" calcext:value-type="float">
            <text:p>0.0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5" calcext:value-type="float">
            <text:p>15</text:p>
          </table:table-cell>
          <table:table-cell office:value-type="float" office:value="24.8705880710896" calcext:value-type="float">
            <text:p>24.87</text:p>
          </table:table-cell>
          <table:table-cell office:value-type="float" office:value="0.781428811345689" calcext:value-type="float">
            <text:p>0.78</text:p>
          </table:table-cell>
          <table:table-cell office:value-type="float" office:value="26.9996300578035" calcext:value-type="float">
            <text:p>27.00</text:p>
          </table:table-cell>
          <table:table-cell office:value-type="float" office:value="0.497620853276594" calcext:value-type="float">
            <text:p>0.50</text:p>
          </table:table-cell>
          <table:table-cell table:style-name="ce11" office:value-type="float" office:value="0.000335748338619719" calcext:value-type="float">
            <text:p>3.36E-04</text:p>
          </table:table-cell>
          <table:table-cell table:style-name="ce11" office:value-type="float" office:value="0.0000122301494076636" calcext:value-type="float">
            <text:p>1.22E-05</text:p>
          </table:table-cell>
          <table:table-cell office:value-type="float" office:value="0.0693326991" calcext:value-type="float">
            <text:p>0.07</text:p>
          </table:table-cell>
          <table:table-cell office:value-type="float" office:value="0.0187082901915394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20" calcext:value-type="float">
            <text:p>20</text:p>
          </table:table-cell>
          <table:table-cell office:value-type="float" office:value="25.123497720294" calcext:value-type="float">
            <text:p>25.12</text:p>
          </table:table-cell>
          <table:table-cell office:value-type="float" office:value="0.788821917679613" calcext:value-type="float">
            <text:p>0.79</text:p>
          </table:table-cell>
          <table:table-cell office:value-type="float" office:value="26.9297018992568" calcext:value-type="float">
            <text:p>26.93</text:p>
          </table:table-cell>
          <table:table-cell office:value-type="float" office:value="0.496590560342048" calcext:value-type="float">
            <text:p>0.50</text:p>
          </table:table-cell>
          <table:table-cell table:style-name="ce11" office:value-type="float" office:value="0.000338284152137088" calcext:value-type="float">
            <text:p>3.38E-04</text:p>
          </table:table-cell>
          <table:table-cell table:style-name="ce11" office:value-type="float" office:value="0.0000123177395563711" calcext:value-type="float">
            <text:p>1.23E-05</text:p>
          </table:table-cell>
          <table:table-cell office:value-type="float" office:value="0.0493276591625" calcext:value-type="float">
            <text:p>0.05</text:p>
          </table:table-cell>
          <table:table-cell office:value-type="float" office:value="0.0158113921990979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" calcext:value-type="float">
            <text:p>-1</text:p>
          </table:table-cell>
          <table:table-cell office:value-type="float" office:value="24.9719797773022" calcext:value-type="float">
            <text:p>24.97</text:p>
          </table:table-cell>
          <table:table-cell office:value-type="float" office:value="1.04828584587764" calcext:value-type="float">
            <text:p>1.05</text:p>
          </table:table-cell>
          <table:table-cell office:value-type="float" office:value="26.989815579411" calcext:value-type="float">
            <text:p>26.99</text:p>
          </table:table-cell>
          <table:table-cell office:value-type="float" office:value="0.900208821344548" calcext:value-type="float">
            <text:p>0.90</text:p>
          </table:table-cell>
          <table:table-cell table:style-name="ce11" office:value-type="float" office:value="0.000336994564421083" calcext:value-type="float">
            <text:p>3.37E-04</text:p>
          </table:table-cell>
          <table:table-cell table:style-name="ce11" office:value-type="float" office:value="0.0000180682487246707" calcext:value-type="float">
            <text:p>1.81E-05</text:p>
          </table:table-cell>
          <table:table-cell office:value-type="float" office:value="10.9326635555556" calcext:value-type="float">
            <text:p>10.93</text:p>
          </table:table-cell>
          <table:table-cell office:value-type="float" office:value="0.60369234321927" calcext:value-type="float">
            <text:p>0.6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" calcext:value-type="float">
            <text:p>-2</text:p>
          </table:table-cell>
          <table:table-cell office:value-type="float" office:value="24.1061629602059" calcext:value-type="float">
            <text:p>24.11</text:p>
          </table:table-cell>
          <table:table-cell office:value-type="float" office:value="1.02130615583515" calcext:value-type="float">
            <text:p>1.02</text:p>
          </table:table-cell>
          <table:table-cell office:value-type="float" office:value="26.8916707954858" calcext:value-type="float">
            <text:p>26.89</text:p>
          </table:table-cell>
          <table:table-cell office:value-type="float" office:value="0.898271861742783" calcext:value-type="float">
            <text:p>0.90</text:p>
          </table:table-cell>
          <table:table-cell table:style-name="ce11" office:value-type="float" office:value="0.000324127499234097" calcext:value-type="float">
            <text:p>3.24E-04</text:p>
          </table:table-cell>
          <table:table-cell table:style-name="ce11" office:value-type="float" office:value="0.0000174871145585446" calcext:value-type="float">
            <text:p>1.75E-05</text:p>
          </table:table-cell>
          <table:table-cell office:value-type="float" office:value="8.99935579555556" calcext:value-type="float">
            <text:p>9.00</text:p>
          </table:table-cell>
          <table:table-cell office:value-type="float" office:value="0.547722558208896" calcext:value-type="float">
            <text:p>0.55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3" calcext:value-type="float">
            <text:p>-3</text:p>
          </table:table-cell>
          <table:table-cell office:value-type="float" office:value="25.4732421450948" calcext:value-type="float">
            <text:p>25.47</text:p>
          </table:table-cell>
          <table:table-cell office:value-type="float" office:value="1.06386662608909" calcext:value-type="float">
            <text:p>1.06</text:p>
          </table:table-cell>
          <table:table-cell office:value-type="float" office:value="27.1124965593174" calcext:value-type="float">
            <text:p>27.11</text:p>
          </table:table-cell>
          <table:table-cell office:value-type="float" office:value="0.902627227717383" calcext:value-type="float">
            <text:p>0.90</text:p>
          </table:table-cell>
          <table:table-cell table:style-name="ce11" office:value-type="float" office:value="0.00034532159500677" calcext:value-type="float">
            <text:p>3.45E-04</text:p>
          </table:table-cell>
          <table:table-cell table:style-name="ce11" office:value-type="float" office:value="0.0000184435066165709" calcext:value-type="float">
            <text:p>1.84E-05</text:p>
          </table:table-cell>
          <table:table-cell office:value-type="float" office:value="7.76598033888889" calcext:value-type="float">
            <text:p>7.77</text:p>
          </table:table-cell>
          <table:table-cell office:value-type="float" office:value="0.508811251582061" calcext:value-type="float">
            <text:p>0.5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4" calcext:value-type="float">
            <text:p>-4</text:p>
          </table:table-cell>
          <table:table-cell office:value-type="float" office:value="24.2656555317763" calcext:value-type="float">
            <text:p>24.27</text:p>
          </table:table-cell>
          <table:table-cell office:value-type="float" office:value="1.02628275191229" calcext:value-type="float">
            <text:p>1.03</text:p>
          </table:table-cell>
          <table:table-cell office:value-type="float" office:value="30.0568400770713" calcext:value-type="float">
            <text:p>30.06</text:p>
          </table:table-cell>
          <table:table-cell office:value-type="float" office:value="0.959798014507072" calcext:value-type="float">
            <text:p>0.96</text:p>
          </table:table-cell>
          <table:table-cell table:style-name="ce11" office:value-type="float" office:value="0.00036467446384195" calcext:value-type="float">
            <text:p>3.65E-04</text:p>
          </table:table-cell>
          <table:table-cell table:style-name="ce11" office:value-type="float" office:value="0.0000193258644917423" calcext:value-type="float">
            <text:p>1.93E-05</text:p>
          </table:table-cell>
          <table:table-cell office:value-type="float" office:value="7.565941875" calcext:value-type="float">
            <text:p>7.57</text:p>
          </table:table-cell>
          <table:table-cell office:value-type="float" office:value="0.502217306695337" calcext:value-type="float">
            <text:p>0.5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5" calcext:value-type="float">
            <text:p>-5</text:p>
          </table:table-cell>
          <table:table-cell office:value-type="float" office:value="24.4707174095096" calcext:value-type="float">
            <text:p>24.47</text:p>
          </table:table-cell>
          <table:table-cell office:value-type="float" office:value="1.03267675077189" calcext:value-type="float">
            <text:p>1.03</text:p>
          </table:table-cell>
          <table:table-cell office:value-type="float" office:value="27.0634241673548" calcext:value-type="float">
            <text:p>27.06</text:p>
          </table:table-cell>
          <table:table-cell office:value-type="float" office:value="0.901660236186519" calcext:value-type="float">
            <text:p>0.90</text:p>
          </table:table-cell>
          <table:table-cell table:style-name="ce11" office:value-type="float" office:value="0.000331130702466516" calcext:value-type="float">
            <text:p>3.31E-04</text:p>
          </table:table-cell>
          <table:table-cell table:style-name="ce11" office:value-type="float" office:value="0.000017803861409128" calcext:value-type="float">
            <text:p>1.78E-05</text:p>
          </table:table-cell>
          <table:table-cell office:value-type="float" office:value="5.46600854333333" calcext:value-type="float">
            <text:p>5.47</text:p>
          </table:table-cell>
          <table:table-cell office:value-type="float" office:value="0.426874950094505" calcext:value-type="float">
            <text:p>0.43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6"/>
          <table:table-cell table:number-columns-repeated="18"/>
          <table:table-cell office:value-type="float" office:value="-6" calcext:value-type="float">
            <text:p>-6</text:p>
          </table:table-cell>
          <table:table-cell office:value-type="float" office:value="26.6352594522502" calcext:value-type="float">
            <text:p>26.64</text:p>
          </table:table-cell>
          <table:table-cell office:value-type="float" office:value="1.09988346389153" calcext:value-type="float">
            <text:p>1.10</text:p>
          </table:table-cell>
          <table:table-cell office:value-type="float" office:value="27.2842499311863" calcext:value-type="float">
            <text:p>27.28</text:p>
          </table:table-cell>
          <table:table-cell office:value-type="float" office:value="0.906007827324663" calcext:value-type="float">
            <text:p>0.91</text:p>
          </table:table-cell>
          <table:table-cell table:style-name="ce11" office:value-type="float" office:value="0.000363361537938594" calcext:value-type="float">
            <text:p>3.63E-04</text:p>
          </table:table-cell>
          <table:table-cell table:style-name="ce11" office:value-type="float" office:value="0.0000192542939291013" calcext:value-type="float">
            <text:p>1.93E-05</text:p>
          </table:table-cell>
          <table:table-cell office:value-type="float" office:value="4.83261115111111" calcext:value-type="float">
            <text:p>4.83</text:p>
          </table:table-cell>
          <table:table-cell office:value-type="float" office:value="0.401386487099748" calcext:value-type="float">
            <text:p>0.4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7" calcext:value-type="float">
            <text:p>-7</text:p>
          </table:table-cell>
          <table:table-cell office:value-type="float" office:value="24.675779287243" calcext:value-type="float">
            <text:p>24.68</text:p>
          </table:table-cell>
          <table:table-cell office:value-type="float" office:value="1.03906579377561" calcext:value-type="float">
            <text:p>1.04</text:p>
          </table:table-cell>
          <table:table-cell office:value-type="float" office:value="28.5110597302505" calcext:value-type="float">
            <text:p>28.51</text:p>
          </table:table-cell>
          <table:table-cell office:value-type="float" office:value="0.92998521063822" calcext:value-type="float">
            <text:p>0.93</text:p>
          </table:table-cell>
          <table:table-cell table:style-name="ce11" office:value-type="float" office:value="0.000351766308574531" calcext:value-type="float">
            <text:p>3.52E-04</text:p>
          </table:table-cell>
          <table:table-cell table:style-name="ce11" office:value-type="float" office:value="0.0000187366518002889" calcext:value-type="float">
            <text:p>1.87E-05</text:p>
          </table:table-cell>
          <table:table-cell office:value-type="float" office:value="3.66596753" calcext:value-type="float">
            <text:p>3.67</text:p>
          </table:table-cell>
          <table:table-cell office:value-type="float" office:value="0.349602950637149" calcext:value-type="float">
            <text:p>0.35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-8" calcext:value-type="float">
            <text:p>-8</text:p>
          </table:table-cell>
          <table:table-cell office:value-type="float" office:value="24.2200862256133" calcext:value-type="float">
            <text:p>24.22</text:p>
          </table:table-cell>
          <table:table-cell office:value-type="float" office:value="1.02486118092991" calcext:value-type="float">
            <text:p>1.02</text:p>
          </table:table-cell>
          <table:table-cell office:value-type="float" office:value="27.2106413432425" calcext:value-type="float">
            <text:p>27.21</text:p>
          </table:table-cell>
          <table:table-cell office:value-type="float" office:value="0.904559733844834" calcext:value-type="float">
            <text:p>0.90</text:p>
          </table:table-cell>
          <table:table-cell table:style-name="ce11" office:value-type="float" office:value="0.000329522039793786" calcext:value-type="float">
            <text:p>3.30E-04</text:p>
          </table:table-cell>
          <table:table-cell table:style-name="ce11" office:value-type="float" office:value="0.0000177318572021565" calcext:value-type="float">
            <text:p>1.77E-05</text:p>
          </table:table-cell>
          <table:table-cell office:value-type="float" office:value="3.03267840722222" calcext:value-type="float">
            <text:p>3.03</text:p>
          </table:table-cell>
          <table:table-cell office:value-type="float" office:value="0.317979735048302" calcext:value-type="float">
            <text:p>0.3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9" calcext:value-type="float">
            <text:p>-9</text:p>
          </table:table-cell>
          <table:table-cell office:value-type="float" office:value="24.7441332464874" calcext:value-type="float">
            <text:p>24.74</text:p>
          </table:table-cell>
          <table:table-cell office:value-type="float" office:value="1.04119438924596" calcext:value-type="float">
            <text:p>1.04</text:p>
          </table:table-cell>
          <table:table-cell office:value-type="float" office:value="27.3087861271676" calcext:value-type="float">
            <text:p>27.31</text:p>
          </table:table-cell>
          <table:table-cell office:value-type="float" office:value="0.906490281220614" calcext:value-type="float">
            <text:p>0.91</text:p>
          </table:table-cell>
          <table:table-cell table:style-name="ce11" office:value-type="float" office:value="0.000337866121365231" calcext:value-type="float">
            <text:p>3.38E-04</text:p>
          </table:table-cell>
          <table:table-cell table:style-name="ce11" office:value-type="float" office:value="0.000018107992067382" calcext:value-type="float">
            <text:p>1.81E-05</text:p>
          </table:table-cell>
          <table:table-cell office:value-type="float" office:value="1.66599515666667" calcext:value-type="float">
            <text:p>1.67</text:p>
          </table:table-cell>
          <table:table-cell office:value-type="float" office:value="0.235702262135765" calcext:value-type="float">
            <text:p>0.2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0" calcext:value-type="float">
            <text:p>-10</text:p>
          </table:table-cell>
          <table:table-cell office:value-type="float" office:value="25.4504574920133" calcext:value-type="float">
            <text:p>25.45</text:p>
          </table:table-cell>
          <table:table-cell office:value-type="float" office:value="1.06315900547254" calcext:value-type="float">
            <text:p>1.06</text:p>
          </table:table-cell>
          <table:table-cell office:value-type="float" office:value="26.474555463804" calcext:value-type="float">
            <text:p>26.47</text:p>
          </table:table-cell>
          <table:table-cell office:value-type="float" office:value="0.890017310907846" calcext:value-type="float">
            <text:p>0.89</text:p>
          </table:table-cell>
          <table:table-cell table:style-name="ce11" office:value-type="float" office:value="0.000336894774225746" calcext:value-type="float">
            <text:p>3.37E-04</text:p>
          </table:table-cell>
          <table:table-cell table:style-name="ce11" office:value-type="float" office:value="0.0000180645934034668" calcext:value-type="float">
            <text:p>1.81E-05</text:p>
          </table:table-cell>
          <table:table-cell office:value-type="float" office:value="1.43266375388889" calcext:value-type="float">
            <text:p>1.43</text:p>
          </table:table-cell>
          <table:table-cell office:value-type="float" office:value="0.218581286012011" calcext:value-type="float">
            <text:p>0.2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2" calcext:value-type="float">
            <text:p>-12</text:p>
          </table:table-cell>
          <table:table-cell office:value-type="float" office:value="25.1405862101051" calcext:value-type="float">
            <text:p>25.14</text:p>
          </table:table-cell>
          <table:table-cell office:value-type="float" office:value="0.789321438045519" calcext:value-type="float">
            <text:p>0.79</text:p>
          </table:table-cell>
          <table:table-cell office:value-type="float" office:value="26.9922691990091" calcext:value-type="float">
            <text:p>26.99</text:p>
          </table:table-cell>
          <table:table-cell office:value-type="float" office:value="0.49751240773156" calcext:value-type="float">
            <text:p>0.50</text:p>
          </table:table-cell>
          <table:table-cell table:style-name="ce11" office:value-type="float" office:value="0.000339300735402027" calcext:value-type="float">
            <text:p>3.39E-04</text:p>
          </table:table-cell>
          <table:table-cell table:style-name="ce11" office:value-type="float" office:value="0.0000123528488595036" calcext:value-type="float">
            <text:p>1.24E-05</text:p>
          </table:table-cell>
          <table:table-cell office:value-type="float" office:value="0.2643256387" calcext:value-type="float">
            <text:p>0.26</text:p>
          </table:table-cell>
          <table:table-cell office:value-type="float" office:value="0.0364005511473328" calcext:value-type="float">
            <text:p>0.0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5" calcext:value-type="float">
            <text:p>-15</text:p>
          </table:table-cell>
          <table:table-cell office:value-type="float" office:value="25.3866604633851" calcext:value-type="float">
            <text:p>25.39</text:p>
          </table:table-cell>
          <table:table-cell office:value-type="float" office:value="0.796514340662537" calcext:value-type="float">
            <text:p>0.80</text:p>
          </table:table-cell>
          <table:table-cell office:value-type="float" office:value="28.2252130470685" calcext:value-type="float">
            <text:p>28.23</text:p>
          </table:table-cell>
          <table:table-cell office:value-type="float" office:value="0.515656995442216" calcext:value-type="float">
            <text:p>0.52</text:p>
          </table:table-cell>
          <table:table-cell table:style-name="ce11" office:value-type="float" office:value="0.000358271950066319" calcext:value-type="float">
            <text:p>3.58E-04</text:p>
          </table:table-cell>
          <table:table-cell table:style-name="ce11" office:value-type="float" office:value="0.0000130076902901842" calcext:value-type="float">
            <text:p>1.30E-05</text:p>
          </table:table-cell>
          <table:table-cell office:value-type="float" office:value="0.04428793335" calcext:value-type="float">
            <text:p>0.04</text:p>
          </table:table-cell>
          <table:table-cell office:value-type="float" office:value="0.0150000044791953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0" calcext:value-type="float">
            <text:p>-20</text:p>
          </table:table-cell>
          <table:table-cell office:value-type="float" office:value="24.9560305201452" calcext:value-type="float">
            <text:p>24.96</text:p>
          </table:table-cell>
          <table:table-cell office:value-type="float" office:value="0.783926525639603" calcext:value-type="float">
            <text:p>0.78</text:p>
          </table:table-cell>
          <table:table-cell office:value-type="float" office:value="27.831407101569" calcext:value-type="float">
            <text:p>27.83</text:p>
          </table:table-cell>
          <table:table-cell office:value-type="float" office:value="0.509865837515396" calcext:value-type="float">
            <text:p>0.51</text:p>
          </table:table-cell>
          <table:table-cell table:style-name="ce11" office:value-type="float" office:value="0.00034728072252267" calcext:value-type="float">
            <text:p>3.47E-04</text:p>
          </table:table-cell>
          <table:table-cell table:style-name="ce11" office:value-type="float" office:value="0.0000126285530816486" calcext:value-type="float">
            <text:p>1.26E-05</text:p>
          </table:table-cell>
          <table:table-cell office:value-type="float" office:value="0.05430977845" calcext:value-type="float">
            <text:p>0.05</text:p>
          </table:table-cell>
          <table:table-cell office:value-type="float" office:value="0.0165831278184534" calcext:value-type="float">
            <text:p>0.02</text:p>
          </table:table-cell>
          <table:table-cell table:number-columns-repeated="25"/>
        </table:table-row>
        <table:table-row table:style-name="ro1" table:number-rows-repeated="36">
          <table:table-cell table:number-columns-repeated="57"/>
        </table:table-row>
        <table:table-row table:style-name="ro3">
          <table:table-cell table:number-columns-repeated="4"/>
          <table:table-cell table:style-name="ce6"/>
          <table:table-cell table:number-columns-repeated="52"/>
        </table:table-row>
        <table:table-row table:style-name="ro1">
          <table:table-cell table:number-columns-repeated="5"/>
          <table:table-cell table:style-name="ce2" table:number-columns-repeated="2"/>
          <table:table-cell table:number-columns-repeated="50"/>
        </table:table-row>
        <table:table-row table:style-name="ro1" table:number-rows-repeated="6">
          <table:table-cell table:number-columns-repeated="57"/>
        </table:table-row>
        <table:table-row table:style-name="ro1">
          <table:table-cell table:number-columns-repeated="57"/>
        </table:table-row>
      </table:table>
      <table:table table:name="eficiências" table:style-name="ta1">
        <table:table-column table:style-name="co2" table:number-columns-repeated="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2" table:number-columns-repeated="7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2">
          <table:table-cell table:number-columns-repeated="9"/>
          <table:table-cell table:style-name="ce1" office:value-type="string" calcext:value-type="string">
            <text:p>Correcção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16" office:value-type="string" calcext:value-type="string">
            <text:p>Detector A</text:p>
          </table:table-cell>
          <table:table-cell office:value-type="string" calcext:value-type="string">
            <text:p>erro </text:p>
          </table:table-cell>
          <table:table-cell table:style-name="ce16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16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2" office:value-type="string" calcext:value-type="string">
            <text:p>Δt (s)</text:p>
          </table:table-cell>
          <table:table-cell table:style-name="ce17" office:value-type="string" calcext:value-type="string">
            <text:p>Eficiencia A</text:p>
          </table:table-cell>
          <table:table-cell table:style-name="ce17" office:value-type="string" calcext:value-type="string">
            <text:p>e eficiencia A</text:p>
          </table:table-cell>
          <table:table-cell table:style-name="ce17" office:value-type="string" calcext:value-type="string">
            <text:p>Eficiencia B</text:p>
          </table:table-cell>
          <table:table-cell table:style-name="ce17" office:value-type="string" calcext:value-type="string">
            <text:p>e eficiencia B</text:p>
          </table:table-cell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.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.5097390279</text:p>
          </table:table-cell>
          <table:table-cell/>
          <table:table-cell table:style-name="ce16" table:formula="of:=[.E3]*[.$B$4]" office:value-type="float" office:value="1047.18265562483" calcext:value-type="float">
            <text:p>1047.1826556248</text:p>
          </table:table-cell>
          <table:table-cell table:formula="of:=SQRT([.$C$4]^2*[.E3]^2+[.F3]^2*[.$B$4]^2)" office:value-type="float" office:value="40.5913426155879" calcext:value-type="float">
            <text:p>40.5913426156</text:p>
          </table:table-cell>
          <table:table-cell table:style-name="ce16" table:formula="of:=[.G3]*[.$B$5]" office:value-type="float" office:value="1091.61535920727" calcext:value-type="float">
            <text:p>1091.6153592073</text:p>
          </table:table-cell>
          <table:table-cell table:formula="of:=SQRT([.$B$5]^2*[.H3]^2+[.$C$5]^2*[.G3]^2)" office:value-type="float" office:value="32.3399002960634" calcext:value-type="float">
            <text:p>32.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.832666656</text:p>
          </table:table-cell>
          <table:table-cell table:formula="of:=2*[.J3]*[.L3]*[.$B$3]/[.T3]" office:value-type="float" office:value="0.0142890083846939" calcext:value-type="float">
            <text:p>0.0142890084</text:p>
          </table:table-cell>
          <table:table-cell table:formula="of:=(2*[.$B$3]/[.T3])*SQRT([.L3]^2*[.K3]^2 + [.J3]^2*[.M3]^2)" office:value-type="float" office:value="0.000697123456502542" calcext:value-type="float">
            <text:p>0.0006971235</text:p>
          </table:table-cell>
          <table:table-cell table:style-name="ce16" table:formula="of:=[.N3]-[.P3]" office:value-type="float" office:value="433.985710991615" calcext:value-type="float">
            <text:p>433.9857109916</text:p>
          </table:table-cell>
          <table:table-cell table:formula="of:=SQRT([.O3]^2+[.Q3]^2)" office:value-type="float" office:value="20.8326666676636" calcext:value-type="float">
            <text:p>20.8326666677</text:p>
          </table:table-cell>
          <table:table-cell office:value-type="float" office:value="40" calcext:value-type="float">
            <text:p>40</text:p>
          </table:table-cell>
          <table:table-cell table:style-name="ce16" table:formula="of:=[.R3]/[.L3]" office:value-type="float" office:value="0.397562847875992" calcext:value-type="float">
            <text:p>0.3975628479</text:p>
          </table:table-cell>
          <table:table-cell table:style-name="ce16" table:formula="of:=SQRT([.S3]^2/[.L3]^2+([.R3]/[.L3]^2)^2*[.M3]^2)" office:value-type="float" office:value="0.0224261498522911" calcext:value-type="float">
            <text:p>0.0224261499</text:p>
          </table:table-cell>
          <table:table-cell table:style-name="ce16" table:formula="of:=[.R3]/[.J3]" office:value-type="float" office:value="0.414431721782737" calcext:value-type="float">
            <text:p>0.4144317218</text:p>
          </table:table-cell>
          <table:table-cell table:style-name="ce16" table:formula="of:=SQRT([.S3]^2/[.J3]^2+([.R3]/[.J3]^2)^2*[.K3]^2)" office:value-type="float" office:value="0.0255702190934698" calcext:value-type="float">
            <text:p>0.0255702191</text:p>
          </table:table-cell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.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.5205832509</text:p>
          </table:table-cell>
          <table:table-cell/>
          <table:table-cell table:style-name="ce16" table:formula="of:=[.E4]*[.$B$4]" office:value-type="float" office:value="1231.05480599237" calcext:value-type="float">
            <text:p>1231.0548059924</text:p>
          </table:table-cell>
          <table:table-cell table:formula="of:=SQRT([.$C$4]^2*[.E4]^2+[.F4]^2*[.$B$4]^2)" office:value-type="float" office:value="46.1445490237356" calcext:value-type="float">
            <text:p>46.1445490237</text:p>
          </table:table-cell>
          <table:table-cell table:style-name="ce16" table:formula="of:=[.G4]*[.$B$5]" office:value-type="float" office:value="1330.84327002477" calcext:value-type="float">
            <text:p>1330.8432700248</text:p>
          </table:table-cell>
          <table:table-cell table:formula="of:=SQRT([.$B$5]^2*[.H4]^2+[.$C$5]^2*[.G4]^2)" office:value-type="float" office:value="36.6035686269473" calcext:value-type="float">
            <text:p>36.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.5831795813</text:p>
          </table:table-cell>
          <table:table-cell table:formula="of:=2*[.J4]*[.L4]*[.$B$3]/[.T4]" office:value-type="float" office:value="0.016383410035866" calcext:value-type="float">
            <text:p>0.01638341</text:p>
          </table:table-cell>
          <table:table-cell table:formula="of:=(2*[.$B$3]/[.T4])*SQRT([.L4]^2*[.K4]^2 + [.J4]^2*[.M4]^2)" office:value-type="float" office:value="0.000761697086724377" calcext:value-type="float">
            <text:p>0.0007616971</text:p>
          </table:table-cell>
          <table:table-cell table:style-name="ce16" table:formula="of:=[.N4]-[.P4]" office:value-type="float" office:value="509.983616589964" calcext:value-type="float">
            <text:p>509.98361659</text:p>
          </table:table-cell>
          <table:table-cell table:formula="of:=SQRT([.O4]^2+[.Q4]^2)" office:value-type="float" office:value="22.5831795941179" calcext:value-type="float">
            <text:p>22.5831795941</text:p>
          </table:table-cell>
          <table:table-cell office:value-type="float" office:value="50" calcext:value-type="float">
            <text:p>50</text:p>
          </table:table-cell>
          <table:table-cell table:style-name="ce16" table:formula="of:=[.R4]/[.L4]" office:value-type="float" office:value="0.383203362917762" calcext:value-type="float">
            <text:p>0.3832033629</text:p>
          </table:table-cell>
          <table:table-cell table:style-name="ce16" table:formula="of:=SQRT([.S4]^2/[.L4]^2+([.R4]/[.L4]^2)^2*[.M4]^2)" office:value-type="float" office:value="0.0199758241874314" calcext:value-type="float">
            <text:p>0.0199758242</text:p>
          </table:table-cell>
          <table:table-cell table:style-name="ce16" table:formula="of:=[.R4]/[.J4]" office:value-type="float" office:value="0.414265566494304" calcext:value-type="float">
            <text:p>0.4142655665</text:p>
          </table:table-cell>
          <table:table-cell table:style-name="ce16" table:formula="of:=SQRT([.S4]^2/[.J4]^2+([.R4]/[.J4]^2)^2*[.K4]^2)" office:value-type="float" office:value="0.0240343362292268" calcext:value-type="float">
            <text:p>0.0240343362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.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.5295604965</text:p>
          </table:table-cell>
          <table:table-cell/>
          <table:table-cell table:style-name="ce16" table:formula="of:=[.E5]*[.$B$4]" office:value-type="float" office:value="1523.60975155857" calcext:value-type="float">
            <text:p>1523.6097515586</text:p>
          </table:table-cell>
          <table:table-cell table:formula="of:=SQRT([.$C$4]^2*[.E5]^2+[.F5]^2*[.$B$4]^2)" office:value-type="float" office:value="54.9010529811246" calcext:value-type="float">
            <text:p>54.9010529811</text:p>
          </table:table-cell>
          <table:table-cell table:style-name="ce16" table:formula="of:=[.G5]*[.$B$5]" office:value-type="float" office:value="1593.62592898431" calcext:value-type="float">
            <text:p>1593.6259289843</text:p>
          </table:table-cell>
          <table:table-cell table:formula="of:=SQRT([.$B$5]^2*[.H5]^2+[.$C$5]^2*[.G5]^2)" office:value-type="float" office:value="41.1040807416728" calcext:value-type="float">
            <text:p>41.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.5734237051</text:p>
          </table:table-cell>
          <table:table-cell table:formula="of:=2*[.J5]*[.L5]*[.$B$3]/[.T5]" office:value-type="float" office:value="0.0202338667144757" calcext:value-type="float">
            <text:p>0.0202338667</text:p>
          </table:table-cell>
          <table:table-cell table:formula="of:=(2*[.$B$3]/[.T5])*SQRT([.L5]^2*[.K5]^2 + [.J5]^2*[.M5]^2)" office:value-type="float" office:value="0.000896633098193797" calcext:value-type="float">
            <text:p>0.0008966331</text:p>
          </table:table-cell>
          <table:table-cell table:style-name="ce16" table:formula="of:=[.N5]-[.P5]" office:value-type="float" office:value="653.979766133286" calcext:value-type="float">
            <text:p>653.9797661333</text:p>
          </table:table-cell>
          <table:table-cell table:formula="of:=SQRT([.O5]^2+[.Q5]^2)" office:value-type="float" office:value="25.5734237208073" calcext:value-type="float">
            <text:p>25.5734237208</text:p>
          </table:table-cell>
          <table:table-cell office:value-type="float" office:value="60" calcext:value-type="float">
            <text:p>60</text:p>
          </table:table-cell>
          <table:table-cell table:style-name="ce16" table:formula="of:=[.R5]/[.L5]" office:value-type="float" office:value="0.410372192268543" calcext:value-type="float">
            <text:p>0.4103721923</text:p>
          </table:table-cell>
          <table:table-cell table:style-name="ce16" table:formula="of:=SQRT([.S5]^2/[.L5]^2+([.R5]/[.L5]^2)^2*[.M5]^2)" office:value-type="float" office:value="0.0192237158569349" calcext:value-type="float">
            <text:p>0.0192237159</text:p>
          </table:table-cell>
          <table:table-cell table:style-name="ce16" table:formula="of:=[.R5]/[.J5]" office:value-type="float" office:value="0.429230493874365" calcext:value-type="float">
            <text:p>0.4292304939</text:p>
          </table:table-cell>
          <table:table-cell table:style-name="ce16" table:formula="of:=SQRT([.S5]^2/[.J5]^2+([.R5]/[.J5]^2)^2*[.K5]^2)" office:value-type="float" office:value="0.0228242588233027" calcext:value-type="float">
            <text:p>0.0228242588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" office:value-type="string" calcext:value-type="string">
            <text:p>ATENÇÃO!!!</text:p>
          </table:table-cell>
          <table:table-cell table:style-name="ce1"/>
          <table:table-cell table:number-columns-repeated="16"/>
        </table:table-row>
        <table:table-row table:style-name="ro4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14" office:value-type="string" calcext:value-type="string">
            <text:p>εiA =Rc/Rb </text:p>
          </table:table-cell>
          <table:table-cell table:style-name="ce14"/>
          <table:table-cell table:number-columns-repeated="16"/>
        </table:table-row>
        <table:table-row table:style-name="ro4">
          <table:table-cell table:number-columns-repeated="6"/>
          <table:table-cell table:style-name="ce15" office:value-type="string" calcext:value-type="string">
            <text:p>εiB =Rc/Ra </text:p>
          </table:table-cell>
          <table:table-cell table:style-name="ce15"/>
          <table:table-cell table:number-columns-repeated="16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 table:number-columns-repeated="20"/>
        </table:table-row>
      </table:table>
      <table:table table:name="sessao2" table:style-name="ta1">
        <table:table-column table:style-name="co2" table:number-columns-repeated="5" table:default-cell-style-name="Default"/>
        <table:table-column table:style-name="co10" table:default-cell-style-name="ce20"/>
        <table:table-column table:style-name="co11" table:default-cell-style-name="Default"/>
        <table:table-column table:style-name="co2" table:default-cell-style-name="Default"/>
        <table:table-column table:style-name="co2" table:default-cell-style-name="ce28"/>
        <table:table-column table:style-name="co2" table:default-cell-style-name="Default"/>
        <table:table-column table:style-name="co2" table:default-cell-style-name="ce7"/>
        <table:table-column table:style-name="co2" table:default-cell-style-name="Default"/>
        <table:table-column table:style-name="co2" table:default-cell-style-name="ce31"/>
        <table:table-column table:style-name="co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12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2" table:default-cell-style-name="ce7"/>
        <table:table-column table:style-name="co2" table:number-columns-repeated="6" table:default-cell-style-name="Default"/>
        <table:table-column table:style-name="co1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5"/>
          <table:table-cell/>
          <table:table-cell table:style-name="ce5" office:value-type="string" calcext:value-type="string">
            <text:p>PARA PLOT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.6871454668</text:p>
          </table:table-cell>
          <table:table-cell table:formula="of:=SQRT(([.C9]/[.B8])^2 + [.C8]^2*([.B9]/[.B8]^2)^2)" office:value-type="float" office:value="0.0204662580161055" calcext:value-type="float">
            <text:p>0.020466258</text:p>
          </table:table-cell>
          <table:table-cell table:number-columns-repeated="2"/>
          <table:table-cell table:style-name="ce5" office:value-type="string" calcext:value-type="string">
            <text:p>Ponto 3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.7338508721</text:p>
          </table:table-cell>
          <table:table-cell table:style-name="ce3" table:formula="of:=SQRT(([.C13]/[.B12])^2 + [.C12]^2*([.B13]/[.B12]^2)^2)" office:value-type="float" office:value="0.0188606110516661" calcext:value-type="float">
            <text:p>0.0188606111</text:p>
          </table:table-cell>
          <table:table-cell table:number-columns-repeated="2"/>
          <table:table-cell table:style-name="Default" office:value-type="string" calcext:value-type="string">
            <text:p>Distância y (cm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ce28" table:formula="of:=[.H6]*[.$B$4]" office:value-type="float" office:value="898.099125084127" calcext:value-type="float">
            <text:p>898.10</text:p>
          </table:table-cell>
          <table:table-cell table:style-name="ce28" table:formula="of:=SQRT([.I6]^2*[.$B$4]^2 + [.$C$4]^2*[.H6]^2)" office:value-type="float" office:value="36.5055489142482" calcext:value-type="float">
            <text:p>36.51</text:p>
          </table:table-cell>
          <table:table-cell table:style-name="ce28" table:formula="of:=[.J6]*[.$B$5]" office:value-type="float" office:value="1822.15171554533" calcext:value-type="float">
            <text:p>1822.15</text:p>
          </table:table-cell>
          <table:table-cell table:style-name="ce28" table:formula="of:=SQRT([.K6]^2*[.$B$5]^2+[.$C$5]^2*[.J6]^2)" office:value-type="float" office:value="59.4165007558023" calcext:value-type="float">
            <text:p>59.42</text:p>
          </table:table-cell>
          <table:table-cell table:style-name="ce34" table:formula="of:=2*[.H6]*[.J6]*[.$B$3]/[.G6]" office:value-type="float" office:value="0.03245281" calcext:value-type="float">
            <text:p>0.0325</text:p>
          </table:table-cell>
          <table:table-cell table:style-name="ce34" table:formula="of:=SQRT((2*[.$B$3]/[.G6])^2*([.H6]^2*[.K6]^2+[.J6]^2*[.I6]^2))" office:value-type="float" office:value="0.00110903629291381" calcext:value-type="float">
            <text:p>0.0011</text:p>
          </table:table-cell>
          <table:table-cell table:style-name="ce28" table:formula="of:=[.L6]-[.S5]" office:value-type="float" office:value="396.96754719" calcext:value-type="float">
            <text:p>396.97</text:p>
          </table:table-cell>
          <table:table-cell table:style-name="ce28" table:formula="of:=SQRT([.M6]^2+[.T5]^2)" office:value-type="float" office:value="19.9248588760363" calcext:value-type="float">
            <text:p>19.92</text:p>
          </table:table-cell>
          <table:table-cell table:number-columns-repeated="2"/>
          <table:table-cell table:formula="of:=[.O5]/[.G6]" office:value-type="float" office:value="17.9619825016825" calcext:value-type="float">
            <text:p>17.96</text:p>
          </table:table-cell>
          <table:table-cell table:formula="of:=[.P5]/[.G6]" office:value-type="float" office:value="0.730110978284965" calcext:value-type="float">
            <text:p>0.73</text:p>
          </table:table-cell>
          <table:table-cell table:formula="of:=[.Q5]/[.G6]" office:value-type="float" office:value="36.4430343109067" calcext:value-type="float">
            <text:p>36.44</text:p>
          </table:table-cell>
          <table:table-cell table:formula="of:=[.R5]/[.G6]" office:value-type="float" office:value="1.18833001511605" calcext:value-type="float">
            <text:p>1.19</text:p>
          </table:table-cell>
          <table:table-cell table:style-name="ce7" table:formula="of:=[.U5]/[.G6]" office:value-type="float" office:value="7.9393509438" calcext:value-type="float">
            <text:p>7.94</text:p>
          </table:table-cell>
          <table:table-cell table:formula="of:=[.V5]/[.G6]" office:value-type="float" office:value="0.398497177520725" calcext:value-type="float">
            <text:p>0.40</text:p>
          </table:table-cell>
          <table:table-cell/>
          <table:table-cell table:style-name="ce13" office:value-type="float" office:value="-3" calcext:value-type="float">
            <text:p>-3</text:p>
          </table:table-cell>
          <table:table-cell table:style-name="ce7" office:value-type="float" office:value="7.9393509438" calcext:value-type="float">
            <text:p>7.9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398497177520725" calcext:value-type="float">
            <text:p>0.4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 office:value-type="float" office:value="-3" calcext:value-type="float">
            <text:p>-3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7" table:formula="of:=SQRT([.H6])" office:value-type="float" office:value="36.1524549650504" calcext:value-type="float">
            <text:p>36.15</text:p>
          </table:table-cell>
          <table:table-cell office:value-type="float" office:value="2483" calcext:value-type="float">
            <text:p>2483</text:p>
          </table:table-cell>
          <table:table-cell table:formula="of:=SQRT([.J6])" office:value-type="float" office:value="49.829710013204" calcext:value-type="float">
            <text:p>49.83</text:p>
          </table:table-cell>
          <table:table-cell office:value-type="float" office:value="397" calcext:value-type="float">
            <text:p>397</text:p>
          </table:table-cell>
          <table:table-cell table:style-name="ce7" table:formula="of:=SQRT([.L6])" office:value-type="float" office:value="19.9248588451713" calcext:value-type="float">
            <text:p>19.92</text:p>
          </table:table-cell>
          <table:table-cell/>
          <table:table-cell table:style-name="ce28" table:formula="of:=[.H7]*[.$B$4]" office:value-type="float" office:value="1000.48379963465" calcext:value-type="float">
            <text:p>1000.48</text:p>
          </table:table-cell>
          <table:table-cell table:formula="of:=SQRT([.I7]^2*[.$B$4]^2 + [.$C$4]^2*[.H7]^2)" office:value-type="float" office:value="39.6919470472203" calcext:value-type="float">
            <text:p>39.69</text:p>
          </table:table-cell>
          <table:table-cell table:formula="of:=[.J7]*[.$B$5]" office:value-type="float" office:value="1674.64769024343" calcext:value-type="float">
            <text:p>1674.65</text:p>
          </table:table-cell>
          <table:table-cell table:formula="of:=SQRT([.K7]^2*[.$B$5]^2+[.$C$5]^2*[.J7]^2)" office:value-type="float" office:value="55.5101423282225" calcext:value-type="float">
            <text:p>55.51</text:p>
          </table:table-cell>
          <table:table-cell table:formula="of:=2*[.H7]*[.J7]*[.$B$3]/[.G7]" office:value-type="float" office:value="0.03322592" calcext:value-type="float">
            <text:p>0.0332</text:p>
          </table:table-cell>
          <table:table-cell table:formula="of:=SQRT((2*[.$B$3]/[.G7])^2*([.H7]^2*[.K7]^2+[.J7]^2*[.I7]^2))" office:value-type="float" office:value="0.00111444375793487" calcext:value-type="float">
            <text:p>0.0011</text:p>
          </table:table-cell>
          <table:table-cell table:formula="of:=[.L7]-[.S6]" office:value-type="float" office:value="435.96677408" calcext:value-type="float">
            <text:p>435.97</text:p>
          </table:table-cell>
          <table:table-cell table:style-name="ce28" table:formula="of:=SQRT([.M7]^2+[.T6]^2)" office:value-type="float" office:value="20.8806130475612" calcext:value-type="float">
            <text:p>20.88</text:p>
          </table:table-cell>
          <table:table-cell table:number-columns-repeated="2"/>
          <table:table-cell table:formula="of:=[.O6]/[.G7]" office:value-type="float" office:value="20.009675992693" calcext:value-type="float">
            <text:p>20.01</text:p>
          </table:table-cell>
          <table:table-cell table:formula="of:=[.P6]/[.G7]" office:value-type="float" office:value="0.793838940944406" calcext:value-type="float">
            <text:p>0.79</text:p>
          </table:table-cell>
          <table:table-cell table:formula="of:=[.Q6]/[.G7]" office:value-type="float" office:value="33.4929538048687" calcext:value-type="float">
            <text:p>33.49</text:p>
          </table:table-cell>
          <table:table-cell table:formula="of:=[.R6]/[.G7]" office:value-type="float" office:value="1.11020284656445" calcext:value-type="float">
            <text:p>1.11</text:p>
          </table:table-cell>
          <table:table-cell table:style-name="ce7" table:formula="of:=[.U6]/[.G7]" office:value-type="float" office:value="8.7193354816" calcext:value-type="float">
            <text:p>8.72</text:p>
          </table:table-cell>
          <table:table-cell table:formula="of:=[.V6]/[.G7]" office:value-type="float" office:value="0.417612260951225" calcext:value-type="float">
            <text:p>0.42</text:p>
          </table:table-cell>
          <table:table-cell/>
          <table:table-cell table:style-name="ce13" office:value-type="float" office:value="-2" calcext:value-type="float">
            <text:p>-2</text:p>
          </table:table-cell>
          <table:table-cell table:style-name="ce7" office:value-type="float" office:value="8.7193354816" calcext:value-type="float">
            <text:p>8.7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17612260951225" calcext:value-type="float">
            <text:p>0.42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table:style-name="Default"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7" table:formula="of:=SQRT([.H7])" office:value-type="float" office:value="38.1575680566778" calcext:value-type="float">
            <text:p>38.16</text:p>
          </table:table-cell>
          <table:table-cell office:value-type="float" office:value="2282" calcext:value-type="float">
            <text:p>2282</text:p>
          </table:table-cell>
          <table:table-cell table:formula="of:=SQRT([.J7])" office:value-type="float" office:value="47.7702836499847" calcext:value-type="float">
            <text:p>47.77</text:p>
          </table:table-cell>
          <table:table-cell office:value-type="float" office:value="436" calcext:value-type="float">
            <text:p>436</text:p>
          </table:table-cell>
          <table:table-cell table:style-name="ce7" table:formula="of:=SQRT([.L7])" office:value-type="float" office:value="20.8806130178211" calcext:value-type="float">
            <text:p>20.88</text:p>
          </table:table-cell>
          <table:table-cell/>
          <table:table-cell table:style-name="ce28" table:formula="of:=[.H8]*[.$B$4]" office:value-type="float" office:value="1066.44976444573" calcext:value-type="float">
            <text:p>1066.45</text:p>
          </table:table-cell>
          <table:table-cell table:formula="of:=SQRT([.I8]^2*[.$B$4]^2 + [.$C$4]^2*[.H8]^2)" office:value-type="float" office:value="41.7340923830426" calcext:value-type="float">
            <text:p>41.73</text:p>
          </table:table-cell>
          <table:table-cell table:formula="of:=[.J8]*[.$B$5]" office:value-type="float" office:value="1466.96789342534" calcext:value-type="float">
            <text:p>1466.97</text:p>
          </table:table-cell>
          <table:table-cell table:formula="of:=SQRT([.K8]^2*[.$B$5]^2+[.$C$5]^2*[.J8]^2)" office:value-type="float" office:value="49.9800333143046" calcext:value-type="float">
            <text:p>49.98</text:p>
          </table:table-cell>
          <table:table-cell table:formula="of:=2*[.H8]*[.J8]*[.$B$3]/[.G8]" office:value-type="float" office:value="0.03102448" calcext:value-type="float">
            <text:p>0.0310</text:p>
          </table:table-cell>
          <table:table-cell table:formula="of:=SQRT((2*[.$B$3]/[.G8])^2*([.H8]^2*[.K8]^2+[.J8]^2*[.I8]^2))" office:value-type="float" office:value="0.00104960911047875" calcext:value-type="float">
            <text:p>0.0010</text:p>
          </table:table-cell>
          <table:table-cell table:formula="of:=[.L8]-[.S7]" office:value-type="float" office:value="452.96897552" calcext:value-type="float">
            <text:p>452.97</text:p>
          </table:table-cell>
          <table:table-cell table:style-name="ce28" table:formula="of:=SQRT([.M8]^2+[.T7]^2)" office:value-type="float" office:value="21.2837966796735" calcext:value-type="float">
            <text:p>21.28</text:p>
          </table:table-cell>
          <table:table-cell table:number-columns-repeated="2"/>
          <table:table-cell table:formula="of:=[.O7]/[.G8]" office:value-type="float" office:value="21.3289952889145" calcext:value-type="float">
            <text:p>21.33</text:p>
          </table:table-cell>
          <table:table-cell table:formula="of:=[.P7]/[.G8]" office:value-type="float" office:value="0.834681847660851" calcext:value-type="float">
            <text:p>0.83</text:p>
          </table:table-cell>
          <table:table-cell table:formula="of:=[.Q7]/[.G8]" office:value-type="float" office:value="29.3393578685068" calcext:value-type="float">
            <text:p>29.34</text:p>
          </table:table-cell>
          <table:table-cell table:formula="of:=[.R7]/[.G8]" office:value-type="float" office:value="0.999600666286092" calcext:value-type="float">
            <text:p>1.00</text:p>
          </table:table-cell>
          <table:table-cell table:style-name="ce7" table:formula="of:=[.U7]/[.G8]" office:value-type="float" office:value="9.0593795104" calcext:value-type="float">
            <text:p>9.06</text:p>
          </table:table-cell>
          <table:table-cell table:formula="of:=[.V7]/[.G8]" office:value-type="float" office:value="0.425675933593469" calcext:value-type="float">
            <text:p>0.43</text:p>
          </table:table-cell>
          <table:table-cell/>
          <table:table-cell table:style-name="ce13" office:value-type="float" office:value="-1" calcext:value-type="float">
            <text:p>-1</text:p>
          </table:table-cell>
          <table:table-cell table:style-name="ce7" office:value-type="float" office:value="9.0593795104" calcext:value-type="float">
            <text:p>9.0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25675933593469" calcext:value-type="float">
            <text:p>0.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7" table:formula="of:=SQRT([.H8])" office:value-type="float" office:value="39.3954312071844" calcext:value-type="float">
            <text:p>39.40</text:p>
          </table:table-cell>
          <table:table-cell office:value-type="float" office:value="1999" calcext:value-type="float">
            <text:p>1999</text:p>
          </table:table-cell>
          <table:table-cell table:formula="of:=SQRT([.J8])" office:value-type="float" office:value="44.7101778122163" calcext:value-type="float">
            <text:p>44.71</text:p>
          </table:table-cell>
          <table:table-cell office:value-type="float" office:value="453" calcext:value-type="float">
            <text:p>453</text:p>
          </table:table-cell>
          <table:table-cell table:style-name="ce7" table:formula="of:=SQRT([.L8])" office:value-type="float" office:value="21.2837966537928" calcext:value-type="float">
            <text:p>21.28</text:p>
          </table:table-cell>
          <table:table-cell/>
          <table:table-cell table:style-name="ce28" table:formula="of:=[.H9]*[.$B$4]" office:value-type="float" office:value="1204.56600326892" calcext:value-type="float">
            <text:p>1204.57</text:p>
          </table:table-cell>
          <table:table-cell table:formula="of:=SQRT([.I9]^2*[.$B$4]^2 + [.$C$4]^2*[.H9]^2)" office:value-type="float" office:value="45.9880020580926" calcext:value-type="float">
            <text:p>45.99</text:p>
          </table:table-cell>
          <table:table-cell table:formula="of:=[.J9]*[.$B$5]" office:value-type="float" office:value="1306.25455242477" calcext:value-type="float">
            <text:p>1306.25</text:p>
          </table:table-cell>
          <table:table-cell table:formula="of:=SQRT([.K9]^2*[.$B$5]^2+[.$C$5]^2*[.J9]^2)" office:value-type="float" office:value="45.6691108343951" calcext:value-type="float">
            <text:p>45.67</text:p>
          </table:table-cell>
          <table:table-cell table:formula="of:=2*[.H9]*[.J9]*[.$B$3]/[.G9]" office:value-type="float" office:value="0.0312034" calcext:value-type="float">
            <text:p>0.0312</text:p>
          </table:table-cell>
          <table:table-cell table:formula="of:=SQRT((2*[.$B$3]/[.G9])^2*([.H9]^2*[.K9]^2+[.J9]^2*[.I9]^2))" office:value-type="float" office:value="0.00104996005733552" calcext:value-type="float">
            <text:p>0.0010</text:p>
          </table:table-cell>
          <table:table-cell table:formula="of:=[.L9]-[.S8]" office:value-type="float" office:value="501.9687966" calcext:value-type="float">
            <text:p>501.97</text:p>
          </table:table-cell>
          <table:table-cell table:style-name="ce28" table:formula="of:=SQRT([.M9]^2+[.T8]^2)" office:value-type="float" office:value="22.4053565270097" calcext:value-type="float">
            <text:p>22.41</text:p>
          </table:table-cell>
          <table:table-cell table:number-columns-repeated="2"/>
          <table:table-cell table:formula="of:=[.O8]/[.G9]" office:value-type="float" office:value="24.0913200653783" calcext:value-type="float">
            <text:p>24.09</text:p>
          </table:table-cell>
          <table:table-cell table:formula="of:=[.P8]/[.G9]" office:value-type="float" office:value="0.919760041161852" calcext:value-type="float">
            <text:p>0.92</text:p>
          </table:table-cell>
          <table:table-cell table:formula="of:=[.Q8]/[.G9]" office:value-type="float" office:value="26.1250910484953" calcext:value-type="float">
            <text:p>26.13</text:p>
          </table:table-cell>
          <table:table-cell table:formula="of:=[.R8]/[.G9]" office:value-type="float" office:value="0.913382216687903" calcext:value-type="float">
            <text:p>0.91</text:p>
          </table:table-cell>
          <table:table-cell table:style-name="ce7" table:formula="of:=[.U8]/[.G9]" office:value-type="float" office:value="10.039375932" calcext:value-type="float">
            <text:p>10.04</text:p>
          </table:table-cell>
          <table:table-cell table:formula="of:=[.V8]/[.G9]" office:value-type="float" office:value="0.448107130540194" calcext:value-type="float">
            <text:p>0.45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7" office:value-type="float" office:value="10.039375932" calcext:value-type="float">
            <text:p>10.0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48107130540194" calcext:value-type="float">
            <text:p>0.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7" table:formula="of:=SQRT([.H9])" office:value-type="float" office:value="41.8688428309166" calcext:value-type="float">
            <text:p>41.87</text:p>
          </table:table-cell>
          <table:table-cell office:value-type="float" office:value="1780" calcext:value-type="float">
            <text:p>1780</text:p>
          </table:table-cell>
          <table:table-cell table:formula="of:=SQRT([.J9])" office:value-type="float" office:value="42.190046219458" calcext:value-type="float">
            <text:p>42.19</text:p>
          </table:table-cell>
          <table:table-cell office:value-type="float" office:value="502" calcext:value-type="float">
            <text:p>502</text:p>
          </table:table-cell>
          <table:table-cell table:style-name="ce7" table:formula="of:=SQRT([.L9])" office:value-type="float" office:value="22.4053565024081" calcext:value-type="float">
            <text:p>22.41</text:p>
          </table:table-cell>
          <table:table-cell/>
          <table:table-cell table:style-name="ce28" table:formula="of:=[.H10]*[.$B$4]" office:value-type="float" office:value="1289.08489568311" calcext:value-type="float">
            <text:p>1289.08</text:p>
          </table:table-cell>
          <table:table-cell table:formula="of:=SQRT([.I10]^2*[.$B$4]^2 + [.$C$4]^2*[.H10]^2)" office:value-type="float" office:value="48.5792325319191" calcext:value-type="float">
            <text:p>48.58</text:p>
          </table:table-cell>
          <table:table-cell table:formula="of:=[.J10]*[.$B$5]" office:value-type="float" office:value="1193.97536898601" calcext:value-type="float">
            <text:p>1193.98</text:p>
          </table:table-cell>
          <table:table-cell table:formula="of:=SQRT([.K10]^2*[.$B$5]^2+[.$C$5]^2*[.J10]^2)" office:value-type="float" office:value="42.6361772045811" calcext:value-type="float">
            <text:p>42.64</text:p>
          </table:table-cell>
          <table:table-cell table:formula="of:=2*[.H10]*[.J10]*[.$B$3]/[.G10]" office:value-type="float" office:value="0.03052252" calcext:value-type="float">
            <text:p>0.0305</text:p>
          </table:table-cell>
          <table:table-cell table:formula="of:=SQRT((2*[.$B$3]/[.G10])^2*([.H10]^2*[.K10]^2+[.J10]^2*[.I10]^2))" office:value-type="float" office:value="0.00103402315041782" calcext:value-type="float">
            <text:p>0.0010</text:p>
          </table:table-cell>
          <table:table-cell table:formula="of:=[.L10]-[.S9]" office:value-type="float" office:value="463.96947748" calcext:value-type="float">
            <text:p>463.97</text:p>
          </table:table-cell>
          <table:table-cell table:style-name="ce28" table:formula="of:=SQRT([.M10]^2+[.T9]^2)" office:value-type="float" office:value="21.5406592533563" calcext:value-type="float">
            <text:p>21.54</text:p>
          </table:table-cell>
          <table:table-cell table:number-columns-repeated="2"/>
          <table:table-cell table:formula="of:=[.O9]/[.G10]" office:value-type="float" office:value="25.7816979136621" calcext:value-type="float">
            <text:p>25.78</text:p>
          </table:table-cell>
          <table:table-cell table:formula="of:=[.P9]/[.G10]" office:value-type="float" office:value="0.971584650638382" calcext:value-type="float">
            <text:p>0.97</text:p>
          </table:table-cell>
          <table:table-cell table:formula="of:=[.Q9]/[.G10]" office:value-type="float" office:value="23.8795073797201" calcext:value-type="float">
            <text:p>23.88</text:p>
          </table:table-cell>
          <table:table-cell table:formula="of:=[.R9]/[.G10]" office:value-type="float" office:value="0.852723544091621" calcext:value-type="float">
            <text:p>0.85</text:p>
          </table:table-cell>
          <table:table-cell table:style-name="ce7" table:formula="of:=[.U9]/[.G10]" office:value-type="float" office:value="9.2793895496" calcext:value-type="float">
            <text:p>9.28</text:p>
          </table:table-cell>
          <table:table-cell table:formula="of:=[.V9]/[.G10]" office:value-type="float" office:value="0.430813185067126" calcext:value-type="float">
            <text:p>0.43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7" office:value-type="float" office:value="9.2793895496" calcext:value-type="float">
            <text:p>9.2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30813185067126" calcext:value-type="float">
            <text:p>0.43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7" table:formula="of:=SQRT([.H10])" office:value-type="float" office:value="43.3128156554154" calcext:value-type="float">
            <text:p>43.31</text:p>
          </table:table-cell>
          <table:table-cell office:value-type="float" office:value="1627" calcext:value-type="float">
            <text:p>1627</text:p>
          </table:table-cell>
          <table:table-cell table:formula="of:=SQRT([.J10])" office:value-type="float" office:value="40.3360880601974" calcext:value-type="float">
            <text:p>40.34</text:p>
          </table:table-cell>
          <table:table-cell office:value-type="float" office:value="464" calcext:value-type="float">
            <text:p>464</text:p>
          </table:table-cell>
          <table:table-cell table:style-name="ce7" table:formula="of:=SQRT([.L10])" office:value-type="float" office:value="21.540659228538" calcext:value-type="float">
            <text:p>21.54</text:p>
          </table:table-cell>
          <table:table-cell/>
          <table:table-cell table:style-name="ce28" table:formula="of:=[.H11]*[.$B$4]" office:value-type="float" office:value="1484.92135371599" calcext:value-type="float">
            <text:p>1484.92</text:p>
          </table:table-cell>
          <table:table-cell table:formula="of:=SQRT([.I11]^2*[.$B$4]^2 + [.$C$4]^2*[.H11]^2)" office:value-type="float" office:value="54.5567239249494" calcext:value-type="float">
            <text:p>54.56</text:p>
          </table:table-cell>
          <table:table-cell table:formula="of:=[.J11]*[.$B$5]" office:value-type="float" office:value="1103.71171171171" calcext:value-type="float">
            <text:p>1103.71</text:p>
          </table:table-cell>
          <table:table-cell table:formula="of:=SQRT([.K11]^2*[.$B$5]^2+[.$C$5]^2*[.J11]^2)" office:value-type="float" office:value="40.1822115666714" calcext:value-type="float">
            <text:p>40.18</text:p>
          </table:table-cell>
          <table:table-cell table:formula="of:=2*[.H11]*[.J11]*[.$B$3]/[.G11]" office:value-type="float" office:value="0.03250144" calcext:value-type="float">
            <text:p>0.0325</text:p>
          </table:table-cell>
          <table:table-cell table:formula="of:=SQRT((2*[.$B$3]/[.G11])^2*([.H11]^2*[.K11]^2+[.J11]^2*[.I11]^2))" office:value-type="float" office:value="0.00109141091070229" calcext:value-type="float">
            <text:p>0.0011</text:p>
          </table:table-cell>
          <table:table-cell table:formula="of:=[.L11]-[.S10]" office:value-type="float" office:value="473.96749856" calcext:value-type="float">
            <text:p>473.97</text:p>
          </table:table-cell>
          <table:table-cell table:style-name="ce28" table:formula="of:=SQRT([.M11]^2+[.T10]^2)" office:value-type="float" office:value="21.7715410844335" calcext:value-type="float">
            <text:p>21.77</text:p>
          </table:table-cell>
          <table:table-cell table:number-columns-repeated="2"/>
          <table:table-cell table:formula="of:=[.O10]/[.G11]" office:value-type="float" office:value="29.6984270743198" calcext:value-type="float">
            <text:p>29.70</text:p>
          </table:table-cell>
          <table:table-cell table:formula="of:=[.P10]/[.G11]" office:value-type="float" office:value="1.09113447849899" calcext:value-type="float">
            <text:p>1.09</text:p>
          </table:table-cell>
          <table:table-cell table:formula="of:=[.Q10]/[.G11]" office:value-type="float" office:value="22.0742342342342" calcext:value-type="float">
            <text:p>22.07</text:p>
          </table:table-cell>
          <table:table-cell table:formula="of:=[.R10]/[.G11]" office:value-type="float" office:value="0.803644231333427" calcext:value-type="float">
            <text:p>0.80</text:p>
          </table:table-cell>
          <table:table-cell table:style-name="ce7" table:formula="of:=[.U10]/[.G11]" office:value-type="float" office:value="9.4793499712" calcext:value-type="float">
            <text:p>9.48</text:p>
          </table:table-cell>
          <table:table-cell table:formula="of:=[.V10]/[.G11]" office:value-type="float" office:value="0.435430821688671" calcext:value-type="float">
            <text:p>0.44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table:style-name="ce7" office:value-type="float" office:value="9.4793499712" calcext:value-type="float">
            <text:p>9.4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35430821688671" calcext:value-type="float">
            <text:p>0.44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table:style-name="Default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7" table:formula="of:=SQRT([.H11])" office:value-type="float" office:value="46.4865571966778" calcext:value-type="float">
            <text:p>46.49</text:p>
          </table:table-cell>
          <table:table-cell office:value-type="float" office:value="1504" calcext:value-type="float">
            <text:p>1504</text:p>
          </table:table-cell>
          <table:table-cell table:formula="of:=SQRT([.J11])" office:value-type="float" office:value="38.7814388593306" calcext:value-type="float">
            <text:p>38.78</text:p>
          </table:table-cell>
          <table:table-cell office:value-type="float" office:value="474" calcext:value-type="float">
            <text:p>474</text:p>
          </table:table-cell>
          <table:table-cell table:style-name="ce7" table:formula="of:=SQRT([.L11])" office:value-type="float" office:value="21.7715410570772" calcext:value-type="float">
            <text:p>21.77</text:p>
          </table:table-cell>
          <table:table-cell/>
          <table:table-cell table:style-name="ce28" table:formula="of:=[.H12]*[.$B$4]" office:value-type="float" office:value="1665.64061147967" calcext:value-type="float">
            <text:p>1665.64</text:p>
          </table:table-cell>
          <table:table-cell table:style-name="ce28" table:formula="of:=SQRT([.I12]^2*[.$B$4]^2 + [.$C$4]^2*[.H12]^2)" office:value-type="float" office:value="60.0475667721677" calcext:value-type="float">
            <text:p>60.05</text:p>
          </table:table-cell>
          <table:table-cell table:style-name="ce28" table:formula="of:=[.J12]*[.$B$5]" office:value-type="float" office:value="931.256756756757" calcext:value-type="float">
            <text:p>931.26</text:p>
          </table:table-cell>
          <table:table-cell table:style-name="ce28" table:formula="of:=SQRT([.K12]^2*[.$B$5]^2+[.$C$5]^2*[.J12]^2)" office:value-type="float" office:value="35.4435532120684" calcext:value-type="float">
            <text:p>35.44</text:p>
          </table:table-cell>
          <table:table-cell table:style-name="ce34" table:formula="of:=2*[.H12]*[.J12]*[.$B$3]/[.G12]" office:value-type="float" office:value="0.03076056" calcext:value-type="float">
            <text:p>0.0308</text:p>
          </table:table-cell>
          <table:table-cell table:style-name="ce34" table:formula="of:=SQRT((2*[.$B$3]/[.G12])^2*([.H12]^2*[.K12]^2+[.J12]^2*[.I12]^2))" office:value-type="float" office:value="0.00106582713457671" calcext:value-type="float">
            <text:p>0.0011</text:p>
          </table:table-cell>
          <table:table-cell table:style-name="ce28" table:formula="of:=[.L12]-[.S11]" office:value-type="float" office:value="408.96923944" calcext:value-type="float">
            <text:p>408.97</text:p>
          </table:table-cell>
          <table:table-cell table:style-name="ce28" table:formula="of:=SQRT([.M12]^2+[.T11]^2)" office:value-type="float" office:value="20.2237484442422" calcext:value-type="float">
            <text:p>20.22</text:p>
          </table:table-cell>
          <table:table-cell table:number-columns-repeated="2"/>
          <table:table-cell table:formula="of:=[.O11]/[.G12]" office:value-type="float" office:value="33.3128122295933" calcext:value-type="float">
            <text:p>33.31</text:p>
          </table:table-cell>
          <table:table-cell table:formula="of:=[.P11]/[.G12]" office:value-type="float" office:value="1.20095133544335" calcext:value-type="float">
            <text:p>1.20</text:p>
          </table:table-cell>
          <table:table-cell table:formula="of:=[.Q11]/[.G12]" office:value-type="float" office:value="18.6251351351351" calcext:value-type="float">
            <text:p>18.63</text:p>
          </table:table-cell>
          <table:table-cell table:formula="of:=[.R11]/[.G12]" office:value-type="float" office:value="0.708871064241368" calcext:value-type="float">
            <text:p>0.71</text:p>
          </table:table-cell>
          <table:table-cell table:style-name="ce7" table:formula="of:=[.U11]/[.G12]" office:value-type="float" office:value="8.1793847888" calcext:value-type="float">
            <text:p>8.18</text:p>
          </table:table-cell>
          <table:table-cell table:formula="of:=[.V11]/[.G12]" office:value-type="float" office:value="0.404474968884843" calcext:value-type="float">
            <text:p>0.40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7" office:value-type="float" office:value="8.1793847888" calcext:value-type="float">
            <text:p>8.1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04474968884843" calcext:value-type="float">
            <text:p>0.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7" table:formula="of:=SQRT([.H12])" office:value-type="float" office:value="49.2341345003647" calcext:value-type="float">
            <text:p>49.23</text:p>
          </table:table-cell>
          <table:table-cell office:value-type="float" office:value="1269" calcext:value-type="float">
            <text:p>1269</text:p>
          </table:table-cell>
          <table:table-cell table:formula="of:=SQRT([.J12])" office:value-type="float" office:value="35.6230262611137" calcext:value-type="float">
            <text:p>35.62</text:p>
          </table:table-cell>
          <table:table-cell office:value-type="float" office:value="409" calcext:value-type="float">
            <text:p>409</text:p>
          </table:table-cell>
          <table:table-cell table:style-name="ce7" table:formula="of:=SQRT([.L12])" office:value-type="float" office:value="20.2237484161567" calcext:value-type="float">
            <text:p>20.22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3">
          <table:table-cell table:number-columns-repeated="5"/>
          <table:table-cell table:style-name="ce5" office:value-type="string" calcext:value-type="string">
            <text:p>Ponto 4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ce2" office:value-type="string" calcext:value-type="string">
            <text:p>Δt (s)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6"/>
          <table:table-cell office:value-type="string" calcext:value-type="string">
            <text:p>NORMALIZADOS – normalizei todos ao valor máximo para os comparar, que é para 0cm, 0º – AH5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ângulo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13"/>
          <table:table-cell office:value-type="float" office:value="-30" calcext:value-type="float">
            <text:p>-30</text:p>
          </table:table-cell>
          <table:table-cell table:formula="of:=[.AC97]" office:value-type="float" office:value="0.0194998144" calcext:value-type="float">
            <text:p>0.0194998144</text:p>
          </table:table-cell>
          <table:table-cell office:value-type="float" office:value="0" calcext:value-type="float">
            <text:p>0</text:p>
          </table:table-cell>
          <table:table-cell table:formula="of:=[.AD97]" office:value-type="float" office:value="0.0200000079304411" calcext:value-type="float">
            <text:p>0.0200000079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8" office:value-type="float" office:value="-25" calcext:value-type="float" table:number-columns-spanned="1" table:number-rows-spanned="7">
            <text:p>-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90" calcext:value-type="float">
            <text:p>1690</text:p>
          </table:table-cell>
          <table:table-cell table:style-name="ce27" table:formula="of:=SQRT([.H18])" office:value-type="float" office:value="41.1096095821889" calcext:value-type="float">
            <text:p>41.11</text:p>
          </table:table-cell>
          <table:table-cell table:style-name="ce24" office:value-type="float" office:value="1630" calcext:value-type="float">
            <text:p>1630</text:p>
          </table:table-cell>
          <table:table-cell table:style-name="ce27" table:formula="of:=SQRT([.J18])" office:value-type="float" office:value="40.3732584763727" calcext:value-type="float">
            <text:p>40.37</text:p>
          </table:table-cell>
          <table:table-cell table:style-name="ce24" office:value-type="float" office:value="0" calcext:value-type="float">
            <text:p>0</text:p>
          </table:table-cell>
          <table:table-cell table:style-name="ce30" table:formula="of:=SQRT([.L18])" office:value-type="float" office:value="0" calcext:value-type="float">
            <text:p>0</text:p>
          </table:table-cell>
          <table:table-cell/>
          <table:table-cell table:formula="of:=[.H18]*[.$B$4]" office:value-type="float" office:value="1161.27583886165" calcext:value-type="float">
            <text:p>1161.28</text:p>
          </table:table-cell>
          <table:table-cell table:formula="of:=SQRT([.I18]^2*[.$B$4]^2 + [.$C$4]^2*[.H18]^2)" office:value-type="float" office:value="44.6575135380401" calcext:value-type="float">
            <text:p>44.66</text:p>
          </table:table-cell>
          <table:table-cell table:formula="of:=[.J18]*[.$B$5]" office:value-type="float" office:value="1196.17692160245" calcext:value-type="float">
            <text:p>1196.18</text:p>
          </table:table-cell>
          <table:table-cell table:formula="of:=SQRT([.K18]^2*[.$B$5]^2+[.$C$5]^2*[.J18]^2)" office:value-type="float" office:value="42.695842700828" calcext:value-type="float">
            <text:p>42.70</text:p>
          </table:table-cell>
          <table:table-cell table:formula="of:=2*[.H18]*[.J18]*[.$B$3]/[.$F$16]" office:value-type="float" office:value="0.027547" calcext:value-type="float">
            <text:p>0.0275</text:p>
          </table:table-cell>
          <table:table-cell table:formula="of:=SQRT((2*[.$B$3]/[.$F$16])^2*([.H18]^2*[.K18]^2+[.J18]^2*[.I18]^2))" office:value-type="float" office:value="0.000956326513278807" calcext:value-type="float">
            <text:p>0.0010</text:p>
          </table:table-cell>
          <table:table-cell table:formula="of:=[.L18]-[.S18]" office:value-type="float" office:value="-0.027547" calcext:value-type="float">
            <text:p>-0.03</text:p>
          </table:table-cell>
          <table:table-cell table:formula="of:=SQRT([.M18]^2+[.T18]^2)" office:value-type="float" office:value="0.000956326513278807" calcext:value-type="float">
            <text:p>0.00</text:p>
          </table:table-cell>
          <table:table-cell table:number-columns-repeated="2"/>
          <table:table-cell table:formula="of:=[.O18]/[.$F$16]" office:value-type="float" office:value="23.225516777233" calcext:value-type="float">
            <text:p>23.23</text:p>
          </table:table-cell>
          <table:table-cell table:formula="of:=[.P18]/[.$F$16]" office:value-type="float" office:value="0.893150270760802" calcext:value-type="float">
            <text:p>0.89</text:p>
          </table:table-cell>
          <table:table-cell table:formula="of:=[.Q18]/[.$F$16]" office:value-type="float" office:value="23.9235384320491" calcext:value-type="float">
            <text:p>23.92</text:p>
          </table:table-cell>
          <table:table-cell table:formula="of:=[.R18]/[.$F$16]" office:value-type="float" office:value="0.853916854016559" calcext:value-type="float">
            <text:p>0.85</text:p>
          </table:table-cell>
          <table:table-cell table:formula="of:=[.U18]/[.$F$16]" office:value-type="float" office:value="-0.00055094" calcext:value-type="float">
            <text:p>-0.0006</text:p>
          </table:table-cell>
          <table:table-cell table:formula="of:=[.V18]/[.$F$16]" office:value-type="float" office:value="0.0000191265302655761" calcext:value-type="float">
            <text:p>0.00</text:p>
          </table:table-cell>
          <table:table-cell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.91265302655761E-005</text:p>
          </table:table-cell>
          <table:table-cell table:number-columns-repeated="2"/>
          <table:table-cell table:formula="of:=[.AG18]" office:value-type="float" office:value="-25" calcext:value-type="float">
            <text:p>-25</text:p>
          </table:table-cell>
          <table:table-cell table:formula="of:=[.AH18]/[.$AH$59]" office:value-type="float" office:value="-0.0000526411253552736" calcext:value-type="float">
            <text:p>-5.26411253552736E-005</text:p>
          </table:table-cell>
          <table:table-cell office:value-type="float" office:value="0" calcext:value-type="float">
            <text:p>0</text:p>
          </table:table-cell>
          <table:table-cell table:formula="of:=[.AJ18]/[.$AH$59]" office:value-type="float" office:value="0.00000182749859752719" calcext:value-type="float">
            <text:p>1.82749859752719E-00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34" calcext:value-type="float">
            <text:p>1734</text:p>
          </table:table-cell>
          <table:table-cell table:formula="of:=SQRT([.H19])" office:value-type="float" office:value="41.641325627314" calcext:value-type="float">
            <text:p>41.64</text:p>
          </table:table-cell>
          <table:table-cell table:style-name="ce25" office:value-type="float" office:value="1648" calcext:value-type="float">
            <text:p>1648</text:p>
          </table:table-cell>
          <table:table-cell table:style-name="ce28" table:formula="of:=SQRT([.J19])" office:value-type="float" office:value="40.5955662603689" calcext:value-type="float">
            <text:p>40.60</text:p>
          </table:table-cell>
          <table:table-cell table:style-name="ce25" office:value-type="float" office:value="0" calcext:value-type="float">
            <text:p>0</text:p>
          </table:table-cell>
          <table:table-cell table:formula="of:=SQRT([.L19])" office:value-type="float" office:value="0" calcext:value-type="float">
            <text:p>0.00</text:p>
          </table:table-cell>
          <table:table-cell/>
          <table:table-cell table:formula="of:=[.H19]*[.$B$4]" office:value-type="float" office:value="1191.51023940006" calcext:value-type="float">
            <text:p>1191.51</text:p>
          </table:table-cell>
          <table:table-cell table:formula="of:=SQRT([.I19]^2*[.$B$4]^2 + [.$C$4]^2*[.H19]^2)" office:value-type="float" office:value="45.5869924591524" calcext:value-type="float">
            <text:p>45.59</text:p>
          </table:table-cell>
          <table:table-cell table:formula="of:=[.J19]*[.$B$5]" office:value-type="float" office:value="1209.38623730113" calcext:value-type="float">
            <text:p>1209.39</text:p>
          </table:table-cell>
          <table:table-cell table:formula="of:=SQRT([.K19]^2*[.$B$5]^2+[.$C$5]^2*[.J19]^2)" office:value-type="float" office:value="43.0536608312893" calcext:value-type="float">
            <text:p>43.05</text:p>
          </table:table-cell>
          <table:table-cell table:formula="of:=2*[.H19]*[.J19]*[.$B$3]/[.$F$16]" office:value-type="float" office:value="0.02857632" calcext:value-type="float">
            <text:p>0.0286</text:p>
          </table:table-cell>
          <table:table-cell table:formula="of:=SQRT((2*[.$B$3]/[.$F$16])^2*([.H19]^2*[.K19]^2+[.J19]^2*[.I19]^2))" office:value-type="float" office:value="0.000983082469785725" calcext:value-type="float">
            <text:p>0.0010</text:p>
          </table:table-cell>
          <table:table-cell table:formula="of:=[.L19]-[.S19]" office:value-type="float" office:value="-0.02857632" calcext:value-type="float">
            <text:p>-0.03</text:p>
          </table:table-cell>
          <table:table-cell table:formula="of:=SQRT([.M19]^2+[.T19]^2)" office:value-type="float" office:value="0.000983082469785725" calcext:value-type="float">
            <text:p>0.00</text:p>
          </table:table-cell>
          <table:table-cell table:number-columns-repeated="2"/>
          <table:table-cell table:formula="of:=[.O19]/[.$F$16]" office:value-type="float" office:value="23.8302047880012" calcext:value-type="float">
            <text:p>23.83</text:p>
          </table:table-cell>
          <table:table-cell table:formula="of:=[.P19]/[.$F$16]" office:value-type="float" office:value="0.911739849183048" calcext:value-type="float">
            <text:p>0.91</text:p>
          </table:table-cell>
          <table:table-cell table:formula="of:=[.Q19]/[.$F$16]" office:value-type="float" office:value="24.1877247460226" calcext:value-type="float">
            <text:p>24.19</text:p>
          </table:table-cell>
          <table:table-cell table:formula="of:=[.R19]/[.$F$16]" office:value-type="float" office:value="0.861073216625786" calcext:value-type="float">
            <text:p>0.86</text:p>
          </table:table-cell>
          <table:table-cell table:formula="of:=[.U19]/[.$F$16]" office:value-type="float" office:value="-0.0005715264" calcext:value-type="float">
            <text:p>-0.0006</text:p>
          </table:table-cell>
          <table:table-cell table:formula="of:=[.V19]/[.$F$16]" office:value-type="float" office:value="0.0000196616493957145" calcext:value-type="float">
            <text:p>0.00</text:p>
          </table:table-cell>
          <table:table-cell/>
          <table:table-cell table:style-name="ce13"/>
          <table:table-cell table:formula="of:=[.AG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.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.02000001</text:p>
          </table:table-cell>
          <table:table-cell table:number-columns-repeated="2"/>
          <table:table-cell table:formula="of:=[.AG19]" office:value-type="float" office:value="-20" calcext:value-type="float">
            <text:p>-20</text:p>
          </table:table-cell>
          <table:table-cell table:formula="of:=[.AH19]/[.$AH$59]" office:value-type="float" office:value="0.00185944288942385" calcext:value-type="float">
            <text:p>0.0018594429</text:p>
          </table:table-cell>
          <table:table-cell office:value-type="float" office:value="0" calcext:value-type="float">
            <text:p>0</text:p>
          </table:table-cell>
          <table:table-cell table:formula="of:=[.AJ19]/[.$AH$59]" office:value-type="float" office:value="0.00191095769351189" calcext:value-type="float">
            <text:p>0.001910957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4" calcext:value-type="float">
            <text:p>1714</text:p>
          </table:table-cell>
          <table:table-cell table:formula="of:=SQRT([.H20])" office:value-type="float" office:value="41.4004830889689" calcext:value-type="float">
            <text:p>41.40</text:p>
          </table:table-cell>
          <table:table-cell office:value-type="float" office:value="1665" calcext:value-type="float">
            <text:p>1665</text:p>
          </table:table-cell>
          <table:table-cell table:formula="of:=SQRT([.J20])" office:value-type="float" office:value="40.8044115262063" calcext:value-type="float">
            <text:p>40.80</text:p>
          </table:table-cell>
          <table:table-cell office:value-type="float" office:value="0" calcext:value-type="float">
            <text:p>0</text:p>
          </table:table-cell>
          <table:table-cell table:formula="of:=SQRT([.L20])" office:value-type="float" office:value="0" calcext:value-type="float">
            <text:p>0.00</text:p>
          </table:table-cell>
          <table:table-cell/>
          <table:table-cell table:formula="of:=[.H20]*[.$B$4]" office:value-type="float" office:value="1177.76733006442" calcext:value-type="float">
            <text:p>1177.77</text:p>
          </table:table-cell>
          <table:table-cell table:formula="of:=SQRT([.I20]^2*[.$B$4]^2 + [.$C$4]^2*[.H20]^2)" office:value-type="float" office:value="45.1646475226319" calcext:value-type="float">
            <text:p>45.16</text:p>
          </table:table-cell>
          <table:table-cell table:formula="of:=[.J20]*[.$B$5]" office:value-type="float" office:value="1221.86170212766" calcext:value-type="float">
            <text:p>1221.86</text:p>
          </table:table-cell>
          <table:table-cell table:formula="of:=SQRT([.K20]^2*[.$B$5]^2+[.$C$5]^2*[.J20]^2)" office:value-type="float" office:value="43.3913297450894" calcext:value-type="float">
            <text:p>43.39</text:p>
          </table:table-cell>
          <table:table-cell table:formula="of:=2*[.H20]*[.J20]*[.$B$3]/[.$F$16]" office:value-type="float" office:value="0.0285381" calcext:value-type="float">
            <text:p>0.0285</text:p>
          </table:table-cell>
          <table:table-cell table:formula="of:=SQRT((2*[.$B$3]/[.$F$16])^2*([.H20]^2*[.K20]^2+[.J20]^2*[.I20]^2))" office:value-type="float" office:value="0.000981989001465903" calcext:value-type="float">
            <text:p>0.0010</text:p>
          </table:table-cell>
          <table:table-cell table:formula="of:=[.L20]-[.S20]" office:value-type="float" office:value="-0.0285381" calcext:value-type="float">
            <text:p>-0.03</text:p>
          </table:table-cell>
          <table:table-cell table:formula="of:=SQRT([.M20]^2+[.T20]^2)" office:value-type="float" office:value="0.000981989001465903" calcext:value-type="float">
            <text:p>0.00</text:p>
          </table:table-cell>
          <table:table-cell table:number-columns-repeated="2"/>
          <table:table-cell table:formula="of:=[.O20]/[.$F$16]" office:value-type="float" office:value="23.5553466012883" calcext:value-type="float">
            <text:p>23.56</text:p>
          </table:table-cell>
          <table:table-cell table:formula="of:=[.P20]/[.$F$16]" office:value-type="float" office:value="0.903292950452638" calcext:value-type="float">
            <text:p>0.90</text:p>
          </table:table-cell>
          <table:table-cell table:formula="of:=[.Q20]/[.$F$16]" office:value-type="float" office:value="24.4372340425532" calcext:value-type="float">
            <text:p>24.44</text:p>
          </table:table-cell>
          <table:table-cell table:formula="of:=[.R20]/[.$F$16]" office:value-type="float" office:value="0.867826594901787" calcext:value-type="float">
            <text:p>0.87</text:p>
          </table:table-cell>
          <table:table-cell table:formula="of:=[.U20]/[.$F$16]" office:value-type="float" office:value="-0.000570762" calcext:value-type="float">
            <text:p>-0.0006</text:p>
          </table:table-cell>
          <table:table-cell table:formula="of:=[.V20]/[.$F$16]" office:value-type="float" office:value="0.0000196397800293181" calcext:value-type="float">
            <text:p>0.00</text:p>
          </table:table-cell>
          <table:table-cell/>
          <table:table-cell table:style-name="ce13"/>
          <table:table-cell table:formula="of:=[.AG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.000018962</text:p>
          </table:table-cell>
          <table:table-cell table:number-columns-repeated="2"/>
          <table:table-cell table:formula="of:=[.AG20]" office:value-type="float" office:value="-15" calcext:value-type="float">
            <text:p>-15</text:p>
          </table:table-cell>
          <table:table-cell table:formula="of:=[.AH20]/[.$AH$59]" office:value-type="float" office:value="-0.0000520371483675875" calcext:value-type="float">
            <text:p>-5.20371483675875E-005</text:p>
          </table:table-cell>
          <table:table-cell office:value-type="float" office:value="0" calcext:value-type="float">
            <text:p>0</text:p>
          </table:table-cell>
          <table:table-cell table:formula="of:=[.AJ20]/[.$AH$59]" office:value-type="float" office:value="0.00000181177780373513" calcext:value-type="float">
            <text:p>1.81177780373513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formula="of:=SQRT([.H21])" office:value-type="float" office:value="42.7200187265877" calcext:value-type="float">
            <text:p>42.72</text:p>
          </table:table-cell>
          <table:table-cell office:value-type="float" office:value="1890" calcext:value-type="float">
            <text:p>1890</text:p>
          </table:table-cell>
          <table:table-cell table:formula="of:=SQRT([.J21])" office:value-type="float" office:value="43.4741302385683" calcext:value-type="float">
            <text:p>43.47</text:p>
          </table:table-cell>
          <table:table-cell office:value-type="float" office:value="1" calcext:value-type="float">
            <text:p>1</text:p>
          </table:table-cell>
          <table:table-cell table:formula="of:=SQRT([.L21])" office:value-type="float" office:value="1" calcext:value-type="float">
            <text:p>1.00</text:p>
          </table:table-cell>
          <table:table-cell/>
          <table:table-cell table:formula="of:=[.H21]*[.$B$4]" office:value-type="float" office:value="1254.04047687722" calcext:value-type="float">
            <text:p>1254.04</text:p>
          </table:table-cell>
          <table:table-cell table:formula="of:=SQRT([.I21]^2*[.$B$4]^2 + [.$C$4]^2*[.H21]^2)" office:value-type="float" office:value="47.5057840624277" calcext:value-type="float">
            <text:p>47.51</text:p>
          </table:table-cell>
          <table:table-cell table:formula="of:=[.J21]*[.$B$5]" office:value-type="float" office:value="1386.97814836113" calcext:value-type="float">
            <text:p>1386.98</text:p>
          </table:table-cell>
          <table:table-cell table:formula="of:=SQRT([.K21]^2*[.$B$5]^2+[.$C$5]^2*[.J21]^2)" office:value-type="float" office:value="47.8383946133672" calcext:value-type="float">
            <text:p>47.84</text:p>
          </table:table-cell>
          <table:table-cell table:formula="of:=2*[.H21]*[.J21]*[.$B$3]/[.$F$16]" office:value-type="float" office:value="0.0344925" calcext:value-type="float">
            <text:p>0.0345</text:p>
          </table:table-cell>
          <table:table-cell table:formula="of:=SQRT((2*[.$B$3]/[.$F$16])^2*([.H21]^2*[.K21]^2+[.J21]^2*[.I21]^2))" office:value-type="float" office:value="0.00113198779807911" calcext:value-type="float">
            <text:p>0.0011</text:p>
          </table:table-cell>
          <table:table-cell table:formula="of:=[.L21]-[.S21]" office:value-type="float" office:value="0.9655075" calcext:value-type="float">
            <text:p>0.97</text:p>
          </table:table-cell>
          <table:table-cell table:formula="of:=SQRT([.M21]^2+[.T21]^2)" office:value-type="float" office:value="1.00000064069798" calcext:value-type="float">
            <text:p>1.00</text:p>
          </table:table-cell>
          <table:table-cell table:number-columns-repeated="2"/>
          <table:table-cell table:formula="of:=[.O21]/[.$F$16]" office:value-type="float" office:value="25.0808095375445" calcext:value-type="float">
            <text:p>25.08</text:p>
          </table:table-cell>
          <table:table-cell table:formula="of:=[.P21]/[.$F$16]" office:value-type="float" office:value="0.950115681248554" calcext:value-type="float">
            <text:p>0.95</text:p>
          </table:table-cell>
          <table:table-cell table:formula="of:=[.Q21]/[.$F$16]" office:value-type="float" office:value="27.7395629672225" calcext:value-type="float">
            <text:p>27.74</text:p>
          </table:table-cell>
          <table:table-cell table:formula="of:=[.R21]/[.$F$16]" office:value-type="float" office:value="0.956767892267343" calcext:value-type="float">
            <text:p>0.96</text:p>
          </table:table-cell>
          <table:table-cell table:formula="of:=[.U21]/[.$F$16]" office:value-type="float" office:value="0.01931015" calcext:value-type="float">
            <text:p>0.0193</text:p>
          </table:table-cell>
          <table:table-cell table:formula="of:=[.V21]/[.$F$16]" office:value-type="float" office:value="0.0200000128139596" calcext:value-type="float">
            <text:p>0.02</text:p>
          </table:table-cell>
          <table:table-cell/>
          <table:table-cell table:style-name="ce13"/>
          <table:table-cell table:formula="of:=[.AG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.0200000093</text:p>
          </table:table-cell>
          <table:table-cell table:number-columns-repeated="2"/>
          <table:table-cell table:formula="of:=[.AG21]" office:value-type="float" office:value="-10" calcext:value-type="float">
            <text:p>-10</text:p>
          </table:table-cell>
          <table:table-cell table:formula="of:=[.AH21]/[.$AH$59]" office:value-type="float" office:value="0.00185789405898495" calcext:value-type="float">
            <text:p>0.0018578941</text:p>
          </table:table-cell>
          <table:table-cell office:value-type="float" office:value="0" calcext:value-type="float">
            <text:p>0</text:p>
          </table:table-cell>
          <table:table-cell table:formula="of:=[.AJ21]/[.$AH$59]" office:value-type="float" office:value="0.00191095762568678" calcext:value-type="float">
            <text:p>0.001910957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22])" office:value-type="float" office:value="41.194659848092" calcext:value-type="float">
            <text:p>41.19</text:p>
          </table:table-cell>
          <table:table-cell office:value-type="float" office:value="1697" calcext:value-type="float">
            <text:p>1697</text:p>
          </table:table-cell>
          <table:table-cell table:formula="of:=SQRT([.J22])" office:value-type="float" office:value="41.194659848092" calcext:value-type="float">
            <text:p>41.19</text:p>
          </table:table-cell>
          <table:table-cell office:value-type="float" office:value="2" calcext:value-type="float">
            <text:p>2</text:p>
          </table:table-cell>
          <table:table-cell table:formula="of:=SQRT([.L22])" office:value-type="float" office:value="1.4142135623731" calcext:value-type="float">
            <text:p>1.41</text:p>
          </table:table-cell>
          <table:table-cell/>
          <table:table-cell table:formula="of:=[.H22]*[.$B$4]" office:value-type="float" office:value="1166.08585712912" calcext:value-type="float">
            <text:p>1166.09</text:p>
          </table:table-cell>
          <table:table-cell table:formula="of:=SQRT([.I22]^2*[.$B$4]^2 + [.$C$4]^2*[.H22]^2)" office:value-type="float" office:value="44.8054643135693" calcext:value-type="float">
            <text:p>44.81</text:p>
          </table:table-cell>
          <table:table-cell table:formula="of:=[.J22]*[.$B$5]" office:value-type="float" office:value="1245.34493003642" calcext:value-type="float">
            <text:p>1245.34</text:p>
          </table:table-cell>
          <table:table-cell table:formula="of:=SQRT([.K22]^2*[.$B$5]^2+[.$C$5]^2*[.J22]^2)" office:value-type="float" office:value="44.0262506900697" calcext:value-type="float">
            <text:p>44.03</text:p>
          </table:table-cell>
          <table:table-cell table:formula="of:=2*[.H22]*[.J22]*[.$B$3]/[.$F$16]" office:value-type="float" office:value="0.02879809" calcext:value-type="float">
            <text:p>0.0288</text:p>
          </table:table-cell>
          <table:table-cell table:formula="of:=SQRT((2*[.$B$3]/[.$F$16])^2*([.H22]^2*[.K22]^2+[.J22]^2*[.I22]^2))" office:value-type="float" office:value="0.000988639051727171" calcext:value-type="float">
            <text:p>0.0010</text:p>
          </table:table-cell>
          <table:table-cell table:formula="of:=[.L22]-[.S22]" office:value-type="float" office:value="1.97120191" calcext:value-type="float">
            <text:p>1.97</text:p>
          </table:table-cell>
          <table:table-cell table:formula="of:=SQRT([.M22]^2+[.T22]^2)" office:value-type="float" office:value="1.41421390793867" calcext:value-type="float">
            <text:p>1.41</text:p>
          </table:table-cell>
          <table:table-cell table:number-columns-repeated="2"/>
          <table:table-cell table:formula="of:=[.O22]/[.$F$16]" office:value-type="float" office:value="23.3217171425824" calcext:value-type="float">
            <text:p>23.32</text:p>
          </table:table-cell>
          <table:table-cell table:formula="of:=[.P22]/[.$F$16]" office:value-type="float" office:value="0.896109286271386" calcext:value-type="float">
            <text:p>0.90</text:p>
          </table:table-cell>
          <table:table-cell table:formula="of:=[.Q22]/[.$F$16]" office:value-type="float" office:value="24.9068986007284" calcext:value-type="float">
            <text:p>24.91</text:p>
          </table:table-cell>
          <table:table-cell table:formula="of:=[.R22]/[.$F$16]" office:value-type="float" office:value="0.880525013801394" calcext:value-type="float">
            <text:p>0.88</text:p>
          </table:table-cell>
          <table:table-cell table:formula="of:=[.U22]/[.$F$16]" office:value-type="float" office:value="0.0394240382" calcext:value-type="float">
            <text:p>0.0394</text:p>
          </table:table-cell>
          <table:table-cell table:formula="of:=[.V22]/[.$F$16]" office:value-type="float" office:value="0.0282842781587735" calcext:value-type="float">
            <text:p>0.03</text:p>
          </table:table-cell>
          <table:table-cell/>
          <table:table-cell table:style-name="ce13"/>
          <table:table-cell table:formula="of:=[.AG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.04037949097711E-005</text:p>
          </table:table-cell>
          <table:table-cell table:number-columns-repeated="2"/>
          <table:table-cell table:formula="of:=[.AG22]" office:value-type="float" office:value="-5" calcext:value-type="float">
            <text:p>-5</text:p>
          </table:table-cell>
          <table:table-cell table:formula="of:=[.AH22]/[.$AH$59]" office:value-type="float" office:value="-0.0000573831262899163" calcext:value-type="float">
            <text:p>-5.73831262899163E-005</text:p>
          </table:table-cell>
          <table:table-cell office:value-type="float" office:value="0" calcext:value-type="float">
            <text:p>0</text:p>
          </table:table-cell>
          <table:table-cell table:formula="of:=[.AJ22]/[.$AH$59]" office:value-type="float" office:value="0.00000194953847164583" calcext:value-type="float">
            <text:p>1.94953847164583E-00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975" calcext:value-type="float">
            <text:p>1975</text:p>
          </table:table-cell>
          <table:table-cell table:formula="of:=SQRT([.H23])" office:value-type="float" office:value="44.4409720865779" calcext:value-type="float">
            <text:p>44.44</text:p>
          </table:table-cell>
          <table:table-cell table:style-name="ce25" office:value-type="float" office:value="1975" calcext:value-type="float">
            <text:p>1975</text:p>
          </table:table-cell>
          <table:table-cell table:formula="of:=SQRT([.J23])" office:value-type="float" office:value="44.4409720865779" calcext:value-type="float">
            <text:p>44.44</text:p>
          </table:table-cell>
          <table:table-cell table:style-name="ce25" office:value-type="float" office:value="4" calcext:value-type="float">
            <text:p>4</text:p>
          </table:table-cell>
          <table:table-cell table:formula="of:=SQRT([.L23])" office:value-type="float" office:value="2" calcext:value-type="float">
            <text:p>2.00</text:p>
          </table:table-cell>
          <table:table-cell/>
          <table:table-cell table:formula="of:=[.H23]*[.$B$4]" office:value-type="float" office:value="1357.11229689453" calcext:value-type="float">
            <text:p>1357.11</text:p>
          </table:table-cell>
          <table:table-cell table:formula="of:=SQRT([.I23]^2*[.$B$4]^2 + [.$C$4]^2*[.H23]^2)" office:value-type="float" office:value="50.6594458325148" calcext:value-type="float">
            <text:p>50.66</text:p>
          </table:table-cell>
          <table:table-cell table:formula="of:=[.J23]*[.$B$5]" office:value-type="float" office:value="1449.35547249377" calcext:value-type="float">
            <text:p>1449.36</text:p>
          </table:table-cell>
          <table:table-cell table:formula="of:=SQRT([.K23]^2*[.$B$5]^2+[.$C$5]^2*[.J23]^2)" office:value-type="float" office:value="49.5091045792952" calcext:value-type="float">
            <text:p>49.51</text:p>
          </table:table-cell>
          <table:table-cell table:formula="of:=2*[.H23]*[.J23]*[.$B$3]/[.$F$16]" office:value-type="float" office:value="0.03900625" calcext:value-type="float">
            <text:p>0.0390</text:p>
          </table:table-cell>
          <table:table-cell table:formula="of:=SQRT((2*[.$B$3]/[.$F$16])^2*([.H23]^2*[.K23]^2+[.J23]^2*[.I23]^2))" office:value-type="float" office:value="0.00124126825263518" calcext:value-type="float">
            <text:p>0.0012</text:p>
          </table:table-cell>
          <table:table-cell table:formula="of:=[.L23]-[.S23]" office:value-type="float" office:value="3.96099375" calcext:value-type="float">
            <text:p>3.96</text:p>
          </table:table-cell>
          <table:table-cell table:formula="of:=SQRT([.M23]^2+[.T23]^2)" office:value-type="float" office:value="2.00000038518668" calcext:value-type="float">
            <text:p>2.00</text:p>
          </table:table-cell>
          <table:table-cell table:number-columns-repeated="2"/>
          <table:table-cell table:formula="of:=[.O23]/[.$F$16]" office:value-type="float" office:value="27.1422459378906" calcext:value-type="float">
            <text:p>27.14</text:p>
          </table:table-cell>
          <table:table-cell table:formula="of:=[.P23]/[.$F$16]" office:value-type="float" office:value="1.0131889166503" calcext:value-type="float">
            <text:p>1.01</text:p>
          </table:table-cell>
          <table:table-cell table:formula="of:=[.Q23]/[.$F$16]" office:value-type="float" office:value="28.9871094498754" calcext:value-type="float">
            <text:p>28.99</text:p>
          </table:table-cell>
          <table:table-cell table:formula="of:=[.R23]/[.$F$16]" office:value-type="float" office:value="0.990182091585903" calcext:value-type="float">
            <text:p>0.99</text:p>
          </table:table-cell>
          <table:table-cell table:formula="of:=[.U23]/[.$F$16]" office:value-type="float" office:value="0.079219875" calcext:value-type="float">
            <text:p>0.0792</text:p>
          </table:table-cell>
          <table:table-cell table:formula="of:=[.V23]/[.$F$16]" office:value-type="float" office:value="0.0400000077037336" calcext:value-type="float">
            <text:p>0.04</text:p>
          </table:table-cell>
          <table:table-cell/>
          <table:table-cell table:style-name="ce13"/>
          <table:table-cell table:formula="of:=[.AG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.0400000054</text:p>
          </table:table-cell>
          <table:table-cell table:number-columns-repeated="2"/>
          <table:table-cell table:formula="of:=[.AG23]" office:value-type="float" office:value="0" calcext:value-type="float">
            <text:p>0</text:p>
          </table:table-cell>
          <table:table-cell table:formula="of:=[.AH23]/[.$AH$59]" office:value-type="float" office:value="0.00758532050248873" calcext:value-type="float">
            <text:p>0.0075853205</text:p>
          </table:table-cell>
          <table:table-cell office:value-type="float" office:value="0" calcext:value-type="float">
            <text:p>0</text:p>
          </table:table-cell>
          <table:table-cell table:formula="of:=[.AJ23]/[.$AH$59]" office:value-type="float" office:value="0.0038219139958964" calcext:value-type="float">
            <text:p>0.003821914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96" calcext:value-type="float">
            <text:p>1696</text:p>
          </table:table-cell>
          <table:table-cell table:formula="of:=SQRT([.H24])" office:value-type="float" office:value="41.182520563948" calcext:value-type="float">
            <text:p>41.18</text:p>
          </table:table-cell>
          <table:table-cell table:style-name="ce26" office:value-type="float" office:value="2003" calcext:value-type="float">
            <text:p>2003</text:p>
          </table:table-cell>
          <table:table-cell table:formula="of:=SQRT([.J24])" office:value-type="float" office:value="44.7548880012005" calcext:value-type="float">
            <text:p>44.75</text:p>
          </table:table-cell>
          <table:table-cell table:style-name="ce26" office:value-type="float" office:value="158" calcext:value-type="float">
            <text:p>158</text:p>
          </table:table-cell>
          <table:table-cell table:formula="of:=SQRT([.L24])" office:value-type="float" office:value="12.5698050899765" calcext:value-type="float">
            <text:p>12.57</text:p>
          </table:table-cell>
          <table:table-cell/>
          <table:table-cell table:formula="of:=[.H24]*[.$B$4]" office:value-type="float" office:value="1165.39871166234" calcext:value-type="float">
            <text:p>1165.40</text:p>
          </table:table-cell>
          <table:table-cell table:formula="of:=SQRT([.I24]^2*[.$B$4]^2 + [.$C$4]^2*[.H24]^2)" office:value-type="float" office:value="44.7843303544623" calcext:value-type="float">
            <text:p>44.78</text:p>
          </table:table-cell>
          <table:table-cell table:formula="of:=[.J24]*[.$B$5]" office:value-type="float" office:value="1469.90329691394" calcext:value-type="float">
            <text:p>1469.90</text:p>
          </table:table-cell>
          <table:table-cell table:formula="of:=SQRT([.K24]^2*[.$B$5]^2+[.$C$5]^2*[.J24]^2)" office:value-type="float" office:value="50.0584886575522" calcext:value-type="float">
            <text:p>50.06</text:p>
          </table:table-cell>
          <table:table-cell table:formula="of:=2*[.H24]*[.J24]*[.$B$3]/[.$F$16]" office:value-type="float" office:value="0.03397088" calcext:value-type="float">
            <text:p>0.0340</text:p>
          </table:table-cell>
          <table:table-cell table:formula="of:=SQRT((2*[.$B$3]/[.$F$16])^2*([.H24]^2*[.K24]^2+[.J24]^2*[.I24]^2))" office:value-type="float" office:value="0.0011209740635715" calcext:value-type="float">
            <text:p>0.0011</text:p>
          </table:table-cell>
          <table:table-cell table:formula="of:=[.L24]-[.S24]" office:value-type="float" office:value="157.96602912" calcext:value-type="float">
            <text:p>157.97</text:p>
          </table:table-cell>
          <table:table-cell table:formula="of:=SQRT([.M24]^2+[.T24]^2)" office:value-type="float" office:value="12.5698051399607" calcext:value-type="float">
            <text:p>12.57</text:p>
          </table:table-cell>
          <table:table-cell table:number-columns-repeated="2"/>
          <table:table-cell table:formula="of:=[.O24]/[.$F$16]" office:value-type="float" office:value="23.3079742332468" calcext:value-type="float">
            <text:p>23.31</text:p>
          </table:table-cell>
          <table:table-cell table:formula="of:=[.P24]/[.$F$16]" office:value-type="float" office:value="0.895686607089247" calcext:value-type="float">
            <text:p>0.90</text:p>
          </table:table-cell>
          <table:table-cell table:formula="of:=[.Q24]/[.$F$16]" office:value-type="float" office:value="29.3980659382787" calcext:value-type="float">
            <text:p>29.40</text:p>
          </table:table-cell>
          <table:table-cell table:formula="of:=[.R24]/[.$F$16]" office:value-type="float" office:value="1.00116977315104" calcext:value-type="float">
            <text:p>1.00</text:p>
          </table:table-cell>
          <table:table-cell table:formula="of:=[.U24]/[.$F$16]" office:value-type="float" office:value="3.1593205824" calcext:value-type="float">
            <text:p>3.1593</text:p>
          </table:table-cell>
          <table:table-cell table:formula="of:=[.V24]/[.$F$16]" office:value-type="float" office:value="0.251396102799214" calcext:value-type="float">
            <text:p>0.25</text:p>
          </table:table-cell>
          <table:table-cell/>
          <table:table-cell table:style-name="ce13"/>
          <table:table-cell table:formula="of:=[.AG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.0346410215</text:p>
          </table:table-cell>
          <table:table-cell table:number-columns-repeated="2"/>
          <table:table-cell table:formula="of:=[.AG24]" office:value-type="float" office:value="5" calcext:value-type="float">
            <text:p>5</text:p>
          </table:table-cell>
          <table:table-cell table:formula="of:=[.AH24]/[.$AH$59]" office:value-type="float" office:value="0.00567977631674655" calcext:value-type="float">
            <text:p>0.0056797763</text:p>
          </table:table-cell>
          <table:table-cell office:value-type="float" office:value="0" calcext:value-type="float">
            <text:p>0</text:p>
          </table:table-cell>
          <table:table-cell table:formula="of:=[.AJ24]/[.$AH$59]" office:value-type="float" office:value="0.00330987467831829" calcext:value-type="float">
            <text:p>0.0033098747</text:p>
          </table:table-cell>
        </table:table-row>
        <table:table-row table:style-name="ro1">
          <table:table-cell table:number-columns-repeated="5"/>
          <table:table-cell table:style-name="ce18" office:value-type="float" office:value="-20" calcext:value-type="float" table:number-columns-spanned="1" table:number-rows-spanned="7">
            <text:p>-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70" calcext:value-type="float">
            <text:p>1770</text:p>
          </table:table-cell>
          <table:table-cell table:style-name="ce27" table:formula="of:=SQRT([.H25])" office:value-type="float" office:value="42.0713679359253" calcext:value-type="float">
            <text:p>42.07</text:p>
          </table:table-cell>
          <table:table-cell table:style-name="ce24" office:value-type="float" office:value="1523" calcext:value-type="float">
            <text:p>1523</text:p>
          </table:table-cell>
          <table:table-cell table:style-name="ce27" table:formula="of:=SQRT([.J25])" office:value-type="float" office:value="39.0256326021757" calcext:value-type="float">
            <text:p>39.03</text:p>
          </table:table-cell>
          <table:table-cell table:style-name="ce24" office:value-type="float" office:value="1" calcext:value-type="float">
            <text:p>1</text:p>
          </table:table-cell>
          <table:table-cell table:style-name="ce32" table:formula="of:=SQRT([.L25])" office:value-type="float" office:value="1" calcext:value-type="float">
            <text:p>1.00</text:p>
          </table:table-cell>
          <table:table-cell/>
          <table:table-cell table:formula="of:=[.H25]*[.$B$4]" office:value-type="float" office:value="1216.24747620421" calcext:value-type="float">
            <text:p>1216.25</text:p>
          </table:table-cell>
          <table:table-cell table:formula="of:=SQRT([.I25]^2*[.$B$4]^2 + [.$C$4]^2*[.H25]^2)" office:value-type="float" office:value="46.3466245903376" calcext:value-type="float">
            <text:p>46.35</text:p>
          </table:table-cell>
          <table:table-cell table:formula="of:=[.J25]*[.$B$5]" office:value-type="float" office:value="1117.65487828254" calcext:value-type="float">
            <text:p>1117.65</text:p>
          </table:table-cell>
          <table:table-cell table:formula="of:=SQRT([.K25]^2*[.$B$5]^2+[.$C$5]^2*[.J25]^2)" office:value-type="float" office:value="40.5623101913972" calcext:value-type="float">
            <text:p>40.56</text:p>
          </table:table-cell>
          <table:table-cell table:formula="of:=2*[.H25]*[.J25]*[.$B$3]/[.$F$16]" office:value-type="float" office:value="0.0269571" calcext:value-type="float">
            <text:p>0.0270</text:p>
          </table:table-cell>
          <table:table-cell table:formula="of:=SQRT((2*[.$B$3]/[.$F$16])^2*([.H25]^2*[.K25]^2+[.J25]^2*[.I25]^2))" office:value-type="float" office:value="0.000942176895810973" calcext:value-type="float">
            <text:p>0.0009</text:p>
          </table:table-cell>
          <table:table-cell table:formula="of:=[.L25]-[.S25]" office:value-type="float" office:value="0.9730429" calcext:value-type="float">
            <text:p>0.97</text:p>
          </table:table-cell>
          <table:table-cell table:formula="of:=SQRT([.M25]^2+[.T25]^2)" office:value-type="float" office:value="1.00000044384855" calcext:value-type="float">
            <text:p>1.00</text:p>
          </table:table-cell>
          <table:table-cell table:number-columns-repeated="2"/>
          <table:table-cell table:formula="of:=[.O25]/[.$F$16]" office:value-type="float" office:value="24.3249495240842" calcext:value-type="float">
            <text:p>24.32</text:p>
          </table:table-cell>
          <table:table-cell table:formula="of:=[.P25]/[.$F$16]" office:value-type="float" office:value="0.926932491806752" calcext:value-type="float">
            <text:p>0.93</text:p>
          </table:table-cell>
          <table:table-cell table:formula="of:=[.Q25]/[.$F$16]" office:value-type="float" office:value="22.3530975656508" calcext:value-type="float">
            <text:p>22.35</text:p>
          </table:table-cell>
          <table:table-cell table:formula="of:=[.R25]/[.$F$16]" office:value-type="float" office:value="0.811246203827943" calcext:value-type="float">
            <text:p>0.81</text:p>
          </table:table-cell>
          <table:table-cell table:formula="of:=[.U25]/[.$F$16]" office:value-type="float" office:value="0.019460858" calcext:value-type="float">
            <text:p>0.0195</text:p>
          </table:table-cell>
          <table:table-cell table:formula="of:=[.V25]/[.$F$16]" office:value-type="float" office:value="0.0200000088769711" calcext:value-type="float">
            <text:p>0.02</text:p>
          </table:table-cell>
          <table:table-cell/>
          <table:table-cell table:style-name="ce13"/>
          <table:table-cell table:formula="of:=[.AG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.2163330775</text:p>
          </table:table-cell>
          <table:table-cell table:number-columns-repeated="2"/>
          <table:table-cell table:formula="of:=[.AG25]" office:value-type="float" office:value="10" calcext:value-type="float">
            <text:p>10</text:p>
          </table:table-cell>
          <table:table-cell table:formula="of:=[.AH25]/[.$AH$59]" office:value-type="float" office:value="0.223523688845445" calcext:value-type="float">
            <text:p>0.2235236888</text:p>
          </table:table-cell>
          <table:table-cell office:value-type="float" office:value="0" calcext:value-type="float">
            <text:p>0</text:p>
          </table:table-cell>
          <table:table-cell table:formula="of:=[.AJ25]/[.$AH$59]" office:value-type="float" office:value="0.0206701576430119" calcext:value-type="float">
            <text:p>0.020670157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54" calcext:value-type="float">
            <text:p>1754</text:p>
          </table:table-cell>
          <table:table-cell table:formula="of:=SQRT([.H26])" office:value-type="float" office:value="41.8807831827438" calcext:value-type="float">
            <text:p>41.88</text:p>
          </table:table-cell>
          <table:table-cell table:style-name="ce25" office:value-type="float" office:value="1606" calcext:value-type="float">
            <text:p>1606</text:p>
          </table:table-cell>
          <table:table-cell table:formula="of:=SQRT([.J26])" office:value-type="float" office:value="40.0749298190278" calcext:value-type="float">
            <text:p>40.07</text:p>
          </table:table-cell>
          <table:table-cell table:style-name="ce25" office:value-type="float" office:value="1" calcext:value-type="float">
            <text:p>1</text:p>
          </table:table-cell>
          <table:table-cell table:formula="of:=SQRT([.L26])" office:value-type="float" office:value="1" calcext:value-type="float">
            <text:p>1.00</text:p>
          </table:table-cell>
          <table:table-cell/>
          <table:table-cell table:formula="of:=[.H26]*[.$B$4]" office:value-type="float" office:value="1205.2531487357" calcext:value-type="float">
            <text:p>1205.25</text:p>
          </table:table-cell>
          <table:table-cell table:formula="of:=SQRT([.I26]^2*[.$B$4]^2 + [.$C$4]^2*[.H26]^2)" office:value-type="float" office:value="46.0091020480927" calcext:value-type="float">
            <text:p>46.01</text:p>
          </table:table-cell>
          <table:table-cell table:formula="of:=[.J26]*[.$B$5]" office:value-type="float" office:value="1178.56450067088" calcext:value-type="float">
            <text:p>1178.56</text:p>
          </table:table-cell>
          <table:table-cell table:formula="of:=SQRT([.K26]^2*[.$B$5]^2+[.$C$5]^2*[.J26]^2)" office:value-type="float" office:value="42.2182809887117" calcext:value-type="float">
            <text:p>42.22</text:p>
          </table:table-cell>
          <table:table-cell table:formula="of:=2*[.H26]*[.J26]*[.$B$3]/[.$F$16]" office:value-type="float" office:value="0.02816924" calcext:value-type="float">
            <text:p>0.0282</text:p>
          </table:table-cell>
          <table:table-cell table:formula="of:=SQRT((2*[.$B$3]/[.$F$16])^2*([.H26]^2*[.K26]^2+[.J26]^2*[.I26]^2))" office:value-type="float" office:value="0.000972875358923228" calcext:value-type="float">
            <text:p>0.0010</text:p>
          </table:table-cell>
          <table:table-cell table:formula="of:=[.L26]-[.S26]" office:value-type="float" office:value="0.97183076" calcext:value-type="float">
            <text:p>0.97</text:p>
          </table:table-cell>
          <table:table-cell table:formula="of:=SQRT([.M26]^2+[.T26]^2)" office:value-type="float" office:value="1.00000047324312" calcext:value-type="float">
            <text:p>1.00</text:p>
          </table:table-cell>
          <table:table-cell table:number-columns-repeated="2"/>
          <table:table-cell table:formula="of:=[.O26]/[.$F$16]" office:value-type="float" office:value="24.105062974714" calcext:value-type="float">
            <text:p>24.11</text:p>
          </table:table-cell>
          <table:table-cell table:formula="of:=[.P26]/[.$F$16]" office:value-type="float" office:value="0.920182040961853" calcext:value-type="float">
            <text:p>0.92</text:p>
          </table:table-cell>
          <table:table-cell table:formula="of:=[.Q26]/[.$F$16]" office:value-type="float" office:value="23.5712900134177" calcext:value-type="float">
            <text:p>23.57</text:p>
          </table:table-cell>
          <table:table-cell table:formula="of:=[.R26]/[.$F$16]" office:value-type="float" office:value="0.844365619774233" calcext:value-type="float">
            <text:p>0.84</text:p>
          </table:table-cell>
          <table:table-cell table:formula="of:=[.U26]/[.$F$16]" office:value-type="float" office:value="0.0194366152" calcext:value-type="float">
            <text:p>0.0194</text:p>
          </table:table-cell>
          <table:table-cell table:formula="of:=[.V26]/[.$F$16]" office:value-type="float" office:value="0.0200000094648624" calcext:value-type="float">
            <text:p>0.02</text:p>
          </table:table-cell>
          <table:table-cell/>
          <table:table-cell table:style-name="ce13"/>
          <table:table-cell table:formula="of:=[.AG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.4137632179</text:p>
          </table:table-cell>
          <table:table-cell table:number-columns-repeated="2"/>
          <table:table-cell table:formula="of:=[.AG26]" office:value-type="float" office:value="15" calcext:value-type="float">
            <text:p>15</text:p>
          </table:table-cell>
          <table:table-cell table:formula="of:=[.AH26]/[.$AH$59]" office:value-type="float" office:value="0.817828616453815" calcext:value-type="float">
            <text:p>0.8178286165</text:p>
          </table:table-cell>
          <table:table-cell office:value-type="float" office:value="0" calcext:value-type="float">
            <text:p>0</text:p>
          </table:table-cell>
          <table:table-cell table:formula="of:=[.AJ26]/[.$AH$59]" office:value-type="float" office:value="0.0395341805257801" calcext:value-type="float">
            <text:p>0.039534180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21" calcext:value-type="float">
            <text:p>1721</text:p>
          </table:table-cell>
          <table:table-cell table:formula="of:=SQRT([.H27])" office:value-type="float" office:value="41.4849370253831" calcext:value-type="float">
            <text:p>41.48</text:p>
          </table:table-cell>
          <table:table-cell office:value-type="float" office:value="1695" calcext:value-type="float">
            <text:p>1695</text:p>
          </table:table-cell>
          <table:table-cell table:formula="of:=SQRT([.J27])" office:value-type="float" office:value="41.1703777004778" calcext:value-type="float">
            <text:p>41.17</text:p>
          </table:table-cell>
          <table:table-cell office:value-type="float" office:value="1" calcext:value-type="float">
            <text:p>1</text:p>
          </table:table-cell>
          <table:table-cell table:formula="of:=SQRT([.L27])" office:value-type="float" office:value="1" calcext:value-type="float">
            <text:p>1.00</text:p>
          </table:table-cell>
          <table:table-cell/>
          <table:table-cell table:formula="of:=[.H27]*[.$B$4]" office:value-type="float" office:value="1182.57734833189" calcext:value-type="float">
            <text:p>1182.58</text:p>
          </table:table-cell>
          <table:table-cell table:formula="of:=SQRT([.I27]^2*[.$B$4]^2 + [.$C$4]^2*[.H27]^2)" office:value-type="float" office:value="45.3124954328367" calcext:value-type="float">
            <text:p>45.31</text:p>
          </table:table-cell>
          <table:table-cell table:formula="of:=[.J27]*[.$B$5]" office:value-type="float" office:value="1243.87722829212" calcext:value-type="float">
            <text:p>1243.88</text:p>
          </table:table-cell>
          <table:table-cell table:formula="of:=SQRT([.K27]^2*[.$B$5]^2+[.$C$5]^2*[.J27]^2)" office:value-type="float" office:value="43.9865940164421" calcext:value-type="float">
            <text:p>43.99</text:p>
          </table:table-cell>
          <table:table-cell table:formula="of:=2*[.H27]*[.J27]*[.$B$3]/[.$F$16]" office:value-type="float" office:value="0.02917095" calcext:value-type="float">
            <text:p>0.0292</text:p>
          </table:table-cell>
          <table:table-cell table:formula="of:=SQRT((2*[.$B$3]/[.$F$16])^2*([.H27]^2*[.K27]^2+[.J27]^2*[.I27]^2))" office:value-type="float" office:value="0.000998238274161034" calcext:value-type="float">
            <text:p>0.0010</text:p>
          </table:table-cell>
          <table:table-cell table:formula="of:=[.L27]-[.S27]" office:value-type="float" office:value="0.97082905" calcext:value-type="float">
            <text:p>0.97</text:p>
          </table:table-cell>
          <table:table-cell table:formula="of:=SQRT([.M27]^2+[.T27]^2)" office:value-type="float" office:value="1.0000004982397" calcext:value-type="float">
            <text:p>1.00</text:p>
          </table:table-cell>
          <table:table-cell table:number-columns-repeated="2"/>
          <table:table-cell table:formula="of:=[.O27]/[.$F$16]" office:value-type="float" office:value="23.6515469666378" calcext:value-type="float">
            <text:p>23.65</text:p>
          </table:table-cell>
          <table:table-cell table:formula="of:=[.P27]/[.$F$16]" office:value-type="float" office:value="0.906249908656735" calcext:value-type="float">
            <text:p>0.91</text:p>
          </table:table-cell>
          <table:table-cell table:formula="of:=[.Q27]/[.$F$16]" office:value-type="float" office:value="24.8775445658424" calcext:value-type="float">
            <text:p>24.88</text:p>
          </table:table-cell>
          <table:table-cell table:formula="of:=[.R27]/[.$F$16]" office:value-type="float" office:value="0.879731880328841" calcext:value-type="float">
            <text:p>0.88</text:p>
          </table:table-cell>
          <table:table-cell table:formula="of:=[.U27]/[.$F$16]" office:value-type="float" office:value="0.019416581" calcext:value-type="float">
            <text:p>0.0194</text:p>
          </table:table-cell>
          <table:table-cell table:formula="of:=[.V27]/[.$F$16]" office:value-type="float" office:value="0.020000009964794" calcext:value-type="float">
            <text:p>0.02</text:p>
          </table:table-cell>
          <table:table-cell/>
          <table:table-cell table:style-name="ce13"/>
          <table:table-cell table:formula="of:=[.AG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.4054626993</text:p>
          </table:table-cell>
          <table:table-cell table:number-columns-repeated="2"/>
          <table:table-cell table:formula="of:=[.AG27]" office:value-type="float" office:value="20" calcext:value-type="float">
            <text:p>20</text:p>
          </table:table-cell>
          <table:table-cell table:formula="of:=[.AH27]/[.$AH$59]" office:value-type="float" office:value="0.785339207466289" calcext:value-type="float">
            <text:p>0.7853392075</text:p>
          </table:table-cell>
          <table:table-cell office:value-type="float" office:value="0" calcext:value-type="float">
            <text:p>0</text:p>
          </table:table-cell>
          <table:table-cell table:formula="of:=[.AJ27]/[.$AH$59]" office:value-type="float" office:value="0.038741083926868" calcext:value-type="float">
            <text:p>0.038741083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formula="of:=SQRT([.H28])" office:value-type="float" office:value="41.2553026894725" calcext:value-type="float">
            <text:p>41.26</text:p>
          </table:table-cell>
          <table:table-cell office:value-type="float" office:value="1835" calcext:value-type="float">
            <text:p>1835</text:p>
          </table:table-cell>
          <table:table-cell table:formula="of:=SQRT([.J28])" office:value-type="float" office:value="42.8368999812078" calcext:value-type="float">
            <text:p>42.84</text:p>
          </table:table-cell>
          <table:table-cell office:value-type="float" office:value="3" calcext:value-type="float">
            <text:p>3</text:p>
          </table:table-cell>
          <table:table-cell table:formula="of:=SQRT([.L28])" office:value-type="float" office:value="1.73205080756888" calcext:value-type="float">
            <text:p>1.73</text:p>
          </table:table-cell>
          <table:table-cell/>
          <table:table-cell table:formula="of:=[.H28]*[.$B$4]" office:value-type="float" office:value="1169.52158446303" calcext:value-type="float">
            <text:p>1169.52</text:p>
          </table:table-cell>
          <table:table-cell table:formula="of:=SQRT([.I28]^2*[.$B$4]^2 + [.$C$4]^2*[.H28]^2)" office:value-type="float" office:value="44.911124831946" calcext:value-type="float">
            <text:p>44.91</text:p>
          </table:table-cell>
          <table:table-cell table:formula="of:=[.J28]*[.$B$5]" office:value-type="float" office:value="1346.61635039295" calcext:value-type="float">
            <text:p>1346.62</text:p>
          </table:table-cell>
          <table:table-cell table:formula="of:=SQRT([.K28]^2*[.$B$5]^2+[.$C$5]^2*[.J28]^2)" office:value-type="float" office:value="46.7548262832865" calcext:value-type="float">
            <text:p>46.75</text:p>
          </table:table-cell>
          <table:table-cell table:formula="of:=2*[.H28]*[.J28]*[.$B$3]/[.$F$16]" office:value-type="float" office:value="0.0312317" calcext:value-type="float">
            <text:p>0.0312</text:p>
          </table:table-cell>
          <table:table-cell table:formula="of:=SQRT((2*[.$B$3]/[.$F$16])^2*([.H28]^2*[.K28]^2+[.J28]^2*[.I28]^2))" office:value-type="float" office:value="0.00105103055569284" calcext:value-type="float">
            <text:p>0.0011</text:p>
          </table:table-cell>
          <table:table-cell table:formula="of:=[.L28]-[.S28]" office:value-type="float" office:value="2.9687683" calcext:value-type="float">
            <text:p>2.97</text:p>
          </table:table-cell>
          <table:table-cell table:formula="of:=SQRT([.M28]^2+[.T28]^2)" office:value-type="float" office:value="1.73205112645823" calcext:value-type="float">
            <text:p>1.73</text:p>
          </table:table-cell>
          <table:table-cell table:number-columns-repeated="2"/>
          <table:table-cell table:formula="of:=[.O28]/[.$F$16]" office:value-type="float" office:value="23.3904316892606" calcext:value-type="float">
            <text:p>23.39</text:p>
          </table:table-cell>
          <table:table-cell table:formula="of:=[.P28]/[.$F$16]" office:value-type="float" office:value="0.898222496638919" calcext:value-type="float">
            <text:p>0.90</text:p>
          </table:table-cell>
          <table:table-cell table:formula="of:=[.Q28]/[.$F$16]" office:value-type="float" office:value="26.9323270078589" calcext:value-type="float">
            <text:p>26.93</text:p>
          </table:table-cell>
          <table:table-cell table:formula="of:=[.R28]/[.$F$16]" office:value-type="float" office:value="0.935096525665729" calcext:value-type="float">
            <text:p>0.94</text:p>
          </table:table-cell>
          <table:table-cell table:formula="of:=[.U28]/[.$F$16]" office:value-type="float" office:value="0.059375366" calcext:value-type="float">
            <text:p>0.0594</text:p>
          </table:table-cell>
          <table:table-cell table:formula="of:=[.V28]/[.$F$16]" office:value-type="float" office:value="0.0346410225291646" calcext:value-type="float">
            <text:p>0.03</text:p>
          </table:table-cell>
          <table:table-cell/>
          <table:table-cell table:style-name="ce13"/>
          <table:table-cell table:formula="of:=[.AG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.2441311133</text:p>
          </table:table-cell>
          <table:table-cell table:number-columns-repeated="2"/>
          <table:table-cell table:formula="of:=[.AG28]" office:value-type="float" office:value="25" calcext:value-type="float">
            <text:p>25</text:p>
          </table:table-cell>
          <table:table-cell table:formula="of:=[.AH28]/[.$AH$59]" office:value-type="float" office:value="0.284667374026908" calcext:value-type="float">
            <text:p>0.284667374</text:p>
          </table:table-cell>
          <table:table-cell office:value-type="float" office:value="0" calcext:value-type="float">
            <text:p>0</text:p>
          </table:table-cell>
          <table:table-cell table:formula="of:=[.AJ28]/[.$AH$59]" office:value-type="float" office:value="0.023326199841861" calcext:value-type="float">
            <text:p>0.023326199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80" calcext:value-type="float">
            <text:p>1780</text:p>
          </table:table-cell>
          <table:table-cell table:formula="of:=SQRT([.H29])" office:value-type="float" office:value="42.190046219458" calcext:value-type="float">
            <text:p>42.19</text:p>
          </table:table-cell>
          <table:table-cell office:value-type="float" office:value="1851" calcext:value-type="float">
            <text:p>1851</text:p>
          </table:table-cell>
          <table:table-cell table:formula="of:=SQRT([.J29])" office:value-type="float" office:value="43.0232495285979" calcext:value-type="float">
            <text:p>43.02</text:p>
          </table:table-cell>
          <table:table-cell office:value-type="float" office:value="7" calcext:value-type="float">
            <text:p>7</text:p>
          </table:table-cell>
          <table:table-cell table:formula="of:=SQRT([.L29])" office:value-type="float" office:value="2.64575131106459" calcext:value-type="float">
            <text:p>2.65</text:p>
          </table:table-cell>
          <table:table-cell/>
          <table:table-cell table:formula="of:=[.H29]*[.$B$4]" office:value-type="float" office:value="1223.11893087203" calcext:value-type="float">
            <text:p>1223.12</text:p>
          </table:table-cell>
          <table:table-cell table:formula="of:=SQRT([.I29]^2*[.$B$4]^2 + [.$C$4]^2*[.H29]^2)" office:value-type="float" office:value="46.5575031955413" calcext:value-type="float">
            <text:p>46.56</text:p>
          </table:table-cell>
          <table:table-cell table:formula="of:=[.J29]*[.$B$5]" office:value-type="float" office:value="1358.35796434733" calcext:value-type="float">
            <text:p>1358.36</text:p>
          </table:table-cell>
          <table:table-cell table:formula="of:=SQRT([.K29]^2*[.$B$5]^2+[.$C$5]^2*[.J29]^2)" office:value-type="float" office:value="47.0702610294744" calcext:value-type="float">
            <text:p>47.07</text:p>
          </table:table-cell>
          <table:table-cell table:formula="of:=2*[.H29]*[.J29]*[.$B$3]/[.$F$16]" office:value-type="float" office:value="0.0329478" calcext:value-type="float">
            <text:p>0.0329</text:p>
          </table:table-cell>
          <table:table-cell table:formula="of:=SQRT((2*[.$B$3]/[.$F$16])^2*([.H29]^2*[.K29]^2+[.J29]^2*[.I29]^2))" office:value-type="float" office:value="0.00109377082517317" calcext:value-type="float">
            <text:p>0.0011</text:p>
          </table:table-cell>
          <table:table-cell table:formula="of:=[.L29]-[.S29]" office:value-type="float" office:value="6.9670522" calcext:value-type="float">
            <text:p>6.97</text:p>
          </table:table-cell>
          <table:table-cell table:formula="of:=SQRT([.M29]^2+[.T29]^2)" office:value-type="float" office:value="2.64575153715057" calcext:value-type="float">
            <text:p>2.65</text:p>
          </table:table-cell>
          <table:table-cell table:number-columns-repeated="2"/>
          <table:table-cell table:formula="of:=[.O29]/[.$F$16]" office:value-type="float" office:value="24.4623786174406" calcext:value-type="float">
            <text:p>24.46</text:p>
          </table:table-cell>
          <table:table-cell table:formula="of:=[.P29]/[.$F$16]" office:value-type="float" office:value="0.931150063910825" calcext:value-type="float">
            <text:p>0.93</text:p>
          </table:table-cell>
          <table:table-cell table:formula="of:=[.Q29]/[.$F$16]" office:value-type="float" office:value="27.1671592869465" calcext:value-type="float">
            <text:p>27.17</text:p>
          </table:table-cell>
          <table:table-cell table:formula="of:=[.R29]/[.$F$16]" office:value-type="float" office:value="0.941405220589489" calcext:value-type="float">
            <text:p>0.94</text:p>
          </table:table-cell>
          <table:table-cell table:formula="of:=[.U29]/[.$F$16]" office:value-type="float" office:value="0.139341044" calcext:value-type="float">
            <text:p>0.1393</text:p>
          </table:table-cell>
          <table:table-cell table:formula="of:=[.V29]/[.$F$16]" office:value-type="float" office:value="0.0529150307430115" calcext:value-type="float">
            <text:p>0.05</text:p>
          </table:table-cell>
          <table:table-cell/>
          <table:table-cell table:style-name="ce13"/>
          <table:table-cell office:value-type="float" office:value="30" calcext:value-type="float">
            <text:p>30</text:p>
          </table:table-cell>
          <table:table-cell table:formula="of:=[.AC95]" office:value-type="float" office:value="0.1593518704" calcext:value-type="float">
            <text:p>0.1593518704</text:p>
          </table:table-cell>
          <table:table-cell office:value-type="float" office:value="0" calcext:value-type="float">
            <text:p>0</text:p>
          </table:table-cell>
          <table:table-cell table:formula="of:=[.AD95]" office:value-type="float" office:value="0.0565685466321983" calcext:value-type="float">
            <text:p>0.0565685466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0" calcext:value-type="float">
            <text:p>1680</text:p>
          </table:table-cell>
          <table:table-cell table:formula="of:=SQRT([.H30])" office:value-type="float" office:value="40.9878030638384" calcext:value-type="float">
            <text:p>40.99</text:p>
          </table:table-cell>
          <table:table-cell table:style-name="ce25" office:value-type="float" office:value="1918" calcext:value-type="float">
            <text:p>1918</text:p>
          </table:table-cell>
          <table:table-cell table:formula="of:=SQRT([.J30])" office:value-type="float" office:value="43.7949768809164" calcext:value-type="float">
            <text:p>43.79</text:p>
          </table:table-cell>
          <table:table-cell table:style-name="ce25" office:value-type="float" office:value="116" calcext:value-type="float">
            <text:p>116</text:p>
          </table:table-cell>
          <table:table-cell table:formula="of:=SQRT([.L30])" office:value-type="float" office:value="10.770329614269" calcext:value-type="float">
            <text:p>10.77</text:p>
          </table:table-cell>
          <table:table-cell/>
          <table:table-cell table:formula="of:=[.H30]*[.$B$4]" office:value-type="float" office:value="1154.40438419383" calcext:value-type="float">
            <text:p>1154.40</text:p>
          </table:table-cell>
          <table:table-cell table:formula="of:=SQRT([.I30]^2*[.$B$4]^2 + [.$C$4]^2*[.H30]^2)" office:value-type="float" office:value="44.4461020158801" calcext:value-type="float">
            <text:p>44.45</text:p>
          </table:table-cell>
          <table:table-cell table:formula="of:=[.J30]*[.$B$5]" office:value-type="float" office:value="1407.52597278129" calcext:value-type="float">
            <text:p>1407.53</text:p>
          </table:table-cell>
          <table:table-cell table:formula="of:=SQRT([.K30]^2*[.$B$5]^2+[.$C$5]^2*[.J30]^2)" office:value-type="float" office:value="48.3892509738324" calcext:value-type="float">
            <text:p>48.39</text:p>
          </table:table-cell>
          <table:table-cell table:formula="of:=2*[.H30]*[.J30]*[.$B$3]/[.$F$16]" office:value-type="float" office:value="0.0322224" calcext:value-type="float">
            <text:p>0.0322</text:p>
          </table:table-cell>
          <table:table-cell table:formula="of:=SQRT((2*[.$B$3]/[.$F$16])^2*([.H30]^2*[.K30]^2+[.J30]^2*[.I30]^2))" office:value-type="float" office:value="0.00107673671433643" calcext:value-type="float">
            <text:p>0.0011</text:p>
          </table:table-cell>
          <table:table-cell table:formula="of:=[.L30]-[.S30]" office:value-type="float" office:value="115.9677776" calcext:value-type="float">
            <text:p>115.97</text:p>
          </table:table-cell>
          <table:table-cell table:formula="of:=SQRT([.M30]^2+[.T30]^2)" office:value-type="float" office:value="10.770329668091" calcext:value-type="float">
            <text:p>10.77</text:p>
          </table:table-cell>
          <table:table-cell table:number-columns-repeated="2"/>
          <table:table-cell table:formula="of:=[.O30]/[.$F$16]" office:value-type="float" office:value="23.0880876838765" calcext:value-type="float">
            <text:p>23.09</text:p>
          </table:table-cell>
          <table:table-cell table:formula="of:=[.P30]/[.$F$16]" office:value-type="float" office:value="0.888922040317601" calcext:value-type="float">
            <text:p>0.89</text:p>
          </table:table-cell>
          <table:table-cell table:formula="of:=[.Q30]/[.$F$16]" office:value-type="float" office:value="28.1505194556258" calcext:value-type="float">
            <text:p>28.15</text:p>
          </table:table-cell>
          <table:table-cell table:formula="of:=[.R30]/[.$F$16]" office:value-type="float" office:value="0.967785019476648" calcext:value-type="float">
            <text:p>0.97</text:p>
          </table:table-cell>
          <table:table-cell table:formula="of:=[.U30]/[.$F$16]" office:value-type="float" office:value="2.319355552" calcext:value-type="float">
            <text:p>2.3194</text:p>
          </table:table-cell>
          <table:table-cell table:formula="of:=[.V30]/[.$F$16]" office:value-type="float" office:value="0.215406593361821" calcext:value-type="float">
            <text:p>0.22</text:p>
          </table:table-cell>
          <table:table-cell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.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.96616493957145E-005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30]/[.$AH$59]" office:value-type="float" office:value="-0.0000546081113483287" calcext:value-type="float">
            <text:p>-5.46081113483287E-005</text:p>
          </table:table-cell>
          <table:table-cell office:value-type="float" office:value="0" calcext:value-type="float">
            <text:p>0</text:p>
          </table:table-cell>
          <table:table-cell table:formula="of:=[.AJ30]/[.$AH$59]" office:value-type="float" office:value="0.00000187862807298661" calcext:value-type="float">
            <text:p>1.87862807298661E-00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90" calcext:value-type="float">
            <text:p>1690</text:p>
          </table:table-cell>
          <table:table-cell table:style-name="ce29" table:formula="of:=SQRT([.H31])" office:value-type="float" office:value="41.1096095821889" calcext:value-type="float">
            <text:p>41.11</text:p>
          </table:table-cell>
          <table:table-cell table:style-name="ce26" office:value-type="float" office:value="1970" calcext:value-type="float">
            <text:p>1970</text:p>
          </table:table-cell>
          <table:table-cell table:style-name="ce29" table:formula="of:=SQRT([.J31])" office:value-type="float" office:value="44.3846820423443" calcext:value-type="float">
            <text:p>44.38</text:p>
          </table:table-cell>
          <table:table-cell table:style-name="ce26" office:value-type="float" office:value="423" calcext:value-type="float">
            <text:p>423</text:p>
          </table:table-cell>
          <table:table-cell table:style-name="ce33" table:formula="of:=SQRT([.L31])" office:value-type="float" office:value="20.5669638012031" calcext:value-type="float">
            <text:p>20.57</text:p>
          </table:table-cell>
          <table:table-cell/>
          <table:table-cell table:formula="of:=[.H31]*[.$B$4]" office:value-type="float" office:value="1161.27583886165" calcext:value-type="float">
            <text:p>1161.28</text:p>
          </table:table-cell>
          <table:table-cell table:formula="of:=SQRT([.I31]^2*[.$B$4]^2 + [.$C$4]^2*[.H31]^2)" office:value-type="float" office:value="44.6575135380401" calcext:value-type="float">
            <text:p>44.66</text:p>
          </table:table-cell>
          <table:table-cell table:formula="of:=[.J31]*[.$B$5]" office:value-type="float" office:value="1445.68621813303" calcext:value-type="float">
            <text:p>1445.69</text:p>
          </table:table-cell>
          <table:table-cell table:formula="of:=SQRT([.K31]^2*[.$B$5]^2+[.$C$5]^2*[.J31]^2)" office:value-type="float" office:value="49.4109514325976" calcext:value-type="float">
            <text:p>49.41</text:p>
          </table:table-cell>
          <table:table-cell table:formula="of:=2*[.H31]*[.J31]*[.$B$3]/[.$F$16]" office:value-type="float" office:value="0.033293" calcext:value-type="float">
            <text:p>0.0333</text:p>
          </table:table-cell>
          <table:table-cell table:formula="of:=SQRT((2*[.$B$3]/[.$F$16])^2*([.H31]^2*[.K31]^2+[.J31]^2*[.I31]^2))" office:value-type="float" office:value="0.00110386765511088" calcext:value-type="float">
            <text:p>0.0011</text:p>
          </table:table-cell>
          <table:table-cell table:formula="of:=[.L31]-[.S31]" office:value-type="float" office:value="422.966707" calcext:value-type="float">
            <text:p>422.97</text:p>
          </table:table-cell>
          <table:table-cell table:formula="of:=SQRT([.M31]^2+[.T31]^2)" office:value-type="float" office:value="20.5669638308265" calcext:value-type="float">
            <text:p>20.57</text:p>
          </table:table-cell>
          <table:table-cell table:number-columns-repeated="2"/>
          <table:table-cell table:formula="of:=[.O31]/[.$F$16]" office:value-type="float" office:value="23.225516777233" calcext:value-type="float">
            <text:p>23.23</text:p>
          </table:table-cell>
          <table:table-cell table:formula="of:=[.P31]/[.$F$16]" office:value-type="float" office:value="0.893150270760802" calcext:value-type="float">
            <text:p>0.89</text:p>
          </table:table-cell>
          <table:table-cell table:formula="of:=[.Q31]/[.$F$16]" office:value-type="float" office:value="28.9137243626605" calcext:value-type="float">
            <text:p>28.91</text:p>
          </table:table-cell>
          <table:table-cell table:formula="of:=[.R31]/[.$F$16]" office:value-type="float" office:value="0.988219028651951" calcext:value-type="float">
            <text:p>0.99</text:p>
          </table:table-cell>
          <table:table-cell table:formula="of:=[.U31]/[.$F$16]" office:value-type="float" office:value="8.45933414" calcext:value-type="float">
            <text:p>8.4593</text:p>
          </table:table-cell>
          <table:table-cell table:formula="of:=[.V31]/[.$F$16]" office:value-type="float" office:value="0.411339276616529" calcext:value-type="float">
            <text:p>0.41</text:p>
          </table:table-cell>
          <table:table-cell/>
          <table:table-cell table:style-name="ce13"/>
          <table:table-cell table:formula="of:=[.AG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.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.0200000095</text:p>
          </table:table-cell>
          <table:table-cell table:number-columns-repeated="2"/>
          <table:table-cell table:formula="of:=[.AM30]+5" office:value-type="float" office:value="-20" calcext:value-type="float">
            <text:p>-20</text:p>
          </table:table-cell>
          <table:table-cell table:formula="of:=[.AH31]/[.$AH$59]" office:value-type="float" office:value="0.00185712654231934" calcext:value-type="float">
            <text:p>0.0018571265</text:p>
          </table:table-cell>
          <table:table-cell office:value-type="float" office:value="0" calcext:value-type="float">
            <text:p>0</text:p>
          </table:table-cell>
          <table:table-cell table:formula="of:=[.AJ31]/[.$AH$59]" office:value-type="float" office:value="0.00191095764574451" calcext:value-type="float">
            <text:p>0.0019109576</text:p>
          </table:table-cell>
        </table:table-row>
        <table:table-row table:style-name="ro1">
          <table:table-cell table:number-columns-repeated="5"/>
          <table:table-cell table:style-name="ce18" office:value-type="float" office:value="-15" calcext:value-type="float" table:number-columns-spanned="1" table:number-rows-spanned="7">
            <text:p>-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3" calcext:value-type="float">
            <text:p>1683</text:p>
          </table:table-cell>
          <table:table-cell table:style-name="ce27" table:formula="of:=SQRT([.H32])" office:value-type="float" office:value="41.024382993532" calcext:value-type="float">
            <text:p>41.02</text:p>
          </table:table-cell>
          <table:table-cell table:style-name="ce24" office:value-type="float" office:value="1618" calcext:value-type="float">
            <text:p>1618</text:p>
          </table:table-cell>
          <table:table-cell table:style-name="ce27" table:formula="of:=SQRT([.J32])" office:value-type="float" office:value="40.2243707222375" calcext:value-type="float">
            <text:p>40.22</text:p>
          </table:table-cell>
          <table:table-cell table:style-name="ce24" office:value-type="float" office:value="0" calcext:value-type="float">
            <text:p>0</text:p>
          </table:table-cell>
          <table:table-cell table:style-name="ce32" table:formula="of:=SQRT([.L32])" office:value-type="float" office:value="0" calcext:value-type="float">
            <text:p>0.00</text:p>
          </table:table-cell>
          <table:table-cell/>
          <table:table-cell table:formula="of:=[.H32]*[.$B$4]" office:value-type="float" office:value="1156.46582059417" calcext:value-type="float">
            <text:p>1156.47</text:p>
          </table:table-cell>
          <table:table-cell table:formula="of:=SQRT([.I32]^2*[.$B$4]^2 + [.$C$4]^2*[.H32]^2)" office:value-type="float" office:value="44.5095320968691" calcext:value-type="float">
            <text:p>44.51</text:p>
          </table:table-cell>
          <table:table-cell table:formula="of:=[.J32]*[.$B$5]" office:value-type="float" office:value="1187.37071113667" calcext:value-type="float">
            <text:p>1187.37</text:p>
          </table:table-cell>
          <table:table-cell table:formula="of:=SQRT([.K32]^2*[.$B$5]^2+[.$C$5]^2*[.J32]^2)" office:value-type="float" office:value="42.4571300575809" calcext:value-type="float">
            <text:p>42.46</text:p>
          </table:table-cell>
          <table:table-cell table:formula="of:=2*[.H32]*[.J32]*[.$B$3]/[.$F$16]" office:value-type="float" office:value="0.02723094" calcext:value-type="float">
            <text:p>0.0272</text:p>
          </table:table-cell>
          <table:table-cell table:formula="of:=SQRT((2*[.$B$3]/[.$F$16])^2*([.H32]^2*[.K32]^2+[.J32]^2*[.I32]^2))" office:value-type="float" office:value="0.000948099852019818" calcext:value-type="float">
            <text:p>0.0009</text:p>
          </table:table-cell>
          <table:table-cell table:formula="of:=[.L32]-[.S32]" office:value-type="float" office:value="-0.02723094" calcext:value-type="float">
            <text:p>-0.03</text:p>
          </table:table-cell>
          <table:table-cell table:formula="of:=SQRT([.M32]^2+[.T32]^2)" office:value-type="float" office:value="0.000948099852019818" calcext:value-type="float">
            <text:p>0.00</text:p>
          </table:table-cell>
          <table:table-cell table:number-columns-repeated="2"/>
          <table:table-cell table:formula="of:=[.O32]/[.$F$16]" office:value-type="float" office:value="23.1293164118835" calcext:value-type="float">
            <text:p>23.13</text:p>
          </table:table-cell>
          <table:table-cell table:formula="of:=[.P32]/[.$F$16]" office:value-type="float" office:value="0.890190641937383" calcext:value-type="float">
            <text:p>0.89</text:p>
          </table:table-cell>
          <table:table-cell table:formula="of:=[.Q32]/[.$F$16]" office:value-type="float" office:value="23.7474142227334" calcext:value-type="float">
            <text:p>23.75</text:p>
          </table:table-cell>
          <table:table-cell table:formula="of:=[.R32]/[.$F$16]" office:value-type="float" office:value="0.849142601151618" calcext:value-type="float">
            <text:p>0.85</text:p>
          </table:table-cell>
          <table:table-cell table:formula="of:=[.U32]/[.$F$16]" office:value-type="float" office:value="-0.0005446188" calcext:value-type="float">
            <text:p>-0.0005</text:p>
          </table:table-cell>
          <table:table-cell table:formula="of:=[.V32]/[.$F$16]" office:value-type="float" office:value="0.0000189619970403964" calcext:value-type="float">
            <text:p>0.00</text:p>
          </table:table-cell>
          <table:table-cell/>
          <table:table-cell table:style-name="ce13"/>
          <table:table-cell table:formula="of:=[.AG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.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.93954028450043E-005</text:p>
          </table:table-cell>
          <table:table-cell table:number-columns-repeated="2"/>
          <table:table-cell table:formula="of:=[.AM31]+5" office:value-type="float" office:value="-15" calcext:value-type="float">
            <text:p>-15</text:p>
          </table:table-cell>
          <table:table-cell table:formula="of:=[.AH32]/[.$AH$59]" office:value-type="float" office:value="-0.0000536307716325084" calcext:value-type="float">
            <text:p>-5.36307716325084E-005</text:p>
          </table:table-cell>
          <table:table-cell office:value-type="float" office:value="0" calcext:value-type="float">
            <text:p>0</text:p>
          </table:table-cell>
          <table:table-cell table:formula="of:=[.AJ32]/[.$AH$59]" office:value-type="float" office:value="0.00000185318879093894" calcext:value-type="float">
            <text:p>1.85318879093894E-00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04" calcext:value-type="float">
            <text:p>1704</text:p>
          </table:table-cell>
          <table:table-cell table:formula="of:=SQRT([.H33])" office:value-type="float" office:value="41.2795348811006" calcext:value-type="float">
            <text:p>41.28</text:p>
          </table:table-cell>
          <table:table-cell table:style-name="ce25" office:value-type="float" office:value="1647" calcext:value-type="float">
            <text:p>1647</text:p>
          </table:table-cell>
          <table:table-cell table:formula="of:=SQRT([.J33])" office:value-type="float" office:value="40.5832477754061" calcext:value-type="float">
            <text:p>40.58</text:p>
          </table:table-cell>
          <table:table-cell table:style-name="ce25" office:value-type="float" office:value="0" calcext:value-type="float">
            <text:p>0</text:p>
          </table:table-cell>
          <table:table-cell table:formula="of:=SQRT([.L33])" office:value-type="float" office:value="0" calcext:value-type="float">
            <text:p>0.00</text:p>
          </table:table-cell>
          <table:table-cell/>
          <table:table-cell table:formula="of:=[.H33]*[.$B$4]" office:value-type="float" office:value="1170.8958753966" calcext:value-type="float">
            <text:p>1170.90</text:p>
          </table:table-cell>
          <table:table-cell table:formula="of:=SQRT([.I33]^2*[.$B$4]^2 + [.$C$4]^2*[.H33]^2)" office:value-type="float" office:value="44.9533847262374" calcext:value-type="float">
            <text:p>44.95</text:p>
          </table:table-cell>
          <table:table-cell table:formula="of:=[.J33]*[.$B$5]" office:value-type="float" office:value="1208.65238642898" calcext:value-type="float">
            <text:p>1208.65</text:p>
          </table:table-cell>
          <table:table-cell table:formula="of:=SQRT([.K33]^2*[.$B$5]^2+[.$C$5]^2*[.J33]^2)" office:value-type="float" office:value="43.0337898371023" calcext:value-type="float">
            <text:p>43.03</text:p>
          </table:table-cell>
          <table:table-cell table:formula="of:=2*[.H33]*[.J33]*[.$B$3]/[.$F$16]" office:value-type="float" office:value="0.02806488" calcext:value-type="float">
            <text:p>0.0281</text:p>
          </table:table-cell>
          <table:table-cell table:formula="of:=SQRT((2*[.$B$3]/[.$F$16])^2*([.H33]^2*[.K33]^2+[.J33]^2*[.I33]^2))" office:value-type="float" office:value="0.000969770142250214" calcext:value-type="float">
            <text:p>0.0010</text:p>
          </table:table-cell>
          <table:table-cell table:formula="of:=[.L33]-[.S33]" office:value-type="float" office:value="-0.02806488" calcext:value-type="float">
            <text:p>-0.03</text:p>
          </table:table-cell>
          <table:table-cell table:formula="of:=SQRT([.M33]^2+[.T33]^2)" office:value-type="float" office:value="0.000969770142250214" calcext:value-type="float">
            <text:p>0.00</text:p>
          </table:table-cell>
          <table:table-cell table:number-columns-repeated="2"/>
          <table:table-cell table:formula="of:=[.O33]/[.$F$16]" office:value-type="float" office:value="23.4179175079319" calcext:value-type="float">
            <text:p>23.42</text:p>
          </table:table-cell>
          <table:table-cell table:formula="of:=[.P33]/[.$F$16]" office:value-type="float" office:value="0.899067694524748" calcext:value-type="float">
            <text:p>0.90</text:p>
          </table:table-cell>
          <table:table-cell table:formula="of:=[.Q33]/[.$F$16]" office:value-type="float" office:value="24.1730477285796" calcext:value-type="float">
            <text:p>24.17</text:p>
          </table:table-cell>
          <table:table-cell table:formula="of:=[.R33]/[.$F$16]" office:value-type="float" office:value="0.860675796742046" calcext:value-type="float">
            <text:p>0.86</text:p>
          </table:table-cell>
          <table:table-cell table:formula="of:=[.U33]/[.$F$16]" office:value-type="float" office:value="-0.0005612976" calcext:value-type="float">
            <text:p>-0.0006</text:p>
          </table:table-cell>
          <table:table-cell table:formula="of:=[.V33]/[.$F$16]" office:value-type="float" office:value="0.0000193954028450043" calcext:value-type="float">
            <text:p>0.00</text:p>
          </table:table-cell>
          <table:table-cell table:number-columns-repeated="2"/>
          <table:table-cell table:formula="of:=[.AG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.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.028284278</text:p>
          </table:table-cell>
          <table:table-cell table:number-columns-repeated="2"/>
          <table:table-cell table:formula="of:=[.AM32]+5" office:value-type="float" office:value="-10" calcext:value-type="float">
            <text:p>-10</text:p>
          </table:table-cell>
          <table:table-cell table:formula="of:=[.AH33]/[.$AH$59]" office:value-type="float" office:value="0.00376759392591438" calcext:value-type="float">
            <text:p>0.0037675939</text:p>
          </table:table-cell>
          <table:table-cell office:value-type="float" office:value="0" calcext:value-type="float">
            <text:p>0</text:p>
          </table:table-cell>
          <table:table-cell table:formula="of:=[.AJ33]/[.$AH$59]" office:value-type="float" office:value="0.00270250158838039" calcext:value-type="float">
            <text:p>0.002702501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46" calcext:value-type="float">
            <text:p>1746</text:p>
          </table:table-cell>
          <table:table-cell table:formula="of:=SQRT([.H34])" office:value-type="float" office:value="41.7851648315524" calcext:value-type="float">
            <text:p>41.79</text:p>
          </table:table-cell>
          <table:table-cell office:value-type="float" office:value="1650" calcext:value-type="float">
            <text:p>1650</text:p>
          </table:table-cell>
          <table:table-cell table:formula="of:=SQRT([.J34])" office:value-type="float" office:value="40.6201920231798" calcext:value-type="float">
            <text:p>40.62</text:p>
          </table:table-cell>
          <table:table-cell office:value-type="float" office:value="2" calcext:value-type="float">
            <text:p>2</text:p>
          </table:table-cell>
          <table:table-cell table:formula="of:=SQRT([.L34])" office:value-type="float" office:value="1.4142135623731" calcext:value-type="float">
            <text:p>1.41</text:p>
          </table:table-cell>
          <table:table-cell/>
          <table:table-cell table:formula="of:=[.H34]*[.$B$4]" office:value-type="float" office:value="1199.75598500144" calcext:value-type="float">
            <text:p>1199.76</text:p>
          </table:table-cell>
          <table:table-cell table:formula="of:=SQRT([.I34]^2*[.$B$4]^2 + [.$C$4]^2*[.H34]^2)" office:value-type="float" office:value="45.8402860380535" calcext:value-type="float">
            <text:p>45.84</text:p>
          </table:table-cell>
          <table:table-cell table:formula="of:=[.J34]*[.$B$5]" office:value-type="float" office:value="1210.85393904543" calcext:value-type="float">
            <text:p>1210.85</text:p>
          </table:table-cell>
          <table:table-cell table:formula="of:=SQRT([.K34]^2*[.$B$5]^2+[.$C$5]^2*[.J34]^2)" office:value-type="float" office:value="43.0934000953186" calcext:value-type="float">
            <text:p>43.09</text:p>
          </table:table-cell>
          <table:table-cell table:formula="of:=2*[.H34]*[.J34]*[.$B$3]/[.$F$16]" office:value-type="float" office:value="0.028809" calcext:value-type="float">
            <text:p>0.0288</text:p>
          </table:table-cell>
          <table:table-cell table:formula="of:=SQRT((2*[.$B$3]/[.$F$16])^2*([.H34]^2*[.K34]^2+[.J34]^2*[.I34]^2))" office:value-type="float" office:value="0.000989117606758671" calcext:value-type="float">
            <text:p>0.0010</text:p>
          </table:table-cell>
          <table:table-cell table:formula="of:=[.L34]-[.S34]" office:value-type="float" office:value="1.971191" calcext:value-type="float">
            <text:p>1.97</text:p>
          </table:table-cell>
          <table:table-cell table:formula="of:=SQRT([.M34]^2+[.T34]^2)" office:value-type="float" office:value="1.4142139082733" calcext:value-type="float">
            <text:p>1.41</text:p>
          </table:table-cell>
          <table:table-cell table:number-columns-repeated="2"/>
          <table:table-cell table:formula="of:=[.O34]/[.$F$16]" office:value-type="float" office:value="23.9951197000288" calcext:value-type="float">
            <text:p>24.00</text:p>
          </table:table-cell>
          <table:table-cell table:formula="of:=[.P34]/[.$F$16]" office:value-type="float" office:value="0.91680572076107" calcext:value-type="float">
            <text:p>0.92</text:p>
          </table:table-cell>
          <table:table-cell table:formula="of:=[.Q34]/[.$F$16]" office:value-type="float" office:value="24.2170787809086" calcext:value-type="float">
            <text:p>24.22</text:p>
          </table:table-cell>
          <table:table-cell table:formula="of:=[.R34]/[.$F$16]" office:value-type="float" office:value="0.861868001906372" calcext:value-type="float">
            <text:p>0.86</text:p>
          </table:table-cell>
          <table:table-cell table:formula="of:=[.U34]/[.$F$16]" office:value-type="float" office:value="0.03942382" calcext:value-type="float">
            <text:p>0.0394</text:p>
          </table:table-cell>
          <table:table-cell table:formula="of:=[.V34]/[.$F$16]" office:value-type="float" office:value="0.028284278165466" calcext:value-type="float">
            <text:p>0.03</text:p>
          </table:table-cell>
          <table:table-cell table:number-columns-repeated="2"/>
          <table:table-cell table:formula="of:=[.AG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.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.028284278</text:p>
          </table:table-cell>
          <table:table-cell table:number-columns-repeated="2"/>
          <table:table-cell table:formula="of:=[.AM33]+5" office:value-type="float" office:value="-5" calcext:value-type="float">
            <text:p>-5</text:p>
          </table:table-cell>
          <table:table-cell table:formula="of:=[.AH34]/[.$AH$59]" office:value-type="float" office:value="0.00376791362897721" calcext:value-type="float">
            <text:p>0.0037679136</text:p>
          </table:table-cell>
          <table:table-cell office:value-type="float" office:value="0" calcext:value-type="float">
            <text:p>0</text:p>
          </table:table-cell>
          <table:table-cell table:formula="of:=[.AJ34]/[.$AH$59]" office:value-type="float" office:value="0.00270250158285068" calcext:value-type="float">
            <text:p>0.002702501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formula="of:=SQRT([.H35])" office:value-type="float" office:value="43.0929228528305" calcext:value-type="float">
            <text:p>43.09</text:p>
          </table:table-cell>
          <table:table-cell office:value-type="float" office:value="1844" calcext:value-type="float">
            <text:p>1844</text:p>
          </table:table-cell>
          <table:table-cell table:formula="of:=SQRT([.J35])" office:value-type="float" office:value="42.9418211071678" calcext:value-type="float">
            <text:p>42.94</text:p>
          </table:table-cell>
          <table:table-cell office:value-type="float" office:value="2" calcext:value-type="float">
            <text:p>2</text:p>
          </table:table-cell>
          <table:table-cell table:formula="of:=SQRT([.L35])" office:value-type="float" office:value="1.4142135623731" calcext:value-type="float">
            <text:p>1.41</text:p>
          </table:table-cell>
          <table:table-cell/>
          <table:table-cell table:formula="of:=[.H35]*[.$B$4]" office:value-type="float" office:value="1276.02913181425" calcext:value-type="float">
            <text:p>1276.03</text:p>
          </table:table-cell>
          <table:table-cell table:formula="of:=SQRT([.I35]^2*[.$B$4]^2 + [.$C$4]^2*[.H35]^2)" office:value-type="float" office:value="48.1794727436473" calcext:value-type="float">
            <text:p>48.18</text:p>
          </table:table-cell>
          <table:table-cell table:formula="of:=[.J35]*[.$B$5]" office:value-type="float" office:value="1353.22100824228" calcext:value-type="float">
            <text:p>1353.22</text:p>
          </table:table-cell>
          <table:table-cell table:formula="of:=SQRT([.K35]^2*[.$B$5]^2+[.$C$5]^2*[.J35]^2)" office:value-type="float" office:value="46.9322804404637" calcext:value-type="float">
            <text:p>46.93</text:p>
          </table:table-cell>
          <table:table-cell table:formula="of:=2*[.H35]*[.J35]*[.$B$3]/[.$F$16]" office:value-type="float" office:value="0.03424308" calcext:value-type="float">
            <text:p>0.0342</text:p>
          </table:table-cell>
          <table:table-cell table:formula="of:=SQRT((2*[.$B$3]/[.$F$16])^2*([.H35]^2*[.K35]^2+[.J35]^2*[.I35]^2))" office:value-type="float" office:value="0.00112576036117817" calcext:value-type="float">
            <text:p>0.0011</text:p>
          </table:table-cell>
          <table:table-cell table:formula="of:=[.L35]-[.S35]" office:value-type="float" office:value="1.96575692" calcext:value-type="float">
            <text:p>1.97</text:p>
          </table:table-cell>
          <table:table-cell table:formula="of:=SQRT([.M35]^2+[.T35]^2)" office:value-type="float" office:value="1.4142140104441" calcext:value-type="float">
            <text:p>1.41</text:p>
          </table:table-cell>
          <table:table-cell table:number-columns-repeated="2"/>
          <table:table-cell table:formula="of:=[.O35]/[.$F$16]" office:value-type="float" office:value="25.520582636285" calcext:value-type="float">
            <text:p>25.52</text:p>
          </table:table-cell>
          <table:table-cell table:formula="of:=[.P35]/[.$F$16]" office:value-type="float" office:value="0.963589454872945" calcext:value-type="float">
            <text:p>0.96</text:p>
          </table:table-cell>
          <table:table-cell table:formula="of:=[.Q35]/[.$F$16]" office:value-type="float" office:value="27.0644201648457" calcext:value-type="float">
            <text:p>27.06</text:p>
          </table:table-cell>
          <table:table-cell table:formula="of:=[.R35]/[.$F$16]" office:value-type="float" office:value="0.938645608809275" calcext:value-type="float">
            <text:p>0.94</text:p>
          </table:table-cell>
          <table:table-cell table:formula="of:=[.U35]/[.$F$16]" office:value-type="float" office:value="0.0393151384" calcext:value-type="float">
            <text:p>0.0393</text:p>
          </table:table-cell>
          <table:table-cell table:formula="of:=[.V35]/[.$F$16]" office:value-type="float" office:value="0.028284280208882" calcext:value-type="float">
            <text:p>0.03</text:p>
          </table:table-cell>
          <table:table-cell table:number-columns-repeated="2"/>
          <table:table-cell table:formula="of:=[.AG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.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.05291503</text:p>
          </table:table-cell>
          <table:table-cell table:number-columns-repeated="2"/>
          <table:table-cell table:formula="of:=[.AM34]+5" office:value-type="float" office:value="0" calcext:value-type="float">
            <text:p>0</text:p>
          </table:table-cell>
          <table:table-cell table:formula="of:=[.AH35]/[.$AH$59]" office:value-type="float" office:value="0.0133204201634728" calcext:value-type="float">
            <text:p>0.0133204202</text:p>
          </table:table-cell>
          <table:table-cell office:value-type="float" office:value="0" calcext:value-type="float">
            <text:p>0</text:p>
          </table:table-cell>
          <table:table-cell table:formula="of:=[.AJ35]/[.$AH$59]" office:value-type="float" office:value="0.00505591666905167" calcext:value-type="float">
            <text:p>0.005055916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20" calcext:value-type="float">
            <text:p>1720</text:p>
          </table:table-cell>
          <table:table-cell table:formula="of:=SQRT([.H36])" office:value-type="float" office:value="41.4728827066554" calcext:value-type="float">
            <text:p>41.47</text:p>
          </table:table-cell>
          <table:table-cell office:value-type="float" office:value="1875" calcext:value-type="float">
            <text:p>1875</text:p>
          </table:table-cell>
          <table:table-cell table:formula="of:=SQRT([.J36])" office:value-type="float" office:value="43.3012701892219" calcext:value-type="float">
            <text:p>43.30</text:p>
          </table:table-cell>
          <table:table-cell office:value-type="float" office:value="87" calcext:value-type="float">
            <text:p>87</text:p>
          </table:table-cell>
          <table:table-cell table:formula="of:=SQRT([.L36])" office:value-type="float" office:value="9.32737905308882" calcext:value-type="float">
            <text:p>9.33</text:p>
          </table:table-cell>
          <table:table-cell/>
          <table:table-cell table:formula="of:=[.H36]*[.$B$4]" office:value-type="float" office:value="1181.89020286511" calcext:value-type="float">
            <text:p>1181.89</text:p>
          </table:table-cell>
          <table:table-cell table:formula="of:=SQRT([.I36]^2*[.$B$4]^2 + [.$C$4]^2*[.H36]^2)" office:value-type="float" office:value="45.2913761067547" calcext:value-type="float">
            <text:p>45.29</text:p>
          </table:table-cell>
          <table:table-cell table:formula="of:=[.J36]*[.$B$5]" office:value-type="float" office:value="1375.9703852789" calcext:value-type="float">
            <text:p>1375.97</text:p>
          </table:table-cell>
          <table:table-cell table:formula="of:=SQRT([.K36]^2*[.$B$5]^2+[.$C$5]^2*[.J36]^2)" office:value-type="float" office:value="47.5430805273489" calcext:value-type="float">
            <text:p>47.54</text:p>
          </table:table-cell>
          <table:table-cell table:formula="of:=2*[.H36]*[.J36]*[.$B$3]/[.$F$16]" office:value-type="float" office:value="0.03225" calcext:value-type="float">
            <text:p>0.0323</text:p>
          </table:table-cell>
          <table:table-cell table:formula="of:=SQRT((2*[.$B$3]/[.$F$16])^2*([.H36]^2*[.K36]^2+[.J36]^2*[.I36]^2))" office:value-type="float" office:value="0.00107674857789551" calcext:value-type="float">
            <text:p>0.0011</text:p>
          </table:table-cell>
          <table:table-cell table:formula="of:=[.L36]-[.S36]" office:value-type="float" office:value="86.96775" calcext:value-type="float">
            <text:p>86.97</text:p>
          </table:table-cell>
          <table:table-cell table:formula="of:=SQRT([.M36]^2+[.T36]^2)" office:value-type="float" office:value="9.32737911523851" calcext:value-type="float">
            <text:p>9.33</text:p>
          </table:table-cell>
          <table:table-cell table:number-columns-repeated="2"/>
          <table:table-cell table:formula="of:=[.O36]/[.$F$16]" office:value-type="float" office:value="23.6378040573022" calcext:value-type="float">
            <text:p>23.64</text:p>
          </table:table-cell>
          <table:table-cell table:formula="of:=[.P36]/[.$F$16]" office:value-type="float" office:value="0.905827522135093" calcext:value-type="float">
            <text:p>0.91</text:p>
          </table:table-cell>
          <table:table-cell table:formula="of:=[.Q36]/[.$F$16]" office:value-type="float" office:value="27.5194077055779" calcext:value-type="float">
            <text:p>27.52</text:p>
          </table:table-cell>
          <table:table-cell table:formula="of:=[.R36]/[.$F$16]" office:value-type="float" office:value="0.950861610546978" calcext:value-type="float">
            <text:p>0.95</text:p>
          </table:table-cell>
          <table:table-cell table:formula="of:=[.U36]/[.$F$16]" office:value-type="float" office:value="1.739355" calcext:value-type="float">
            <text:p>1.7394</text:p>
          </table:table-cell>
          <table:table-cell table:formula="of:=[.V36]/[.$F$16]" office:value-type="float" office:value="0.18654758230477" calcext:value-type="float">
            <text:p>0.19</text:p>
          </table:table-cell>
          <table:table-cell table:number-columns-repeated="2"/>
          <table:table-cell table:formula="of:=[.AG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.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.260768097</text:p>
          </table:table-cell>
          <table:table-cell table:number-columns-repeated="2"/>
          <table:table-cell table:formula="of:=[.AM35]+5" office:value-type="float" office:value="5" calcext:value-type="float">
            <text:p>5</text:p>
          </table:table-cell>
          <table:table-cell table:formula="of:=[.AH36]/[.$AH$59]" office:value-type="float" office:value="0.324804778101539" calcext:value-type="float">
            <text:p>0.3248047781</text:p>
          </table:table-cell>
          <table:table-cell office:value-type="float" office:value="0" calcext:value-type="float">
            <text:p>0</text:p>
          </table:table-cell>
          <table:table-cell table:formula="of:=[.AJ36]/[.$AH$59]" office:value-type="float" office:value="0.0249158276467601" calcext:value-type="float">
            <text:p>0.024915827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04" calcext:value-type="float">
            <text:p>1704</text:p>
          </table:table-cell>
          <table:table-cell table:formula="of:=SQRT([.H37])" office:value-type="float" office:value="41.2795348811006" calcext:value-type="float">
            <text:p>41.28</text:p>
          </table:table-cell>
          <table:table-cell table:style-name="ce25" office:value-type="float" office:value="1854" calcext:value-type="float">
            <text:p>1854</text:p>
          </table:table-cell>
          <table:table-cell table:formula="of:=SQRT([.J37])" office:value-type="float" office:value="43.058100283222" calcext:value-type="float">
            <text:p>43.06</text:p>
          </table:table-cell>
          <table:table-cell table:style-name="ce25" office:value-type="float" office:value="395" calcext:value-type="float">
            <text:p>395</text:p>
          </table:table-cell>
          <table:table-cell table:formula="of:=SQRT([.L37])" office:value-type="float" office:value="19.8746069143518" calcext:value-type="float">
            <text:p>19.87</text:p>
          </table:table-cell>
          <table:table-cell/>
          <table:table-cell table:formula="of:=[.H37]*[.$B$4]" office:value-type="float" office:value="1170.8958753966" calcext:value-type="float">
            <text:p>1170.90</text:p>
          </table:table-cell>
          <table:table-cell table:formula="of:=SQRT([.I37]^2*[.$B$4]^2 + [.$C$4]^2*[.H37]^2)" office:value-type="float" office:value="44.9533847262374" calcext:value-type="float">
            <text:p>44.95</text:p>
          </table:table-cell>
          <table:table-cell table:formula="of:=[.J37]*[.$B$5]" office:value-type="float" office:value="1360.55951696377" calcext:value-type="float">
            <text:p>1360.56</text:p>
          </table:table-cell>
          <table:table-cell table:formula="of:=SQRT([.K37]^2*[.$B$5]^2+[.$C$5]^2*[.J37]^2)" office:value-type="float" office:value="47.1293851215656" calcext:value-type="float">
            <text:p>47.13</text:p>
          </table:table-cell>
          <table:table-cell table:formula="of:=2*[.H37]*[.J37]*[.$B$3]/[.$F$16]" office:value-type="float" office:value="0.03159216" calcext:value-type="float">
            <text:p>0.0316</text:p>
          </table:table-cell>
          <table:table-cell table:formula="of:=SQRT((2*[.$B$3]/[.$F$16])^2*([.H37]^2*[.K37]^2+[.J37]^2*[.I37]^2))" office:value-type="float" office:value="0.00106021179619923" calcext:value-type="float">
            <text:p>0.0011</text:p>
          </table:table-cell>
          <table:table-cell table:formula="of:=[.L37]-[.S37]" office:value-type="float" office:value="394.96840784" calcext:value-type="float">
            <text:p>394.97</text:p>
          </table:table-cell>
          <table:table-cell table:formula="of:=SQRT([.M37]^2+[.T37]^2)" office:value-type="float" office:value="19.8746069426303" calcext:value-type="float">
            <text:p>19.87</text:p>
          </table:table-cell>
          <table:table-cell table:number-columns-repeated="2"/>
          <table:table-cell table:formula="of:=[.O37]/[.$F$16]" office:value-type="float" office:value="23.4179175079319" calcext:value-type="float">
            <text:p>23.42</text:p>
          </table:table-cell>
          <table:table-cell table:formula="of:=[.P37]/[.$F$16]" office:value-type="float" office:value="0.899067694524748" calcext:value-type="float">
            <text:p>0.90</text:p>
          </table:table-cell>
          <table:table-cell table:formula="of:=[.Q37]/[.$F$16]" office:value-type="float" office:value="27.2111903392754" calcext:value-type="float">
            <text:p>27.21</text:p>
          </table:table-cell>
          <table:table-cell table:formula="of:=[.R37]/[.$F$16]" office:value-type="float" office:value="0.942587702431312" calcext:value-type="float">
            <text:p>0.94</text:p>
          </table:table-cell>
          <table:table-cell table:formula="of:=[.U37]/[.$F$16]" office:value-type="float" office:value="7.8993681568" calcext:value-type="float">
            <text:p>7.8994</text:p>
          </table:table-cell>
          <table:table-cell table:formula="of:=[.V37]/[.$F$16]" office:value-type="float" office:value="0.397492138852606" calcext:value-type="float">
            <text:p>0.40</text:p>
          </table:table-cell>
          <table:table-cell table:number-columns-repeated="2"/>
          <table:table-cell table:formula="of:=[.AG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.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.4074309763</text:p>
          </table:table-cell>
          <table:table-cell table:number-columns-repeated="2"/>
          <table:table-cell table:formula="of:=[.AM36]+5" office:value-type="float" office:value="10" calcext:value-type="float">
            <text:p>10</text:p>
          </table:table-cell>
          <table:table-cell table:formula="of:=[.AH37]/[.$AH$59]" office:value-type="float" office:value="0.792988529521756" calcext:value-type="float">
            <text:p>0.7929885295</text:p>
          </table:table-cell>
          <table:table-cell office:value-type="float" office:value="0" calcext:value-type="float">
            <text:p>0</text:p>
          </table:table-cell>
          <table:table-cell table:formula="of:=[.AJ37]/[.$AH$59]" office:value-type="float" office:value="0.0389291485383782" calcext:value-type="float">
            <text:p>0.0389291485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15" calcext:value-type="float">
            <text:p>1615</text:p>
          </table:table-cell>
          <table:table-cell table:style-name="ce29" table:formula="of:=SQRT([.H38])" office:value-type="float" office:value="40.1870625948202" calcext:value-type="float">
            <text:p>40.19</text:p>
          </table:table-cell>
          <table:table-cell table:style-name="ce26" office:value-type="float" office:value="1848" calcext:value-type="float">
            <text:p>1848</text:p>
          </table:table-cell>
          <table:table-cell table:style-name="ce29" table:formula="of:=SQRT([.J38])" office:value-type="float" office:value="42.9883705204094" calcext:value-type="float">
            <text:p>42.99</text:p>
          </table:table-cell>
          <table:table-cell table:style-name="ce26" office:value-type="float" office:value="358" calcext:value-type="float">
            <text:p>358</text:p>
          </table:table-cell>
          <table:table-cell table:style-name="ce33" table:formula="of:=SQRT([.L38])" office:value-type="float" office:value="18.9208879284245" calcext:value-type="float">
            <text:p>18.92</text:p>
          </table:table-cell>
          <table:table-cell/>
          <table:table-cell table:formula="of:=[.H38]*[.$B$4]" office:value-type="float" office:value="1109.73992885299" calcext:value-type="float">
            <text:p>1109.74</text:p>
          </table:table-cell>
          <table:table-cell table:formula="of:=SQRT([.I38]^2*[.$B$4]^2 + [.$C$4]^2*[.H38]^2)" office:value-type="float" office:value="43.0703379724941" calcext:value-type="float">
            <text:p>43.07</text:p>
          </table:table-cell>
          <table:table-cell table:formula="of:=[.J38]*[.$B$5]" office:value-type="float" office:value="1356.15641173088" calcext:value-type="float">
            <text:p>1356.16</text:p>
          </table:table-cell>
          <table:table-cell table:formula="of:=SQRT([.K38]^2*[.$B$5]^2+[.$C$5]^2*[.J38]^2)" office:value-type="float" office:value="47.0111306802608" calcext:value-type="float">
            <text:p>47.01</text:p>
          </table:table-cell>
          <table:table-cell table:formula="of:=2*[.H38]*[.J38]*[.$B$3]/[.$F$16]" office:value-type="float" office:value="0.0298452" calcext:value-type="float">
            <text:p>0.0298</text:p>
          </table:table-cell>
          <table:table-cell table:formula="of:=SQRT((2*[.$B$3]/[.$F$16])^2*([.H38]^2*[.K38]^2+[.J38]^2*[.I38]^2))" office:value-type="float" office:value="0.00101663133730965" calcext:value-type="float">
            <text:p>0.0010</text:p>
          </table:table-cell>
          <table:table-cell table:formula="of:=[.L38]-[.S38]" office:value-type="float" office:value="357.9701548" calcext:value-type="float">
            <text:p>357.97</text:p>
          </table:table-cell>
          <table:table-cell table:formula="of:=SQRT([.M38]^2+[.T38]^2)" office:value-type="float" office:value="18.9208879557366" calcext:value-type="float">
            <text:p>18.92</text:p>
          </table:table-cell>
          <table:table-cell table:number-columns-repeated="2"/>
          <table:table-cell table:formula="of:=[.O38]/[.$F$16]" office:value-type="float" office:value="22.1947985770599" calcext:value-type="float">
            <text:p>22.19</text:p>
          </table:table-cell>
          <table:table-cell table:formula="of:=[.P38]/[.$F$16]" office:value-type="float" office:value="0.861406759449881" calcext:value-type="float">
            <text:p>0.86</text:p>
          </table:table-cell>
          <table:table-cell table:formula="of:=[.Q38]/[.$F$16]" office:value-type="float" office:value="27.1231282346176" calcext:value-type="float">
            <text:p>27.12</text:p>
          </table:table-cell>
          <table:table-cell table:formula="of:=[.R38]/[.$F$16]" office:value-type="float" office:value="0.940222613605216" calcext:value-type="float">
            <text:p>0.94</text:p>
          </table:table-cell>
          <table:table-cell table:formula="of:=[.U38]/[.$F$16]" office:value-type="float" office:value="7.159403096" calcext:value-type="float">
            <text:p>7.1594</text:p>
          </table:table-cell>
          <table:table-cell table:formula="of:=[.V38]/[.$F$16]" office:value-type="float" office:value="0.378417759114732" calcext:value-type="float">
            <text:p>0.38</text:p>
          </table:table-cell>
          <table:table-cell table:number-columns-repeated="2"/>
          <table:table-cell table:formula="of:=[.AG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.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.3984971774</text:p>
          </table:table-cell>
          <table:table-cell table:number-columns-repeated="2"/>
          <table:table-cell table:formula="of:=[.AM37]+5" office:value-type="float" office:value="15" calcext:value-type="float">
            <text:p>15</text:p>
          </table:table-cell>
          <table:table-cell table:formula="of:=[.AH38]/[.$AH$59]" office:value-type="float" office:value="0.758591671525918" calcext:value-type="float">
            <text:p>0.7585916715</text:p>
          </table:table-cell>
          <table:table-cell office:value-type="float" office:value="0" calcext:value-type="float">
            <text:p>0</text:p>
          </table:table-cell>
          <table:table-cell table:formula="of:=[.AJ38]/[.$AH$59]" office:value-type="float" office:value="0.0380755433825172" calcext:value-type="float">
            <text:p>0.0380755434</text:p>
          </table:table-cell>
        </table:table-row>
        <table:table-row table:style-name="ro1">
          <table:table-cell table:number-columns-repeated="5"/>
          <table:table-cell table:style-name="ce18" office:value-type="float" office:value="-10" calcext:value-type="float" table:number-columns-spanned="1" table:number-rows-spanned="7">
            <text:p>-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8" calcext:value-type="float">
            <text:p>1688</text:p>
          </table:table-cell>
          <table:table-cell table:style-name="ce27" table:formula="of:=SQRT([.H39])" office:value-type="float" office:value="41.0852771683483" calcext:value-type="float">
            <text:p>41.09</text:p>
          </table:table-cell>
          <table:table-cell table:style-name="ce24" office:value-type="float" office:value="1645" calcext:value-type="float">
            <text:p>1645</text:p>
          </table:table-cell>
          <table:table-cell table:style-name="ce27" table:formula="of:=SQRT([.J39])" office:value-type="float" office:value="40.5585995813465" calcext:value-type="float">
            <text:p>40.56</text:p>
          </table:table-cell>
          <table:table-cell table:style-name="ce24" office:value-type="float" office:value="1" calcext:value-type="float">
            <text:p>1</text:p>
          </table:table-cell>
          <table:table-cell table:style-name="ce32" table:formula="of:=SQRT([.L39])" office:value-type="float" office:value="1" calcext:value-type="float">
            <text:p>1.00</text:p>
          </table:table-cell>
          <table:table-cell/>
          <table:table-cell table:formula="of:=[.H39]*[.$B$4]" office:value-type="float" office:value="1159.90154792808" calcext:value-type="float">
            <text:p>1159.90</text:p>
          </table:table-cell>
          <table:table-cell table:formula="of:=SQRT([.I39]^2*[.$B$4]^2 + [.$C$4]^2*[.H39]^2)" office:value-type="float" office:value="44.6152362687672" calcext:value-type="float">
            <text:p>44.62</text:p>
          </table:table-cell>
          <table:table-cell table:formula="of:=[.J39]*[.$B$5]" office:value-type="float" office:value="1207.18468468468" calcext:value-type="float">
            <text:p>1207.18</text:p>
          </table:table-cell>
          <table:table-cell table:formula="of:=SQRT([.K39]^2*[.$B$5]^2+[.$C$5]^2*[.J39]^2)" office:value-type="float" office:value="42.9940451180878" calcext:value-type="float">
            <text:p>42.99</text:p>
          </table:table-cell>
          <table:table-cell table:formula="of:=2*[.H39]*[.J39]*[.$B$3]/[.$F$16]" office:value-type="float" office:value="0.0277676" calcext:value-type="float">
            <text:p>0.0278</text:p>
          </table:table-cell>
          <table:table-cell table:formula="of:=SQRT((2*[.$B$3]/[.$F$16])^2*([.H39]^2*[.K39]^2+[.J39]^2*[.I39]^2))" office:value-type="float" office:value="0.000962026043306521" calcext:value-type="float">
            <text:p>0.0010</text:p>
          </table:table-cell>
          <table:table-cell table:formula="of:=[.L39]-[.S39]" office:value-type="float" office:value="0.9722324" calcext:value-type="float">
            <text:p>0.97</text:p>
          </table:table-cell>
          <table:table-cell table:formula="of:=SQRT([.M39]^2+[.T39]^2)" office:value-type="float" office:value="1.00000046274695" calcext:value-type="float">
            <text:p>1.00</text:p>
          </table:table-cell>
          <table:table-cell table:number-columns-repeated="2"/>
          <table:table-cell table:formula="of:=[.O39]/[.$F$16]" office:value-type="float" office:value="23.1980309585617" calcext:value-type="float">
            <text:p>23.20</text:p>
          </table:table-cell>
          <table:table-cell table:formula="of:=[.P39]/[.$F$16]" office:value-type="float" office:value="0.892304725375344" calcext:value-type="float">
            <text:p>0.89</text:p>
          </table:table-cell>
          <table:table-cell table:formula="of:=[.Q39]/[.$F$16]" office:value-type="float" office:value="24.1436936936937" calcext:value-type="float">
            <text:p>24.14</text:p>
          </table:table-cell>
          <table:table-cell table:formula="of:=[.R39]/[.$F$16]" office:value-type="float" office:value="0.859880902361756" calcext:value-type="float">
            <text:p>0.86</text:p>
          </table:table-cell>
          <table:table-cell table:formula="of:=[.U39]/[.$F$16]" office:value-type="float" office:value="0.019444648" calcext:value-type="float">
            <text:p>0.0194</text:p>
          </table:table-cell>
          <table:table-cell table:formula="of:=[.V39]/[.$F$16]" office:value-type="float" office:value="0.0200000092549389" calcext:value-type="float">
            <text:p>0.02</text:p>
          </table:table-cell>
          <table:table-cell table:number-columns-repeated="2"/>
          <table:table-cell table:formula="of:=[.AG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.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.2244994442</text:p>
          </table:table-cell>
          <table:table-cell table:number-columns-repeated="2"/>
          <table:table-cell table:formula="of:=[.AM38]+5" office:value-type="float" office:value="20" calcext:value-type="float">
            <text:p>20</text:p>
          </table:table-cell>
          <table:table-cell table:formula="of:=[.AH39]/[.$AH$59]" office:value-type="float" office:value="0.240720465572836" calcext:value-type="float">
            <text:p>0.2407204656</text:p>
          </table:table-cell>
          <table:table-cell office:value-type="float" office:value="0" calcext:value-type="float">
            <text:p>0</text:p>
          </table:table-cell>
          <table:table-cell table:formula="of:=[.AJ39]/[.$AH$59]" office:value-type="float" office:value="0.0214504363168287" calcext:value-type="float">
            <text:p>0.0214504363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94" calcext:value-type="float">
            <text:p>1694</text:p>
          </table:table-cell>
          <table:table-cell table:formula="of:=SQRT([.H40])" office:value-type="float" office:value="41.1582312545134" calcext:value-type="float">
            <text:p>41.16</text:p>
          </table:table-cell>
          <table:table-cell table:style-name="ce25" office:value-type="float" office:value="1678" calcext:value-type="float">
            <text:p>1678</text:p>
          </table:table-cell>
          <table:table-cell table:formula="of:=SQRT([.J40])" office:value-type="float" office:value="40.9633982965281" calcext:value-type="float">
            <text:p>40.96</text:p>
          </table:table-cell>
          <table:table-cell table:style-name="ce25" office:value-type="float" office:value="2" calcext:value-type="float">
            <text:p>2</text:p>
          </table:table-cell>
          <table:table-cell table:formula="of:=SQRT([.L40])" office:value-type="float" office:value="1.4142135623731" calcext:value-type="float">
            <text:p>1.41</text:p>
          </table:table-cell>
          <table:table-cell/>
          <table:table-cell table:formula="of:=[.H40]*[.$B$4]" office:value-type="float" office:value="1164.02442072878" calcext:value-type="float">
            <text:p>1164.02</text:p>
          </table:table-cell>
          <table:table-cell table:formula="of:=SQRT([.I40]^2*[.$B$4]^2 + [.$C$4]^2*[.H40]^2)" office:value-type="float" office:value="44.7420605738056" calcext:value-type="float">
            <text:p>44.74</text:p>
          </table:table-cell>
          <table:table-cell table:formula="of:=[.J40]*[.$B$5]" office:value-type="float" office:value="1231.40176346559" calcext:value-type="float">
            <text:p>1231.40</text:p>
          </table:table-cell>
          <table:table-cell table:formula="of:=SQRT([.K40]^2*[.$B$5]^2+[.$C$5]^2*[.J40]^2)" office:value-type="float" office:value="43.6493737640495" calcext:value-type="float">
            <text:p>43.65</text:p>
          </table:table-cell>
          <table:table-cell table:formula="of:=2*[.H40]*[.J40]*[.$B$3]/[.$F$16]" office:value-type="float" office:value="0.02842532" calcext:value-type="float">
            <text:p>0.0284</text:p>
          </table:table-cell>
          <table:table-cell table:formula="of:=SQRT((2*[.$B$3]/[.$F$16])^2*([.H40]^2*[.K40]^2+[.J40]^2*[.I40]^2))" office:value-type="float" office:value="0.000979031046698725" calcext:value-type="float">
            <text:p>0.0010</text:p>
          </table:table-cell>
          <table:table-cell table:formula="of:=[.L40]-[.S40]" office:value-type="float" office:value="1.97157468" calcext:value-type="float">
            <text:p>1.97</text:p>
          </table:table-cell>
          <table:table-cell table:formula="of:=SQRT([.M40]^2+[.T40]^2)" office:value-type="float" office:value="1.41421390125461" calcext:value-type="float">
            <text:p>1.41</text:p>
          </table:table-cell>
          <table:table-cell table:number-columns-repeated="2"/>
          <table:table-cell table:formula="of:=[.O40]/[.$F$16]" office:value-type="float" office:value="23.2804884145755" calcext:value-type="float">
            <text:p>23.28</text:p>
          </table:table-cell>
          <table:table-cell table:formula="of:=[.P40]/[.$F$16]" office:value-type="float" office:value="0.894841211476111" calcext:value-type="float">
            <text:p>0.89</text:p>
          </table:table-cell>
          <table:table-cell table:formula="of:=[.Q40]/[.$F$16]" office:value-type="float" office:value="24.6280352693119" calcext:value-type="float">
            <text:p>24.63</text:p>
          </table:table-cell>
          <table:table-cell table:formula="of:=[.R40]/[.$F$16]" office:value-type="float" office:value="0.872987475280989" calcext:value-type="float">
            <text:p>0.87</text:p>
          </table:table-cell>
          <table:table-cell table:formula="of:=[.U40]/[.$F$16]" office:value-type="float" office:value="0.0394314936" calcext:value-type="float">
            <text:p>0.0394</text:p>
          </table:table-cell>
          <table:table-cell table:formula="of:=[.V40]/[.$F$16]" office:value-type="float" office:value="0.0282842780250922" calcext:value-type="float">
            <text:p>0.03</text:p>
          </table:table-cell>
          <table:table-cell table:number-columns-repeated="2"/>
          <table:table-cell table:formula="of:=[.AG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.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.0282842795</text:p>
          </table:table-cell>
          <table:table-cell table:number-columns-repeated="2"/>
          <table:table-cell table:formula="of:=[.AM39]+5" office:value-type="float" office:value="25" calcext:value-type="float">
            <text:p>25</text:p>
          </table:table-cell>
          <table:table-cell table:formula="of:=[.AH40]/[.$AH$59]" office:value-type="float" office:value="0.0037601038545282" calcext:value-type="float">
            <text:p>0.0037601039</text:p>
          </table:table-cell>
          <table:table-cell office:value-type="float" office:value="0" calcext:value-type="float">
            <text:p>0</text:p>
          </table:table-cell>
          <table:table-cell table:formula="of:=[.AJ40]/[.$AH$59]" office:value-type="float" office:value="0.00270250172859313" calcext:value-type="float">
            <text:p>0.002702501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02" calcext:value-type="float">
            <text:p>1602</text:p>
          </table:table-cell>
          <table:table-cell table:formula="of:=SQRT([.H41])" office:value-type="float" office:value="40.024992192379" calcext:value-type="float">
            <text:p>40.02</text:p>
          </table:table-cell>
          <table:table-cell office:value-type="float" office:value="1732" calcext:value-type="float">
            <text:p>1732</text:p>
          </table:table-cell>
          <table:table-cell table:formula="of:=SQRT([.J41])" office:value-type="float" office:value="41.6173040933696" calcext:value-type="float">
            <text:p>41.62</text:p>
          </table:table-cell>
          <table:table-cell office:value-type="float" office:value="1" calcext:value-type="float">
            <text:p>1</text:p>
          </table:table-cell>
          <table:table-cell table:formula="of:=SQRT([.L41])" office:value-type="float" office:value="1" calcext:value-type="float">
            <text:p>1.00</text:p>
          </table:table-cell>
          <table:table-cell/>
          <table:table-cell table:formula="of:=[.H41]*[.$B$4]" office:value-type="float" office:value="1100.80703778483" calcext:value-type="float">
            <text:p>1100.81</text:p>
          </table:table-cell>
          <table:table-cell table:formula="of:=SQRT([.I41]^2*[.$B$4]^2 + [.$C$4]^2*[.H41]^2)" office:value-type="float" office:value="42.7948402340966" calcext:value-type="float">
            <text:p>42.79</text:p>
          </table:table-cell>
          <table:table-cell table:formula="of:=[.J41]*[.$B$5]" office:value-type="float" office:value="1271.02971056163" calcext:value-type="float">
            <text:p>1271.03</text:p>
          </table:table-cell>
          <table:table-cell table:formula="of:=SQRT([.K41]^2*[.$B$5]^2+[.$C$5]^2*[.J41]^2)" office:value-type="float" office:value="44.7197003809623" calcext:value-type="float">
            <text:p>44.72</text:p>
          </table:table-cell>
          <table:table-cell table:formula="of:=2*[.H41]*[.J41]*[.$B$3]/[.$F$16]" office:value-type="float" office:value="0.02774664" calcext:value-type="float">
            <text:p>0.0277</text:p>
          </table:table-cell>
          <table:table-cell table:formula="of:=SQRT((2*[.$B$3]/[.$F$16])^2*([.H41]^2*[.K41]^2+[.J41]^2*[.I41]^2))" office:value-type="float" office:value="0.000961807141582968" calcext:value-type="float">
            <text:p>0.0010</text:p>
          </table:table-cell>
          <table:table-cell table:formula="of:=[.L41]-[.S41]" office:value-type="float" office:value="0.97225336" calcext:value-type="float">
            <text:p>0.97</text:p>
          </table:table-cell>
          <table:table-cell table:formula="of:=SQRT([.M41]^2+[.T41]^2)" office:value-type="float" office:value="1.00000046253638" calcext:value-type="float">
            <text:p>1.00</text:p>
          </table:table-cell>
          <table:table-cell table:number-columns-repeated="2"/>
          <table:table-cell table:formula="of:=[.O41]/[.$F$16]" office:value-type="float" office:value="22.0161407556966" calcext:value-type="float">
            <text:p>22.02</text:p>
          </table:table-cell>
          <table:table-cell table:formula="of:=[.P41]/[.$F$16]" office:value-type="float" office:value="0.855896804681933" calcext:value-type="float">
            <text:p>0.86</text:p>
          </table:table-cell>
          <table:table-cell table:formula="of:=[.Q41]/[.$F$16]" office:value-type="float" office:value="25.4205942112325" calcext:value-type="float">
            <text:p>25.42</text:p>
          </table:table-cell>
          <table:table-cell table:formula="of:=[.R41]/[.$F$16]" office:value-type="float" office:value="0.894394007619246" calcext:value-type="float">
            <text:p>0.89</text:p>
          </table:table-cell>
          <table:table-cell table:formula="of:=[.U41]/[.$F$16]" office:value-type="float" office:value="0.0194450672" calcext:value-type="float">
            <text:p>0.0194</text:p>
          </table:table-cell>
          <table:table-cell table:formula="of:=[.V41]/[.$F$16]" office:value-type="float" office:value="0.0200000092507276" calcext:value-type="float">
            <text:p>0.02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formula="of:=SQRT([.H42])" office:value-type="float" office:value="43.1740662898458" calcext:value-type="float">
            <text:p>43.17</text:p>
          </table:table-cell>
          <table:table-cell office:value-type="float" office:value="1798" calcext:value-type="float">
            <text:p>1798</text:p>
          </table:table-cell>
          <table:table-cell table:formula="of:=SQRT([.J42])" office:value-type="float" office:value="42.4028300942284" calcext:value-type="float">
            <text:p>42.40</text:p>
          </table:table-cell>
          <table:table-cell office:value-type="float" office:value="72" calcext:value-type="float">
            <text:p>72</text:p>
          </table:table-cell>
          <table:table-cell table:formula="of:=SQRT([.L42])" office:value-type="float" office:value="8.48528137423857" calcext:value-type="float">
            <text:p>8.49</text:p>
          </table:table-cell>
          <table:table-cell/>
          <table:table-cell table:formula="of:=[.H42]*[.$B$4]" office:value-type="float" office:value="1280.83915008172" calcext:value-type="float">
            <text:p>1280.84</text:p>
          </table:table-cell>
          <table:table-cell table:formula="of:=SQRT([.I42]^2*[.$B$4]^2 + [.$C$4]^2*[.H42]^2)" office:value-type="float" office:value="48.326773361491" calcext:value-type="float">
            <text:p>48.33</text:p>
          </table:table-cell>
          <table:table-cell table:formula="of:=[.J42]*[.$B$5]" office:value-type="float" office:value="1319.46386812344" calcext:value-type="float">
            <text:p>1319.46</text:p>
          </table:table-cell>
          <table:table-cell table:formula="of:=SQRT([.K42]^2*[.$B$5]^2+[.$C$5]^2*[.J42]^2)" office:value-type="float" office:value="46.0246815714354" calcext:value-type="float">
            <text:p>46.02</text:p>
          </table:table-cell>
          <table:table-cell table:formula="of:=2*[.H42]*[.J42]*[.$B$3]/[.$F$16]" office:value-type="float" office:value="0.03351472" calcext:value-type="float">
            <text:p>0.0335</text:p>
          </table:table-cell>
          <table:table-cell table:formula="of:=SQRT((2*[.$B$3]/[.$F$16])^2*([.H42]^2*[.K42]^2+[.J42]^2*[.I42]^2))" office:value-type="float" office:value="0.00110783981080299" calcext:value-type="float">
            <text:p>0.0011</text:p>
          </table:table-cell>
          <table:table-cell table:formula="of:=[.L42]-[.S42]" office:value-type="float" office:value="71.96648528" calcext:value-type="float">
            <text:p>71.97</text:p>
          </table:table-cell>
          <table:table-cell table:formula="of:=SQRT([.M42]^2+[.T42]^2)" office:value-type="float" office:value="8.48528144655845" calcext:value-type="float">
            <text:p>8.49</text:p>
          </table:table-cell>
          <table:table-cell table:number-columns-repeated="2"/>
          <table:table-cell table:formula="of:=[.O42]/[.$F$16]" office:value-type="float" office:value="25.6167830016345" calcext:value-type="float">
            <text:p>25.62</text:p>
          </table:table-cell>
          <table:table-cell table:formula="of:=[.P42]/[.$F$16]" office:value-type="float" office:value="0.966535467229821" calcext:value-type="float">
            <text:p>0.97</text:p>
          </table:table-cell>
          <table:table-cell table:formula="of:=[.Q42]/[.$F$16]" office:value-type="float" office:value="26.3892773624689" calcext:value-type="float">
            <text:p>26.39</text:p>
          </table:table-cell>
          <table:table-cell table:formula="of:=[.R42]/[.$F$16]" office:value-type="float" office:value="0.920493631428708" calcext:value-type="float">
            <text:p>0.92</text:p>
          </table:table-cell>
          <table:table-cell table:formula="of:=[.U42]/[.$F$16]" office:value-type="float" office:value="1.4393297056" calcext:value-type="float">
            <text:p>1.4393</text:p>
          </table:table-cell>
          <table:table-cell table:formula="of:=[.V42]/[.$F$16]" office:value-type="float" office:value="0.169705628931169" calcext:value-type="float">
            <text:p>0.17</text:p>
          </table:table-cell>
          <table:table-cell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.000570762</text:p>
          </table:table-cell>
          <table:table-cell office:value-type="float" office:value="0" calcext:value-type="float">
            <text:p>0</text:p>
          </table:table-cell>
          <table:table-cell table:style-name="ce3" table:formula="of:=[.AD20]" office:value-type="float" office:value="0.0000196397800293181" calcext:value-type="float">
            <text:p>1.96397800293181E-005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42]/[.$AH$59]" office:value-type="float" office:value="-0.0000545350745816725" calcext:value-type="float">
            <text:p>-5.45350745816725E-005</text:p>
          </table:table-cell>
          <table:table-cell office:value-type="float" office:value="0" calcext:value-type="float">
            <text:p>0</text:p>
          </table:table-cell>
          <table:table-cell table:formula="of:=[.AJ42]/[.$AH$59]" office:value-type="float" office:value="0.00000187653850232935" calcext:value-type="float">
            <text:p>1.87653850232935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82" calcext:value-type="float">
            <text:p>1682</text:p>
          </table:table-cell>
          <table:table-cell table:formula="of:=SQRT([.H43])" office:value-type="float" office:value="41.0121933088198" calcext:value-type="float">
            <text:p>41.01</text:p>
          </table:table-cell>
          <table:table-cell office:value-type="float" office:value="1824" calcext:value-type="float">
            <text:p>1824</text:p>
          </table:table-cell>
          <table:table-cell table:formula="of:=SQRT([.J43])" office:value-type="float" office:value="42.7083130081252" calcext:value-type="float">
            <text:p>42.71</text:p>
          </table:table-cell>
          <table:table-cell office:value-type="float" office:value="294" calcext:value-type="float">
            <text:p>294</text:p>
          </table:table-cell>
          <table:table-cell table:formula="of:=SQRT([.L43])" office:value-type="float" office:value="17.1464281994822" calcext:value-type="float">
            <text:p>17.15</text:p>
          </table:table-cell>
          <table:table-cell/>
          <table:table-cell table:formula="of:=[.H43]*[.$B$4]" office:value-type="float" office:value="1155.77867512739" calcext:value-type="float">
            <text:p>1155.78</text:p>
          </table:table-cell>
          <table:table-cell table:formula="of:=SQRT([.I43]^2*[.$B$4]^2 + [.$C$4]^2*[.H43]^2)" office:value-type="float" office:value="44.4883893698276" calcext:value-type="float">
            <text:p>44.49</text:p>
          </table:table-cell>
          <table:table-cell table:formula="of:=[.J43]*[.$B$5]" office:value-type="float" office:value="1338.54399079931" calcext:value-type="float">
            <text:p>1338.54</text:p>
          </table:table-cell>
          <table:table-cell table:formula="of:=SQRT([.K43]^2*[.$B$5]^2+[.$C$5]^2*[.J43]^2)" office:value-type="float" office:value="46.5378597675361" calcext:value-type="float">
            <text:p>46.54</text:p>
          </table:table-cell>
          <table:table-cell table:formula="of:=2*[.H43]*[.J43]*[.$B$3]/[.$F$16]" office:value-type="float" office:value="0.03067968" calcext:value-type="float">
            <text:p>0.0307</text:p>
          </table:table-cell>
          <table:table-cell table:formula="of:=SQRT((2*[.$B$3]/[.$F$16])^2*([.H43]^2*[.K43]^2+[.J43]^2*[.I43]^2))" office:value-type="float" office:value="0.00103712563404826" calcext:value-type="float">
            <text:p>0.0010</text:p>
          </table:table-cell>
          <table:table-cell table:formula="of:=[.L43]-[.S43]" office:value-type="float" office:value="293.96932032" calcext:value-type="float">
            <text:p>293.97</text:p>
          </table:table-cell>
          <table:table-cell table:formula="of:=SQRT([.M43]^2+[.T43]^2)" office:value-type="float" office:value="17.1464282308482" calcext:value-type="float">
            <text:p>17.15</text:p>
          </table:table-cell>
          <table:table-cell table:number-columns-repeated="2"/>
          <table:table-cell table:formula="of:=[.O43]/[.$F$16]" office:value-type="float" office:value="23.1155735025478" calcext:value-type="float">
            <text:p>23.12</text:p>
          </table:table-cell>
          <table:table-cell table:formula="of:=[.P43]/[.$F$16]" office:value-type="float" office:value="0.889767787396552" calcext:value-type="float">
            <text:p>0.89</text:p>
          </table:table-cell>
          <table:table-cell table:formula="of:=[.Q43]/[.$F$16]" office:value-type="float" office:value="26.7708798159862" calcext:value-type="float">
            <text:p>26.77</text:p>
          </table:table-cell>
          <table:table-cell table:formula="of:=[.R43]/[.$F$16]" office:value-type="float" office:value="0.930757195350722" calcext:value-type="float">
            <text:p>0.93</text:p>
          </table:table-cell>
          <table:table-cell table:formula="of:=[.U43]/[.$F$16]" office:value-type="float" office:value="5.8793864064" calcext:value-type="float">
            <text:p>5.8794</text:p>
          </table:table-cell>
          <table:table-cell table:formula="of:=[.V43]/[.$F$16]" office:value-type="float" office:value="0.342928564616965" calcext:value-type="float">
            <text:p>0.34</text:p>
          </table:table-cell>
          <table:table-cell table:number-columns-repeated="2"/>
          <table:table-cell table:formula="of:=[.AG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.019416581</text:p>
          </table:table-cell>
          <table:table-cell office:value-type="float" office:value="0" calcext:value-type="float">
            <text:p>0</text:p>
          </table:table-cell>
          <table:table-cell table:style-name="ce3" table:formula="of:=[.AD27]" office:value-type="float" office:value="0.020000009964794" calcext:value-type="float">
            <text:p>0.02000001</text:p>
          </table:table-cell>
          <table:table-cell table:number-columns-repeated="2"/>
          <table:table-cell table:formula="of:=[.AM42]+5" office:value-type="float" office:value="-20" calcext:value-type="float">
            <text:p>-20</text:p>
          </table:table-cell>
          <table:table-cell table:formula="of:=[.AH43]/[.$AH$59]" office:value-type="float" office:value="0.00185521231784191" calcext:value-type="float">
            <text:p>0.0018552123</text:p>
          </table:table-cell>
          <table:table-cell office:value-type="float" office:value="0" calcext:value-type="float">
            <text:p>0</text:p>
          </table:table-cell>
          <table:table-cell table:formula="of:=[.AJ43]/[.$AH$59]" office:value-type="float" office:value="0.00191095769351189" calcext:value-type="float">
            <text:p>0.0019109577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71" calcext:value-type="float">
            <text:p>1671</text:p>
          </table:table-cell>
          <table:table-cell table:formula="of:=SQRT([.H44])" office:value-type="float" office:value="40.8778668719394" calcext:value-type="float">
            <text:p>40.88</text:p>
          </table:table-cell>
          <table:table-cell table:style-name="ce25" office:value-type="float" office:value="1799" calcext:value-type="float">
            <text:p>1799</text:p>
          </table:table-cell>
          <table:table-cell table:formula="of:=SQRT([.J44])" office:value-type="float" office:value="42.414620120897" calcext:value-type="float">
            <text:p>42.41</text:p>
          </table:table-cell>
          <table:table-cell table:style-name="ce25" office:value-type="float" office:value="408" calcext:value-type="float">
            <text:p>408</text:p>
          </table:table-cell>
          <table:table-cell table:formula="of:=SQRT([.L44])" office:value-type="float" office:value="20.1990098767242" calcext:value-type="float">
            <text:p>20.20</text:p>
          </table:table-cell>
          <table:table-cell/>
          <table:table-cell table:formula="of:=[.H44]*[.$B$4]" office:value-type="float" office:value="1148.22007499279" calcext:value-type="float">
            <text:p>1148.22</text:p>
          </table:table-cell>
          <table:table-cell table:formula="of:=SQRT([.I44]^2*[.$B$4]^2 + [.$C$4]^2*[.H44]^2)" office:value-type="float" office:value="44.2557773956222" calcext:value-type="float">
            <text:p>44.26</text:p>
          </table:table-cell>
          <table:table-cell table:formula="of:=[.J44]*[.$B$5]" office:value-type="float" office:value="1320.19771899559" calcext:value-type="float">
            <text:p>1320.20</text:p>
          </table:table-cell>
          <table:table-cell table:formula="of:=SQRT([.K44]^2*[.$B$5]^2+[.$C$5]^2*[.J44]^2)" office:value-type="float" office:value="46.0444283841585" calcext:value-type="float">
            <text:p>46.04</text:p>
          </table:table-cell>
          <table:table-cell table:formula="of:=2*[.H44]*[.J44]*[.$B$3]/[.$F$16]" office:value-type="float" office:value="0.03006129" calcext:value-type="float">
            <text:p>0.0301</text:p>
          </table:table-cell>
          <table:table-cell table:formula="of:=SQRT((2*[.$B$3]/[.$F$16])^2*([.H44]^2*[.K44]^2+[.J44]^2*[.I44]^2))" office:value-type="float" office:value="0.00102133577387654" calcext:value-type="float">
            <text:p>0.0010</text:p>
          </table:table-cell>
          <table:table-cell table:formula="of:=[.L44]-[.S44]" office:value-type="float" office:value="407.96993871" calcext:value-type="float">
            <text:p>407.97</text:p>
          </table:table-cell>
          <table:table-cell table:formula="of:=SQRT([.M44]^2+[.T44]^2)" office:value-type="float" office:value="20.1990099025454" calcext:value-type="float">
            <text:p>20.20</text:p>
          </table:table-cell>
          <table:table-cell table:number-columns-repeated="2"/>
          <table:table-cell table:formula="of:=[.O44]/[.$F$16]" office:value-type="float" office:value="22.9644014998558" calcext:value-type="float">
            <text:p>22.96</text:p>
          </table:table-cell>
          <table:table-cell table:formula="of:=[.P44]/[.$F$16]" office:value-type="float" office:value="0.885115547912443" calcext:value-type="float">
            <text:p>0.89</text:p>
          </table:table-cell>
          <table:table-cell table:formula="of:=[.Q44]/[.$F$16]" office:value-type="float" office:value="26.4039543799118" calcext:value-type="float">
            <text:p>26.40</text:p>
          </table:table-cell>
          <table:table-cell table:formula="of:=[.R44]/[.$F$16]" office:value-type="float" office:value="0.92088856768317" calcext:value-type="float">
            <text:p>0.92</text:p>
          </table:table-cell>
          <table:table-cell table:formula="of:=[.U44]/[.$F$16]" office:value-type="float" office:value="8.1593987742" calcext:value-type="float">
            <text:p>8.1594</text:p>
          </table:table-cell>
          <table:table-cell table:formula="of:=[.V44]/[.$F$16]" office:value-type="float" office:value="0.403980198050908" calcext:value-type="float">
            <text:p>0.40</text:p>
          </table:table-cell>
          <table:table-cell table:number-columns-repeated="2"/>
          <table:table-cell table:formula="of:=[.AG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.0282842782</text:p>
          </table:table-cell>
          <table:table-cell table:number-columns-repeated="2"/>
          <table:table-cell table:formula="of:=[.AM43]+5" office:value-type="float" office:value="-15" calcext:value-type="float">
            <text:p>-15</text:p>
          </table:table-cell>
          <table:table-cell table:formula="of:=[.AH44]/[.$AH$59]" office:value-type="float" office:value="0.00376686073003184" calcext:value-type="float">
            <text:p>0.0037668607</text:p>
          </table:table-cell>
          <table:table-cell office:value-type="float" office:value="0" calcext:value-type="float">
            <text:p>0</text:p>
          </table:table-cell>
          <table:table-cell table:formula="of:=[.AJ44]/[.$AH$59]" office:value-type="float" office:value="0.00270250160179279" calcext:value-type="float">
            <text:p>0.002702501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38" calcext:value-type="float">
            <text:p>1738</text:p>
          </table:table-cell>
          <table:table-cell table:style-name="ce29" table:formula="of:=SQRT([.H45])" office:value-type="float" office:value="41.6893271713517" calcext:value-type="float">
            <text:p>41.69</text:p>
          </table:table-cell>
          <table:table-cell table:style-name="ce26" office:value-type="float" office:value="1822" calcext:value-type="float">
            <text:p>1822</text:p>
          </table:table-cell>
          <table:table-cell table:style-name="ce29" table:formula="of:=SQRT([.J45])" office:value-type="float" office:value="42.6848919408261" calcext:value-type="float">
            <text:p>42.68</text:p>
          </table:table-cell>
          <table:table-cell table:style-name="ce26" office:value-type="float" office:value="121" calcext:value-type="float">
            <text:p>121</text:p>
          </table:table-cell>
          <table:table-cell table:style-name="ce33" table:formula="of:=SQRT([.L45])" office:value-type="float" office:value="11" calcext:value-type="float">
            <text:p>11.00</text:p>
          </table:table-cell>
          <table:table-cell/>
          <table:table-cell table:formula="of:=[.H45]*[.$B$4]" office:value-type="float" office:value="1194.25882126719" calcext:value-type="float">
            <text:p>1194.26</text:p>
          </table:table-cell>
          <table:table-cell table:formula="of:=SQRT([.I45]^2*[.$B$4]^2 + [.$C$4]^2*[.H45]^2)" office:value-type="float" office:value="45.6714329958796" calcext:value-type="float">
            <text:p>45.67</text:p>
          </table:table-cell>
          <table:table-cell table:formula="of:=[.J45]*[.$B$5]" office:value-type="float" office:value="1337.07628905501" calcext:value-type="float">
            <text:p>1337.08</text:p>
          </table:table-cell>
          <table:table-cell table:formula="of:=SQRT([.K45]^2*[.$B$5]^2+[.$C$5]^2*[.J45]^2)" office:value-type="float" office:value="46.4984019938263" calcext:value-type="float">
            <text:p>46.50</text:p>
          </table:table-cell>
          <table:table-cell table:formula="of:=2*[.H45]*[.J45]*[.$B$3]/[.$F$16]" office:value-type="float" office:value="0.03166636" calcext:value-type="float">
            <text:p>0.0317</text:p>
          </table:table-cell>
          <table:table-cell table:formula="of:=SQRT((2*[.$B$3]/[.$F$16])^2*([.H45]^2*[.K45]^2+[.J45]^2*[.I45]^2))" office:value-type="float" office:value="0.00106175440474716" calcext:value-type="float">
            <text:p>0.0011</text:p>
          </table:table-cell>
          <table:table-cell table:formula="of:=[.L45]-[.S45]" office:value-type="float" office:value="120.96833364" calcext:value-type="float">
            <text:p>120.97</text:p>
          </table:table-cell>
          <table:table-cell table:formula="of:=SQRT([.M45]^2+[.T45]^2)" office:value-type="float" office:value="11.0000000512419" calcext:value-type="float">
            <text:p>11.00</text:p>
          </table:table-cell>
          <table:table-cell table:number-columns-repeated="2"/>
          <table:table-cell table:formula="of:=[.O45]/[.$F$16]" office:value-type="float" office:value="23.8851764253437" calcext:value-type="float">
            <text:p>23.89</text:p>
          </table:table-cell>
          <table:table-cell table:formula="of:=[.P45]/[.$F$16]" office:value-type="float" office:value="0.913428659917591" calcext:value-type="float">
            <text:p>0.91</text:p>
          </table:table-cell>
          <table:table-cell table:formula="of:=[.Q45]/[.$F$16]" office:value-type="float" office:value="26.7415257811002" calcext:value-type="float">
            <text:p>26.74</text:p>
          </table:table-cell>
          <table:table-cell table:formula="of:=[.R45]/[.$F$16]" office:value-type="float" office:value="0.929968039876527" calcext:value-type="float">
            <text:p>0.93</text:p>
          </table:table-cell>
          <table:table-cell table:formula="of:=[.U45]/[.$F$16]" office:value-type="float" office:value="2.4193666728" calcext:value-type="float">
            <text:p>2.4194</text:p>
          </table:table-cell>
          <table:table-cell table:formula="of:=[.V45]/[.$F$16]" office:value-type="float" office:value="0.220000001024839" calcext:value-type="float">
            <text:p>0.22</text:p>
          </table:table-cell>
          <table:table-cell table:number-columns-repeated="2"/>
          <table:table-cell table:formula="of:=[.AG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.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.0200000093</text:p>
          </table:table-cell>
          <table:table-cell table:number-columns-repeated="2"/>
          <table:table-cell table:formula="of:=[.AM44]+5" office:value-type="float" office:value="-10" calcext:value-type="float">
            <text:p>-10</text:p>
          </table:table-cell>
          <table:table-cell table:formula="of:=[.AH45]/[.$AH$59]" office:value-type="float" office:value="0.00185793411263825" calcext:value-type="float">
            <text:p>0.0018579341</text:p>
          </table:table-cell>
          <table:table-cell office:value-type="float" office:value="0" calcext:value-type="float">
            <text:p>0</text:p>
          </table:table-cell>
          <table:table-cell table:formula="of:=[.AJ45]/[.$AH$59]" office:value-type="float" office:value="0.00191095762528439" calcext:value-type="float">
            <text:p>0.0019109576</text:p>
          </table:table-cell>
        </table:table-row>
        <table:table-row table:style-name="ro1">
          <table:table-cell table:number-columns-repeated="5"/>
          <table:table-cell table:style-name="ce18" office:value-type="float" office:value="-5" calcext:value-type="float" table:number-columns-spanned="1" table:number-rows-spanned="7">
            <text:p>-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12" calcext:value-type="float">
            <text:p>1712</text:p>
          </table:table-cell>
          <table:table-cell table:style-name="ce27" table:formula="of:=SQRT([.H46])" office:value-type="float" office:value="41.3763217311544" calcext:value-type="float">
            <text:p>41.38</text:p>
          </table:table-cell>
          <table:table-cell table:style-name="ce24" office:value-type="float" office:value="1754" calcext:value-type="float">
            <text:p>1754</text:p>
          </table:table-cell>
          <table:table-cell table:style-name="ce27" table:formula="of:=SQRT([.J46])" office:value-type="float" office:value="41.8807831827438" calcext:value-type="float">
            <text:p>41.88</text:p>
          </table:table-cell>
          <table:table-cell table:style-name="ce24" office:value-type="float" office:value="0" calcext:value-type="float">
            <text:p>0</text:p>
          </table:table-cell>
          <table:table-cell table:style-name="ce32" table:formula="of:=SQRT([.L46])" office:value-type="float" office:value="0" calcext:value-type="float">
            <text:p>0.00</text:p>
          </table:table-cell>
          <table:table-cell/>
          <table:table-cell table:formula="of:=[.H46]*[.$B$4]" office:value-type="float" office:value="1176.39303913085" calcext:value-type="float">
            <text:p>1176.39</text:p>
          </table:table-cell>
          <table:table-cell table:formula="of:=SQRT([.I46]^2*[.$B$4]^2 + [.$C$4]^2*[.H46]^2)" office:value-type="float" office:value="45.1223998304657" calcext:value-type="float">
            <text:p>45.12</text:p>
          </table:table-cell>
          <table:table-cell table:formula="of:=[.J46]*[.$B$5]" office:value-type="float" office:value="1287.1744297489" calcext:value-type="float">
            <text:p>1287.17</text:p>
          </table:table-cell>
          <table:table-cell table:formula="of:=SQRT([.K46]^2*[.$B$5]^2+[.$C$5]^2*[.J46]^2)" office:value-type="float" office:value="45.1550716956014" calcext:value-type="float">
            <text:p>45.16</text:p>
          </table:table-cell>
          <table:table-cell table:formula="of:=2*[.H46]*[.J46]*[.$B$3]/[.$F$16]" office:value-type="float" office:value="0.03002848" calcext:value-type="float">
            <text:p>0.0300</text:p>
          </table:table-cell>
          <table:table-cell table:formula="of:=SQRT((2*[.$B$3]/[.$F$16])^2*([.H46]^2*[.K46]^2+[.J46]^2*[.I46]^2))" office:value-type="float" office:value="0.00102018974548855" calcext:value-type="float">
            <text:p>0.0010</text:p>
          </table:table-cell>
          <table:table-cell table:formula="of:=[.L46]-[.S46]" office:value-type="float" office:value="-0.03002848" calcext:value-type="float">
            <text:p>-0.03</text:p>
          </table:table-cell>
          <table:table-cell table:formula="of:=SQRT([.M46]^2+[.T46]^2)" office:value-type="float" office:value="0.00102018974548855" calcext:value-type="float">
            <text:p>0.00</text:p>
          </table:table-cell>
          <table:table-cell table:number-columns-repeated="2"/>
          <table:table-cell table:formula="of:=[.O46]/[.$F$16]" office:value-type="float" office:value="23.5278607826171" calcext:value-type="float">
            <text:p>23.53</text:p>
          </table:table-cell>
          <table:table-cell table:formula="of:=[.P46]/[.$F$16]" office:value-type="float" office:value="0.902447996609314" calcext:value-type="float">
            <text:p>0.90</text:p>
          </table:table-cell>
          <table:table-cell table:formula="of:=[.Q46]/[.$F$16]" office:value-type="float" office:value="25.743488594978" calcext:value-type="float">
            <text:p>25.74</text:p>
          </table:table-cell>
          <table:table-cell table:formula="of:=[.R46]/[.$F$16]" office:value-type="float" office:value="0.903101433912028" calcext:value-type="float">
            <text:p>0.90</text:p>
          </table:table-cell>
          <table:table-cell table:formula="of:=[.U46]/[.$F$16]" office:value-type="float" office:value="-0.0006005696" calcext:value-type="float">
            <text:p>-0.0006</text:p>
          </table:table-cell>
          <table:table-cell table:formula="of:=[.V46]/[.$F$16]" office:value-type="float" office:value="0.0000204037949097711" calcext:value-type="float">
            <text:p>0.00</text:p>
          </table:table-cell>
          <table:table-cell table:number-columns-repeated="2"/>
          <table:table-cell table:formula="of:=[.AG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.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.0663324992</text:p>
          </table:table-cell>
          <table:table-cell table:number-columns-repeated="2"/>
          <table:table-cell table:formula="of:=[.AM45]+5" office:value-type="float" office:value="-5" calcext:value-type="float">
            <text:p>-5</text:p>
          </table:table-cell>
          <table:table-cell table:formula="of:=[.AH46]/[.$AH$59]" office:value-type="float" office:value="0.0209600828867888" calcext:value-type="float">
            <text:p>0.0209600829</text:p>
          </table:table-cell>
          <table:table-cell office:value-type="float" office:value="0" calcext:value-type="float">
            <text:p>0</text:p>
          </table:table-cell>
          <table:table-cell table:formula="of:=[.AJ46]/[.$AH$59]" office:value-type="float" office:value="0.00633792682592431" calcext:value-type="float">
            <text:p>0.0063379268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41" calcext:value-type="float">
            <text:p>1641</text:p>
          </table:table-cell>
          <table:table-cell table:formula="of:=SQRT([.H47])" office:value-type="float" office:value="40.5092582010582" calcext:value-type="float">
            <text:p>40.51</text:p>
          </table:table-cell>
          <table:table-cell table:style-name="ce25" office:value-type="float" office:value="1722" calcext:value-type="float">
            <text:p>1722</text:p>
          </table:table-cell>
          <table:table-cell table:formula="of:=SQRT([.J47])" office:value-type="float" office:value="41.4969878424929" calcext:value-type="float">
            <text:p>41.50</text:p>
          </table:table-cell>
          <table:table-cell table:style-name="ce25" office:value-type="float" office:value="2" calcext:value-type="float">
            <text:p>2</text:p>
          </table:table-cell>
          <table:table-cell table:formula="of:=SQRT([.L47])" office:value-type="float" office:value="1.4142135623731" calcext:value-type="float">
            <text:p>1.41</text:p>
          </table:table-cell>
          <table:table-cell/>
          <table:table-cell table:formula="of:=[.H47]*[.$B$4]" office:value-type="float" office:value="1127.60571098933" calcext:value-type="float">
            <text:p>1127.61</text:p>
          </table:table-cell>
          <table:table-cell table:formula="of:=SQRT([.I47]^2*[.$B$4]^2 + [.$C$4]^2*[.H47]^2)" office:value-type="float" office:value="43.6209819895896" calcext:value-type="float">
            <text:p>43.62</text:p>
          </table:table-cell>
          <table:table-cell table:formula="of:=[.J47]*[.$B$5]" office:value-type="float" office:value="1263.69120184014" calcext:value-type="float">
            <text:p>1263.69</text:p>
          </table:table-cell>
          <table:table-cell table:formula="of:=SQRT([.K47]^2*[.$B$5]^2+[.$C$5]^2*[.J47]^2)" office:value-type="float" office:value="44.5216752922964" calcext:value-type="float">
            <text:p>44.52</text:p>
          </table:table-cell>
          <table:table-cell table:formula="of:=2*[.H47]*[.J47]*[.$B$3]/[.$F$16]" office:value-type="float" office:value="0.02825802" calcext:value-type="float">
            <text:p>0.0283</text:p>
          </table:table-cell>
          <table:table-cell table:formula="of:=SQRT((2*[.$B$3]/[.$F$16])^2*([.H47]^2*[.K47]^2+[.J47]^2*[.I47]^2))" office:value-type="float" office:value="0.000974842147529537" calcext:value-type="float">
            <text:p>0.0010</text:p>
          </table:table-cell>
          <table:table-cell table:formula="of:=[.L47]-[.S47]" office:value-type="float" office:value="1.97174198" calcext:value-type="float">
            <text:p>1.97</text:p>
          </table:table-cell>
          <table:table-cell table:formula="of:=SQRT([.M47]^2+[.T47]^2)" office:value-type="float" office:value="1.41421389836093" calcext:value-type="float">
            <text:p>1.41</text:p>
          </table:table-cell>
          <table:table-cell table:number-columns-repeated="2"/>
          <table:table-cell table:formula="of:=[.O47]/[.$F$16]" office:value-type="float" office:value="22.5521142197866" calcext:value-type="float">
            <text:p>22.55</text:p>
          </table:table-cell>
          <table:table-cell table:formula="of:=[.P47]/[.$F$16]" office:value-type="float" office:value="0.872419639791793" calcext:value-type="float">
            <text:p>0.87</text:p>
          </table:table-cell>
          <table:table-cell table:formula="of:=[.Q47]/[.$F$16]" office:value-type="float" office:value="25.2738240368028" calcext:value-type="float">
            <text:p>25.27</text:p>
          </table:table-cell>
          <table:table-cell table:formula="of:=[.R47]/[.$F$16]" office:value-type="float" office:value="0.890433505845929" calcext:value-type="float">
            <text:p>0.89</text:p>
          </table:table-cell>
          <table:table-cell table:formula="of:=[.U47]/[.$F$16]" office:value-type="float" office:value="0.0394348396" calcext:value-type="float">
            <text:p>0.0394</text:p>
          </table:table-cell>
          <table:table-cell table:formula="of:=[.V47]/[.$F$16]" office:value-type="float" office:value="0.0282842779672186" calcext:value-type="float">
            <text:p>0.03</text:p>
          </table:table-cell>
          <table:table-cell table:number-columns-repeated="2"/>
          <table:table-cell table:formula="of:=[.AG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.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.2891366466</text:p>
          </table:table-cell>
          <table:table-cell table:number-columns-repeated="2"/>
          <table:table-cell table:formula="of:=[.AM46]+5" office:value-type="float" office:value="0" calcext:value-type="float">
            <text:p>0</text:p>
          </table:table-cell>
          <table:table-cell table:formula="of:=[.AH47]/[.$AH$59]" office:value-type="float" office:value="0.399330972972576" calcext:value-type="float">
            <text:p>0.399330973</text:p>
          </table:table-cell>
          <table:table-cell office:value-type="float" office:value="0" calcext:value-type="float">
            <text:p>0</text:p>
          </table:table-cell>
          <table:table-cell table:formula="of:=[.AJ47]/[.$AH$59]" office:value-type="float" office:value="0.0276263812046894" calcext:value-type="float">
            <text:p>0.027626381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65" calcext:value-type="float">
            <text:p>1765</text:p>
          </table:table-cell>
          <table:table-cell table:formula="of:=SQRT([.H48])" office:value-type="float" office:value="42.0119030752" calcext:value-type="float">
            <text:p>42.01</text:p>
          </table:table-cell>
          <table:table-cell office:value-type="float" office:value="1792" calcext:value-type="float">
            <text:p>1792</text:p>
          </table:table-cell>
          <table:table-cell table:formula="of:=SQRT([.J48])" office:value-type="float" office:value="42.3320209770335" calcext:value-type="float">
            <text:p>42.33</text:p>
          </table:table-cell>
          <table:table-cell office:value-type="float" office:value="11" calcext:value-type="float">
            <text:p>11</text:p>
          </table:table-cell>
          <table:table-cell table:formula="of:=SQRT([.L48])" office:value-type="float" office:value="3.3166247903554" calcext:value-type="float">
            <text:p>3.32</text:p>
          </table:table-cell>
          <table:table-cell/>
          <table:table-cell table:formula="of:=[.H48]*[.$B$4]" office:value-type="float" office:value="1212.8117488703" calcext:value-type="float">
            <text:p>1212.81</text:p>
          </table:table-cell>
          <table:table-cell table:formula="of:=SQRT([.I48]^2*[.$B$4]^2 + [.$C$4]^2*[.H48]^2)" office:value-type="float" office:value="46.2411643403786" calcext:value-type="float">
            <text:p>46.24</text:p>
          </table:table-cell>
          <table:table-cell table:formula="of:=[.J48]*[.$B$5]" office:value-type="float" office:value="1315.06076289055" calcext:value-type="float">
            <text:p>1315.06</text:p>
          </table:table-cell>
          <table:table-cell table:formula="of:=SQRT([.K48]^2*[.$B$5]^2+[.$C$5]^2*[.J48]^2)" office:value-type="float" office:value="45.906185043761" calcext:value-type="float">
            <text:p>45.91</text:p>
          </table:table-cell>
          <table:table-cell table:formula="of:=2*[.H48]*[.J48]*[.$B$3]/[.$F$16]" office:value-type="float" office:value="0.0316288" calcext:value-type="float">
            <text:p>0.0316</text:p>
          </table:table-cell>
          <table:table-cell table:formula="of:=SQRT((2*[.$B$3]/[.$F$16])^2*([.H48]^2*[.K48]^2+[.J48]^2*[.I48]^2))" office:value-type="float" office:value="0.00106067733830793" calcext:value-type="float">
            <text:p>0.0011</text:p>
          </table:table-cell>
          <table:table-cell table:formula="of:=[.L48]-[.S48]" office:value-type="float" office:value="10.9683712" calcext:value-type="float">
            <text:p>10.97</text:p>
          </table:table-cell>
          <table:table-cell table:formula="of:=SQRT([.M48]^2+[.T48]^2)" office:value-type="float" office:value="3.31662495996102" calcext:value-type="float">
            <text:p>3.32</text:p>
          </table:table-cell>
          <table:table-cell table:number-columns-repeated="2"/>
          <table:table-cell table:formula="of:=[.O48]/[.$F$16]" office:value-type="float" office:value="24.256234977406" calcext:value-type="float">
            <text:p>24.26</text:p>
          </table:table-cell>
          <table:table-cell table:formula="of:=[.P48]/[.$F$16]" office:value-type="float" office:value="0.924823286807573" calcext:value-type="float">
            <text:p>0.92</text:p>
          </table:table-cell>
          <table:table-cell table:formula="of:=[.Q48]/[.$F$16]" office:value-type="float" office:value="26.301215257811" calcext:value-type="float">
            <text:p>26.30</text:p>
          </table:table-cell>
          <table:table-cell table:formula="of:=[.R48]/[.$F$16]" office:value-type="float" office:value="0.91812370087522" calcext:value-type="float">
            <text:p>0.92</text:p>
          </table:table-cell>
          <table:table-cell table:formula="of:=[.U48]/[.$F$16]" office:value-type="float" office:value="0.219367424" calcext:value-type="float">
            <text:p>0.2194</text:p>
          </table:table-cell>
          <table:table-cell table:formula="of:=[.V48]/[.$F$16]" office:value-type="float" office:value="0.0663324991992203" calcext:value-type="float">
            <text:p>0.07</text:p>
          </table:table-cell>
          <table:table-cell table:number-columns-repeated="2"/>
          <table:table-cell table:formula="of:=[.AG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.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.4228474907</text:p>
          </table:table-cell>
          <table:table-cell table:number-columns-repeated="2"/>
          <table:table-cell table:formula="of:=[.AM47]+5" office:value-type="float" office:value="5" calcext:value-type="float">
            <text:p>5</text:p>
          </table:table-cell>
          <table:table-cell table:formula="of:=[.AH48]/[.$AH$59]" office:value-type="float" office:value="0.854139501888328" calcext:value-type="float">
            <text:p>0.8541395019</text:p>
          </table:table-cell>
          <table:table-cell office:value-type="float" office:value="0" calcext:value-type="float">
            <text:p>0</text:p>
          </table:table-cell>
          <table:table-cell table:formula="of:=[.AJ48]/[.$AH$59]" office:value-type="float" office:value="0.0404021631506024" calcext:value-type="float">
            <text:p>0.040402163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formula="of:=SQRT([.H49])" office:value-type="float" office:value="42.8252262107277" calcext:value-type="float">
            <text:p>42.83</text:p>
          </table:table-cell>
          <table:table-cell office:value-type="float" office:value="1823" calcext:value-type="float">
            <text:p>1823</text:p>
          </table:table-cell>
          <table:table-cell table:formula="of:=SQRT([.J49])" office:value-type="float" office:value="42.6966040804184" calcext:value-type="float">
            <text:p>42.70</text:p>
          </table:table-cell>
          <table:table-cell office:value-type="float" office:value="273" calcext:value-type="float">
            <text:p>273</text:p>
          </table:table-cell>
          <table:table-cell table:formula="of:=SQRT([.L49])" office:value-type="float" office:value="16.5227116418583" calcext:value-type="float">
            <text:p>16.52</text:p>
          </table:table-cell>
          <table:table-cell/>
          <table:table-cell table:formula="of:=[.H49]*[.$B$4]" office:value-type="float" office:value="1260.22478607826" calcext:value-type="float">
            <text:p>1260.22</text:p>
          </table:table-cell>
          <table:table-cell table:formula="of:=SQRT([.I49]^2*[.$B$4]^2 + [.$C$4]^2*[.H49]^2)" office:value-type="float" office:value="47.695311847321" calcext:value-type="float">
            <text:p>47.70</text:p>
          </table:table-cell>
          <table:table-cell table:formula="of:=[.J49]*[.$B$5]" office:value-type="float" office:value="1337.81013992716" calcext:value-type="float">
            <text:p>1337.81</text:p>
          </table:table-cell>
          <table:table-cell table:formula="of:=SQRT([.K49]^2*[.$B$5]^2+[.$C$5]^2*[.J49]^2)" office:value-type="float" office:value="46.5181312408239" calcext:value-type="float">
            <text:p>46.52</text:p>
          </table:table-cell>
          <table:table-cell table:formula="of:=2*[.H49]*[.J49]*[.$B$3]/[.$F$16]" office:value-type="float" office:value="0.03343382" calcext:value-type="float">
            <text:p>0.0334</text:p>
          </table:table-cell>
          <table:table-cell table:formula="of:=SQRT((2*[.$B$3]/[.$F$16])^2*([.H49]^2*[.K49]^2+[.J49]^2*[.I49]^2))" office:value-type="float" office:value="0.00110574626266608" calcext:value-type="float">
            <text:p>0.0011</text:p>
          </table:table-cell>
          <table:table-cell table:formula="of:=[.L49]-[.S49]" office:value-type="float" office:value="272.96656618" calcext:value-type="float">
            <text:p>272.97</text:p>
          </table:table-cell>
          <table:table-cell table:formula="of:=SQRT([.M49]^2+[.T49]^2)" office:value-type="float" office:value="16.5227116788581" calcext:value-type="float">
            <text:p>16.52</text:p>
          </table:table-cell>
          <table:table-cell table:number-columns-repeated="2"/>
          <table:table-cell table:formula="of:=[.O49]/[.$F$16]" office:value-type="float" office:value="25.2044957215652" calcext:value-type="float">
            <text:p>25.20</text:p>
          </table:table-cell>
          <table:table-cell table:formula="of:=[.P49]/[.$F$16]" office:value-type="float" office:value="0.953906236946419" calcext:value-type="float">
            <text:p>0.95</text:p>
          </table:table-cell>
          <table:table-cell table:formula="of:=[.Q49]/[.$F$16]" office:value-type="float" office:value="26.7562027985432" calcext:value-type="float">
            <text:p>26.76</text:p>
          </table:table-cell>
          <table:table-cell table:formula="of:=[.R49]/[.$F$16]" office:value-type="float" office:value="0.930362624816478" calcext:value-type="float">
            <text:p>0.93</text:p>
          </table:table-cell>
          <table:table-cell table:formula="of:=[.U49]/[.$F$16]" office:value-type="float" office:value="5.4593313236" calcext:value-type="float">
            <text:p>5.4593</text:p>
          </table:table-cell>
          <table:table-cell table:formula="of:=[.V49]/[.$F$16]" office:value-type="float" office:value="0.330454233577163" calcext:value-type="float">
            <text:p>0.33</text:p>
          </table:table-cell>
          <table:table-cell table:number-columns-repeated="2"/>
          <table:table-cell table:formula="of:=[.AG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.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.3560898769</text:p>
          </table:table-cell>
          <table:table-cell table:number-columns-repeated="2"/>
          <table:table-cell table:formula="of:=[.AM48]+5" office:value-type="float" office:value="10" calcext:value-type="float">
            <text:p>10</text:p>
          </table:table-cell>
          <table:table-cell table:formula="of:=[.AH49]/[.$AH$59]" office:value-type="float" office:value="0.605714479240209" calcext:value-type="float">
            <text:p>0.6057144792</text:p>
          </table:table-cell>
          <table:table-cell office:value-type="float" office:value="0" calcext:value-type="float">
            <text:p>0</text:p>
          </table:table-cell>
          <table:table-cell table:formula="of:=[.AJ49]/[.$AH$59]" office:value-type="float" office:value="0.0340236175404435" calcext:value-type="float">
            <text:p>0.034023617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32" calcext:value-type="float">
            <text:p>1732</text:p>
          </table:table-cell>
          <table:table-cell table:formula="of:=SQRT([.H50])" office:value-type="float" office:value="41.6173040933696" calcext:value-type="float">
            <text:p>41.62</text:p>
          </table:table-cell>
          <table:table-cell office:value-type="float" office:value="1810" calcext:value-type="float">
            <text:p>1810</text:p>
          </table:table-cell>
          <table:table-cell table:formula="of:=SQRT([.J50])" office:value-type="float" office:value="42.5440947723653" calcext:value-type="float">
            <text:p>42.54</text:p>
          </table:table-cell>
          <table:table-cell office:value-type="float" office:value="461" calcext:value-type="float">
            <text:p>461</text:p>
          </table:table-cell>
          <table:table-cell table:formula="of:=SQRT([.L50])" office:value-type="float" office:value="21.4709105535839" calcext:value-type="float">
            <text:p>21.47</text:p>
          </table:table-cell>
          <table:table-cell/>
          <table:table-cell table:formula="of:=[.H50]*[.$B$4]" office:value-type="float" office:value="1190.13594846649" calcext:value-type="float">
            <text:p>1190.14</text:p>
          </table:table-cell>
          <table:table-cell table:formula="of:=SQRT([.I50]^2*[.$B$4]^2 + [.$C$4]^2*[.H50]^2)" office:value-type="float" office:value="45.5447686641427" calcext:value-type="float">
            <text:p>45.54</text:p>
          </table:table-cell>
          <table:table-cell table:formula="of:=[.J50]*[.$B$5]" office:value-type="float" office:value="1328.27007858923" calcext:value-type="float">
            <text:p>1328.27</text:p>
          </table:table-cell>
          <table:table-cell table:formula="of:=SQRT([.K50]^2*[.$B$5]^2+[.$C$5]^2*[.J50]^2)" office:value-type="float" office:value="46.2615945121248" calcext:value-type="float">
            <text:p>46.26</text:p>
          </table:table-cell>
          <table:table-cell table:formula="of:=2*[.H50]*[.J50]*[.$B$3]/[.$F$16]" office:value-type="float" office:value="0.0313492" calcext:value-type="float">
            <text:p>0.0313</text:p>
          </table:table-cell>
          <table:table-cell table:formula="of:=SQRT((2*[.$B$3]/[.$F$16])^2*([.H50]^2*[.K50]^2+[.J50]^2*[.I50]^2))" office:value-type="float" office:value="0.00105374981091339" calcext:value-type="float">
            <text:p>0.0011</text:p>
          </table:table-cell>
          <table:table-cell table:formula="of:=[.L50]-[.S50]" office:value-type="float" office:value="460.9686508" calcext:value-type="float">
            <text:p>460.97</text:p>
          </table:table-cell>
          <table:table-cell table:formula="of:=SQRT([.M50]^2+[.T50]^2)" office:value-type="float" office:value="21.4709105794419" calcext:value-type="float">
            <text:p>21.47</text:p>
          </table:table-cell>
          <table:table-cell table:number-columns-repeated="2"/>
          <table:table-cell table:formula="of:=[.O50]/[.$F$16]" office:value-type="float" office:value="23.8027189693299" calcext:value-type="float">
            <text:p>23.80</text:p>
          </table:table-cell>
          <table:table-cell table:formula="of:=[.P50]/[.$F$16]" office:value-type="float" office:value="0.910895373282854" calcext:value-type="float">
            <text:p>0.91</text:p>
          </table:table-cell>
          <table:table-cell table:formula="of:=[.Q50]/[.$F$16]" office:value-type="float" office:value="26.5654015717846" calcext:value-type="float">
            <text:p>26.57</text:p>
          </table:table-cell>
          <table:table-cell table:formula="of:=[.R50]/[.$F$16]" office:value-type="float" office:value="0.925231890242497" calcext:value-type="float">
            <text:p>0.93</text:p>
          </table:table-cell>
          <table:table-cell table:formula="of:=[.U50]/[.$F$16]" office:value-type="float" office:value="9.219373016" calcext:value-type="float">
            <text:p>9.2194</text:p>
          </table:table-cell>
          <table:table-cell table:formula="of:=[.V50]/[.$F$16]" office:value-type="float" office:value="0.429418211588837" calcext:value-type="float">
            <text:p>0.43</text:p>
          </table:table-cell>
          <table:table-cell table:number-columns-repeated="2"/>
          <table:table-cell table:formula="of:=[.AG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.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.1637070567</text:p>
          </table:table-cell>
          <table:table-cell table:number-columns-repeated="2"/>
          <table:table-cell table:formula="of:=[.AM49]+5" office:value-type="float" office:value="15" calcext:value-type="float">
            <text:p>15</text:p>
          </table:table-cell>
          <table:table-cell table:formula="of:=[.AH50]/[.$AH$59]" office:value-type="float" office:value="0.127975994218291" calcext:value-type="float">
            <text:p>0.1279759942</text:p>
          </table:table-cell>
          <table:table-cell office:value-type="float" office:value="0" calcext:value-type="float">
            <text:p>0</text:p>
          </table:table-cell>
          <table:table-cell table:formula="of:=[.AJ50]/[.$AH$59]" office:value-type="float" office:value="0.0156418551839312" calcext:value-type="float">
            <text:p>0.0156418552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1" calcext:value-type="float">
            <text:p>1681</text:p>
          </table:table-cell>
          <table:table-cell table:formula="of:=SQRT([.H51])" office:value-type="float" office:value="41" calcext:value-type="float">
            <text:p>41.00</text:p>
          </table:table-cell>
          <table:table-cell table:style-name="ce25" office:value-type="float" office:value="1737" calcext:value-type="float">
            <text:p>1737</text:p>
          </table:table-cell>
          <table:table-cell table:formula="of:=SQRT([.J51])" office:value-type="float" office:value="41.6773319683494" calcext:value-type="float">
            <text:p>41.68</text:p>
          </table:table-cell>
          <table:table-cell table:style-name="ce25" office:value-type="float" office:value="132" calcext:value-type="float">
            <text:p>132</text:p>
          </table:table-cell>
          <table:table-cell table:formula="of:=SQRT([.L51])" office:value-type="float" office:value="11.4891252930761" calcext:value-type="float">
            <text:p>11.49</text:p>
          </table:table-cell>
          <table:table-cell/>
          <table:table-cell table:formula="of:=[.H51]*[.$B$4]" office:value-type="float" office:value="1155.09152966061" calcext:value-type="float">
            <text:p>1155.09</text:p>
          </table:table-cell>
          <table:table-cell table:formula="of:=SQRT([.I51]^2*[.$B$4]^2 + [.$C$4]^2*[.H51]^2)" office:value-type="float" office:value="44.467246009799" calcext:value-type="float">
            <text:p>44.47</text:p>
          </table:table-cell>
          <table:table-cell table:formula="of:=[.J51]*[.$B$5]" office:value-type="float" office:value="1274.69896492237" calcext:value-type="float">
            <text:p>1274.70</text:p>
          </table:table-cell>
          <table:table-cell table:formula="of:=SQRT([.K51]^2*[.$B$5]^2+[.$C$5]^2*[.J51]^2)" office:value-type="float" office:value="44.8186824552766" calcext:value-type="float">
            <text:p>44.82</text:p>
          </table:table-cell>
          <table:table-cell table:formula="of:=2*[.H51]*[.J51]*[.$B$3]/[.$F$16]" office:value-type="float" office:value="0.02919897" calcext:value-type="float">
            <text:p>0.0292</text:p>
          </table:table-cell>
          <table:table-cell table:formula="of:=SQRT((2*[.$B$3]/[.$F$16])^2*([.H51]^2*[.K51]^2+[.J51]^2*[.I51]^2))" office:value-type="float" office:value="0.000999009907158082" calcext:value-type="float">
            <text:p>0.0010</text:p>
          </table:table-cell>
          <table:table-cell table:formula="of:=[.L51]-[.S51]" office:value-type="float" office:value="131.97080103" calcext:value-type="float">
            <text:p>131.97</text:p>
          </table:table-cell>
          <table:table-cell table:formula="of:=SQRT([.M51]^2+[.T51]^2)" office:value-type="float" office:value="11.4891253365093" calcext:value-type="float">
            <text:p>11.49</text:p>
          </table:table-cell>
          <table:table-cell table:number-columns-repeated="2"/>
          <table:table-cell table:formula="of:=[.O51]/[.$F$16]" office:value-type="float" office:value="23.1018305932122" calcext:value-type="float">
            <text:p>23.10</text:p>
          </table:table-cell>
          <table:table-cell table:formula="of:=[.P51]/[.$F$16]" office:value-type="float" office:value="0.88934492019598" calcext:value-type="float">
            <text:p>0.89</text:p>
          </table:table-cell>
          <table:table-cell table:formula="of:=[.Q51]/[.$F$16]" office:value-type="float" office:value="25.4939792984474" calcext:value-type="float">
            <text:p>25.49</text:p>
          </table:table-cell>
          <table:table-cell table:formula="of:=[.R51]/[.$F$16]" office:value-type="float" office:value="0.896373649105531" calcext:value-type="float">
            <text:p>0.90</text:p>
          </table:table-cell>
          <table:table-cell table:formula="of:=[.U51]/[.$F$16]" office:value-type="float" office:value="2.6394160206" calcext:value-type="float">
            <text:p>2.6394</text:p>
          </table:table-cell>
          <table:table-cell table:formula="of:=[.V51]/[.$F$16]" office:value-type="float" office:value="0.229782506730187" calcext:value-type="float">
            <text:p>0.23</text:p>
          </table:table-cell>
          <table:table-cell table:number-columns-repeated="2"/>
          <table:table-cell table:formula="of:=[.AG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.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.0447213643</text:p>
          </table:table-cell>
          <table:table-cell table:number-columns-repeated="2"/>
          <table:table-cell table:formula="of:=[.AM50]+5" office:value-type="float" office:value="20" calcext:value-type="float">
            <text:p>20</text:p>
          </table:table-cell>
          <table:table-cell table:formula="of:=[.AH51]/[.$AH$59]" office:value-type="float" office:value="0.00949689356565434" calcext:value-type="float">
            <text:p>0.0094968936</text:p>
          </table:table-cell>
          <table:table-cell office:value-type="float" office:value="0" calcext:value-type="float">
            <text:p>0</text:p>
          </table:table-cell>
          <table:table-cell table:formula="of:=[.AJ51]/[.$AH$59]" office:value-type="float" office:value="0.00427302962681688" calcext:value-type="float">
            <text:p>0.004273029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88" calcext:value-type="float">
            <text:p>1688</text:p>
          </table:table-cell>
          <table:table-cell table:style-name="ce29" table:formula="of:=SQRT([.H52])" office:value-type="float" office:value="41.0852771683483" calcext:value-type="float">
            <text:p>41.09</text:p>
          </table:table-cell>
          <table:table-cell table:style-name="ce26" office:value-type="float" office:value="1828" calcext:value-type="float">
            <text:p>1828</text:p>
          </table:table-cell>
          <table:table-cell table:style-name="ce29" table:formula="of:=SQRT([.J52])" office:value-type="float" office:value="42.7551166528639" calcext:value-type="float">
            <text:p>42.76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SQRT([.L52])" office:value-type="float" office:value="1" calcext:value-type="float">
            <text:p>1.00</text:p>
          </table:table-cell>
          <table:table-cell/>
          <table:table-cell table:formula="of:=[.H52]*[.$B$4]" office:value-type="float" office:value="1159.90154792808" calcext:value-type="float">
            <text:p>1159.90</text:p>
          </table:table-cell>
          <table:table-cell table:formula="of:=SQRT([.I52]^2*[.$B$4]^2 + [.$C$4]^2*[.H52]^2)" office:value-type="float" office:value="44.6152362687672" calcext:value-type="float">
            <text:p>44.62</text:p>
          </table:table-cell>
          <table:table-cell table:formula="of:=[.J52]*[.$B$5]" office:value-type="float" office:value="1341.4793942879" calcext:value-type="float">
            <text:p>1341.48</text:p>
          </table:table-cell>
          <table:table-cell table:formula="of:=SQRT([.K52]^2*[.$B$5]^2+[.$C$5]^2*[.J52]^2)" office:value-type="float" office:value="46.6167666898209" calcext:value-type="float">
            <text:p>46.62</text:p>
          </table:table-cell>
          <table:table-cell table:formula="of:=2*[.H52]*[.J52]*[.$B$3]/[.$F$16]" office:value-type="float" office:value="0.03085664" calcext:value-type="float">
            <text:p>0.0309</text:p>
          </table:table-cell>
          <table:table-cell table:formula="of:=SQRT((2*[.$B$3]/[.$F$16])^2*([.H52]^2*[.K52]^2+[.J52]^2*[.I52]^2))" office:value-type="float" office:value="0.00104159467279744" calcext:value-type="float">
            <text:p>0.0010</text:p>
          </table:table-cell>
          <table:table-cell table:formula="of:=[.L52]-[.S52]" office:value-type="float" office:value="0.96914336" calcext:value-type="float">
            <text:p>0.97</text:p>
          </table:table-cell>
          <table:table-cell table:formula="of:=SQRT([.M52]^2+[.T52]^2)" office:value-type="float" office:value="1.00000054245958" calcext:value-type="float">
            <text:p>1.00</text:p>
          </table:table-cell>
          <table:table-cell table:number-columns-repeated="2"/>
          <table:table-cell table:formula="of:=[.O52]/[.$F$16]" office:value-type="float" office:value="23.1980309585617" calcext:value-type="float">
            <text:p>23.20</text:p>
          </table:table-cell>
          <table:table-cell table:formula="of:=[.P52]/[.$F$16]" office:value-type="float" office:value="0.892304725375344" calcext:value-type="float">
            <text:p>0.89</text:p>
          </table:table-cell>
          <table:table-cell table:formula="of:=[.Q52]/[.$F$16]" office:value-type="float" office:value="26.8295878857581" calcext:value-type="float">
            <text:p>26.83</text:p>
          </table:table-cell>
          <table:table-cell table:formula="of:=[.R52]/[.$F$16]" office:value-type="float" office:value="0.932335333796419" calcext:value-type="float">
            <text:p>0.93</text:p>
          </table:table-cell>
          <table:table-cell table:formula="of:=[.U52]/[.$F$16]" office:value-type="float" office:value="0.0193828672" calcext:value-type="float">
            <text:p>0.0194</text:p>
          </table:table-cell>
          <table:table-cell table:formula="of:=[.V52]/[.$F$16]" office:value-type="float" office:value="0.0200000108491917" calcext:value-type="float">
            <text:p>0.02</text:p>
          </table:table-cell>
          <table:table-cell table:number-columns-repeated="2"/>
          <table:table-cell table:formula="of:=[.AG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.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.0282842788</text:p>
          </table:table-cell>
          <table:table-cell table:number-columns-repeated="2"/>
          <table:table-cell table:formula="of:=[.AM51]+5" office:value-type="float" office:value="25" calcext:value-type="float">
            <text:p>25</text:p>
          </table:table-cell>
          <table:table-cell table:formula="of:=[.AH52]/[.$AH$59]" office:value-type="float" office:value="0.003763559246508" calcext:value-type="float">
            <text:p>0.0037635592</text:p>
          </table:table-cell>
          <table:table-cell office:value-type="float" office:value="0" calcext:value-type="float">
            <text:p>0</text:p>
          </table:table-cell>
          <table:table-cell table:formula="of:=[.AJ52]/[.$AH$59]" office:value-type="float" office:value="0.00270250166185764" calcext:value-type="float">
            <text:p>0.0027025017</text:p>
          </table:table-cell>
        </table:table-row>
        <table:table-row table:style-name="ro1">
          <table:table-cell table:number-columns-repeated="5"/>
          <table:table-cell table:style-name="ce18" office:value-type="float" office:value="0" calcext:value-type="float" table:number-columns-spanned="1" table:number-rows-spanned="7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32" calcext:value-type="float">
            <text:p>1632</text:p>
          </table:table-cell>
          <table:table-cell table:style-name="ce27" table:formula="of:=SQRT([.H53])" office:value-type="float" office:value="40.3980197534483" calcext:value-type="float">
            <text:p>40.40</text:p>
          </table:table-cell>
          <table:table-cell table:style-name="ce24" office:value-type="float" office:value="1876" calcext:value-type="float">
            <text:p>1876</text:p>
          </table:table-cell>
          <table:table-cell table:style-name="ce27" table:formula="of:=SQRT([.J53])" office:value-type="float" office:value="43.3128156554154" calcext:value-type="float">
            <text:p>43.31</text:p>
          </table:table-cell>
          <table:table-cell table:style-name="ce24" office:value-type="float" office:value="4" calcext:value-type="float">
            <text:p>4</text:p>
          </table:table-cell>
          <table:table-cell table:style-name="ce32" table:formula="of:=SQRT([.L53])" office:value-type="float" office:value="2" calcext:value-type="float">
            <text:p>2.00</text:p>
          </table:table-cell>
          <table:table-cell/>
          <table:table-cell table:formula="of:=[.H53]*[.$B$4]" office:value-type="float" office:value="1121.42140178829" calcext:value-type="float">
            <text:p>1121.42</text:p>
          </table:table-cell>
          <table:table-cell table:formula="of:=SQRT([.I53]^2*[.$B$4]^2 + [.$C$4]^2*[.H53]^2)" office:value-type="float" office:value="43.430426700165" calcext:value-type="float">
            <text:p>43.43</text:p>
          </table:table-cell>
          <table:table-cell table:formula="of:=[.J53]*[.$B$5]" office:value-type="float" office:value="1376.70423615104" calcext:value-type="float">
            <text:p>1376.70</text:p>
          </table:table-cell>
          <table:table-cell table:formula="of:=SQRT([.K53]^2*[.$B$5]^2+[.$C$5]^2*[.J53]^2)" office:value-type="float" office:value="47.5627728248663" calcext:value-type="float">
            <text:p>47.56</text:p>
          </table:table-cell>
          <table:table-cell table:formula="of:=2*[.H53]*[.J53]*[.$B$3]/[.$F$16]" office:value-type="float" office:value="0.03061632" calcext:value-type="float">
            <text:p>0.0306</text:p>
          </table:table-cell>
          <table:table-cell table:formula="of:=SQRT((2*[.$B$3]/[.$F$16])^2*([.H53]^2*[.K53]^2+[.J53]^2*[.I53]^2))" office:value-type="float" office:value="0.00103634960587632" calcext:value-type="float">
            <text:p>0.0010</text:p>
          </table:table-cell>
          <table:table-cell table:formula="of:=[.L53]-[.S53]" office:value-type="float" office:value="3.96938368" calcext:value-type="float">
            <text:p>3.97</text:p>
          </table:table-cell>
          <table:table-cell table:formula="of:=SQRT([.M53]^2+[.T53]^2)" office:value-type="float" office:value="2.00000026850511" calcext:value-type="float">
            <text:p>2.00</text:p>
          </table:table-cell>
          <table:table-cell table:number-columns-repeated="2"/>
          <table:table-cell table:formula="of:=[.O53]/[.$F$16]" office:value-type="float" office:value="22.4284280357658" calcext:value-type="float">
            <text:p>22.43</text:p>
          </table:table-cell>
          <table:table-cell table:formula="of:=[.P53]/[.$F$16]" office:value-type="float" office:value="0.868608534003301" calcext:value-type="float">
            <text:p>0.87</text:p>
          </table:table-cell>
          <table:table-cell table:formula="of:=[.Q53]/[.$F$16]" office:value-type="float" office:value="27.5340847230209" calcext:value-type="float">
            <text:p>27.53</text:p>
          </table:table-cell>
          <table:table-cell table:formula="of:=[.R53]/[.$F$16]" office:value-type="float" office:value="0.951255456497326" calcext:value-type="float">
            <text:p>0.95</text:p>
          </table:table-cell>
          <table:table-cell table:formula="of:=[.U53]/[.$F$16]" office:value-type="float" office:value="0.0793876736" calcext:value-type="float">
            <text:p>0.0794</text:p>
          </table:table-cell>
          <table:table-cell table:formula="of:=[.V53]/[.$F$16]" office:value-type="float" office:value="0.0400000053701022" calcext:value-type="float">
            <text:p>0.04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79" calcext:value-type="float">
            <text:p>1679</text:p>
          </table:table-cell>
          <table:table-cell table:formula="of:=SQRT([.H54])" office:value-type="float" office:value="40.9756024970958" calcext:value-type="float">
            <text:p>40.98</text:p>
          </table:table-cell>
          <table:table-cell table:style-name="ce25" office:value-type="float" office:value="1754" calcext:value-type="float">
            <text:p>1754</text:p>
          </table:table-cell>
          <table:table-cell table:formula="of:=SQRT([.J54])" office:value-type="float" office:value="41.8807831827438" calcext:value-type="float">
            <text:p>41.88</text:p>
          </table:table-cell>
          <table:table-cell table:style-name="ce25" office:value-type="float" office:value="7" calcext:value-type="float">
            <text:p>7</text:p>
          </table:table-cell>
          <table:table-cell table:formula="of:=SQRT([.L54])" office:value-type="float" office:value="2.64575131106459" calcext:value-type="float">
            <text:p>2.65</text:p>
          </table:table-cell>
          <table:table-cell/>
          <table:table-cell table:formula="of:=[.H54]*[.$B$4]" office:value-type="float" office:value="1153.71723872705" calcext:value-type="float">
            <text:p>1153.72</text:p>
          </table:table-cell>
          <table:table-cell table:formula="of:=SQRT([.I54]^2*[.$B$4]^2 + [.$C$4]^2*[.H54]^2)" office:value-type="float" office:value="44.4249573871657" calcext:value-type="float">
            <text:p>44.42</text:p>
          </table:table-cell>
          <table:table-cell table:formula="of:=[.J54]*[.$B$5]" office:value-type="float" office:value="1287.1744297489" calcext:value-type="float">
            <text:p>1287.17</text:p>
          </table:table-cell>
          <table:table-cell table:formula="of:=SQRT([.K54]^2*[.$B$5]^2+[.$C$5]^2*[.J54]^2)" office:value-type="float" office:value="45.1550716956014" calcext:value-type="float">
            <text:p>45.16</text:p>
          </table:table-cell>
          <table:table-cell table:formula="of:=2*[.H54]*[.J54]*[.$B$3]/[.$F$16]" office:value-type="float" office:value="0.02944966" calcext:value-type="float">
            <text:p>0.0294</text:p>
          </table:table-cell>
          <table:table-cell table:formula="of:=SQRT((2*[.$B$3]/[.$F$16])^2*([.H54]^2*[.K54]^2+[.J54]^2*[.I54]^2))" office:value-type="float" office:value="0.00100548835289127" calcext:value-type="float">
            <text:p>0.0010</text:p>
          </table:table-cell>
          <table:table-cell table:formula="of:=[.L54]-[.S54]" office:value-type="float" office:value="6.97055034" calcext:value-type="float">
            <text:p>6.97</text:p>
          </table:table-cell>
          <table:table-cell table:formula="of:=SQRT([.M54]^2+[.T54]^2)" office:value-type="float" office:value="2.64575150212692" calcext:value-type="float">
            <text:p>2.65</text:p>
          </table:table-cell>
          <table:table-cell table:number-columns-repeated="2"/>
          <table:table-cell table:formula="of:=[.O54]/[.$F$16]" office:value-type="float" office:value="23.0743447745409" calcext:value-type="float">
            <text:p>23.07</text:p>
          </table:table-cell>
          <table:table-cell table:formula="of:=[.P54]/[.$F$16]" office:value-type="float" office:value="0.888499147743313" calcext:value-type="float">
            <text:p>0.89</text:p>
          </table:table-cell>
          <table:table-cell table:formula="of:=[.Q54]/[.$F$16]" office:value-type="float" office:value="25.743488594978" calcext:value-type="float">
            <text:p>25.74</text:p>
          </table:table-cell>
          <table:table-cell table:formula="of:=[.R54]/[.$F$16]" office:value-type="float" office:value="0.903101433912028" calcext:value-type="float">
            <text:p>0.90</text:p>
          </table:table-cell>
          <table:table-cell table:formula="of:=[.U54]/[.$F$16]" office:value-type="float" office:value="0.1394110068" calcext:value-type="float">
            <text:p>0.1394</text:p>
          </table:table-cell>
          <table:table-cell table:formula="of:=[.V54]/[.$F$16]" office:value-type="float" office:value="0.0529150300425383" calcext:value-type="float">
            <text:p>0.05</text:p>
          </table:table-cell>
          <table:table-cell/>
          <table:table-cell table:style-name="ce4" office:value-type="string" calcext:value-type="string">
            <text:p>D=0</text:p>
          </table:table-cell>
          <table:table-cell office:value-type="float" office:value="-20" calcext:value-type="float">
            <text:p>-20</text:p>
          </table:table-cell>
          <table:table-cell office:value-type="float" office:value="0.05430977845" calcext:value-type="float">
            <text:p>0.054309778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.0165831278</text:p>
          </table:table-cell>
          <table:table-cell table:style-name="ce4" office:value-type="string" calcext:value-type="string">
            <text:p>SUBCONJUNTO DOS DADOS TIRADOS NA PRIMEIRA SESSAO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[.AH54]/[.$AH$59]" office:value-type="float" office:value="0.00518918186264128" calcext:value-type="float">
            <text:p>0.0051891819</text:p>
          </table:table-cell>
          <table:table-cell office:value-type="float" office:value="0" calcext:value-type="float">
            <text:p>0</text:p>
          </table:table-cell>
          <table:table-cell table:formula="of:=[.AJ54]/[.$AH$59]" office:value-type="float" office:value="0.0015844819949064" calcext:value-type="float">
            <text:p>0.00158448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39" calcext:value-type="float">
            <text:p>1739</text:p>
          </table:table-cell>
          <table:table-cell table:formula="of:=SQRT([.H55])" office:value-type="float" office:value="41.7013189239861" calcext:value-type="float">
            <text:p>41.70</text:p>
          </table:table-cell>
          <table:table-cell office:value-type="float" office:value="1775" calcext:value-type="float">
            <text:p>1775</text:p>
          </table:table-cell>
          <table:table-cell table:formula="of:=SQRT([.J55])" office:value-type="float" office:value="42.1307488658818" calcext:value-type="float">
            <text:p>42.13</text:p>
          </table:table-cell>
          <table:table-cell office:value-type="float" office:value="209" calcext:value-type="float">
            <text:p>209</text:p>
          </table:table-cell>
          <table:table-cell table:formula="of:=SQRT([.L55])" office:value-type="float" office:value="14.456832294801" calcext:value-type="float">
            <text:p>14.46</text:p>
          </table:table-cell>
          <table:table-cell/>
          <table:table-cell table:formula="of:=[.H55]*[.$B$4]" office:value-type="float" office:value="1194.94596673397" calcext:value-type="float">
            <text:p>1194.95</text:p>
          </table:table-cell>
          <table:table-cell table:formula="of:=SQRT([.I55]^2*[.$B$4]^2 + [.$C$4]^2*[.H55]^2)" office:value-type="float" office:value="45.6925416653777" calcext:value-type="float">
            <text:p>45.69</text:p>
          </table:table-cell>
          <table:table-cell table:formula="of:=[.J55]*[.$B$5]" office:value-type="float" office:value="1302.58529806402" calcext:value-type="float">
            <text:p>1302.59</text:p>
          </table:table-cell>
          <table:table-cell table:formula="of:=SQRT([.K55]^2*[.$B$5]^2+[.$C$5]^2*[.J55]^2)" office:value-type="float" office:value="45.5702976597829" calcext:value-type="float">
            <text:p>45.57</text:p>
          </table:table-cell>
          <table:table-cell table:formula="of:=2*[.H55]*[.J55]*[.$B$3]/[.$F$16]" office:value-type="float" office:value="0.03086725" calcext:value-type="float">
            <text:p>0.0309</text:p>
          </table:table-cell>
          <table:table-cell table:formula="of:=SQRT((2*[.$B$3]/[.$F$16])^2*([.H55]^2*[.K55]^2+[.J55]^2*[.I55]^2))" office:value-type="float" office:value="0.00104147739533799" calcext:value-type="float">
            <text:p>0.0010</text:p>
          </table:table-cell>
          <table:table-cell table:formula="of:=[.L55]-[.S55]" office:value-type="float" office:value="208.96913275" calcext:value-type="float">
            <text:p>208.97</text:p>
          </table:table-cell>
          <table:table-cell table:formula="of:=SQRT([.M55]^2+[.T55]^2)" office:value-type="float" office:value="14.4568323323152" calcext:value-type="float">
            <text:p>14.46</text:p>
          </table:table-cell>
          <table:table-cell table:number-columns-repeated="2"/>
          <table:table-cell table:formula="of:=[.O55]/[.$F$16]" office:value-type="float" office:value="23.8989193346794" calcext:value-type="float">
            <text:p>23.90</text:p>
          </table:table-cell>
          <table:table-cell table:formula="of:=[.P55]/[.$F$16]" office:value-type="float" office:value="0.913850833307554" calcext:value-type="float">
            <text:p>0.91</text:p>
          </table:table-cell>
          <table:table-cell table:formula="of:=[.Q55]/[.$F$16]" office:value-type="float" office:value="26.0517059612804" calcext:value-type="float">
            <text:p>26.05</text:p>
          </table:table-cell>
          <table:table-cell table:formula="of:=[.R55]/[.$F$16]" office:value-type="float" office:value="0.911405953195659" calcext:value-type="float">
            <text:p>0.91</text:p>
          </table:table-cell>
          <table:table-cell table:formula="of:=[.U55]/[.$F$16]" office:value-type="float" office:value="4.179382655" calcext:value-type="float">
            <text:p>4.1794</text:p>
          </table:table-cell>
          <table:table-cell table:formula="of:=[.V55]/[.$F$16]" office:value-type="float" office:value="0.289136646646305" calcext:value-type="float">
            <text:p>0.29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office:value-type="float" office:value="0.04428793335" calcext:value-type="float">
            <text:p>0.0442879334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.0150000045</text:p>
          </table:table-cell>
          <table:table-cell table:number-columns-repeated="2"/>
          <table:table-cell table:formula="of:=[.AM54]+5" office:value-type="float" office:value="-20" calcext:value-type="float">
            <text:p>-20</text:p>
          </table:table-cell>
          <table:table-cell table:formula="of:=[.AH55]/[.$AH$59]" office:value-type="float" office:value="0.00423161623988701" calcext:value-type="float">
            <text:p>0.0042316162</text:p>
          </table:table-cell>
          <table:table-cell office:value-type="float" office:value="0" calcext:value-type="float">
            <text:p>0</text:p>
          </table:table-cell>
          <table:table-cell table:formula="of:=[.AJ55]/[.$AH$59]" office:value-type="float" office:value="0.00143321798402546" calcext:value-type="float">
            <text:p>0.00143321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formula="of:=SQRT([.H56])" office:value-type="float" office:value="42" calcext:value-type="float">
            <text:p>42.00</text:p>
          </table:table-cell>
          <table:table-cell office:value-type="float" office:value="1794" calcext:value-type="float">
            <text:p>1794</text:p>
          </table:table-cell>
          <table:table-cell table:formula="of:=SQRT([.J56])" office:value-type="float" office:value="42.3556371690947" calcext:value-type="float">
            <text:p>42.36</text:p>
          </table:table-cell>
          <table:table-cell office:value-type="float" office:value="519" calcext:value-type="float">
            <text:p>519</text:p>
          </table:table-cell>
          <table:table-cell table:formula="of:=SQRT([.L56])" office:value-type="float" office:value="22.781571499789" calcext:value-type="float">
            <text:p>22.78</text:p>
          </table:table-cell>
          <table:table-cell/>
          <table:table-cell table:formula="of:=[.H56]*[.$B$4]" office:value-type="float" office:value="1212.12460340352" calcext:value-type="float">
            <text:p>1212.12</text:p>
          </table:table-cell>
          <table:table-cell table:formula="of:=SQRT([.I56]^2*[.$B$4]^2 + [.$C$4]^2*[.H56]^2)" office:value-type="float" office:value="46.2200706023633" calcext:value-type="float">
            <text:p>46.22</text:p>
          </table:table-cell>
          <table:table-cell table:formula="of:=[.J56]*[.$B$5]" office:value-type="float" office:value="1316.52846463485" calcext:value-type="float">
            <text:p>1316.53</text:p>
          </table:table-cell>
          <table:table-cell table:formula="of:=SQRT([.K56]^2*[.$B$5]^2+[.$C$5]^2*[.J56]^2)" office:value-type="float" office:value="45.945686873933" calcext:value-type="float">
            <text:p>45.95</text:p>
          </table:table-cell>
          <table:table-cell table:formula="of:=2*[.H56]*[.J56]*[.$B$3]/[.$F$16]" office:value-type="float" office:value="0.03164616" calcext:value-type="float">
            <text:p>0.0316</text:p>
          </table:table-cell>
          <table:table-cell table:formula="of:=SQRT((2*[.$B$3]/[.$F$16])^2*([.H56]^2*[.K56]^2+[.J56]^2*[.I56]^2))" office:value-type="float" office:value="0.00106111751130589" calcext:value-type="float">
            <text:p>0.0011</text:p>
          </table:table-cell>
          <table:table-cell table:formula="of:=[.L56]-[.S56]" office:value-type="float" office:value="518.96835384" calcext:value-type="float">
            <text:p>518.97</text:p>
          </table:table-cell>
          <table:table-cell table:formula="of:=SQRT([.M56]^2+[.T56]^2)" office:value-type="float" office:value="22.7815715245013" calcext:value-type="float">
            <text:p>22.78</text:p>
          </table:table-cell>
          <table:table-cell table:number-columns-repeated="2"/>
          <table:table-cell table:formula="of:=[.O56]/[.$F$16]" office:value-type="float" office:value="24.2424920680704" calcext:value-type="float">
            <text:p>24.24</text:p>
          </table:table-cell>
          <table:table-cell table:formula="of:=[.P56]/[.$F$16]" office:value-type="float" office:value="0.924401412047267" calcext:value-type="float">
            <text:p>0.92</text:p>
          </table:table-cell>
          <table:table-cell table:formula="of:=[.Q56]/[.$F$16]" office:value-type="float" office:value="26.3305692926969" calcext:value-type="float">
            <text:p>26.33</text:p>
          </table:table-cell>
          <table:table-cell table:formula="of:=[.R56]/[.$F$16]" office:value-type="float" office:value="0.91891373747866" calcext:value-type="float">
            <text:p>0.92</text:p>
          </table:table-cell>
          <table:table-cell table:formula="of:=[.U56]/[.$F$16]" office:value-type="float" office:value="10.3793670768" calcext:value-type="float">
            <text:p>10.3794</text:p>
          </table:table-cell>
          <table:table-cell table:formula="of:=[.V56]/[.$F$16]" office:value-type="float" office:value="0.455631430490027" calcext:value-type="float">
            <text:p>0.46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office:value-type="float" office:value="0.2643256387" calcext:value-type="float">
            <text:p>0.2643256387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.0364005511</text:p>
          </table:table-cell>
          <table:table-cell table:number-columns-repeated="2"/>
          <table:table-cell table:formula="of:=[.AM55]+5" office:value-type="float" office:value="-15" calcext:value-type="float">
            <text:p>-15</text:p>
          </table:table-cell>
          <table:table-cell table:formula="of:=[.AH56]/[.$AH$59]" office:value-type="float" office:value="0.0252557430598966" calcext:value-type="float">
            <text:p>0.0252557431</text:p>
          </table:table-cell>
          <table:table-cell office:value-type="float" office:value="0" calcext:value-type="float">
            <text:p>0</text:p>
          </table:table-cell>
          <table:table-cell table:formula="of:=[.AJ56]/[.$AH$59]" office:value-type="float" office:value="0.00347799393027878" calcext:value-type="float">
            <text:p>0.003477993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3" calcext:value-type="float">
            <text:p>1693</text:p>
          </table:table-cell>
          <table:table-cell table:formula="of:=SQRT([.H57])" office:value-type="float" office:value="41.146081222882" calcext:value-type="float">
            <text:p>41.15</text:p>
          </table:table-cell>
          <table:table-cell office:value-type="float" office:value="1764" calcext:value-type="float">
            <text:p>1764</text:p>
          </table:table-cell>
          <table:table-cell table:formula="of:=SQRT([.J57])" office:value-type="float" office:value="42" calcext:value-type="float">
            <text:p>42.00</text:p>
          </table:table-cell>
          <table:table-cell office:value-type="float" office:value="208" calcext:value-type="float">
            <text:p>208</text:p>
          </table:table-cell>
          <table:table-cell table:formula="of:=SQRT([.L57])" office:value-type="float" office:value="14.422205101856" calcext:value-type="float">
            <text:p>14.42</text:p>
          </table:table-cell>
          <table:table-cell/>
          <table:table-cell table:formula="of:=[.H57]*[.$B$4]" office:value-type="float" office:value="1163.33727526199" calcext:value-type="float">
            <text:p>1163.34</text:p>
          </table:table-cell>
          <table:table-cell table:formula="of:=SQRT([.I57]^2*[.$B$4]^2 + [.$C$4]^2*[.H57]^2)" office:value-type="float" office:value="44.7209247504954" calcext:value-type="float">
            <text:p>44.72</text:p>
          </table:table-cell>
          <table:table-cell table:formula="of:=[.J57]*[.$B$5]" office:value-type="float" office:value="1294.51293847039" calcext:value-type="float">
            <text:p>1294.51</text:p>
          </table:table-cell>
          <table:table-cell table:formula="of:=SQRT([.K57]^2*[.$B$5]^2+[.$C$5]^2*[.J57]^2)" office:value-type="float" office:value="45.3528410759544" calcext:value-type="float">
            <text:p>45.35</text:p>
          </table:table-cell>
          <table:table-cell table:formula="of:=2*[.H57]*[.J57]*[.$B$3]/[.$F$16]" office:value-type="float" office:value="0.02986452" calcext:value-type="float">
            <text:p>0.0299</text:p>
          </table:table-cell>
          <table:table-cell table:formula="of:=SQRT((2*[.$B$3]/[.$F$16])^2*([.H57]^2*[.K57]^2+[.J57]^2*[.I57]^2))" office:value-type="float" office:value="0.0010160789616954" calcext:value-type="float">
            <text:p>0.0010</text:p>
          </table:table-cell>
          <table:table-cell table:formula="of:=[.L57]-[.S57]" office:value-type="float" office:value="207.97013548" calcext:value-type="float">
            <text:p>207.97</text:p>
          </table:table-cell>
          <table:table-cell table:formula="of:=SQRT([.M57]^2+[.T57]^2)" office:value-type="float" office:value="14.4222051376486" calcext:value-type="float">
            <text:p>14.42</text:p>
          </table:table-cell>
          <table:table-cell table:number-columns-repeated="2"/>
          <table:table-cell table:formula="of:=[.O57]/[.$F$16]" office:value-type="float" office:value="23.2667455052399" calcext:value-type="float">
            <text:p>23.27</text:p>
          </table:table-cell>
          <table:table-cell table:formula="of:=[.P57]/[.$F$16]" office:value-type="float" office:value="0.894418495009908" calcext:value-type="float">
            <text:p>0.89</text:p>
          </table:table-cell>
          <table:table-cell table:formula="of:=[.Q57]/[.$F$16]" office:value-type="float" office:value="25.8902587694077" calcext:value-type="float">
            <text:p>25.89</text:p>
          </table:table-cell>
          <table:table-cell table:formula="of:=[.R57]/[.$F$16]" office:value-type="float" office:value="0.907056821519089" calcext:value-type="float">
            <text:p>0.91</text:p>
          </table:table-cell>
          <table:table-cell table:formula="of:=[.U57]/[.$F$16]" office:value-type="float" office:value="4.1594027096" calcext:value-type="float">
            <text:p>4.1594</text:p>
          </table:table-cell>
          <table:table-cell table:formula="of:=[.V57]/[.$F$16]" office:value-type="float" office:value="0.288444102752971" calcext:value-type="float">
            <text:p>0.29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3.03267840722222" calcext:value-type="float">
            <text:p>3.0326784072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.317979735</text:p>
          </table:table-cell>
          <table:table-cell table:number-columns-repeated="2"/>
          <table:table-cell table:formula="of:=[.AM56]+5" office:value-type="float" office:value="-10" calcext:value-type="float">
            <text:p>-10</text:p>
          </table:table-cell>
          <table:table-cell table:formula="of:=[.AH57]/[.$AH$59]" office:value-type="float" office:value="0.289765862338578" calcext:value-type="float">
            <text:p>0.2897658623</text:p>
          </table:table-cell>
          <table:table-cell office:value-type="float" office:value="0" calcext:value-type="float">
            <text:p>0</text:p>
          </table:table-cell>
          <table:table-cell table:formula="of:=[.AJ57]/[.$AH$59]" office:value-type="float" office:value="0.0303822759159152" calcext:value-type="float">
            <text:p>0.0303822759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14" calcext:value-type="float">
            <text:p>1714</text:p>
          </table:table-cell>
          <table:table-cell table:formula="of:=SQRT([.H58])" office:value-type="float" office:value="41.4004830889689" calcext:value-type="float">
            <text:p>41.40</text:p>
          </table:table-cell>
          <table:table-cell table:style-name="ce25" office:value-type="float" office:value="1777" calcext:value-type="float">
            <text:p>1777</text:p>
          </table:table-cell>
          <table:table-cell table:formula="of:=SQRT([.J58])" office:value-type="float" office:value="42.154477816716" calcext:value-type="float">
            <text:p>42.15</text:p>
          </table:table-cell>
          <table:table-cell table:style-name="ce25" office:value-type="float" office:value="5" calcext:value-type="float">
            <text:p>5</text:p>
          </table:table-cell>
          <table:table-cell table:formula="of:=SQRT([.L58])" office:value-type="float" office:value="2.23606797749979" calcext:value-type="float">
            <text:p>2.24</text:p>
          </table:table-cell>
          <table:table-cell/>
          <table:table-cell table:formula="of:=[.H58]*[.$B$4]" office:value-type="float" office:value="1177.76733006442" calcext:value-type="float">
            <text:p>1177.77</text:p>
          </table:table-cell>
          <table:table-cell table:formula="of:=SQRT([.I58]^2*[.$B$4]^2 + [.$C$4]^2*[.H58]^2)" office:value-type="float" office:value="45.1646475226319" calcext:value-type="float">
            <text:p>45.16</text:p>
          </table:table-cell>
          <table:table-cell table:formula="of:=[.J58]*[.$B$5]" office:value-type="float" office:value="1304.05299980832" calcext:value-type="float">
            <text:p>1304.05</text:p>
          </table:table-cell>
          <table:table-cell table:formula="of:=SQRT([.K58]^2*[.$B$5]^2+[.$C$5]^2*[.J58]^2)" office:value-type="float" office:value="45.6098252211795" calcext:value-type="float">
            <text:p>45.61</text:p>
          </table:table-cell>
          <table:table-cell table:formula="of:=2*[.H58]*[.J58]*[.$B$3]/[.$F$16]" office:value-type="float" office:value="0.03045778" calcext:value-type="float">
            <text:p>0.0305</text:p>
          </table:table-cell>
          <table:table-cell table:formula="of:=SQRT((2*[.$B$3]/[.$F$16])^2*([.H58]^2*[.K58]^2+[.J58]^2*[.I58]^2))" office:value-type="float" office:value="0.00103115522585108" calcext:value-type="float">
            <text:p>0.0010</text:p>
          </table:table-cell>
          <table:table-cell table:formula="of:=[.L58]-[.S58]" office:value-type="float" office:value="4.96954222" calcext:value-type="float">
            <text:p>4.97</text:p>
          </table:table-cell>
          <table:table-cell table:formula="of:=SQRT([.M58]^2+[.T58]^2)" office:value-type="float" office:value="2.23606821525666" calcext:value-type="float">
            <text:p>2.24</text:p>
          </table:table-cell>
          <table:table-cell table:number-columns-repeated="2"/>
          <table:table-cell table:formula="of:=[.O58]/[.$F$16]" office:value-type="float" office:value="23.5553466012883" calcext:value-type="float">
            <text:p>23.56</text:p>
          </table:table-cell>
          <table:table-cell table:formula="of:=[.P58]/[.$F$16]" office:value-type="float" office:value="0.903292950452638" calcext:value-type="float">
            <text:p>0.90</text:p>
          </table:table-cell>
          <table:table-cell table:formula="of:=[.Q58]/[.$F$16]" office:value-type="float" office:value="26.0810599961664" calcext:value-type="float">
            <text:p>26.08</text:p>
          </table:table-cell>
          <table:table-cell table:formula="of:=[.R58]/[.$F$16]" office:value-type="float" office:value="0.91219650442359" calcext:value-type="float">
            <text:p>0.91</text:p>
          </table:table-cell>
          <table:table-cell table:formula="of:=[.U58]/[.$F$16]" office:value-type="float" office:value="0.0993908444" calcext:value-type="float">
            <text:p>0.0994</text:p>
          </table:table-cell>
          <table:table-cell table:formula="of:=[.V58]/[.$F$16]" office:value-type="float" office:value="0.0447213643051332" calcext:value-type="float">
            <text:p>0.04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office:value-type="float" office:value="7.565941875" calcext:value-type="float">
            <text:p>7.565941875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.5022173067</text:p>
          </table:table-cell>
          <table:table-cell table:number-columns-repeated="2"/>
          <table:table-cell table:formula="of:=[.AM57]+5" office:value-type="float" office:value="-5" calcext:value-type="float">
            <text:p>-5</text:p>
          </table:table-cell>
          <table:table-cell table:formula="of:=[.AH58]/[.$AH$59]" office:value-type="float" office:value="0.722909381552598" calcext:value-type="float">
            <text:p>0.7229093816</text:p>
          </table:table-cell>
          <table:table-cell office:value-type="float" office:value="0" calcext:value-type="float">
            <text:p>0</text:p>
          </table:table-cell>
          <table:table-cell table:formula="of:=[.AJ58]/[.$AH$59]" office:value-type="float" office:value="0.0479857773937944" calcext:value-type="float">
            <text:p>0.0479857774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30" calcext:value-type="float">
            <text:p>1630</text:p>
          </table:table-cell>
          <table:table-cell table:style-name="ce29" table:formula="of:=SQRT([.H59])" office:value-type="float" office:value="40.3732584763727" calcext:value-type="float">
            <text:p>40.37</text:p>
          </table:table-cell>
          <table:table-cell table:style-name="ce26" office:value-type="float" office:value="1663" calcext:value-type="float">
            <text:p>1663</text:p>
          </table:table-cell>
          <table:table-cell table:style-name="ce29" table:formula="of:=SQRT([.J59])" office:value-type="float" office:value="40.7798970082074" calcext:value-type="float">
            <text:p>40.78</text:p>
          </table:table-cell>
          <table:table-cell table:style-name="ce26" office:value-type="float" office:value="0" calcext:value-type="float">
            <text:p>0</text:p>
          </table:table-cell>
          <table:table-cell table:style-name="ce33" table:formula="of:=SQRT([.L59])" office:value-type="float" office:value="0" calcext:value-type="float">
            <text:p>0.00</text:p>
          </table:table-cell>
          <table:table-cell/>
          <table:table-cell table:formula="of:=[.H59]*[.$B$4]" office:value-type="float" office:value="1120.04711085473" calcext:value-type="float">
            <text:p>1120.05</text:p>
          </table:table-cell>
          <table:table-cell table:formula="of:=SQRT([.I59]^2*[.$B$4]^2 + [.$C$4]^2*[.H59]^2)" office:value-type="float" office:value="43.3880736215204" calcext:value-type="float">
            <text:p>43.39</text:p>
          </table:table-cell>
          <table:table-cell table:formula="of:=[.J59]*[.$B$5]" office:value-type="float" office:value="1220.39400038336" calcext:value-type="float">
            <text:p>1220.39</text:p>
          </table:table-cell>
          <table:table-cell table:formula="of:=SQRT([.K59]^2*[.$B$5]^2+[.$C$5]^2*[.J59]^2)" office:value-type="float" office:value="43.3516174195221" calcext:value-type="float">
            <text:p>43.35</text:p>
          </table:table-cell>
          <table:table-cell table:formula="of:=2*[.H59]*[.J59]*[.$B$3]/[.$F$16]" office:value-type="float" office:value="0.0271069" calcext:value-type="float">
            <text:p>0.0271</text:p>
          </table:table-cell>
          <table:table-cell table:formula="of:=SQRT((2*[.$B$3]/[.$F$16])^2*([.H59]^2*[.K59]^2+[.J59]^2*[.I59]^2))" office:value-type="float" office:value="0.000944791097015631" calcext:value-type="float">
            <text:p>0.0009</text:p>
          </table:table-cell>
          <table:table-cell table:formula="of:=[.L59]-[.S59]" office:value-type="float" office:value="-0.0271069" calcext:value-type="float">
            <text:p>-0.03</text:p>
          </table:table-cell>
          <table:table-cell table:formula="of:=SQRT([.M59]^2+[.T59]^2)" office:value-type="float" office:value="0.000944791097015631" calcext:value-type="float">
            <text:p>0.00</text:p>
          </table:table-cell>
          <table:table-cell table:number-columns-repeated="2"/>
          <table:table-cell table:formula="of:=[.O59]/[.$F$16]" office:value-type="float" office:value="22.4009422170945" calcext:value-type="float">
            <text:p>22.40</text:p>
          </table:table-cell>
          <table:table-cell table:formula="of:=[.P59]/[.$F$16]" office:value-type="float" office:value="0.867761472430408" calcext:value-type="float">
            <text:p>0.87</text:p>
          </table:table-cell>
          <table:table-cell table:formula="of:=[.Q59]/[.$F$16]" office:value-type="float" office:value="24.4078800076672" calcext:value-type="float">
            <text:p>24.41</text:p>
          </table:table-cell>
          <table:table-cell table:formula="of:=[.R59]/[.$F$16]" office:value-type="float" office:value="0.867032348390442" calcext:value-type="float">
            <text:p>0.87</text:p>
          </table:table-cell>
          <table:table-cell table:formula="of:=[.U59]/[.$F$16]" office:value-type="float" office:value="-0.000542138" calcext:value-type="float">
            <text:p>-0.0005</text:p>
          </table:table-cell>
          <table:table-cell table:formula="of:=[.V59]/[.$F$16]" office:value-type="float" office:value="0.0000188958219403126" calcext:value-type="float">
            <text:p>0.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.4659616655556" calcext:value-type="float">
            <text:p>10.4659616656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.5906681723</text:p>
          </table:table-cell>
          <table:table-cell table:number-columns-repeated="2"/>
          <table:table-cell table:formula="of:=[.AM58]+5" office:value-type="float" office:value="0" calcext:value-type="float">
            <text:p>0</text:p>
          </table:table-cell>
          <table:table-cell table:formula="of:=[.AH59]/[.$AH$5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J59]/[.$AH$59]" office:value-type="float" office:value="0.0564370662895278" calcext:value-type="float">
            <text:p>0.0564370663</text:p>
          </table:table-cell>
        </table:table-row>
        <table:table-row table:style-name="ro1">
          <table:table-cell table:number-columns-repeated="5"/>
          <table:table-cell table:style-name="ce18" office:value-type="float" office:value="5" calcext:value-type="float" table:number-columns-spanned="1" table:number-rows-spanned="7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21" calcext:value-type="float">
            <text:p>1621</text:p>
          </table:table-cell>
          <table:table-cell table:style-name="ce27" table:formula="of:=SQRT([.H60])" office:value-type="float" office:value="40.2616442783948" calcext:value-type="float">
            <text:p>40.26</text:p>
          </table:table-cell>
          <table:table-cell table:style-name="ce24" office:value-type="float" office:value="1714" calcext:value-type="float">
            <text:p>1714</text:p>
          </table:table-cell>
          <table:table-cell table:style-name="ce27" table:formula="of:=SQRT([.J60])" office:value-type="float" office:value="41.4004830889689" calcext:value-type="float">
            <text:p>41.40</text:p>
          </table:table-cell>
          <table:table-cell table:style-name="ce24" office:value-type="float" office:value="3" calcext:value-type="float">
            <text:p>3</text:p>
          </table:table-cell>
          <table:table-cell table:style-name="ce32" table:formula="of:=SQRT([.L60])" office:value-type="float" office:value="1.73205080756888" calcext:value-type="float">
            <text:p>1.73</text:p>
          </table:table-cell>
          <table:table-cell/>
          <table:table-cell table:formula="of:=[.H60]*[.$B$4]" office:value-type="float" office:value="1113.86280165369" calcext:value-type="float">
            <text:p>1113.86</text:p>
          </table:table-cell>
          <table:table-cell table:formula="of:=SQRT([.I60]^2*[.$B$4]^2 + [.$C$4]^2*[.H60]^2)" office:value-type="float" office:value="43.1974508740595" calcext:value-type="float">
            <text:p>43.20</text:p>
          </table:table-cell>
          <table:table-cell table:formula="of:=[.J60]*[.$B$5]" office:value-type="float" office:value="1257.82039486295" calcext:value-type="float">
            <text:p>1257.82</text:p>
          </table:table-cell>
          <table:table-cell table:formula="of:=SQRT([.K60]^2*[.$B$5]^2+[.$C$5]^2*[.J60]^2)" office:value-type="float" office:value="44.3631961182902" calcext:value-type="float">
            <text:p>44.36</text:p>
          </table:table-cell>
          <table:table-cell table:formula="of:=2*[.H60]*[.J60]*[.$B$3]/[.$F$16]" office:value-type="float" office:value="0.02778394" calcext:value-type="float">
            <text:p>0.0278</text:p>
          </table:table-cell>
          <table:table-cell table:formula="of:=SQRT((2*[.$B$3]/[.$F$16])^2*([.H60]^2*[.K60]^2+[.J60]^2*[.I60]^2))" office:value-type="float" office:value="0.000962597734778137" calcext:value-type="float">
            <text:p>0.0010</text:p>
          </table:table-cell>
          <table:table-cell table:formula="of:=[.L60]-[.S60]" office:value-type="float" office:value="2.97221606" calcext:value-type="float">
            <text:p>2.97</text:p>
          </table:table-cell>
          <table:table-cell table:formula="of:=SQRT([.M60]^2+[.T60]^2)" office:value-type="float" office:value="1.73205107505362" calcext:value-type="float">
            <text:p>1.73</text:p>
          </table:table-cell>
          <table:table-cell table:number-columns-repeated="2"/>
          <table:table-cell table:formula="of:=[.O60]/[.$F$16]" office:value-type="float" office:value="22.2772560330737" calcext:value-type="float">
            <text:p>22.28</text:p>
          </table:table-cell>
          <table:table-cell table:formula="of:=[.P60]/[.$F$16]" office:value-type="float" office:value="0.863949017481189" calcext:value-type="float">
            <text:p>0.86</text:p>
          </table:table-cell>
          <table:table-cell table:formula="of:=[.Q60]/[.$F$16]" office:value-type="float" office:value="25.156407897259" calcext:value-type="float">
            <text:p>25.16</text:p>
          </table:table-cell>
          <table:table-cell table:formula="of:=[.R60]/[.$F$16]" office:value-type="float" office:value="0.887263922365805" calcext:value-type="float">
            <text:p>0.89</text:p>
          </table:table-cell>
          <table:table-cell table:formula="of:=[.U60]/[.$F$16]" office:value-type="float" office:value="0.0594443212" calcext:value-type="float">
            <text:p>0.0594</text:p>
          </table:table-cell>
          <table:table-cell table:formula="of:=[.V60]/[.$F$16]" office:value-type="float" office:value="0.0346410215010724" calcext:value-type="float">
            <text:p>0.0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.76599286666667" calcext:value-type="float">
            <text:p>6.7659928667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.4749268958</text:p>
          </table:table-cell>
          <table:table-cell table:number-columns-repeated="2"/>
          <table:table-cell table:formula="of:=[.AM59]+5" office:value-type="float" office:value="5" calcext:value-type="float">
            <text:p>5</text:p>
          </table:table-cell>
          <table:table-cell table:formula="of:=[.AH60]/[.$AH$59]" office:value-type="float" office:value="0.646475984040162" calcext:value-type="float">
            <text:p>0.646475984</text:p>
          </table:table-cell>
          <table:table-cell office:value-type="float" office:value="0" calcext:value-type="float">
            <text:p>0</text:p>
          </table:table-cell>
          <table:table-cell table:formula="of:=[.AJ60]/[.$AH$59]" office:value-type="float" office:value="0.0453782376626112" calcext:value-type="float">
            <text:p>0.0453782377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07" calcext:value-type="float">
            <text:p>1707</text:p>
          </table:table-cell>
          <table:table-cell table:formula="of:=SQRT([.H61])" office:value-type="float" office:value="41.3158565202272" calcext:value-type="float">
            <text:p>41.32</text:p>
          </table:table-cell>
          <table:table-cell table:style-name="ce25" office:value-type="float" office:value="1774" calcext:value-type="float">
            <text:p>1774</text:p>
          </table:table-cell>
          <table:table-cell table:formula="of:=SQRT([.J61])" office:value-type="float" office:value="42.1188793773054" calcext:value-type="float">
            <text:p>42.12</text:p>
          </table:table-cell>
          <table:table-cell table:style-name="ce25" office:value-type="float" office:value="170" calcext:value-type="float">
            <text:p>170</text:p>
          </table:table-cell>
          <table:table-cell table:formula="of:=SQRT([.L61])" office:value-type="float" office:value="13.0384048104053" calcext:value-type="float">
            <text:p>13.04</text:p>
          </table:table-cell>
          <table:table-cell/>
          <table:table-cell table:formula="of:=[.H61]*[.$B$4]" office:value-type="float" office:value="1172.95731179694" calcext:value-type="float">
            <text:p>1172.96</text:p>
          </table:table-cell>
          <table:table-cell table:formula="of:=SQRT([.I61]^2*[.$B$4]^2 + [.$C$4]^2*[.H61]^2)" office:value-type="float" office:value="45.0167699682307" calcext:value-type="float">
            <text:p>45.02</text:p>
          </table:table-cell>
          <table:table-cell table:formula="of:=[.J61]*[.$B$5]" office:value-type="float" office:value="1301.85144719187" calcext:value-type="float">
            <text:p>1301.85</text:p>
          </table:table-cell>
          <table:table-cell table:formula="of:=SQRT([.K61]^2*[.$B$5]^2+[.$C$5]^2*[.J61]^2)" office:value-type="float" office:value="45.550532730326" calcext:value-type="float">
            <text:p>45.55</text:p>
          </table:table-cell>
          <table:table-cell table:formula="of:=2*[.H61]*[.J61]*[.$B$3]/[.$F$16]" office:value-type="float" office:value="0.03028218" calcext:value-type="float">
            <text:p>0.0303</text:p>
          </table:table-cell>
          <table:table-cell table:formula="of:=SQRT((2*[.$B$3]/[.$F$16])^2*([.H61]^2*[.K61]^2+[.J61]^2*[.I61]^2))" office:value-type="float" office:value="0.00102670477051585" calcext:value-type="float">
            <text:p>0.0010</text:p>
          </table:table-cell>
          <table:table-cell table:formula="of:=[.L61]-[.S61]" office:value-type="float" office:value="169.96971782" calcext:value-type="float">
            <text:p>169.97</text:p>
          </table:table-cell>
          <table:table-cell table:formula="of:=SQRT([.M61]^2+[.T61]^2)" office:value-type="float" office:value="13.0384048508291" calcext:value-type="float">
            <text:p>13.04</text:p>
          </table:table-cell>
          <table:table-cell table:number-columns-repeated="2"/>
          <table:table-cell table:formula="of:=[.O61]/[.$F$16]" office:value-type="float" office:value="23.4591462359389" calcext:value-type="float">
            <text:p>23.46</text:p>
          </table:table-cell>
          <table:table-cell table:formula="of:=[.P61]/[.$F$16]" office:value-type="float" office:value="0.900335399364613" calcext:value-type="float">
            <text:p>0.90</text:p>
          </table:table-cell>
          <table:table-cell table:formula="of:=[.Q61]/[.$F$16]" office:value-type="float" office:value="26.0370289438375" calcext:value-type="float">
            <text:p>26.04</text:p>
          </table:table-cell>
          <table:table-cell table:formula="of:=[.R61]/[.$F$16]" office:value-type="float" office:value="0.911010654606521" calcext:value-type="float">
            <text:p>0.91</text:p>
          </table:table-cell>
          <table:table-cell table:formula="of:=[.U61]/[.$F$16]" office:value-type="float" office:value="3.3993943564" calcext:value-type="float">
            <text:p>3.3994</text:p>
          </table:table-cell>
          <table:table-cell table:formula="of:=[.V61]/[.$F$16]" office:value-type="float" office:value="0.260768097016581" calcext:value-type="float">
            <text:p>0.2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49929812666667" calcext:value-type="float">
            <text:p>2.4992981267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.2886751361</text:p>
          </table:table-cell>
          <table:table-cell table:number-columns-repeated="2"/>
          <table:table-cell table:formula="of:=[.AM60]+5" office:value-type="float" office:value="10" calcext:value-type="float">
            <text:p>10</text:p>
          </table:table-cell>
          <table:table-cell table:formula="of:=[.AH61]/[.$AH$59]" office:value-type="float" office:value="0.238802530195775" calcext:value-type="float">
            <text:p>0.2388025302</text:p>
          </table:table-cell>
          <table:table-cell office:value-type="float" office:value="0" calcext:value-type="float">
            <text:p>0</text:p>
          </table:table-cell>
          <table:table-cell table:formula="of:=[.AJ61]/[.$AH$59]" office:value-type="float" office:value="0.0275822848714531" calcext:value-type="float">
            <text:p>0.027582284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07" calcext:value-type="float">
            <text:p>1707</text:p>
          </table:table-cell>
          <table:table-cell table:formula="of:=SQRT([.H62])" office:value-type="float" office:value="41.3158565202272" calcext:value-type="float">
            <text:p>41.32</text:p>
          </table:table-cell>
          <table:table-cell office:value-type="float" office:value="1783" calcext:value-type="float">
            <text:p>1783</text:p>
          </table:table-cell>
          <table:table-cell table:formula="of:=SQRT([.J62])" office:value-type="float" office:value="42.2255846614348" calcext:value-type="float">
            <text:p>42.23</text:p>
          </table:table-cell>
          <table:table-cell office:value-type="float" office:value="447" calcext:value-type="float">
            <text:p>447</text:p>
          </table:table-cell>
          <table:table-cell table:formula="of:=SQRT([.L62])" office:value-type="float" office:value="21.142374511866" calcext:value-type="float">
            <text:p>21.14</text:p>
          </table:table-cell>
          <table:table-cell/>
          <table:table-cell table:formula="of:=[.H62]*[.$B$4]" office:value-type="float" office:value="1172.95731179694" calcext:value-type="float">
            <text:p>1172.96</text:p>
          </table:table-cell>
          <table:table-cell table:formula="of:=SQRT([.I62]^2*[.$B$4]^2 + [.$C$4]^2*[.H62]^2)" office:value-type="float" office:value="45.0167699682307" calcext:value-type="float">
            <text:p>45.02</text:p>
          </table:table-cell>
          <table:table-cell table:formula="of:=[.J62]*[.$B$5]" office:value-type="float" office:value="1308.45610504121" calcext:value-type="float">
            <text:p>1308.46</text:p>
          </table:table-cell>
          <table:table-cell table:formula="of:=SQRT([.K62]^2*[.$B$5]^2+[.$C$5]^2*[.J62]^2)" office:value-type="float" office:value="45.7283895967229" calcext:value-type="float">
            <text:p>45.73</text:p>
          </table:table-cell>
          <table:table-cell table:formula="of:=2*[.H62]*[.J62]*[.$B$3]/[.$F$16]" office:value-type="float" office:value="0.03043581" calcext:value-type="float">
            <text:p>0.0304</text:p>
          </table:table-cell>
          <table:table-cell table:formula="of:=SQRT((2*[.$B$3]/[.$F$16])^2*([.H62]^2*[.K62]^2+[.J62]^2*[.I62]^2))" office:value-type="float" office:value="0.00103063561407512" calcext:value-type="float">
            <text:p>0.0010</text:p>
          </table:table-cell>
          <table:table-cell table:formula="of:=[.L62]-[.S62]" office:value-type="float" office:value="446.96956419" calcext:value-type="float">
            <text:p>446.97</text:p>
          </table:table-cell>
          <table:table-cell table:formula="of:=SQRT([.M62]^2+[.T62]^2)" office:value-type="float" office:value="21.1423745369864" calcext:value-type="float">
            <text:p>21.14</text:p>
          </table:table-cell>
          <table:table-cell table:number-columns-repeated="2"/>
          <table:table-cell table:formula="of:=[.O62]/[.$F$16]" office:value-type="float" office:value="23.4591462359389" calcext:value-type="float">
            <text:p>23.46</text:p>
          </table:table-cell>
          <table:table-cell table:formula="of:=[.P62]/[.$F$16]" office:value-type="float" office:value="0.900335399364613" calcext:value-type="float">
            <text:p>0.90</text:p>
          </table:table-cell>
          <table:table-cell table:formula="of:=[.Q62]/[.$F$16]" office:value-type="float" office:value="26.1691221008242" calcext:value-type="float">
            <text:p>26.17</text:p>
          </table:table-cell>
          <table:table-cell table:formula="of:=[.R62]/[.$F$16]" office:value-type="float" office:value="0.914567791934458" calcext:value-type="float">
            <text:p>0.91</text:p>
          </table:table-cell>
          <table:table-cell table:formula="of:=[.U62]/[.$F$16]" office:value-type="float" office:value="8.9393912838" calcext:value-type="float">
            <text:p>8.9394</text:p>
          </table:table-cell>
          <table:table-cell table:formula="of:=[.V62]/[.$F$16]" office:value-type="float" office:value="0.422847490739728" calcext:value-type="float">
            <text:p>0.4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1393276591625" calcext:value-type="float">
            <text:p>0.139327659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.0264575154</text:p>
          </table:table-cell>
          <table:table-cell table:number-columns-repeated="2"/>
          <table:table-cell table:formula="of:=[.AM61]+5" office:value-type="float" office:value="15" calcext:value-type="float">
            <text:p>15</text:p>
          </table:table-cell>
          <table:table-cell table:formula="of:=[.AH62]/[.$AH$59]" office:value-type="float" office:value="0.0133124564769848" calcext:value-type="float">
            <text:p>0.0133124565</text:p>
          </table:table-cell>
          <table:table-cell office:value-type="float" office:value="0" calcext:value-type="float">
            <text:p>0</text:p>
          </table:table-cell>
          <table:table-cell table:formula="of:=[.AJ62]/[.$AH$59]" office:value-type="float" office:value="0.00252795837456329" calcext:value-type="float">
            <text:p>0.002527958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formula="of:=SQRT([.H63])" office:value-type="float" office:value="42.6380112106557" calcext:value-type="float">
            <text:p>42.64</text:p>
          </table:table-cell>
          <table:table-cell office:value-type="float" office:value="1880" calcext:value-type="float">
            <text:p>1880</text:p>
          </table:table-cell>
          <table:table-cell table:formula="of:=SQRT([.J63])" office:value-type="float" office:value="43.3589667773576" calcext:value-type="float">
            <text:p>43.36</text:p>
          </table:table-cell>
          <table:table-cell office:value-type="float" office:value="280" calcext:value-type="float">
            <text:p>280</text:p>
          </table:table-cell>
          <table:table-cell table:formula="of:=SQRT([.L63])" office:value-type="float" office:value="16.7332005306815" calcext:value-type="float">
            <text:p>16.73</text:p>
          </table:table-cell>
          <table:table-cell/>
          <table:table-cell table:formula="of:=[.H63]*[.$B$4]" office:value-type="float" office:value="1249.23045860975" calcext:value-type="float">
            <text:p>1249.23</text:p>
          </table:table-cell>
          <table:table-cell table:formula="of:=SQRT([.I63]^2*[.$B$4]^2 + [.$C$4]^2*[.H63]^2)" office:value-type="float" office:value="47.3583444757365" calcext:value-type="float">
            <text:p>47.36</text:p>
          </table:table-cell>
          <table:table-cell table:formula="of:=[.J63]*[.$B$5]" office:value-type="float" office:value="1379.63963963964" calcext:value-type="float">
            <text:p>1379.64</text:p>
          </table:table-cell>
          <table:table-cell table:formula="of:=SQRT([.K63]^2*[.$B$5]^2+[.$C$5]^2*[.J63]^2)" office:value-type="float" office:value="47.641535284689" calcext:value-type="float">
            <text:p>47.64</text:p>
          </table:table-cell>
          <table:table-cell table:formula="of:=2*[.H63]*[.J63]*[.$B$3]/[.$F$16]" office:value-type="float" office:value="0.0341784" calcext:value-type="float">
            <text:p>0.0342</text:p>
          </table:table-cell>
          <table:table-cell table:formula="of:=SQRT((2*[.$B$3]/[.$F$16])^2*([.H63]^2*[.K63]^2+[.J63]^2*[.I63]^2))" office:value-type="float" office:value="0.00112424073578571" calcext:value-type="float">
            <text:p>0.0011</text:p>
          </table:table-cell>
          <table:table-cell table:formula="of:=[.L63]-[.S63]" office:value-type="float" office:value="279.9658216" calcext:value-type="float">
            <text:p>279.97</text:p>
          </table:table-cell>
          <table:table-cell table:formula="of:=SQRT([.M63]^2+[.T63]^2)" office:value-type="float" office:value="16.7332005684483" calcext:value-type="float">
            <text:p>16.73</text:p>
          </table:table-cell>
          <table:table-cell table:number-columns-repeated="2"/>
          <table:table-cell table:formula="of:=[.O63]/[.$F$16]" office:value-type="float" office:value="24.984609172195" calcext:value-type="float">
            <text:p>24.98</text:p>
          </table:table-cell>
          <table:table-cell table:formula="of:=[.P63]/[.$F$16]" office:value-type="float" office:value="0.94716688951473" calcext:value-type="float">
            <text:p>0.95</text:p>
          </table:table-cell>
          <table:table-cell table:formula="of:=[.Q63]/[.$F$16]" office:value-type="float" office:value="27.5927927927928" calcext:value-type="float">
            <text:p>27.59</text:p>
          </table:table-cell>
          <table:table-cell table:formula="of:=[.R63]/[.$F$16]" office:value-type="float" office:value="0.952830705693781" calcext:value-type="float">
            <text:p>0.95</text:p>
          </table:table-cell>
          <table:table-cell table:formula="of:=[.U63]/[.$F$16]" office:value-type="float" office:value="5.599316432" calcext:value-type="float">
            <text:p>5.5993</text:p>
          </table:table-cell>
          <table:table-cell table:formula="of:=[.V63]/[.$F$16]" office:value-type="float" office:value="0.334664011368965" calcext:value-type="float">
            <text:p>0.3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0693326991" calcext:value-type="float">
            <text:p>0.0693326991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.0187082902</text:p>
          </table:table-cell>
          <table:table-cell table:number-columns-repeated="2"/>
          <table:table-cell table:formula="of:=[.AM62]+5" office:value-type="float" office:value="20" calcext:value-type="float">
            <text:p>20</text:p>
          </table:table-cell>
          <table:table-cell table:formula="of:=[.AH63]/[.$AH$59]" office:value-type="float" office:value="0.00662458943722105" calcext:value-type="float">
            <text:p>0.0066245894</text:p>
          </table:table-cell>
          <table:table-cell office:value-type="float" office:value="0" calcext:value-type="float">
            <text:p>0</text:p>
          </table:table-cell>
          <table:table-cell table:formula="of:=[.AJ63]/[.$AH$59]" office:value-type="float" office:value="0.00178753666307703" calcext:value-type="float">
            <text:p>0.001787536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69" calcext:value-type="float">
            <text:p>1769</text:p>
          </table:table-cell>
          <table:table-cell table:formula="of:=SQRT([.H64])" office:value-type="float" office:value="42.0594816896262" calcext:value-type="float">
            <text:p>42.06</text:p>
          </table:table-cell>
          <table:table-cell office:value-type="float" office:value="1696" calcext:value-type="float">
            <text:p>1696</text:p>
          </table:table-cell>
          <table:table-cell table:formula="of:=SQRT([.J64])" office:value-type="float" office:value="41.182520563948" calcext:value-type="float">
            <text:p>41.18</text:p>
          </table:table-cell>
          <table:table-cell office:value-type="float" office:value="9" calcext:value-type="float">
            <text:p>9</text:p>
          </table:table-cell>
          <table:table-cell table:formula="of:=SQRT([.L64])" office:value-type="float" office:value="3" calcext:value-type="float">
            <text:p>3.00</text:p>
          </table:table-cell>
          <table:table-cell/>
          <table:table-cell table:formula="of:=[.H64]*[.$B$4]" office:value-type="float" office:value="1215.56033073743" calcext:value-type="float">
            <text:p>1215.56</text:p>
          </table:table-cell>
          <table:table-cell table:formula="of:=SQRT([.I64]^2*[.$B$4]^2 + [.$C$4]^2*[.H64]^2)" office:value-type="float" office:value="46.3255336631329" calcext:value-type="float">
            <text:p>46.33</text:p>
          </table:table-cell>
          <table:table-cell table:formula="of:=[.J64]*[.$B$5]" office:value-type="float" office:value="1244.61107916427" calcext:value-type="float">
            <text:p>1244.61</text:p>
          </table:table-cell>
          <table:table-cell table:formula="of:=SQRT([.K64]^2*[.$B$5]^2+[.$C$5]^2*[.J64]^2)" office:value-type="float" office:value="44.0064227786517" calcext:value-type="float">
            <text:p>44.01</text:p>
          </table:table-cell>
          <table:table-cell table:formula="of:=2*[.H64]*[.J64]*[.$B$3]/[.$F$16]" office:value-type="float" office:value="0.03000224" calcext:value-type="float">
            <text:p>0.0300</text:p>
          </table:table-cell>
          <table:table-cell table:formula="of:=SQRT((2*[.$B$3]/[.$F$16])^2*([.H64]^2*[.K64]^2+[.J64]^2*[.I64]^2))" office:value-type="float" office:value="0.00101959679089334" calcext:value-type="float">
            <text:p>0.0010</text:p>
          </table:table-cell>
          <table:table-cell table:formula="of:=[.L64]-[.S64]" office:value-type="float" office:value="8.96999776" calcext:value-type="float">
            <text:p>8.97</text:p>
          </table:table-cell>
          <table:table-cell table:formula="of:=SQRT([.M64]^2+[.T64]^2)" office:value-type="float" office:value="3.00000017326293" calcext:value-type="float">
            <text:p>3.00</text:p>
          </table:table-cell>
          <table:table-cell table:number-columns-repeated="2"/>
          <table:table-cell table:formula="of:=[.O64]/[.$F$16]" office:value-type="float" office:value="24.3112066147486" calcext:value-type="float">
            <text:p>24.31</text:p>
          </table:table-cell>
          <table:table-cell table:formula="of:=[.P64]/[.$F$16]" office:value-type="float" office:value="0.926510673262659" calcext:value-type="float">
            <text:p>0.93</text:p>
          </table:table-cell>
          <table:table-cell table:formula="of:=[.Q64]/[.$F$16]" office:value-type="float" office:value="24.8922215832854" calcext:value-type="float">
            <text:p>24.89</text:p>
          </table:table-cell>
          <table:table-cell table:formula="of:=[.R64]/[.$F$16]" office:value-type="float" office:value="0.880128455573033" calcext:value-type="float">
            <text:p>0.88</text:p>
          </table:table-cell>
          <table:table-cell table:formula="of:=[.U64]/[.$F$16]" office:value-type="float" office:value="0.1793999552" calcext:value-type="float">
            <text:p>0.1794</text:p>
          </table:table-cell>
          <table:table-cell table:formula="of:=[.V64]/[.$F$16]" office:value-type="float" office:value="0.0600000034652586" calcext:value-type="float">
            <text:p>0.0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0493276591625" calcext:value-type="float">
            <text:p>0.049327659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.0158113922</text:p>
          </table:table-cell>
          <table:table-cell table:number-columns-repeated="2"/>
          <table:table-cell table:formula="of:=[.AM63]+5" office:value-type="float" office:value="25" calcext:value-type="float">
            <text:p>25</text:p>
          </table:table-cell>
          <table:table-cell table:formula="of:=[.AH64]/[.$AH$59]" office:value-type="float" office:value="0.00471315114069657" calcext:value-type="float">
            <text:p>0.0047131511</text:p>
          </table:table-cell>
          <table:table-cell office:value-type="float" office:value="0" calcext:value-type="float">
            <text:p>0</text:p>
          </table:table-cell>
          <table:table-cell table:formula="of:=[.AJ64]/[.$AH$59]" office:value-type="float" office:value="0.0015107443256872" calcext:value-type="float">
            <text:p>0.0015107443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32" calcext:value-type="float">
            <text:p>1732</text:p>
          </table:table-cell>
          <table:table-cell table:formula="of:=SQRT([.H65])" office:value-type="float" office:value="41.6173040933696" calcext:value-type="float">
            <text:p>41.62</text:p>
          </table:table-cell>
          <table:table-cell table:style-name="ce25" office:value-type="float" office:value="1697" calcext:value-type="float">
            <text:p>1697</text:p>
          </table:table-cell>
          <table:table-cell table:formula="of:=SQRT([.J65])" office:value-type="float" office:value="41.194659848092" calcext:value-type="float">
            <text:p>41.19</text:p>
          </table:table-cell>
          <table:table-cell table:style-name="ce25" office:value-type="float" office:value="1" calcext:value-type="float">
            <text:p>1</text:p>
          </table:table-cell>
          <table:table-cell table:formula="of:=SQRT([.L65])" office:value-type="float" office:value="1" calcext:value-type="float">
            <text:p>1.00</text:p>
          </table:table-cell>
          <table:table-cell/>
          <table:table-cell table:formula="of:=[.H65]*[.$B$4]" office:value-type="float" office:value="1190.13594846649" calcext:value-type="float">
            <text:p>1190.14</text:p>
          </table:table-cell>
          <table:table-cell table:formula="of:=SQRT([.I65]^2*[.$B$4]^2 + [.$C$4]^2*[.H65]^2)" office:value-type="float" office:value="45.5447686641427" calcext:value-type="float">
            <text:p>45.54</text:p>
          </table:table-cell>
          <table:table-cell table:formula="of:=[.J65]*[.$B$5]" office:value-type="float" office:value="1245.34493003642" calcext:value-type="float">
            <text:p>1245.34</text:p>
          </table:table-cell>
          <table:table-cell table:formula="of:=SQRT([.K65]^2*[.$B$5]^2+[.$C$5]^2*[.J65]^2)" office:value-type="float" office:value="44.0262506900697" calcext:value-type="float">
            <text:p>44.03</text:p>
          </table:table-cell>
          <table:table-cell table:formula="of:=2*[.H65]*[.J65]*[.$B$3]/[.$F$16]" office:value-type="float" office:value="0.02939204" calcext:value-type="float">
            <text:p>0.0294</text:p>
          </table:table-cell>
          <table:table-cell table:formula="of:=SQRT((2*[.$B$3]/[.$F$16])^2*([.H65]^2*[.K65]^2+[.J65]^2*[.I65]^2))" office:value-type="float" office:value="0.00100391884711863" calcext:value-type="float">
            <text:p>0.0010</text:p>
          </table:table-cell>
          <table:table-cell table:formula="of:=[.L65]-[.S65]" office:value-type="float" office:value="0.97060796" calcext:value-type="float">
            <text:p>0.97</text:p>
          </table:table-cell>
          <table:table-cell table:formula="of:=SQRT([.M65]^2+[.T65]^2)" office:value-type="float" office:value="1.0000005039264" calcext:value-type="float">
            <text:p>1.00</text:p>
          </table:table-cell>
          <table:table-cell table:number-columns-repeated="2"/>
          <table:table-cell table:formula="of:=[.O65]/[.$F$16]" office:value-type="float" office:value="23.8027189693299" calcext:value-type="float">
            <text:p>23.80</text:p>
          </table:table-cell>
          <table:table-cell table:formula="of:=[.P65]/[.$F$16]" office:value-type="float" office:value="0.910895373282854" calcext:value-type="float">
            <text:p>0.91</text:p>
          </table:table-cell>
          <table:table-cell table:formula="of:=[.Q65]/[.$F$16]" office:value-type="float" office:value="24.9068986007284" calcext:value-type="float">
            <text:p>24.91</text:p>
          </table:table-cell>
          <table:table-cell table:formula="of:=[.R65]/[.$F$16]" office:value-type="float" office:value="0.880525013801394" calcext:value-type="float">
            <text:p>0.88</text:p>
          </table:table-cell>
          <table:table-cell table:formula="of:=[.U65]/[.$F$16]" office:value-type="float" office:value="0.0194121592" calcext:value-type="float">
            <text:p>0.0194</text:p>
          </table:table-cell>
          <table:table-cell table:formula="of:=[.V65]/[.$F$16]" office:value-type="float" office:value="0.020000010078528" calcext:value-type="float">
            <text:p>0.02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53" calcext:value-type="float">
            <text:p>1653</text:p>
          </table:table-cell>
          <table:table-cell table:style-name="ce29" table:formula="of:=SQRT([.H66])" office:value-type="float" office:value="40.6571027005123" calcext:value-type="float">
            <text:p>40.66</text:p>
          </table:table-cell>
          <table:table-cell table:style-name="ce26" office:value-type="float" office:value="1706" calcext:value-type="float">
            <text:p>1706</text:p>
          </table:table-cell>
          <table:table-cell table:style-name="ce29" table:formula="of:=SQRT([.J66])" office:value-type="float" office:value="41.3037528561268" calcext:value-type="float">
            <text:p>41.30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66])" office:value-type="float" office:value="1.4142135623731" calcext:value-type="float">
            <text:p>1.41</text:p>
          </table:table-cell>
          <table:table-cell/>
          <table:table-cell table:formula="of:=[.H66]*[.$B$4]" office:value-type="float" office:value="1135.85145659071" calcext:value-type="float">
            <text:p>1135.85</text:p>
          </table:table-cell>
          <table:table-cell table:formula="of:=SQRT([.I66]^2*[.$B$4]^2 + [.$C$4]^2*[.H66]^2)" office:value-type="float" office:value="43.874971220174" calcext:value-type="float">
            <text:p>43.87</text:p>
          </table:table-cell>
          <table:table-cell table:formula="of:=[.J66]*[.$B$5]" office:value-type="float" office:value="1251.94958788576" calcext:value-type="float">
            <text:p>1251.95</text:p>
          </table:table-cell>
          <table:table-cell table:formula="of:=SQRT([.K66]^2*[.$B$5]^2+[.$C$5]^2*[.J66]^2)" office:value-type="float" office:value="44.2046637960995" calcext:value-type="float">
            <text:p>44.20</text:p>
          </table:table-cell>
          <table:table-cell table:formula="of:=2*[.H66]*[.J66]*[.$B$3]/[.$F$16]" office:value-type="float" office:value="0.02820018" calcext:value-type="float">
            <text:p>0.0282</text:p>
          </table:table-cell>
          <table:table-cell table:formula="of:=SQRT((2*[.$B$3]/[.$F$16])^2*([.H66]^2*[.K66]^2+[.J66]^2*[.I66]^2))" office:value-type="float" office:value="0.000973264633180514" calcext:value-type="float">
            <text:p>0.0010</text:p>
          </table:table-cell>
          <table:table-cell table:formula="of:=[.L66]-[.S66]" office:value-type="float" office:value="1.97179982" calcext:value-type="float">
            <text:p>1.97</text:p>
          </table:table-cell>
          <table:table-cell table:formula="of:=SQRT([.M66]^2+[.T66]^2)" office:value-type="float" office:value="1.4142138972744" calcext:value-type="float">
            <text:p>1.41</text:p>
          </table:table-cell>
          <table:table-cell table:number-columns-repeated="2"/>
          <table:table-cell table:formula="of:=[.O66]/[.$F$16]" office:value-type="float" office:value="22.7170291318142" calcext:value-type="float">
            <text:p>22.72</text:p>
          </table:table-cell>
          <table:table-cell table:formula="of:=[.P66]/[.$F$16]" office:value-type="float" office:value="0.87749942440348" calcext:value-type="float">
            <text:p>0.88</text:p>
          </table:table-cell>
          <table:table-cell table:formula="of:=[.Q66]/[.$F$16]" office:value-type="float" office:value="25.0389917577152" calcext:value-type="float">
            <text:p>25.04</text:p>
          </table:table-cell>
          <table:table-cell table:formula="of:=[.R66]/[.$F$16]" office:value-type="float" office:value="0.884093275921989" calcext:value-type="float">
            <text:p>0.88</text:p>
          </table:table-cell>
          <table:table-cell table:formula="of:=[.U66]/[.$F$16]" office:value-type="float" office:value="0.0394359964" calcext:value-type="float">
            <text:p>0.0394</text:p>
          </table:table-cell>
          <table:table-cell table:formula="of:=[.V66]/[.$F$16]" office:value-type="float" office:value="0.028284277945488" calcext:value-type="float">
            <text:p>0.03</text:p>
          </table:table-cell>
          <table:table-cell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.0394240382</text:p>
          </table:table-cell>
          <table:table-cell office:value-type="float" office:value="0" calcext:value-type="float">
            <text:p>0</text:p>
          </table:table-cell>
          <table:table-cell table:style-name="ce3" table:formula="of:=[.AD22]" office:value-type="float" office:value="0.0282842781587735" calcext:value-type="float">
            <text:p>0.0282842782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66]/[.$AH$59]" office:value-type="float" office:value="0.00376688157856989" calcext:value-type="float">
            <text:p>0.0037668816</text:p>
          </table:table-cell>
          <table:table-cell office:value-type="float" office:value="0" calcext:value-type="float">
            <text:p>0</text:p>
          </table:table-cell>
          <table:table-cell table:formula="of:=[.AJ66]/[.$AH$59]" office:value-type="float" office:value="0.00270250160115334" calcext:value-type="float">
            <text:p>0.0027025016</text:p>
          </table:table-cell>
        </table:table-row>
        <table:table-row table:style-name="ro1">
          <table:table-cell table:number-columns-repeated="5"/>
          <table:table-cell table:style-name="ce18" office:value-type="float" office:value="10" calcext:value-type="float" table:number-columns-spanned="1" table:number-rows-spanned="7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73" calcext:value-type="float">
            <text:p>1673</text:p>
          </table:table-cell>
          <table:table-cell table:style-name="ce27" table:formula="of:=SQRT([.H67])" office:value-type="float" office:value="40.9023226724351" calcext:value-type="float">
            <text:p>40.90</text:p>
          </table:table-cell>
          <table:table-cell table:style-name="ce24" office:value-type="float" office:value="1822" calcext:value-type="float">
            <text:p>1822</text:p>
          </table:table-cell>
          <table:table-cell table:style-name="ce27" table:formula="of:=SQRT([.J67])" office:value-type="float" office:value="42.6848919408261" calcext:value-type="float">
            <text:p>42.68</text:p>
          </table:table-cell>
          <table:table-cell table:style-name="ce24" office:value-type="float" office:value="117" calcext:value-type="float">
            <text:p>117</text:p>
          </table:table-cell>
          <table:table-cell table:style-name="ce32" table:formula="of:=SQRT([.L67])" office:value-type="float" office:value="10.816653826392" calcext:value-type="float">
            <text:p>10.82</text:p>
          </table:table-cell>
          <table:table-cell/>
          <table:table-cell table:formula="of:=[.H67]*[.$B$4]" office:value-type="float" office:value="1149.59436592635" calcext:value-type="float">
            <text:p>1149.59</text:p>
          </table:table-cell>
          <table:table-cell table:formula="of:=SQRT([.I67]^2*[.$B$4]^2 + [.$C$4]^2*[.H67]^2)" office:value-type="float" office:value="44.2980762332679" calcext:value-type="float">
            <text:p>44.30</text:p>
          </table:table-cell>
          <table:table-cell table:formula="of:=[.J67]*[.$B$5]" office:value-type="float" office:value="1337.07628905501" calcext:value-type="float">
            <text:p>1337.08</text:p>
          </table:table-cell>
          <table:table-cell table:formula="of:=SQRT([.K67]^2*[.$B$5]^2+[.$C$5]^2*[.J67]^2)" office:value-type="float" office:value="46.4984019938263" calcext:value-type="float">
            <text:p>46.50</text:p>
          </table:table-cell>
          <table:table-cell table:formula="of:=2*[.H67]*[.J67]*[.$B$3]/[.$F$16]" office:value-type="float" office:value="0.03048206" calcext:value-type="float">
            <text:p>0.0305</text:p>
          </table:table-cell>
          <table:table-cell table:formula="of:=SQRT((2*[.$B$3]/[.$F$16])^2*([.H67]^2*[.K67]^2+[.J67]^2*[.I67]^2))" office:value-type="float" office:value="0.00103215696335393" calcext:value-type="float">
            <text:p>0.0010</text:p>
          </table:table-cell>
          <table:table-cell table:formula="of:=[.L67]-[.S67]" office:value-type="float" office:value="116.96951794" calcext:value-type="float">
            <text:p>116.97</text:p>
          </table:table-cell>
          <table:table-cell table:formula="of:=SQRT([.M67]^2+[.T67]^2)" office:value-type="float" office:value="10.8166538756377" calcext:value-type="float">
            <text:p>10.82</text:p>
          </table:table-cell>
          <table:table-cell table:number-columns-repeated="2"/>
          <table:table-cell table:formula="of:=[.O67]/[.$F$16]" office:value-type="float" office:value="22.9918873185271" calcext:value-type="float">
            <text:p>22.99</text:p>
          </table:table-cell>
          <table:table-cell table:formula="of:=[.P67]/[.$F$16]" office:value-type="float" office:value="0.885961524665357" calcext:value-type="float">
            <text:p>0.89</text:p>
          </table:table-cell>
          <table:table-cell table:formula="of:=[.Q67]/[.$F$16]" office:value-type="float" office:value="26.7415257811002" calcext:value-type="float">
            <text:p>26.74</text:p>
          </table:table-cell>
          <table:table-cell table:formula="of:=[.R67]/[.$F$16]" office:value-type="float" office:value="0.929968039876527" calcext:value-type="float">
            <text:p>0.93</text:p>
          </table:table-cell>
          <table:table-cell table:formula="of:=[.U67]/[.$F$16]" office:value-type="float" office:value="2.3393903588" calcext:value-type="float">
            <text:p>2.3394</text:p>
          </table:table-cell>
          <table:table-cell table:formula="of:=[.V67]/[.$F$16]" office:value-type="float" office:value="0.216333077512754" calcext:value-type="float">
            <text:p>0.22</text:p>
          </table:table-cell>
          <table:table-cell table:number-columns-repeated="2"/>
          <table:table-cell table:formula="of:=[.AG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.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5" calcext:value-type="float">
            <text:p>0.0529150307</text:p>
          </table:table-cell>
          <table:table-cell table:number-columns-repeated="2"/>
          <table:table-cell table:formula="of:=[.AM66]+5" office:value-type="float" office:value="-20" calcext:value-type="float">
            <text:p>-20</text:p>
          </table:table-cell>
          <table:table-cell table:formula="of:=[.AH67]/[.$AH$59]" office:value-type="float" office:value="0.0133137353692574" calcext:value-type="float">
            <text:p>0.0133137354</text:p>
          </table:table-cell>
          <table:table-cell office:value-type="float" office:value="0" calcext:value-type="float">
            <text:p>0</text:p>
          </table:table-cell>
          <table:table-cell table:formula="of:=[.AJ67]/[.$AH$59]" office:value-type="float" office:value="0.00505591673598036" calcext:value-type="float">
            <text:p>0.0050559167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34" calcext:value-type="float">
            <text:p>1734</text:p>
          </table:table-cell>
          <table:table-cell table:formula="of:=SQRT([.H68])" office:value-type="float" office:value="41.641325627314" calcext:value-type="float">
            <text:p>41.64</text:p>
          </table:table-cell>
          <table:table-cell table:style-name="ce25" office:value-type="float" office:value="1766" calcext:value-type="float">
            <text:p>1766</text:p>
          </table:table-cell>
          <table:table-cell table:formula="of:=SQRT([.J68])" office:value-type="float" office:value="42.0238027789014" calcext:value-type="float">
            <text:p>42.02</text:p>
          </table:table-cell>
          <table:table-cell table:style-name="ce25" office:value-type="float" office:value="415" calcext:value-type="float">
            <text:p>415</text:p>
          </table:table-cell>
          <table:table-cell table:formula="of:=SQRT([.L68])" office:value-type="float" office:value="20.3715487874634" calcext:value-type="float">
            <text:p>20.37</text:p>
          </table:table-cell>
          <table:table-cell/>
          <table:table-cell table:formula="of:=[.H68]*[.$B$4]" office:value-type="float" office:value="1191.51023940006" calcext:value-type="float">
            <text:p>1191.51</text:p>
          </table:table-cell>
          <table:table-cell table:formula="of:=SQRT([.I68]^2*[.$B$4]^2 + [.$C$4]^2*[.H68]^2)" office:value-type="float" office:value="45.5869924591524" calcext:value-type="float">
            <text:p>45.59</text:p>
          </table:table-cell>
          <table:table-cell table:formula="of:=[.J68]*[.$B$5]" office:value-type="float" office:value="1295.98064021468" calcext:value-type="float">
            <text:p>1295.98</text:p>
          </table:table-cell>
          <table:table-cell table:formula="of:=SQRT([.K68]^2*[.$B$5]^2+[.$C$5]^2*[.J68]^2)" office:value-type="float" office:value="45.3923855924046" calcext:value-type="float">
            <text:p>45.39</text:p>
          </table:table-cell>
          <table:table-cell table:formula="of:=2*[.H68]*[.J68]*[.$B$3]/[.$F$16]" office:value-type="float" office:value="0.03062244" calcext:value-type="float">
            <text:p>0.0306</text:p>
          </table:table-cell>
          <table:table-cell table:formula="of:=SQRT((2*[.$B$3]/[.$F$16])^2*([.H68]^2*[.K68]^2+[.J68]^2*[.I68]^2))" office:value-type="float" office:value="0.00103527068924026" calcext:value-type="float">
            <text:p>0.0010</text:p>
          </table:table-cell>
          <table:table-cell table:formula="of:=[.L68]-[.S68]" office:value-type="float" office:value="414.96937756" calcext:value-type="float">
            <text:p>414.97</text:p>
          </table:table-cell>
          <table:table-cell table:formula="of:=SQRT([.M68]^2+[.T68]^2)" office:value-type="float" office:value="20.3715488137693" calcext:value-type="float">
            <text:p>20.37</text:p>
          </table:table-cell>
          <table:table-cell table:number-columns-repeated="2"/>
          <table:table-cell table:formula="of:=[.O68]/[.$F$16]" office:value-type="float" office:value="23.8302047880012" calcext:value-type="float">
            <text:p>23.83</text:p>
          </table:table-cell>
          <table:table-cell table:formula="of:=[.P68]/[.$F$16]" office:value-type="float" office:value="0.911739849183048" calcext:value-type="float">
            <text:p>0.91</text:p>
          </table:table-cell>
          <table:table-cell table:formula="of:=[.Q68]/[.$F$16]" office:value-type="float" office:value="25.9196128042937" calcext:value-type="float">
            <text:p>25.92</text:p>
          </table:table-cell>
          <table:table-cell table:formula="of:=[.R68]/[.$F$16]" office:value-type="float" office:value="0.907847711848091" calcext:value-type="float">
            <text:p>0.91</text:p>
          </table:table-cell>
          <table:table-cell table:formula="of:=[.U68]/[.$F$16]" office:value-type="float" office:value="8.2993875512" calcext:value-type="float">
            <text:p>8.2994</text:p>
          </table:table-cell>
          <table:table-cell table:formula="of:=[.V68]/[.$F$16]" office:value-type="float" office:value="0.407430976275386" calcext:value-type="float">
            <text:p>0.41</text:p>
          </table:table-cell>
          <table:table-cell table:number-columns-repeated="2"/>
          <table:table-cell table:formula="of:=[.AG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.1865475823</text:p>
          </table:table-cell>
          <table:table-cell table:number-columns-repeated="2"/>
          <table:table-cell table:formula="of:=[.AM67]+5" office:value-type="float" office:value="-15" calcext:value-type="float">
            <text:p>-15</text:p>
          </table:table-cell>
          <table:table-cell table:formula="of:=[.AH68]/[.$AH$59]" office:value-type="float" office:value="0.166191608146662" calcext:value-type="float">
            <text:p>0.1661916081</text:p>
          </table:table-cell>
          <table:table-cell office:value-type="float" office:value="0" calcext:value-type="float">
            <text:p>0</text:p>
          </table:table-cell>
          <table:table-cell table:formula="of:=[.AJ68]/[.$AH$59]" office:value-type="float" office:value="0.0178242179998341" calcext:value-type="float">
            <text:p>0.01782421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84" calcext:value-type="float">
            <text:p>1784</text:p>
          </table:table-cell>
          <table:table-cell table:formula="of:=SQRT([.H69])" office:value-type="float" office:value="42.2374241638858" calcext:value-type="float">
            <text:p>42.24</text:p>
          </table:table-cell>
          <table:table-cell office:value-type="float" office:value="1725" calcext:value-type="float">
            <text:p>1725</text:p>
          </table:table-cell>
          <table:table-cell table:formula="of:=SQRT([.J69])" office:value-type="float" office:value="41.5331193145904" calcext:value-type="float">
            <text:p>41.53</text:p>
          </table:table-cell>
          <table:table-cell office:value-type="float" office:value="317" calcext:value-type="float">
            <text:p>317</text:p>
          </table:table-cell>
          <table:table-cell table:formula="of:=SQRT([.L69])" office:value-type="float" office:value="17.8044938147649" calcext:value-type="float">
            <text:p>17.80</text:p>
          </table:table-cell>
          <table:table-cell/>
          <table:table-cell table:formula="of:=[.H69]*[.$B$4]" office:value-type="float" office:value="1225.86751273916" calcext:value-type="float">
            <text:p>1225.87</text:p>
          </table:table-cell>
          <table:table-cell table:formula="of:=SQRT([.I69]^2*[.$B$4]^2 + [.$C$4]^2*[.H69]^2)" office:value-type="float" office:value="46.6418391312891" calcext:value-type="float">
            <text:p>46.64</text:p>
          </table:table-cell>
          <table:table-cell table:formula="of:=[.J69]*[.$B$5]" office:value-type="float" office:value="1265.89275445658" calcext:value-type="float">
            <text:p>1265.89</text:p>
          </table:table-cell>
          <table:table-cell table:formula="of:=SQRT([.K69]^2*[.$B$5]^2+[.$C$5]^2*[.J69]^2)" office:value-type="float" office:value="44.5810913959736" calcext:value-type="float">
            <text:p>44.58</text:p>
          </table:table-cell>
          <table:table-cell table:formula="of:=2*[.H69]*[.J69]*[.$B$3]/[.$F$16]" office:value-type="float" office:value="0.030774" calcext:value-type="float">
            <text:p>0.0308</text:p>
          </table:table-cell>
          <table:table-cell table:formula="of:=SQRT((2*[.$B$3]/[.$F$16])^2*([.H69]^2*[.K69]^2+[.J69]^2*[.I69]^2))" office:value-type="float" office:value="0.0010391629612337" calcext:value-type="float">
            <text:p>0.0010</text:p>
          </table:table-cell>
          <table:table-cell table:formula="of:=[.L69]-[.S69]" office:value-type="float" office:value="316.969226" calcext:value-type="float">
            <text:p>316.97</text:p>
          </table:table-cell>
          <table:table-cell table:formula="of:=SQRT([.M69]^2+[.T69]^2)" office:value-type="float" office:value="17.8044938450903" calcext:value-type="float">
            <text:p>17.80</text:p>
          </table:table-cell>
          <table:table-cell table:number-columns-repeated="2"/>
          <table:table-cell table:formula="of:=[.O69]/[.$F$16]" office:value-type="float" office:value="24.5173502547832" calcext:value-type="float">
            <text:p>24.52</text:p>
          </table:table-cell>
          <table:table-cell table:formula="of:=[.P69]/[.$F$16]" office:value-type="float" office:value="0.932836782625782" calcext:value-type="float">
            <text:p>0.93</text:p>
          </table:table-cell>
          <table:table-cell table:formula="of:=[.Q69]/[.$F$16]" office:value-type="float" office:value="25.3178550891317" calcext:value-type="float">
            <text:p>25.32</text:p>
          </table:table-cell>
          <table:table-cell table:formula="of:=[.R69]/[.$F$16]" office:value-type="float" office:value="0.891621827919473" calcext:value-type="float">
            <text:p>0.89</text:p>
          </table:table-cell>
          <table:table-cell table:formula="of:=[.U69]/[.$F$16]" office:value-type="float" office:value="6.33938452" calcext:value-type="float">
            <text:p>6.3394</text:p>
          </table:table-cell>
          <table:table-cell table:formula="of:=[.V69]/[.$F$16]" office:value-type="float" office:value="0.356089876901807" calcext:value-type="float">
            <text:p>0.36</text:p>
          </table:table-cell>
          <table:table-cell table:number-columns-repeated="2"/>
          <table:table-cell table:formula="of:=[.AG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.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.3429285646</text:p>
          </table:table-cell>
          <table:table-cell table:number-columns-repeated="2"/>
          <table:table-cell table:formula="of:=[.AM68]+5" office:value-type="float" office:value="-10" calcext:value-type="float">
            <text:p>-10</text:p>
          </table:table-cell>
          <table:table-cell table:formula="of:=[.AH69]/[.$AH$59]" office:value-type="float" office:value="0.561762654429509" calcext:value-type="float">
            <text:p>0.5617626544</text:p>
          </table:table-cell>
          <table:table-cell office:value-type="float" office:value="0" calcext:value-type="float">
            <text:p>0</text:p>
          </table:table-cell>
          <table:table-cell table:formula="of:=[.AJ69]/[.$AH$59]" office:value-type="float" office:value="0.0327660826186258" calcext:value-type="float">
            <text:p>0.032766082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formula="of:=SQRT([.H70])" office:value-type="float" office:value="43.0464865000618" calcext:value-type="float">
            <text:p>43.05</text:p>
          </table:table-cell>
          <table:table-cell office:value-type="float" office:value="1843" calcext:value-type="float">
            <text:p>1843</text:p>
          </table:table-cell>
          <table:table-cell table:formula="of:=SQRT([.J70])" office:value-type="float" office:value="42.9301758673314" calcext:value-type="float">
            <text:p>42.93</text:p>
          </table:table-cell>
          <table:table-cell office:value-type="float" office:value="65" calcext:value-type="float">
            <text:p>65</text:p>
          </table:table-cell>
          <table:table-cell table:formula="of:=SQRT([.L70])" office:value-type="float" office:value="8.06225774829855" calcext:value-type="float">
            <text:p>8.06</text:p>
          </table:table-cell>
          <table:table-cell/>
          <table:table-cell table:formula="of:=[.H70]*[.$B$4]" office:value-type="float" office:value="1273.28054994712" calcext:value-type="float">
            <text:p>1273.28</text:p>
          </table:table-cell>
          <table:table-cell table:formula="of:=SQRT([.I70]^2*[.$B$4]^2 + [.$C$4]^2*[.H70]^2)" office:value-type="float" office:value="48.0952900122538" calcext:value-type="float">
            <text:p>48.10</text:p>
          </table:table-cell>
          <table:table-cell table:formula="of:=[.J70]*[.$B$5]" office:value-type="float" office:value="1352.48715737014" calcext:value-type="float">
            <text:p>1352.49</text:p>
          </table:table-cell>
          <table:table-cell table:formula="of:=SQRT([.K70]^2*[.$B$5]^2+[.$C$5]^2*[.J70]^2)" office:value-type="float" office:value="46.9125661292582" calcext:value-type="float">
            <text:p>46.91</text:p>
          </table:table-cell>
          <table:table-cell table:formula="of:=2*[.H70]*[.J70]*[.$B$3]/[.$F$16]" office:value-type="float" office:value="0.03415079" calcext:value-type="float">
            <text:p>0.0342</text:p>
          </table:table-cell>
          <table:table-cell table:formula="of:=SQRT((2*[.$B$3]/[.$F$16])^2*([.H70]^2*[.K70]^2+[.J70]^2*[.I70]^2))" office:value-type="float" office:value="0.00112348262042632" calcext:value-type="float">
            <text:p>0.0011</text:p>
          </table:table-cell>
          <table:table-cell table:formula="of:=[.L70]-[.S70]" office:value-type="float" office:value="64.96584921" calcext:value-type="float">
            <text:p>64.97</text:p>
          </table:table-cell>
          <table:table-cell table:formula="of:=SQRT([.M70]^2+[.T70]^2)" office:value-type="float" office:value="8.06225782657769" calcext:value-type="float">
            <text:p>8.06</text:p>
          </table:table-cell>
          <table:table-cell table:number-columns-repeated="2"/>
          <table:table-cell table:formula="of:=[.O70]/[.$F$16]" office:value-type="float" office:value="25.4656109989424" calcext:value-type="float">
            <text:p>25.47</text:p>
          </table:table-cell>
          <table:table-cell table:formula="of:=[.P70]/[.$F$16]" office:value-type="float" office:value="0.961905800245075" calcext:value-type="float">
            <text:p>0.96</text:p>
          </table:table-cell>
          <table:table-cell table:formula="of:=[.Q70]/[.$F$16]" office:value-type="float" office:value="27.0497431474027" calcext:value-type="float">
            <text:p>27.05</text:p>
          </table:table-cell>
          <table:table-cell table:formula="of:=[.R70]/[.$F$16]" office:value-type="float" office:value="0.938251322585164" calcext:value-type="float">
            <text:p>0.94</text:p>
          </table:table-cell>
          <table:table-cell table:formula="of:=[.U70]/[.$F$16]" office:value-type="float" office:value="1.2993169842" calcext:value-type="float">
            <text:p>1.2993</text:p>
          </table:table-cell>
          <table:table-cell table:formula="of:=[.V70]/[.$F$16]" office:value-type="float" office:value="0.161245156531554" calcext:value-type="float">
            <text:p>0.16</text:p>
          </table:table-cell>
          <table:table-cell table:number-columns-repeated="2"/>
          <table:table-cell table:formula="of:=[.AG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.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.4294182116</text:p>
          </table:table-cell>
          <table:table-cell table:number-columns-repeated="2"/>
          <table:table-cell table:formula="of:=[.AM69]+5" office:value-type="float" office:value="-5" calcext:value-type="float">
            <text:p>-5</text:p>
          </table:table-cell>
          <table:table-cell table:formula="of:=[.AH70]/[.$AH$59]" office:value-type="float" office:value="0.880891150819113" calcext:value-type="float">
            <text:p>0.8808911508</text:p>
          </table:table-cell>
          <table:table-cell office:value-type="float" office:value="0" calcext:value-type="float">
            <text:p>0</text:p>
          </table:table-cell>
          <table:table-cell table:formula="of:=[.AJ70]/[.$AH$59]" office:value-type="float" office:value="0.0410299813157247" calcext:value-type="float">
            <text:p>0.041029981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71])" office:value-type="float" office:value="41.194659848092" calcext:value-type="float">
            <text:p>41.19</text:p>
          </table:table-cell>
          <table:table-cell office:value-type="float" office:value="1703" calcext:value-type="float">
            <text:p>1703</text:p>
          </table:table-cell>
          <table:table-cell table:formula="of:=SQRT([.J71])" office:value-type="float" office:value="41.2674205639267" calcext:value-type="float">
            <text:p>41.27</text:p>
          </table:table-cell>
          <table:table-cell office:value-type="float" office:value="3" calcext:value-type="float">
            <text:p>3</text:p>
          </table:table-cell>
          <table:table-cell table:formula="of:=SQRT([.L71])" office:value-type="float" office:value="1.73205080756888" calcext:value-type="float">
            <text:p>1.73</text:p>
          </table:table-cell>
          <table:table-cell/>
          <table:table-cell table:formula="of:=[.H71]*[.$B$4]" office:value-type="float" office:value="1166.08585712912" calcext:value-type="float">
            <text:p>1166.09</text:p>
          </table:table-cell>
          <table:table-cell table:formula="of:=SQRT([.I71]^2*[.$B$4]^2 + [.$C$4]^2*[.H71]^2)" office:value-type="float" office:value="44.8054643135693" calcext:value-type="float">
            <text:p>44.81</text:p>
          </table:table-cell>
          <table:table-cell table:formula="of:=[.J71]*[.$B$5]" office:value-type="float" office:value="1249.74803526931" calcext:value-type="float">
            <text:p>1249.75</text:p>
          </table:table-cell>
          <table:table-cell table:formula="of:=SQRT([.K71]^2*[.$B$5]^2+[.$C$5]^2*[.J71]^2)" office:value-type="float" office:value="44.1452003561511" calcext:value-type="float">
            <text:p>44.15</text:p>
          </table:table-cell>
          <table:table-cell table:formula="of:=2*[.H71]*[.J71]*[.$B$3]/[.$F$16]" office:value-type="float" office:value="0.02889991" calcext:value-type="float">
            <text:p>0.0289</text:p>
          </table:table-cell>
          <table:table-cell table:formula="of:=SQRT((2*[.$B$3]/[.$F$16])^2*([.H71]^2*[.K71]^2+[.J71]^2*[.I71]^2))" office:value-type="float" office:value="0.000991260278635233" calcext:value-type="float">
            <text:p>0.0010</text:p>
          </table:table-cell>
          <table:table-cell table:formula="of:=[.L71]-[.S71]" office:value-type="float" office:value="2.97110009" calcext:value-type="float">
            <text:p>2.97</text:p>
          </table:table-cell>
          <table:table-cell table:formula="of:=SQRT([.M71]^2+[.T71]^2)" office:value-type="float" office:value="1.73205109122016" calcext:value-type="float">
            <text:p>1.73</text:p>
          </table:table-cell>
          <table:table-cell table:number-columns-repeated="2"/>
          <table:table-cell table:formula="of:=[.O71]/[.$F$16]" office:value-type="float" office:value="23.3217171425824" calcext:value-type="float">
            <text:p>23.32</text:p>
          </table:table-cell>
          <table:table-cell table:formula="of:=[.P71]/[.$F$16]" office:value-type="float" office:value="0.896109286271386" calcext:value-type="float">
            <text:p>0.90</text:p>
          </table:table-cell>
          <table:table-cell table:formula="of:=[.Q71]/[.$F$16]" office:value-type="float" office:value="24.9949607053862" calcext:value-type="float">
            <text:p>24.99</text:p>
          </table:table-cell>
          <table:table-cell table:formula="of:=[.R71]/[.$F$16]" office:value-type="float" office:value="0.882904007123022" calcext:value-type="float">
            <text:p>0.88</text:p>
          </table:table-cell>
          <table:table-cell table:formula="of:=[.U71]/[.$F$16]" office:value-type="float" office:value="0.0594220018" calcext:value-type="float">
            <text:p>0.0594</text:p>
          </table:table-cell>
          <table:table-cell table:formula="of:=[.V71]/[.$F$16]" office:value-type="float" office:value="0.0346410218244032" calcext:value-type="float">
            <text:p>0.03</text:p>
          </table:table-cell>
          <table:table-cell table:number-columns-repeated="2"/>
          <table:table-cell table:formula="of:=[.AG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.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.2884441028</text:p>
          </table:table-cell>
          <table:table-cell table:number-columns-repeated="2"/>
          <table:table-cell table:formula="of:=[.AM70]+5" office:value-type="float" office:value="0" calcext:value-type="float">
            <text:p>0</text:p>
          </table:table-cell>
          <table:table-cell table:formula="of:=[.AH71]/[.$AH$59]" office:value-type="float" office:value="0.397421932404832" calcext:value-type="float">
            <text:p>0.3974219324</text:p>
          </table:table-cell>
          <table:table-cell office:value-type="float" office:value="0" calcext:value-type="float">
            <text:p>0</text:p>
          </table:table-cell>
          <table:table-cell table:formula="of:=[.AJ71]/[.$AH$59]" office:value-type="float" office:value="0.0275602101336054" calcext:value-type="float">
            <text:p>0.0275602101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39" calcext:value-type="float">
            <text:p>1739</text:p>
          </table:table-cell>
          <table:table-cell table:formula="of:=SQRT([.H72])" office:value-type="float" office:value="41.7013189239861" calcext:value-type="float">
            <text:p>41.70</text:p>
          </table:table-cell>
          <table:table-cell table:style-name="ce25" office:value-type="float" office:value="1705" calcext:value-type="float">
            <text:p>1705</text:p>
          </table:table-cell>
          <table:table-cell table:formula="of:=SQRT([.J72])" office:value-type="float" office:value="41.2916456441252" calcext:value-type="float">
            <text:p>41.29</text:p>
          </table:table-cell>
          <table:table-cell table:style-name="ce25" office:value-type="float" office:value="0" calcext:value-type="float">
            <text:p>0</text:p>
          </table:table-cell>
          <table:table-cell table:formula="of:=SQRT([.L72])" office:value-type="float" office:value="0" calcext:value-type="float">
            <text:p>0.00</text:p>
          </table:table-cell>
          <table:table-cell/>
          <table:table-cell table:formula="of:=[.H72]*[.$B$4]" office:value-type="float" office:value="1194.94596673397" calcext:value-type="float">
            <text:p>1194.95</text:p>
          </table:table-cell>
          <table:table-cell table:formula="of:=SQRT([.I72]^2*[.$B$4]^2 + [.$C$4]^2*[.H72]^2)" office:value-type="float" office:value="45.6925416653777" calcext:value-type="float">
            <text:p>45.69</text:p>
          </table:table-cell>
          <table:table-cell table:formula="of:=[.J72]*[.$B$5]" office:value-type="float" office:value="1251.21573701361" calcext:value-type="float">
            <text:p>1251.22</text:p>
          </table:table-cell>
          <table:table-cell table:formula="of:=SQRT([.K72]^2*[.$B$5]^2+[.$C$5]^2*[.J72]^2)" office:value-type="float" office:value="44.1848434903539" calcext:value-type="float">
            <text:p>44.18</text:p>
          </table:table-cell>
          <table:table-cell table:formula="of:=2*[.H72]*[.J72]*[.$B$3]/[.$F$16]" office:value-type="float" office:value="0.02964995" calcext:value-type="float">
            <text:p>0.0296</text:p>
          </table:table-cell>
          <table:table-cell table:formula="of:=SQRT((2*[.$B$3]/[.$F$16])^2*([.H72]^2*[.K72]^2+[.J72]^2*[.I72]^2))" office:value-type="float" office:value="0.00101051683706903" calcext:value-type="float">
            <text:p>0.0010</text:p>
          </table:table-cell>
          <table:table-cell table:formula="of:=[.L72]-[.S72]" office:value-type="float" office:value="-0.02964995" calcext:value-type="float">
            <text:p>-0.03</text:p>
          </table:table-cell>
          <table:table-cell table:formula="of:=SQRT([.M72]^2+[.T72]^2)" office:value-type="float" office:value="0.00101051683706903" calcext:value-type="float">
            <text:p>0.00</text:p>
          </table:table-cell>
          <table:table-cell table:number-columns-repeated="2"/>
          <table:table-cell table:formula="of:=[.O72]/[.$F$16]" office:value-type="float" office:value="23.8989193346794" calcext:value-type="float">
            <text:p>23.90</text:p>
          </table:table-cell>
          <table:table-cell table:formula="of:=[.P72]/[.$F$16]" office:value-type="float" office:value="0.913850833307554" calcext:value-type="float">
            <text:p>0.91</text:p>
          </table:table-cell>
          <table:table-cell table:formula="of:=[.Q72]/[.$F$16]" office:value-type="float" office:value="25.0243147402722" calcext:value-type="float">
            <text:p>25.02</text:p>
          </table:table-cell>
          <table:table-cell table:formula="of:=[.R72]/[.$F$16]" office:value-type="float" office:value="0.883696869807078" calcext:value-type="float">
            <text:p>0.88</text:p>
          </table:table-cell>
          <table:table-cell table:formula="of:=[.U72]/[.$F$16]" office:value-type="float" office:value="-0.000592999" calcext:value-type="float">
            <text:p>-0.0006</text:p>
          </table:table-cell>
          <table:table-cell table:formula="of:=[.V72]/[.$F$16]" office:value-type="float" office:value="0.0000202103367413806" calcext:value-type="float">
            <text:p>0.00</text:p>
          </table:table-cell>
          <table:table-cell table:number-columns-repeated="2"/>
          <table:table-cell table:formula="of:=[.AG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.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.0600000035</text:p>
          </table:table-cell>
          <table:table-cell table:number-columns-repeated="2"/>
          <table:table-cell table:formula="of:=[.AM71]+5" office:value-type="float" office:value="5" calcext:value-type="float">
            <text:p>5</text:p>
          </table:table-cell>
          <table:table-cell table:formula="of:=[.AH72]/[.$AH$59]" office:value-type="float" office:value="0.0171412776897914" calcext:value-type="float">
            <text:p>0.0171412777</text:p>
          </table:table-cell>
          <table:table-cell office:value-type="float" office:value="0" calcext:value-type="float">
            <text:p>0</text:p>
          </table:table-cell>
          <table:table-cell table:formula="of:=[.AJ72]/[.$AH$59]" office:value-type="float" office:value="0.0057328705552901" calcext:value-type="float">
            <text:p>0.005732870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60" calcext:value-type="float">
            <text:p>1660</text:p>
          </table:table-cell>
          <table:table-cell table:style-name="ce29" table:formula="of:=SQRT([.H73])" office:value-type="float" office:value="40.7430975749267" calcext:value-type="float">
            <text:p>40.74</text:p>
          </table:table-cell>
          <table:table-cell table:style-name="ce26" office:value-type="float" office:value="1565" calcext:value-type="float">
            <text:p>1565</text:p>
          </table:table-cell>
          <table:table-cell table:style-name="ce29" table:formula="of:=SQRT([.J73])" office:value-type="float" office:value="39.560080889705" calcext:value-type="float">
            <text:p>39.56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SQRT([.L73])" office:value-type="float" office:value="1" calcext:value-type="float">
            <text:p>1.00</text:p>
          </table:table-cell>
          <table:table-cell/>
          <table:table-cell table:formula="of:=[.H73]*[.$B$4]" office:value-type="float" office:value="1140.66147485819" calcext:value-type="float">
            <text:p>1140.66</text:p>
          </table:table-cell>
          <table:table-cell table:formula="of:=SQRT([.I73]^2*[.$B$4]^2 + [.$C$4]^2*[.H73]^2)" office:value-type="float" office:value="44.0230876137498" calcext:value-type="float">
            <text:p>44.02</text:p>
          </table:table-cell>
          <table:table-cell table:formula="of:=[.J73]*[.$B$5]" office:value-type="float" office:value="1148.47661491279" calcext:value-type="float">
            <text:p>1148.48</text:p>
          </table:table-cell>
          <table:table-cell table:formula="of:=SQRT([.K73]^2*[.$B$5]^2+[.$C$5]^2*[.J73]^2)" office:value-type="float" office:value="41.4011518086935" calcext:value-type="float">
            <text:p>41.40</text:p>
          </table:table-cell>
          <table:table-cell table:formula="of:=2*[.H73]*[.J73]*[.$B$3]/[.$F$16]" office:value-type="float" office:value="0.025979" calcext:value-type="float">
            <text:p>0.0260</text:p>
          </table:table-cell>
          <table:table-cell table:formula="of:=SQRT((2*[.$B$3]/[.$F$16])^2*([.H73]^2*[.K73]^2+[.J73]^2*[.I73]^2))" office:value-type="float" office:value="0.000915326581062737" calcext:value-type="float">
            <text:p>0.0009</text:p>
          </table:table-cell>
          <table:table-cell table:formula="of:=[.L73]-[.S73]" office:value-type="float" office:value="0.974021" calcext:value-type="float">
            <text:p>0.97</text:p>
          </table:table-cell>
          <table:table-cell table:formula="of:=SQRT([.M73]^2+[.T73]^2)" office:value-type="float" office:value="1.00000041891129" calcext:value-type="float">
            <text:p>1.00</text:p>
          </table:table-cell>
          <table:table-cell table:number-columns-repeated="2"/>
          <table:table-cell table:formula="of:=[.O73]/[.$F$16]" office:value-type="float" office:value="22.8132294971637" calcext:value-type="float">
            <text:p>22.81</text:p>
          </table:table-cell>
          <table:table-cell table:formula="of:=[.P73]/[.$F$16]" office:value-type="float" office:value="0.880461752274996" calcext:value-type="float">
            <text:p>0.88</text:p>
          </table:table-cell>
          <table:table-cell table:formula="of:=[.Q73]/[.$F$16]" office:value-type="float" office:value="22.9695322982557" calcext:value-type="float">
            <text:p>22.97</text:p>
          </table:table-cell>
          <table:table-cell table:formula="of:=[.R73]/[.$F$16]" office:value-type="float" office:value="0.828023036173871" calcext:value-type="float">
            <text:p>0.83</text:p>
          </table:table-cell>
          <table:table-cell table:formula="of:=[.U73]/[.$F$16]" office:value-type="float" office:value="0.01948042" calcext:value-type="float">
            <text:p>0.0195</text:p>
          </table:table-cell>
          <table:table-cell table:formula="of:=[.V73]/[.$F$16]" office:value-type="float" office:value="0.0200000083782257" calcext:value-type="float">
            <text:p>0.02</text:p>
          </table:table-cell>
          <table:table-cell table:number-columns-repeated="2"/>
          <table:table-cell table:formula="of:=[.AG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.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.0346410218</text:p>
          </table:table-cell>
          <table:table-cell table:number-columns-repeated="2"/>
          <table:table-cell table:formula="of:=[.AM72]+5" office:value-type="float" office:value="10" calcext:value-type="float">
            <text:p>10</text:p>
          </table:table-cell>
          <table:table-cell table:formula="of:=[.AH73]/[.$AH$59]" office:value-type="float" office:value="0.00567764374635186" calcext:value-type="float">
            <text:p>0.0056776437</text:p>
          </table:table-cell>
          <table:table-cell office:value-type="float" office:value="0" calcext:value-type="float">
            <text:p>0</text:p>
          </table:table-cell>
          <table:table-cell table:formula="of:=[.AJ73]/[.$AH$59]" office:value-type="float" office:value="0.00330987470921184" calcext:value-type="float">
            <text:p>0.0033098747</text:p>
          </table:table-cell>
        </table:table-row>
        <table:table-row table:style-name="ro1">
          <table:table-cell table:number-columns-repeated="5"/>
          <table:table-cell table:style-name="ce18" office:value-type="float" office:value="15" calcext:value-type="float" table:number-columns-spanned="1" table:number-rows-spanned="7">
            <text:p>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8" calcext:value-type="float">
            <text:p>1688</text:p>
          </table:table-cell>
          <table:table-cell table:style-name="ce27" table:formula="of:=SQRT([.H74])" office:value-type="float" office:value="41.0852771683483" calcext:value-type="float">
            <text:p>41.09</text:p>
          </table:table-cell>
          <table:table-cell table:style-name="ce24" office:value-type="float" office:value="1887" calcext:value-type="float">
            <text:p>1887</text:p>
          </table:table-cell>
          <table:table-cell table:style-name="ce27" table:formula="of:=SQRT([.J74])" office:value-type="float" office:value="43.4396132579469" calcext:value-type="float">
            <text:p>43.44</text:p>
          </table:table-cell>
          <table:table-cell table:style-name="ce24" office:value-type="float" office:value="428" calcext:value-type="float">
            <text:p>428</text:p>
          </table:table-cell>
          <table:table-cell table:style-name="ce32" table:formula="of:=SQRT([.L74])" office:value-type="float" office:value="20.6881608655772" calcext:value-type="float">
            <text:p>20.69</text:p>
          </table:table-cell>
          <table:table-cell/>
          <table:table-cell table:formula="of:=[.H74]*[.$B$4]" office:value-type="float" office:value="1159.90154792808" calcext:value-type="float">
            <text:p>1159.90</text:p>
          </table:table-cell>
          <table:table-cell table:formula="of:=SQRT([.I74]^2*[.$B$4]^2 + [.$C$4]^2*[.H74]^2)" office:value-type="float" office:value="44.6152362687672" calcext:value-type="float">
            <text:p>44.62</text:p>
          </table:table-cell>
          <table:table-cell table:formula="of:=[.J74]*[.$B$5]" office:value-type="float" office:value="1384.77659574468" calcext:value-type="float">
            <text:p>1384.78</text:p>
          </table:table-cell>
          <table:table-cell table:formula="of:=SQRT([.K74]^2*[.$B$5]^2+[.$C$5]^2*[.J74]^2)" office:value-type="float" office:value="47.7793438060634" calcext:value-type="float">
            <text:p>47.78</text:p>
          </table:table-cell>
          <table:table-cell table:formula="of:=2*[.H74]*[.J74]*[.$B$3]/[.$F$16]" office:value-type="float" office:value="0.03185256" calcext:value-type="float">
            <text:p>0.0319</text:p>
          </table:table-cell>
          <table:table-cell table:formula="of:=SQRT((2*[.$B$3]/[.$F$16])^2*([.H74]^2*[.K74]^2+[.J74]^2*[.I74]^2))" office:value-type="float" office:value="0.00106711246829938" calcext:value-type="float">
            <text:p>0.0011</text:p>
          </table:table-cell>
          <table:table-cell table:formula="of:=[.L74]-[.S74]" office:value-type="float" office:value="427.96814744" calcext:value-type="float">
            <text:p>427.97</text:p>
          </table:table-cell>
          <table:table-cell table:formula="of:=SQRT([.M74]^2+[.T74]^2)" office:value-type="float" office:value="20.6881608930985" calcext:value-type="float">
            <text:p>20.69</text:p>
          </table:table-cell>
          <table:table-cell table:number-columns-repeated="2"/>
          <table:table-cell table:formula="of:=[.O74]/[.$F$16]" office:value-type="float" office:value="23.1980309585617" calcext:value-type="float">
            <text:p>23.20</text:p>
          </table:table-cell>
          <table:table-cell table:formula="of:=[.P74]/[.$F$16]" office:value-type="float" office:value="0.892304725375344" calcext:value-type="float">
            <text:p>0.89</text:p>
          </table:table-cell>
          <table:table-cell table:formula="of:=[.Q74]/[.$F$16]" office:value-type="float" office:value="27.6955319148936" calcext:value-type="float">
            <text:p>27.70</text:p>
          </table:table-cell>
          <table:table-cell table:formula="of:=[.R74]/[.$F$16]" office:value-type="float" office:value="0.955586876121269" calcext:value-type="float">
            <text:p>0.96</text:p>
          </table:table-cell>
          <table:table-cell table:formula="of:=[.U74]/[.$F$16]" office:value-type="float" office:value="8.5593629488" calcext:value-type="float">
            <text:p>8.5594</text:p>
          </table:table-cell>
          <table:table-cell table:formula="of:=[.V74]/[.$F$16]" office:value-type="float" office:value="0.413763217861969" calcext:value-type="float">
            <text:p>0.41</text:p>
          </table:table-cell>
          <table:table-cell table:number-columns-repeated="2"/>
          <table:table-cell table:formula="of:=[.AG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.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.0346410224</text:p>
          </table:table-cell>
          <table:table-cell table:number-columns-repeated="2"/>
          <table:table-cell table:formula="of:=[.AM73]+5" office:value-type="float" office:value="15" calcext:value-type="float">
            <text:p>15</text:p>
          </table:table-cell>
          <table:table-cell table:formula="of:=[.AH74]/[.$AH$59]" office:value-type="float" office:value="0.00567401289032407" calcext:value-type="float">
            <text:p>0.0056740129</text:p>
          </table:table-cell>
          <table:table-cell office:value-type="float" office:value="0" calcext:value-type="float">
            <text:p>0</text:p>
          </table:table-cell>
          <table:table-cell table:formula="of:=[.AJ74]/[.$AH$59]" office:value-type="float" office:value="0.00330987476421786" calcext:value-type="float">
            <text:p>0.0033098748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86" calcext:value-type="float">
            <text:p>1686</text:p>
          </table:table-cell>
          <table:table-cell table:formula="of:=SQRT([.H75])" office:value-type="float" office:value="41.0609303352956" calcext:value-type="float">
            <text:p>41.06</text:p>
          </table:table-cell>
          <table:table-cell table:style-name="ce25" office:value-type="float" office:value="1805" calcext:value-type="float">
            <text:p>1805</text:p>
          </table:table-cell>
          <table:table-cell table:formula="of:=SQRT([.J75])" office:value-type="float" office:value="42.485291572496" calcext:value-type="float">
            <text:p>42.49</text:p>
          </table:table-cell>
          <table:table-cell table:style-name="ce25" office:value-type="float" office:value="397" calcext:value-type="float">
            <text:p>397</text:p>
          </table:table-cell>
          <table:table-cell table:formula="of:=SQRT([.L75])" office:value-type="float" office:value="19.9248588451713" calcext:value-type="float">
            <text:p>19.92</text:p>
          </table:table-cell>
          <table:table-cell/>
          <table:table-cell table:formula="of:=[.H75]*[.$B$4]" office:value-type="float" office:value="1158.52725699452" calcext:value-type="float">
            <text:p>1158.53</text:p>
          </table:table-cell>
          <table:table-cell table:formula="of:=SQRT([.I75]^2*[.$B$4]^2 + [.$C$4]^2*[.H75]^2)" office:value-type="float" office:value="44.5729564890791" calcext:value-type="float">
            <text:p>44.57</text:p>
          </table:table-cell>
          <table:table-cell table:formula="of:=[.J75]*[.$B$5]" office:value-type="float" office:value="1324.60082422848" calcext:value-type="float">
            <text:p>1324.60</text:p>
          </table:table-cell>
          <table:table-cell table:formula="of:=SQRT([.K75]^2*[.$B$5]^2+[.$C$5]^2*[.J75]^2)" office:value-type="float" office:value="46.1628936961976" calcext:value-type="float">
            <text:p>46.16</text:p>
          </table:table-cell>
          <table:table-cell table:formula="of:=2*[.H75]*[.J75]*[.$B$3]/[.$F$16]" office:value-type="float" office:value="0.0304323" calcext:value-type="float">
            <text:p>0.0304</text:p>
          </table:table-cell>
          <table:table-cell table:formula="of:=SQRT((2*[.$B$3]/[.$F$16])^2*([.H75]^2*[.K75]^2+[.J75]^2*[.I75]^2))" office:value-type="float" office:value="0.00103072381994402" calcext:value-type="float">
            <text:p>0.0010</text:p>
          </table:table-cell>
          <table:table-cell table:formula="of:=[.L75]-[.S75]" office:value-type="float" office:value="396.9695677" calcext:value-type="float">
            <text:p>396.97</text:p>
          </table:table-cell>
          <table:table-cell table:formula="of:=SQRT([.M75]^2+[.T75]^2)" office:value-type="float" office:value="19.9248588718312" calcext:value-type="float">
            <text:p>19.92</text:p>
          </table:table-cell>
          <table:table-cell table:number-columns-repeated="2"/>
          <table:table-cell table:formula="of:=[.O75]/[.$F$16]" office:value-type="float" office:value="23.1705451398904" calcext:value-type="float">
            <text:p>23.17</text:p>
          </table:table-cell>
          <table:table-cell table:formula="of:=[.P75]/[.$F$16]" office:value-type="float" office:value="0.891459129781582" calcext:value-type="float">
            <text:p>0.89</text:p>
          </table:table-cell>
          <table:table-cell table:formula="of:=[.Q75]/[.$F$16]" office:value-type="float" office:value="26.4920164845697" calcext:value-type="float">
            <text:p>26.49</text:p>
          </table:table-cell>
          <table:table-cell table:formula="of:=[.R75]/[.$F$16]" office:value-type="float" office:value="0.923257873923951" calcext:value-type="float">
            <text:p>0.92</text:p>
          </table:table-cell>
          <table:table-cell table:formula="of:=[.U75]/[.$F$16]" office:value-type="float" office:value="7.939391354" calcext:value-type="float">
            <text:p>7.9394</text:p>
          </table:table-cell>
          <table:table-cell table:formula="of:=[.V75]/[.$F$16]" office:value-type="float" office:value="0.398497177436625" calcext:value-type="float">
            <text:p>0.40</text:p>
          </table:table-cell>
          <table:table-cell table:number-columns-repeated="2"/>
          <table:table-cell table:formula="of:=[.AG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.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.96325450780076E-005</text:p>
          </table:table-cell>
          <table:table-cell table:number-columns-repeated="2"/>
          <table:table-cell table:formula="of:=[.AM74]+5" office:value-type="float" office:value="20" calcext:value-type="float">
            <text:p>20</text:p>
          </table:table-cell>
          <table:table-cell table:formula="of:=[.AH75]/[.$AH$59]" office:value-type="float" office:value="-0.0000545110347458657" calcext:value-type="float">
            <text:p>-0.000054511</text:p>
          </table:table-cell>
          <table:table-cell office:value-type="float" office:value="0" calcext:value-type="float">
            <text:p>0</text:p>
          </table:table-cell>
          <table:table-cell table:formula="of:=[.AJ75]/[.$AH$59]" office:value-type="float" office:value="0.00000187584721838033" calcext:value-type="float">
            <text:p>1.87584721838033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6" calcext:value-type="float">
            <text:p>1716</text:p>
          </table:table-cell>
          <table:table-cell table:formula="of:=SQRT([.H76])" office:value-type="float" office:value="41.424630354416" calcext:value-type="float">
            <text:p>41.42</text:p>
          </table:table-cell>
          <table:table-cell office:value-type="float" office:value="1772" calcext:value-type="float">
            <text:p>1772</text:p>
          </table:table-cell>
          <table:table-cell table:formula="of:=SQRT([.J76])" office:value-type="float" office:value="42.0951303596984" calcext:value-type="float">
            <text:p>42.10</text:p>
          </table:table-cell>
          <table:table-cell office:value-type="float" office:value="67" calcext:value-type="float">
            <text:p>67</text:p>
          </table:table-cell>
          <table:table-cell table:formula="of:=SQRT([.L76])" office:value-type="float" office:value="8.18535277187245" calcext:value-type="float">
            <text:p>8.19</text:p>
          </table:table-cell>
          <table:table-cell/>
          <table:table-cell table:formula="of:=[.H76]*[.$B$4]" office:value-type="float" office:value="1179.14162099798" calcext:value-type="float">
            <text:p>1179.14</text:p>
          </table:table-cell>
          <table:table-cell table:formula="of:=SQRT([.I76]^2*[.$B$4]^2 + [.$C$4]^2*[.H76]^2)" office:value-type="float" office:value="45.2068927948879" calcext:value-type="float">
            <text:p>45.21</text:p>
          </table:table-cell>
          <table:table-cell table:formula="of:=[.J76]*[.$B$5]" office:value-type="float" office:value="1300.38374544758" calcext:value-type="float">
            <text:p>1300.38</text:p>
          </table:table-cell>
          <table:table-cell table:formula="of:=SQRT([.K76]^2*[.$B$5]^2+[.$C$5]^2*[.J76]^2)" office:value-type="float" office:value="45.5110005689061" calcext:value-type="float">
            <text:p>45.51</text:p>
          </table:table-cell>
          <table:table-cell table:formula="of:=2*[.H76]*[.J76]*[.$B$3]/[.$F$16]" office:value-type="float" office:value="0.03040752" calcext:value-type="float">
            <text:p>0.0304</text:p>
          </table:table-cell>
          <table:table-cell table:formula="of:=SQRT((2*[.$B$3]/[.$F$16])^2*([.H76]^2*[.K76]^2+[.J76]^2*[.I76]^2))" office:value-type="float" office:value="0.0010298613001759" calcext:value-type="float">
            <text:p>0.0010</text:p>
          </table:table-cell>
          <table:table-cell table:formula="of:=[.L76]-[.S76]" office:value-type="float" office:value="66.96959248" calcext:value-type="float">
            <text:p>66.97</text:p>
          </table:table-cell>
          <table:table-cell table:formula="of:=SQRT([.M76]^2+[.T76]^2)" office:value-type="float" office:value="8.18535283665978" calcext:value-type="float">
            <text:p>8.19</text:p>
          </table:table-cell>
          <table:table-cell table:number-columns-repeated="2"/>
          <table:table-cell table:formula="of:=[.O76]/[.$F$16]" office:value-type="float" office:value="23.5828324199596" calcext:value-type="float">
            <text:p>23.58</text:p>
          </table:table-cell>
          <table:table-cell table:formula="of:=[.P76]/[.$F$16]" office:value-type="float" office:value="0.904137855897758" calcext:value-type="float">
            <text:p>0.90</text:p>
          </table:table-cell>
          <table:table-cell table:formula="of:=[.Q76]/[.$F$16]" office:value-type="float" office:value="26.0076749089515" calcext:value-type="float">
            <text:p>26.01</text:p>
          </table:table-cell>
          <table:table-cell table:formula="of:=[.R76]/[.$F$16]" office:value-type="float" office:value="0.910220011378122" calcext:value-type="float">
            <text:p>0.91</text:p>
          </table:table-cell>
          <table:table-cell table:formula="of:=[.U76]/[.$F$16]" office:value-type="float" office:value="1.3393918496" calcext:value-type="float">
            <text:p>1.3394</text:p>
          </table:table-cell>
          <table:table-cell table:formula="of:=[.V76]/[.$F$16]" office:value-type="float" office:value="0.163707056733196" calcext:value-type="float">
            <text:p>0.16</text:p>
          </table:table-cell>
          <table:table-cell table:number-columns-repeated="2"/>
          <table:table-cell table:formula="of:=[.AG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.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.9152157280056E-005</text:p>
          </table:table-cell>
          <table:table-cell table:number-columns-repeated="2"/>
          <table:table-cell table:formula="of:=[.AM75]+5" office:value-type="float" office:value="25" calcext:value-type="float">
            <text:p>25</text:p>
          </table:table-cell>
          <table:table-cell table:formula="of:=[.AH76]/[.$AH$59]" office:value-type="float" office:value="-0.0000527187675276765" calcext:value-type="float">
            <text:p>-5.27187675276765E-005</text:p>
          </table:table-cell>
          <table:table-cell office:value-type="float" office:value="0" calcext:value-type="float">
            <text:p>0</text:p>
          </table:table-cell>
          <table:table-cell table:formula="of:=[.AJ76]/[.$AH$59]" office:value-type="float" office:value="0.00000182994720333129" calcext:value-type="float">
            <text:p>1.82994720333129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formula="of:=SQRT([.H77])" office:value-type="float" office:value="42.8018691180654" calcext:value-type="float">
            <text:p>42.80</text:p>
          </table:table-cell>
          <table:table-cell office:value-type="float" office:value="1832" calcext:value-type="float">
            <text:p>1832</text:p>
          </table:table-cell>
          <table:table-cell table:formula="of:=SQRT([.J77])" office:value-type="float" office:value="42.8018691180654" calcext:value-type="float">
            <text:p>42.80</text:p>
          </table:table-cell>
          <table:table-cell office:value-type="float" office:value="23" calcext:value-type="float">
            <text:p>23</text:p>
          </table:table-cell>
          <table:table-cell table:formula="of:=SQRT([.L77])" office:value-type="float" office:value="4.79583152331272" calcext:value-type="float">
            <text:p>4.80</text:p>
          </table:table-cell>
          <table:table-cell/>
          <table:table-cell table:formula="of:=[.H77]*[.$B$4]" office:value-type="float" office:value="1258.8504951447" calcext:value-type="float">
            <text:p>1258.85</text:p>
          </table:table-cell>
          <table:table-cell table:formula="of:=SQRT([.I77]^2*[.$B$4]^2 + [.$C$4]^2*[.H77]^2)" office:value-type="float" office:value="47.6531981752094" calcext:value-type="float">
            <text:p>47.65</text:p>
          </table:table-cell>
          <table:table-cell table:formula="of:=[.J77]*[.$B$5]" office:value-type="float" office:value="1344.4147977765" calcext:value-type="float">
            <text:p>1344.41</text:p>
          </table:table-cell>
          <table:table-cell table:formula="of:=SQRT([.K77]^2*[.$B$5]^2+[.$C$5]^2*[.J77]^2)" office:value-type="float" office:value="46.6956621605082" calcext:value-type="float">
            <text:p>46.70</text:p>
          </table:table-cell>
          <table:table-cell table:formula="of:=2*[.H77]*[.J77]*[.$B$3]/[.$F$16]" office:value-type="float" office:value="0.03356224" calcext:value-type="float">
            <text:p>0.0336</text:p>
          </table:table-cell>
          <table:table-cell table:formula="of:=SQRT((2*[.$B$3]/[.$F$16])^2*([.H77]^2*[.K77]^2+[.J77]^2*[.I77]^2))" office:value-type="float" office:value="0.00110892762324689" calcext:value-type="float">
            <text:p>0.0011</text:p>
          </table:table-cell>
          <table:table-cell table:formula="of:=[.L77]-[.S77]" office:value-type="float" office:value="22.96643776" calcext:value-type="float">
            <text:p>22.97</text:p>
          </table:table-cell>
          <table:table-cell table:formula="of:=SQRT([.M77]^2+[.T77]^2)" office:value-type="float" office:value="4.79583165151994" calcext:value-type="float">
            <text:p>4.80</text:p>
          </table:table-cell>
          <table:table-cell table:number-columns-repeated="2"/>
          <table:table-cell table:formula="of:=[.O77]/[.$F$16]" office:value-type="float" office:value="25.1770099028939" calcext:value-type="float">
            <text:p>25.18</text:p>
          </table:table-cell>
          <table:table-cell table:formula="of:=[.P77]/[.$F$16]" office:value-type="float" office:value="0.953063963504188" calcext:value-type="float">
            <text:p>0.95</text:p>
          </table:table-cell>
          <table:table-cell table:formula="of:=[.Q77]/[.$F$16]" office:value-type="float" office:value="26.88829595553" calcext:value-type="float">
            <text:p>26.89</text:p>
          </table:table-cell>
          <table:table-cell table:formula="of:=[.R77]/[.$F$16]" office:value-type="float" office:value="0.933913243210164" calcext:value-type="float">
            <text:p>0.93</text:p>
          </table:table-cell>
          <table:table-cell table:formula="of:=[.U77]/[.$F$16]" office:value-type="float" office:value="0.4593287552" calcext:value-type="float">
            <text:p>0.4593</text:p>
          </table:table-cell>
          <table:table-cell table:formula="of:=[.V77]/[.$F$16]" office:value-type="float" office:value="0.0959166330303988" calcext:value-type="float">
            <text:p>0.10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841" calcext:value-type="float">
            <text:p>1841</text:p>
          </table:table-cell>
          <table:table-cell table:formula="of:=SQRT([.H78])" office:value-type="float" office:value="42.9068759058499" calcext:value-type="float">
            <text:p>42.91</text:p>
          </table:table-cell>
          <table:table-cell office:value-type="float" office:value="1673" calcext:value-type="float">
            <text:p>1673</text:p>
          </table:table-cell>
          <table:table-cell table:formula="of:=SQRT([.J78])" office:value-type="float" office:value="40.9023226724351" calcext:value-type="float">
            <text:p>40.90</text:p>
          </table:table-cell>
          <table:table-cell office:value-type="float" office:value="3" calcext:value-type="float">
            <text:p>3</text:p>
          </table:table-cell>
          <table:table-cell table:formula="of:=SQRT([.L78])" office:value-type="float" office:value="1.73205080756888" calcext:value-type="float">
            <text:p>1.73</text:p>
          </table:table-cell>
          <table:table-cell/>
          <table:table-cell table:formula="of:=[.H78]*[.$B$4]" office:value-type="float" office:value="1265.03480434574" calcext:value-type="float">
            <text:p>1265.03</text:p>
          </table:table-cell>
          <table:table-cell table:formula="of:=SQRT([.I78]^2*[.$B$4]^2 + [.$C$4]^2*[.H78]^2)" office:value-type="float" office:value="47.8426935538263" calcext:value-type="float">
            <text:p>47.84</text:p>
          </table:table-cell>
          <table:table-cell table:formula="of:=[.J78]*[.$B$5]" office:value-type="float" office:value="1227.73250910485" calcext:value-type="float">
            <text:p>1227.73</text:p>
          </table:table-cell>
          <table:table-cell table:formula="of:=SQRT([.K78]^2*[.$B$5]^2+[.$C$5]^2*[.J78]^2)" office:value-type="float" office:value="43.5501436449166" calcext:value-type="float">
            <text:p>43.55</text:p>
          </table:table-cell>
          <table:table-cell table:formula="of:=2*[.H78]*[.J78]*[.$B$3]/[.$F$16]" office:value-type="float" office:value="0.03079993" calcext:value-type="float">
            <text:p>0.0308</text:p>
          </table:table-cell>
          <table:table-cell table:formula="of:=SQRT((2*[.$B$3]/[.$F$16])^2*([.H78]^2*[.K78]^2+[.J78]^2*[.I78]^2))" office:value-type="float" office:value="0.00104034106916915" calcext:value-type="float">
            <text:p>0.0010</text:p>
          </table:table-cell>
          <table:table-cell table:formula="of:=[.L78]-[.S78]" office:value-type="float" office:value="2.96920007" calcext:value-type="float">
            <text:p>2.97</text:p>
          </table:table-cell>
          <table:table-cell table:formula="of:=SQRT([.M78]^2+[.T78]^2)" office:value-type="float" office:value="1.7320511200047" calcext:value-type="float">
            <text:p>1.73</text:p>
          </table:table-cell>
          <table:table-cell table:number-columns-repeated="2"/>
          <table:table-cell table:formula="of:=[.O78]/[.$F$16]" office:value-type="float" office:value="25.3006960869147" calcext:value-type="float">
            <text:p>25.30</text:p>
          </table:table-cell>
          <table:table-cell table:formula="of:=[.P78]/[.$F$16]" office:value-type="float" office:value="0.956853871076526" calcext:value-type="float">
            <text:p>0.96</text:p>
          </table:table-cell>
          <table:table-cell table:formula="of:=[.Q78]/[.$F$16]" office:value-type="float" office:value="24.554650182097" calcext:value-type="float">
            <text:p>24.55</text:p>
          </table:table-cell>
          <table:table-cell table:formula="of:=[.R78]/[.$F$16]" office:value-type="float" office:value="0.871002872898332" calcext:value-type="float">
            <text:p>0.87</text:p>
          </table:table-cell>
          <table:table-cell table:formula="of:=[.U78]/[.$F$16]" office:value-type="float" office:value="0.0593840014" calcext:value-type="float">
            <text:p>0.0594</text:p>
          </table:table-cell>
          <table:table-cell table:formula="of:=[.V78]/[.$F$16]" office:value-type="float" office:value="0.034641022400094" calcext:value-type="float">
            <text:p>0.03</text:p>
          </table:table-cell>
          <table:table-cell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table:style-name="ce3" table:formula="of:=[.AD23]" office:value-type="float" office:value="0.0400000077037336" calcext:value-type="float">
            <text:p>0.0400000077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78]/[.$AH$59]" office:value-type="float" office:value="0.00756928770919538" calcext:value-type="float">
            <text:p>0.0075692877</text:p>
          </table:table-cell>
          <table:table-cell office:value-type="float" office:value="0" calcext:value-type="float">
            <text:p>0</text:p>
          </table:table-cell>
          <table:table-cell table:formula="of:=[.AJ78]/[.$AH$59]" office:value-type="float" office:value="0.00382191421886984" calcext:value-type="float">
            <text:p>0.0038219142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0" calcext:value-type="float">
            <text:p>1680</text:p>
          </table:table-cell>
          <table:table-cell table:formula="of:=SQRT([.H79])" office:value-type="float" office:value="40.9878030638384" calcext:value-type="float">
            <text:p>40.99</text:p>
          </table:table-cell>
          <table:table-cell table:style-name="ce25" office:value-type="float" office:value="1631" calcext:value-type="float">
            <text:p>1631</text:p>
          </table:table-cell>
          <table:table-cell table:formula="of:=SQRT([.J79])" office:value-type="float" office:value="40.3856410126173" calcext:value-type="float">
            <text:p>40.39</text:p>
          </table:table-cell>
          <table:table-cell table:style-name="ce25" office:value-type="float" office:value="2" calcext:value-type="float">
            <text:p>2</text:p>
          </table:table-cell>
          <table:table-cell table:formula="of:=SQRT([.L79])" office:value-type="float" office:value="1.4142135623731" calcext:value-type="float">
            <text:p>1.41</text:p>
          </table:table-cell>
          <table:table-cell/>
          <table:table-cell table:formula="of:=[.H79]*[.$B$4]" office:value-type="float" office:value="1154.40438419383" calcext:value-type="float">
            <text:p>1154.40</text:p>
          </table:table-cell>
          <table:table-cell table:formula="of:=SQRT([.I79]^2*[.$B$4]^2 + [.$C$4]^2*[.H79]^2)" office:value-type="float" office:value="44.4461020158801" calcext:value-type="float">
            <text:p>44.45</text:p>
          </table:table-cell>
          <table:table-cell table:formula="of:=[.J79]*[.$B$5]" office:value-type="float" office:value="1196.9107724746" calcext:value-type="float">
            <text:p>1196.91</text:p>
          </table:table-cell>
          <table:table-cell table:formula="of:=SQRT([.K79]^2*[.$B$5]^2+[.$C$5]^2*[.J79]^2)" office:value-type="float" office:value="42.7157293347027" calcext:value-type="float">
            <text:p>42.72</text:p>
          </table:table-cell>
          <table:table-cell table:formula="of:=2*[.H79]*[.J79]*[.$B$3]/[.$F$16]" office:value-type="float" office:value="0.0274008" calcext:value-type="float">
            <text:p>0.0274</text:p>
          </table:table-cell>
          <table:table-cell table:formula="of:=SQRT((2*[.$B$3]/[.$F$16])^2*([.H79]^2*[.K79]^2+[.J79]^2*[.I79]^2))" office:value-type="float" office:value="0.000952491725948315" calcext:value-type="float">
            <text:p>0.0010</text:p>
          </table:table-cell>
          <table:table-cell table:formula="of:=[.L79]-[.S79]" office:value-type="float" office:value="1.9725992" calcext:value-type="float">
            <text:p>1.97</text:p>
          </table:table-cell>
          <table:table-cell table:formula="of:=SQRT([.M79]^2+[.T79]^2)" office:value-type="float" office:value="1.41421388313101" calcext:value-type="float">
            <text:p>1.41</text:p>
          </table:table-cell>
          <table:table-cell table:number-columns-repeated="2"/>
          <table:table-cell table:formula="of:=[.O79]/[.$F$16]" office:value-type="float" office:value="23.0880876838765" calcext:value-type="float">
            <text:p>23.09</text:p>
          </table:table-cell>
          <table:table-cell table:formula="of:=[.P79]/[.$F$16]" office:value-type="float" office:value="0.888922040317601" calcext:value-type="float">
            <text:p>0.89</text:p>
          </table:table-cell>
          <table:table-cell table:formula="of:=[.Q79]/[.$F$16]" office:value-type="float" office:value="23.938215449492" calcext:value-type="float">
            <text:p>23.94</text:p>
          </table:table-cell>
          <table:table-cell table:formula="of:=[.R79]/[.$F$16]" office:value-type="float" office:value="0.854314586694053" calcext:value-type="float">
            <text:p>0.85</text:p>
          </table:table-cell>
          <table:table-cell table:formula="of:=[.U79]/[.$F$16]" office:value-type="float" office:value="0.039451984" calcext:value-type="float">
            <text:p>0.0395</text:p>
          </table:table-cell>
          <table:table-cell table:formula="of:=[.V79]/[.$F$16]" office:value-type="float" office:value="0.0282842776626202" calcext:value-type="float">
            <text:p>0.03</text:p>
          </table:table-cell>
          <table:table-cell table:number-columns-repeated="2"/>
          <table:table-cell table:formula="of:=[.AG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.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.2154065934</text:p>
          </table:table-cell>
          <table:table-cell table:number-columns-repeated="2"/>
          <table:table-cell table:formula="of:=[.AM78]+5" office:value-type="float" office:value="-20" calcext:value-type="float">
            <text:p>-20</text:p>
          </table:table-cell>
          <table:table-cell table:formula="of:=[.AH79]/[.$AH$59]" office:value-type="float" office:value="0.221609406389592" calcext:value-type="float">
            <text:p>0.2216094064</text:p>
          </table:table-cell>
          <table:table-cell office:value-type="float" office:value="0" calcext:value-type="float">
            <text:p>0</text:p>
          </table:table-cell>
          <table:table-cell table:formula="of:=[.AJ79]/[.$AH$59]" office:value-type="float" office:value="0.0205816340863107" calcext:value-type="float">
            <text:p>0.0205816341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02" calcext:value-type="float">
            <text:p>1702</text:p>
          </table:table-cell>
          <table:table-cell table:style-name="ce29" table:formula="of:=SQRT([.H80])" office:value-type="float" office:value="41.2553026894725" calcext:value-type="float">
            <text:p>41.26</text:p>
          </table:table-cell>
          <table:table-cell table:style-name="ce26" office:value-type="float" office:value="1579" calcext:value-type="float">
            <text:p>1579</text:p>
          </table:table-cell>
          <table:table-cell table:style-name="ce29" table:formula="of:=SQRT([.J80])" office:value-type="float" office:value="39.7366329726111" calcext:value-type="float">
            <text:p>39.74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80])" office:value-type="float" office:value="1.4142135623731" calcext:value-type="float">
            <text:p>1.41</text:p>
          </table:table-cell>
          <table:table-cell/>
          <table:table-cell table:formula="of:=[.H80]*[.$B$4]" office:value-type="float" office:value="1169.52158446303" calcext:value-type="float">
            <text:p>1169.52</text:p>
          </table:table-cell>
          <table:table-cell table:formula="of:=SQRT([.I80]^2*[.$B$4]^2 + [.$C$4]^2*[.H80]^2)" office:value-type="float" office:value="44.911124831946" calcext:value-type="float">
            <text:p>44.91</text:p>
          </table:table-cell>
          <table:table-cell table:formula="of:=[.J80]*[.$B$5]" office:value-type="float" office:value="1158.75052712287" calcext:value-type="float">
            <text:p>1158.75</text:p>
          </table:table-cell>
          <table:table-cell table:formula="of:=SQRT([.K80]^2*[.$B$5]^2+[.$C$5]^2*[.J80]^2)" office:value-type="float" office:value="41.6803596271827" calcext:value-type="float">
            <text:p>41.68</text:p>
          </table:table-cell>
          <table:table-cell table:formula="of:=2*[.H80]*[.J80]*[.$B$3]/[.$F$16]" office:value-type="float" office:value="0.02687458" calcext:value-type="float">
            <text:p>0.0269</text:p>
          </table:table-cell>
          <table:table-cell table:formula="of:=SQRT((2*[.$B$3]/[.$F$16])^2*([.H80]^2*[.K80]^2+[.J80]^2*[.I80]^2))" office:value-type="float" office:value="0.000939018088111193" calcext:value-type="float">
            <text:p>0.0009</text:p>
          </table:table-cell>
          <table:table-cell table:formula="of:=[.L80]-[.S80]" office:value-type="float" office:value="1.97312542" calcext:value-type="float">
            <text:p>1.97</text:p>
          </table:table-cell>
          <table:table-cell table:formula="of:=SQRT([.M80]^2+[.T80]^2)" office:value-type="float" office:value="1.41421387412052" calcext:value-type="float">
            <text:p>1.41</text:p>
          </table:table-cell>
          <table:table-cell table:number-columns-repeated="2"/>
          <table:table-cell table:formula="of:=[.O80]/[.$F$16]" office:value-type="float" office:value="23.3904316892606" calcext:value-type="float">
            <text:p>23.39</text:p>
          </table:table-cell>
          <table:table-cell table:formula="of:=[.P80]/[.$F$16]" office:value-type="float" office:value="0.898222496638919" calcext:value-type="float">
            <text:p>0.90</text:p>
          </table:table-cell>
          <table:table-cell table:formula="of:=[.Q80]/[.$F$16]" office:value-type="float" office:value="23.1750105424573" calcext:value-type="float">
            <text:p>23.18</text:p>
          </table:table-cell>
          <table:table-cell table:formula="of:=[.R80]/[.$F$16]" office:value-type="float" office:value="0.833607192543654" calcext:value-type="float">
            <text:p>0.83</text:p>
          </table:table-cell>
          <table:table-cell table:formula="of:=[.U80]/[.$F$16]" office:value-type="float" office:value="0.0394625084" calcext:value-type="float">
            <text:p>0.0395</text:p>
          </table:table-cell>
          <table:table-cell table:formula="of:=[.V80]/[.$F$16]" office:value-type="float" office:value="0.0282842774824104" calcext:value-type="float">
            <text:p>0.03</text:p>
          </table:table-cell>
          <table:table-cell table:number-columns-repeated="2"/>
          <table:table-cell table:formula="of:=[.AG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.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.3974921389</text:p>
          </table:table-cell>
          <table:table-cell table:number-columns-repeated="2"/>
          <table:table-cell table:formula="of:=[.AM79]+5" office:value-type="float" office:value="-15" calcext:value-type="float">
            <text:p>-15</text:p>
          </table:table-cell>
          <table:table-cell table:formula="of:=[.AH80]/[.$AH$59]" office:value-type="float" office:value="0.754767541600837" calcext:value-type="float">
            <text:p>0.7547675416</text:p>
          </table:table-cell>
          <table:table-cell office:value-type="float" office:value="0" calcext:value-type="float">
            <text:p>0</text:p>
          </table:table-cell>
          <table:table-cell table:formula="of:=[.AJ80]/[.$AH$59]" office:value-type="float" office:value="0.0379795141196425" calcext:value-type="float">
            <text:p>0.0379795141</text:p>
          </table:table-cell>
        </table:table-row>
        <table:table-row table:style-name="ro1">
          <table:table-cell table:number-columns-repeated="5"/>
          <table:table-cell table:style-name="ce18" office:value-type="float" office:value="20" calcext:value-type="float" table:number-columns-spanned="1" table:number-rows-spanned="7">
            <text:p>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03" calcext:value-type="float">
            <text:p>1703</text:p>
          </table:table-cell>
          <table:table-cell table:style-name="ce27" table:formula="of:=SQRT([.H81])" office:value-type="float" office:value="41.2674205639267" calcext:value-type="float">
            <text:p>41.27</text:p>
          </table:table-cell>
          <table:table-cell table:style-name="ce24" office:value-type="float" office:value="1967" calcext:value-type="float">
            <text:p>1967</text:p>
          </table:table-cell>
          <table:table-cell table:style-name="ce27" table:formula="of:=SQRT([.J81])" office:value-type="float" office:value="44.3508737230734" calcext:value-type="float">
            <text:p>44.35</text:p>
          </table:table-cell>
          <table:table-cell table:style-name="ce24" office:value-type="float" office:value="411" calcext:value-type="float">
            <text:p>411</text:p>
          </table:table-cell>
          <table:table-cell table:style-name="ce32" table:formula="of:=SQRT([.L81])" office:value-type="float" office:value="20.2731349327133" calcext:value-type="float">
            <text:p>20.27</text:p>
          </table:table-cell>
          <table:table-cell/>
          <table:table-cell table:formula="of:=[.H81]*[.$B$4]" office:value-type="float" office:value="1170.20872992981" calcext:value-type="float">
            <text:p>1170.21</text:p>
          </table:table-cell>
          <table:table-cell table:formula="of:=SQRT([.I81]^2*[.$B$4]^2 + [.$C$4]^2*[.H81]^2)" office:value-type="float" office:value="44.9322550862981" calcext:value-type="float">
            <text:p>44.93</text:p>
          </table:table-cell>
          <table:table-cell table:formula="of:=[.J81]*[.$B$5]" office:value-type="float" office:value="1443.48466551658" calcext:value-type="float">
            <text:p>1443.48</text:p>
          </table:table-cell>
          <table:table-cell table:formula="of:=SQRT([.K81]^2*[.$B$5]^2+[.$C$5]^2*[.J81]^2)" office:value-type="float" office:value="49.3520523378375" calcext:value-type="float">
            <text:p>49.35</text:p>
          </table:table-cell>
          <table:table-cell table:formula="of:=2*[.H81]*[.J81]*[.$B$3]/[.$F$16]" office:value-type="float" office:value="0.03349801" calcext:value-type="float">
            <text:p>0.0335</text:p>
          </table:table-cell>
          <table:table-cell table:formula="of:=SQRT((2*[.$B$3]/[.$F$16])^2*([.H81]^2*[.K81]^2+[.J81]^2*[.I81]^2))" office:value-type="float" office:value="0.00110877273009395" calcext:value-type="float">
            <text:p>0.0011</text:p>
          </table:table-cell>
          <table:table-cell table:formula="of:=[.L81]-[.S81]" office:value-type="float" office:value="410.96650199" calcext:value-type="float">
            <text:p>410.97</text:p>
          </table:table-cell>
          <table:table-cell table:formula="of:=SQRT([.M81]^2+[.T81]^2)" office:value-type="float" office:value="20.2731349630336" calcext:value-type="float">
            <text:p>20.27</text:p>
          </table:table-cell>
          <table:table-cell table:number-columns-repeated="2"/>
          <table:table-cell table:formula="of:=[.O81]/[.$F$16]" office:value-type="float" office:value="23.4041745985963" calcext:value-type="float">
            <text:p>23.40</text:p>
          </table:table-cell>
          <table:table-cell table:formula="of:=[.P81]/[.$F$16]" office:value-type="float" office:value="0.898645101725961" calcext:value-type="float">
            <text:p>0.90</text:p>
          </table:table-cell>
          <table:table-cell table:formula="of:=[.Q81]/[.$F$16]" office:value-type="float" office:value="28.8696933103316" calcext:value-type="float">
            <text:p>28.87</text:p>
          </table:table-cell>
          <table:table-cell table:formula="of:=[.R81]/[.$F$16]" office:value-type="float" office:value="0.987041046756751" calcext:value-type="float">
            <text:p>0.99</text:p>
          </table:table-cell>
          <table:table-cell table:formula="of:=[.U81]/[.$F$16]" office:value-type="float" office:value="8.2193300398" calcext:value-type="float">
            <text:p>8.2193</text:p>
          </table:table-cell>
          <table:table-cell table:formula="of:=[.V81]/[.$F$16]" office:value-type="float" office:value="0.405462699260673" calcext:value-type="float">
            <text:p>0.41</text:p>
          </table:table-cell>
          <table:table-cell table:number-columns-repeated="2"/>
          <table:table-cell table:formula="of:=[.AG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.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.4039801981</text:p>
          </table:table-cell>
          <table:table-cell table:number-columns-repeated="2"/>
          <table:table-cell table:formula="of:=[.AM80]+5" office:value-type="float" office:value="-10" calcext:value-type="float">
            <text:p>-10</text:p>
          </table:table-cell>
          <table:table-cell table:formula="of:=[.AH81]/[.$AH$59]" office:value-type="float" office:value="0.779612904665349" calcext:value-type="float">
            <text:p>0.7796129047</text:p>
          </table:table-cell>
          <table:table-cell office:value-type="float" office:value="0" calcext:value-type="float">
            <text:p>0</text:p>
          </table:table-cell>
          <table:table-cell table:formula="of:=[.AJ81]/[.$AH$59]" office:value-type="float" office:value="0.0385994341428215" calcext:value-type="float">
            <text:p>0.0385994341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76" calcext:value-type="float">
            <text:p>1676</text:p>
          </table:table-cell>
          <table:table-cell table:formula="of:=SQRT([.H82])" office:value-type="float" office:value="40.9389789809174" calcext:value-type="float">
            <text:p>40.94</text:p>
          </table:table-cell>
          <table:table-cell table:style-name="ce25" office:value-type="float" office:value="1876" calcext:value-type="float">
            <text:p>1876</text:p>
          </table:table-cell>
          <table:table-cell table:formula="of:=SQRT([.J82])" office:value-type="float" office:value="43.3128156554154" calcext:value-type="float">
            <text:p>43.31</text:p>
          </table:table-cell>
          <table:table-cell table:style-name="ce25" office:value-type="float" office:value="126" calcext:value-type="float">
            <text:p>126</text:p>
          </table:table-cell>
          <table:table-cell table:formula="of:=SQRT([.L82])" office:value-type="float" office:value="11.2249721603218" calcext:value-type="float">
            <text:p>11.22</text:p>
          </table:table-cell>
          <table:table-cell/>
          <table:table-cell table:formula="of:=[.H82]*[.$B$4]" office:value-type="float" office:value="1151.6558023267" calcext:value-type="float">
            <text:p>1151.66</text:p>
          </table:table-cell>
          <table:table-cell table:formula="of:=SQRT([.I82]^2*[.$B$4]^2 + [.$C$4]^2*[.H82]^2)" office:value-type="float" office:value="44.3615196831724" calcext:value-type="float">
            <text:p>44.36</text:p>
          </table:table-cell>
          <table:table-cell table:formula="of:=[.J82]*[.$B$5]" office:value-type="float" office:value="1376.70423615104" calcext:value-type="float">
            <text:p>1376.70</text:p>
          </table:table-cell>
          <table:table-cell table:formula="of:=SQRT([.K82]^2*[.$B$5]^2+[.$C$5]^2*[.J82]^2)" office:value-type="float" office:value="47.5627728248663" calcext:value-type="float">
            <text:p>47.56</text:p>
          </table:table-cell>
          <table:table-cell table:formula="of:=2*[.H82]*[.J82]*[.$B$3]/[.$F$16]" office:value-type="float" office:value="0.03144176" calcext:value-type="float">
            <text:p>0.0314</text:p>
          </table:table-cell>
          <table:table-cell table:formula="of:=SQRT((2*[.$B$3]/[.$F$16])^2*([.H82]^2*[.K82]^2+[.J82]^2*[.I82]^2))" office:value-type="float" office:value="0.00105679293865923" calcext:value-type="float">
            <text:p>0.0011</text:p>
          </table:table-cell>
          <table:table-cell table:formula="of:=[.L82]-[.S82]" office:value-type="float" office:value="125.96855824" calcext:value-type="float">
            <text:p>125.97</text:p>
          </table:table-cell>
          <table:table-cell table:formula="of:=SQRT([.M82]^2+[.T82]^2)" office:value-type="float" office:value="11.2249722100686" calcext:value-type="float">
            <text:p>11.22</text:p>
          </table:table-cell>
          <table:table-cell table:number-columns-repeated="2"/>
          <table:table-cell table:formula="of:=[.O82]/[.$F$16]" office:value-type="float" office:value="23.033116046534" calcext:value-type="float">
            <text:p>23.03</text:p>
          </table:table-cell>
          <table:table-cell table:formula="of:=[.P82]/[.$F$16]" office:value-type="float" office:value="0.887230393663448" calcext:value-type="float">
            <text:p>0.89</text:p>
          </table:table-cell>
          <table:table-cell table:formula="of:=[.Q82]/[.$F$16]" office:value-type="float" office:value="27.5340847230209" calcext:value-type="float">
            <text:p>27.53</text:p>
          </table:table-cell>
          <table:table-cell table:formula="of:=[.R82]/[.$F$16]" office:value-type="float" office:value="0.951255456497326" calcext:value-type="float">
            <text:p>0.95</text:p>
          </table:table-cell>
          <table:table-cell table:formula="of:=[.U82]/[.$F$16]" office:value-type="float" office:value="2.5193711648" calcext:value-type="float">
            <text:p>2.5194</text:p>
          </table:table-cell>
          <table:table-cell table:formula="of:=[.V82]/[.$F$16]" office:value-type="float" office:value="0.224499444201371" calcext:value-type="float">
            <text:p>0.22</text:p>
          </table:table-cell>
          <table:table-cell table:number-columns-repeated="2"/>
          <table:table-cell table:formula="of:=[.AG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.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.2297825067</text:p>
          </table:table-cell>
          <table:table-cell table:number-columns-repeated="2"/>
          <table:table-cell table:formula="of:=[.AM81]+5" office:value-type="float" office:value="-5" calcext:value-type="float">
            <text:p>-5</text:p>
          </table:table-cell>
          <table:table-cell table:formula="of:=[.AH82]/[.$AH$59]" office:value-type="float" office:value="0.25219049189589" calcext:value-type="float">
            <text:p>0.2521904919</text:p>
          </table:table-cell>
          <table:table-cell office:value-type="float" office:value="0" calcext:value-type="float">
            <text:p>0</text:p>
          </table:table-cell>
          <table:table-cell table:formula="of:=[.AJ82]/[.$AH$59]" office:value-type="float" office:value="0.0219552215145619" calcext:value-type="float">
            <text:p>0.021955221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70" calcext:value-type="float">
            <text:p>1670</text:p>
          </table:table-cell>
          <table:table-cell table:formula="of:=SQRT([.H83])" office:value-type="float" office:value="40.8656334834051" calcext:value-type="float">
            <text:p>40.87</text:p>
          </table:table-cell>
          <table:table-cell office:value-type="float" office:value="1814" calcext:value-type="float">
            <text:p>1814</text:p>
          </table:table-cell>
          <table:table-cell table:formula="of:=SQRT([.J83])" office:value-type="float" office:value="42.5910788780937" calcext:value-type="float">
            <text:p>42.59</text:p>
          </table:table-cell>
          <table:table-cell office:value-type="float" office:value="5" calcext:value-type="float">
            <text:p>5</text:p>
          </table:table-cell>
          <table:table-cell table:formula="of:=SQRT([.L83])" office:value-type="float" office:value="2.23606797749979" calcext:value-type="float">
            <text:p>2.24</text:p>
          </table:table-cell>
          <table:table-cell/>
          <table:table-cell table:formula="of:=[.H83]*[.$B$4]" office:value-type="float" office:value="1147.53292952601" calcext:value-type="float">
            <text:p>1147.53</text:p>
          </table:table-cell>
          <table:table-cell table:formula="of:=SQRT([.I83]^2*[.$B$4]^2 + [.$C$4]^2*[.H83]^2)" office:value-type="float" office:value="44.2346270127288" calcext:value-type="float">
            <text:p>44.23</text:p>
          </table:table-cell>
          <table:table-cell table:formula="of:=[.J83]*[.$B$5]" office:value-type="float" office:value="1331.20548207782" calcext:value-type="float">
            <text:p>1331.21</text:p>
          </table:table-cell>
          <table:table-cell table:formula="of:=SQRT([.K83]^2*[.$B$5]^2+[.$C$5]^2*[.J83]^2)" office:value-type="float" office:value="46.3405419771704" calcext:value-type="float">
            <text:p>46.34</text:p>
          </table:table-cell>
          <table:table-cell table:formula="of:=2*[.H83]*[.J83]*[.$B$3]/[.$F$16]" office:value-type="float" office:value="0.0302938" calcext:value-type="float">
            <text:p>0.0303</text:p>
          </table:table-cell>
          <table:table-cell table:formula="of:=SQRT((2*[.$B$3]/[.$F$16])^2*([.H83]^2*[.K83]^2+[.J83]^2*[.I83]^2))" office:value-type="float" office:value="0.00102734414487065" calcext:value-type="float">
            <text:p>0.0010</text:p>
          </table:table-cell>
          <table:table-cell table:formula="of:=[.L83]-[.S83]" office:value-type="float" office:value="4.9697062" calcext:value-type="float">
            <text:p>4.97</text:p>
          </table:table-cell>
          <table:table-cell table:formula="of:=SQRT([.M83]^2+[.T83]^2)" office:value-type="float" office:value="2.23606821350244" calcext:value-type="float">
            <text:p>2.24</text:p>
          </table:table-cell>
          <table:table-cell table:number-columns-repeated="2"/>
          <table:table-cell table:formula="of:=[.O83]/[.$F$16]" office:value-type="float" office:value="22.9506585905201" calcext:value-type="float">
            <text:p>22.95</text:p>
          </table:table-cell>
          <table:table-cell table:formula="of:=[.P83]/[.$F$16]" office:value-type="float" office:value="0.884692540254576" calcext:value-type="float">
            <text:p>0.88</text:p>
          </table:table-cell>
          <table:table-cell table:formula="of:=[.Q83]/[.$F$16]" office:value-type="float" office:value="26.6241096415564" calcext:value-type="float">
            <text:p>26.62</text:p>
          </table:table-cell>
          <table:table-cell table:formula="of:=[.R83]/[.$F$16]" office:value-type="float" office:value="0.926810839543407" calcext:value-type="float">
            <text:p>0.93</text:p>
          </table:table-cell>
          <table:table-cell table:formula="of:=[.U83]/[.$F$16]" office:value-type="float" office:value="0.099394124" calcext:value-type="float">
            <text:p>0.0994</text:p>
          </table:table-cell>
          <table:table-cell table:formula="of:=[.V83]/[.$F$16]" office:value-type="float" office:value="0.0447213642700488" calcext:value-type="float">
            <text:p>0.04</text:p>
          </table:table-cell>
          <table:table-cell table:number-columns-repeated="2"/>
          <table:table-cell table:formula="of:=[.AG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.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.0447213643</text:p>
          </table:table-cell>
          <table:table-cell table:number-columns-repeated="2"/>
          <table:table-cell table:formula="of:=[.AM82]+5" office:value-type="float" office:value="0" calcext:value-type="float">
            <text:p>0</text:p>
          </table:table-cell>
          <table:table-cell table:formula="of:=[.AH83]/[.$AH$59]" office:value-type="float" office:value="0.00949658020696789" calcext:value-type="float">
            <text:p>0.0094965802</text:p>
          </table:table-cell>
          <table:table-cell office:value-type="float" office:value="0" calcext:value-type="float">
            <text:p>0</text:p>
          </table:table-cell>
          <table:table-cell table:formula="of:=[.AJ83]/[.$AH$59]" office:value-type="float" office:value="0.00427302963016912" calcext:value-type="float">
            <text:p>0.004273029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formula="of:=SQRT([.H84])" office:value-type="float" office:value="40.4969134626332" calcext:value-type="float">
            <text:p>40.50</text:p>
          </table:table-cell>
          <table:table-cell office:value-type="float" office:value="1649" calcext:value-type="float">
            <text:p>1649</text:p>
          </table:table-cell>
          <table:table-cell table:formula="of:=SQRT([.J84])" office:value-type="float" office:value="40.6078810084939" calcext:value-type="float">
            <text:p>40.61</text:p>
          </table:table-cell>
          <table:table-cell office:value-type="float" office:value="3" calcext:value-type="float">
            <text:p>3</text:p>
          </table:table-cell>
          <table:table-cell table:formula="of:=SQRT([.L84])" office:value-type="float" office:value="1.73205080756888" calcext:value-type="float">
            <text:p>1.73</text:p>
          </table:table-cell>
          <table:table-cell/>
          <table:table-cell table:formula="of:=[.H84]*[.$B$4]" office:value-type="float" office:value="1126.91856552255" calcext:value-type="float">
            <text:p>1126.92</text:p>
          </table:table-cell>
          <table:table-cell table:formula="of:=SQRT([.I84]^2*[.$B$4]^2 + [.$C$4]^2*[.H84]^2)" office:value-type="float" office:value="43.5998118787629" calcext:value-type="float">
            <text:p>43.60</text:p>
          </table:table-cell>
          <table:table-cell table:formula="of:=[.J84]*[.$B$5]" office:value-type="float" office:value="1210.12008817328" calcext:value-type="float">
            <text:p>1210.12</text:p>
          </table:table-cell>
          <table:table-cell table:formula="of:=SQRT([.K84]^2*[.$B$5]^2+[.$C$5]^2*[.J84]^2)" office:value-type="float" office:value="43.0735309169425" calcext:value-type="float">
            <text:p>43.07</text:p>
          </table:table-cell>
          <table:table-cell table:formula="of:=2*[.H84]*[.J84]*[.$B$3]/[.$F$16]" office:value-type="float" office:value="0.0270436" calcext:value-type="float">
            <text:p>0.0270</text:p>
          </table:table-cell>
          <table:table-cell table:formula="of:=SQRT((2*[.$B$3]/[.$F$16])^2*([.H84]^2*[.K84]^2+[.J84]^2*[.I84]^2))" office:value-type="float" office:value="0.000943113993110059" calcext:value-type="float">
            <text:p>0.0009</text:p>
          </table:table-cell>
          <table:table-cell table:formula="of:=[.L84]-[.S84]" office:value-type="float" office:value="2.9729564" calcext:value-type="float">
            <text:p>2.97</text:p>
          </table:table-cell>
          <table:table-cell table:formula="of:=SQRT([.M84]^2+[.T84]^2)" office:value-type="float" office:value="1.732051064335" calcext:value-type="float">
            <text:p>1.73</text:p>
          </table:table-cell>
          <table:table-cell table:number-columns-repeated="2"/>
          <table:table-cell table:formula="of:=[.O84]/[.$F$16]" office:value-type="float" office:value="22.5383713104509" calcext:value-type="float">
            <text:p>22.54</text:p>
          </table:table-cell>
          <table:table-cell table:formula="of:=[.P84]/[.$F$16]" office:value-type="float" office:value="0.871996237575257" calcext:value-type="float">
            <text:p>0.87</text:p>
          </table:table-cell>
          <table:table-cell table:formula="of:=[.Q84]/[.$F$16]" office:value-type="float" office:value="24.2024017634656" calcext:value-type="float">
            <text:p>24.20</text:p>
          </table:table-cell>
          <table:table-cell table:formula="of:=[.R84]/[.$F$16]" office:value-type="float" office:value="0.86147061833885" calcext:value-type="float">
            <text:p>0.86</text:p>
          </table:table-cell>
          <table:table-cell table:formula="of:=[.U84]/[.$F$16]" office:value-type="float" office:value="0.059459128" calcext:value-type="float">
            <text:p>0.0595</text:p>
          </table:table-cell>
          <table:table-cell table:formula="of:=[.V84]/[.$F$16]" office:value-type="float" office:value="0.0346410212867" calcext:value-type="float">
            <text:p>0.03</text:p>
          </table:table-cell>
          <table:table-cell table:number-columns-repeated="2"/>
          <table:table-cell table:formula="of:=[.AG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.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.0200000101</text:p>
          </table:table-cell>
          <table:table-cell table:number-columns-repeated="2"/>
          <table:table-cell table:formula="of:=[.AM83]+5" office:value-type="float" office:value="5" calcext:value-type="float">
            <text:p>5</text:p>
          </table:table-cell>
          <table:table-cell table:formula="of:=[.AH84]/[.$AH$59]" office:value-type="float" office:value="0.00185478982441596" calcext:value-type="float">
            <text:p>0.0018547898</text:p>
          </table:table-cell>
          <table:table-cell office:value-type="float" office:value="0" calcext:value-type="float">
            <text:p>0</text:p>
          </table:table-cell>
          <table:table-cell table:formula="of:=[.AJ84]/[.$AH$59]" office:value-type="float" office:value="0.00191095770437893" calcext:value-type="float">
            <text:p>0.001910957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76" calcext:value-type="float">
            <text:p>1676</text:p>
          </table:table-cell>
          <table:table-cell table:formula="of:=SQRT([.H85])" office:value-type="float" office:value="40.9389789809174" calcext:value-type="float">
            <text:p>40.94</text:p>
          </table:table-cell>
          <table:table-cell office:value-type="float" office:value="1702" calcext:value-type="float">
            <text:p>1702</text:p>
          </table:table-cell>
          <table:table-cell table:formula="of:=SQRT([.J85])" office:value-type="float" office:value="41.2553026894725" calcext:value-type="float">
            <text:p>41.26</text:p>
          </table:table-cell>
          <table:table-cell office:value-type="float" office:value="0" calcext:value-type="float">
            <text:p>0</text:p>
          </table:table-cell>
          <table:table-cell table:formula="of:=SQRT([.L85])" office:value-type="float" office:value="0" calcext:value-type="float">
            <text:p>0.00</text:p>
          </table:table-cell>
          <table:table-cell/>
          <table:table-cell table:formula="of:=[.H85]*[.$B$4]" office:value-type="float" office:value="1151.6558023267" calcext:value-type="float">
            <text:p>1151.66</text:p>
          </table:table-cell>
          <table:table-cell table:formula="of:=SQRT([.I85]^2*[.$B$4]^2 + [.$C$4]^2*[.H85]^2)" office:value-type="float" office:value="44.3615196831724" calcext:value-type="float">
            <text:p>44.36</text:p>
          </table:table-cell>
          <table:table-cell table:formula="of:=[.J85]*[.$B$5]" office:value-type="float" office:value="1249.01418439716" calcext:value-type="float">
            <text:p>1249.01</text:p>
          </table:table-cell>
          <table:table-cell table:formula="of:=SQRT([.K85]^2*[.$B$5]^2+[.$C$5]^2*[.J85]^2)" office:value-type="float" office:value="44.1253775254275" calcext:value-type="float">
            <text:p>44.13</text:p>
          </table:table-cell>
          <table:table-cell table:formula="of:=2*[.H85]*[.J85]*[.$B$3]/[.$F$16]" office:value-type="float" office:value="0.02852552" calcext:value-type="float">
            <text:p>0.0285</text:p>
          </table:table-cell>
          <table:table-cell table:formula="of:=SQRT((2*[.$B$3]/[.$F$16])^2*([.H85]^2*[.K85]^2+[.J85]^2*[.I85]^2))" office:value-type="float" office:value="0.00098162725390038" calcext:value-type="float">
            <text:p>0.0010</text:p>
          </table:table-cell>
          <table:table-cell table:formula="of:=[.L85]-[.S85]" office:value-type="float" office:value="-0.02852552" calcext:value-type="float">
            <text:p>-0.03</text:p>
          </table:table-cell>
          <table:table-cell table:formula="of:=SQRT([.M85]^2+[.T85]^2)" office:value-type="float" office:value="0.00098162725390038" calcext:value-type="float">
            <text:p>0.00</text:p>
          </table:table-cell>
          <table:table-cell table:number-columns-repeated="2"/>
          <table:table-cell table:formula="of:=[.O85]/[.$F$16]" office:value-type="float" office:value="23.033116046534" calcext:value-type="float">
            <text:p>23.03</text:p>
          </table:table-cell>
          <table:table-cell table:formula="of:=[.P85]/[.$F$16]" office:value-type="float" office:value="0.887230393663448" calcext:value-type="float">
            <text:p>0.89</text:p>
          </table:table-cell>
          <table:table-cell table:formula="of:=[.Q85]/[.$F$16]" office:value-type="float" office:value="24.9802836879433" calcext:value-type="float">
            <text:p>24.98</text:p>
          </table:table-cell>
          <table:table-cell table:formula="of:=[.R85]/[.$F$16]" office:value-type="float" office:value="0.88250755050855" calcext:value-type="float">
            <text:p>0.88</text:p>
          </table:table-cell>
          <table:table-cell table:formula="of:=[.U85]/[.$F$16]" office:value-type="float" office:value="-0.0005705104" calcext:value-type="float">
            <text:p>-0.0006</text:p>
          </table:table-cell>
          <table:table-cell table:formula="of:=[.V85]/[.$F$16]" office:value-type="float" office:value="0.0000196325450780076" calcext:value-type="float">
            <text:p>0.00</text:p>
          </table:table-cell>
          <table:table-cell table:number-columns-repeated="2"/>
          <table:table-cell table:formula="of:=[.AG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.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.02103367413806E-005</text:p>
          </table:table-cell>
          <table:table-cell table:number-columns-repeated="2"/>
          <table:table-cell table:formula="of:=[.AM84]+5" office:value-type="float" office:value="10" calcext:value-type="float">
            <text:p>10</text:p>
          </table:table-cell>
          <table:table-cell table:formula="of:=[.AH85]/[.$AH$59]" office:value-type="float" office:value="-0.0000566597718345952" calcext:value-type="float">
            <text:p>-5.66597718345952E-005</text:p>
          </table:table-cell>
          <table:table-cell office:value-type="float" office:value="0" calcext:value-type="float">
            <text:p>0</text:p>
          </table:table-cell>
          <table:table-cell table:formula="of:=[.AJ85]/[.$AH$59]" office:value-type="float" office:value="0.00000193105396209262" calcext:value-type="float">
            <text:p>1.93105396209262E-00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09" calcext:value-type="float">
            <text:p>1609</text:p>
          </table:table-cell>
          <table:table-cell table:formula="of:=SQRT([.H86])" office:value-type="float" office:value="40.1123422402632" calcext:value-type="float">
            <text:p>40.11</text:p>
          </table:table-cell>
          <table:table-cell table:style-name="ce25" office:value-type="float" office:value="1714" calcext:value-type="float">
            <text:p>1714</text:p>
          </table:table-cell>
          <table:table-cell table:formula="of:=SQRT([.J86])" office:value-type="float" office:value="41.4004830889689" calcext:value-type="float">
            <text:p>41.40</text:p>
          </table:table-cell>
          <table:table-cell table:style-name="ce25" office:value-type="float" office:value="0" calcext:value-type="float">
            <text:p>0</text:p>
          </table:table-cell>
          <table:table-cell table:formula="of:=SQRT([.L86])" office:value-type="float" office:value="0" calcext:value-type="float">
            <text:p>0.00</text:p>
          </table:table-cell>
          <table:table-cell/>
          <table:table-cell table:formula="of:=[.H86]*[.$B$4]" office:value-type="float" office:value="1105.6170560523" calcext:value-type="float">
            <text:p>1105.62</text:p>
          </table:table-cell>
          <table:table-cell table:formula="of:=SQRT([.I86]^2*[.$B$4]^2 + [.$C$4]^2*[.H86]^2)" office:value-type="float" office:value="42.9431999574855" calcext:value-type="float">
            <text:p>42.94</text:p>
          </table:table-cell>
          <table:table-cell table:formula="of:=[.J86]*[.$B$5]" office:value-type="float" office:value="1257.82039486295" calcext:value-type="float">
            <text:p>1257.82</text:p>
          </table:table-cell>
          <table:table-cell table:formula="of:=SQRT([.K86]^2*[.$B$5]^2+[.$C$5]^2*[.J86]^2)" office:value-type="float" office:value="44.3631961182902" calcext:value-type="float">
            <text:p>44.36</text:p>
          </table:table-cell>
          <table:table-cell table:formula="of:=2*[.H86]*[.J86]*[.$B$3]/[.$F$16]" office:value-type="float" office:value="0.02757826" calcext:value-type="float">
            <text:p>0.0276</text:p>
          </table:table-cell>
          <table:table-cell table:formula="of:=SQRT((2*[.$B$3]/[.$F$16])^2*([.H86]^2*[.K86]^2+[.J86]^2*[.I86]^2))" office:value-type="float" office:value="0.000957301195967079" calcext:value-type="float">
            <text:p>0.0010</text:p>
          </table:table-cell>
          <table:table-cell table:formula="of:=[.L86]-[.S86]" office:value-type="float" office:value="-0.02757826" calcext:value-type="float">
            <text:p>-0.03</text:p>
          </table:table-cell>
          <table:table-cell table:formula="of:=SQRT([.M86]^2+[.T86]^2)" office:value-type="float" office:value="0.000957301195967079" calcext:value-type="float">
            <text:p>0.00</text:p>
          </table:table-cell>
          <table:table-cell table:number-columns-repeated="2"/>
          <table:table-cell table:formula="of:=[.O86]/[.$F$16]" office:value-type="float" office:value="22.112341121046" calcext:value-type="float">
            <text:p>22.11</text:p>
          </table:table-cell>
          <table:table-cell table:formula="of:=[.P86]/[.$F$16]" office:value-type="float" office:value="0.85886399914971" calcext:value-type="float">
            <text:p>0.86</text:p>
          </table:table-cell>
          <table:table-cell table:formula="of:=[.Q86]/[.$F$16]" office:value-type="float" office:value="25.156407897259" calcext:value-type="float">
            <text:p>25.16</text:p>
          </table:table-cell>
          <table:table-cell table:formula="of:=[.R86]/[.$F$16]" office:value-type="float" office:value="0.887263922365805" calcext:value-type="float">
            <text:p>0.89</text:p>
          </table:table-cell>
          <table:table-cell table:formula="of:=[.U86]/[.$F$16]" office:value-type="float" office:value="-0.0005515652" calcext:value-type="float">
            <text:p>-0.0006</text:p>
          </table:table-cell>
          <table:table-cell table:formula="of:=[.V86]/[.$F$16]" office:value-type="float" office:value="0.0000191460239193416" calcext:value-type="float">
            <text:p>0.00</text:p>
          </table:table-cell>
          <table:table-cell table:number-columns-repeated="2"/>
          <table:table-cell table:formula="of:=[.AG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.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.0282842777</text:p>
          </table:table-cell>
          <table:table-cell table:number-columns-repeated="2"/>
          <table:table-cell table:formula="of:=[.AM85]+5" office:value-type="float" office:value="15" calcext:value-type="float">
            <text:p>15</text:p>
          </table:table-cell>
          <table:table-cell table:formula="of:=[.AH86]/[.$AH$59]" office:value-type="float" office:value="0.00376955173931507" calcext:value-type="float">
            <text:p>0.0037695517</text:p>
          </table:table-cell>
          <table:table-cell office:value-type="float" office:value="0" calcext:value-type="float">
            <text:p>0</text:p>
          </table:table-cell>
          <table:table-cell table:formula="of:=[.AJ86]/[.$AH$59]" office:value-type="float" office:value="0.00270250155374697" calcext:value-type="float">
            <text:p>0.002702501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32" calcext:value-type="float">
            <text:p>1632</text:p>
          </table:table-cell>
          <table:table-cell table:style-name="ce29" table:formula="of:=SQRT([.H87])" office:value-type="float" office:value="40.3980197534483" calcext:value-type="float">
            <text:p>40.40</text:p>
          </table:table-cell>
          <table:table-cell table:style-name="ce26" office:value-type="float" office:value="1588" calcext:value-type="float">
            <text:p>1588</text:p>
          </table:table-cell>
          <table:table-cell table:style-name="ce29" table:formula="of:=SQRT([.J87])" office:value-type="float" office:value="39.8497176903426" calcext:value-type="float">
            <text:p>39.85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87])" office:value-type="float" office:value="1.4142135623731" calcext:value-type="float">
            <text:p>1.41</text:p>
          </table:table-cell>
          <table:table-cell/>
          <table:table-cell table:formula="of:=[.H87]*[.$B$4]" office:value-type="float" office:value="1121.42140178829" calcext:value-type="float">
            <text:p>1121.42</text:p>
          </table:table-cell>
          <table:table-cell table:formula="of:=SQRT([.I87]^2*[.$B$4]^2 + [.$C$4]^2*[.H87]^2)" office:value-type="float" office:value="43.430426700165" calcext:value-type="float">
            <text:p>43.43</text:p>
          </table:table-cell>
          <table:table-cell table:formula="of:=[.J87]*[.$B$5]" office:value-type="float" office:value="1165.35518497221" calcext:value-type="float">
            <text:p>1165.36</text:p>
          </table:table-cell>
          <table:table-cell table:formula="of:=SQRT([.K87]^2*[.$B$5]^2+[.$C$5]^2*[.J87]^2)" office:value-type="float" office:value="41.8597464785158" calcext:value-type="float">
            <text:p>41.86</text:p>
          </table:table-cell>
          <table:table-cell table:formula="of:=2*[.H87]*[.J87]*[.$B$3]/[.$F$16]" office:value-type="float" office:value="0.02591616" calcext:value-type="float">
            <text:p>0.0259</text:p>
          </table:table-cell>
          <table:table-cell table:formula="of:=SQRT((2*[.$B$3]/[.$F$16])^2*([.H87]^2*[.K87]^2+[.J87]^2*[.I87]^2))" office:value-type="float" office:value="0.000913509907992245" calcext:value-type="float">
            <text:p>0.0009</text:p>
          </table:table-cell>
          <table:table-cell table:formula="of:=[.L87]-[.S87]" office:value-type="float" office:value="1.97408384" calcext:value-type="float">
            <text:p>1.97</text:p>
          </table:table-cell>
          <table:table-cell table:formula="of:=SQRT([.M87]^2+[.T87]^2)" office:value-type="float" office:value="1.41421385741349" calcext:value-type="float">
            <text:p>1.41</text:p>
          </table:table-cell>
          <table:table-cell table:number-columns-repeated="2"/>
          <table:table-cell table:formula="of:=[.O87]/[.$F$16]" office:value-type="float" office:value="22.4284280357658" calcext:value-type="float">
            <text:p>22.43</text:p>
          </table:table-cell>
          <table:table-cell table:formula="of:=[.P87]/[.$F$16]" office:value-type="float" office:value="0.868608534003301" calcext:value-type="float">
            <text:p>0.87</text:p>
          </table:table-cell>
          <table:table-cell table:formula="of:=[.Q87]/[.$F$16]" office:value-type="float" office:value="23.3071036994441" calcext:value-type="float">
            <text:p>23.31</text:p>
          </table:table-cell>
          <table:table-cell table:formula="of:=[.R87]/[.$F$16]" office:value-type="float" office:value="0.837194929570316" calcext:value-type="float">
            <text:p>0.84</text:p>
          </table:table-cell>
          <table:table-cell table:formula="of:=[.U87]/[.$F$16]" office:value-type="float" office:value="0.0394816768" calcext:value-type="float">
            <text:p>0.0395</text:p>
          </table:table-cell>
          <table:table-cell table:formula="of:=[.V87]/[.$F$16]" office:value-type="float" office:value="0.0282842771482699" calcext:value-type="float">
            <text:p>0.03</text:p>
          </table:table-cell>
          <table:table-cell table:number-columns-repeated="2"/>
          <table:table-cell table:formula="of:=[.AG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.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.000019146</text:p>
          </table:table-cell>
          <table:table-cell table:number-columns-repeated="2"/>
          <table:table-cell table:formula="of:=[.AM86]+5" office:value-type="float" office:value="20" calcext:value-type="float">
            <text:p>20</text:p>
          </table:table-cell>
          <table:table-cell table:formula="of:=[.AH87]/[.$AH$59]" office:value-type="float" office:value="-0.0000527008618630097" calcext:value-type="float">
            <text:p>-5.27008618630097E-005</text:p>
          </table:table-cell>
          <table:table-cell office:value-type="float" office:value="0" calcext:value-type="float">
            <text:p>0</text:p>
          </table:table-cell>
          <table:table-cell table:formula="of:=[.AJ87]/[.$AH$59]" office:value-type="float" office:value="0.00000182936117398106" calcext:value-type="float">
            <text:p>1.82936117398106E-006</text:p>
          </table:table-cell>
        </table:table-row>
        <table:table-row table:style-name="ro1">
          <table:table-cell table:number-columns-repeated="5"/>
          <table:table-cell table:style-name="ce22" office:value-type="float" office:value="25" calcext:value-type="float" table:number-columns-spanned="1" table:number-rows-spanned="7">
            <text:p>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60" calcext:value-type="float">
            <text:p>1760</text:p>
          </table:table-cell>
          <table:table-cell table:style-name="ce27" table:formula="of:=SQRT([.H88])" office:value-type="float" office:value="41.9523539268061" calcext:value-type="float">
            <text:p>41.95</text:p>
          </table:table-cell>
          <table:table-cell table:style-name="ce24" office:value-type="float" office:value="1938" calcext:value-type="float">
            <text:p>1938</text:p>
          </table:table-cell>
          <table:table-cell table:style-name="ce27" table:formula="of:=SQRT([.J88])" office:value-type="float" office:value="44.0227214061103" calcext:value-type="float">
            <text:p>44.02</text:p>
          </table:table-cell>
          <table:table-cell table:style-name="ce24" office:value-type="float" office:value="149" calcext:value-type="float">
            <text:p>149</text:p>
          </table:table-cell>
          <table:table-cell table:style-name="ce32" table:formula="of:=SQRT([.L88])" office:value-type="float" office:value="12.2065556157337" calcext:value-type="float">
            <text:p>12.21</text:p>
          </table:table-cell>
          <table:table-cell/>
          <table:table-cell table:formula="of:=[.H88]*[.$B$4]" office:value-type="float" office:value="1209.37602153639" calcext:value-type="float">
            <text:p>1209.38</text:p>
          </table:table-cell>
          <table:table-cell table:formula="of:=SQRT([.I88]^2*[.$B$4]^2 + [.$C$4]^2*[.H88]^2)" office:value-type="float" office:value="46.1356899978312" calcext:value-type="float">
            <text:p>46.14</text:p>
          </table:table-cell>
          <table:table-cell table:formula="of:=[.J88]*[.$B$5]" office:value-type="float" office:value="1422.20299022427" calcext:value-type="float">
            <text:p>1422.20</text:p>
          </table:table-cell>
          <table:table-cell table:formula="of:=SQRT([.K88]^2*[.$B$5]^2+[.$C$5]^2*[.J88]^2)" office:value-type="float" office:value="48.7824116108374" calcext:value-type="float">
            <text:p>48.78</text:p>
          </table:table-cell>
          <table:table-cell table:formula="of:=2*[.H88]*[.J88]*[.$B$3]/[.$F$16]" office:value-type="float" office:value="0.0341088" calcext:value-type="float">
            <text:p>0.0341</text:p>
          </table:table-cell>
          <table:table-cell table:formula="of:=SQRT((2*[.$B$3]/[.$F$16])^2*([.H88]^2*[.K88]^2+[.J88]^2*[.I88]^2))" office:value-type="float" office:value="0.00112309546522101" calcext:value-type="float">
            <text:p>0.0011</text:p>
          </table:table-cell>
          <table:table-cell table:formula="of:=[.L88]-[.S88]" office:value-type="float" office:value="148.9658912" calcext:value-type="float">
            <text:p>148.97</text:p>
          </table:table-cell>
          <table:table-cell table:formula="of:=SQRT([.M88]^2+[.T88]^2)" office:value-type="float" office:value="12.2065556674003" calcext:value-type="float">
            <text:p>12.21</text:p>
          </table:table-cell>
          <table:table-cell table:number-columns-repeated="2"/>
          <table:table-cell table:formula="of:=[.O88]/[.$F$16]" office:value-type="float" office:value="24.1875204307278" calcext:value-type="float">
            <text:p>24.19</text:p>
          </table:table-cell>
          <table:table-cell table:formula="of:=[.P88]/[.$F$16]" office:value-type="float" office:value="0.922713799956623" calcext:value-type="float">
            <text:p>0.92</text:p>
          </table:table-cell>
          <table:table-cell table:formula="of:=[.Q88]/[.$F$16]" office:value-type="float" office:value="28.4440598044853" calcext:value-type="float">
            <text:p>28.44</text:p>
          </table:table-cell>
          <table:table-cell table:formula="of:=[.R88]/[.$F$16]" office:value-type="float" office:value="0.975648232216749" calcext:value-type="float">
            <text:p>0.98</text:p>
          </table:table-cell>
          <table:table-cell table:formula="of:=[.U88]/[.$F$16]" office:value-type="float" office:value="2.979317824" calcext:value-type="float">
            <text:p>2.9793</text:p>
          </table:table-cell>
          <table:table-cell table:formula="of:=[.V88]/[.$F$16]" office:value-type="float" office:value="0.244131113348007" calcext:value-type="float">
            <text:p>0.24</text:p>
          </table:table-cell>
          <table:table-cell table:number-columns-repeated="2"/>
          <table:table-cell table:formula="of:=[.AG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.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.90483045103757E-005</text:p>
          </table:table-cell>
          <table:table-cell table:number-columns-repeated="2"/>
          <table:table-cell table:formula="of:=[.AM87]+5" office:value-type="float" office:value="25" calcext:value-type="float">
            <text:p>25</text:p>
          </table:table-cell>
          <table:table-cell table:formula="of:=[.AH88]/[.$AH$59]" office:value-type="float" office:value="-0.0000523217280455164" calcext:value-type="float">
            <text:p>-5.23217280455164E-005</text:p>
          </table:table-cell>
          <table:table-cell office:value-type="float" office:value="0" calcext:value-type="float">
            <text:p>0</text:p>
          </table:table-cell>
          <table:table-cell table:formula="of:=[.AJ88]/[.$AH$59]" office:value-type="float" office:value="0.00000182002429581463" calcext:value-type="float">
            <text:p>0.00000182</text:p>
          </table:table-cell>
        </table:table-row>
        <table:table-row table:style-name="ro1">
          <table:table-cell table:number-columns-repeated="5"/>
          <table:covered-table-cell table:style-name="ce2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82" calcext:value-type="float">
            <text:p>1682</text:p>
          </table:table-cell>
          <table:table-cell table:formula="of:=SQRT([.H89])" office:value-type="float" office:value="41.0121933088198" calcext:value-type="float">
            <text:p>41.01</text:p>
          </table:table-cell>
          <table:table-cell table:style-name="ce25" office:value-type="float" office:value="1923" calcext:value-type="float">
            <text:p>1923</text:p>
          </table:table-cell>
          <table:table-cell table:style-name="ce28" table:formula="of:=SQRT([.J89])" office:value-type="float" office:value="43.8520238985614" calcext:value-type="float">
            <text:p>43.85</text:p>
          </table:table-cell>
          <table:table-cell table:style-name="ce25" office:value-type="float" office:value="2" calcext:value-type="float">
            <text:p>2</text:p>
          </table:table-cell>
          <table:table-cell table:formula="of:=SQRT([.L89])" office:value-type="float" office:value="1.4142135623731" calcext:value-type="float">
            <text:p>1.41</text:p>
          </table:table-cell>
          <table:table-cell/>
          <table:table-cell table:formula="of:=[.H89]*[.$B$4]" office:value-type="float" office:value="1155.77867512739" calcext:value-type="float">
            <text:p>1155.78</text:p>
          </table:table-cell>
          <table:table-cell table:formula="of:=SQRT([.I89]^2*[.$B$4]^2 + [.$C$4]^2*[.H89]^2)" office:value-type="float" office:value="44.4883893698276" calcext:value-type="float">
            <text:p>44.49</text:p>
          </table:table-cell>
          <table:table-cell table:formula="of:=[.J89]*[.$B$5]" office:value-type="float" office:value="1411.19522714204" calcext:value-type="float">
            <text:p>1411.20</text:p>
          </table:table-cell>
          <table:table-cell table:formula="of:=SQRT([.K89]^2*[.$B$5]^2+[.$C$5]^2*[.J89]^2)" office:value-type="float" office:value="48.4875648883299" calcext:value-type="float">
            <text:p>48.49</text:p>
          </table:table-cell>
          <table:table-cell table:formula="of:=2*[.H89]*[.J89]*[.$B$3]/[.$F$16]" office:value-type="float" office:value="0.03234486" calcext:value-type="float">
            <text:p>0.0323</text:p>
          </table:table-cell>
          <table:table-cell table:formula="of:=SQRT((2*[.$B$3]/[.$F$16])^2*([.H89]^2*[.K89]^2+[.J89]^2*[.I89]^2))" office:value-type="float" office:value="0.00107982971018582" calcext:value-type="float">
            <text:p>0.0011</text:p>
          </table:table-cell>
          <table:table-cell table:formula="of:=[.L89]-[.S89]" office:value-type="float" office:value="1.96765514" calcext:value-type="float">
            <text:p>1.97</text:p>
          </table:table-cell>
          <table:table-cell table:formula="of:=SQRT([.M89]^2+[.T89]^2)" office:value-type="float" office:value="1.41421397462767" calcext:value-type="float">
            <text:p>1.41</text:p>
          </table:table-cell>
          <table:table-cell table:number-columns-repeated="2"/>
          <table:table-cell table:formula="of:=[.O89]/[.$F$16]" office:value-type="float" office:value="23.1155735025478" calcext:value-type="float">
            <text:p>23.12</text:p>
          </table:table-cell>
          <table:table-cell table:formula="of:=[.P89]/[.$F$16]" office:value-type="float" office:value="0.889767787396552" calcext:value-type="float">
            <text:p>0.89</text:p>
          </table:table-cell>
          <table:table-cell table:formula="of:=[.Q89]/[.$F$16]" office:value-type="float" office:value="28.2239045428407" calcext:value-type="float">
            <text:p>28.22</text:p>
          </table:table-cell>
          <table:table-cell table:formula="of:=[.R89]/[.$F$16]" office:value-type="float" office:value="0.969751297766598" calcext:value-type="float">
            <text:p>0.97</text:p>
          </table:table-cell>
          <table:table-cell table:formula="of:=[.U89]/[.$F$16]" office:value-type="float" office:value="0.0393531028" calcext:value-type="float">
            <text:p>0.0394</text:p>
          </table:table-cell>
          <table:table-cell table:formula="of:=[.V89]/[.$F$16]" office:value-type="float" office:value="0.0282842794925535" calcext:value-type="float">
            <text:p>0.03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table:formula="of:=[.AC98]" office:value-type="float" office:value="0.0992899752" calcext:value-type="float">
            <text:p>0.0992899752</text:p>
          </table:table-cell>
          <table:table-cell/>
          <table:table-cell table:formula="of:=[.AD98]" office:value-type="float" office:value="0.0447213655656532" calcext:value-type="float">
            <text:p>0.0447213656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23"/>
          <table:table-cell office:value-type="float" office:value="1" calcext:value-type="float">
            <text:p>1</text:p>
          </table:table-cell>
          <table:table-cell office:value-type="float" office:value="1738" calcext:value-type="float">
            <text:p>1738</text:p>
          </table:table-cell>
          <table:table-cell table:formula="of:=SQRT([.H90])" office:value-type="float" office:value="41.6893271713517" calcext:value-type="float">
            <text:p>41.69</text:p>
          </table:table-cell>
          <table:table-cell office:value-type="float" office:value="1757" calcext:value-type="float">
            <text:p>1757</text:p>
          </table:table-cell>
          <table:table-cell table:style-name="ce28" table:formula="of:=SQRT([.J90])" office:value-type="float" office:value="41.9165838302694" calcext:value-type="float">
            <text:p>41.92</text:p>
          </table:table-cell>
          <table:table-cell office:value-type="float" office:value="2" calcext:value-type="float">
            <text:p>2</text:p>
          </table:table-cell>
          <table:table-cell table:formula="of:=SQRT([.L90])" office:value-type="float" office:value="1.4142135623731" calcext:value-type="float">
            <text:p>1.41</text:p>
          </table:table-cell>
          <table:table-cell/>
          <table:table-cell table:formula="of:=[.H90]*[.$B$4]" office:value-type="float" office:value="1194.25882126719" calcext:value-type="float">
            <text:p>1194.26</text:p>
          </table:table-cell>
          <table:table-cell table:formula="of:=SQRT([.I90]^2*[.$B$4]^2 + [.$C$4]^2*[.H90]^2)" office:value-type="float" office:value="45.6714329958796" calcext:value-type="float">
            <text:p>45.67</text:p>
          </table:table-cell>
          <table:table-cell table:formula="of:=[.J90]*[.$B$5]" office:value-type="float" office:value="1289.37598236534" calcext:value-type="float">
            <text:p>1289.38</text:p>
          </table:table-cell>
          <table:table-cell table:formula="of:=SQRT([.K90]^2*[.$B$5]^2+[.$C$5]^2*[.J90]^2)" office:value-type="float" office:value="45.2144107316133" calcext:value-type="float">
            <text:p>45.21</text:p>
          </table:table-cell>
          <table:table-cell table:formula="of:=2*[.H90]*[.J90]*[.$B$3]/[.$F$16]" office:value-type="float" office:value="0.03053666" calcext:value-type="float">
            <text:p>0.0305</text:p>
          </table:table-cell>
          <table:table-cell table:formula="of:=SQRT((2*[.$B$3]/[.$F$16])^2*([.H90]^2*[.K90]^2+[.J90]^2*[.I90]^2))" office:value-type="float" office:value="0.0010330809585894" calcext:value-type="float">
            <text:p>0.0010</text:p>
          </table:table-cell>
          <table:table-cell table:formula="of:=[.L90]-[.S90]" office:value-type="float" office:value="1.96946334" calcext:value-type="float">
            <text:p>1.97</text:p>
          </table:table-cell>
          <table:table-cell table:formula="of:=SQRT([.M90]^2+[.T90]^2)" office:value-type="float" office:value="1.41421393970512" calcext:value-type="float">
            <text:p>1.41</text:p>
          </table:table-cell>
          <table:table-cell table:number-columns-repeated="2"/>
          <table:table-cell table:formula="of:=[.O90]/[.$F$16]" office:value-type="float" office:value="23.8851764253437" calcext:value-type="float">
            <text:p>23.89</text:p>
          </table:table-cell>
          <table:table-cell table:formula="of:=[.P90]/[.$F$16]" office:value-type="float" office:value="0.913428659917591" calcext:value-type="float">
            <text:p>0.91</text:p>
          </table:table-cell>
          <table:table-cell table:formula="of:=[.Q90]/[.$F$16]" office:value-type="float" office:value="25.7875196473069" calcext:value-type="float">
            <text:p>25.79</text:p>
          </table:table-cell>
          <table:table-cell table:formula="of:=[.R90]/[.$F$16]" office:value-type="float" office:value="0.904288214632267" calcext:value-type="float">
            <text:p>0.90</text:p>
          </table:table-cell>
          <table:table-cell table:formula="of:=[.U90]/[.$F$16]" office:value-type="float" office:value="0.0393892668" calcext:value-type="float">
            <text:p>0.0394</text:p>
          </table:table-cell>
          <table:table-cell table:formula="of:=[.V90]/[.$F$16]" office:value-type="float" office:value="0.0282842787941023" calcext:value-type="float">
            <text:p>0.03</text:p>
          </table:table-cell>
          <table:table-cell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.1593205824</text:p>
          </table:table-cell>
          <table:table-cell office:value-type="float" office:value="0" calcext:value-type="float">
            <text:p>0</text:p>
          </table:table-cell>
          <table:table-cell table:style-name="ce3" table:formula="of:=[.AD24]" office:value-type="float" office:value="0.251396102799214" calcext:value-type="float">
            <text:p>0.2513961028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90]/[.$AH$59]" office:value-type="float" office:value="0.301866248258638" calcext:value-type="float">
            <text:p>0.3018662483</text:p>
          </table:table-cell>
          <table:table-cell office:value-type="float" office:value="0" calcext:value-type="float">
            <text:p>0</text:p>
          </table:table-cell>
          <table:table-cell table:formula="of:=[.AJ90]/[.$AH$59]" office:value-type="float" office:value="0.0240203538702593" calcext:value-type="float">
            <text:p>0.0240203539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formula="of:=SQRT([.H91])" office:value-type="float" office:value="40.5339363990225" calcext:value-type="float">
            <text:p>40.53</text:p>
          </table:table-cell>
          <table:table-cell office:value-type="float" office:value="1653" calcext:value-type="float">
            <text:p>1653</text:p>
          </table:table-cell>
          <table:table-cell table:style-name="ce28" table:formula="of:=SQRT([.J91])" office:value-type="float" office:value="40.6571027005123" calcext:value-type="float">
            <text:p>40.66</text:p>
          </table:table-cell>
          <table:table-cell office:value-type="float" office:value="1" calcext:value-type="float">
            <text:p>1</text:p>
          </table:table-cell>
          <table:table-cell table:formula="of:=SQRT([.L91])" office:value-type="float" office:value="1" calcext:value-type="float">
            <text:p>1.00</text:p>
          </table:table-cell>
          <table:table-cell/>
          <table:table-cell table:formula="of:=[.H91]*[.$B$4]" office:value-type="float" office:value="1128.98000192289" calcext:value-type="float">
            <text:p>1128.98</text:p>
          </table:table-cell>
          <table:table-cell table:formula="of:=SQRT([.I91]^2*[.$B$4]^2 + [.$C$4]^2*[.H91]^2)" office:value-type="float" office:value="43.6633201977082" calcext:value-type="float">
            <text:p>43.66</text:p>
          </table:table-cell>
          <table:table-cell table:formula="of:=[.J91]*[.$B$5]" office:value-type="float" office:value="1213.05549166187" calcext:value-type="float">
            <text:p>1213.06</text:p>
          </table:table-cell>
          <table:table-cell table:formula="of:=SQRT([.K91]^2*[.$B$5]^2+[.$C$5]^2*[.J91]^2)" office:value-type="float" office:value="43.1530021993164" calcext:value-type="float">
            <text:p>43.15</text:p>
          </table:table-cell>
          <table:table-cell table:formula="of:=2*[.H91]*[.J91]*[.$B$3]/[.$F$16]" office:value-type="float" office:value="0.02715879" calcext:value-type="float">
            <text:p>0.0272</text:p>
          </table:table-cell>
          <table:table-cell table:formula="of:=SQRT((2*[.$B$3]/[.$F$16])^2*([.H91]^2*[.K91]^2+[.J91]^2*[.I91]^2))" office:value-type="float" office:value="0.000946125635631971" calcext:value-type="float">
            <text:p>0.0009</text:p>
          </table:table-cell>
          <table:table-cell table:formula="of:=[.L91]-[.S91]" office:value-type="float" office:value="0.97284121" calcext:value-type="float">
            <text:p>0.97</text:p>
          </table:table-cell>
          <table:table-cell table:formula="of:=SQRT([.M91]^2+[.T91]^2)" office:value-type="float" office:value="1.00000044757676" calcext:value-type="float">
            <text:p>1.00</text:p>
          </table:table-cell>
          <table:table-cell table:number-columns-repeated="2"/>
          <table:table-cell table:formula="of:=[.O91]/[.$F$16]" office:value-type="float" office:value="22.5796000384578" calcext:value-type="float">
            <text:p>22.58</text:p>
          </table:table-cell>
          <table:table-cell table:formula="of:=[.P91]/[.$F$16]" office:value-type="float" office:value="0.873266403954164" calcext:value-type="float">
            <text:p>0.87</text:p>
          </table:table-cell>
          <table:table-cell table:formula="of:=[.Q91]/[.$F$16]" office:value-type="float" office:value="24.2611098332375" calcext:value-type="float">
            <text:p>24.26</text:p>
          </table:table-cell>
          <table:table-cell table:formula="of:=[.R91]/[.$F$16]" office:value-type="float" office:value="0.863060043986328" calcext:value-type="float">
            <text:p>0.86</text:p>
          </table:table-cell>
          <table:table-cell table:formula="of:=[.U91]/[.$F$16]" office:value-type="float" office:value="0.0194568242" calcext:value-type="float">
            <text:p>0.0195</text:p>
          </table:table-cell>
          <table:table-cell table:formula="of:=[.V91]/[.$F$16]" office:value-type="float" office:value="0.0200000089515352" calcext:value-type="float">
            <text:p>0.02</text:p>
          </table:table-cell>
          <table:table-cell table:number-columns-repeated="2"/>
          <table:table-cell table:formula="of:=[.AG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.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.4113392766</text:p>
          </table:table-cell>
          <table:table-cell table:number-columns-repeated="2"/>
          <table:table-cell table:formula="of:=[.AM90]+5" office:value-type="float" office:value="-20" calcext:value-type="float">
            <text:p>-20</text:p>
          </table:table-cell>
          <table:table-cell table:formula="of:=[.AH91]/[.$AH$59]" office:value-type="float" office:value="0.808271080128299" calcext:value-type="float">
            <text:p>0.8082710801</text:p>
          </table:table-cell>
          <table:table-cell office:value-type="float" office:value="0" calcext:value-type="float">
            <text:p>0</text:p>
          </table:table-cell>
          <table:table-cell table:formula="of:=[.AJ91]/[.$AH$59]" office:value-type="float" office:value="0.0393025781825939" calcext:value-type="float">
            <text:p>0.0393025782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1" calcext:value-type="float">
            <text:p>-1</text:p>
          </table:table-cell>
          <table:table-cell office:value-type="float" office:value="1603" calcext:value-type="float">
            <text:p>1603</text:p>
          </table:table-cell>
          <table:table-cell table:formula="of:=SQRT([.H92])" office:value-type="float" office:value="40.0374824383352" calcext:value-type="float">
            <text:p>40.04</text:p>
          </table:table-cell>
          <table:table-cell office:value-type="float" office:value="1721" calcext:value-type="float">
            <text:p>1721</text:p>
          </table:table-cell>
          <table:table-cell table:style-name="ce28" table:formula="of:=SQRT([.J92])" office:value-type="float" office:value="41.4849370253831" calcext:value-type="float">
            <text:p>41.48</text:p>
          </table:table-cell>
          <table:table-cell office:value-type="float" office:value="0" calcext:value-type="float">
            <text:p>0</text:p>
          </table:table-cell>
          <table:table-cell table:formula="of:=SQRT([.L92])" office:value-type="float" office:value="0" calcext:value-type="float">
            <text:p>0.00</text:p>
          </table:table-cell>
          <table:table-cell/>
          <table:table-cell table:formula="of:=[.H92]*[.$B$4]" office:value-type="float" office:value="1101.49418325161" calcext:value-type="float">
            <text:p>1101.49</text:p>
          </table:table-cell>
          <table:table-cell table:formula="of:=SQRT([.I92]^2*[.$B$4]^2 + [.$C$4]^2*[.H92]^2)" office:value-type="float" office:value="42.8160366053181" calcext:value-type="float">
            <text:p>42.82</text:p>
          </table:table-cell>
          <table:table-cell table:formula="of:=[.J92]*[.$B$5]" office:value-type="float" office:value="1262.95735096799" calcext:value-type="float">
            <text:p>1262.96</text:p>
          </table:table-cell>
          <table:table-cell table:formula="of:=SQRT([.K92]^2*[.$B$5]^2+[.$C$5]^2*[.J92]^2)" office:value-type="float" office:value="44.5018682826776" calcext:value-type="float">
            <text:p>44.50</text:p>
          </table:table-cell>
          <table:table-cell table:formula="of:=2*[.H92]*[.J92]*[.$B$3]/[.$F$16]" office:value-type="float" office:value="0.02758763" calcext:value-type="float">
            <text:p>0.0276</text:p>
          </table:table-cell>
          <table:table-cell table:formula="of:=SQRT((2*[.$B$3]/[.$F$16])^2*([.H92]^2*[.K92]^2+[.J92]^2*[.I92]^2))" office:value-type="float" office:value="0.000957607864002797" calcext:value-type="float">
            <text:p>0.0010</text:p>
          </table:table-cell>
          <table:table-cell table:formula="of:=[.L92]-[.S92]" office:value-type="float" office:value="-0.02758763" calcext:value-type="float">
            <text:p>-0.03</text:p>
          </table:table-cell>
          <table:table-cell table:formula="of:=SQRT([.M92]^2+[.T92]^2)" office:value-type="float" office:value="0.000957607864002797" calcext:value-type="float">
            <text:p>0.00</text:p>
          </table:table-cell>
          <table:table-cell table:number-columns-repeated="2"/>
          <table:table-cell table:formula="of:=[.O92]/[.$F$16]" office:value-type="float" office:value="22.0298836650322" calcext:value-type="float">
            <text:p>22.03</text:p>
          </table:table-cell>
          <table:table-cell table:formula="of:=[.P92]/[.$F$16]" office:value-type="float" office:value="0.856320732106363" calcext:value-type="float">
            <text:p>0.86</text:p>
          </table:table-cell>
          <table:table-cell table:formula="of:=[.Q92]/[.$F$16]" office:value-type="float" office:value="25.2591470193598" calcext:value-type="float">
            <text:p>25.26</text:p>
          </table:table-cell>
          <table:table-cell table:formula="of:=[.R92]/[.$F$16]" office:value-type="float" office:value="0.890037365653552" calcext:value-type="float">
            <text:p>0.89</text:p>
          </table:table-cell>
          <table:table-cell table:formula="of:=[.U92]/[.$F$16]" office:value-type="float" office:value="-0.0005517526" calcext:value-type="float">
            <text:p>-0.0006</text:p>
          </table:table-cell>
          <table:table-cell table:formula="of:=[.V92]/[.$F$16]" office:value-type="float" office:value="0.000019152157280056" calcext:value-type="float">
            <text:p>0.00</text:p>
          </table:table-cell>
          <table:table-cell table:number-columns-repeated="2"/>
          <table:table-cell table:formula="of:=[.AG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.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.3784177591</text:p>
          </table:table-cell>
          <table:table-cell table:number-columns-repeated="2"/>
          <table:table-cell table:formula="of:=[.AM91]+5" office:value-type="float" office:value="-15" calcext:value-type="float">
            <text:p>-15</text:p>
          </table:table-cell>
          <table:table-cell table:formula="of:=[.AH92]/[.$AH$59]" office:value-type="float" office:value="0.684065480534123" calcext:value-type="float">
            <text:p>0.6840654805</text:p>
          </table:table-cell>
          <table:table-cell office:value-type="float" office:value="0" calcext:value-type="float">
            <text:p>0</text:p>
          </table:table-cell>
          <table:table-cell table:formula="of:=[.AJ92]/[.$AH$59]" office:value-type="float" office:value="0.0361569983922393" calcext:value-type="float">
            <text:p>0.0361569984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579" calcext:value-type="float">
            <text:p>1579</text:p>
          </table:table-cell>
          <table:table-cell table:formula="of:=SQRT([.H93])" office:value-type="float" office:value="39.7366329726111" calcext:value-type="float">
            <text:p>39.74</text:p>
          </table:table-cell>
          <table:table-cell table:style-name="ce25" office:value-type="float" office:value="1734" calcext:value-type="float">
            <text:p>1734</text:p>
          </table:table-cell>
          <table:table-cell table:style-name="ce28" table:formula="of:=SQRT([.J93])" office:value-type="float" office:value="41.641325627314" calcext:value-type="float">
            <text:p>41.64</text:p>
          </table:table-cell>
          <table:table-cell table:style-name="ce25" office:value-type="float" office:value="0" calcext:value-type="float">
            <text:p>0</text:p>
          </table:table-cell>
          <table:table-cell table:formula="of:=SQRT([.L93])" office:value-type="float" office:value="0" calcext:value-type="float">
            <text:p>0.00</text:p>
          </table:table-cell>
          <table:table-cell/>
          <table:table-cell table:formula="of:=[.H93]*[.$B$4]" office:value-type="float" office:value="1085.00269204884" calcext:value-type="float">
            <text:p>1085.00</text:p>
          </table:table-cell>
          <table:table-cell table:formula="of:=SQRT([.I93]^2*[.$B$4]^2 + [.$C$4]^2*[.H93]^2)" office:value-type="float" office:value="42.3071252549939" calcext:value-type="float">
            <text:p>42.31</text:p>
          </table:table-cell>
          <table:table-cell table:formula="of:=[.J93]*[.$B$5]" office:value-type="float" office:value="1272.49741230592" calcext:value-type="float">
            <text:p>1272.50</text:p>
          </table:table-cell>
          <table:table-cell table:formula="of:=SQRT([.K93]^2*[.$B$5]^2+[.$C$5]^2*[.J93]^2)" office:value-type="float" office:value="44.7592956353504" calcext:value-type="float">
            <text:p>44.76</text:p>
          </table:table-cell>
          <table:table-cell table:formula="of:=2*[.H93]*[.J93]*[.$B$3]/[.$F$16]" office:value-type="float" office:value="0.02737986" calcext:value-type="float">
            <text:p>0.0274</text:p>
          </table:table-cell>
          <table:table-cell table:formula="of:=SQRT((2*[.$B$3]/[.$F$16])^2*([.H93]^2*[.K93]^2+[.J93]^2*[.I93]^2))" office:value-type="float" office:value="0.000952415225518786" calcext:value-type="float">
            <text:p>0.0010</text:p>
          </table:table-cell>
          <table:table-cell table:formula="of:=[.L93]-[.S93]" office:value-type="float" office:value="-0.02737986" calcext:value-type="float">
            <text:p>-0.03</text:p>
          </table:table-cell>
          <table:table-cell table:formula="of:=SQRT([.M93]^2+[.T93]^2)" office:value-type="float" office:value="0.000952415225518786" calcext:value-type="float">
            <text:p>0.00</text:p>
          </table:table-cell>
          <table:table-cell table:number-columns-repeated="2"/>
          <table:table-cell table:formula="of:=[.O93]/[.$F$16]" office:value-type="float" office:value="21.7000538409768" calcext:value-type="float">
            <text:p>21.70</text:p>
          </table:table-cell>
          <table:table-cell table:formula="of:=[.P93]/[.$F$16]" office:value-type="float" office:value="0.846142505099878" calcext:value-type="float">
            <text:p>0.85</text:p>
          </table:table-cell>
          <table:table-cell table:formula="of:=[.Q93]/[.$F$16]" office:value-type="float" office:value="25.4499482461185" calcext:value-type="float">
            <text:p>25.45</text:p>
          </table:table-cell>
          <table:table-cell table:formula="of:=[.R93]/[.$F$16]" office:value-type="float" office:value="0.895185912707007" calcext:value-type="float">
            <text:p>0.90</text:p>
          </table:table-cell>
          <table:table-cell table:formula="of:=[.U93]/[.$F$16]" office:value-type="float" office:value="-0.0005475972" calcext:value-type="float">
            <text:p>-0.0005</text:p>
          </table:table-cell>
          <table:table-cell table:formula="of:=[.V93]/[.$F$16]" office:value-type="float" office:value="0.0000190483045103757" calcext:value-type="float">
            <text:p>0.00</text:p>
          </table:table-cell>
          <table:table-cell table:number-columns-repeated="2"/>
          <table:table-cell table:formula="of:=[.AG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.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.220000001</text:p>
          </table:table-cell>
          <table:table-cell table:number-columns-repeated="2"/>
          <table:table-cell table:formula="of:=[.AM92]+5" office:value-type="float" office:value="-10" calcext:value-type="float">
            <text:p>-10</text:p>
          </table:table-cell>
          <table:table-cell table:formula="of:=[.AH93]/[.$AH$59]" office:value-type="float" office:value="0.231165252664965" calcext:value-type="float">
            <text:p>0.2311652527</text:p>
          </table:table-cell>
          <table:table-cell office:value-type="float" office:value="0" calcext:value-type="float">
            <text:p>0</text:p>
          </table:table-cell>
          <table:table-cell table:formula="of:=[.AJ93]/[.$AH$59]" office:value-type="float" office:value="0.0210205242532923" calcext:value-type="float">
            <text:p>0.0210205243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64" calcext:value-type="float">
            <text:p>1764</text:p>
          </table:table-cell>
          <table:table-cell table:style-name="ce29" table:formula="of:=SQRT([.H94])" office:value-type="float" office:value="42" calcext:value-type="float">
            <text:p>42.00</text:p>
          </table:table-cell>
          <table:table-cell table:style-name="ce26" office:value-type="float" office:value="1517" calcext:value-type="float">
            <text:p>1517</text:p>
          </table:table-cell>
          <table:table-cell table:style-name="ce29" table:formula="of:=SQRT([.J94])" office:value-type="float" office:value="38.9486841883009" calcext:value-type="float">
            <text:p>38.95</text:p>
          </table:table-cell>
          <table:table-cell table:style-name="ce26" office:value-type="float" office:value="0" calcext:value-type="float">
            <text:p>0</text:p>
          </table:table-cell>
          <table:table-cell table:style-name="ce33" table:formula="of:=SQRT([.L94])" office:value-type="float" office:value="0" calcext:value-type="float">
            <text:p>0.00</text:p>
          </table:table-cell>
          <table:table-cell/>
          <table:table-cell table:formula="of:=[.H94]*[.$B$4]" office:value-type="float" office:value="1212.12460340352" calcext:value-type="float">
            <text:p>1212.12</text:p>
          </table:table-cell>
          <table:table-cell table:formula="of:=SQRT([.I94]^2*[.$B$4]^2 + [.$C$4]^2*[.H94]^2)" office:value-type="float" office:value="46.2200706023633" calcext:value-type="float">
            <text:p>46.22</text:p>
          </table:table-cell>
          <table:table-cell table:formula="of:=[.J94]*[.$B$5]" office:value-type="float" office:value="1113.25177304965" calcext:value-type="float">
            <text:p>1113.25</text:p>
          </table:table-cell>
          <table:table-cell table:formula="of:=SQRT([.K94]^2*[.$B$5]^2+[.$C$5]^2*[.J94]^2)" office:value-type="float" office:value="40.4423219452793" calcext:value-type="float">
            <text:p>40.44</text:p>
          </table:table-cell>
          <table:table-cell table:formula="of:=2*[.H94]*[.J94]*[.$B$3]/[.$F$16]" office:value-type="float" office:value="0.02675988" calcext:value-type="float">
            <text:p>0.0268</text:p>
          </table:table-cell>
          <table:table-cell table:formula="of:=SQRT((2*[.$B$3]/[.$F$16])^2*([.H94]^2*[.K94]^2+[.J94]^2*[.I94]^2))" office:value-type="float" office:value="0.000937012093198375" calcext:value-type="float">
            <text:p>0.0009</text:p>
          </table:table-cell>
          <table:table-cell table:formula="of:=[.L94]-[.S94]" office:value-type="float" office:value="-0.02675988" calcext:value-type="float">
            <text:p>-0.03</text:p>
          </table:table-cell>
          <table:table-cell table:formula="of:=SQRT([.M94]^2+[.T94]^2)" office:value-type="float" office:value="0.000937012093198375" calcext:value-type="float">
            <text:p>0.00</text:p>
          </table:table-cell>
          <table:table-cell table:number-columns-repeated="2"/>
          <table:table-cell table:formula="of:=[.O94]/[.$F$16]" office:value-type="float" office:value="24.2424920680704" calcext:value-type="float">
            <text:p>24.24</text:p>
          </table:table-cell>
          <table:table-cell table:formula="of:=[.P94]/[.$F$16]" office:value-type="float" office:value="0.924401412047267" calcext:value-type="float">
            <text:p>0.92</text:p>
          </table:table-cell>
          <table:table-cell table:formula="of:=[.Q94]/[.$F$16]" office:value-type="float" office:value="22.2650354609929" calcext:value-type="float">
            <text:p>22.27</text:p>
          </table:table-cell>
          <table:table-cell table:formula="of:=[.R94]/[.$F$16]" office:value-type="float" office:value="0.808846438905587" calcext:value-type="float">
            <text:p>0.81</text:p>
          </table:table-cell>
          <table:table-cell table:formula="of:=[.U94]/[.$F$16]" office:value-type="float" office:value="-0.0005351976" calcext:value-type="float">
            <text:p>-0.0005</text:p>
          </table:table-cell>
          <table:table-cell table:formula="of:=[.V94]/[.$F$16]" office:value-type="float" office:value="0.0000187402418639675" calcext:value-type="float">
            <text:p>0.00</text:p>
          </table:table-cell>
          <table:table-cell table:number-columns-repeated="2"/>
          <table:table-cell table:formula="of:=[.AG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.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.0200000108</text:p>
          </table:table-cell>
          <table:table-cell table:number-columns-repeated="2"/>
          <table:table-cell table:formula="of:=[.AM93]+5" office:value-type="float" office:value="-5" calcext:value-type="float">
            <text:p>-5</text:p>
          </table:table-cell>
          <table:table-cell table:formula="of:=[.AH94]/[.$AH$59]" office:value-type="float" office:value="0.00185199103717251" calcext:value-type="float">
            <text:p>0.001851991</text:p>
          </table:table-cell>
          <table:table-cell office:value-type="float" office:value="0" calcext:value-type="float">
            <text:p>0</text:p>
          </table:table-cell>
          <table:table-cell table:formula="of:=[.AJ94]/[.$AH$59]" office:value-type="float" office:value="0.00191095777801418" calcext:value-type="float">
            <text:p>0.0019109578</text:p>
          </table:table-cell>
        </table:table-row>
        <table:table-row table:style-name="ro1">
          <table:table-cell table:number-columns-repeated="5"/>
          <table:table-cell table:style-name="ce22" office:value-type="float" office:value="30" calcext:value-type="float" table:number-columns-spanned="1" table:number-rows-spanned="2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667" calcext:value-type="float">
            <text:p>1667</text:p>
          </table:table-cell>
          <table:table-cell table:style-name="ce29" table:formula="of:=SQRT([.H95])" office:value-type="float" office:value="40.8289113251872" calcext:value-type="float">
            <text:p>40.83</text:p>
          </table:table-cell>
          <table:table-cell office:value-type="float" office:value="1944" calcext:value-type="float">
            <text:p>1944</text:p>
          </table:table-cell>
          <table:table-cell table:style-name="ce29" table:formula="of:=SQRT([.J95])" office:value-type="float" office:value="44.0908153700972" calcext:value-type="float">
            <text:p>44.09</text:p>
          </table:table-cell>
          <table:table-cell office:value-type="float" office:value="8" calcext:value-type="float">
            <text:p>8</text:p>
          </table:table-cell>
          <table:table-cell table:style-name="ce33" table:formula="of:=SQRT([.L95])" office:value-type="float" office:value="2.82842712474619" calcext:value-type="float">
            <text:p>2.83</text:p>
          </table:table-cell>
          <table:table-cell/>
          <table:table-cell table:formula="of:=[.H95]*[.$B$4]" office:value-type="float" office:value="1145.47149312566" calcext:value-type="float">
            <text:p>1145.47</text:p>
          </table:table-cell>
          <table:table-cell table:formula="of:=SQRT([.I95]^2*[.$B$4]^2 + [.$C$4]^2*[.H95]^2)" office:value-type="float" office:value="44.1711719966878" calcext:value-type="float">
            <text:p>44.17</text:p>
          </table:table-cell>
          <table:table-cell table:formula="of:=[.J95]*[.$B$5]" office:value-type="float" office:value="1426.60609545716" calcext:value-type="float">
            <text:p>1426.61</text:p>
          </table:table-cell>
          <table:table-cell table:formula="of:=SQRT([.K95]^2*[.$B$5]^2+[.$C$5]^2*[.J95]^2)" office:value-type="float" office:value="48.900310808119" calcext:value-type="float">
            <text:p>48.90</text:p>
          </table:table-cell>
          <table:table-cell table:formula="of:=2*[.H95]*[.J95]*[.$B$3]/[.$F$16]" office:value-type="float" office:value="0.03240648" calcext:value-type="float">
            <text:p>0.0324</text:p>
          </table:table-cell>
          <table:table-cell table:formula="of:=SQRT((2*[.$B$3]/[.$F$16])^2*([.H95]^2*[.K95]^2+[.J95]^2*[.I95]^2))" office:value-type="float" office:value="0.00108175690097175" calcext:value-type="float">
            <text:p>0.0011</text:p>
          </table:table-cell>
          <table:table-cell table:formula="of:=[.L95]-[.S95]" office:value-type="float" office:value="7.96759352" calcext:value-type="float">
            <text:p>7.97</text:p>
          </table:table-cell>
          <table:table-cell table:formula="of:=SQRT([.M95]^2+[.T95]^2)" office:value-type="float" office:value="2.82842733160992" calcext:value-type="float">
            <text:p>2.83</text:p>
          </table:table-cell>
          <table:table-cell table:number-columns-repeated="2"/>
          <table:table-cell table:formula="of:=[.O95]/[.$F$16]" office:value-type="float" office:value="22.9094298625132" calcext:value-type="float">
            <text:p>22.91</text:p>
          </table:table-cell>
          <table:table-cell table:formula="of:=[.P95]/[.$F$16]" office:value-type="float" office:value="0.883423439933755" calcext:value-type="float">
            <text:p>0.88</text:p>
          </table:table-cell>
          <table:table-cell table:formula="of:=[.Q95]/[.$F$16]" office:value-type="float" office:value="28.5321219091432" calcext:value-type="float">
            <text:p>28.53</text:p>
          </table:table-cell>
          <table:table-cell table:formula="of:=[.R95]/[.$F$16]" office:value-type="float" office:value="0.97800621616238" calcext:value-type="float">
            <text:p>0.98</text:p>
          </table:table-cell>
          <table:table-cell table:formula="of:=[.U95]/[.$F$16]" office:value-type="float" office:value="0.1593518704" calcext:value-type="float">
            <text:p>0.1594</text:p>
          </table:table-cell>
          <table:table-cell table:formula="of:=[.V95]/[.$F$16]" office:value-type="float" office:value="0.0565685466321983" calcext:value-type="float">
            <text:p>0.06</text:p>
          </table:table-cell>
          <table:table-cell table:number-columns-repeated="2"/>
          <table:table-cell table:formula="of:=[.AG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.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.88958219403126E-005</text:p>
          </table:table-cell>
          <table:table-cell table:number-columns-repeated="2"/>
          <table:table-cell table:formula="of:=[.AM94]+5" office:value-type="float" office:value="0" calcext:value-type="float">
            <text:p>0</text:p>
          </table:table-cell>
          <table:table-cell table:formula="of:=[.AH95]/[.$AH$59]" office:value-type="float" office:value="-0.0000518001132933846" calcext:value-type="float">
            <text:p>-5.18001132933846E-005</text:p>
          </table:table-cell>
          <table:table-cell office:value-type="float" office:value="0" calcext:value-type="float">
            <text:p>0</text:p>
          </table:table-cell>
          <table:table-cell table:formula="of:=[.AJ95]/[.$AH$59]" office:value-type="float" office:value="0.00000180545491605425" calcext:value-type="float">
            <text:p>1.80545491605425E-006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3" calcext:value-type="float">
            <text:p>-3</text:p>
          </table:table-cell>
          <table:table-cell office:value-type="float" office:value="1723" calcext:value-type="float">
            <text:p>1723</text:p>
          </table:table-cell>
          <table:table-cell table:style-name="ce29" table:formula="of:=SQRT([.H96])" office:value-type="float" office:value="41.5090351610345" calcext:value-type="float">
            <text:p>41.51</text:p>
          </table:table-cell>
          <table:table-cell office:value-type="float" office:value="1496" calcext:value-type="float">
            <text:p>1496</text:p>
          </table:table-cell>
          <table:table-cell table:style-name="ce29" table:formula="of:=SQRT([.J96])" office:value-type="float" office:value="38.6781592116274" calcext:value-type="float">
            <text:p>38.68</text:p>
          </table:table-cell>
          <table:table-cell office:value-type="float" office:value="0" calcext:value-type="float">
            <text:p>0</text:p>
          </table:table-cell>
          <table:table-cell table:style-name="ce33" table:formula="of:=SQRT([.L96])" office:value-type="float" office:value="0" calcext:value-type="float">
            <text:p>0.00</text:p>
          </table:table-cell>
          <table:table-cell/>
          <table:table-cell table:formula="of:=[.H96]*[.$B$4]" office:value-type="float" office:value="1183.95163926546" calcext:value-type="float">
            <text:p>1183.95</text:p>
          </table:table-cell>
          <table:table-cell table:formula="of:=SQRT([.I96]^2*[.$B$4]^2 + [.$C$4]^2*[.H96]^2)" office:value-type="float" office:value="45.3547322886139" calcext:value-type="float">
            <text:p>45.35</text:p>
          </table:table-cell>
          <table:table-cell table:formula="of:=[.J96]*[.$B$5]" office:value-type="float" office:value="1097.84090473452" calcext:value-type="float">
            <text:p>1097.84</text:p>
          </table:table-cell>
          <table:table-cell table:formula="of:=SQRT([.K96]^2*[.$B$5]^2+[.$C$5]^2*[.J96]^2)" office:value-type="float" office:value="40.0220499973014" calcext:value-type="float">
            <text:p>40.02</text:p>
          </table:table-cell>
          <table:table-cell table:formula="of:=2*[.H96]*[.J96]*[.$B$3]/[.$F$16]" office:value-type="float" office:value="0.02577608" calcext:value-type="float">
            <text:p>0.0258</text:p>
          </table:table-cell>
          <table:table-cell table:formula="of:=SQRT((2*[.$B$3]/[.$F$16])^2*([.H96]^2*[.K96]^2+[.J96]^2*[.I96]^2))" office:value-type="float" office:value="0.000910896270274503" calcext:value-type="float">
            <text:p>0.0009</text:p>
          </table:table-cell>
          <table:table-cell table:formula="of:=[.L96]-[.S96]" office:value-type="float" office:value="-0.02577608" calcext:value-type="float">
            <text:p>-0.03</text:p>
          </table:table-cell>
          <table:table-cell table:formula="of:=SQRT([.M96]^2+[.T96]^2)" office:value-type="float" office:value="0.000910896270274503" calcext:value-type="float">
            <text:p>0.00</text:p>
          </table:table-cell>
          <table:table-cell table:number-columns-repeated="2"/>
          <table:table-cell table:formula="of:=[.O96]/[.$F$16]" office:value-type="float" office:value="23.6790327853091" calcext:value-type="float">
            <text:p>23.68</text:p>
          </table:table-cell>
          <table:table-cell table:formula="of:=[.P96]/[.$F$16]" office:value-type="float" office:value="0.907094645772278" calcext:value-type="float">
            <text:p>0.91</text:p>
          </table:table-cell>
          <table:table-cell table:formula="of:=[.Q96]/[.$F$16]" office:value-type="float" office:value="21.9568180946904" calcext:value-type="float">
            <text:p>21.96</text:p>
          </table:table-cell>
          <table:table-cell table:formula="of:=[.R96]/[.$F$16]" office:value-type="float" office:value="0.800440999946029" calcext:value-type="float">
            <text:p>0.80</text:p>
          </table:table-cell>
          <table:table-cell table:formula="of:=[.U96]/[.$F$16]" office:value-type="float" office:value="-0.0005155216" calcext:value-type="float">
            <text:p>-0.0005</text:p>
          </table:table-cell>
          <table:table-cell table:formula="of:=[.V96]/[.$F$16]" office:value-type="float" office:value="0.0000182179254054901" calcext:value-type="float">
            <text:p>0.00</text:p>
          </table:table-cell>
          <table:table-cell table:number-columns-repeated="2"/>
          <table:table-cell table:formula="of:=[.AG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.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.0282842779</text:p>
          </table:table-cell>
          <table:table-cell table:number-columns-repeated="2"/>
          <table:table-cell table:formula="of:=[.AM95]+5" office:value-type="float" office:value="5" calcext:value-type="float">
            <text:p>5</text:p>
          </table:table-cell>
          <table:table-cell table:formula="of:=[.AH96]/[.$AH$59]" office:value-type="float" office:value="0.00376802415871514" calcext:value-type="float">
            <text:p>0.0037680242</text:p>
          </table:table-cell>
          <table:table-cell office:value-type="float" office:value="0" calcext:value-type="float">
            <text:p>0</text:p>
          </table:table-cell>
          <table:table-cell table:formula="of:=[.AJ96]/[.$AH$59]" office:value-type="float" office:value="0.00270250158077437" calcext:value-type="float">
            <text:p>0.0027025016</text:p>
          </table:table-cell>
        </table:table-row>
        <table:table-row table:style-name="ro1">
          <table:table-cell table:number-columns-repeated="5"/>
          <table:table-cell table:style-name="ce22" office:value-type="float" office:value="-30" calcext:value-type="float" table:number-columns-spanned="1" table:number-rows-spanned="2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1699" calcext:value-type="float">
            <text:p>1699</text:p>
          </table:table-cell>
          <table:table-cell table:style-name="ce29" table:formula="of:=SQRT([.H97])" office:value-type="float" office:value="41.2189276910499" calcext:value-type="float">
            <text:p>41.22</text:p>
          </table:table-cell>
          <table:table-cell office:value-type="float" office:value="1472" calcext:value-type="float">
            <text:p>1472</text:p>
          </table:table-cell>
          <table:table-cell table:style-name="ce29" table:formula="of:=SQRT([.J97])" office:value-type="float" office:value="38.3666521865018" calcext:value-type="float">
            <text:p>38.37</text:p>
          </table:table-cell>
          <table:table-cell office:value-type="float" office:value="1" calcext:value-type="float">
            <text:p>1</text:p>
          </table:table-cell>
          <table:table-cell table:style-name="ce33" table:formula="of:=SQRT([.L97])" office:value-type="float" office:value="1" calcext:value-type="float">
            <text:p>1.00</text:p>
          </table:table-cell>
          <table:table-cell/>
          <table:table-cell table:formula="of:=[.H97]*[.$B$4]" office:value-type="float" office:value="1167.46014806269" calcext:value-type="float">
            <text:p>1167.46</text:p>
          </table:table-cell>
          <table:table-cell table:formula="of:=SQRT([.I97]^2*[.$B$4]^2 + [.$C$4]^2*[.H97]^2)" office:value-type="float" office:value="44.8477303737287" calcext:value-type="float">
            <text:p>44.85</text:p>
          </table:table-cell>
          <table:table-cell table:formula="of:=[.J97]*[.$B$5]" office:value-type="float" office:value="1080.22848380295" calcext:value-type="float">
            <text:p>1080.23</text:p>
          </table:table-cell>
          <table:table-cell table:formula="of:=SQRT([.K97]^2*[.$B$5]^2+[.$C$5]^2*[.J97]^2)" office:value-type="float" office:value="39.5411274469304" calcext:value-type="float">
            <text:p>39.54</text:p>
          </table:table-cell>
          <table:table-cell table:formula="of:=2*[.H97]*[.J97]*[.$B$3]/[.$F$16]" office:value-type="float" office:value="0.02500928" calcext:value-type="float">
            <text:p>0.0250</text:p>
          </table:table-cell>
          <table:table-cell table:formula="of:=SQRT((2*[.$B$3]/[.$F$16])^2*([.H97]^2*[.K97]^2+[.J97]^2*[.I97]^2))" office:value-type="float" office:value="0.000890530330084271" calcext:value-type="float">
            <text:p>0.0009</text:p>
          </table:table-cell>
          <table:table-cell table:formula="of:=[.L97]-[.S97]" office:value-type="float" office:value="0.97499072" calcext:value-type="float">
            <text:p>0.97</text:p>
          </table:table-cell>
          <table:table-cell table:formula="of:=SQRT([.M97]^2+[.T97]^2)" office:value-type="float" office:value="1.00000039652206" calcext:value-type="float">
            <text:p>1.00</text:p>
          </table:table-cell>
          <table:table-cell table:number-columns-repeated="2"/>
          <table:table-cell table:formula="of:=[.O97]/[.$F$16]" office:value-type="float" office:value="23.3492029612537" calcext:value-type="float">
            <text:p>23.35</text:p>
          </table:table-cell>
          <table:table-cell table:formula="of:=[.P97]/[.$F$16]" office:value-type="float" office:value="0.896954607474575" calcext:value-type="float">
            <text:p>0.90</text:p>
          </table:table-cell>
          <table:table-cell table:formula="of:=[.Q97]/[.$F$16]" office:value-type="float" office:value="21.604569676059" calcext:value-type="float">
            <text:p>21.60</text:p>
          </table:table-cell>
          <table:table-cell table:formula="of:=[.R97]/[.$F$16]" office:value-type="float" office:value="0.790822548938607" calcext:value-type="float">
            <text:p>0.79</text:p>
          </table:table-cell>
          <table:table-cell table:formula="of:=[.U97]/[.$F$16]" office:value-type="float" office:value="0.0194998144" calcext:value-type="float">
            <text:p>0.0195</text:p>
          </table:table-cell>
          <table:table-cell table:formula="of:=[.V97]/[.$F$16]" office:value-type="float" office:value="0.0200000079304411" calcext:value-type="float">
            <text:p>0.02</text:p>
          </table:table-cell>
          <table:table-cell table:number-columns-repeated="2"/>
          <table:table-cell table:formula="of:=[.AG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.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.0200000084</text:p>
          </table:table-cell>
          <table:table-cell table:number-columns-repeated="2"/>
          <table:table-cell table:formula="of:=[.AM96]+5" office:value-type="float" office:value="10" calcext:value-type="float">
            <text:p>10</text:p>
          </table:table-cell>
          <table:table-cell table:formula="of:=[.AH97]/[.$AH$59]" office:value-type="float" office:value="0.00186131199621262" calcext:value-type="float">
            <text:p>0.001861312</text:p>
          </table:table-cell>
          <table:table-cell office:value-type="float" office:value="0" calcext:value-type="float">
            <text:p>0</text:p>
          </table:table-cell>
          <table:table-cell table:formula="of:=[.AJ97]/[.$AH$59]" office:value-type="float" office:value="0.00191095754191873" calcext:value-type="float">
            <text:p>0.0019109575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3" calcext:value-type="float">
            <text:p>-3</text:p>
          </table:table-cell>
          <table:table-cell office:value-type="float" office:value="1697" calcext:value-type="float">
            <text:p>1697</text:p>
          </table:table-cell>
          <table:table-cell table:style-name="ce29" table:formula="of:=SQRT([.H98])" office:value-type="float" office:value="41.194659848092" calcext:value-type="float">
            <text:p>41.19</text:p>
          </table:table-cell>
          <table:table-cell office:value-type="float" office:value="2092" calcext:value-type="float">
            <text:p>2092</text:p>
          </table:table-cell>
          <table:table-cell table:style-name="ce29" table:formula="of:=SQRT([.J98])" office:value-type="float" office:value="45.7383865041171" calcext:value-type="float">
            <text:p>45.74</text:p>
          </table:table-cell>
          <table:table-cell office:value-type="float" office:value="5" calcext:value-type="float">
            <text:p>5</text:p>
          </table:table-cell>
          <table:table-cell table:style-name="ce33" table:formula="of:=SQRT([.L98])" office:value-type="float" office:value="2.23606797749979" calcext:value-type="float">
            <text:p>2.24</text:p>
          </table:table-cell>
          <table:table-cell/>
          <table:table-cell table:formula="of:=[.H98]*[.$B$4]" office:value-type="float" office:value="1166.08585712912" calcext:value-type="float">
            <text:p>1166.09</text:p>
          </table:table-cell>
          <table:table-cell table:formula="of:=SQRT([.I98]^2*[.$B$4]^2 + [.$C$4]^2*[.H98]^2)" office:value-type="float" office:value="44.8054643135693" calcext:value-type="float">
            <text:p>44.81</text:p>
          </table:table-cell>
          <table:table-cell table:formula="of:=[.J98]*[.$B$5]" office:value-type="float" office:value="1535.21602453517" calcext:value-type="float">
            <text:p>1535.22</text:p>
          </table:table-cell>
          <table:table-cell table:formula="of:=SQRT([.K98]^2*[.$B$5]^2+[.$C$5]^2*[.J98]^2)" office:value-type="float" office:value="51.8018048617528" calcext:value-type="float">
            <text:p>51.80</text:p>
          </table:table-cell>
          <table:table-cell table:formula="of:=2*[.H98]*[.J98]*[.$B$3]/[.$F$16]" office:value-type="float" office:value="0.03550124" calcext:value-type="float">
            <text:p>0.0355</text:p>
          </table:table-cell>
          <table:table-cell table:formula="of:=SQRT((2*[.$B$3]/[.$F$16])^2*([.H98]^2*[.K98]^2+[.J98]^2*[.I98]^2))" office:value-type="float" office:value="0.0011598025623355" calcext:value-type="float">
            <text:p>0.0012</text:p>
          </table:table-cell>
          <table:table-cell table:formula="of:=[.L98]-[.S98]" office:value-type="float" office:value="4.96449876" calcext:value-type="float">
            <text:p>4.96</text:p>
          </table:table-cell>
          <table:table-cell table:formula="of:=SQRT([.M98]^2+[.T98]^2)" office:value-type="float" office:value="2.23606827828266" calcext:value-type="float">
            <text:p>2.24</text:p>
          </table:table-cell>
          <table:table-cell table:number-columns-repeated="2"/>
          <table:table-cell table:formula="of:=[.O98]/[.$F$16]" office:value-type="float" office:value="23.3217171425824" calcext:value-type="float">
            <text:p>23.32</text:p>
          </table:table-cell>
          <table:table-cell table:formula="of:=[.P98]/[.$F$16]" office:value-type="float" office:value="0.896109286271386" calcext:value-type="float">
            <text:p>0.90</text:p>
          </table:table-cell>
          <table:table-cell table:formula="of:=[.Q98]/[.$F$16]" office:value-type="float" office:value="30.7043204907035" calcext:value-type="float">
            <text:p>30.70</text:p>
          </table:table-cell>
          <table:table-cell table:formula="of:=[.R98]/[.$F$16]" office:value-type="float" office:value="1.03603609723506" calcext:value-type="float">
            <text:p>1.04</text:p>
          </table:table-cell>
          <table:table-cell table:formula="of:=[.U98]/[.$F$16]" office:value-type="float" office:value="0.0992899752" calcext:value-type="float">
            <text:p>0.0993</text:p>
          </table:table-cell>
          <table:table-cell table:formula="of:=[.V98]/[.$F$16]" office:value-type="float" office:value="0.0447213655656532" calcext:value-type="float">
            <text:p>0.04</text:p>
          </table:table-cell>
          <table:table-cell table:number-columns-repeated="2"/>
          <table:table-cell table:formula="of:=[.AG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.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.0282842775</text:p>
          </table:table-cell>
          <table:table-cell table:number-columns-repeated="2"/>
          <table:table-cell table:formula="of:=[.AM97]+5" office:value-type="float" office:value="15" calcext:value-type="float">
            <text:p>15</text:p>
          </table:table-cell>
          <table:table-cell table:formula="of:=[.AH98]/[.$AH$59]" office:value-type="float" office:value="0.00377055732297153" calcext:value-type="float">
            <text:p>0.0037705573</text:p>
          </table:table-cell>
          <table:table-cell office:value-type="float" office:value="0" calcext:value-type="float">
            <text:p>0</text:p>
          </table:table-cell>
          <table:table-cell table:formula="of:=[.AJ98]/[.$AH$59]" office:value-type="float" office:value="0.00270250153652831" calcext:value-type="float">
            <text:p>0.0027025015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.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.0282842771</text:p>
          </table:table-cell>
          <table:table-cell table:number-columns-repeated="2"/>
          <table:table-cell table:formula="of:=[.AM98]+5" office:value-type="float" office:value="20" calcext:value-type="float">
            <text:p>20</text:p>
          </table:table-cell>
          <table:table-cell table:formula="of:=[.AH99]/[.$AH$59]" office:value-type="float" office:value="0.00377238882213162" calcext:value-type="float">
            <text:p>0.0037723888</text:p>
          </table:table-cell>
          <table:table-cell office:value-type="float" office:value="0" calcext:value-type="float">
            <text:p>0</text:p>
          </table:table-cell>
          <table:table-cell table:formula="of:=[.AJ99]/[.$AH$59]" office:value-type="float" office:value="0.0027025015046019" calcext:value-type="float">
            <text:p>0.0027025015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.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.87402418639675E-005</text:p>
          </table:table-cell>
          <table:table-cell table:number-columns-repeated="2"/>
          <table:table-cell table:formula="of:=[.AM99]+5" office:value-type="float" office:value="25" calcext:value-type="float">
            <text:p>25</text:p>
          </table:table-cell>
          <table:table-cell table:formula="of:=[.AH100]/[.$AH$59]" office:value-type="float" office:value="-0.0000511369730849849" calcext:value-type="float">
            <text:p>-0.000051137</text:p>
          </table:table-cell>
          <table:table-cell office:value-type="float" office:value="0" calcext:value-type="float">
            <text:p>0</text:p>
          </table:table-cell>
          <table:table-cell table:formula="of:=[.AJ100]/[.$AH$59]" office:value-type="float" office:value="0.0000017905895762683" calcext:value-type="float">
            <text:p>1.7905895762683E-00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office:value-type="float" office:value="30" calcext:value-type="float">
            <text:p>30</text:p>
          </table:table-cell>
          <table:table-cell table:formula="of:=[.AC96]" office:value-type="float" office:value="-0.0005155216" calcext:value-type="float">
            <text:p>-0.0005155216</text:p>
          </table:table-cell>
          <table:table-cell office:value-type="float" office:value="0" calcext:value-type="float">
            <text:p>0</text:p>
          </table:table-cell>
          <table:table-cell table:formula="of:=[.AD96]" office:value-type="float" office:value="0.0000182179254054901" calcext:value-type="float">
            <text:p>1.82179254054901E-005</text:p>
          </table:table-cell>
          <table:table-cell table:number-columns-repeated="6"/>
        </table:table-row>
      </table:table>
      <table:table table:name="Fortuitas" table:style-name="ta1">
        <table:table-column table:style-name="co2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Δt (s)</text:p>
          </table:table-cell>
          <table:table-cell table:style-name="ce2"/>
          <table:table-cell table:number-columns-repeated="8"/>
        </table:table-row>
        <table:table-row table:style-name="ro1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</table:table-row>
        <table:table-row table:style-name="ro1">
          <table:table-cell table:number-columns-repeated="2"/>
          <table:table-cell table:style-name="ce35" office:value-type="float" office:value="0.00000025" calcext:value-type="float">
            <text:p>2.50E-007</text:p>
          </table:table-cell>
          <table:table-cell table:style-name="ce39" office:value-type="float" office:value="10231" calcext:value-type="float">
            <text:p>10231</text:p>
          </table:table-cell>
          <table:table-cell table:style-name="ce41" table:formula="of:=SQRT([.D6])" office:value-type="float" office:value="101.148405820359" calcext:value-type="float">
            <text:p>101.15</text:p>
          </table:table-cell>
          <table:table-cell table:style-name="ce39" office:value-type="float" office:value="10073" calcext:value-type="float">
            <text:p>10073</text:p>
          </table:table-cell>
          <table:table-cell table:style-name="ce41" table:formula="of:=SQRT([.F6])" office:value-type="float" office:value="100.36433629532" calcext:value-type="float">
            <text:p>100.36</text:p>
          </table:table-cell>
          <table:table-cell table:style-name="ce39" office:value-type="float" office:value="2" calcext:value-type="float">
            <text:p>2</text:p>
          </table:table-cell>
          <table:table-cell table:style-name="ce41" table:formula="of:=SQRT([.H6])" office:value-type="float" office:value="1.4142135623731" calcext:value-type="float">
            <text:p>1.41</text:p>
          </table:table-cell>
          <table:table-cell table:style-name="ce42" table:formula="of:=2*[.D6]*[.F6]*[.C6]/[.$B$4]" office:value-type="float" office:value="0.171761438333333" calcext:value-type="float">
            <text:p>0.172</text:p>
          </table:table-cell>
          <table:table-cell table:style-name="ce42" table:formula="of:=SQRT((2*[.F6]*[.C6]*[.E6]/[.$B$4])^2+(2*[.D6]*[.C6]*[.G6]/[.$B$4])^2)" office:value-type="float" office:value="0.00241089341805066" calcext:value-type="float">
            <text:p>0.002</text:p>
          </table:table-cell>
        </table:table-row>
        <table:table-row table:style-name="ro1">
          <table:table-cell table:number-columns-repeated="2"/>
          <table:table-cell table:style-name="ce36" office:value-type="float" office:value="0.00000125" calcext:value-type="float">
            <text:p>1.25E-006</text:p>
          </table:table-cell>
          <table:table-cell table:style-name="ce39" office:value-type="float" office:value="10472" calcext:value-type="float">
            <text:p>10472</text:p>
          </table:table-cell>
          <table:table-cell table:style-name="ce41" table:formula="of:=SQRT([.D7])" office:value-type="float" office:value="102.332790443728" calcext:value-type="float">
            <text:p>102.33</text:p>
          </table:table-cell>
          <table:table-cell table:style-name="ce39" office:value-type="float" office:value="10024" calcext:value-type="float">
            <text:p>10024</text:p>
          </table:table-cell>
          <table:table-cell table:style-name="ce41" table:formula="of:=SQRT([.F7])" office:value-type="float" office:value="100.119928086271" calcext:value-type="float">
            <text:p>100.12</text:p>
          </table:table-cell>
          <table:table-cell table:style-name="ce39" office:value-type="float" office:value="5" calcext:value-type="float">
            <text:p>5</text:p>
          </table:table-cell>
          <table:table-cell table:style-name="ce41" table:formula="of:=SQRT([.H7])" office:value-type="float" office:value="2.23606797749979" calcext:value-type="float">
            <text:p>2.24</text:p>
          </table:table-cell>
          <table:table-cell table:style-name="ce42" table:formula="of:=2*[.D7]*[.F7]*[.C7]/[.$B$4]" office:value-type="float" office:value="0.874761066666667" calcext:value-type="float">
            <text:p>0.875</text:p>
          </table:table-cell>
          <table:table-cell table:style-name="ce42" table:formula="of:=SQRT((2*[.F7]*[.C7]*[.E7]/[.$B$4])^2+(2*[.D7]*[.C7]*[.G7]/[.$B$4])^2)" office:value-type="float" office:value="0.0122233052071306" calcext:value-type="float">
            <text:p>0.012</text:p>
          </table:table-cell>
        </table:table-row>
        <table:table-row table:style-name="ro1">
          <table:table-cell table:number-columns-repeated="2"/>
          <table:table-cell table:style-name="ce37" office:value-type="float" office:value="0.00000625" calcext:value-type="float">
            <text:p>6.25E-006</text:p>
          </table:table-cell>
          <table:table-cell table:style-name="ce40" office:value-type="float" office:value="10446" calcext:value-type="float">
            <text:p>10446</text:p>
          </table:table-cell>
          <table:table-cell table:style-name="ce7" table:formula="of:=SQRT([.D8])" office:value-type="float" office:value="102.20567498921" calcext:value-type="float">
            <text:p>102.21</text:p>
          </table:table-cell>
          <table:table-cell table:style-name="ce40" office:value-type="float" office:value="10246" calcext:value-type="float">
            <text:p>10246</text:p>
          </table:table-cell>
          <table:table-cell table:style-name="ce7" table:formula="of:=SQRT([.F8])" office:value-type="float" office:value="101.222527136997" calcext:value-type="float">
            <text:p>101.22</text:p>
          </table:table-cell>
          <table:table-cell table:style-name="ce40" office:value-type="float" office:value="6" calcext:value-type="float">
            <text:p>6</text:p>
          </table:table-cell>
          <table:table-cell table:style-name="ce7" table:formula="of:=SQRT([.H8])" office:value-type="float" office:value="2.44948974278318" calcext:value-type="float">
            <text:p>2.45</text:p>
          </table:table-cell>
          <table:table-cell table:style-name="ce43" table:formula="of:=2*[.D8]*[.F8]*[.C8]/[.$B$4]" office:value-type="float" office:value="4.4595715" calcext:value-type="float">
            <text:p>4.460</text:p>
          </table:table-cell>
          <table:table-cell table:style-name="ce43" table:formula="of:=SQRT((2*[.F8]*[.C8]*[.E8]/[.$B$4])^2+(2*[.D8]*[.C8]*[.G8]/[.$B$4])^2)" office:value-type="float" office:value="0.0620072084109313" calcext:value-type="float">
            <text:p>0.062</text:p>
          </table:table-cell>
        </table:table-row>
        <table:table-row table:style-name="ro1">
          <table:table-cell table:number-columns-repeated="2"/>
          <table:table-cell table:style-name="ce38" office:value-type="float" office:value="0.0000001" calcext:value-type="float">
            <text:p>1.00E-007</text:p>
          </table:table-cell>
          <table:table-cell office:value-type="float" office:value="10550" calcext:value-type="float">
            <text:p>10550</text:p>
          </table:table-cell>
          <table:table-cell table:style-name="ce7" table:formula="of:=SQRT([.D9])" office:value-type="float" office:value="102.713192920871" calcext:value-type="float">
            <text:p>102.71</text:p>
          </table:table-cell>
          <table:table-cell office:value-type="float" office:value="10592" calcext:value-type="float">
            <text:p>10592</text:p>
          </table:table-cell>
          <table:table-cell table:style-name="ce7" table:formula="of:=SQRT([.F9])" office:value-type="float" office:value="102.917442642149" calcext:value-type="float">
            <text:p>102.92</text:p>
          </table:table-cell>
          <table:table-cell office:value-type="float" office:value="3" calcext:value-type="float">
            <text:p>3</text:p>
          </table:table-cell>
          <table:table-cell table:style-name="ce7" table:formula="of:=SQRT([.H9])" office:value-type="float" office:value="1.73205080756888" calcext:value-type="float">
            <text:p>1.73</text:p>
          </table:table-cell>
          <table:table-cell table:style-name="ce43" table:formula="of:=2*[.D9]*[.F9]*[.C9]/[.$B$4]" office:value-type="float" office:value="0.0744970666666667" calcext:value-type="float">
            <text:p>0.074</text:p>
          </table:table-cell>
          <table:table-cell table:style-name="ce43" table:formula="of:=SQRT((2*[.F9]*[.C9]*[.E9]/[.$B$4])^2+(2*[.D9]*[.C9]*[.G9]/[.$B$4])^2)" office:value-type="float" office:value="0.00102470060130319" calcext:value-type="float">
            <text:p>0.001</text:p>
          </table:table-cell>
        </table:table-row>
        <table:table-row table:style-name="ro1">
          <table:table-cell table:number-columns-repeated="8"/>
          <table:table-cell table:style-name="ce7"/>
          <table:table-cell table:number-columns-repeated="2"/>
        </table:table-row>
      </table:table>
      <table:table table:name="sessao3" table:style-name="ta1">
        <table:table-column table:style-name="co14" table:default-cell-style-name="Default"/>
        <table:table-column table:style-name="co2" table:number-columns-repeated="63" table:default-cell-style-name="Default"/>
        <table:table-row table:style-name="ro1" table:number-rows-repeated="3">
          <table:table-cell table:number-columns-repeated="64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dt </text:p>
          </table:table-cell>
          <table:table-cell office:value-type="float" office:value="40" calcext:value-type="float">
            <text:p>40</text:p>
          </table:table-cell>
          <table:table-cell table:number-columns-repeated="44"/>
          <table:table-cell office:value-type="string" calcext:value-type="string">
            <text:p>dt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osiçao 1</text:p>
          </table:table-cell>
          <table:table-cell table:number-columns-repeated="14"/>
          <table:table-cell office:value-type="string" calcext:value-type="string">
            <text:p>Posiçao 2</text:p>
          </table:table-cell>
          <table:table-cell table:number-columns-repeated="14"/>
          <table:table-cell office:value-type="string" calcext:value-type="string">
            <text:p>Posiçao 3</text:p>
          </table:table-cell>
          <table:table-cell table:number-columns-repeated="14"/>
          <table:table-cell office:value-type="string" calcext:value-type="string">
            <text:p>Posiçao 2 – outra fonte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.7131834508</text:p>
          </table:table-cell>
          <table:table-cell table:formula="of:=SQRT(([.C11]/[.B10])^2 + [.C10]^2*([.B11]/[.B10]^2)^2)" office:value-type="float" office:value="0.0237001379556048" calcext:value-type="float">
            <text:p>0.023700138</text:p>
          </table:table-cell>
          <table:table-cell table:number-columns-repeated="5"/>
          <table:table-cell table:style-name="ce44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44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44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44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44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44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44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44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44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44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44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44" office:value-type="string" calcext:value-type="string" table:number-columns-spanned="4" table:number-rows-spanned="1">
            <text:p>Erros Corrigidos</text:p>
          </table:table-cell>
          <table:covered-table-cell table:number-columns-repeated="3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.7493718593</text:p>
          </table:table-cell>
          <table:table-cell table:style-name="ce3" table:formula="of:=SQRT(([.C15]/[.B14])^2 + [.C14]^2*([.B15]/[.B14]^2)^2)" office:value-type="float" office:value="0.0229415361850213" calcext:value-type="float">
            <text:p>0.0229415362</text:p>
          </table:table-cell>
          <table:table-cell/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  <table:table-cell office:value-type="float" office:value="193" calcext:value-type="float">
            <text:p>193</text:p>
          </table:table-cell>
          <table:table-cell table:formula="of:=SQRT([.F8])" office:value-type="float" office:value="37.9473319220205" calcext:value-type="float">
            <text:p>37.947331922</text:p>
          </table:table-cell>
          <table:table-cell table:formula="of:=SQRT([.G8])" office:value-type="float" office:value="37.9077828420497" calcext:value-type="float">
            <text:p>37.907782842</text:p>
          </table:table-cell>
          <table:table-cell table:formula="of:=SQRT([.H8])" office:value-type="float" office:value="13.8924439894498" calcext:value-type="float">
            <text:p>13.8924439894</text:p>
          </table:table-cell>
          <table:table-cell table:formula="of:=[.F8]*[.$B$6]" office:value-type="float" office:value="1026.98416921644" calcext:value-type="float">
            <text:p>1026.9841692165</text:p>
          </table:table-cell>
          <table:table-cell table:formula="of:=[.G8]*[.$B$7]" office:value-type="float" office:value="1076.84736180905" calcext:value-type="float">
            <text:p>1076.8473618091</text:p>
          </table:table-cell>
          <table:table-cell table:style-name="ce3" table:formula="of:=2*[.L8]*[.M8]*[.$B$5]/[.$G$4]" office:value-type="float" office:value="0.0138238149155048" calcext:value-type="float">
            <text:p>0.0138238149</text:p>
          </table:table-cell>
          <table:table-cell table:formula="of:=[.H8]-[.N8]" office:value-type="float" office:value="192.986176185085" calcext:value-type="float">
            <text:p>192.9861761851</text:p>
          </table:table-cell>
          <table:table-cell table:formula="of:=SQRT([.I8]*[.I8]*[.$B$6]*[.$B$6]+[.$C$6]*[.$C$6]*[.F8]*[.F8])" office:value-type="float" office:value="43.5564238347566" calcext:value-type="float">
            <text:p>43.5564238348</text:p>
          </table:table-cell>
          <table:table-cell table:formula="of:=SQRT([.J8]*[.J8]*[.$B$7]*[.$B$7]+[.$C$7]*[.$C$7]*[.G8]*[.G8])" office:value-type="float" office:value="43.5175984445654" calcext:value-type="float">
            <text:p>43.5175984446</text:p>
          </table:table-cell>
          <table:table-cell table:style-name="ce3" table:formula="of:=SQRT((2*[.$B$5]/[.$G$4])^2*([.L8]^2*[.Q8]^2+[.M8]^2*[.Q8]^2))" office:value-type="float" office:value="0.000809455246420719" calcext:value-type="float">
            <text:p>0.0008094552</text:p>
          </table:table-cell>
          <table:table-cell table:formula="of:=SQRT([.R8]*[.R8]+[.K8]*[.K8])" office:value-type="float" office:value="13.8924440130316" calcext:value-type="float">
            <text:p>13.89244401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518" calcext:value-type="float">
            <text:p>1518</text:p>
          </table:table-cell>
          <table:table-cell office:value-type="float" office:value="1" calcext:value-type="float">
            <text:p>1</text:p>
          </table:table-cell>
          <table:table-cell table:formula="of:=SQRT([.U8])" office:value-type="float" office:value="37.5233260785874" calcext:value-type="float">
            <text:p>37.5233260786</text:p>
          </table:table-cell>
          <table:table-cell table:formula="of:=SQRT([.V8])" office:value-type="float" office:value="38.9615194775563" calcext:value-type="float">
            <text:p>38.9615194776</text:p>
          </table:table-cell>
          <table:table-cell table:formula="of:=SQRT([.W8])" office:value-type="float" office:value="1" calcext:value-type="float">
            <text:p>1</text:p>
          </table:table-cell>
          <table:table-cell table:formula="of:=[.U8]*[.$B$6]" office:value-type="float" office:value="1004.16229878941" calcext:value-type="float">
            <text:p>1004.1622987894</text:p>
          </table:table-cell>
          <table:table-cell table:formula="of:=[.V8]*[.$B$7]" office:value-type="float" office:value="1137.54648241206" calcext:value-type="float">
            <text:p>1137.5464824121</text:p>
          </table:table-cell>
          <table:table-cell table:style-name="ce3" table:formula="of:=2*[.AA8]*[.AB8]*[.$B$5]/[.$G$4]" office:value-type="float" office:value="0.0142785161344838" calcext:value-type="float">
            <text:p>0.0142785161</text:p>
          </table:table-cell>
          <table:table-cell table:formula="of:=[.W8]-[.AC8]" office:value-type="float" office:value="0.985721483865516" calcext:value-type="float">
            <text:p>0.9857214839</text:p>
          </table:table-cell>
          <table:table-cell table:formula="of:=SQRT([.X8]*[.X8]*[.$B$6]*[.$B$6]+[.$C$6]*[.$C$6]*[.U8]*[.U8])" office:value-type="float" office:value="42.7749354316089" calcext:value-type="float">
            <text:p>42.7749354316</text:p>
          </table:table-cell>
          <table:table-cell table:formula="of:=SQRT([.Y8]*[.Y8]*[.$B$7]*[.$B$7]+[.$C$7]*[.$C$7]*[.V8]*[.V8])" office:value-type="float" office:value="45.4449501536753" calcext:value-type="float">
            <text:p>45.4449501537</text:p>
          </table:table-cell>
          <table:table-cell table:style-name="ce3" table:formula="of:=SQRT((2*[.$B$5]/[.$G$4])^2*([.AA8]^2*[.AF8]^2+[.AB8]^2*[.AF8]^2))" office:value-type="float" office:value="0.000861949231691923" calcext:value-type="float">
            <text:p>0.0008619492</text:p>
          </table:table-cell>
          <table:table-cell table:formula="of:=SQRT([.AG8]*[.AG8]+[.Z8]*[.Z8])" office:value-type="float" office:value="1.00000037147817" calcext:value-type="float">
            <text:p>1.0000003715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1443" calcext:value-type="float">
            <text:p>1443</text:p>
          </table:table-cell>
          <table:table-cell office:value-type="float" office:value="1" calcext:value-type="float">
            <text:p>1</text:p>
          </table:table-cell>
          <table:table-cell table:formula="of:=SQRT([.AJ8])" office:value-type="float" office:value="36.7014986070051" calcext:value-type="float">
            <text:p>36.701498607</text:p>
          </table:table-cell>
          <table:table-cell table:formula="of:=SQRT([.AK8])" office:value-type="float" office:value="37.9868398264452" calcext:value-type="float">
            <text:p>37.9868398264</text:p>
          </table:table-cell>
          <table:table-cell table:formula="of:=SQRT([.AL8])" office:value-type="float" office:value="1" calcext:value-type="float">
            <text:p>1</text:p>
          </table:table-cell>
          <table:table-cell table:formula="of:=[.AJ8]*[.$B$6]" office:value-type="float" office:value="960.658108287881" calcext:value-type="float">
            <text:p>960.6581082879</text:p>
          </table:table-cell>
          <table:table-cell table:formula="of:=[.AK8]*[.$B$7]" office:value-type="float" office:value="1081.34359296482" calcext:value-type="float">
            <text:p>1081.3435929648</text:p>
          </table:table-cell>
          <table:table-cell table:style-name="ce3" table:formula="of:=2*[.AP8]*[.AQ8]*[.$B$5]/[.$G$4]" office:value-type="float" office:value="0.0129850186303351" calcext:value-type="float">
            <text:p>0.0129850186</text:p>
          </table:table-cell>
          <table:table-cell table:formula="of:=[.AL8]-[.AR8]" office:value-type="float" office:value="0.987014981369665" calcext:value-type="float">
            <text:p>0.9870149814</text:p>
          </table:table-cell>
          <table:table-cell table:formula="of:=SQRT([.AM8]*[.AM8]*[.$B$6]*[.$B$6]+[.$C$6]*[.$C$6]*[.AJ8]*[.AJ8])" office:value-type="float" office:value="41.2828380878701" calcext:value-type="float">
            <text:p>41.2828380879</text:p>
          </table:table-cell>
          <table:table-cell table:formula="of:=SQRT([.AN8]*[.AN8]*[.$B$7]*[.$B$7]+[.$C$7]*[.$C$7]*[.AK8]*[.AK8])" office:value-type="float" office:value="43.6605706654136" calcext:value-type="float">
            <text:p>43.6605706654</text:p>
          </table:table-cell>
          <table:table-cell table:style-name="ce3" table:formula="of:=SQRT((2*[.$B$5]/[.$G$4])^2*([.AP8]^2*[.AU8]^2+[.AQ8]^2*[.AU8]^2))" office:value-type="float" office:value="0.000789401041508912" calcext:value-type="float">
            <text:p>0.000789401</text:p>
          </table:table-cell>
          <table:table-cell table:formula="of:=SQRT([.AV8]*[.AV8]+[.AO8]*[.AO8])" office:value-type="float" office:value="1.00000031157695" calcext:value-type="float">
            <text:p>1.0000003116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QRT([.AY8])" office:value-type="float" office:value="29.0344622819159" calcext:value-type="float">
            <text:p>29.0344622819</text:p>
          </table:table-cell>
          <table:table-cell table:formula="of:=SQRT([.AZ8])" office:value-type="float" office:value="29.0688837074973" calcext:value-type="float">
            <text:p>29.0688837075</text:p>
          </table:table-cell>
          <table:table-cell table:formula="of:=SQRT([.BA8])" office:value-type="float" office:value="0" calcext:value-type="float">
            <text:p>0</text:p>
          </table:table-cell>
          <table:table-cell table:formula="of:=[.AY8]*[.$B$6]" office:value-type="float" office:value="601.213649062126" calcext:value-type="float">
            <text:p>601.2136490621</text:p>
          </table:table-cell>
          <table:table-cell table:formula="of:=[.AZ8]*[.$B$7]" office:value-type="float" office:value="633.219221105528" calcext:value-type="float">
            <text:p>633.2192211055</text:p>
          </table:table-cell>
          <table:table-cell table:style-name="ce3" table:formula="of:=2*[.BE8]*[.BF8]*[.$B$5]/[.$G$4]" office:value-type="float" office:value="0.00475875048221414" calcext:value-type="float">
            <text:p>0.0047587505</text:p>
          </table:table-cell>
          <table:table-cell table:formula="of:=[.BA8]-[.BG8]" office:value-type="float" office:value="-0.00475875048221414" calcext:value-type="float">
            <text:p>-0.0047587505</text:p>
          </table:table-cell>
          <table:table-cell table:formula="of:=SQRT([.BB8]*[.BB8]*[.$B$6]*[.$B$6]+[.$C$6]*[.$C$6]*[.AY8]*[.AY8])" office:value-type="float" office:value="28.7740283721" calcext:value-type="float">
            <text:p>28.7740283721</text:p>
          </table:table-cell>
          <table:table-cell table:formula="of:=SQRT([.BC8]*[.BC8]*[.$B$7]*[.$B$7]+[.$C$7]*[.$C$7]*[.AZ8]*[.AZ8])" office:value-type="float" office:value="29.1602139539413" calcext:value-type="float">
            <text:p>29.1602139539</text:p>
          </table:table-cell>
          <table:table-cell table:style-name="ce3" table:formula="of:=SQRT((2*[.$B$5]/[.$G$4])^2*([.BE8]^2*[.BJ8]^2+[.BF8]^2*[.BJ8]^2))" office:value-type="float" office:value="0.000318272504861071" calcext:value-type="float">
            <text:p>0.0003182725</text:p>
          </table:table-cell>
          <table:table-cell table:formula="of:=SQRT([.BK8]*[.BK8]+[.BD8]*[.BD8])" office:value-type="float" office:value="0.000318272504861071" calcext:value-type="float">
            <text:p>0.0003182725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88" calcext:value-type="float">
            <text:p>1388</text:p>
          </table:table-cell>
          <table:table-cell office:value-type="float" office:value="1470" calcext:value-type="float">
            <text:p>1470</text:p>
          </table:table-cell>
          <table:table-cell office:value-type="float" office:value="218" calcext:value-type="float">
            <text:p>218</text:p>
          </table:table-cell>
          <table:table-cell table:formula="of:=SQRT([.F9])" office:value-type="float" office:value="37.2558720203943" calcext:value-type="float">
            <text:p>37.2558720204</text:p>
          </table:table-cell>
          <table:table-cell table:formula="of:=SQRT([.G9])" office:value-type="float" office:value="38.3405790253616" calcext:value-type="float">
            <text:p>38.3405790254</text:p>
          </table:table-cell>
          <table:table-cell table:formula="of:=SQRT([.H9])" office:value-type="float" office:value="14.7648230602334" calcext:value-type="float">
            <text:p>14.7648230602</text:p>
          </table:table-cell>
          <table:table-cell table:formula="of:=[.F9]*[.$B$6]" office:value-type="float" office:value="989.898629772516" calcext:value-type="float">
            <text:p>989.8986297725</text:p>
          </table:table-cell>
          <table:table-cell table:formula="of:=[.G9]*[.$B$7]" office:value-type="float" office:value="1101.57663316583" calcext:value-type="float">
            <text:p>1101.5766331658</text:p>
          </table:table-cell>
          <table:table-cell table:style-name="ce3" table:formula="of:=2*[.L9]*[.M9]*[.$B$5]/[.$G$4]" office:value-type="float" office:value="0.0136306149970034" calcext:value-type="float">
            <text:p>0.013630615</text:p>
          </table:table-cell>
          <table:table-cell table:formula="of:=[.H9]-[.N9]" office:value-type="float" office:value="217.986369385003" calcext:value-type="float">
            <text:p>217.986369385</text:p>
          </table:table-cell>
          <table:table-cell table:formula="of:=SQRT([.I9]*[.I9]*[.$B$6]*[.$B$6]+[.$C$6]*[.$C$6]*[.F9]*[.F9])" office:value-type="float" office:value="42.2860783003087" calcext:value-type="float">
            <text:p>42.2860783003</text:p>
          </table:table-cell>
          <table:table-cell table:formula="of:=SQRT([.J9]*[.J9]*[.$B$7]*[.$B$7]+[.$C$7]*[.$C$7]*[.G9]*[.G9])" office:value-type="float" office:value="44.3035284225667" calcext:value-type="float">
            <text:p>44.3035284226</text:p>
          </table:table-cell>
          <table:table-cell table:style-name="ce3" table:formula="of:=SQRT((2*[.$B$5]/[.$G$4])^2*([.L9]^2*[.Q9]^2+[.M9]^2*[.Q9]^2))" office:value-type="float" office:value="0.000820170822909667" calcext:value-type="float">
            <text:p>0.0008201708</text:p>
          </table:table-cell>
          <table:table-cell table:formula="of:=SQRT([.R9]*[.R9]+[.K9]*[.K9])" office:value-type="float" office:value="14.7648230830132" calcext:value-type="float">
            <text:p>14.764823083</text:p>
          </table:table-cell>
          <table:table-cell office:value-type="float" office:value="10" calcext:value-type="float">
            <text:p>10</text:p>
          </table:table-cell>
          <table:table-cell office:value-type="float" office:value="1356" calcext:value-type="float">
            <text:p>1356</text:p>
          </table:table-cell>
          <table:table-cell office:value-type="float" office:value="1454" calcext:value-type="float">
            <text:p>1454</text:p>
          </table:table-cell>
          <table:table-cell office:value-type="float" office:value="1" calcext:value-type="float">
            <text:p>1</text:p>
          </table:table-cell>
          <table:table-cell table:formula="of:=SQRT([.U9])" office:value-type="float" office:value="36.8239052790439" calcext:value-type="float">
            <text:p>36.823905279</text:p>
          </table:table-cell>
          <table:table-cell table:formula="of:=SQRT([.V9])" office:value-type="float" office:value="38.1313519298752" calcext:value-type="float">
            <text:p>38.1313519299</text:p>
          </table:table-cell>
          <table:table-cell table:formula="of:=SQRT([.W9])" office:value-type="float" office:value="1" calcext:value-type="float">
            <text:p>1</text:p>
          </table:table-cell>
          <table:table-cell table:formula="of:=[.U9]*[.$B$6]" office:value-type="float" office:value="967.076759345484" calcext:value-type="float">
            <text:p>967.0767593455</text:p>
          </table:table-cell>
          <table:table-cell table:formula="of:=[.V9]*[.$B$7]" office:value-type="float" office:value="1089.58668341709" calcext:value-type="float">
            <text:p>1089.5866834171</text:p>
          </table:table-cell>
          <table:table-cell table:style-name="ce3" table:formula="of:=2*[.AA9]*[.AB9]*[.$B$5]/[.$G$4]" office:value-type="float" office:value="0.0131714244853124" calcext:value-type="float">
            <text:p>0.0131714245</text:p>
          </table:table-cell>
          <table:table-cell table:formula="of:=[.W9]-[.AC9]" office:value-type="float" office:value="0.986828575514688" calcext:value-type="float">
            <text:p>0.9868285755</text:p>
          </table:table-cell>
          <table:table-cell table:formula="of:=SQRT([.X9]*[.X9]*[.$B$6]*[.$B$6]+[.$C$6]*[.$C$6]*[.U9]*[.U9])" office:value-type="float" office:value="41.5031900943454" calcext:value-type="float">
            <text:p>41.5031900943</text:p>
          </table:table-cell>
          <table:table-cell table:formula="of:=SQRT([.Y9]*[.Y9]*[.$B$7]*[.$B$7]+[.$C$7]*[.$C$7]*[.V9]*[.V9])" office:value-type="float" office:value="43.9225980756611" calcext:value-type="float">
            <text:p>43.9225980757</text:p>
          </table:table-cell>
          <table:table-cell table:style-name="ce3" table:formula="of:=SQRT((2*[.$B$5]/[.$G$4])^2*([.AA9]^2*[.AF9]^2+[.AB9]^2*[.AF9]^2))" office:value-type="float" office:value="0.000799862612422227" calcext:value-type="float">
            <text:p>0.0007998626</text:p>
          </table:table-cell>
          <table:table-cell table:formula="of:=SQRT([.AG9]*[.AG9]+[.Z9]*[.Z9])" office:value-type="float" office:value="1.00000031989005" calcext:value-type="float">
            <text:p>1.0000003199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559" calcext:value-type="float">
            <text:p>1559</text:p>
          </table:table-cell>
          <table:table-cell office:value-type="float" office:value="3" calcext:value-type="float">
            <text:p>3</text:p>
          </table:table-cell>
          <table:table-cell table:formula="of:=SQRT([.AJ9])" office:value-type="float" office:value="36.0277670693036" calcext:value-type="float">
            <text:p>36.0277670693</text:p>
          </table:table-cell>
          <table:table-cell table:formula="of:=SQRT([.AK9])" office:value-type="float" office:value="39.4841740447993" calcext:value-type="float">
            <text:p>39.4841740448</text:p>
          </table:table-cell>
          <table:table-cell table:formula="of:=SQRT([.AL9])" office:value-type="float" office:value="1.73205080756888" calcext:value-type="float">
            <text:p>1.7320508076</text:p>
          </table:table-cell>
          <table:table-cell table:formula="of:=[.AJ9]*[.$B$6]" office:value-type="float" office:value="925.712119196488" calcext:value-type="float">
            <text:p>925.7121191965</text:p>
          </table:table-cell>
          <table:table-cell table:formula="of:=[.AK9]*[.$B$7]" office:value-type="float" office:value="1168.27072864322" calcext:value-type="float">
            <text:p>1168.2707286432</text:p>
          </table:table-cell>
          <table:table-cell table:style-name="ce3" table:formula="of:=2*[.AP9]*[.AQ9]*[.$B$5]/[.$G$4]" office:value-type="float" office:value="0.0135185296500942" calcext:value-type="float">
            <text:p>0.0135185297</text:p>
          </table:table-cell>
          <table:table-cell table:formula="of:=[.AL9]-[.AR9]" office:value-type="float" office:value="2.98648147034991" calcext:value-type="float">
            <text:p>2.9864814703</text:p>
          </table:table-cell>
          <table:table-cell table:formula="of:=SQRT([.AM9]*[.AM9]*[.$B$6]*[.$B$6]+[.$C$6]*[.$C$6]*[.AJ9]*[.AJ9])" office:value-type="float" office:value="40.0818055923627" calcext:value-type="float">
            <text:p>40.0818055924</text:p>
          </table:table-cell>
          <table:table-cell table:formula="of:=SQRT([.AN9]*[.AN9]*[.$B$7]*[.$B$7]+[.$C$7]*[.$C$7]*[.AK9]*[.AK9])" office:value-type="float" office:value="46.418375517712" calcext:value-type="float">
            <text:p>46.4183755177</text:p>
          </table:table-cell>
          <table:table-cell table:style-name="ce3" table:formula="of:=SQRT((2*[.$B$5]/[.$G$4])^2*([.AP9]^2*[.AU9]^2+[.AQ9]^2*[.AU9]^2))" office:value-type="float" office:value="0.000864873071896077" calcext:value-type="float">
            <text:p>0.0008648731</text:p>
          </table:table-cell>
          <table:table-cell table:formula="of:=SQRT([.AV9]*[.AV9]+[.AO9]*[.AO9])" office:value-type="float" office:value="1.73205102349943" calcext:value-type="float">
            <text:p>1.7320510235</text:p>
          </table:table-cell>
          <table:table-cell office:value-type="float" office:value="10" calcext:value-type="float">
            <text:p>10</text:p>
          </table:table-cell>
          <table:table-cell office:value-type="float" office:value="821" calcext:value-type="float">
            <text:p>821</text:p>
          </table:table-cell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table:formula="of:=SQRT([.AY9])" office:value-type="float" office:value="28.6530975637888" calcext:value-type="float">
            <text:p>28.6530975638</text:p>
          </table:table-cell>
          <table:table-cell table:formula="of:=SQRT([.AZ9])" office:value-type="float" office:value="29.8663690461362" calcext:value-type="float">
            <text:p>29.8663690461</text:p>
          </table:table-cell>
          <table:table-cell table:formula="of:=SQRT([.BA9])" office:value-type="float" office:value="0" calcext:value-type="float">
            <text:p>0</text:p>
          </table:table-cell>
          <table:table-cell table:formula="of:=[.AY9]*[.$B$6]" office:value-type="float" office:value="585.523613143541" calcext:value-type="float">
            <text:p>585.5236131435</text:p>
          </table:table-cell>
          <table:table-cell table:formula="of:=[.AZ9]*[.$B$7]" office:value-type="float" office:value="668.439698492462" calcext:value-type="float">
            <text:p>668.4396984925</text:p>
          </table:table-cell>
          <table:table-cell table:style-name="ce3" table:formula="of:=2*[.BE9]*[.BF9]*[.$B$5]/[.$G$4]" office:value-type="float" office:value="0.00489234034287357" calcext:value-type="float">
            <text:p>0.0048923403</text:p>
          </table:table-cell>
          <table:table-cell table:formula="of:=[.BA9]-[.BG9]" office:value-type="float" office:value="-0.00489234034287357" calcext:value-type="float">
            <text:p>-0.0048923403</text:p>
          </table:table-cell>
          <table:table-cell table:formula="of:=SQRT([.BB9]*[.BB9]*[.$B$6]*[.$B$6]+[.$C$6]*[.$C$6]*[.AY9]*[.AY9])" office:value-type="float" office:value="28.2168787766154" calcext:value-type="float">
            <text:p>28.2168787766</text:p>
          </table:table-cell>
          <table:table-cell table:formula="of:=SQRT([.BC9]*[.BC9]*[.$B$7]*[.$B$7]+[.$C$7]*[.$C$7]*[.AZ9]*[.AZ9])" office:value-type="float" office:value="30.3262109048913" calcext:value-type="float">
            <text:p>30.3262109049</text:p>
          </table:table-cell>
          <table:table-cell table:style-name="ce3" table:formula="of:=SQRT((2*[.$B$5]/[.$G$4])^2*([.BE9]^2*[.BJ9]^2+[.BF9]^2*[.BJ9]^2))" office:value-type="float" office:value="0.000336856828262236" calcext:value-type="float">
            <text:p>0.0003368568</text:p>
          </table:table-cell>
          <table:table-cell table:formula="of:=SQRT([.BK9]*[.BK9]+[.BD9]*[.BD9])" office:value-type="float" office:value="0.000336856828262236" calcext:value-type="float">
            <text:p>0.0003368568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539" calcext:value-type="float">
            <text:p>1539</text:p>
          </table:table-cell>
          <table:table-cell office:value-type="float" office:value="217" calcext:value-type="float">
            <text:p>217</text:p>
          </table:table-cell>
          <table:table-cell table:formula="of:=SQRT([.F10])" office:value-type="float" office:value="36.5102725270574" calcext:value-type="float">
            <text:p>36.5102725271</text:p>
          </table:table-cell>
          <table:table-cell table:formula="of:=SQRT([.G10])" office:value-type="float" office:value="39.2300904918661" calcext:value-type="float">
            <text:p>39.2300904919</text:p>
          </table:table-cell>
          <table:table-cell table:formula="of:=SQRT([.H10])" office:value-type="float" office:value="14.7309198626562" calcext:value-type="float">
            <text:p>14.7309198627</text:p>
          </table:table-cell>
          <table:table-cell table:formula="of:=[.F10]*[.$B$6]" office:value-type="float" office:value="950.673539976054" calcext:value-type="float">
            <text:p>950.6735399761</text:p>
          </table:table-cell>
          <table:table-cell table:formula="of:=[.G10]*[.$B$7]" office:value-type="float" office:value="1153.28329145729" calcext:value-type="float">
            <text:p>1153.2832914573</text:p>
          </table:table-cell>
          <table:table-cell table:style-name="ce3" table:formula="of:=2*[.L10]*[.M10]*[.$B$5]/[.$G$4]" office:value-type="float" office:value="0.0137049488660617" calcext:value-type="float">
            <text:p>0.0137049489</text:p>
          </table:table-cell>
          <table:table-cell table:formula="of:=[.H10]-[.N10]" office:value-type="float" office:value="216.986295051134" calcext:value-type="float">
            <text:p>216.9862950511</text:p>
          </table:table-cell>
          <table:table-cell table:formula="of:=SQRT([.I10]*[.I10]*[.$B$6]*[.$B$6]+[.$C$6]*[.$C$6]*[.F10]*[.F10])" office:value-type="float" office:value="40.9399198528514" calcext:value-type="float">
            <text:p>40.9399198529</text:p>
          </table:table-cell>
          <table:table-cell table:formula="of:=SQRT([.J10]*[.J10]*[.$B$7]*[.$B$7]+[.$C$7]*[.$C$7]*[.G10]*[.G10])" office:value-type="float" office:value="45.9437046991178" calcext:value-type="float">
            <text:p>45.9437046991</text:p>
          </table:table-cell>
          <table:table-cell table:style-name="ce3" table:formula="of:=SQRT((2*[.$B$5]/[.$G$4])^2*([.L10]^2*[.Q10]^2+[.M10]^2*[.Q10]^2))" office:value-type="float" office:value="0.000858345831725246" calcext:value-type="float">
            <text:p>0.0008583458</text:p>
          </table:table-cell>
          <table:table-cell table:formula="of:=SQRT([.R10]*[.R10]+[.K10]*[.K10])" office:value-type="float" office:value="14.7309198876634" calcext:value-type="float">
            <text:p>14.7309198877</text:p>
          </table:table-cell>
          <table:table-cell office:value-type="float" office:value="20" calcext:value-type="float">
            <text:p>20</text:p>
          </table:table-cell>
          <table:table-cell office:value-type="float" office:value="1345" calcext:value-type="float">
            <text:p>1345</text:p>
          </table:table-cell>
          <table:table-cell office:value-type="float" office:value="1590" calcext:value-type="float">
            <text:p>1590</text:p>
          </table:table-cell>
          <table:table-cell office:value-type="float" office:value="12" calcext:value-type="float">
            <text:p>12</text:p>
          </table:table-cell>
          <table:table-cell table:formula="of:=SQRT([.U10])" office:value-type="float" office:value="36.6742416417845" calcext:value-type="float">
            <text:p>36.6742416418</text:p>
          </table:table-cell>
          <table:table-cell table:formula="of:=SQRT([.V10])" office:value-type="float" office:value="39.8748040747538" calcext:value-type="float">
            <text:p>39.8748040748</text:p>
          </table:table-cell>
          <table:table-cell table:formula="of:=SQRT([.W10])" office:value-type="float" office:value="3.46410161513775" calcext:value-type="float">
            <text:p>3.4641016151</text:p>
          </table:table-cell>
          <table:table-cell table:formula="of:=[.U10]*[.$B$6]" office:value-type="float" office:value="959.231741386191" calcext:value-type="float">
            <text:p>959.2317413862</text:p>
          </table:table-cell>
          <table:table-cell table:formula="of:=[.V10]*[.$B$7]" office:value-type="float" office:value="1191.50125628141" calcext:value-type="float">
            <text:p>1191.5012562814</text:p>
          </table:table-cell>
          <table:table-cell table:style-name="ce3" table:formula="of:=2*[.AA10]*[.AB10]*[.$B$5]/[.$G$4]" office:value-type="float" office:value="0.0142865728115831" calcext:value-type="float">
            <text:p>0.0142865728</text:p>
          </table:table-cell>
          <table:table-cell table:formula="of:=[.W10]-[.AC10]" office:value-type="float" office:value="11.9857134271884" calcext:value-type="float">
            <text:p>11.9857134272</text:p>
          </table:table-cell>
          <table:table-cell table:formula="of:=SQRT([.X10]*[.X10]*[.$B$6]*[.$B$6]+[.$C$6]*[.$C$6]*[.U10]*[.U10])" office:value-type="float" office:value="41.233860905251" calcext:value-type="float">
            <text:p>41.2338609053</text:p>
          </table:table-cell>
          <table:table-cell table:formula="of:=SQRT([.Y10]*[.Y10]*[.$B$7]*[.$B$7]+[.$C$7]*[.$C$7]*[.V10]*[.V10])" office:value-type="float" office:value="47.1534955630476" calcext:value-type="float">
            <text:p>47.153495563</text:p>
          </table:table-cell>
          <table:table-cell table:style-name="ce3" table:formula="of:=SQRT((2*[.$B$5]/[.$G$4])^2*([.AA10]^2*[.AF10]^2+[.AB10]^2*[.AF10]^2))" office:value-type="float" office:value="0.000901598844987952" calcext:value-type="float">
            <text:p>0.0009015988</text:p>
          </table:table-cell>
          <table:table-cell table:formula="of:=SQRT([.AG10]*[.AG10]+[.Z10]*[.Z10])" office:value-type="float" office:value="3.46410173246694" calcext:value-type="float">
            <text:p>3.4641017325</text:p>
          </table:table-cell>
          <table:table-cell office:value-type="float" office:value="20" calcext:value-type="float">
            <text:p>20</text:p>
          </table:table-cell>
          <table:table-cell office:value-type="float" office:value="1229" calcext:value-type="float">
            <text:p>1229</text:p>
          </table:table-cell>
          <table:table-cell office:value-type="float" office:value="1670" calcext:value-type="float">
            <text:p>1670</text:p>
          </table:table-cell>
          <table:table-cell office:value-type="float" office:value="5" calcext:value-type="float">
            <text:p>5</text:p>
          </table:table-cell>
          <table:table-cell table:formula="of:=SQRT([.AJ10])" office:value-type="float" office:value="35.0570962859162" calcext:value-type="float">
            <text:p>35.0570962859</text:p>
          </table:table-cell>
          <table:table-cell table:formula="of:=SQRT([.AK10])" office:value-type="float" office:value="40.8656334834051" calcext:value-type="float">
            <text:p>40.8656334834</text:p>
          </table:table-cell>
          <table:table-cell table:formula="of:=SQRT([.AL10])" office:value-type="float" office:value="2.23606797749979" calcext:value-type="float">
            <text:p>2.2360679775</text:p>
          </table:table-cell>
          <table:table-cell table:formula="of:=[.AJ10]*[.$B$6]" office:value-type="float" office:value="876.5024610882" calcext:value-type="float">
            <text:p>876.5024610882</text:p>
          </table:table-cell>
          <table:table-cell table:formula="of:=[.AK10]*[.$B$7]" office:value-type="float" office:value="1251.45100502513" calcext:value-type="float">
            <text:p>1251.4510050251</text:p>
          </table:table-cell>
          <table:table-cell table:style-name="ce3" table:formula="of:=2*[.AP10]*[.AQ10]*[.$B$5]/[.$G$4]" office:value-type="float" office:value="0.0137112485729478" calcext:value-type="float">
            <text:p>0.0137112486</text:p>
          </table:table-cell>
          <table:table-cell table:formula="of:=[.AL10]-[.AR10]" office:value-type="float" office:value="4.98628875142705" calcext:value-type="float">
            <text:p>4.9862887514</text:p>
          </table:table-cell>
          <table:table-cell table:formula="of:=SQRT([.AM10]*[.AM10]*[.$B$6]*[.$B$6]+[.$C$6]*[.$C$6]*[.AJ10]*[.AJ10])" office:value-type="float" office:value="38.3864107739932" calcext:value-type="float">
            <text:p>38.386410774</text:p>
          </table:table-cell>
          <table:table-cell table:formula="of:=SQRT([.AN10]*[.AN10]*[.$B$7]*[.$B$7]+[.$C$7]*[.$C$7]*[.AK10]*[.AK10])" office:value-type="float" office:value="49.0473191032727" calcext:value-type="float">
            <text:p>49.0473191033</text:p>
          </table:table-cell>
          <table:table-cell table:style-name="ce3" table:formula="of:=SQRT((2*[.$B$5]/[.$G$4])^2*([.AP10]^2*[.AU10]^2+[.AQ10]^2*[.AU10]^2))" office:value-type="float" office:value="0.000936723981700623" calcext:value-type="float">
            <text:p>0.000936724</text:p>
          </table:table-cell>
          <table:table-cell table:formula="of:=SQRT([.AV10]*[.AV10]+[.AO10]*[.AO10])" office:value-type="float" office:value="2.23606817370397" calcext:value-type="float">
            <text:p>2.2360681737</text:p>
          </table:table-cell>
          <table:table-cell office:value-type="float" office:value="20" calcext:value-type="float">
            <text:p>20</text:p>
          </table:table-cell>
          <table:table-cell office:value-type="float" office:value="827" calcext:value-type="float">
            <text:p>827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  <table:table-cell table:formula="of:=SQRT([.AY10])" office:value-type="float" office:value="28.7576076890968" calcext:value-type="float">
            <text:p>28.7576076891</text:p>
          </table:table-cell>
          <table:table-cell table:formula="of:=SQRT([.AZ10])" office:value-type="float" office:value="29.6141857899217" calcext:value-type="float">
            <text:p>29.6141857899</text:p>
          </table:table-cell>
          <table:table-cell table:formula="of:=SQRT([.BA10])" office:value-type="float" office:value="1" calcext:value-type="float">
            <text:p>1</text:p>
          </table:table-cell>
          <table:table-cell table:formula="of:=[.AY10]*[.$B$6]" office:value-type="float" office:value="589.80271384861" calcext:value-type="float">
            <text:p>589.8027138486</text:p>
          </table:table-cell>
          <table:table-cell table:formula="of:=[.AZ10]*[.$B$7]" office:value-type="float" office:value="657.199120603015" calcext:value-type="float">
            <text:p>657.199120603</text:p>
          </table:table-cell>
          <table:table-cell table:style-name="ce3" table:formula="of:=2*[.BE10]*[.BF10]*[.$B$5]/[.$G$4]" office:value-type="float" office:value="0.00484522281088223" calcext:value-type="float">
            <text:p>0.0048452228</text:p>
          </table:table-cell>
          <table:table-cell table:formula="of:=[.BA10]-[.BG10]" office:value-type="float" office:value="0.995154777189118" calcext:value-type="float">
            <text:p>0.9951547772</text:p>
          </table:table-cell>
          <table:table-cell table:formula="of:=SQRT([.BB10]*[.BB10]*[.$B$6]*[.$B$6]+[.$C$6]*[.$C$6]*[.AY10]*[.AY10])" office:value-type="float" office:value="28.3689634474072" calcext:value-type="float">
            <text:p>28.3689634474</text:p>
          </table:table-cell>
          <table:table-cell table:formula="of:=SQRT([.BC10]*[.BC10]*[.$B$7]*[.$B$7]+[.$C$7]*[.$C$7]*[.AZ10]*[.AZ10])" office:value-type="float" office:value="29.9547984622742" calcext:value-type="float">
            <text:p>29.9547984623</text:p>
          </table:table-cell>
          <table:table-cell table:style-name="ce3" table:formula="of:=SQRT((2*[.$B$5]/[.$G$4])^2*([.BE10]^2*[.BJ10]^2+[.BF10]^2*[.BJ10]^2))" office:value-type="float" office:value="0.000330644941835573" calcext:value-type="float">
            <text:p>0.0003306449</text:p>
          </table:table-cell>
          <table:table-cell table:formula="of:=SQRT([.BK10]*[.BK10]+[.BD10]*[.BD10])" office:value-type="float" office:value="1.00000005466304" calcext:value-type="float">
            <text:p>1.0000000547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07" calcext:value-type="float">
            <text:p>1307</text:p>
          </table:table-cell>
          <table:table-cell office:value-type="float" office:value="1543" calcext:value-type="float">
            <text:p>1543</text:p>
          </table:table-cell>
          <table:table-cell office:value-type="float" office:value="235" calcext:value-type="float">
            <text:p>235</text:p>
          </table:table-cell>
          <table:table-cell table:formula="of:=SQRT([.F11])" office:value-type="float" office:value="36.1524549650504" calcext:value-type="float">
            <text:p>36.1524549651</text:p>
          </table:table-cell>
          <table:table-cell table:formula="of:=SQRT([.G11])" office:value-type="float" office:value="39.2810386828047" calcext:value-type="float">
            <text:p>39.2810386828</text:p>
          </table:table-cell>
          <table:table-cell table:formula="of:=SQRT([.H11])" office:value-type="float" office:value="15.3297097167559" calcext:value-type="float">
            <text:p>15.3297097168</text:p>
          </table:table-cell>
          <table:table-cell table:formula="of:=[.F11]*[.$B$6]" office:value-type="float" office:value="932.130770254091" calcext:value-type="float">
            <text:p>932.1307702541</text:p>
          </table:table-cell>
          <table:table-cell table:formula="of:=[.G11]*[.$B$7]" office:value-type="float" office:value="1156.28077889447" calcext:value-type="float">
            <text:p>1156.2807788945</text:p>
          </table:table-cell>
          <table:table-cell table:style-name="ce3" table:formula="of:=2*[.L11]*[.M11]*[.$B$5]/[.$G$4]" office:value-type="float" office:value="0.0134725611632613" calcext:value-type="float">
            <text:p>0.0134725612</text:p>
          </table:table-cell>
          <table:table-cell table:formula="of:=[.H11]-[.N11]" office:value-type="float" office:value="234.986527438837" calcext:value-type="float">
            <text:p>234.9865274388</text:p>
          </table:table-cell>
          <table:table-cell table:formula="of:=SQRT([.I11]*[.I11]*[.$B$6]*[.$B$6]+[.$C$6]*[.$C$6]*[.F11]*[.F11])" office:value-type="float" office:value="40.3025779648713" calcext:value-type="float">
            <text:p>40.3025779649</text:p>
          </table:table-cell>
          <table:table-cell table:formula="of:=SQRT([.J11]*[.J11]*[.$B$7]*[.$B$7]+[.$C$7]*[.$C$7]*[.G11]*[.G11])" office:value-type="float" office:value="46.0386645573389" calcext:value-type="float">
            <text:p>46.0386645573</text:p>
          </table:table-cell>
          <table:table-cell table:style-name="ce3" table:formula="of:=SQRT((2*[.$B$5]/[.$G$4])^2*([.L11]^2*[.Q11]^2+[.M11]^2*[.Q11]^2))" office:value-type="float" office:value="0.000854714389290144" calcext:value-type="float">
            <text:p>0.0008547144</text:p>
          </table:table-cell>
          <table:table-cell table:formula="of:=SQRT([.R11]*[.R11]+[.K11]*[.K11])" office:value-type="float" office:value="15.3297097405834" calcext:value-type="float">
            <text:p>15.3297097406</text:p>
          </table:table-cell>
          <table:table-cell office:value-type="float" office:value="30" calcext:value-type="float">
            <text:p>30</text:p>
          </table:table-cell>
          <table:table-cell office:value-type="float" office:value="1241" calcext:value-type="float">
            <text:p>1241</text:p>
          </table:table-cell>
          <table:table-cell office:value-type="float" office:value="1643" calcext:value-type="float">
            <text:p>1643</text:p>
          </table:table-cell>
          <table:table-cell office:value-type="float" office:value="30" calcext:value-type="float">
            <text:p>30</text:p>
          </table:table-cell>
          <table:table-cell table:formula="of:=SQRT([.U11])" office:value-type="float" office:value="35.2278299076171" calcext:value-type="float">
            <text:p>35.2278299076</text:p>
          </table:table-cell>
          <table:table-cell table:formula="of:=SQRT([.V11])" office:value-type="float" office:value="40.5339363990225" calcext:value-type="float">
            <text:p>40.533936399</text:p>
          </table:table-cell>
          <table:table-cell table:formula="of:=SQRT([.W11])" office:value-type="float" office:value="5.47722557505166" calcext:value-type="float">
            <text:p>5.4772255751</text:p>
          </table:table-cell>
          <table:table-cell table:formula="of:=[.U11]*[.$B$6]" office:value-type="float" office:value="885.060662498337" calcext:value-type="float">
            <text:p>885.0606624983</text:p>
          </table:table-cell>
          <table:table-cell table:formula="of:=[.V11]*[.$B$7]" office:value-type="float" office:value="1231.21796482412" calcext:value-type="float">
            <text:p>1231.2179648241</text:p>
          </table:table-cell>
          <table:table-cell table:style-name="ce3" table:formula="of:=2*[.AA11]*[.AB11]*[.$B$5]/[.$G$4]" office:value-type="float" office:value="0.0136212823453386" calcext:value-type="float">
            <text:p>0.0136212823</text:p>
          </table:table-cell>
          <table:table-cell table:formula="of:=[.W11]-[.AC11]" office:value-type="float" office:value="29.9863787176547" calcext:value-type="float">
            <text:p>29.9863787177</text:p>
          </table:table-cell>
          <table:table-cell table:formula="of:=SQRT([.X11]*[.X11]*[.$B$6]*[.$B$6]+[.$C$6]*[.$C$6]*[.U11]*[.U11])" office:value-type="float" office:value="38.681633692798" calcext:value-type="float">
            <text:p>38.6816336928</text:p>
          </table:table-cell>
          <table:table-cell table:formula="of:=SQRT([.Y11]*[.Y11]*[.$B$7]*[.$B$7]+[.$C$7]*[.$C$7]*[.V11]*[.V11])" office:value-type="float" office:value="48.4086574825965" calcext:value-type="float">
            <text:p>48.4086574826</text:p>
          </table:table-cell>
          <table:table-cell table:style-name="ce3" table:formula="of:=SQRT((2*[.$B$5]/[.$G$4])^2*([.AA11]^2*[.AF11]^2+[.AB11]^2*[.AF11]^2))" office:value-type="float" office:value="0.000917538434349087" calcext:value-type="float">
            <text:p>0.0009175384</text:p>
          </table:table-cell>
          <table:table-cell table:formula="of:=SQRT([.AG11]*[.AG11]+[.Z11]*[.Z11])" office:value-type="float" office:value="5.47722565190415" calcext:value-type="float">
            <text:p>5.4772256519</text:p>
          </table:table-cell>
          <table:table-cell office:value-type="float" office:value="30" calcext:value-type="float">
            <text:p>30</text:p>
          </table:table-cell>
          <table:table-cell office:value-type="float" office:value="1138" calcext:value-type="float">
            <text:p>1138</text:p>
          </table:table-cell>
          <table:table-cell office:value-type="float" office:value="1642" calcext:value-type="float">
            <text:p>1642</text:p>
          </table:table-cell>
          <table:table-cell office:value-type="float" office:value="2" calcext:value-type="float">
            <text:p>2</text:p>
          </table:table-cell>
          <table:table-cell table:formula="of:=SQRT([.AJ11])" office:value-type="float" office:value="33.734255586866" calcext:value-type="float">
            <text:p>33.7342555869</text:p>
          </table:table-cell>
          <table:table-cell table:formula="of:=SQRT([.AK11])" office:value-type="float" office:value="40.5215991787096" calcext:value-type="float">
            <text:p>40.5215991787</text:p>
          </table:table-cell>
          <table:table-cell table:formula="of:=SQRT([.AL11])" office:value-type="float" office:value="1.4142135623731" calcext:value-type="float">
            <text:p>1.4142135624</text:p>
          </table:table-cell>
          <table:table-cell table:formula="of:=[.AJ11]*[.$B$6]" office:value-type="float" office:value="811.602767061328" calcext:value-type="float">
            <text:p>811.6027670613</text:p>
          </table:table-cell>
          <table:table-cell table:formula="of:=[.AK11]*[.$B$7]" office:value-type="float" office:value="1230.46859296482" calcext:value-type="float">
            <text:p>1230.4685929648</text:p>
          </table:table-cell>
          <table:table-cell table:style-name="ce3" table:formula="of:=2*[.AP11]*[.AQ11]*[.$B$5]/[.$G$4]" office:value-type="float" office:value="0.0124831464354039" calcext:value-type="float">
            <text:p>0.0124831464</text:p>
          </table:table-cell>
          <table:table-cell table:formula="of:=[.AL11]-[.AR11]" office:value-type="float" office:value="1.9875168535646" calcext:value-type="float">
            <text:p>1.9875168536</text:p>
          </table:table-cell>
          <table:table-cell table:formula="of:=SQRT([.AM11]*[.AM11]*[.$B$6]*[.$B$6]+[.$C$6]*[.$C$6]*[.AJ11]*[.AJ11])" office:value-type="float" office:value="36.1419893604268" calcext:value-type="float">
            <text:p>36.1419893604</text:p>
          </table:table-cell>
          <table:table-cell table:formula="of:=SQRT([.AN11]*[.AN11]*[.$B$7]*[.$B$7]+[.$C$7]*[.$C$7]*[.AK11]*[.AK11])" office:value-type="float" office:value="48.3849937410633" calcext:value-type="float">
            <text:p>48.3849937411</text:p>
          </table:table-cell>
          <table:table-cell table:style-name="ce3" table:formula="of:=SQRT((2*[.$B$5]/[.$G$4])^2*([.AP11]^2*[.AU11]^2+[.AQ11]^2*[.AU11]^2))" office:value-type="float" office:value="0.000891509103727154" calcext:value-type="float">
            <text:p>0.0008915091</text:p>
          </table:table-cell>
          <table:table-cell table:formula="of:=SQRT([.AV11]*[.AV11]+[.AO11]*[.AO11])" office:value-type="float" office:value="1.41421384337323" calcext:value-type="float">
            <text:p>1.4142138434</text:p>
          </table:table-cell>
          <table:table-cell office:value-type="float" office:value="30" calcext:value-type="float">
            <text:p>30</text:p>
          </table:table-cell>
          <table:table-cell office:value-type="float" office:value="824" calcext:value-type="float">
            <text:p>824</text:p>
          </table:table-cell>
          <table:table-cell office:value-type="float" office:value="923" calcext:value-type="float">
            <text:p>923</text:p>
          </table:table-cell>
          <table:table-cell office:value-type="float" office:value="4" calcext:value-type="float">
            <text:p>4</text:p>
          </table:table-cell>
          <table:table-cell table:formula="of:=SQRT([.AY11])" office:value-type="float" office:value="28.7054001888146" calcext:value-type="float">
            <text:p>28.7054001888</text:p>
          </table:table-cell>
          <table:table-cell table:formula="of:=SQRT([.AZ11])" office:value-type="float" office:value="30.3809150619266" calcext:value-type="float">
            <text:p>30.3809150619</text:p>
          </table:table-cell>
          <table:table-cell table:formula="of:=SQRT([.BA11])" office:value-type="float" office:value="2" calcext:value-type="float">
            <text:p>2</text:p>
          </table:table-cell>
          <table:table-cell table:formula="of:=[.AY11]*[.$B$6]" office:value-type="float" office:value="587.663163496076" calcext:value-type="float">
            <text:p>587.6631634961</text:p>
          </table:table-cell>
          <table:table-cell table:formula="of:=[.AZ11]*[.$B$7]" office:value-type="float" office:value="691.670226130653" calcext:value-type="float">
            <text:p>691.6702261307</text:p>
          </table:table-cell>
          <table:table-cell table:style-name="ce3" table:formula="of:=2*[.BE11]*[.BF11]*[.$B$5]/[.$G$4]" office:value-type="float" office:value="0.00508086391479982" calcext:value-type="float">
            <text:p>0.0050808639</text:p>
          </table:table-cell>
          <table:table-cell table:formula="of:=[.BA11]-[.BG11]" office:value-type="float" office:value="3.9949191360852" calcext:value-type="float">
            <text:p>3.9949191361</text:p>
          </table:table-cell>
          <table:table-cell table:formula="of:=SQRT([.BB11]*[.BB11]*[.$B$6]*[.$B$6]+[.$C$6]*[.$C$6]*[.AY11]*[.AY11])" office:value-type="float" office:value="28.2929339627126" calcext:value-type="float">
            <text:p>28.2929339627</text:p>
          </table:table-cell>
          <table:table-cell table:formula="of:=SQRT([.BC11]*[.BC11]*[.$B$7]*[.$B$7]+[.$C$7]*[.$C$7]*[.AZ11]*[.AZ11])" office:value-type="float" office:value="31.0918065314656" calcext:value-type="float">
            <text:p>31.0918065315</text:p>
          </table:table-cell>
          <table:table-cell table:style-name="ce3" table:formula="of:=SQRT((2*[.$B$5]/[.$G$4])^2*([.BE11]^2*[.BJ11]^2+[.BF11]^2*[.BJ11]^2))" office:value-type="float" office:value="0.000352740385188565" calcext:value-type="float">
            <text:p>0.0003527404</text:p>
          </table:table-cell>
          <table:table-cell table:formula="of:=SQRT([.BK11]*[.BK11]+[.BD11]*[.BD11])" office:value-type="float" office:value="2.00000003110644" calcext:value-type="float">
            <text:p>2.0000000311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305" calcext:value-type="float">
            <text:p>1305</text:p>
          </table:table-cell>
          <table:table-cell office:value-type="float" office:value="1568" calcext:value-type="float">
            <text:p>1568</text:p>
          </table:table-cell>
          <table:table-cell office:value-type="float" office:value="234" calcext:value-type="float">
            <text:p>234</text:p>
          </table:table-cell>
          <table:table-cell table:formula="of:=SQRT([.F12])" office:value-type="float" office:value="36.1247837363769" calcext:value-type="float">
            <text:p>36.1247837364</text:p>
          </table:table-cell>
          <table:table-cell table:formula="of:=SQRT([.G12])" office:value-type="float" office:value="39.5979797464467" calcext:value-type="float">
            <text:p>39.5979797464</text:p>
          </table:table-cell>
          <table:table-cell table:formula="of:=SQRT([.H12])" office:value-type="float" office:value="15.2970585407784" calcext:value-type="float">
            <text:p>15.2970585408</text:p>
          </table:table-cell>
          <table:table-cell table:formula="of:=[.F12]*[.$B$6]" office:value-type="float" office:value="930.704403352401" calcext:value-type="float">
            <text:p>930.7044033524</text:p>
          </table:table-cell>
          <table:table-cell table:formula="of:=[.G12]*[.$B$7]" office:value-type="float" office:value="1175.01507537688" calcext:value-type="float">
            <text:p>1175.0150753769</text:p>
          </table:table-cell>
          <table:table-cell table:style-name="ce3" table:formula="of:=2*[.L12]*[.M12]*[.$B$5]/[.$G$4]" office:value-type="float" office:value="0.013669896308234" calcext:value-type="float">
            <text:p>0.0136698963</text:p>
          </table:table-cell>
          <table:table-cell table:formula="of:=[.H12]-[.N12]" office:value-type="float" office:value="233.986330103692" calcext:value-type="float">
            <text:p>233.9863301037</text:p>
          </table:table-cell>
          <table:table-cell table:formula="of:=SQRT([.I12]*[.I12]*[.$B$6]*[.$B$6]+[.$C$6]*[.$C$6]*[.F12]*[.F12])" office:value-type="float" office:value="40.2535244000458" calcext:value-type="float">
            <text:p>40.2535244</text:p>
          </table:table-cell>
          <table:table-cell table:formula="of:=SQRT([.J12]*[.J12]*[.$B$7]*[.$B$7]+[.$C$7]*[.$C$7]*[.G12]*[.G12])" office:value-type="float" office:value="46.6318739338178" calcext:value-type="float">
            <text:p>46.6318739338</text:p>
          </table:table-cell>
          <table:table-cell table:style-name="ce3" table:formula="of:=SQRT((2*[.$B$5]/[.$G$4])^2*([.L12]^2*[.Q12]^2+[.M12]^2*[.Q12]^2))" office:value-type="float" office:value="0.000873739483810349" calcext:value-type="float">
            <text:p>0.0008737395</text:p>
          </table:table-cell>
          <table:table-cell table:formula="of:=SQRT([.R12]*[.R12]+[.K12]*[.K12])" office:value-type="float" office:value="15.2970585657315" calcext:value-type="float">
            <text:p>15.2970585657</text:p>
          </table:table-cell>
          <table:table-cell office:value-type="float" office:value="40" calcext:value-type="float">
            <text:p>40</text:p>
          </table:table-cell>
          <table:table-cell office:value-type="float" office:value="1267" calcext:value-type="float">
            <text:p>1267</text:p>
          </table:table-cell>
          <table:table-cell office:value-type="float" office:value="1657" calcext:value-type="float">
            <text:p>1657</text:p>
          </table:table-cell>
          <table:table-cell office:value-type="float" office:value="62" calcext:value-type="float">
            <text:p>62</text:p>
          </table:table-cell>
          <table:table-cell table:formula="of:=SQRT([.U12])" office:value-type="float" office:value="35.5949434611154" calcext:value-type="float">
            <text:p>35.5949434611</text:p>
          </table:table-cell>
          <table:table-cell table:formula="of:=SQRT([.V12])" office:value-type="float" office:value="40.7062648740952" calcext:value-type="float">
            <text:p>40.7062648741</text:p>
          </table:table-cell>
          <table:table-cell table:formula="of:=SQRT([.W12])" office:value-type="float" office:value="7.87400787401181" calcext:value-type="float">
            <text:p>7.874007874</text:p>
          </table:table-cell>
          <table:table-cell table:formula="of:=[.U12]*[.$B$6]" office:value-type="float" office:value="903.603432220301" calcext:value-type="float">
            <text:p>903.6034322203</text:p>
          </table:table-cell>
          <table:table-cell table:formula="of:=[.V12]*[.$B$7]" office:value-type="float" office:value="1241.70917085427" calcext:value-type="float">
            <text:p>1241.7091708543</text:p>
          </table:table-cell>
          <table:table-cell table:style-name="ce3" table:formula="of:=2*[.AA12]*[.AB12]*[.$B$5]/[.$G$4]" office:value-type="float" office:value="0.0140251583575418" calcext:value-type="float">
            <text:p>0.0140251584</text:p>
          </table:table-cell>
          <table:table-cell table:formula="of:=[.W12]-[.AC12]" office:value-type="float" office:value="61.9859748416425" calcext:value-type="float">
            <text:p>61.9859748416</text:p>
          </table:table-cell>
          <table:table-cell table:formula="of:=SQRT([.X12]*[.X12]*[.$B$6]*[.$B$6]+[.$C$6]*[.$C$6]*[.U12]*[.U12])" office:value-type="float" office:value="39.3207361269462" calcext:value-type="float">
            <text:p>39.3207361269</text:p>
          </table:table-cell>
          <table:table-cell table:formula="of:=SQRT([.Y12]*[.Y12]*[.$B$7]*[.$B$7]+[.$C$7]*[.$C$7]*[.V12]*[.V12])" office:value-type="float" office:value="48.7398773536541" calcext:value-type="float">
            <text:p>48.7398773537</text:p>
          </table:table-cell>
          <table:table-cell table:style-name="ce3" table:formula="of:=SQRT((2*[.$B$5]/[.$G$4])^2*([.AA12]^2*[.AF12]^2+[.AB12]^2*[.AF12]^2))" office:value-type="float" office:value="0.000935616193312233" calcext:value-type="float">
            <text:p>0.0009356162</text:p>
          </table:table-cell>
          <table:table-cell table:formula="of:=SQRT([.AG12]*[.AG12]+[.Z12]*[.Z12])" office:value-type="float" office:value="7.87400792959835" calcext:value-type="float">
            <text:p>7.8740079296</text:p>
          </table:table-cell>
          <table:table-cell office:value-type="float" office:value="40" calcext:value-type="float">
            <text:p>40</text:p>
          </table:table-cell>
          <table:table-cell office:value-type="float" office:value="1113" calcext:value-type="float">
            <text:p>1113</text:p>
          </table:table-cell>
          <table:table-cell office:value-type="float" office:value="1704" calcext:value-type="float">
            <text:p>1704</text:p>
          </table:table-cell>
          <table:table-cell office:value-type="float" office:value="1" calcext:value-type="float">
            <text:p>1</text:p>
          </table:table-cell>
          <table:table-cell table:formula="of:=SQRT([.AJ12])" office:value-type="float" office:value="33.3616546352246" calcext:value-type="float">
            <text:p>33.3616546352</text:p>
          </table:table-cell>
          <table:table-cell table:formula="of:=SQRT([.AK12])" office:value-type="float" office:value="41.2795348811006" calcext:value-type="float">
            <text:p>41.2795348811</text:p>
          </table:table-cell>
          <table:table-cell table:formula="of:=SQRT([.AL12])" office:value-type="float" office:value="1" calcext:value-type="float">
            <text:p>1</text:p>
          </table:table-cell>
          <table:table-cell table:formula="of:=[.AJ12]*[.$B$6]" office:value-type="float" office:value="793.773180790209" calcext:value-type="float">
            <text:p>793.7731807902</text:p>
          </table:table-cell>
          <table:table-cell table:formula="of:=[.AK12]*[.$B$7]" office:value-type="float" office:value="1276.92964824121" calcext:value-type="float">
            <text:p>1276.9296482412</text:p>
          </table:table-cell>
          <table:table-cell table:style-name="ce3" table:formula="of:=2*[.AP12]*[.AQ12]*[.$B$5]/[.$G$4]" office:value-type="float" office:value="0.0126699063566218" calcext:value-type="float">
            <text:p>0.0126699064</text:p>
          </table:table-cell>
          <table:table-cell table:formula="of:=[.AL12]-[.AR12]" office:value-type="float" office:value="0.987330093643378" calcext:value-type="float">
            <text:p>0.9873300936</text:p>
          </table:table-cell>
          <table:table-cell table:formula="of:=SQRT([.AM12]*[.AM12]*[.$B$6]*[.$B$6]+[.$C$6]*[.$C$6]*[.AJ12]*[.AJ12])" office:value-type="float" office:value="35.5234873897053" calcext:value-type="float">
            <text:p>35.5234873897</text:p>
          </table:table-cell>
          <table:table-cell table:formula="of:=SQRT([.AN12]*[.AN12]*[.$B$7]*[.$B$7]+[.$C$7]*[.$C$7]*[.AK12]*[.AK12])" office:value-type="float" office:value="49.8508689568076" calcext:value-type="float">
            <text:p>49.8508689568</text:p>
          </table:table-cell>
          <table:table-cell table:style-name="ce3" table:formula="of:=SQRT((2*[.$B$5]/[.$G$4])^2*([.AP12]^2*[.AU12]^2+[.AQ12]^2*[.AU12]^2))" office:value-type="float" office:value="0.000936908172355882" calcext:value-type="float">
            <text:p>0.0009369082</text:p>
          </table:table-cell>
          <table:table-cell table:formula="of:=SQRT([.AV12]*[.AV12]+[.AO12]*[.AO12])" office:value-type="float" office:value="1.00000043889837" calcext:value-type="float">
            <text:p>1.0000004389</text:p>
          </table:table-cell>
          <table:table-cell office:value-type="float" office:value="40" calcext:value-type="float">
            <text:p>40</text:p>
          </table:table-cell>
          <table:table-cell office:value-type="float" office:value="790" calcext:value-type="float">
            <text:p>790</text:p>
          </table:table-cell>
          <table:table-cell office:value-type="float" office:value="984" calcext:value-type="float">
            <text:p>984</text:p>
          </table:table-cell>
          <table:table-cell office:value-type="float" office:value="9" calcext:value-type="float">
            <text:p>9</text:p>
          </table:table-cell>
          <table:table-cell table:formula="of:=SQRT([.AY12])" office:value-type="float" office:value="28.1069386451104" calcext:value-type="float">
            <text:p>28.1069386451</text:p>
          </table:table-cell>
          <table:table-cell table:formula="of:=SQRT([.AZ12])" office:value-type="float" office:value="31.3687742827162" calcext:value-type="float">
            <text:p>31.3687742827</text:p>
          </table:table-cell>
          <table:table-cell table:formula="of:=SQRT([.BA12])" office:value-type="float" office:value="3" calcext:value-type="float">
            <text:p>3</text:p>
          </table:table-cell>
          <table:table-cell table:formula="of:=[.AY12]*[.$B$6]" office:value-type="float" office:value="563.414926167354" calcext:value-type="float">
            <text:p>563.4149261674</text:p>
          </table:table-cell>
          <table:table-cell table:formula="of:=[.AZ12]*[.$B$7]" office:value-type="float" office:value="737.381909547739" calcext:value-type="float">
            <text:p>737.3819095477</text:p>
          </table:table-cell>
          <table:table-cell table:style-name="ce3" table:formula="of:=2*[.BE12]*[.BF12]*[.$B$5]/[.$G$4]" office:value-type="float" office:value="0.00519314967656227" calcext:value-type="float">
            <text:p>0.0051931497</text:p>
          </table:table-cell>
          <table:table-cell table:formula="of:=[.BA12]-[.BG12]" office:value-type="float" office:value="8.99480685032344" calcext:value-type="float">
            <text:p>8.9948068503</text:p>
          </table:table-cell>
          <table:table-cell table:formula="of:=SQRT([.BB12]*[.BB12]*[.$B$6]*[.$B$6]+[.$C$6]*[.$C$6]*[.AY12]*[.AY12])" office:value-type="float" office:value="27.4294187208362" calcext:value-type="float">
            <text:p>27.4294187208</text:p>
          </table:table-cell>
          <table:table-cell table:formula="of:=SQRT([.BC12]*[.BC12]*[.$B$7]*[.$B$7]+[.$C$7]*[.$C$7]*[.AZ12]*[.AZ12])" office:value-type="float" office:value="32.5911034005023" calcext:value-type="float">
            <text:p>32.5911034005</text:p>
          </table:table-cell>
          <table:table-cell table:style-name="ce3" table:formula="of:=SQRT((2*[.$B$5]/[.$G$4])^2*([.BE12]^2*[.BJ12]^2+[.BF12]^2*[.BJ12]^2))" office:value-type="float" office:value="0.000378053388329932" calcext:value-type="float">
            <text:p>0.0003780534</text:p>
          </table:table-cell>
          <table:table-cell table:formula="of:=SQRT([.BK12]*[.BK12]+[.BD12]*[.BD12])" office:value-type="float" office:value="3.00000002382073" calcext:value-type="float">
            <text:p>3.0000000238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254" calcext:value-type="float">
            <text:p>1254</text:p>
          </table:table-cell>
          <table:table-cell office:value-type="float" office:value="1542" calcext:value-type="float">
            <text:p>1542</text:p>
          </table:table-cell>
          <table:table-cell office:value-type="float" office:value="269" calcext:value-type="float">
            <text:p>269</text:p>
          </table:table-cell>
          <table:table-cell table:formula="of:=SQRT([.F13])" office:value-type="float" office:value="35.4118624192515" calcext:value-type="float">
            <text:p>35.4118624193</text:p>
          </table:table-cell>
          <table:table-cell table:formula="of:=SQRT([.G13])" office:value-type="float" office:value="39.2683078321437" calcext:value-type="float">
            <text:p>39.2683078321</text:p>
          </table:table-cell>
          <table:table-cell table:formula="of:=SQRT([.H13])" office:value-type="float" office:value="16.4012194668567" calcext:value-type="float">
            <text:p>16.4012194669</text:p>
          </table:table-cell>
          <table:table-cell table:formula="of:=[.F13]*[.$B$6]" office:value-type="float" office:value="894.332047359319" calcext:value-type="float">
            <text:p>894.3320473593</text:p>
          </table:table-cell>
          <table:table-cell table:formula="of:=[.G13]*[.$B$7]" office:value-type="float" office:value="1155.53140703518" calcext:value-type="float">
            <text:p>1155.5314070352</text:p>
          </table:table-cell>
          <table:table-cell table:style-name="ce3" table:formula="of:=2*[.L13]*[.M13]*[.$B$5]/[.$G$4]" office:value-type="float" office:value="0.012917859613022" calcext:value-type="float">
            <text:p>0.0129178596</text:p>
          </table:table-cell>
          <table:table-cell table:formula="of:=[.H13]-[.N13]" office:value-type="float" office:value="268.987082140387" calcext:value-type="float">
            <text:p>268.9870821404</text:p>
          </table:table-cell>
          <table:table-cell table:formula="of:=SQRT([.I13]*[.I13]*[.$B$6]*[.$B$6]+[.$C$6]*[.$C$6]*[.F13]*[.F13])" office:value-type="float" office:value="39.0012770385696" calcext:value-type="float">
            <text:p>39.0012770386</text:p>
          </table:table-cell>
          <table:table-cell table:formula="of:=SQRT([.J13]*[.J13]*[.$B$7]*[.$B$7]+[.$C$7]*[.$C$7]*[.G13]*[.G13])" office:value-type="float" office:value="46.0149258077753" calcext:value-type="float">
            <text:p>46.0149258078</text:p>
          </table:table-cell>
          <table:table-cell table:style-name="ce3" table:formula="of:=SQRT((2*[.$B$5]/[.$G$4])^2*([.L13]^2*[.Q13]^2+[.M13]^2*[.Q13]^2))" office:value-type="float" office:value="0.000840458133076904" calcext:value-type="float">
            <text:p>0.0008404581</text:p>
          </table:table-cell>
          <table:table-cell table:formula="of:=SQRT([.R13]*[.R13]+[.K13]*[.K13])" office:value-type="float" office:value="16.4012194883908" calcext:value-type="float">
            <text:p>16.4012194884</text:p>
          </table:table-cell>
          <table:table-cell office:value-type="float" office:value="50" calcext:value-type="float">
            <text:p>50</text:p>
          </table:table-cell>
          <table:table-cell office:value-type="float" office:value="1210" calcext:value-type="float">
            <text:p>1210</text:p>
          </table:table-cell>
          <table:table-cell office:value-type="float" office:value="1750" calcext:value-type="float">
            <text:p>1750</text:p>
          </table:table-cell>
          <table:table-cell office:value-type="float" office:value="116" calcext:value-type="float">
            <text:p>116</text:p>
          </table:table-cell>
          <table:table-cell table:formula="of:=SQRT([.U13])" office:value-type="float" office:value="34.7850542618522" calcext:value-type="float">
            <text:p>34.7850542619</text:p>
          </table:table-cell>
          <table:table-cell table:formula="of:=SQRT([.V13])" office:value-type="float" office:value="41.8330013267038" calcext:value-type="float">
            <text:p>41.8330013267</text:p>
          </table:table-cell>
          <table:table-cell table:formula="of:=SQRT([.W13])" office:value-type="float" office:value="10.770329614269" calcext:value-type="float">
            <text:p>10.7703296143</text:p>
          </table:table-cell>
          <table:table-cell table:formula="of:=[.U13]*[.$B$6]" office:value-type="float" office:value="862.95197552215" calcext:value-type="float">
            <text:p>862.9519755222</text:p>
          </table:table-cell>
          <table:table-cell table:formula="of:=[.V13]*[.$B$7]" office:value-type="float" office:value="1311.40075376884" calcext:value-type="float">
            <text:p>1311.4007537689</text:p>
          </table:table-cell>
          <table:table-cell table:style-name="ce3" table:formula="of:=2*[.AA13]*[.AB13]*[.$B$5]/[.$G$4]" office:value-type="float" office:value="0.0141459483895758" calcext:value-type="float">
            <text:p>0.0141459484</text:p>
          </table:table-cell>
          <table:table-cell table:formula="of:=[.W13]-[.AC13]" office:value-type="float" office:value="115.98585405161" calcext:value-type="float">
            <text:p>115.9858540516</text:p>
          </table:table-cell>
          <table:table-cell table:formula="of:=SQRT([.X13]*[.X13]*[.$B$6]*[.$B$6]+[.$C$6]*[.$C$6]*[.U13]*[.U13])" office:value-type="float" office:value="37.9186361929594" calcext:value-type="float">
            <text:p>37.918636193</text:p>
          </table:table-cell>
          <table:table-cell table:formula="of:=SQRT([.Y13]*[.Y13]*[.$B$7]*[.$B$7]+[.$C$7]*[.$C$7]*[.V13]*[.V13])" office:value-type="float" office:value="50.9368599236205" calcext:value-type="float">
            <text:p>50.9368599236</text:p>
          </table:table-cell>
          <table:table-cell table:style-name="ce3" table:formula="of:=SQRT((2*[.$B$5]/[.$G$4])^2*([.AA13]^2*[.AF13]^2+[.AB13]^2*[.AF13]^2))" office:value-type="float" office:value="0.000999546255765599" calcext:value-type="float">
            <text:p>0.0009995463</text:p>
          </table:table-cell>
          <table:table-cell table:formula="of:=SQRT([.AG13]*[.AG13]+[.Z13]*[.Z13])" office:value-type="float" office:value="10.7703296606507" calcext:value-type="float">
            <text:p>10.7703296607</text:p>
          </table:table-cell>
          <table:table-cell office:value-type="float" office:value="50" calcext:value-type="float">
            <text:p>50</text:p>
          </table:table-cell>
          <table:table-cell office:value-type="float" office:value="1112" calcext:value-type="float">
            <text:p>1112</text:p>
          </table:table-cell>
          <table:table-cell office:value-type="float" office:value="1876" calcext:value-type="float">
            <text:p>1876</text:p>
          </table:table-cell>
          <table:table-cell office:value-type="float" office:value="10" calcext:value-type="float">
            <text:p>10</text:p>
          </table:table-cell>
          <table:table-cell table:formula="of:=SQRT([.AJ13])" office:value-type="float" office:value="33.3466640010661" calcext:value-type="float">
            <text:p>33.3466640011</text:p>
          </table:table-cell>
          <table:table-cell table:formula="of:=SQRT([.AK13])" office:value-type="float" office:value="43.3128156554154" calcext:value-type="float">
            <text:p>43.3128156554</text:p>
          </table:table-cell>
          <table:table-cell table:formula="of:=SQRT([.AL13])" office:value-type="float" office:value="3.16227766016838" calcext:value-type="float">
            <text:p>3.1622776602</text:p>
          </table:table-cell>
          <table:table-cell table:formula="of:=[.AJ13]*[.$B$6]" office:value-type="float" office:value="793.059997339364" calcext:value-type="float">
            <text:p>793.0599973394</text:p>
          </table:table-cell>
          <table:table-cell table:formula="of:=[.AK13]*[.$B$7]" office:value-type="float" office:value="1405.8216080402" calcext:value-type="float">
            <text:p>1405.8216080402</text:p>
          </table:table-cell>
          <table:table-cell table:style-name="ce3" table:formula="of:=2*[.AP13]*[.AQ13]*[.$B$5]/[.$G$4]" office:value-type="float" office:value="0.0139362610091498" calcext:value-type="float">
            <text:p>0.013936261</text:p>
          </table:table-cell>
          <table:table-cell table:formula="of:=[.AL13]-[.AR13]" office:value-type="float" office:value="9.98606373899085" calcext:value-type="float">
            <text:p>9.986063739</text:p>
          </table:table-cell>
          <table:table-cell table:formula="of:=SQRT([.AM13]*[.AM13]*[.$B$6]*[.$B$6]+[.$C$6]*[.$C$6]*[.AJ13]*[.AJ13])" office:value-type="float" office:value="35.4987288630517" calcext:value-type="float">
            <text:p>35.4987288631</text:p>
          </table:table-cell>
          <table:table-cell table:formula="of:=SQRT([.AN13]*[.AN13]*[.$B$7]*[.$B$7]+[.$C$7]*[.$C$7]*[.AK13]*[.AK13])" office:value-type="float" office:value="53.9052901185921" calcext:value-type="float">
            <text:p>53.9052901186</text:p>
          </table:table-cell>
          <table:table-cell table:style-name="ce3" table:formula="of:=SQRT((2*[.$B$5]/[.$G$4])^2*([.AP13]^2*[.AU13]^2+[.AQ13]^2*[.AU13]^2))" office:value-type="float" office:value="0.00108759820695738" calcext:value-type="float">
            <text:p>0.0010875982</text:p>
          </table:table-cell>
          <table:table-cell table:formula="of:=SQRT([.AV13]*[.AV13]+[.AO13]*[.AO13])" office:value-type="float" office:value="3.16227784719652" calcext:value-type="float">
            <text:p>3.1622778472</text:p>
          </table:table-cell>
          <table:table-cell office:value-type="float" office:value="50" calcext:value-type="float">
            <text:p>50</text:p>
          </table:table-cell>
          <table:table-cell office:value-type="float" office:value="779" calcext:value-type="float">
            <text:p>779</text:p>
          </table:table-cell>
          <table:table-cell office:value-type="float" office:value="982" calcext:value-type="float">
            <text:p>982</text:p>
          </table:table-cell>
          <table:table-cell office:value-type="float" office:value="23" calcext:value-type="float">
            <text:p>23</text:p>
          </table:table-cell>
          <table:table-cell table:formula="of:=SQRT([.AY13])" office:value-type="float" office:value="27.9105714739057" calcext:value-type="float">
            <text:p>27.9105714739</text:p>
          </table:table-cell>
          <table:table-cell table:formula="of:=SQRT([.AZ13])" office:value-type="float" office:value="31.3368792319848" calcext:value-type="float">
            <text:p>31.336879232</text:p>
          </table:table-cell>
          <table:table-cell table:formula="of:=SQRT([.BA13])" office:value-type="float" office:value="4.79583152331272" calcext:value-type="float">
            <text:p>4.7958315233</text:p>
          </table:table-cell>
          <table:table-cell table:formula="of:=[.AY13]*[.$B$6]" office:value-type="float" office:value="555.569908208062" calcext:value-type="float">
            <text:p>555.5699082081</text:p>
          </table:table-cell>
          <table:table-cell table:formula="of:=[.AZ13]*[.$B$7]" office:value-type="float" office:value="735.883165829146" calcext:value-type="float">
            <text:p>735.8831658291</text:p>
          </table:table-cell>
          <table:table-cell table:style-name="ce3" table:formula="of:=2*[.BE13]*[.BF13]*[.$B$5]/[.$G$4]" office:value-type="float" office:value="0.00511043178614446" calcext:value-type="float">
            <text:p>0.0051104318</text:p>
          </table:table-cell>
          <table:table-cell table:formula="of:=[.BA13]-[.BG13]" office:value-type="float" office:value="22.9948895682139" calcext:value-type="float">
            <text:p>22.9948895682</text:p>
          </table:table-cell>
          <table:table-cell table:formula="of:=SQRT([.BB13]*[.BB13]*[.$B$6]*[.$B$6]+[.$C$6]*[.$C$6]*[.AY13]*[.AY13])" office:value-type="float" office:value="27.1492864328739" calcext:value-type="float">
            <text:p>27.1492864329</text:p>
          </table:table-cell>
          <table:table-cell table:formula="of:=SQRT([.BC13]*[.BC13]*[.$B$7]*[.$B$7]+[.$C$7]*[.$C$7]*[.AZ13]*[.AZ13])" office:value-type="float" office:value="32.5420871721947" calcext:value-type="float">
            <text:p>32.5420871722</text:p>
          </table:table-cell>
          <table:table-cell table:style-name="ce3" table:formula="of:=SQRT((2*[.$B$5]/[.$G$4])^2*([.BE13]^2*[.BJ13]^2+[.BF13]^2*[.BJ13]^2))" office:value-type="float" office:value="0.000375069162727917" calcext:value-type="float">
            <text:p>0.0003750692</text:p>
          </table:table-cell>
          <table:table-cell table:formula="of:=SQRT([.BK13]*[.BK13]+[.BD13]*[.BD13])" office:value-type="float" office:value="4.7958315379793" calcext:value-type="float">
            <text:p>4.7958315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7960" calcext:value-type="float">
            <text:p>796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58" calcext:value-type="float">
            <text:p>1258</text:p>
          </table:table-cell>
          <table:table-cell office:value-type="float" office:value="1569" calcext:value-type="float">
            <text:p>1569</text:p>
          </table:table-cell>
          <table:table-cell office:value-type="float" office:value="302" calcext:value-type="float">
            <text:p>302</text:p>
          </table:table-cell>
          <table:table-cell table:formula="of:=SQRT([.F14])" office:value-type="float" office:value="35.4682957019364" calcext:value-type="float">
            <text:p>35.4682957019</text:p>
          </table:table-cell>
          <table:table-cell table:formula="of:=SQRT([.G14])" office:value-type="float" office:value="39.6106046406767" calcext:value-type="float">
            <text:p>39.6106046407</text:p>
          </table:table-cell>
          <table:table-cell table:formula="of:=SQRT([.H14])" office:value-type="float" office:value="17.3781471969828" calcext:value-type="float">
            <text:p>17.378147197</text:p>
          </table:table-cell>
          <table:table-cell table:formula="of:=[.F14]*[.$B$6]" office:value-type="float" office:value="897.184781162698" calcext:value-type="float">
            <text:p>897.1847811627</text:p>
          </table:table-cell>
          <table:table-cell table:formula="of:=[.G14]*[.$B$7]" office:value-type="float" office:value="1175.76444723618" calcext:value-type="float">
            <text:p>1175.7644472362</text:p>
          </table:table-cell>
          <table:table-cell table:style-name="ce3" table:formula="of:=2*[.L14]*[.M14]*[.$B$5]/[.$G$4]" office:value-type="float" office:value="0.0131859746036559" calcext:value-type="float">
            <text:p>0.0131859746</text:p>
          </table:table-cell>
          <table:table-cell table:formula="of:=[.H14]-[.N14]" office:value-type="float" office:value="301.986814025396" calcext:value-type="float">
            <text:p>301.9868140254</text:p>
          </table:table-cell>
          <table:table-cell table:formula="of:=SQRT([.I14]*[.I14]*[.$B$6]*[.$B$6]+[.$C$6]*[.$C$6]*[.F14]*[.F14])" office:value-type="float" office:value="39.0995915580012" calcext:value-type="float">
            <text:p>39.099591558</text:p>
          </table:table-cell>
          <table:table-cell table:formula="of:=SQRT([.J14]*[.J14]*[.$B$7]*[.$B$7]+[.$C$7]*[.$C$7]*[.G14]*[.G14])" office:value-type="float" office:value="46.6555920768333" calcext:value-type="float">
            <text:p>46.6555920768</text:p>
          </table:table-cell>
          <table:table-cell table:style-name="ce3" table:formula="of:=SQRT((2*[.$B$5]/[.$G$4])^2*([.L14]^2*[.Q14]^2+[.M14]^2*[.Q14]^2))" office:value-type="float" office:value="0.000862529794634767" calcext:value-type="float">
            <text:p>0.0008625298</text:p>
          </table:table-cell>
          <table:table-cell table:formula="of:=SQRT([.R14]*[.R14]+[.K14]*[.K14])" office:value-type="float" office:value="17.3781472183877" calcext:value-type="float">
            <text:p>17.3781472184</text:p>
          </table:table-cell>
          <table:table-cell office:value-type="float" office:value="60" calcext:value-type="float">
            <text:p>60</text:p>
          </table:table-cell>
          <table:table-cell office:value-type="float" office:value="1138" calcext:value-type="float">
            <text:p>1138</text:p>
          </table:table-cell>
          <table:table-cell office:value-type="float" office:value="1829" calcext:value-type="float">
            <text:p>1829</text:p>
          </table:table-cell>
          <table:table-cell office:value-type="float" office:value="163" calcext:value-type="float">
            <text:p>163</text:p>
          </table:table-cell>
          <table:table-cell table:formula="of:=SQRT([.U14])" office:value-type="float" office:value="33.734255586866" calcext:value-type="float">
            <text:p>33.7342555869</text:p>
          </table:table-cell>
          <table:table-cell table:formula="of:=SQRT([.V14])" office:value-type="float" office:value="42.7668095606862" calcext:value-type="float">
            <text:p>42.7668095607</text:p>
          </table:table-cell>
          <table:table-cell table:formula="of:=SQRT([.W14])" office:value-type="float" office:value="12.7671453348037" calcext:value-type="float">
            <text:p>12.7671453348</text:p>
          </table:table-cell>
          <table:table-cell table:formula="of:=[.U14]*[.$B$6]" office:value-type="float" office:value="811.602767061328" calcext:value-type="float">
            <text:p>811.6027670613</text:p>
          </table:table-cell>
          <table:table-cell table:formula="of:=[.V14]*[.$B$7]" office:value-type="float" office:value="1370.60113065327" calcext:value-type="float">
            <text:p>1370.6011306533</text:p>
          </table:table-cell>
          <table:table-cell table:style-name="ce3" table:formula="of:=2*[.AA14]*[.AB14]*[.$B$5]/[.$G$4]" office:value-type="float" office:value="0.0139047958771947" calcext:value-type="float">
            <text:p>0.0139047959</text:p>
          </table:table-cell>
          <table:table-cell table:formula="of:=[.W14]-[.AC14]" office:value-type="float" office:value="162.986095204123" calcext:value-type="float">
            <text:p>162.9860952041</text:p>
          </table:table-cell>
          <table:table-cell table:formula="of:=SQRT([.X14]*[.X14]*[.$B$6]*[.$B$6]+[.$C$6]*[.$C$6]*[.U14]*[.U14])" office:value-type="float" office:value="36.1419893604268" calcext:value-type="float">
            <text:p>36.1419893604</text:p>
          </table:table-cell>
          <table:table-cell table:formula="of:=SQRT([.Y14]*[.Y14]*[.$B$7]*[.$B$7]+[.$C$7]*[.$C$7]*[.V14]*[.V14])" office:value-type="float" office:value="52.7990280723395" calcext:value-type="float">
            <text:p>52.7990280723</text:p>
          </table:table-cell>
          <table:table-cell table:style-name="ce3" table:formula="of:=SQRT((2*[.$B$5]/[.$G$4])^2*([.AA14]^2*[.AF14]^2+[.AB14]^2*[.AF14]^2))" office:value-type="float" office:value="0.00105127726655222" calcext:value-type="float">
            <text:p>0.0010512773</text:p>
          </table:table-cell>
          <table:table-cell table:formula="of:=SQRT([.AG14]*[.AG14]+[.Z14]*[.Z14])" office:value-type="float" office:value="12.767145378086" calcext:value-type="float">
            <text:p>12.7671453781</text:p>
          </table:table-cell>
          <table:table-cell office:value-type="float" office:value="60" calcext:value-type="float">
            <text:p>60</text:p>
          </table:table-cell>
          <table:table-cell office:value-type="float" office:value="1099" calcext:value-type="float">
            <text:p>1099</text:p>
          </table:table-cell>
          <table:table-cell office:value-type="float" office:value="2014" calcext:value-type="float">
            <text:p>2014</text:p>
          </table:table-cell>
          <table:table-cell office:value-type="float" office:value="68" calcext:value-type="float">
            <text:p>68</text:p>
          </table:table-cell>
          <table:table-cell table:formula="of:=SQRT([.AJ14])" office:value-type="float" office:value="33.1511689085016" calcext:value-type="float">
            <text:p>33.1511689085</text:p>
          </table:table-cell>
          <table:table-cell table:formula="of:=SQRT([.AK14])" office:value-type="float" office:value="44.8776113446337" calcext:value-type="float">
            <text:p>44.8776113446</text:p>
          </table:table-cell>
          <table:table-cell table:formula="of:=SQRT([.AL14])" office:value-type="float" office:value="8.24621125123532" calcext:value-type="float">
            <text:p>8.2462112512</text:p>
          </table:table-cell>
          <table:table-cell table:formula="of:=[.AJ14]*[.$B$6]" office:value-type="float" office:value="783.788612478382" calcext:value-type="float">
            <text:p>783.7886124784</text:p>
          </table:table-cell>
          <table:table-cell table:formula="of:=[.AK14]*[.$B$7]" office:value-type="float" office:value="1509.23492462312" calcext:value-type="float">
            <text:p>1509.2349246231</text:p>
          </table:table-cell>
          <table:table-cell table:style-name="ce3" table:formula="of:=2*[.AP14]*[.AQ14]*[.$B$5]/[.$G$4]" office:value-type="float" office:value="0.0147865143434284" calcext:value-type="float">
            <text:p>0.0147865143</text:p>
          </table:table-cell>
          <table:table-cell table:formula="of:=[.AL14]-[.AR14]" office:value-type="float" office:value="67.9852134856566" calcext:value-type="float">
            <text:p>67.9852134857</text:p>
          </table:table-cell>
          <table:table-cell table:formula="of:=SQRT([.AM14]*[.AM14]*[.$B$6]*[.$B$6]+[.$C$6]*[.$C$6]*[.AJ14]*[.AJ14])" office:value-type="float" office:value="35.1767353377118" calcext:value-type="float">
            <text:p>35.1767353377</text:p>
          </table:table-cell>
          <table:table-cell table:formula="of:=SQRT([.AN14]*[.AN14]*[.$B$7]*[.$B$7]+[.$C$7]*[.$C$7]*[.AK14]*[.AK14])" office:value-type="float" office:value="57.1472769069215" calcext:value-type="float">
            <text:p>57.1472769069</text:p>
          </table:table-cell>
          <table:table-cell table:style-name="ce3" table:formula="of:=SQRT((2*[.$B$5]/[.$G$4])^2*([.AP14]^2*[.AU14]^2+[.AQ14]^2*[.AU14]^2))" office:value-type="float" office:value="0.00121482384090984" calcext:value-type="float">
            <text:p>0.0012148238</text:p>
          </table:table-cell>
          <table:table-cell table:formula="of:=SQRT([.AV14]*[.AV14]+[.AO14]*[.AO14])" office:value-type="float" office:value="8.24621134071866" calcext:value-type="float">
            <text:p>8.2462113407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1038" calcext:value-type="float">
            <text:p>1038</text:p>
          </table:table-cell>
          <table:table-cell office:value-type="float" office:value="31" calcext:value-type="float">
            <text:p>31</text:p>
          </table:table-cell>
          <table:table-cell table:formula="of:=SQRT([.AY14])" office:value-type="float" office:value="28.0178514522438" calcext:value-type="float">
            <text:p>28.0178514522</text:p>
          </table:table-cell>
          <table:table-cell table:formula="of:=SQRT([.AZ14])" office:value-type="float" office:value="32.218007387174" calcext:value-type="float">
            <text:p>32.2180073872</text:p>
          </table:table-cell>
          <table:table-cell table:formula="of:=SQRT([.BA14])" office:value-type="float" office:value="5.56776436283002" calcext:value-type="float">
            <text:p>5.5677643628</text:p>
          </table:table-cell>
          <table:table-cell table:formula="of:=[.AY14]*[.$B$6]" office:value-type="float" office:value="559.84900891313" calcext:value-type="float">
            <text:p>559.8490089131</text:p>
          </table:table-cell>
          <table:table-cell table:formula="of:=[.AZ14]*[.$B$7]" office:value-type="float" office:value="777.847989949749" calcext:value-type="float">
            <text:p>777.8479899497</text:p>
          </table:table-cell>
          <table:table-cell table:style-name="ce3" table:formula="of:=2*[.BE14]*[.BF14]*[.$B$5]/[.$G$4]" office:value-type="float" office:value="0.00544346782823047" calcext:value-type="float">
            <text:p>0.0054434678</text:p>
          </table:table-cell>
          <table:table-cell table:formula="of:=[.BA14]-[.BG14]" office:value-type="float" office:value="30.9945565321718" calcext:value-type="float">
            <text:p>30.9945565322</text:p>
          </table:table-cell>
          <table:table-cell table:formula="of:=SQRT([.BB14]*[.BB14]*[.$B$6]*[.$B$6]+[.$C$6]*[.$C$6]*[.AY14]*[.AY14])" office:value-type="float" office:value="27.3021335786168" calcext:value-type="float">
            <text:p>27.3021335786</text:p>
          </table:table-cell>
          <table:table-cell table:formula="of:=SQRT([.BC14]*[.BC14]*[.$B$7]*[.$B$7]+[.$C$7]*[.$C$7]*[.AZ14]*[.AZ14])" office:value-type="float" office:value="33.9112274153364" calcext:value-type="float">
            <text:p>33.9112274153</text:p>
          </table:table-cell>
          <table:table-cell table:style-name="ce3" table:formula="of:=SQRT((2*[.$B$5]/[.$G$4])^2*([.BE14]^2*[.BJ14]^2+[.BF14]^2*[.BJ14]^2))" office:value-type="float" office:value="0.000406244971183942" calcext:value-type="float">
            <text:p>0.000406245</text:p>
          </table:table-cell>
          <table:table-cell table:formula="of:=SQRT([.BK14]*[.BK14]+[.BD14]*[.BD14])" office:value-type="float" office:value="5.5677643776506" calcext:value-type="float">
            <text:p>5.5677643777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5965" calcext:value-type="float">
            <text:p>596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56" calcext:value-type="float">
            <text:p>1256</text:p>
          </table:table-cell>
          <table:table-cell office:value-type="float" office:value="1669" calcext:value-type="float">
            <text:p>1669</text:p>
          </table:table-cell>
          <table:table-cell office:value-type="float" office:value="352" calcext:value-type="float">
            <text:p>352</text:p>
          </table:table-cell>
          <table:table-cell table:formula="of:=SQRT([.F15])" office:value-type="float" office:value="35.4400902933387" calcext:value-type="float">
            <text:p>35.4400902933</text:p>
          </table:table-cell>
          <table:table-cell table:formula="of:=SQRT([.G15])" office:value-type="float" office:value="40.853396431631" calcext:value-type="float">
            <text:p>40.8533964316</text:p>
          </table:table-cell>
          <table:table-cell table:formula="of:=SQRT([.H15])" office:value-type="float" office:value="18.7616630392937" calcext:value-type="float">
            <text:p>18.7616630393</text:p>
          </table:table-cell>
          <table:table-cell table:formula="of:=[.F15]*[.$B$6]" office:value-type="float" office:value="895.758414261008" calcext:value-type="float">
            <text:p>895.758414261</text:p>
          </table:table-cell>
          <table:table-cell table:formula="of:=[.G15]*[.$B$7]" office:value-type="float" office:value="1250.70163316583" calcext:value-type="float">
            <text:p>1250.7016331658</text:p>
          </table:table-cell>
          <table:table-cell table:style-name="ce3" table:formula="of:=2*[.L15]*[.M15]*[.$B$5]/[.$G$4]" office:value-type="float" office:value="0.0140040813954785" calcext:value-type="float">
            <text:p>0.0140040814</text:p>
          </table:table-cell>
          <table:table-cell table:formula="of:=[.H15]-[.N15]" office:value-type="float" office:value="351.985995918605" calcext:value-type="float">
            <text:p>351.9859959186</text:p>
          </table:table-cell>
          <table:table-cell table:formula="of:=SQRT([.I15]*[.I15]*[.$B$6]*[.$B$6]+[.$C$6]*[.$C$6]*[.F15]*[.F15])" office:value-type="float" office:value="39.0504364704766" calcext:value-type="float">
            <text:p>39.0504364705</text:p>
          </table:table-cell>
          <table:table-cell table:formula="of:=SQRT([.J15]*[.J15]*[.$B$7]*[.$B$7]+[.$C$7]*[.$C$7]*[.G15]*[.G15])" office:value-type="float" office:value="49.0236737741389" calcext:value-type="float">
            <text:p>49.0236737741</text:p>
          </table:table-cell>
          <table:table-cell table:style-name="ce3" table:formula="of:=SQRT((2*[.$B$5]/[.$G$4])^2*([.L15]^2*[.Q15]^2+[.M15]^2*[.Q15]^2))" office:value-type="float" office:value="0.000942717907740401" calcext:value-type="float">
            <text:p>0.0009427179</text:p>
          </table:table-cell>
          <table:table-cell table:formula="of:=SQRT([.R15]*[.R15]+[.K15]*[.K15])" office:value-type="float" office:value="18.7616630629781" calcext:value-type="float">
            <text:p>18.761663063</text:p>
          </table:table-cell>
          <table:table-cell office:value-type="float" office:value="70" calcext:value-type="float">
            <text:p>70</text:p>
          </table:table-cell>
          <table:table-cell office:value-type="float" office:value="1194" calcext:value-type="float">
            <text:p>1194</text:p>
          </table:table-cell>
          <table:table-cell office:value-type="float" office:value="1749" calcext:value-type="float">
            <text:p>1749</text:p>
          </table:table-cell>
          <table:table-cell office:value-type="float" office:value="270" calcext:value-type="float">
            <text:p>270</text:p>
          </table:table-cell>
          <table:table-cell table:formula="of:=SQRT([.U15])" office:value-type="float" office:value="34.554305086342" calcext:value-type="float">
            <text:p>34.5543050863</text:p>
          </table:table-cell>
          <table:table-cell table:formula="of:=SQRT([.V15])" office:value-type="float" office:value="41.821047332653" calcext:value-type="float">
            <text:p>41.8210473327</text:p>
          </table:table-cell>
          <table:table-cell table:formula="of:=SQRT([.W15])" office:value-type="float" office:value="16.431676725155" calcext:value-type="float">
            <text:p>16.4316767252</text:p>
          </table:table-cell>
          <table:table-cell table:formula="of:=[.U15]*[.$B$6]" office:value-type="float" office:value="851.541040308634" calcext:value-type="float">
            <text:p>851.5410403086</text:p>
          </table:table-cell>
          <table:table-cell table:formula="of:=[.V15]*[.$B$7]" office:value-type="float" office:value="1310.65138190955" calcext:value-type="float">
            <text:p>1310.6513819096</text:p>
          </table:table-cell>
          <table:table-cell table:style-name="ce3" table:formula="of:=2*[.AA15]*[.AB15]*[.$B$5]/[.$G$4]" office:value-type="float" office:value="0.0139509180154151" calcext:value-type="float">
            <text:p>0.013950918</text:p>
          </table:table-cell>
          <table:table-cell table:formula="of:=[.W15]-[.AC15]" office:value-type="float" office:value="269.986049081985" calcext:value-type="float">
            <text:p>269.986049082</text:p>
          </table:table-cell>
          <table:table-cell table:formula="of:=SQRT([.X15]*[.X15]*[.$B$6]*[.$B$6]+[.$C$6]*[.$C$6]*[.U15]*[.U15])" office:value-type="float" office:value="37.5243892008992" calcext:value-type="float">
            <text:p>37.5243892009</text:p>
          </table:table-cell>
          <table:table-cell table:formula="of:=SQRT([.Y15]*[.Y15]*[.$B$7]*[.$B$7]+[.$C$7]*[.$C$7]*[.V15]*[.V15])" office:value-type="float" office:value="50.9132651449527" calcext:value-type="float">
            <text:p>50.913265145</text:p>
          </table:table-cell>
          <table:table-cell table:style-name="ce3" table:formula="of:=SQRT((2*[.$B$5]/[.$G$4])^2*([.AA15]^2*[.AF15]^2+[.AB15]^2*[.AF15]^2))" office:value-type="float" office:value="0.000994709812541616" calcext:value-type="float">
            <text:p>0.0009947098</text:p>
          </table:table-cell>
          <table:table-cell table:formula="of:=SQRT([.AG15]*[.AG15]+[.Z15]*[.Z15])" office:value-type="float" office:value="16.4316767552629" calcext:value-type="float">
            <text:p>16.4316767553</text:p>
          </table:table-cell>
          <table:table-cell office:value-type="float" office:value="70" calcext:value-type="float">
            <text:p>70</text:p>
          </table:table-cell>
          <table:table-cell office:value-type="float" office:value="1047" calcext:value-type="float">
            <text:p>1047</text:p>
          </table:table-cell>
          <table:table-cell office:value-type="float" office:value="1944" calcext:value-type="float">
            <text:p>1944</text:p>
          </table:table-cell>
          <table:table-cell office:value-type="float" office:value="163" calcext:value-type="float">
            <text:p>163</text:p>
          </table:table-cell>
          <table:table-cell table:formula="of:=SQRT([.AJ15])" office:value-type="float" office:value="32.3573793747269" calcext:value-type="float">
            <text:p>32.3573793747</text:p>
          </table:table-cell>
          <table:table-cell table:formula="of:=SQRT([.AK15])" office:value-type="float" office:value="44.0908153700972" calcext:value-type="float">
            <text:p>44.0908153701</text:p>
          </table:table-cell>
          <table:table-cell table:formula="of:=SQRT([.AL15])" office:value-type="float" office:value="12.7671453348037" calcext:value-type="float">
            <text:p>12.7671453348</text:p>
          </table:table-cell>
          <table:table-cell table:formula="of:=[.AJ15]*[.$B$6]" office:value-type="float" office:value="746.703073034455" calcext:value-type="float">
            <text:p>746.7030730345</text:p>
          </table:table-cell>
          <table:table-cell table:formula="of:=[.AK15]*[.$B$7]" office:value-type="float" office:value="1456.77889447236" calcext:value-type="float">
            <text:p>1456.7788944724</text:p>
          </table:table-cell>
          <table:table-cell table:style-name="ce3" table:formula="of:=2*[.AP15]*[.AQ15]*[.$B$5]/[.$G$4]" office:value-type="float" office:value="0.0135972659654281" calcext:value-type="float">
            <text:p>0.013597266</text:p>
          </table:table-cell>
          <table:table-cell table:formula="of:=[.AL15]-[.AR15]" office:value-type="float" office:value="162.986402734035" calcext:value-type="float">
            <text:p>162.986402734</text:p>
          </table:table-cell>
          <table:table-cell table:formula="of:=SQRT([.AM15]*[.AM15]*[.$B$6]*[.$B$6]+[.$C$6]*[.$C$6]*[.AJ15]*[.AJ15])" office:value-type="float" office:value="33.8861782417179" calcext:value-type="float">
            <text:p>33.8861782417</text:p>
          </table:table-cell>
          <table:table-cell table:formula="of:=SQRT([.AN15]*[.AN15]*[.$B$7]*[.$B$7]+[.$C$7]*[.$C$7]*[.AK15]*[.AK15])" office:value-type="float" office:value="55.5038882000675" calcext:value-type="float">
            <text:p>55.5038882001</text:p>
          </table:table-cell>
          <table:table-cell table:style-name="ce3" table:formula="of:=SQRT((2*[.$B$5]/[.$G$4])^2*([.AP15]^2*[.AU15]^2+[.AQ15]^2*[.AU15]^2))" office:value-type="float" office:value="0.00113574857223718" calcext:value-type="float">
            <text:p>0.0011357486</text:p>
          </table:table-cell>
          <table:table-cell table:formula="of:=SQRT([.AV15]*[.AV15]+[.AO15]*[.AO15])" office:value-type="float" office:value="12.7671453853211" calcext:value-type="float">
            <text:p>12.7671453853</text:p>
          </table:table-cell>
          <table:table-cell office:value-type="float" office:value="70" calcext:value-type="float">
            <text:p>70</text:p>
          </table:table-cell>
          <table:table-cell office:value-type="float" office:value="721" calcext:value-type="float">
            <text:p>721</text:p>
          </table:table-cell>
          <table:table-cell office:value-type="float" office:value="1004" calcext:value-type="float">
            <text:p>1004</text:p>
          </table:table-cell>
          <table:table-cell office:value-type="float" office:value="64" calcext:value-type="float">
            <text:p>64</text:p>
          </table:table-cell>
          <table:table-cell table:formula="of:=SQRT([.AY15])" office:value-type="float" office:value="26.8514431641951" calcext:value-type="float">
            <text:p>26.8514431642</text:p>
          </table:table-cell>
          <table:table-cell table:formula="of:=SQRT([.AZ15])" office:value-type="float" office:value="31.6859590355097" calcext:value-type="float">
            <text:p>31.6859590355</text:p>
          </table:table-cell>
          <table:table-cell table:formula="of:=SQRT([.BA15])" office:value-type="float" office:value="8" calcext:value-type="float">
            <text:p>8</text:p>
          </table:table-cell>
          <table:table-cell table:formula="of:=[.AY15]*[.$B$6]" office:value-type="float" office:value="514.205268059066" calcext:value-type="float">
            <text:p>514.2052680591</text:p>
          </table:table-cell>
          <table:table-cell table:formula="of:=[.AZ15]*[.$B$7]" office:value-type="float" office:value="752.369346733668" calcext:value-type="float">
            <text:p>752.3693467337</text:p>
          </table:table-cell>
          <table:table-cell table:style-name="ce3" table:formula="of:=2*[.BE15]*[.BF15]*[.$B$5]/[.$G$4]" office:value-type="float" office:value="0.00483590352020763" calcext:value-type="float">
            <text:p>0.0048359035</text:p>
          </table:table-cell>
          <table:table-cell table:formula="of:=[.BA15]-[.BG15]" office:value-type="float" office:value="63.9951640964798" calcext:value-type="float">
            <text:p>63.9951640965</text:p>
          </table:table-cell>
          <table:table-cell table:formula="of:=SQRT([.BB15]*[.BB15]*[.$B$6]*[.$B$6]+[.$C$6]*[.$C$6]*[.AY15]*[.AY15])" office:value-type="float" office:value="25.6654549561631" calcext:value-type="float">
            <text:p>25.6654549562</text:p>
          </table:table-cell>
          <table:table-cell table:formula="of:=SQRT([.BC15]*[.BC15]*[.$B$7]*[.$B$7]+[.$C$7]*[.$C$7]*[.AZ15]*[.AZ15])" office:value-type="float" office:value="33.0807713400652" calcext:value-type="float">
            <text:p>33.0807713401</text:p>
          </table:table-cell>
          <table:table-cell table:style-name="ce3" table:formula="of:=SQRT((2*[.$B$5]/[.$G$4])^2*([.BE15]^2*[.BJ15]^2+[.BF15]^2*[.BJ15]^2))" office:value-type="float" office:value="0.000376831110012409" calcext:value-type="float">
            <text:p>0.0003768311</text:p>
          </table:table-cell>
          <table:table-cell table:formula="of:=SQRT([.BK15]*[.BK15]+[.BD15]*[.BD15])" office:value-type="float" office:value="8.00000000887511" calcext:value-type="float">
            <text:p>8.0000000089</text:p>
          </table:table-cell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office:value-type="float" office:value="1708" calcext:value-type="float">
            <text:p>1708</text:p>
          </table:table-cell>
          <table:table-cell office:value-type="float" office:value="391" calcext:value-type="float">
            <text:p>391</text:p>
          </table:table-cell>
          <table:table-cell table:formula="of:=SQRT([.F16])" office:value-type="float" office:value="36.1801050302511" calcext:value-type="float">
            <text:p>36.1801050303</text:p>
          </table:table-cell>
          <table:table-cell table:formula="of:=SQRT([.G16])" office:value-type="float" office:value="41.3279566395437" calcext:value-type="float">
            <text:p>41.3279566395</text:p>
          </table:table-cell>
          <table:table-cell table:formula="of:=SQRT([.H16])" office:value-type="float" office:value="19.7737199332852" calcext:value-type="float">
            <text:p>19.7737199333</text:p>
          </table:table-cell>
          <table:table-cell table:formula="of:=[.F16]*[.$B$6]" office:value-type="float" office:value="933.55713715578" calcext:value-type="float">
            <text:p>933.5571371558</text:p>
          </table:table-cell>
          <table:table-cell table:formula="of:=[.G16]*[.$B$7]" office:value-type="float" office:value="1279.92713567839" calcext:value-type="float">
            <text:p>1279.9271356784</text:p>
          </table:table-cell>
          <table:table-cell table:style-name="ce3" table:formula="of:=2*[.L16]*[.M16]*[.$B$5]/[.$G$4]" office:value-type="float" office:value="0.014936063906899" calcext:value-type="float">
            <text:p>0.0149360639</text:p>
          </table:table-cell>
          <table:table-cell table:formula="of:=[.H16]-[.N16]" office:value-type="float" office:value="390.985063936093" calcext:value-type="float">
            <text:p>390.9850639361</text:p>
          </table:table-cell>
          <table:table-cell table:formula="of:=SQRT([.I16]*[.I16]*[.$B$6]*[.$B$6]+[.$C$6]*[.$C$6]*[.F16]*[.F16])" office:value-type="float" office:value="40.3516275777855" calcext:value-type="float">
            <text:p>40.3516275778</text:p>
          </table:table-cell>
          <table:table-cell table:formula="of:=SQRT([.J16]*[.J16]*[.$B$7]*[.$B$7]+[.$C$7]*[.$C$7]*[.G16]*[.G16])" office:value-type="float" office:value="49.9453551702375" calcext:value-type="float">
            <text:p>49.9453551702</text:p>
          </table:table-cell>
          <table:table-cell table:style-name="ce3" table:formula="of:=SQRT((2*[.$B$5]/[.$G$4])^2*([.L16]^2*[.Q16]^2+[.M16]^2*[.Q16]^2))" office:value-type="float" office:value="0.000989053291984071" calcext:value-type="float">
            <text:p>0.0009890533</text:p>
          </table:table-cell>
          <table:table-cell table:formula="of:=SQRT([.R16]*[.R16]+[.K16]*[.K16])" office:value-type="float" office:value="19.7737199580207" calcext:value-type="float">
            <text:p>19.773719958</text:p>
          </table:table-cell>
          <table:table-cell office:value-type="float" office:value="80" calcext:value-type="float">
            <text:p>80</text:p>
          </table:table-cell>
          <table:table-cell office:value-type="float" office:value="1174" calcext:value-type="float">
            <text:p>1174</text:p>
          </table:table-cell>
          <table:table-cell office:value-type="float" office:value="1738" calcext:value-type="float">
            <text:p>1738</text:p>
          </table:table-cell>
          <table:table-cell office:value-type="float" office:value="326" calcext:value-type="float">
            <text:p>326</text:p>
          </table:table-cell>
          <table:table-cell table:formula="of:=SQRT([.U16])" office:value-type="float" office:value="34.2636833980236" calcext:value-type="float">
            <text:p>34.263683398</text:p>
          </table:table-cell>
          <table:table-cell table:formula="of:=SQRT([.V16])" office:value-type="float" office:value="41.6893271713517" calcext:value-type="float">
            <text:p>41.6893271714</text:p>
          </table:table-cell>
          <table:table-cell table:formula="of:=SQRT([.W16])" office:value-type="float" office:value="18.0554700852678" calcext:value-type="float">
            <text:p>18.0554700853</text:p>
          </table:table-cell>
          <table:table-cell table:formula="of:=[.U16]*[.$B$6]" office:value-type="float" office:value="837.277371291739" calcext:value-type="float">
            <text:p>837.2773712917</text:p>
          </table:table-cell>
          <table:table-cell table:formula="of:=[.V16]*[.$B$7]" office:value-type="float" office:value="1302.40829145729" calcext:value-type="float">
            <text:p>1302.4082914573</text:p>
          </table:table-cell>
          <table:table-cell table:style-name="ce3" table:formula="of:=2*[.AA16]*[.AB16]*[.$B$5]/[.$G$4]" office:value-type="float" office:value="0.013630962382749" calcext:value-type="float">
            <text:p>0.0136309624</text:p>
          </table:table-cell>
          <table:table-cell table:formula="of:=[.W16]-[.AC16]" office:value-type="float" office:value="325.986369037617" calcext:value-type="float">
            <text:p>325.9863690376</text:p>
          </table:table-cell>
          <table:table-cell table:formula="of:=SQRT([.X16]*[.X16]*[.$B$6]*[.$B$6]+[.$C$6]*[.$C$6]*[.U16]*[.U16])" office:value-type="float" office:value="37.0311385744067" calcext:value-type="float">
            <text:p>37.0311385744</text:p>
          </table:table-cell>
          <table:table-cell table:formula="of:=SQRT([.Y16]*[.Y16]*[.$B$7]*[.$B$7]+[.$C$7]*[.$C$7]*[.V16]*[.V16])" office:value-type="float" office:value="50.6536829701271" calcext:value-type="float">
            <text:p>50.6536829701</text:p>
          </table:table-cell>
          <table:table-cell table:style-name="ce3" table:formula="of:=SQRT((2*[.$B$5]/[.$G$4])^2*([.AA16]^2*[.AF16]^2+[.AB16]^2*[.AF16]^2))" office:value-type="float" office:value="0.000980352593066743" calcext:value-type="float">
            <text:p>0.0009803526</text:p>
          </table:table-cell>
          <table:table-cell table:formula="of:=SQRT([.AG16]*[.AG16]+[.Z16]*[.Z16])" office:value-type="float" office:value="18.0554701118827" calcext:value-type="float">
            <text:p>18.0554701119</text:p>
          </table:table-cell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office:value-type="float" office:value="2049" calcext:value-type="float">
            <text:p>2049</text:p>
          </table:table-cell>
          <table:table-cell office:value-type="float" office:value="302" calcext:value-type="float">
            <text:p>302</text:p>
          </table:table-cell>
          <table:table-cell table:formula="of:=SQRT([.AJ16])" office:value-type="float" office:value="32.9089653438087" calcext:value-type="float">
            <text:p>32.9089653438</text:p>
          </table:table-cell>
          <table:table-cell table:formula="of:=SQRT([.AK16])" office:value-type="float" office:value="45.2658811910251" calcext:value-type="float">
            <text:p>45.265881191</text:p>
          </table:table-cell>
          <table:table-cell table:formula="of:=SQRT([.AL16])" office:value-type="float" office:value="17.3781471969828" calcext:value-type="float">
            <text:p>17.378147197</text:p>
          </table:table-cell>
          <table:table-cell table:formula="of:=[.AJ16]*[.$B$6]" office:value-type="float" office:value="772.377677264866" calcext:value-type="float">
            <text:p>772.3776772649</text:p>
          </table:table-cell>
          <table:table-cell table:formula="of:=[.AK16]*[.$B$7]" office:value-type="float" office:value="1535.46293969849" calcext:value-type="float">
            <text:p>1535.4629396985</text:p>
          </table:table-cell>
          <table:table-cell table:style-name="ce3" table:formula="of:=2*[.AP16]*[.AQ16]*[.$B$5]/[.$G$4]" office:value-type="float" office:value="0.0148244662361326" calcext:value-type="float">
            <text:p>0.0148244662</text:p>
          </table:table-cell>
          <table:table-cell table:formula="of:=[.AL16]-[.AR16]" office:value-type="float" office:value="301.985175533764" calcext:value-type="float">
            <text:p>301.9851755338</text:p>
          </table:table-cell>
          <table:table-cell table:formula="of:=SQRT([.AM16]*[.AM16]*[.$B$6]*[.$B$6]+[.$C$6]*[.$C$6]*[.AJ16]*[.AJ16])" office:value-type="float" office:value="34.7800901277284" calcext:value-type="float">
            <text:p>34.7800901277</text:p>
          </table:table-cell>
          <table:table-cell table:formula="of:=SQRT([.AN16]*[.AN16]*[.$B$7]*[.$B$7]+[.$C$7]*[.$C$7]*[.AK16]*[.AK16])" office:value-type="float" office:value="57.9681834147408" calcext:value-type="float">
            <text:p>57.9681834147</text:p>
          </table:table-cell>
          <table:table-cell table:style-name="ce3" table:formula="of:=SQRT((2*[.$B$5]/[.$G$4])^2*([.AP16]^2*[.AU16]^2+[.AQ16]^2*[.AU16]^2))" office:value-type="float" office:value="0.00124543383144342" calcext:value-type="float">
            <text:p>0.0012454338</text:p>
          </table:table-cell>
          <table:table-cell table:formula="of:=SQRT([.AV16]*[.AV16]+[.AO16]*[.AO16])" office:value-type="float" office:value="17.3781472416108" calcext:value-type="float">
            <text:p>17.3781472416</text:p>
          </table:table-cell>
          <table:table-cell office:value-type="float" office:value="80" calcext:value-type="float">
            <text:p>80</text:p>
          </table:table-cell>
          <table:table-cell office:value-type="float" office:value="783" calcext:value-type="float">
            <text:p>783</text:p>
          </table:table-cell>
          <table:table-cell office:value-type="float" office:value="984" calcext:value-type="float">
            <text:p>984</text:p>
          </table:table-cell>
          <table:table-cell office:value-type="float" office:value="103" calcext:value-type="float">
            <text:p>103</text:p>
          </table:table-cell>
          <table:table-cell table:formula="of:=SQRT([.AY16])" office:value-type="float" office:value="27.9821371592664" calcext:value-type="float">
            <text:p>27.9821371593</text:p>
          </table:table-cell>
          <table:table-cell table:formula="of:=SQRT([.AZ16])" office:value-type="float" office:value="31.3687742827162" calcext:value-type="float">
            <text:p>31.3687742827</text:p>
          </table:table-cell>
          <table:table-cell table:formula="of:=SQRT([.BA16])" office:value-type="float" office:value="10.1488915650922" calcext:value-type="float">
            <text:p>10.1488915651</text:p>
          </table:table-cell>
          <table:table-cell table:formula="of:=[.AY16]*[.$B$6]" office:value-type="float" office:value="558.422642011441" calcext:value-type="float">
            <text:p>558.4226420114</text:p>
          </table:table-cell>
          <table:table-cell table:formula="of:=[.AZ16]*[.$B$7]" office:value-type="float" office:value="737.381909547739" calcext:value-type="float">
            <text:p>737.3819095477</text:p>
          </table:table-cell>
          <table:table-cell table:style-name="ce3" table:formula="of:=2*[.BE16]*[.BF16]*[.$B$5]/[.$G$4]" office:value-type="float" office:value="0.00514713442626362" calcext:value-type="float">
            <text:p>0.0051471344</text:p>
          </table:table-cell>
          <table:table-cell table:formula="of:=[.BA16]-[.BG16]" office:value-type="float" office:value="102.994852865574" calcext:value-type="float">
            <text:p>102.9948528656</text:p>
          </table:table-cell>
          <table:table-cell table:formula="of:=SQRT([.BB16]*[.BB16]*[.$B$6]*[.$B$6]+[.$C$6]*[.$C$6]*[.AY16]*[.AY16])" office:value-type="float" office:value="27.2511973375273" calcext:value-type="float">
            <text:p>27.2511973375</text:p>
          </table:table-cell>
          <table:table-cell table:formula="of:=SQRT([.BC16]*[.BC16]*[.$B$7]*[.$B$7]+[.$C$7]*[.$C$7]*[.AZ16]*[.AZ16])" office:value-type="float" office:value="32.5911034005023" calcext:value-type="float">
            <text:p>32.5911034005</text:p>
          </table:table-cell>
          <table:table-cell table:style-name="ce3" table:formula="of:=SQRT((2*[.$B$5]/[.$G$4])^2*([.BE16]^2*[.BJ16]^2+[.BF16]^2*[.BJ16]^2))" office:value-type="float" office:value="0.000376822064945151" calcext:value-type="float">
            <text:p>0.0003768221</text:p>
          </table:table-cell>
          <table:table-cell table:formula="of:=SQRT([.BK16]*[.BK16]+[.BD16]*[.BD16])" office:value-type="float" office:value="10.1488915720878" calcext:value-type="float">
            <text:p>10.1488915721</text:p>
          </table:table-cell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288" calcext:value-type="float">
            <text:p>1288</text:p>
          </table:table-cell>
          <table:table-cell office:value-type="float" office:value="1692" calcext:value-type="float">
            <text:p>1692</text:p>
          </table:table-cell>
          <table:table-cell office:value-type="float" office:value="410" calcext:value-type="float">
            <text:p>410</text:p>
          </table:table-cell>
          <table:table-cell table:formula="of:=SQRT([.F17])" office:value-type="float" office:value="35.8887168898527" calcext:value-type="float">
            <text:p>35.8887168899</text:p>
          </table:table-cell>
          <table:table-cell table:formula="of:=SQRT([.G17])" office:value-type="float" office:value="41.1339276024063" calcext:value-type="float">
            <text:p>41.1339276024</text:p>
          </table:table-cell>
          <table:table-cell table:formula="of:=SQRT([.H17])" office:value-type="float" office:value="20.2484567313166" calcext:value-type="float">
            <text:p>20.2484567313</text:p>
          </table:table-cell>
          <table:table-cell table:formula="of:=[.F17]*[.$B$6]" office:value-type="float" office:value="918.58028468804" calcext:value-type="float">
            <text:p>918.580284688</text:p>
          </table:table-cell>
          <table:table-cell table:formula="of:=[.G17]*[.$B$7]" office:value-type="float" office:value="1267.93718592965" calcext:value-type="float">
            <text:p>1267.9371859297</text:p>
          </table:table-cell>
          <table:table-cell table:style-name="ce3" table:formula="of:=2*[.L17]*[.M17]*[.$B$5]/[.$G$4]" office:value-type="float" office:value="0.0145587762652226" calcext:value-type="float">
            <text:p>0.0145587763</text:p>
          </table:table-cell>
          <table:table-cell table:formula="of:=[.H17]-[.N17]" office:value-type="float" office:value="409.985441223735" calcext:value-type="float">
            <text:p>409.9854412237</text:p>
          </table:table-cell>
          <table:table-cell table:formula="of:=SQRT([.I17]*[.I17]*[.$B$6]*[.$B$6]+[.$C$6]*[.$C$6]*[.F17]*[.F17])" office:value-type="float" office:value="39.8364074772922" calcext:value-type="float">
            <text:p>39.8364074773</text:p>
          </table:table-cell>
          <table:table-cell table:formula="of:=SQRT([.J17]*[.J17]*[.$B$7]*[.$B$7]+[.$C$7]*[.$C$7]*[.G17]*[.G17])" office:value-type="float" office:value="49.5673489916046" calcext:value-type="float">
            <text:p>49.5673489916</text:p>
          </table:table-cell>
          <table:table-cell table:style-name="ce3" table:formula="of:=SQRT((2*[.$B$5]/[.$G$4])^2*([.L17]^2*[.Q17]^2+[.M17]^2*[.Q17]^2))" office:value-type="float" office:value="0.000970102489229583" calcext:value-type="float">
            <text:p>0.0009701025</text:p>
          </table:table-cell>
          <table:table-cell table:formula="of:=SQRT([.R17]*[.R17]+[.K17]*[.K17])" office:value-type="float" office:value="20.2484567545554" calcext:value-type="float">
            <text:p>20.2484567546</text:p>
          </table:table-cell>
          <table:table-cell office:value-type="float" office:value="90" calcext:value-type="float">
            <text:p>90</text:p>
          </table:table-cell>
          <table:table-cell office:value-type="float" office:value="1125" calcext:value-type="float">
            <text:p>1125</text:p>
          </table:table-cell>
          <table:table-cell office:value-type="float" office:value="1793" calcext:value-type="float">
            <text:p>1793</text:p>
          </table:table-cell>
          <table:table-cell office:value-type="float" office:value="369" calcext:value-type="float">
            <text:p>369</text:p>
          </table:table-cell>
          <table:table-cell table:formula="of:=SQRT([.U17])" office:value-type="float" office:value="33.5410196624968" calcext:value-type="float">
            <text:p>33.5410196625</text:p>
          </table:table-cell>
          <table:table-cell table:formula="of:=SQRT([.V17])" office:value-type="float" office:value="42.3438307194803" calcext:value-type="float">
            <text:p>42.3438307195</text:p>
          </table:table-cell>
          <table:table-cell table:formula="of:=SQRT([.W17])" office:value-type="float" office:value="19.2093727122985" calcext:value-type="float">
            <text:p>19.2093727123</text:p>
          </table:table-cell>
          <table:table-cell table:formula="of:=[.U17]*[.$B$6]" office:value-type="float" office:value="802.331382200346" calcext:value-type="float">
            <text:p>802.3313822003</text:p>
          </table:table-cell>
          <table:table-cell table:formula="of:=[.V17]*[.$B$7]" office:value-type="float" office:value="1343.62374371859" calcext:value-type="float">
            <text:p>1343.6237437186</text:p>
          </table:table-cell>
          <table:table-cell table:style-name="ce3" table:formula="of:=2*[.AA17]*[.AB17]*[.$B$5]/[.$G$4]" office:value-type="float" office:value="0.0134753936931868" calcext:value-type="float">
            <text:p>0.0134753937</text:p>
          </table:table-cell>
          <table:table-cell table:formula="of:=[.W17]-[.AC17]" office:value-type="float" office:value="368.986524606307" calcext:value-type="float">
            <text:p>368.9865246063</text:p>
          </table:table-cell>
          <table:table-cell table:formula="of:=SQRT([.X17]*[.X17]*[.$B$6]*[.$B$6]+[.$C$6]*[.$C$6]*[.U17]*[.U17])" office:value-type="float" office:value="35.8204780285763" calcext:value-type="float">
            <text:p>35.8204780286</text:p>
          </table:table-cell>
          <table:table-cell table:formula="of:=SQRT([.Y17]*[.Y17]*[.$B$7]*[.$B$7]+[.$C$7]*[.$C$7]*[.V17]*[.V17])" office:value-type="float" office:value="51.9508818493818" calcext:value-type="float">
            <text:p>51.9508818494</text:p>
          </table:table-cell>
          <table:table-cell table:style-name="ce3" table:formula="of:=SQRT((2*[.$B$5]/[.$G$4])^2*([.AA17]^2*[.AF17]^2+[.AB17]^2*[.AF17]^2))" office:value-type="float" office:value="0.00101625497817979" calcext:value-type="float">
            <text:p>0.001016255</text:p>
          </table:table-cell>
          <table:table-cell table:formula="of:=SQRT([.AG17]*[.AG17]+[.Z17]*[.Z17])" office:value-type="float" office:value="19.2093727391806" calcext:value-type="float">
            <text:p>19.2093727392</text:p>
          </table:table-cell>
          <table:table-cell office:value-type="float" office:value="90" calcext:value-type="float">
            <text:p>90</text:p>
          </table:table-cell>
          <table:table-cell office:value-type="float" office:value="1055" calcext:value-type="float">
            <text:p>1055</text:p>
          </table:table-cell>
          <table:table-cell office:value-type="float" office:value="2029" calcext:value-type="float">
            <text:p>2029</text:p>
          </table:table-cell>
          <table:table-cell office:value-type="float" office:value="325" calcext:value-type="float">
            <text:p>325</text:p>
          </table:table-cell>
          <table:table-cell table:formula="of:=SQRT([.AJ17])" office:value-type="float" office:value="32.4807635378234" calcext:value-type="float">
            <text:p>32.4807635378</text:p>
          </table:table-cell>
          <table:table-cell table:formula="of:=SQRT([.AK17])" office:value-type="float" office:value="45.0444225182208" calcext:value-type="float">
            <text:p>45.0444225182</text:p>
          </table:table-cell>
          <table:table-cell table:formula="of:=SQRT([.AL17])" office:value-type="float" office:value="18.0277563773199" calcext:value-type="float">
            <text:p>18.0277563773</text:p>
          </table:table-cell>
          <table:table-cell table:formula="of:=[.AJ17]*[.$B$6]" office:value-type="float" office:value="752.408540641213" calcext:value-type="float">
            <text:p>752.4085406412</text:p>
          </table:table-cell>
          <table:table-cell table:formula="of:=[.AK17]*[.$B$7]" office:value-type="float" office:value="1520.47550251256" calcext:value-type="float">
            <text:p>1520.4755025126</text:p>
          </table:table-cell>
          <table:table-cell table:style-name="ce3" table:formula="of:=2*[.AP17]*[.AQ17]*[.$B$5]/[.$G$4]" office:value-type="float" office:value="0.0143002344240774" calcext:value-type="float">
            <text:p>0.0143002344</text:p>
          </table:table-cell>
          <table:table-cell table:formula="of:=[.AL17]-[.AR17]" office:value-type="float" office:value="324.985699765576" calcext:value-type="float">
            <text:p>324.9856997656</text:p>
          </table:table-cell>
          <table:table-cell table:formula="of:=SQRT([.AM17]*[.AM17]*[.$B$6]*[.$B$6]+[.$C$6]*[.$C$6]*[.AJ17]*[.AJ17])" office:value-type="float" office:value="34.0850056462912" calcext:value-type="float">
            <text:p>34.0850056463</text:p>
          </table:table-cell>
          <table:table-cell table:formula="of:=SQRT([.AN17]*[.AN17]*[.$B$7]*[.$B$7]+[.$C$7]*[.$C$7]*[.AK17]*[.AK17])" office:value-type="float" office:value="57.4991560647971" calcext:value-type="float">
            <text:p>57.4991560648</text:p>
          </table:table-cell>
          <table:table-cell table:style-name="ce3" table:formula="of:=SQRT((2*[.$B$5]/[.$G$4])^2*([.AP17]^2*[.AU17]^2+[.AQ17]^2*[.AU17]^2))" office:value-type="float" office:value="0.00121931015156902" calcext:value-type="float">
            <text:p>0.0012193102</text:p>
          </table:table-cell>
          <table:table-cell table:formula="of:=SQRT([.AV17]*[.AV17]+[.AO17]*[.AO17])" office:value-type="float" office:value="18.0277564185541" calcext:value-type="float">
            <text:p>18.0277564186</text:p>
          </table:table-cell>
          <table:table-cell office:value-type="float" office:value="90" calcext:value-type="float">
            <text:p>90</text:p>
          </table:table-cell>
          <table:table-cell office:value-type="float" office:value="815" calcext:value-type="float">
            <text:p>815</text:p>
          </table:table-cell>
          <table:table-cell office:value-type="float" office:value="1059" calcext:value-type="float">
            <text:p>1059</text:p>
          </table:table-cell>
          <table:table-cell office:value-type="float" office:value="118" calcext:value-type="float">
            <text:p>118</text:p>
          </table:table-cell>
          <table:table-cell table:formula="of:=SQRT([.AY17])" office:value-type="float" office:value="28.5482048472404" calcext:value-type="float">
            <text:p>28.5482048472</text:p>
          </table:table-cell>
          <table:table-cell table:formula="of:=SQRT([.AZ17])" office:value-type="float" office:value="32.542280190546" calcext:value-type="float">
            <text:p>32.5422801905</text:p>
          </table:table-cell>
          <table:table-cell table:formula="of:=SQRT([.BA17])" office:value-type="float" office:value="10.8627804912002" calcext:value-type="float">
            <text:p>10.8627804912</text:p>
          </table:table-cell>
          <table:table-cell table:formula="of:=[.AY17]*[.$B$6]" office:value-type="float" office:value="581.244512438473" calcext:value-type="float">
            <text:p>581.2445124385</text:p>
          </table:table-cell>
          <table:table-cell table:formula="of:=[.AZ17]*[.$B$7]" office:value-type="float" office:value="793.584798994975" calcext:value-type="float">
            <text:p>793.584798995</text:p>
          </table:table-cell>
          <table:table-cell table:style-name="ce3" table:formula="of:=2*[.BE17]*[.BF17]*[.$B$5]/[.$G$4]" office:value-type="float" office:value="0.00576583511963022" calcext:value-type="float">
            <text:p>0.0057658351</text:p>
          </table:table-cell>
          <table:table-cell table:formula="of:=[.BA17]-[.BG17]" office:value-type="float" office:value="117.99423416488" calcext:value-type="float">
            <text:p>117.9942341649</text:p>
          </table:table-cell>
          <table:table-cell table:formula="of:=SQRT([.BB17]*[.BB17]*[.$B$6]*[.$B$6]+[.$C$6]*[.$C$6]*[.AY17]*[.AY17])" office:value-type="float" office:value="28.0646904643344" calcext:value-type="float">
            <text:p>28.0646904643</text:p>
          </table:table-cell>
          <table:table-cell table:formula="of:=SQRT([.BC17]*[.BC17]*[.$B$7]*[.$B$7]+[.$C$7]*[.$C$7]*[.AZ17]*[.AZ17])" office:value-type="float" office:value="34.422977208844" calcext:value-type="float">
            <text:p>34.4229772088</text:p>
          </table:table-cell>
          <table:table-cell table:style-name="ce3" table:formula="of:=SQRT((2*[.$B$5]/[.$G$4])^2*([.BE17]^2*[.BJ17]^2+[.BF17]^2*[.BJ17]^2))" office:value-type="float" office:value="0.000423263981614249" calcext:value-type="float">
            <text:p>0.000423264</text:p>
          </table:table-cell>
          <table:table-cell table:formula="of:=SQRT([.BK17]*[.BK17]+[.BD17]*[.BD17])" office:value-type="float" office:value="10.8627804994464" calcext:value-type="float">
            <text:p>10.8627804994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253" calcext:value-type="float">
            <text:p>1253</text:p>
          </table:table-cell>
          <table:table-cell office:value-type="float" office:value="1668" calcext:value-type="float">
            <text:p>1668</text:p>
          </table:table-cell>
          <table:table-cell office:value-type="float" office:value="371" calcext:value-type="float">
            <text:p>371</text:p>
          </table:table-cell>
          <table:table-cell table:formula="of:=SQRT([.F18])" office:value-type="float" office:value="35.3977400408557" calcext:value-type="float">
            <text:p>35.3977400409</text:p>
          </table:table-cell>
          <table:table-cell table:formula="of:=SQRT([.G18])" office:value-type="float" office:value="40.8411557133243" calcext:value-type="float">
            <text:p>40.8411557133</text:p>
          </table:table-cell>
          <table:table-cell table:formula="of:=SQRT([.H18])" office:value-type="float" office:value="19.2613602842582" calcext:value-type="float">
            <text:p>19.2613602843</text:p>
          </table:table-cell>
          <table:table-cell table:formula="of:=[.F18]*[.$B$6]" office:value-type="float" office:value="893.618863908474" calcext:value-type="float">
            <text:p>893.6188639085</text:p>
          </table:table-cell>
          <table:table-cell table:formula="of:=[.G18]*[.$B$7]" office:value-type="float" office:value="1249.95226130653" calcext:value-type="float">
            <text:p>1249.9522613065</text:p>
          </table:table-cell>
          <table:table-cell table:style-name="ce3" table:formula="of:=2*[.L18]*[.M18]*[.$B$5]/[.$G$4]" office:value-type="float" office:value="0.0139622614961071" calcext:value-type="float">
            <text:p>0.0139622615</text:p>
          </table:table-cell>
          <table:table-cell table:formula="of:=[.H18]-[.N18]" office:value-type="float" office:value="370.986037738504" calcext:value-type="float">
            <text:p>370.9860377385</text:p>
          </table:table-cell>
          <table:table-cell table:formula="of:=SQRT([.I18]*[.I18]*[.$B$6]*[.$B$6]+[.$C$6]*[.$C$6]*[.F18]*[.F18])" office:value-type="float" office:value="38.9766956883359" calcext:value-type="float">
            <text:p>38.9766956883</text:p>
          </table:table-cell>
          <table:table-cell table:formula="of:=SQRT([.J18]*[.J18]*[.$B$7]*[.$B$7]+[.$C$7]*[.$C$7]*[.G18]*[.G18])" office:value-type="float" office:value="49.0000277758726" calcext:value-type="float">
            <text:p>49.0000277759</text:p>
          </table:table-cell>
          <table:table-cell table:style-name="ce3" table:formula="of:=SQRT((2*[.$B$5]/[.$G$4])^2*([.L18]^2*[.Q18]^2+[.M18]^2*[.Q18]^2))" office:value-type="float" office:value="0.000941127328711859" calcext:value-type="float">
            <text:p>0.0009411273</text:p>
          </table:table-cell>
          <table:table-cell table:formula="of:=SQRT([.R18]*[.R18]+[.K18]*[.K18])" office:value-type="float" office:value="19.2613603072504" calcext:value-type="float">
            <text:p>19.2613603073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1855" calcext:value-type="float">
            <text:p>1855</text:p>
          </table:table-cell>
          <table:table-cell office:value-type="float" office:value="300" calcext:value-type="float">
            <text:p>300</text:p>
          </table:table-cell>
          <table:table-cell table:formula="of:=SQRT([.U18])" office:value-type="float" office:value="33.3166624979154" calcext:value-type="float">
            <text:p>33.3166624979</text:p>
          </table:table-cell>
          <table:table-cell table:formula="of:=SQRT([.V18])" office:value-type="float" office:value="43.0697109347161" calcext:value-type="float">
            <text:p>43.0697109347</text:p>
          </table:table-cell>
          <table:table-cell table:formula="of:=SQRT([.W18])" office:value-type="float" office:value="17.3205080756888" calcext:value-type="float">
            <text:p>17.3205080757</text:p>
          </table:table-cell>
          <table:table-cell table:formula="of:=[.U18]*[.$B$6]" office:value-type="float" office:value="791.633630437675" calcext:value-type="float">
            <text:p>791.6336304377</text:p>
          </table:table-cell>
          <table:table-cell table:formula="of:=[.V18]*[.$B$7]" office:value-type="float" office:value="1390.08479899497" calcext:value-type="float">
            <text:p>1390.084798995</text:p>
          </table:table-cell>
          <table:table-cell table:style-name="ce3" table:formula="of:=2*[.AA18]*[.AB18]*[.$B$5]/[.$G$4]" office:value-type="float" office:value="0.0137554734505577" calcext:value-type="float">
            <text:p>0.0137554735</text:p>
          </table:table-cell>
          <table:table-cell table:formula="of:=[.W18]-[.AC18]" office:value-type="float" office:value="299.986244526549" calcext:value-type="float">
            <text:p>299.9862445266</text:p>
          </table:table-cell>
          <table:table-cell table:formula="of:=SQRT([.X18]*[.X18]*[.$B$6]*[.$B$6]+[.$C$6]*[.$C$6]*[.U18]*[.U18])" office:value-type="float" office:value="35.4492074693288" calcext:value-type="float">
            <text:p>35.4492074693</text:p>
          </table:table-cell>
          <table:table-cell table:formula="of:=SQRT([.Y18]*[.Y18]*[.$B$7]*[.$B$7]+[.$C$7]*[.$C$7]*[.V18]*[.V18])" office:value-type="float" office:value="53.4111444011057" calcext:value-type="float">
            <text:p>53.4111444011</text:p>
          </table:table-cell>
          <table:table-cell table:style-name="ce3" table:formula="of:=SQRT((2*[.$B$5]/[.$G$4])^2*([.AA18]^2*[.AF18]^2+[.AB18]^2*[.AF18]^2))" office:value-type="float" office:value="0.00106801831068401" calcext:value-type="float">
            <text:p>0.0010680183</text:p>
          </table:table-cell>
          <table:table-cell table:formula="of:=SQRT([.AG18]*[.AG18]+[.Z18]*[.Z18])" office:value-type="float" office:value="17.3205081086169" calcext:value-type="float">
            <text:p>17.3205081086</text:p>
          </table:table-cell>
          <table:table-cell office:value-type="float" office:value="100" calcext:value-type="float">
            <text:p>100</text:p>
          </table:table-cell>
          <table:table-cell office:value-type="float" office:value="1020" calcext:value-type="float">
            <text:p>1020</text:p>
          </table:table-cell>
          <table:table-cell office:value-type="float" office:value="1987" calcext:value-type="float">
            <text:p>1987</text:p>
          </table:table-cell>
          <table:table-cell office:value-type="float" office:value="276" calcext:value-type="float">
            <text:p>276</text:p>
          </table:table-cell>
          <table:table-cell table:formula="of:=SQRT([.AJ18])" office:value-type="float" office:value="31.9374388453426" calcext:value-type="float">
            <text:p>31.9374388453</text:p>
          </table:table-cell>
          <table:table-cell table:formula="of:=SQRT([.AK18])" office:value-type="float" office:value="44.5757781760453" calcext:value-type="float">
            <text:p>44.575778176</text:p>
          </table:table-cell>
          <table:table-cell table:formula="of:=SQRT([.AL18])" office:value-type="float" office:value="16.6132477258361" calcext:value-type="float">
            <text:p>16.6132477258</text:p>
          </table:table-cell>
          <table:table-cell table:formula="of:=[.AJ18]*[.$B$6]" office:value-type="float" office:value="727.447119861647" calcext:value-type="float">
            <text:p>727.4471198616</text:p>
          </table:table-cell>
          <table:table-cell table:formula="of:=[.AK18]*[.$B$7]" office:value-type="float" office:value="1489.00188442211" calcext:value-type="float">
            <text:p>1489.0018844221</text:p>
          </table:table-cell>
          <table:table-cell table:style-name="ce3" table:formula="of:=2*[.AP18]*[.AQ18]*[.$B$5]/[.$G$4]" office:value-type="float" office:value="0.0135396266536429" calcext:value-type="float">
            <text:p>0.0135396267</text:p>
          </table:table-cell>
          <table:table-cell table:formula="of:=[.AL18]-[.AR18]" office:value-type="float" office:value="275.986460373346" calcext:value-type="float">
            <text:p>275.9864603733</text:p>
          </table:table-cell>
          <table:table-cell table:formula="of:=SQRT([.AM18]*[.AM18]*[.$B$6]*[.$B$6]+[.$C$6]*[.$C$6]*[.AJ18]*[.AJ18])" office:value-type="float" office:value="33.2143391706795" calcext:value-type="float">
            <text:p>33.2143391707</text:p>
          </table:table-cell>
          <table:table-cell table:formula="of:=SQRT([.AN18]*[.AN18]*[.$B$7]*[.$B$7]+[.$C$7]*[.$C$7]*[.AK18]*[.AK18])" office:value-type="float" office:value="56.5136537088905" calcext:value-type="float">
            <text:p>56.5136537089</text:p>
          </table:table-cell>
          <table:table-cell table:style-name="ce3" table:formula="of:=SQRT((2*[.$B$5]/[.$G$4])^2*([.AP18]^2*[.AU18]^2+[.AQ18]^2*[.AU18]^2))" office:value-type="float" office:value="0.00117067907566319" calcext:value-type="float">
            <text:p>0.0011706791</text:p>
          </table:table-cell>
          <table:table-cell table:formula="of:=SQRT([.AV18]*[.AV18]+[.AO18]*[.AO18])" office:value-type="float" office:value="16.613247767083" calcext:value-type="float">
            <text:p>16.6132477671</text:p>
          </table:table-cell>
          <table:table-cell office:value-type="float" office:value="100" calcext:value-type="float">
            <text:p>100</text:p>
          </table:table-cell>
          <table:table-cell office:value-type="float" office:value="790" calcext:value-type="float">
            <text:p>790</text:p>
          </table:table-cell>
          <table:table-cell office:value-type="float" office:value="1027" calcext:value-type="float">
            <text:p>1027</text:p>
          </table:table-cell>
          <table:table-cell office:value-type="float" office:value="102" calcext:value-type="float">
            <text:p>102</text:p>
          </table:table-cell>
          <table:table-cell table:formula="of:=SQRT([.AY18])" office:value-type="float" office:value="28.1069386451104" calcext:value-type="float">
            <text:p>28.1069386451</text:p>
          </table:table-cell>
          <table:table-cell table:formula="of:=SQRT([.AZ18])" office:value-type="float" office:value="32.0468407179241" calcext:value-type="float">
            <text:p>32.0468407179</text:p>
          </table:table-cell>
          <table:table-cell table:formula="of:=SQRT([.BA18])" office:value-type="float" office:value="10.0995049383621" calcext:value-type="float">
            <text:p>10.0995049384</text:p>
          </table:table-cell>
          <table:table-cell table:formula="of:=[.AY18]*[.$B$6]" office:value-type="float" office:value="563.414926167354" calcext:value-type="float">
            <text:p>563.4149261674</text:p>
          </table:table-cell>
          <table:table-cell table:formula="of:=[.AZ18]*[.$B$7]" office:value-type="float" office:value="769.604899497487" calcext:value-type="float">
            <text:p>769.6048994975</text:p>
          </table:table-cell>
          <table:table-cell table:style-name="ce3" table:formula="of:=2*[.BE18]*[.BF18]*[.$B$5]/[.$G$4]" office:value-type="float" office:value="0.00542008609535514" calcext:value-type="float">
            <text:p>0.0054200861</text:p>
          </table:table-cell>
          <table:table-cell table:formula="of:=[.BA18]-[.BG18]" office:value-type="float" office:value="101.994579913905" calcext:value-type="float">
            <text:p>101.9945799139</text:p>
          </table:table-cell>
          <table:table-cell table:formula="of:=SQRT([.BB18]*[.BB18]*[.$B$6]*[.$B$6]+[.$C$6]*[.$C$6]*[.AY18]*[.AY18])" office:value-type="float" office:value="27.4294187208362" calcext:value-type="float">
            <text:p>27.4294187208</text:p>
          </table:table-cell>
          <table:table-cell table:formula="of:=SQRT([.BC18]*[.BC18]*[.$B$7]*[.$B$7]+[.$C$7]*[.$C$7]*[.AZ18]*[.AZ18])" office:value-type="float" office:value="33.6428146921667" calcext:value-type="float">
            <text:p>33.6428146922</text:p>
          </table:table-cell>
          <table:table-cell table:style-name="ce3" table:formula="of:=SQRT((2*[.$B$5]/[.$G$4])^2*([.BE18]^2*[.BJ18]^2+[.BF18]^2*[.BJ18]^2))" office:value-type="float" office:value="0.000401105056166102" calcext:value-type="float">
            <text:p>0.0004011051</text:p>
          </table:table-cell>
          <table:table-cell table:formula="of:=SQRT([.BK18]*[.BK18]+[.BD18]*[.BD18])" office:value-type="float" office:value="10.0995049463271" calcext:value-type="float">
            <text:p>10.0995049463</text:p>
          </table:table-cell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328" calcext:value-type="float">
            <text:p>1328</text:p>
          </table:table-cell>
          <table:table-cell office:value-type="float" office:value="1700" calcext:value-type="float">
            <text:p>1700</text:p>
          </table:table-cell>
          <table:table-cell office:value-type="float" office:value="374" calcext:value-type="float">
            <text:p>374</text:p>
          </table:table-cell>
          <table:table-cell table:formula="of:=SQRT([.F19])" office:value-type="float" office:value="36.4417343165772" calcext:value-type="float">
            <text:p>36.4417343166</text:p>
          </table:table-cell>
          <table:table-cell table:formula="of:=SQRT([.G19])" office:value-type="float" office:value="41.2310562561766" calcext:value-type="float">
            <text:p>41.2310562562</text:p>
          </table:table-cell>
          <table:table-cell table:formula="of:=SQRT([.H19])" office:value-type="float" office:value="19.3390796058137" calcext:value-type="float">
            <text:p>19.3390796058</text:p>
          </table:table-cell>
          <table:table-cell table:formula="of:=[.F19]*[.$B$6]" office:value-type="float" office:value="947.10762272183" calcext:value-type="float">
            <text:p>947.1076227218</text:p>
          </table:table-cell>
          <table:table-cell table:formula="of:=[.G19]*[.$B$7]" office:value-type="float" office:value="1273.93216080402" calcext:value-type="float">
            <text:p>1273.932160804</text:p>
          </table:table-cell>
          <table:table-cell table:style-name="ce3" table:formula="of:=2*[.L19]*[.M19]*[.$B$5]/[.$G$4]" office:value-type="float" office:value="0.0150818857540998" calcext:value-type="float">
            <text:p>0.0150818858</text:p>
          </table:table-cell>
          <table:table-cell table:formula="of:=[.H19]-[.N19]" office:value-type="float" office:value="373.984918114246" calcext:value-type="float">
            <text:p>373.9849181142</text:p>
          </table:table-cell>
          <table:table-cell table:formula="of:=SQRT([.I19]*[.I19]*[.$B$6]*[.$B$6]+[.$C$6]*[.$C$6]*[.F19]*[.F19])" office:value-type="float" office:value="40.81740452224" calcext:value-type="float">
            <text:p>40.8174045222</text:p>
          </table:table-cell>
          <table:table-cell table:formula="of:=SQRT([.J19]*[.J19]*[.$B$7]*[.$B$7]+[.$C$7]*[.$C$7]*[.G19]*[.G19])" office:value-type="float" office:value="49.7563725613822" calcext:value-type="float">
            <text:p>49.7563725614</text:p>
          </table:table-cell>
          <table:table-cell table:style-name="ce3" table:formula="of:=SQRT((2*[.$B$5]/[.$G$4])^2*([.L19]^2*[.Q19]^2+[.M19]^2*[.Q19]^2))" office:value-type="float" office:value="0.000987305953897481" calcext:value-type="float">
            <text:p>0.000987306</text:p>
          </table:table-cell>
          <table:table-cell table:formula="of:=SQRT([.R19]*[.R19]+[.K19]*[.K19])" office:value-type="float" office:value="19.3390796310159" calcext:value-type="float">
            <text:p>19.339079631</text:p>
          </table:table-cell>
          <table:table-cell office:value-type="float" office:value="110" calcext:value-type="float">
            <text:p>110</text:p>
          </table:table-cell>
          <table:table-cell office:value-type="float" office:value="1145" calcext:value-type="float">
            <text:p>1145</text:p>
          </table:table-cell>
          <table:table-cell office:value-type="float" office:value="1787" calcext:value-type="float">
            <text:p>1787</text:p>
          </table:table-cell>
          <table:table-cell office:value-type="float" office:value="257" calcext:value-type="float">
            <text:p>257</text:p>
          </table:table-cell>
          <table:table-cell table:formula="of:=SQRT([.U19])" office:value-type="float" office:value="33.8378486313773" calcext:value-type="float">
            <text:p>33.8378486314</text:p>
          </table:table-cell>
          <table:table-cell table:formula="of:=SQRT([.V19])" office:value-type="float" office:value="42.2729227756965" calcext:value-type="float">
            <text:p>42.2729227757</text:p>
          </table:table-cell>
          <table:table-cell table:formula="of:=SQRT([.W19])" office:value-type="float" office:value="16.0312195418814" calcext:value-type="float">
            <text:p>16.0312195419</text:p>
          </table:table-cell>
          <table:table-cell table:formula="of:=[.U19]*[.$B$6]" office:value-type="float" office:value="816.595051217241" calcext:value-type="float">
            <text:p>816.5950512172</text:p>
          </table:table-cell>
          <table:table-cell table:formula="of:=[.V19]*[.$B$7]" office:value-type="float" office:value="1339.12751256281" calcext:value-type="float">
            <text:p>1339.1275125628</text:p>
          </table:table-cell>
          <table:table-cell table:style-name="ce3" table:formula="of:=2*[.AA19]*[.AB19]*[.$B$5]/[.$G$4]" office:value-type="float" office:value="0.0136690612463456" calcext:value-type="float">
            <text:p>0.0136690612</text:p>
          </table:table-cell>
          <table:table-cell table:formula="of:=[.W19]-[.AC19]" office:value-type="float" office:value="256.986330938754" calcext:value-type="float">
            <text:p>256.9863309388</text:p>
          </table:table-cell>
          <table:table-cell table:formula="of:=SQRT([.X19]*[.X19]*[.$B$6]*[.$B$6]+[.$C$6]*[.$C$6]*[.U19]*[.U19])" office:value-type="float" office:value="36.3150145499448" calcext:value-type="float">
            <text:p>36.3150145499</text:p>
          </table:table-cell>
          <table:table-cell table:formula="of:=SQRT([.Y19]*[.Y19]*[.$B$7]*[.$B$7]+[.$C$7]*[.$C$7]*[.V19]*[.V19])" office:value-type="float" office:value="51.8094542466399" calcext:value-type="float">
            <text:p>51.8094542466</text:p>
          </table:table-cell>
          <table:table-cell table:style-name="ce3" table:formula="of:=SQRT((2*[.$B$5]/[.$G$4])^2*([.AA19]^2*[.AF19]^2+[.AB19]^2*[.AF19]^2))" office:value-type="float" office:value="0.00101576799743381" calcext:value-type="float">
            <text:p>0.001015768</text:p>
          </table:table-cell>
          <table:table-cell table:formula="of:=SQRT([.AG19]*[.AG19]+[.Z19]*[.Z19])" office:value-type="float" office:value="16.0312195740619" calcext:value-type="float">
            <text:p>16.0312195741</text:p>
          </table:table-cell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float" office:value="2073" calcext:value-type="float">
            <text:p>2073</text:p>
          </table:table-cell>
          <table:table-cell office:value-type="float" office:value="169" calcext:value-type="float">
            <text:p>169</text:p>
          </table:table-cell>
          <table:table-cell table:formula="of:=SQRT([.AJ19])" office:value-type="float" office:value="31.6701752442262" calcext:value-type="float">
            <text:p>31.6701752442</text:p>
          </table:table-cell>
          <table:table-cell table:formula="of:=SQRT([.AK19])" office:value-type="float" office:value="45.5302097513288" calcext:value-type="float">
            <text:p>45.5302097513</text:p>
          </table:table-cell>
          <table:table-cell table:formula="of:=SQRT([.AL19])" office:value-type="float" office:value="13" calcext:value-type="float">
            <text:p>13</text:p>
          </table:table-cell>
          <table:table-cell table:formula="of:=[.AJ19]*[.$B$6]" office:value-type="float" office:value="715.323001197286" calcext:value-type="float">
            <text:p>715.3230011973</text:p>
          </table:table-cell>
          <table:table-cell table:formula="of:=[.AK19]*[.$B$7]" office:value-type="float" office:value="1553.44786432161" calcext:value-type="float">
            <text:p>1553.4478643216</text:p>
          </table:table-cell>
          <table:table-cell table:style-name="ce3" table:formula="of:=2*[.AP19]*[.AQ19]*[.$B$5]/[.$G$4]" office:value-type="float" office:value="0.0138902123563756" calcext:value-type="float">
            <text:p>0.0138902124</text:p>
          </table:table-cell>
          <table:table-cell table:formula="of:=[.AL19]-[.AR19]" office:value-type="float" office:value="168.986109787644" calcext:value-type="float">
            <text:p>168.9861097876</text:p>
          </table:table-cell>
          <table:table-cell table:formula="of:=SQRT([.AM19]*[.AM19]*[.$B$6]*[.$B$6]+[.$C$6]*[.$C$6]*[.AJ19]*[.AJ19])" office:value-type="float" office:value="32.7906739802759" calcext:value-type="float">
            <text:p>32.7906739803</text:p>
          </table:table-cell>
          <table:table-cell table:formula="of:=SQRT([.AN19]*[.AN19]*[.$B$7]*[.$B$7]+[.$C$7]*[.$C$7]*[.AK19]*[.AK19])" office:value-type="float" office:value="58.5308028679392" calcext:value-type="float">
            <text:p>58.5308028679</text:p>
          </table:table-cell>
          <table:table-cell table:style-name="ce3" table:formula="of:=SQRT((2*[.$B$5]/[.$G$4])^2*([.AP19]^2*[.AU19]^2+[.AQ19]^2*[.AU19]^2))" office:value-type="float" office:value="0.00125126431790492" calcext:value-type="float">
            <text:p>0.0012512643</text:p>
          </table:table-cell>
          <table:table-cell table:formula="of:=SQRT([.AV19]*[.AV19]+[.AO19]*[.AO19])" office:value-type="float" office:value="13.0000000602178" calcext:value-type="float">
            <text:p>13.0000000602</text:p>
          </table:table-cell>
          <table:table-cell office:value-type="float" office:value="110" calcext:value-type="float">
            <text:p>110</text:p>
          </table:table-cell>
          <table:table-cell office:value-type="float" office:value="781" calcext:value-type="float">
            <text:p>781</text:p>
          </table:table-cell>
          <table:table-cell office:value-type="float" office:value="991" calcext:value-type="float">
            <text:p>991</text:p>
          </table:table-cell>
          <table:table-cell office:value-type="float" office:value="83" calcext:value-type="float">
            <text:p>83</text:p>
          </table:table-cell>
          <table:table-cell table:formula="of:=SQRT([.AY19])" office:value-type="float" office:value="27.9463772249642" calcext:value-type="float">
            <text:p>27.946377225</text:p>
          </table:table-cell>
          <table:table-cell table:formula="of:=SQRT([.AZ19])" office:value-type="float" office:value="31.4801524773944" calcext:value-type="float">
            <text:p>31.4801524774</text:p>
          </table:table-cell>
          <table:table-cell table:formula="of:=SQRT([.BA19])" office:value-type="float" office:value="9.1104335791443" calcext:value-type="float">
            <text:p>9.1104335791</text:p>
          </table:table-cell>
          <table:table-cell table:formula="of:=[.AY19]*[.$B$6]" office:value-type="float" office:value="556.996275109751" calcext:value-type="float">
            <text:p>556.9962751098</text:p>
          </table:table-cell>
          <table:table-cell table:formula="of:=[.AZ19]*[.$B$7]" office:value-type="float" office:value="742.627512562814" calcext:value-type="float">
            <text:p>742.6275125628</text:p>
          </table:table-cell>
          <table:table-cell table:style-name="ce3" table:formula="of:=2*[.BE19]*[.BF19]*[.$B$5]/[.$G$4]" office:value-type="float" office:value="0.00517050947864384" calcext:value-type="float">
            <text:p>0.0051705095</text:p>
          </table:table-cell>
          <table:table-cell table:formula="of:=[.BA19]-[.BG19]" office:value-type="float" office:value="82.9948294905214" calcext:value-type="float">
            <text:p>82.9948294905</text:p>
          </table:table-cell>
          <table:table-cell table:formula="of:=SQRT([.BB19]*[.BB19]*[.$B$6]*[.$B$6]+[.$C$6]*[.$C$6]*[.AY19]*[.AY19])" office:value-type="float" office:value="27.2002483129361" calcext:value-type="float">
            <text:p>27.2002483129</text:p>
          </table:table-cell>
          <table:table-cell table:formula="of:=SQRT([.BC19]*[.BC19]*[.$B$7]*[.$B$7]+[.$C$7]*[.$C$7]*[.AZ19]*[.AZ19])" office:value-type="float" office:value="32.7625887307113" calcext:value-type="float">
            <text:p>32.7625887307</text:p>
          </table:table-cell>
          <table:table-cell table:style-name="ce3" table:formula="of:=SQRT((2*[.$B$5]/[.$G$4])^2*([.BE19]^2*[.BJ19]^2+[.BF19]^2*[.BJ19]^2))" office:value-type="float" office:value="0.000380168796979571" calcext:value-type="float">
            <text:p>0.0003801688</text:p>
          </table:table-cell>
          <table:table-cell table:formula="of:=SQRT([.BK19]*[.BK19]+[.BD19]*[.BD19])" office:value-type="float" office:value="9.11043358707632" calcext:value-type="float">
            <text:p>9.1104335871</text:p>
          </table:table-cell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271" calcext:value-type="float">
            <text:p>1271</text:p>
          </table:table-cell>
          <table:table-cell office:value-type="float" office:value="1583" calcext:value-type="float">
            <text:p>1583</text:p>
          </table:table-cell>
          <table:table-cell office:value-type="float" office:value="332" calcext:value-type="float">
            <text:p>332</text:p>
          </table:table-cell>
          <table:table-cell table:formula="of:=SQRT([.F20])" office:value-type="float" office:value="35.6510869399518" calcext:value-type="float">
            <text:p>35.65108694</text:p>
          </table:table-cell>
          <table:table-cell table:formula="of:=SQRT([.G20])" office:value-type="float" office:value="39.7869325281555" calcext:value-type="float">
            <text:p>39.7869325282</text:p>
          </table:table-cell>
          <table:table-cell table:formula="of:=SQRT([.H20])" office:value-type="float" office:value="18.2208671582886" calcext:value-type="float">
            <text:p>18.2208671583</text:p>
          </table:table-cell>
          <table:table-cell table:formula="of:=[.F20]*[.$B$6]" office:value-type="float" office:value="906.45616602368" calcext:value-type="float">
            <text:p>906.4561660237</text:p>
          </table:table-cell>
          <table:table-cell table:formula="of:=[.G20]*[.$B$7]" office:value-type="float" office:value="1186.25565326633" calcext:value-type="float">
            <text:p>1186.2556532663</text:p>
          </table:table-cell>
          <table:table-cell table:style-name="ce3" table:formula="of:=2*[.L20]*[.M20]*[.$B$5]/[.$G$4]" office:value-type="float" office:value="0.0134411093922964" calcext:value-type="float">
            <text:p>0.0134411094</text:p>
          </table:table-cell>
          <table:table-cell table:formula="of:=[.H20]-[.N20]" office:value-type="float" office:value="331.986558890608" calcext:value-type="float">
            <text:p>331.9865588906</text:p>
          </table:table-cell>
          <table:table-cell table:formula="of:=SQRT([.I20]*[.I20]*[.$B$6]*[.$B$6]+[.$C$6]*[.$C$6]*[.F20]*[.F20])" office:value-type="float" office:value="39.4189948548699" calcext:value-type="float">
            <text:p>39.4189948549</text:p>
          </table:table-cell>
          <table:table-cell table:formula="of:=SQRT([.J20]*[.J20]*[.$B$7]*[.$B$7]+[.$C$7]*[.$C$7]*[.G20]*[.G20])" office:value-type="float" office:value="46.987565104427" calcext:value-type="float">
            <text:p>46.9875651044</text:p>
          </table:table-cell>
          <table:table-cell table:style-name="ce3" table:formula="of:=SQRT((2*[.$B$5]/[.$G$4])^2*([.L20]^2*[.Q20]^2+[.M20]^2*[.Q20]^2))" office:value-type="float" office:value="0.000876869290638705" calcext:value-type="float">
            <text:p>0.0008768693</text:p>
          </table:table-cell>
          <table:table-cell table:formula="of:=SQRT([.R20]*[.R20]+[.K20]*[.K20])" office:value-type="float" office:value="18.220867179388" calcext:value-type="float">
            <text:p>18.2208671794</text:p>
          </table:table-cell>
          <table:table-cell office:value-type="float" office:value="120" calcext:value-type="float">
            <text:p>120</text:p>
          </table:table-cell>
          <table:table-cell office:value-type="float" office:value="1185" calcext:value-type="float">
            <text:p>1185</text:p>
          </table:table-cell>
          <table:table-cell office:value-type="float" office:value="1848" calcext:value-type="float">
            <text:p>1848</text:p>
          </table:table-cell>
          <table:table-cell office:value-type="float" office:value="178" calcext:value-type="float">
            <text:p>178</text:p>
          </table:table-cell>
          <table:table-cell table:formula="of:=SQRT([.U20])" office:value-type="float" office:value="34.423828956117" calcext:value-type="float">
            <text:p>34.4238289561</text:p>
          </table:table-cell>
          <table:table-cell table:formula="of:=SQRT([.V20])" office:value-type="float" office:value="42.9883705204094" calcext:value-type="float">
            <text:p>42.9883705204</text:p>
          </table:table-cell>
          <table:table-cell table:formula="of:=SQRT([.W20])" office:value-type="float" office:value="13.3416640641263" calcext:value-type="float">
            <text:p>13.3416640641</text:p>
          </table:table-cell>
          <table:table-cell table:formula="of:=[.U20]*[.$B$6]" office:value-type="float" office:value="845.122389251031" calcext:value-type="float">
            <text:p>845.122389251</text:p>
          </table:table-cell>
          <table:table-cell table:formula="of:=[.V20]*[.$B$7]" office:value-type="float" office:value="1384.8391959799" calcext:value-type="float">
            <text:p>1384.8391959799</text:p>
          </table:table-cell>
          <table:table-cell table:style-name="ce3" table:formula="of:=2*[.AA20]*[.AB20]*[.$B$5]/[.$G$4]" office:value-type="float" office:value="0.0146294826254376" calcext:value-type="float">
            <text:p>0.0146294826</text:p>
          </table:table-cell>
          <table:table-cell table:formula="of:=[.W20]-[.AC20]" office:value-type="float" office:value="177.985370517375" calcext:value-type="float">
            <text:p>177.9853705174</text:p>
          </table:table-cell>
          <table:table-cell table:formula="of:=SQRT([.X20]*[.X20]*[.$B$6]*[.$B$6]+[.$C$6]*[.$C$6]*[.U20]*[.U20])" office:value-type="float" office:value="37.3024881822989" calcext:value-type="float">
            <text:p>37.3024881823</text:p>
          </table:table-cell>
          <table:table-cell table:formula="of:=SQRT([.Y20]*[.Y20]*[.$B$7]*[.$B$7]+[.$C$7]*[.$C$7]*[.V20]*[.V20])" office:value-type="float" office:value="53.246378765302" calcext:value-type="float">
            <text:p>53.2463787653</text:p>
          </table:table-cell>
          <table:table-cell table:style-name="ce3" table:formula="of:=SQRT((2*[.$B$5]/[.$G$4])^2*([.AA20]^2*[.AF20]^2+[.AB20]^2*[.AF20]^2))" office:value-type="float" office:value="0.00107980162678928" calcext:value-type="float">
            <text:p>0.0010798016</text:p>
          </table:table-cell>
          <table:table-cell table:formula="of:=SQRT([.AG20]*[.AG20]+[.Z20]*[.Z20])" office:value-type="float" office:value="13.341664107823" calcext:value-type="float">
            <text:p>13.3416641078</text:p>
          </table:table-cell>
          <table:table-cell office:value-type="float" office:value="120" calcext:value-type="float">
            <text:p>120</text:p>
          </table:table-cell>
          <table:table-cell office:value-type="float" office:value="1082" calcext:value-type="float">
            <text:p>1082</text:p>
          </table:table-cell>
          <table:table-cell office:value-type="float" office:value="1928" calcext:value-type="float">
            <text:p>1928</text:p>
          </table:table-cell>
          <table:table-cell office:value-type="float" office:value="50" calcext:value-type="float">
            <text:p>50</text:p>
          </table:table-cell>
          <table:table-cell table:formula="of:=SQRT([.AJ20])" office:value-type="float" office:value="32.8937684067971" calcext:value-type="float">
            <text:p>32.8937684068</text:p>
          </table:table-cell>
          <table:table-cell table:formula="of:=SQRT([.AK20])" office:value-type="float" office:value="43.9089968002003" calcext:value-type="float">
            <text:p>43.9089968002</text:p>
          </table:table-cell>
          <table:table-cell table:formula="of:=SQRT([.AL20])" office:value-type="float" office:value="7.07106781186548" calcext:value-type="float">
            <text:p>7.0710678119</text:p>
          </table:table-cell>
          <table:table-cell table:formula="of:=[.AJ20]*[.$B$6]" office:value-type="float" office:value="771.664493814022" calcext:value-type="float">
            <text:p>771.664493814</text:p>
          </table:table-cell>
          <table:table-cell table:formula="of:=[.AK20]*[.$B$7]" office:value-type="float" office:value="1444.78894472362" calcext:value-type="float">
            <text:p>1444.7889447236</text:p>
          </table:table-cell>
          <table:table-cell table:style-name="ce3" table:formula="of:=2*[.AP20]*[.AQ20]*[.$B$5]/[.$G$4]" office:value-type="float" office:value="0.0139361541212281" calcext:value-type="float">
            <text:p>0.0139361541</text:p>
          </table:table-cell>
          <table:table-cell table:formula="of:=[.AL20]-[.AR20]" office:value-type="float" office:value="49.9860638458788" calcext:value-type="float">
            <text:p>49.9860638459</text:p>
          </table:table-cell>
          <table:table-cell table:formula="of:=SQRT([.AM20]*[.AM20]*[.$B$6]*[.$B$6]+[.$C$6]*[.$C$6]*[.AJ20]*[.AJ20])" office:value-type="float" office:value="34.7552868733833" calcext:value-type="float">
            <text:p>34.7552868734</text:p>
          </table:table-cell>
          <table:table-cell table:formula="of:=SQRT([.AN20]*[.AN20]*[.$B$7]*[.$B$7]+[.$C$7]*[.$C$7]*[.AK20]*[.AK20])" office:value-type="float" office:value="55.1279463099133" calcext:value-type="float">
            <text:p>55.1279463099</text:p>
          </table:table-cell>
          <table:table-cell table:style-name="ce3" table:formula="of:=SQRT((2*[.$B$5]/[.$G$4])^2*([.AP20]^2*[.AU20]^2+[.AQ20]^2*[.AU20]^2))" office:value-type="float" office:value="0.00112871045257216" calcext:value-type="float">
            <text:p>0.0011287105</text:p>
          </table:table-cell>
          <table:table-cell table:formula="of:=SQRT([.AV20]*[.AV20]+[.AO20]*[.AO20])" office:value-type="float" office:value="7.07106790194998" calcext:value-type="float">
            <text:p>7.0710679019</text:p>
          </table:table-cell>
          <table:table-cell office:value-type="float" office:value="120" calcext:value-type="float">
            <text:p>120</text:p>
          </table:table-cell>
          <table:table-cell office:value-type="float" office:value="783" calcext:value-type="float">
            <text:p>783</text:p>
          </table:table-cell>
          <table:table-cell office:value-type="float" office:value="1025" calcext:value-type="float">
            <text:p>1025</text:p>
          </table:table-cell>
          <table:table-cell office:value-type="float" office:value="76" calcext:value-type="float">
            <text:p>76</text:p>
          </table:table-cell>
          <table:table-cell table:formula="of:=SQRT([.AY20])" office:value-type="float" office:value="27.9821371592664" calcext:value-type="float">
            <text:p>27.9821371593</text:p>
          </table:table-cell>
          <table:table-cell table:formula="of:=SQRT([.AZ20])" office:value-type="float" office:value="32.0156211871642" calcext:value-type="float">
            <text:p>32.0156211872</text:p>
          </table:table-cell>
          <table:table-cell table:formula="of:=SQRT([.BA20])" office:value-type="float" office:value="8.71779788708135" calcext:value-type="float">
            <text:p>8.7177978871</text:p>
          </table:table-cell>
          <table:table-cell table:formula="of:=[.AY20]*[.$B$6]" office:value-type="float" office:value="558.422642011441" calcext:value-type="float">
            <text:p>558.4226420114</text:p>
          </table:table-cell>
          <table:table-cell table:formula="of:=[.AZ20]*[.$B$7]" office:value-type="float" office:value="768.106155778895" calcext:value-type="float">
            <text:p>768.1061557789</text:p>
          </table:table-cell>
          <table:table-cell table:style-name="ce3" table:formula="of:=2*[.BE20]*[.BF20]*[.$B$5]/[.$G$4]" office:value-type="float" office:value="0.00536159836069127" calcext:value-type="float">
            <text:p>0.0053615984</text:p>
          </table:table-cell>
          <table:table-cell table:formula="of:=[.BA20]-[.BG20]" office:value-type="float" office:value="75.9946384016393" calcext:value-type="float">
            <text:p>75.9946384016</text:p>
          </table:table-cell>
          <table:table-cell table:formula="of:=SQRT([.BB20]*[.BB20]*[.$B$6]*[.$B$6]+[.$C$6]*[.$C$6]*[.AY20]*[.AY20])" office:value-type="float" office:value="27.2511973375273" calcext:value-type="float">
            <text:p>27.2511973375</text:p>
          </table:table-cell>
          <table:table-cell table:formula="of:=SQRT([.BC20]*[.BC20]*[.$B$7]*[.$B$7]+[.$C$7]*[.$C$7]*[.AZ20]*[.AZ20])" office:value-type="float" office:value="33.5939856380537" calcext:value-type="float">
            <text:p>33.5939856381</text:p>
          </table:table-cell>
          <table:table-cell table:style-name="ce3" table:formula="of:=SQRT((2*[.$B$5]/[.$G$4])^2*([.BE20]^2*[.BJ20]^2+[.BF20]^2*[.BJ20]^2))" office:value-type="float" office:value="0.000398778906447194" calcext:value-type="float">
            <text:p>0.0003987789</text:p>
          </table:table-cell>
          <table:table-cell table:formula="of:=SQRT([.BK20]*[.BK20]+[.BD20]*[.BD20])" office:value-type="float" office:value="8.71779789620204" calcext:value-type="float">
            <text:p>8.7177978962</text:p>
          </table:table-cell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1315" calcext:value-type="float">
            <text:p>1315</text:p>
          </table:table-cell>
          <table:table-cell office:value-type="float" office:value="1575" calcext:value-type="float">
            <text:p>1575</text:p>
          </table:table-cell>
          <table:table-cell office:value-type="float" office:value="275" calcext:value-type="float">
            <text:p>275</text:p>
          </table:table-cell>
          <table:table-cell table:formula="of:=SQRT([.F21])" office:value-type="float" office:value="36.2629287289375" calcext:value-type="float">
            <text:p>36.2629287289</text:p>
          </table:table-cell>
          <table:table-cell table:formula="of:=SQRT([.G21])" office:value-type="float" office:value="39.6862696659689" calcext:value-type="float">
            <text:p>39.686269666</text:p>
          </table:table-cell>
          <table:table-cell table:formula="of:=SQRT([.H21])" office:value-type="float" office:value="16.583123951777" calcext:value-type="float">
            <text:p>16.5831239518</text:p>
          </table:table-cell>
          <table:table-cell table:formula="of:=[.F21]*[.$B$6]" office:value-type="float" office:value="937.836237860849" calcext:value-type="float">
            <text:p>937.8362378608</text:p>
          </table:table-cell>
          <table:table-cell table:formula="of:=[.G21]*[.$B$7]" office:value-type="float" office:value="1180.26067839196" calcext:value-type="float">
            <text:p>1180.260678392</text:p>
          </table:table-cell>
          <table:table-cell table:style-name="ce3" table:formula="of:=2*[.L21]*[.M21]*[.$B$5]/[.$G$4]" office:value-type="float" office:value="0.0138361404289776" calcext:value-type="float">
            <text:p>0.0138361404</text:p>
          </table:table-cell>
          <table:table-cell table:formula="of:=[.H21]-[.N21]" office:value-type="float" office:value="274.986163859571" calcext:value-type="float">
            <text:p>274.9861638596</text:p>
          </table:table-cell>
          <table:table-cell table:formula="of:=SQRT([.I21]*[.I21]*[.$B$6]*[.$B$6]+[.$C$6]*[.$C$6]*[.F21]*[.F21])" office:value-type="float" office:value="40.498752848643" calcext:value-type="float">
            <text:p>40.4987528486</text:p>
          </table:table-cell>
          <table:table-cell table:formula="of:=SQRT([.J21]*[.J21]*[.$B$7]*[.$B$7]+[.$C$7]*[.$C$7]*[.G21]*[.G21])" office:value-type="float" office:value="46.7978846743496" calcext:value-type="float">
            <text:p>46.7978846743</text:p>
          </table:table-cell>
          <table:table-cell table:style-name="ce3" table:formula="of:=SQRT((2*[.$B$5]/[.$G$4])^2*([.L21]^2*[.Q21]^2+[.M21]^2*[.Q21]^2))" office:value-type="float" office:value="0.000881846829876583" calcext:value-type="float">
            <text:p>0.0008818468</text:p>
          </table:table-cell>
          <table:table-cell table:formula="of:=SQRT([.R21]*[.R21]+[.K21]*[.K21])" office:value-type="float" office:value="16.5831239752241" calcext:value-type="float">
            <text:p>16.5831239752</text:p>
          </table:table-cell>
          <table:table-cell office:value-type="float" office:value="130" calcext:value-type="float">
            <text:p>130</text:p>
          </table:table-cell>
          <table:table-cell office:value-type="float" office:value="1133" calcext:value-type="float">
            <text:p>1133</text:p>
          </table:table-cell>
          <table:table-cell office:value-type="float" office:value="1756" calcext:value-type="float">
            <text:p>1756</text:p>
          </table:table-cell>
          <table:table-cell office:value-type="float" office:value="100" calcext:value-type="float">
            <text:p>100</text:p>
          </table:table-cell>
          <table:table-cell table:formula="of:=SQRT([.U21])" office:value-type="float" office:value="33.6600653594137" calcext:value-type="float">
            <text:p>33.6600653594</text:p>
          </table:table-cell>
          <table:table-cell table:formula="of:=SQRT([.V21])" office:value-type="float" office:value="41.9046536795139" calcext:value-type="float">
            <text:p>41.9046536795</text:p>
          </table:table-cell>
          <table:table-cell table:formula="of:=SQRT([.W21])" office:value-type="float" office:value="10" calcext:value-type="float">
            <text:p>10</text:p>
          </table:table-cell>
          <table:table-cell table:formula="of:=[.U21]*[.$B$6]" office:value-type="float" office:value="808.036849807104" calcext:value-type="float">
            <text:p>808.0368498071</text:p>
          </table:table-cell>
          <table:table-cell table:formula="of:=[.V21]*[.$B$7]" office:value-type="float" office:value="1315.89698492462" calcext:value-type="float">
            <text:p>1315.8969849246</text:p>
          </table:table-cell>
          <table:table-cell table:style-name="ce3" table:formula="of:=2*[.AA21]*[.AB21]*[.$B$5]/[.$G$4]" office:value-type="float" office:value="0.0132911656796145" calcext:value-type="float">
            <text:p>0.0132911657</text:p>
          </table:table-cell>
          <table:table-cell table:formula="of:=[.W21]-[.AC21]" office:value-type="float" office:value="99.9867088343204" calcext:value-type="float">
            <text:p>99.9867088343</text:p>
          </table:table-cell>
          <table:table-cell table:formula="of:=SQRT([.X21]*[.X21]*[.$B$6]*[.$B$6]+[.$C$6]*[.$C$6]*[.U21]*[.U21])" office:value-type="float" office:value="36.0183588959125" calcext:value-type="float">
            <text:p>36.0183588959</text:p>
          </table:table-cell>
          <table:table-cell table:formula="of:=SQRT([.Y21]*[.Y21]*[.$B$7]*[.$B$7]+[.$C$7]*[.$C$7]*[.V21]*[.V21])" office:value-type="float" office:value="51.078416097405" calcext:value-type="float">
            <text:p>51.0784160974</text:p>
          </table:table-cell>
          <table:table-cell table:style-name="ce3" table:formula="of:=SQRT((2*[.$B$5]/[.$G$4])^2*([.AA21]^2*[.AF21]^2+[.AB21]^2*[.AF21]^2))" office:value-type="float" office:value="0.00098593177927524" calcext:value-type="float">
            <text:p>0.0009859318</text:p>
          </table:table-cell>
          <table:table-cell table:formula="of:=SQRT([.AG21]*[.AG21]+[.Z21]*[.Z21])" office:value-type="float" office:value="10.0000000486031" calcext:value-type="float">
            <text:p>10.0000000486</text:p>
          </table:table-cell>
          <table:table-cell office:value-type="float" office:value="130" calcext:value-type="float">
            <text:p>130</text:p>
          </table:table-cell>
          <table:table-cell office:value-type="float" office:value="1129" calcext:value-type="float">
            <text:p>1129</text:p>
          </table:table-cell>
          <table:table-cell office:value-type="float" office:value="1843" calcext:value-type="float">
            <text:p>1843</text:p>
          </table:table-cell>
          <table:table-cell office:value-type="float" office:value="4" calcext:value-type="float">
            <text:p>4</text:p>
          </table:table-cell>
          <table:table-cell table:formula="of:=SQRT([.AJ21])" office:value-type="float" office:value="33.6005952328229" calcext:value-type="float">
            <text:p>33.6005952328</text:p>
          </table:table-cell>
          <table:table-cell table:formula="of:=SQRT([.AK21])" office:value-type="float" office:value="42.9301758673314" calcext:value-type="float">
            <text:p>42.9301758673</text:p>
          </table:table-cell>
          <table:table-cell table:formula="of:=SQRT([.AL21])" office:value-type="float" office:value="2" calcext:value-type="float">
            <text:p>2</text:p>
          </table:table-cell>
          <table:table-cell table:formula="of:=[.AJ21]*[.$B$6]" office:value-type="float" office:value="805.184116003725" calcext:value-type="float">
            <text:p>805.1841160037</text:p>
          </table:table-cell>
          <table:table-cell table:formula="of:=[.AK21]*[.$B$7]" office:value-type="float" office:value="1381.09233668342" calcext:value-type="float">
            <text:p>1381.0923366834</text:p>
          </table:table-cell>
          <table:table-cell table:style-name="ce3" table:formula="of:=2*[.AP21]*[.AQ21]*[.$B$5]/[.$G$4]" office:value-type="float" office:value="0.0139004201528995" calcext:value-type="float">
            <text:p>0.0139004202</text:p>
          </table:table-cell>
          <table:table-cell table:formula="of:=[.AL21]-[.AR21]" office:value-type="float" office:value="3.9860995798471" calcext:value-type="float">
            <text:p>3.9860995798</text:p>
          </table:table-cell>
          <table:table-cell table:formula="of:=SQRT([.AM21]*[.AM21]*[.$B$6]*[.$B$6]+[.$C$6]*[.$C$6]*[.AJ21]*[.AJ21])" office:value-type="float" office:value="35.9194296270224" calcext:value-type="float">
            <text:p>35.919429627</text:p>
          </table:table-cell>
          <table:table-cell table:formula="of:=SQRT([.AN21]*[.AN21]*[.$B$7]*[.$B$7]+[.$C$7]*[.$C$7]*[.AK21]*[.AK21])" office:value-type="float" office:value="53.1286733723646" calcext:value-type="float">
            <text:p>53.1286733724</text:p>
          </table:table-cell>
          <table:table-cell table:style-name="ce3" table:formula="of:=SQRT((2*[.$B$5]/[.$G$4])^2*([.AP21]^2*[.AU21]^2+[.AQ21]^2*[.AU21]^2))" office:value-type="float" office:value="0.00106168848639255" calcext:value-type="float">
            <text:p>0.0010616885</text:p>
          </table:table-cell>
          <table:table-cell table:formula="of:=SQRT([.AV21]*[.AV21]+[.AO21]*[.AO21])" office:value-type="float" office:value="2.00000028179559" calcext:value-type="float">
            <text:p>2.0000002818</text:p>
          </table:table-cell>
          <table:table-cell office:value-type="float" office:value="130" calcext:value-type="float">
            <text:p>130</text:p>
          </table:table-cell>
          <table:table-cell office:value-type="float" office:value="803" calcext:value-type="float">
            <text:p>803</text:p>
          </table:table-cell>
          <table:table-cell office:value-type="float" office:value="1025" calcext:value-type="float">
            <text:p>1025</text:p>
          </table:table-cell>
          <table:table-cell office:value-type="float" office:value="43" calcext:value-type="float">
            <text:p>43</text:p>
          </table:table-cell>
          <table:table-cell table:formula="of:=SQRT([.AY21])" office:value-type="float" office:value="28.3372546306095" calcext:value-type="float">
            <text:p>28.3372546306</text:p>
          </table:table-cell>
          <table:table-cell table:formula="of:=SQRT([.AZ21])" office:value-type="float" office:value="32.0156211871642" calcext:value-type="float">
            <text:p>32.0156211872</text:p>
          </table:table-cell>
          <table:table-cell table:formula="of:=SQRT([.BA21])" office:value-type="float" office:value="6.557438524302" calcext:value-type="float">
            <text:p>6.5574385243</text:p>
          </table:table-cell>
          <table:table-cell table:formula="of:=[.AY21]*[.$B$6]" office:value-type="float" office:value="572.686311028336" calcext:value-type="float">
            <text:p>572.6863110283</text:p>
          </table:table-cell>
          <table:table-cell table:formula="of:=[.AZ21]*[.$B$7]" office:value-type="float" office:value="768.106155778895" calcext:value-type="float">
            <text:p>768.1061557789</text:p>
          </table:table-cell>
          <table:table-cell table:style-name="ce3" table:formula="of:=2*[.BE21]*[.BF21]*[.$B$5]/[.$G$4]" office:value-type="float" office:value="0.00549854851038964" calcext:value-type="float">
            <text:p>0.0054985485</text:p>
          </table:table-cell>
          <table:table-cell table:formula="of:=[.BA21]-[.BG21]" office:value-type="float" office:value="42.9945014514896" calcext:value-type="float">
            <text:p>42.9945014515</text:p>
          </table:table-cell>
          <table:table-cell table:formula="of:=SQRT([.BB21]*[.BB21]*[.$B$6]*[.$B$6]+[.$C$6]*[.$C$6]*[.AY21]*[.AY21])" office:value-type="float" office:value="27.7599960958345" calcext:value-type="float">
            <text:p>27.7599960958</text:p>
          </table:table-cell>
          <table:table-cell table:formula="of:=SQRT([.BC21]*[.BC21]*[.$B$7]*[.$B$7]+[.$C$7]*[.$C$7]*[.AZ21]*[.AZ21])" office:value-type="float" office:value="33.5939856380537" calcext:value-type="float">
            <text:p>33.5939856381</text:p>
          </table:table-cell>
          <table:table-cell table:style-name="ce3" table:formula="of:=SQRT((2*[.$B$5]/[.$G$4])^2*([.BE21]^2*[.BJ21]^2+[.BF21]^2*[.BJ21]^2))" office:value-type="float" office:value="0.000402330204409226" calcext:value-type="float">
            <text:p>0.0004023302</text:p>
          </table:table-cell>
          <table:table-cell table:formula="of:=SQRT([.BK21]*[.BK21]+[.BD21]*[.BD21])" office:value-type="float" office:value="6.55743853664444" calcext:value-type="float">
            <text:p>6.5574385366</text:p>
          </table:table-cell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1287" calcext:value-type="float">
            <text:p>1287</text:p>
          </table:table-cell>
          <table:table-cell office:value-type="float" office:value="1557" calcext:value-type="float">
            <text:p>1557</text:p>
          </table:table-cell>
          <table:table-cell office:value-type="float" office:value="243" calcext:value-type="float">
            <text:p>243</text:p>
          </table:table-cell>
          <table:table-cell table:formula="of:=SQRT([.F22])" office:value-type="float" office:value="35.8747822293042" calcext:value-type="float">
            <text:p>35.8747822293</text:p>
          </table:table-cell>
          <table:table-cell table:formula="of:=SQRT([.G22])" office:value-type="float" office:value="39.4588393138977" calcext:value-type="float">
            <text:p>39.4588393139</text:p>
          </table:table-cell>
          <table:table-cell table:formula="of:=SQRT([.H22])" office:value-type="float" office:value="15.5884572681199" calcext:value-type="float">
            <text:p>15.5884572681</text:p>
          </table:table-cell>
          <table:table-cell table:formula="of:=[.F22]*[.$B$6]" office:value-type="float" office:value="917.867101237196" calcext:value-type="float">
            <text:p>917.8671012372</text:p>
          </table:table-cell>
          <table:table-cell table:formula="of:=[.G22]*[.$B$7]" office:value-type="float" office:value="1166.77198492462" calcext:value-type="float">
            <text:p>1166.7719849246</text:p>
          </table:table-cell>
          <table:table-cell table:style-name="ce3" table:formula="of:=2*[.L22]*[.M22]*[.$B$5]/[.$G$4]" office:value-type="float" office:value="0.0133867702450942" calcext:value-type="float">
            <text:p>0.0133867702</text:p>
          </table:table-cell>
          <table:table-cell table:formula="of:=[.H22]-[.N22]" office:value-type="float" office:value="242.986613229755" calcext:value-type="float">
            <text:p>242.9866132298</text:p>
          </table:table-cell>
          <table:table-cell table:formula="of:=SQRT([.I22]*[.I22]*[.$B$6]*[.$B$6]+[.$C$6]*[.$C$6]*[.F22]*[.F22])" office:value-type="float" office:value="39.8118620699169" calcext:value-type="float">
            <text:p>39.8118620699</text:p>
          </table:table-cell>
          <table:table-cell table:formula="of:=SQRT([.J22]*[.J22]*[.$B$7]*[.$B$7]+[.$C$7]*[.$C$7]*[.G22]*[.G22])" office:value-type="float" office:value="46.3709227854481" calcext:value-type="float">
            <text:p>46.3709227854</text:p>
          </table:table-cell>
          <table:table-cell table:style-name="ce3" table:formula="of:=SQRT((2*[.$B$5]/[.$G$4])^2*([.L22]^2*[.Q22]^2+[.M22]^2*[.Q22]^2))" office:value-type="float" office:value="0.000860489300828209" calcext:value-type="float">
            <text:p>0.0008604893</text:p>
          </table:table-cell>
          <table:table-cell table:formula="of:=SQRT([.R22]*[.R22]+[.K22]*[.K22])" office:value-type="float" office:value="15.5884572918696" calcext:value-type="float">
            <text:p>15.5884572919</text:p>
          </table:table-cell>
          <table:table-cell office:value-type="float" office:value="140" calcext:value-type="float">
            <text:p>140</text:p>
          </table:table-cell>
          <table:table-cell office:value-type="float" office:value="1258" calcext:value-type="float">
            <text:p>1258</text:p>
          </table:table-cell>
          <table:table-cell office:value-type="float" office:value="1723" calcext:value-type="float">
            <text:p>1723</text:p>
          </table:table-cell>
          <table:table-cell office:value-type="float" office:value="38" calcext:value-type="float">
            <text:p>38</text:p>
          </table:table-cell>
          <table:table-cell table:formula="of:=SQRT([.U22])" office:value-type="float" office:value="35.4682957019364" calcext:value-type="float">
            <text:p>35.4682957019</text:p>
          </table:table-cell>
          <table:table-cell table:formula="of:=SQRT([.V22])" office:value-type="float" office:value="41.5090351610345" calcext:value-type="float">
            <text:p>41.509035161</text:p>
          </table:table-cell>
          <table:table-cell table:formula="of:=SQRT([.W22])" office:value-type="float" office:value="6.16441400296898" calcext:value-type="float">
            <text:p>6.164414003</text:p>
          </table:table-cell>
          <table:table-cell table:formula="of:=[.U22]*[.$B$6]" office:value-type="float" office:value="897.184781162698" calcext:value-type="float">
            <text:p>897.1847811627</text:p>
          </table:table-cell>
          <table:table-cell table:formula="of:=[.V22]*[.$B$7]" office:value-type="float" office:value="1291.16771356784" calcext:value-type="float">
            <text:p>1291.1677135678</text:p>
          </table:table-cell>
          <table:table-cell table:style-name="ce3" table:formula="of:=2*[.AA22]*[.AB22]*[.$B$5]/[.$G$4]" office:value-type="float" office:value="0.0144802002817713" calcext:value-type="float">
            <text:p>0.0144802003</text:p>
          </table:table-cell>
          <table:table-cell table:formula="of:=[.W22]-[.AC22]" office:value-type="float" office:value="37.9855197997182" calcext:value-type="float">
            <text:p>37.9855197997</text:p>
          </table:table-cell>
          <table:table-cell table:formula="of:=SQRT([.X22]*[.X22]*[.$B$6]*[.$B$6]+[.$C$6]*[.$C$6]*[.U22]*[.U22])" office:value-type="float" office:value="39.0995915580012" calcext:value-type="float">
            <text:p>39.099591558</text:p>
          </table:table-cell>
          <table:table-cell table:formula="of:=SQRT([.Y22]*[.Y22]*[.$B$7]*[.$B$7]+[.$C$7]*[.$C$7]*[.V22]*[.V22])" office:value-type="float" office:value="50.2995887666201" calcext:value-type="float">
            <text:p>50.2995887666</text:p>
          </table:table-cell>
          <table:table-cell table:style-name="ce3" table:formula="of:=SQRT((2*[.$B$5]/[.$G$4])^2*([.AA22]^2*[.AF22]^2+[.AB22]^2*[.AF22]^2))" office:value-type="float" office:value="0.000988561007885831" calcext:value-type="float">
            <text:p>0.000988561</text:p>
          </table:table-cell>
          <table:table-cell table:formula="of:=SQRT([.AG22]*[.AG22]+[.Z22]*[.Z22])" office:value-type="float" office:value="6.16441408223465" calcext:value-type="float">
            <text:p>6.1644140822</text:p>
          </table:table-cell>
          <table:table-cell office:value-type="float" office:value="140" calcext:value-type="float">
            <text:p>140</text:p>
          </table:table-cell>
          <table:table-cell office:value-type="float" office:value="1103" calcext:value-type="float">
            <text:p>1103</text:p>
          </table:table-cell>
          <table:table-cell office:value-type="float" office:value="1731" calcext:value-type="float">
            <text:p>1731</text:p>
          </table:table-cell>
          <table:table-cell office:value-type="float" office:value="2" calcext:value-type="float">
            <text:p>2</text:p>
          </table:table-cell>
          <table:table-cell table:formula="of:=SQRT([.AJ22])" office:value-type="float" office:value="33.2114438108312" calcext:value-type="float">
            <text:p>33.2114438108</text:p>
          </table:table-cell>
          <table:table-cell table:formula="of:=SQRT([.AK22])" office:value-type="float" office:value="41.6052881254294" calcext:value-type="float">
            <text:p>41.6052881254</text:p>
          </table:table-cell>
          <table:table-cell table:formula="of:=SQRT([.AL22])" office:value-type="float" office:value="1.4142135623731" calcext:value-type="float">
            <text:p>1.4142135624</text:p>
          </table:table-cell>
          <table:table-cell table:formula="of:=[.AJ22]*[.$B$6]" office:value-type="float" office:value="786.641346281761" calcext:value-type="float">
            <text:p>786.6413462818</text:p>
          </table:table-cell>
          <table:table-cell table:formula="of:=[.AK22]*[.$B$7]" office:value-type="float" office:value="1297.16268844221" calcext:value-type="float">
            <text:p>1297.1626884422</text:p>
          </table:table-cell>
          <table:table-cell table:style-name="ce3" table:formula="of:=2*[.AP22]*[.AQ22]*[.$B$5]/[.$G$4]" office:value-type="float" office:value="0.0127550225447831" calcext:value-type="float">
            <text:p>0.0127550225</text:p>
          </table:table-cell>
          <table:table-cell table:formula="of:=[.AL22]-[.AR22]" office:value-type="float" office:value="1.98724497745522" calcext:value-type="float">
            <text:p>1.9872449775</text:p>
          </table:table-cell>
          <table:table-cell table:formula="of:=SQRT([.AM22]*[.AM22]*[.$B$6]*[.$B$6]+[.$C$6]*[.$C$6]*[.AJ22]*[.AJ22])" office:value-type="float" office:value="35.2758366970109" calcext:value-type="float">
            <text:p>35.275836697</text:p>
          </table:table-cell>
          <table:table-cell table:formula="of:=SQRT([.AN22]*[.AN22]*[.$B$7]*[.$B$7]+[.$C$7]*[.$C$7]*[.AK22]*[.AK22])" office:value-type="float" office:value="50.4884561685893" calcext:value-type="float">
            <text:p>50.4884561686</text:p>
          </table:table-cell>
          <table:table-cell table:style-name="ce3" table:formula="of:=SQRT((2*[.$B$5]/[.$G$4])^2*([.AP22]^2*[.AU22]^2+[.AQ22]^2*[.AU22]^2))" office:value-type="float" office:value="0.000957417854016964" calcext:value-type="float">
            <text:p>0.0009574179</text:p>
          </table:table-cell>
          <table:table-cell table:formula="of:=SQRT([.AV22]*[.AV22]+[.AO22]*[.AO22])" office:value-type="float" office:value="1.4142138864574" calcext:value-type="float">
            <text:p>1.4142138865</text:p>
          </table:table-cell>
          <table:table-cell office:value-type="float" office:value="140" calcext:value-type="float">
            <text:p>140</text:p>
          </table:table-cell>
          <table:table-cell office:value-type="float" office:value="801" calcext:value-type="float">
            <text:p>801</text:p>
          </table:table-cell>
          <table:table-cell office:value-type="float" office:value="970" calcext:value-type="float">
            <text:p>970</text:p>
          </table:table-cell>
          <table:table-cell office:value-type="float" office:value="29" calcext:value-type="float">
            <text:p>29</text:p>
          </table:table-cell>
          <table:table-cell table:formula="of:=SQRT([.AY22])" office:value-type="float" office:value="28.3019433961698" calcext:value-type="float">
            <text:p>28.3019433962</text:p>
          </table:table-cell>
          <table:table-cell table:formula="of:=SQRT([.AZ22])" office:value-type="float" office:value="31.1448230047949" calcext:value-type="float">
            <text:p>31.1448230048</text:p>
          </table:table-cell>
          <table:table-cell table:formula="of:=SQRT([.BA22])" office:value-type="float" office:value="5.3851648071345" calcext:value-type="float">
            <text:p>5.3851648071</text:p>
          </table:table-cell>
          <table:table-cell table:formula="of:=[.AY22]*[.$B$6]" office:value-type="float" office:value="571.259944126646" calcext:value-type="float">
            <text:p>571.2599441266</text:p>
          </table:table-cell>
          <table:table-cell table:formula="of:=[.AZ22]*[.$B$7]" office:value-type="float" office:value="726.890703517588" calcext:value-type="float">
            <text:p>726.8907035176</text:p>
          </table:table-cell>
          <table:table-cell table:style-name="ce3" table:formula="of:=2*[.BE22]*[.BF22]*[.$B$5]/[.$G$4]" office:value-type="float" office:value="0.00519054428347045" calcext:value-type="float">
            <text:p>0.0051905443</text:p>
          </table:table-cell>
          <table:table-cell table:formula="of:=[.BA22]-[.BG22]" office:value-type="float" office:value="28.9948094557165" calcext:value-type="float">
            <text:p>28.9948094557</text:p>
          </table:table-cell>
          <table:table-cell table:formula="of:=SQRT([.BB22]*[.BB22]*[.$B$6]*[.$B$6]+[.$C$6]*[.$C$6]*[.AY22]*[.AY22])" office:value-type="float" office:value="27.7091717572747" calcext:value-type="float">
            <text:p>27.7091717573</text:p>
          </table:table-cell>
          <table:table-cell table:formula="of:=SQRT([.BC22]*[.BC22]*[.$B$7]*[.$B$7]+[.$C$7]*[.$C$7]*[.AZ22]*[.AZ22])" office:value-type="float" office:value="32.2477961766615" calcext:value-type="float">
            <text:p>32.2477961767</text:p>
          </table:table-cell>
          <table:table-cell table:style-name="ce3" table:formula="of:=SQRT((2*[.$B$5]/[.$G$4])^2*([.BE22]^2*[.BJ22]^2+[.BF22]^2*[.BJ22]^2))" office:value-type="float" office:value="0.000372665288187623" calcext:value-type="float">
            <text:p>0.0003726653</text:p>
          </table:table-cell>
          <table:table-cell table:formula="of:=SQRT([.BK22]*[.BK22]+[.BD22]*[.BD22])" office:value-type="float" office:value="5.38516482002913" calcext:value-type="float">
            <text:p>5.38516482</text:p>
          </table:table-cell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1319" calcext:value-type="float">
            <text:p>1319</text:p>
          </table:table-cell>
          <table:table-cell office:value-type="float" office:value="1596" calcext:value-type="float">
            <text:p>1596</text:p>
          </table:table-cell>
          <table:table-cell office:value-type="float" office:value="209" calcext:value-type="float">
            <text:p>209</text:p>
          </table:table-cell>
          <table:table-cell table:formula="of:=SQRT([.F23])" office:value-type="float" office:value="36.3180395946698" calcext:value-type="float">
            <text:p>36.3180395947</text:p>
          </table:table-cell>
          <table:table-cell table:formula="of:=SQRT([.G23])" office:value-type="float" office:value="39.9499687108764" calcext:value-type="float">
            <text:p>39.9499687109</text:p>
          </table:table-cell>
          <table:table-cell table:formula="of:=SQRT([.H23])" office:value-type="float" office:value="14.456832294801" calcext:value-type="float">
            <text:p>14.4568322948</text:p>
          </table:table-cell>
          <table:table-cell table:formula="of:=[.F23]*[.$B$6]" office:value-type="float" office:value="940.688971664228" calcext:value-type="float">
            <text:p>940.6889716642</text:p>
          </table:table-cell>
          <table:table-cell table:formula="of:=[.G23]*[.$B$7]" office:value-type="float" office:value="1195.99748743719" calcext:value-type="float">
            <text:p>1195.9974874372</text:p>
          </table:table-cell>
          <table:table-cell table:style-name="ce3" table:formula="of:=2*[.L23]*[.M23]*[.$B$5]/[.$G$4]" office:value-type="float" office:value="0.0140632705821286" calcext:value-type="float">
            <text:p>0.0140632706</text:p>
          </table:table-cell>
          <table:table-cell table:formula="of:=[.H23]-[.N23]" office:value-type="float" office:value="208.985936729418" calcext:value-type="float">
            <text:p>208.9859367294</text:p>
          </table:table-cell>
          <table:table-cell table:formula="of:=SQRT([.I23]*[.I23]*[.$B$6]*[.$B$6]+[.$C$6]*[.$C$6]*[.F23]*[.F23])" office:value-type="float" office:value="40.5968168649935" calcext:value-type="float">
            <text:p>40.596816865</text:p>
          </table:table-cell>
          <table:table-cell table:formula="of:=SQRT([.J23]*[.J23]*[.$B$7]*[.$B$7]+[.$C$7]*[.$C$7]*[.G23]*[.G23])" office:value-type="float" office:value="47.2956923293972" calcext:value-type="float">
            <text:p>47.2956923294</text:p>
          </table:table-cell>
          <table:table-cell table:style-name="ce3" table:formula="of:=SQRT((2*[.$B$5]/[.$G$4])^2*([.L23]^2*[.Q23]^2+[.M23]^2*[.Q23]^2))" office:value-type="float" office:value="0.000899571677813151" calcext:value-type="float">
            <text:p>0.0008995717</text:p>
          </table:table-cell>
          <table:table-cell table:formula="of:=SQRT([.R23]*[.R23]+[.K23]*[.K23])" office:value-type="float" office:value="14.4568323227887" calcext:value-type="float">
            <text:p>14.4568323228</text:p>
          </table:table-cell>
          <table:table-cell office:value-type="float" office:value="150" calcext:value-type="float">
            <text:p>150</text:p>
          </table:table-cell>
          <table:table-cell office:value-type="float" office:value="1230" calcext:value-type="float">
            <text:p>1230</text:p>
          </table:table-cell>
          <table:table-cell office:value-type="float" office:value="1616" calcext:value-type="float">
            <text:p>1616</text:p>
          </table:table-cell>
          <table:table-cell office:value-type="float" office:value="20" calcext:value-type="float">
            <text:p>20</text:p>
          </table:table-cell>
          <table:table-cell table:formula="of:=SQRT([.U23])" office:value-type="float" office:value="35.0713558335004" calcext:value-type="float">
            <text:p>35.0713558335</text:p>
          </table:table-cell>
          <table:table-cell table:formula="of:=SQRT([.V23])" office:value-type="float" office:value="40.1995024844836" calcext:value-type="float">
            <text:p>40.1995024845</text:p>
          </table:table-cell>
          <table:table-cell table:formula="of:=SQRT([.W23])" office:value-type="float" office:value="4.47213595499958" calcext:value-type="float">
            <text:p>4.472135955</text:p>
          </table:table-cell>
          <table:table-cell table:formula="of:=[.U23]*[.$B$6]" office:value-type="float" office:value="877.215644539045" calcext:value-type="float">
            <text:p>877.215644539</text:p>
          </table:table-cell>
          <table:table-cell table:formula="of:=[.V23]*[.$B$7]" office:value-type="float" office:value="1210.98492462312" calcext:value-type="float">
            <text:p>1210.9849246231</text:p>
          </table:table-cell>
          <table:table-cell table:style-name="ce3" table:formula="of:=2*[.AA23]*[.AB23]*[.$B$5]/[.$G$4]" office:value-type="float" office:value="0.0132786865147542" calcext:value-type="float">
            <text:p>0.0132786865</text:p>
          </table:table-cell>
          <table:table-cell table:formula="of:=[.W23]-[.AC23]" office:value-type="float" office:value="19.9867213134852" calcext:value-type="float">
            <text:p>19.9867213135</text:p>
          </table:table-cell>
          <table:table-cell table:formula="of:=SQRT([.X23]*[.X23]*[.$B$6]*[.$B$6]+[.$C$6]*[.$C$6]*[.U23]*[.U23])" office:value-type="float" office:value="38.4110189207991" calcext:value-type="float">
            <text:p>38.4110189208</text:p>
          </table:table-cell>
          <table:table-cell table:formula="of:=SQRT([.Y23]*[.Y23]*[.$B$7]*[.$B$7]+[.$C$7]*[.$C$7]*[.V23]*[.V23])" office:value-type="float" office:value="47.7694891457796" calcext:value-type="float">
            <text:p>47.7694891458</text:p>
          </table:table-cell>
          <table:table-cell table:style-name="ce3" table:formula="of:=SQRT((2*[.$B$5]/[.$G$4])^2*([.AA23]^2*[.AF23]^2+[.AB23]^2*[.AF23]^2))" office:value-type="float" office:value="0.000892885377491819" calcext:value-type="float">
            <text:p>0.0008928854</text:p>
          </table:table-cell>
          <table:table-cell table:formula="of:=SQRT([.AG23]*[.AG23]+[.Z23]*[.Z23])" office:value-type="float" office:value="4.4721360441342" calcext:value-type="float">
            <text:p>4.4721360441</text:p>
          </table:table-cell>
          <table:table-cell office:value-type="float" office:value="150" calcext:value-type="float">
            <text:p>150</text:p>
          </table:table-cell>
          <table:table-cell office:value-type="float" office:value="1209" calcext:value-type="float">
            <text:p>1209</text:p>
          </table:table-cell>
          <table:table-cell office:value-type="float" office:value="1793" calcext:value-type="float">
            <text:p>1793</text:p>
          </table:table-cell>
          <table:table-cell office:value-type="float" office:value="0" calcext:value-type="float">
            <text:p>0</text:p>
          </table:table-cell>
          <table:table-cell table:formula="of:=SQRT([.AJ23])" office:value-type="float" office:value="34.7706773014274" calcext:value-type="float">
            <text:p>34.7706773014</text:p>
          </table:table-cell>
          <table:table-cell table:formula="of:=SQRT([.AK23])" office:value-type="float" office:value="42.3438307194803" calcext:value-type="float">
            <text:p>42.3438307195</text:p>
          </table:table-cell>
          <table:table-cell table:formula="of:=SQRT([.AL23])" office:value-type="float" office:value="0" calcext:value-type="float">
            <text:p>0</text:p>
          </table:table-cell>
          <table:table-cell table:formula="of:=[.AJ23]*[.$B$6]" office:value-type="float" office:value="862.238792071305" calcext:value-type="float">
            <text:p>862.2387920713</text:p>
          </table:table-cell>
          <table:table-cell table:formula="of:=[.AK23]*[.$B$7]" office:value-type="float" office:value="1343.62374371859" calcext:value-type="float">
            <text:p>1343.6237437186</text:p>
          </table:table-cell>
          <table:table-cell table:style-name="ce3" table:formula="of:=2*[.AP23]*[.AQ23]*[.$B$5]/[.$G$4]" office:value-type="float" office:value="0.0144815564222781" calcext:value-type="float">
            <text:p>0.0144815564</text:p>
          </table:table-cell>
          <table:table-cell table:formula="of:=[.AL23]-[.AR23]" office:value-type="float" office:value="-0.0144815564222781" calcext:value-type="float">
            <text:p>-0.0144815564</text:p>
          </table:table-cell>
          <table:table-cell table:formula="of:=SQRT([.AM23]*[.AM23]*[.$B$6]*[.$B$6]+[.$C$6]*[.$C$6]*[.AJ23]*[.AJ23])" office:value-type="float" office:value="37.8940047523528" calcext:value-type="float">
            <text:p>37.8940047524</text:p>
          </table:table-cell>
          <table:table-cell table:formula="of:=SQRT([.AN23]*[.AN23]*[.$B$7]*[.$B$7]+[.$C$7]*[.$C$7]*[.AK23]*[.AK23])" office:value-type="float" office:value="51.9508818493818" calcext:value-type="float">
            <text:p>51.9508818494</text:p>
          </table:table-cell>
          <table:table-cell table:style-name="ce3" table:formula="of:=SQRT((2*[.$B$5]/[.$G$4])^2*([.AP23]^2*[.AU23]^2+[.AQ23]^2*[.AU23]^2))" office:value-type="float" office:value="0.00103673832847924" calcext:value-type="float">
            <text:p>0.0010367383</text:p>
          </table:table-cell>
          <table:table-cell table:formula="of:=SQRT([.AV23]*[.AV23]+[.AO23]*[.AO23])" office:value-type="float" office:value="0.00103673832847924" calcext:value-type="float">
            <text:p>0.0010367383</text:p>
          </table:table-cell>
          <table:table-cell office:value-type="float" office:value="150" calcext:value-type="float">
            <text:p>150</text:p>
          </table:table-cell>
          <table:table-cell office:value-type="float" office:value="827" calcext:value-type="float">
            <text:p>827</text:p>
          </table:table-cell>
          <table:table-cell office:value-type="float" office:value="950" calcext:value-type="float">
            <text:p>950</text:p>
          </table:table-cell>
          <table:table-cell office:value-type="float" office:value="5" calcext:value-type="float">
            <text:p>5</text:p>
          </table:table-cell>
          <table:table-cell table:formula="of:=SQRT([.AY23])" office:value-type="float" office:value="28.7576076890968" calcext:value-type="float">
            <text:p>28.7576076891</text:p>
          </table:table-cell>
          <table:table-cell table:formula="of:=SQRT([.AZ23])" office:value-type="float" office:value="30.8220700148449" calcext:value-type="float">
            <text:p>30.8220700148</text:p>
          </table:table-cell>
          <table:table-cell table:formula="of:=SQRT([.BA23])" office:value-type="float" office:value="2.23606797749979" calcext:value-type="float">
            <text:p>2.2360679775</text:p>
          </table:table-cell>
          <table:table-cell table:formula="of:=[.AY23]*[.$B$6]" office:value-type="float" office:value="589.80271384861" calcext:value-type="float">
            <text:p>589.8027138486</text:p>
          </table:table-cell>
          <table:table-cell table:formula="of:=[.AZ23]*[.$B$7]" office:value-type="float" office:value="711.903266331658" calcext:value-type="float">
            <text:p>711.9032663317</text:p>
          </table:table-cell>
          <table:table-cell table:style-name="ce3" table:formula="of:=2*[.BE23]*[.BF23]*[.$B$5]/[.$G$4]" office:value-type="float" office:value="0.00524853098100127" calcext:value-type="float">
            <text:p>0.005248531</text:p>
          </table:table-cell>
          <table:table-cell table:formula="of:=[.BA23]-[.BG23]" office:value-type="float" office:value="4.994751469019" calcext:value-type="float">
            <text:p>4.994751469</text:p>
          </table:table-cell>
          <table:table-cell table:formula="of:=SQRT([.BB23]*[.BB23]*[.$B$6]*[.$B$6]+[.$C$6]*[.$C$6]*[.AY23]*[.AY23])" office:value-type="float" office:value="28.3689634474072" calcext:value-type="float">
            <text:p>28.3689634474</text:p>
          </table:table-cell>
          <table:table-cell table:formula="of:=SQRT([.BC23]*[.BC23]*[.$B$7]*[.$B$7]+[.$C$7]*[.$C$7]*[.AZ23]*[.AZ23])" office:value-type="float" office:value="31.7565541866918" calcext:value-type="float">
            <text:p>31.7565541867</text:p>
          </table:table-cell>
          <table:table-cell table:style-name="ce3" table:formula="of:=SQRT((2*[.$B$5]/[.$G$4])^2*([.BE23]^2*[.BJ23]^2+[.BF23]^2*[.BJ23]^2))" office:value-type="float" office:value="0.000366980936791107" calcext:value-type="float">
            <text:p>0.0003669809</text:p>
          </table:table-cell>
          <table:table-cell table:formula="of:=SQRT([.BK23]*[.BK23]+[.BD23]*[.BD23])" office:value-type="float" office:value="2.23606800761404" calcext:value-type="float">
            <text:p>2.2360680076</text:p>
          </table:table-cell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float" office:value="1522" calcext:value-type="float">
            <text:p>1522</text:p>
          </table:table-cell>
          <table:table-cell office:value-type="float" office:value="194" calcext:value-type="float">
            <text:p>194</text:p>
          </table:table-cell>
          <table:table-cell table:formula="of:=SQRT([.F24])" office:value-type="float" office:value="36.5786823163438" calcext:value-type="float">
            <text:p>36.5786823163</text:p>
          </table:table-cell>
          <table:table-cell table:formula="of:=SQRT([.G24])" office:value-type="float" office:value="39.0128184062623" calcext:value-type="float">
            <text:p>39.0128184063</text:p>
          </table:table-cell>
          <table:table-cell table:formula="of:=SQRT([.H24])" office:value-type="float" office:value="13.9283882771841" calcext:value-type="float">
            <text:p>13.9283882772</text:p>
          </table:table-cell>
          <table:table-cell table:formula="of:=[.F24]*[.$B$6]" office:value-type="float" office:value="954.239457230278" calcext:value-type="float">
            <text:p>954.2394572303</text:p>
          </table:table-cell>
          <table:table-cell table:formula="of:=[.G24]*[.$B$7]" office:value-type="float" office:value="1140.54396984925" calcext:value-type="float">
            <text:p>1140.5439698493</text:p>
          </table:table-cell>
          <table:table-cell table:style-name="ce3" table:formula="of:=2*[.L24]*[.M24]*[.$B$5]/[.$G$4]" office:value-type="float" office:value="0.0136044007342026" calcext:value-type="float">
            <text:p>0.0136044007</text:p>
          </table:table-cell>
          <table:table-cell table:formula="of:=[.H24]-[.N24]" office:value-type="float" office:value="193.986395599266" calcext:value-type="float">
            <text:p>193.9863955993</text:p>
          </table:table-cell>
          <table:table-cell table:formula="of:=SQRT([.I24]*[.I24]*[.$B$6]*[.$B$6]+[.$C$6]*[.$C$6]*[.F24]*[.F24])" office:value-type="float" office:value="41.062411619516" calcext:value-type="float">
            <text:p>41.0624116195</text:p>
          </table:table-cell>
          <table:table-cell table:formula="of:=SQRT([.J24]*[.J24]*[.$B$7]*[.$B$7]+[.$C$7]*[.$C$7]*[.G24]*[.G24])" office:value-type="float" office:value="45.539979210004" calcext:value-type="float">
            <text:p>45.53997921</text:p>
          </table:table-cell>
          <table:table-cell table:style-name="ce3" table:formula="of:=SQRT((2*[.$B$5]/[.$G$4])^2*([.L24]^2*[.Q24]^2+[.M24]^2*[.Q24]^2))" office:value-type="float" office:value="0.000846521159595804" calcext:value-type="float">
            <text:p>0.0008465212</text:p>
          </table:table-cell>
          <table:table-cell table:formula="of:=SQRT([.R24]*[.R24]+[.K24]*[.K24])" office:value-type="float" office:value="13.9283883029085" calcext:value-type="float">
            <text:p>13.9283883029</text:p>
          </table:table-cell>
          <table:table-cell office:value-type="float" office:value="160" calcext:value-type="float">
            <text:p>160</text:p>
          </table:table-cell>
          <table:table-cell office:value-type="float" office:value="1318" calcext:value-type="float">
            <text:p>1318</text:p>
          </table:table-cell>
          <table:table-cell office:value-type="float" office:value="1563" calcext:value-type="float">
            <text:p>1563</text:p>
          </table:table-cell>
          <table:table-cell office:value-type="float" office:value="9" calcext:value-type="float">
            <text:p>9</text:p>
          </table:table-cell>
          <table:table-cell table:formula="of:=SQRT([.U24])" office:value-type="float" office:value="36.3042697213427" calcext:value-type="float">
            <text:p>36.3042697213</text:p>
          </table:table-cell>
          <table:table-cell table:formula="of:=SQRT([.V24])" office:value-type="float" office:value="39.5347948015416" calcext:value-type="float">
            <text:p>39.5347948015</text:p>
          </table:table-cell>
          <table:table-cell table:formula="of:=SQRT([.W24])" office:value-type="float" office:value="3" calcext:value-type="float">
            <text:p>3</text:p>
          </table:table-cell>
          <table:table-cell table:formula="of:=[.U24]*[.$B$6]" office:value-type="float" office:value="939.975788213383" calcext:value-type="float">
            <text:p>939.9757882134</text:p>
          </table:table-cell>
          <table:table-cell table:formula="of:=[.V24]*[.$B$7]" office:value-type="float" office:value="1171.2682160804" calcext:value-type="float">
            <text:p>1171.2682160804</text:p>
          </table:table-cell>
          <table:table-cell table:style-name="ce3" table:formula="of:=2*[.AA24]*[.AB24]*[.$B$5]/[.$G$4]" office:value-type="float" office:value="0.0137620470577432" calcext:value-type="float">
            <text:p>0.0137620471</text:p>
          </table:table-cell>
          <table:table-cell table:formula="of:=[.W24]-[.AC24]" office:value-type="float" office:value="8.98623795294226" calcext:value-type="float">
            <text:p>8.9862379529</text:p>
          </table:table-cell>
          <table:table-cell table:formula="of:=SQRT([.X24]*[.X24]*[.$B$6]*[.$B$6]+[.$C$6]*[.$C$6]*[.U24]*[.U24])" office:value-type="float" office:value="40.5723023152694" calcext:value-type="float">
            <text:p>40.5723023153</text:p>
          </table:table-cell>
          <table:table-cell table:formula="of:=SQRT([.Y24]*[.Y24]*[.$B$7]*[.$B$7]+[.$C$7]*[.$C$7]*[.V24]*[.V24])" office:value-type="float" office:value="46.5132715329717" calcext:value-type="float">
            <text:p>46.513271533</text:p>
          </table:table-cell>
          <table:table-cell table:style-name="ce3" table:formula="of:=SQRT((2*[.$B$5]/[.$G$4])^2*([.AA24]^2*[.AF24]^2+[.AB24]^2*[.AF24]^2))" office:value-type="float" office:value="0.000873174353527437" calcext:value-type="float">
            <text:p>0.0008731744</text:p>
          </table:table-cell>
          <table:table-cell table:formula="of:=SQRT([.AG24]*[.AG24]+[.Z24]*[.Z24])" office:value-type="float" office:value="3.00000012707224" calcext:value-type="float">
            <text:p>3.0000001271</text:p>
          </table:table-cell>
          <table:table-cell office:value-type="float" office:value="160" calcext:value-type="float">
            <text:p>160</text:p>
          </table:table-cell>
          <table:table-cell office:value-type="float" office:value="1163" calcext:value-type="float">
            <text:p>1163</text:p>
          </table:table-cell>
          <table:table-cell office:value-type="float" office:value="1564" calcext:value-type="float">
            <text:p>1564</text:p>
          </table:table-cell>
          <table:table-cell office:value-type="float" office:value="1" calcext:value-type="float">
            <text:p>1</text:p>
          </table:table-cell>
          <table:table-cell table:formula="of:=SQRT([.AJ24])" office:value-type="float" office:value="34.1027858099599" calcext:value-type="float">
            <text:p>34.10278581</text:p>
          </table:table-cell>
          <table:table-cell table:formula="of:=SQRT([.AK24])" office:value-type="float" office:value="39.5474398665704" calcext:value-type="float">
            <text:p>39.5474398666</text:p>
          </table:table-cell>
          <table:table-cell table:formula="of:=SQRT([.AL24])" office:value-type="float" office:value="1" calcext:value-type="float">
            <text:p>1</text:p>
          </table:table-cell>
          <table:table-cell table:formula="of:=[.AJ24]*[.$B$6]" office:value-type="float" office:value="829.432353332446" calcext:value-type="float">
            <text:p>829.4323533324</text:p>
          </table:table-cell>
          <table:table-cell table:formula="of:=[.AK24]*[.$B$7]" office:value-type="float" office:value="1172.0175879397" calcext:value-type="float">
            <text:p>1172.0175879397</text:p>
          </table:table-cell>
          <table:table-cell table:style-name="ce3" table:formula="of:=2*[.AP24]*[.AQ24]*[.$B$5]/[.$G$4]" office:value-type="float" office:value="0.012151366326398" calcext:value-type="float">
            <text:p>0.0121513663</text:p>
          </table:table-cell>
          <table:table-cell table:formula="of:=[.AL24]-[.AR24]" office:value-type="float" office:value="0.987848633673602" calcext:value-type="float">
            <text:p>0.9878486337</text:p>
          </table:table-cell>
          <table:table-cell table:formula="of:=SQRT([.AM24]*[.AM24]*[.$B$6]*[.$B$6]+[.$C$6]*[.$C$6]*[.AJ24]*[.AJ24])" office:value-type="float" office:value="36.7596348486454" calcext:value-type="float">
            <text:p>36.7596348486</text:p>
          </table:table-cell>
          <table:table-cell table:formula="of:=SQRT([.AN24]*[.AN24]*[.$B$7]*[.$B$7]+[.$C$7]*[.$C$7]*[.AK24]*[.AK24])" office:value-type="float" office:value="46.5369935752142" calcext:value-type="float">
            <text:p>46.5369935752</text:p>
          </table:table-cell>
          <table:table-cell table:style-name="ce3" table:formula="of:=SQRT((2*[.$B$5]/[.$G$4])^2*([.AP24]^2*[.AU24]^2+[.AQ24]^2*[.AU24]^2))" office:value-type="float" office:value="0.000835235173754092" calcext:value-type="float">
            <text:p>0.0008352352</text:p>
          </table:table-cell>
          <table:table-cell table:formula="of:=SQRT([.AV24]*[.AV24]+[.AO24]*[.AO24])" office:value-type="float" office:value="1.00000034880884" calcext:value-type="float">
            <text:p>1.0000003488</text:p>
          </table:table-cell>
          <table:table-cell office:value-type="float" office:value="160" calcext:value-type="float">
            <text:p>160</text:p>
          </table:table-cell>
          <table:table-cell office:value-type="float" office:value="768" calcext:value-type="float">
            <text:p>768</text:p>
          </table:table-cell>
          <table:table-cell office:value-type="float" office:value="910" calcext:value-type="float">
            <text:p>910</text:p>
          </table:table-cell>
          <table:table-cell office:value-type="float" office:value="3" calcext:value-type="float">
            <text:p>3</text:p>
          </table:table-cell>
          <table:table-cell table:formula="of:=SQRT([.AY24])" office:value-type="float" office:value="27.712812921102" calcext:value-type="float">
            <text:p>27.7128129211</text:p>
          </table:table-cell>
          <table:table-cell table:formula="of:=SQRT([.AZ24])" office:value-type="float" office:value="30.1662062579967" calcext:value-type="float">
            <text:p>30.166206258</text:p>
          </table:table-cell>
          <table:table-cell table:formula="of:=SQRT([.BA24])" office:value-type="float" office:value="1.73205080756888" calcext:value-type="float">
            <text:p>1.7320508076</text:p>
          </table:table-cell>
          <table:table-cell table:formula="of:=[.AY24]*[.$B$6]" office:value-type="float" office:value="547.72489024877" calcext:value-type="float">
            <text:p>547.7248902488</text:p>
          </table:table-cell>
          <table:table-cell table:formula="of:=[.AZ24]*[.$B$7]" office:value-type="float" office:value="681.928391959799" calcext:value-type="float">
            <text:p>681.9283919598</text:p>
          </table:table-cell>
          <table:table-cell table:style-name="ce3" table:formula="of:=2*[.BE24]*[.BF24]*[.$B$5]/[.$G$4]" office:value-type="float" office:value="0.00466886442054626" calcext:value-type="float">
            <text:p>0.0046688644</text:p>
          </table:table-cell>
          <table:table-cell table:formula="of:=[.BA24]-[.BG24]" office:value-type="float" office:value="2.99533113557945" calcext:value-type="float">
            <text:p>2.9953311356</text:p>
          </table:table-cell>
          <table:table-cell table:formula="of:=SQRT([.BB24]*[.BB24]*[.$B$6]*[.$B$6]+[.$C$6]*[.$C$6]*[.AY24]*[.AY24])" office:value-type="float" office:value="26.8687630312221" calcext:value-type="float">
            <text:p>26.8687630312</text:p>
          </table:table-cell>
          <table:table-cell table:formula="of:=SQRT([.BC24]*[.BC24]*[.$B$7]*[.$B$7]+[.$C$7]*[.$C$7]*[.AZ24]*[.AZ24])" office:value-type="float" office:value="30.7710682091465" calcext:value-type="float">
            <text:p>30.7710682091</text:p>
          </table:table-cell>
          <table:table-cell table:style-name="ce3" table:formula="of:=SQRT((2*[.$B$5]/[.$G$4])^2*([.BE24]^2*[.BJ24]^2+[.BF24]^2*[.BJ24]^2))" office:value-type="float" office:value="0.000336427511389409" calcext:value-type="float">
            <text:p>0.0003364275</text:p>
          </table:table-cell>
          <table:table-cell table:formula="of:=SQRT([.BK24]*[.BK24]+[.BD24]*[.BD24])" office:value-type="float" office:value="1.73205084024213" calcext:value-type="float">
            <text:p>1.7320508402</text:p>
          </table:table-cell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office:value-type="float" office:value="1335" calcext:value-type="float">
            <text:p>1335</text:p>
          </table:table-cell>
          <table:table-cell office:value-type="float" office:value="1501" calcext:value-type="float">
            <text:p>1501</text:p>
          </table:table-cell>
          <table:table-cell office:value-type="float" office:value="185" calcext:value-type="float">
            <text:p>185</text:p>
          </table:table-cell>
          <table:table-cell table:formula="of:=SQRT([.F25])" office:value-type="float" office:value="36.5376518128902" calcext:value-type="float">
            <text:p>36.5376518129</text:p>
          </table:table-cell>
          <table:table-cell table:formula="of:=SQRT([.G25])" office:value-type="float" office:value="38.742741255621" calcext:value-type="float">
            <text:p>38.7427412556</text:p>
          </table:table-cell>
          <table:table-cell table:formula="of:=SQRT([.H25])" office:value-type="float" office:value="13.6014705087354" calcext:value-type="float">
            <text:p>13.6014705087</text:p>
          </table:table-cell>
          <table:table-cell table:formula="of:=[.F25]*[.$B$6]" office:value-type="float" office:value="952.099906877744" calcext:value-type="float">
            <text:p>952.0999068777</text:p>
          </table:table-cell>
          <table:table-cell table:formula="of:=[.G25]*[.$B$7]" office:value-type="float" office:value="1124.80716080402" calcext:value-type="float">
            <text:p>1124.807160804</text:p>
          </table:table-cell>
          <table:table-cell table:style-name="ce3" table:formula="of:=2*[.L25]*[.M25]*[.$B$5]/[.$G$4]" office:value-type="float" office:value="0.0133866099132116" calcext:value-type="float">
            <text:p>0.0133866099</text:p>
          </table:table-cell>
          <table:table-cell table:formula="of:=[.H25]-[.N25]" office:value-type="float" office:value="184.986613390087" calcext:value-type="float">
            <text:p>184.9866133901</text:p>
          </table:table-cell>
          <table:table-cell table:formula="of:=SQRT([.I25]*[.I25]*[.$B$6]*[.$B$6]+[.$C$6]*[.$C$6]*[.F25]*[.F25])" office:value-type="float" office:value="40.9889193753596" calcext:value-type="float">
            <text:p>40.9889193754</text:p>
          </table:table-cell>
          <table:table-cell table:formula="of:=SQRT([.J25]*[.J25]*[.$B$7]*[.$B$7]+[.$C$7]*[.$C$7]*[.G25]*[.G25])" office:value-type="float" office:value="45.0409256975567" calcext:value-type="float">
            <text:p>45.0409256976</text:p>
          </table:table-cell>
          <table:table-cell table:style-name="ce3" table:formula="of:=SQRT((2*[.$B$5]/[.$G$4])^2*([.L25]^2*[.Q25]^2+[.M25]^2*[.Q25]^2))" office:value-type="float" office:value="0.000829689845268924" calcext:value-type="float">
            <text:p>0.0008296898</text:p>
          </table:table-cell>
          <table:table-cell table:formula="of:=SQRT([.R25]*[.R25]+[.K25]*[.K25])" office:value-type="float" office:value="13.601470534041" calcext:value-type="float">
            <text:p>13.601470534</text:p>
          </table:table-cell>
          <table:table-cell office:value-type="float" office:value="170" calcext:value-type="float">
            <text:p>170</text:p>
          </table:table-cell>
          <table:table-cell office:value-type="float" office:value="1288" calcext:value-type="float">
            <text:p>1288</text:p>
          </table:table-cell>
          <table:table-cell office:value-type="float" office:value="1516" calcext:value-type="float">
            <text:p>1516</text:p>
          </table:table-cell>
          <table:table-cell office:value-type="float" office:value="6" calcext:value-type="float">
            <text:p>6</text:p>
          </table:table-cell>
          <table:table-cell table:formula="of:=SQRT([.U25])" office:value-type="float" office:value="35.8887168898527" calcext:value-type="float">
            <text:p>35.8887168899</text:p>
          </table:table-cell>
          <table:table-cell table:formula="of:=SQRT([.V25])" office:value-type="float" office:value="38.9358446678636" calcext:value-type="float">
            <text:p>38.9358446679</text:p>
          </table:table-cell>
          <table:table-cell table:formula="of:=SQRT([.W25])" office:value-type="float" office:value="2.44948974278318" calcext:value-type="float">
            <text:p>2.4494897428</text:p>
          </table:table-cell>
          <table:table-cell table:formula="of:=[.U25]*[.$B$6]" office:value-type="float" office:value="918.58028468804" calcext:value-type="float">
            <text:p>918.580284688</text:p>
          </table:table-cell>
          <table:table-cell table:formula="of:=[.V25]*[.$B$7]" office:value-type="float" office:value="1136.04773869347" calcext:value-type="float">
            <text:p>1136.0477386935</text:p>
          </table:table-cell>
          <table:table-cell table:style-name="ce3" table:formula="of:=2*[.AA25]*[.AB25]*[.$B$5]/[.$G$4]" office:value-type="float" office:value="0.0130443881903531" calcext:value-type="float">
            <text:p>0.0130443882</text:p>
          </table:table-cell>
          <table:table-cell table:formula="of:=[.W25]-[.AC25]" office:value-type="float" office:value="5.98695561180965" calcext:value-type="float">
            <text:p>5.9869556118</text:p>
          </table:table-cell>
          <table:table-cell table:formula="of:=SQRT([.X25]*[.X25]*[.$B$6]*[.$B$6]+[.$C$6]*[.$C$6]*[.U25]*[.U25])" office:value-type="float" office:value="39.8364074772922" calcext:value-type="float">
            <text:p>39.8364074773</text:p>
          </table:table-cell>
          <table:table-cell table:formula="of:=SQRT([.Y25]*[.Y25]*[.$B$7]*[.$B$7]+[.$C$7]*[.$C$7]*[.V25]*[.V25])" office:value-type="float" office:value="45.3974305908411" calcext:value-type="float">
            <text:p>45.3974305908</text:p>
          </table:table-cell>
          <table:table-cell table:style-name="ce3" table:formula="of:=SQRT((2*[.$B$5]/[.$G$4])^2*([.AA25]^2*[.AF25]^2+[.AB25]^2*[.AF25]^2))" office:value-type="float" office:value="0.000829045951346074" calcext:value-type="float">
            <text:p>0.000829046</text:p>
          </table:table-cell>
          <table:table-cell table:formula="of:=SQRT([.AG25]*[.AG25]+[.Z25]*[.Z25])" office:value-type="float" office:value="2.44948988308121" calcext:value-type="float">
            <text:p>2.4494898831</text:p>
          </table:table-cell>
          <table:table-cell office:value-type="float" office:value="170" calcext:value-type="float">
            <text:p>170</text:p>
          </table:table-cell>
          <table:table-cell office:value-type="float" office:value="1257" calcext:value-type="float">
            <text:p>1257</text:p>
          </table:table-cell>
          <table:table-cell office:value-type="float" office:value="1537" calcext:value-type="float">
            <text:p>1537</text:p>
          </table:table-cell>
          <table:table-cell office:value-type="float" office:value="2" calcext:value-type="float">
            <text:p>2</text:p>
          </table:table-cell>
          <table:table-cell table:formula="of:=SQRT([.AJ25])" office:value-type="float" office:value="35.4541958024717" calcext:value-type="float">
            <text:p>35.4541958025</text:p>
          </table:table-cell>
          <table:table-cell table:formula="of:=SQRT([.AK25])" office:value-type="float" office:value="39.2045915678253" calcext:value-type="float">
            <text:p>39.2045915678</text:p>
          </table:table-cell>
          <table:table-cell table:formula="of:=SQRT([.AL25])" office:value-type="float" office:value="1.4142135623731" calcext:value-type="float">
            <text:p>1.4142135624</text:p>
          </table:table-cell>
          <table:table-cell table:formula="of:=[.AJ25]*[.$B$6]" office:value-type="float" office:value="896.471597711853" calcext:value-type="float">
            <text:p>896.4715977119</text:p>
          </table:table-cell>
          <table:table-cell table:formula="of:=[.AK25]*[.$B$7]" office:value-type="float" office:value="1151.78454773869" calcext:value-type="float">
            <text:p>1151.7845477387</text:p>
          </table:table-cell>
          <table:table-cell table:style-name="ce3" table:formula="of:=2*[.AP25]*[.AQ25]*[.$B$5]/[.$G$4]" office:value-type="float" office:value="0.0129067766716391" calcext:value-type="float">
            <text:p>0.0129067767</text:p>
          </table:table-cell>
          <table:table-cell table:formula="of:=[.AL25]-[.AR25]" office:value-type="float" office:value="1.98709322332836" calcext:value-type="float">
            <text:p>1.9870932233</text:p>
          </table:table-cell>
          <table:table-cell table:formula="of:=SQRT([.AM25]*[.AM25]*[.$B$6]*[.$B$6]+[.$C$6]*[.$C$6]*[.AJ25]*[.AJ25])" office:value-type="float" office:value="39.075014556262" calcext:value-type="float">
            <text:p>39.0750145563</text:p>
          </table:table-cell>
          <table:table-cell table:formula="of:=SQRT([.AN25]*[.AN25]*[.$B$7]*[.$B$7]+[.$C$7]*[.$C$7]*[.AK25]*[.AK25])" office:value-type="float" office:value="45.896219897471" calcext:value-type="float">
            <text:p>45.8962198975</text:p>
          </table:table-cell>
          <table:table-cell table:style-name="ce3" table:formula="of:=SQRT((2*[.$B$5]/[.$G$4])^2*([.AP25]^2*[.AU25]^2+[.AQ25]^2*[.AU25]^2))" office:value-type="float" office:value="0.000837344460093888" calcext:value-type="float">
            <text:p>0.0008373445</text:p>
          </table:table-cell>
          <table:table-cell table:formula="of:=SQRT([.AV25]*[.AV25]+[.AO25]*[.AO25])" office:value-type="float" office:value="1.41421381026553" calcext:value-type="float">
            <text:p>1.4142138103</text:p>
          </table:table-cell>
          <table:table-cell office:value-type="float" office:value="170" calcext:value-type="float">
            <text:p>170</text:p>
          </table:table-cell>
          <table:table-cell office:value-type="float" office:value="813" calcext:value-type="float">
            <text:p>813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 table:formula="of:=SQRT([.AY25])" office:value-type="float" office:value="28.5131548587665" calcext:value-type="float">
            <text:p>28.5131548588</text:p>
          </table:table-cell>
          <table:table-cell table:formula="of:=SQRT([.AZ25])" office:value-type="float" office:value="30.7733651068582" calcext:value-type="float">
            <text:p>30.7733651069</text:p>
          </table:table-cell>
          <table:table-cell table:formula="of:=SQRT([.BA25])" office:value-type="float" office:value="1" calcext:value-type="float">
            <text:p>1</text:p>
          </table:table-cell>
          <table:table-cell table:formula="of:=[.AY25]*[.$B$6]" office:value-type="float" office:value="579.818145536783" calcext:value-type="float">
            <text:p>579.8181455368</text:p>
          </table:table-cell>
          <table:table-cell table:formula="of:=[.AZ25]*[.$B$7]" office:value-type="float" office:value="709.655150753769" calcext:value-type="float">
            <text:p>709.6551507538</text:p>
          </table:table-cell>
          <table:table-cell table:style-name="ce3" table:formula="of:=2*[.BE25]*[.BF25]*[.$B$5]/[.$G$4]" office:value-type="float" office:value="0.00514338666850846" calcext:value-type="float">
            <text:p>0.0051433867</text:p>
          </table:table-cell>
          <table:table-cell table:formula="of:=[.BA25]-[.BG25]" office:value-type="float" office:value="0.994856613331491" calcext:value-type="float">
            <text:p>0.9948566133</text:p>
          </table:table-cell>
          <table:table-cell table:formula="of:=SQRT([.BB25]*[.BB25]*[.$B$6]*[.$B$6]+[.$C$6]*[.$C$6]*[.AY25]*[.AY25])" office:value-type="float" office:value="28.0139377035509" calcext:value-type="float">
            <text:p>28.0139377036</text:p>
          </table:table-cell>
          <table:table-cell table:formula="of:=SQRT([.BC25]*[.BC25]*[.$B$7]*[.$B$7]+[.$C$7]*[.$C$7]*[.AZ25]*[.AZ25])" office:value-type="float" office:value="31.6827840604027" calcext:value-type="float">
            <text:p>31.6827840604</text:p>
          </table:table-cell>
          <table:table-cell table:style-name="ce3" table:formula="of:=SQRT((2*[.$B$5]/[.$G$4])^2*([.BE25]^2*[.BJ25]^2+[.BF25]^2*[.BJ25]^2))" office:value-type="float" office:value="0.000362928572123759" calcext:value-type="float">
            <text:p>0.0003629286</text:p>
          </table:table-cell>
          <table:table-cell table:formula="of:=SQRT([.BK25]*[.BK25]+[.BD25]*[.BD25])" office:value-type="float" office:value="1.00000006585857" calcext:value-type="float">
            <text:p>1.0000000659</text:p>
          </table:table-cell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328" calcext:value-type="float">
            <text:p>1328</text:p>
          </table:table-cell>
          <table:table-cell office:value-type="float" office:value="1493" calcext:value-type="float">
            <text:p>1493</text:p>
          </table:table-cell>
          <table:table-cell office:value-type="float" office:value="173" calcext:value-type="float">
            <text:p>173</text:p>
          </table:table-cell>
          <table:table-cell table:formula="of:=SQRT([.F26])" office:value-type="float" office:value="36.4417343165772" calcext:value-type="float">
            <text:p>36.4417343166</text:p>
          </table:table-cell>
          <table:table-cell table:formula="of:=SQRT([.G26])" office:value-type="float" office:value="38.6393581727233" calcext:value-type="float">
            <text:p>38.6393581727</text:p>
          </table:table-cell>
          <table:table-cell table:formula="of:=SQRT([.H26])" office:value-type="float" office:value="13.1529464379659" calcext:value-type="float">
            <text:p>13.152946438</text:p>
          </table:table-cell>
          <table:table-cell table:formula="of:=[.F26]*[.$B$6]" office:value-type="float" office:value="947.10762272183" calcext:value-type="float">
            <text:p>947.1076227218</text:p>
          </table:table-cell>
          <table:table-cell table:formula="of:=[.G26]*[.$B$7]" office:value-type="float" office:value="1118.81218592965" calcext:value-type="float">
            <text:p>1118.8121859297</text:p>
          </table:table-cell>
          <table:table-cell table:style-name="ce3" table:formula="of:=2*[.L26]*[.M26]*[.$B$5]/[.$G$4]" office:value-type="float" office:value="0.0132454443711005" calcext:value-type="float">
            <text:p>0.0132454444</text:p>
          </table:table-cell>
          <table:table-cell table:formula="of:=[.H26]-[.N26]" office:value-type="float" office:value="172.986754555629" calcext:value-type="float">
            <text:p>172.9867545556</text:p>
          </table:table-cell>
          <table:table-cell table:formula="of:=SQRT([.I26]*[.I26]*[.$B$6]*[.$B$6]+[.$C$6]*[.$C$6]*[.F26]*[.F26])" office:value-type="float" office:value="40.81740452224" calcext:value-type="float">
            <text:p>40.8174045222</text:p>
          </table:table-cell>
          <table:table-cell table:formula="of:=SQRT([.J26]*[.J26]*[.$B$7]*[.$B$7]+[.$C$7]*[.$C$7]*[.G26]*[.G26])" office:value-type="float" office:value="44.8507106668339" calcext:value-type="float">
            <text:p>44.8507106668</text:p>
          </table:table-cell>
          <table:table-cell table:style-name="ce3" table:formula="of:=SQRT((2*[.$B$5]/[.$G$4])^2*([.L26]^2*[.Q26]^2+[.M26]^2*[.Q26]^2))" office:value-type="float" office:value="0.000821812317280692" calcext:value-type="float">
            <text:p>0.0008218123</text:p>
          </table:table-cell>
          <table:table-cell table:formula="of:=SQRT([.R26]*[.R26]+[.K26]*[.K26])" office:value-type="float" office:value="13.1529464636398" calcext:value-type="float">
            <text:p>13.1529464636</text:p>
          </table:table-cell>
          <table:table-cell office:value-type="float" office:value="180" calcext:value-type="float">
            <text:p>180</text:p>
          </table:table-cell>
          <table:table-cell office:value-type="float" office:value="1266" calcext:value-type="float">
            <text:p>1266</text:p>
          </table:table-cell>
          <table:table-cell office:value-type="float" office:value="1494" calcext:value-type="float">
            <text:p>1494</text:p>
          </table:table-cell>
          <table:table-cell office:value-type="float" office:value="4" calcext:value-type="float">
            <text:p>4</text:p>
          </table:table-cell>
          <table:table-cell table:formula="of:=SQRT([.U26])" office:value-type="float" office:value="35.5808937493144" calcext:value-type="float">
            <text:p>35.5808937493</text:p>
          </table:table-cell>
          <table:table-cell table:formula="of:=SQRT([.V26])" office:value-type="float" office:value="38.6522961801754" calcext:value-type="float">
            <text:p>38.6522961802</text:p>
          </table:table-cell>
          <table:table-cell table:formula="of:=SQRT([.W26])" office:value-type="float" office:value="2" calcext:value-type="float">
            <text:p>2</text:p>
          </table:table-cell>
          <table:table-cell table:formula="of:=[.U26]*[.$B$6]" office:value-type="float" office:value="902.890248769456" calcext:value-type="float">
            <text:p>902.8902487695</text:p>
          </table:table-cell>
          <table:table-cell table:formula="of:=[.V26]*[.$B$7]" office:value-type="float" office:value="1119.56155778894" calcext:value-type="float">
            <text:p>1119.561557789</text:p>
          </table:table-cell>
          <table:table-cell table:style-name="ce3" table:formula="of:=2*[.AA26]*[.AB26]*[.$B$5]/[.$G$4]" office:value-type="float" office:value="0.0126355151678098" calcext:value-type="float">
            <text:p>0.0126355152</text:p>
          </table:table-cell>
          <table:table-cell table:formula="of:=[.W26]-[.AC26]" office:value-type="float" office:value="3.98736448483219" calcext:value-type="float">
            <text:p>3.9873644848</text:p>
          </table:table-cell>
          <table:table-cell table:formula="of:=SQRT([.X26]*[.X26]*[.$B$6]*[.$B$6]+[.$C$6]*[.$C$6]*[.U26]*[.U26])" office:value-type="float" office:value="39.2961687903133" calcext:value-type="float">
            <text:p>39.2961687903</text:p>
          </table:table-cell>
          <table:table-cell table:formula="of:=SQRT([.Y26]*[.Y26]*[.$B$7]*[.$B$7]+[.$C$7]*[.$C$7]*[.V26]*[.V26])" office:value-type="float" office:value="44.8744905895105" calcext:value-type="float">
            <text:p>44.8744905895</text:p>
          </table:table-cell>
          <table:table-cell table:style-name="ce3" table:formula="of:=SQRT((2*[.$B$5]/[.$G$4])^2*([.AA26]^2*[.AF26]^2+[.AB26]^2*[.AF26]^2))" office:value-type="float" office:value="0.000806772036337227" calcext:value-type="float">
            <text:p>0.000806772</text:p>
          </table:table-cell>
          <table:table-cell table:formula="of:=SQRT([.AG26]*[.AG26]+[.Z26]*[.Z26])" office:value-type="float" office:value="2.00000016272027" calcext:value-type="float">
            <text:p>2.0000001627</text:p>
          </table:table-cell>
          <table:table-cell office:value-type="float" office:value="180" calcext:value-type="float">
            <text:p>180</text:p>
          </table:table-cell>
          <table:table-cell office:value-type="float" office:value="1367" calcext:value-type="float">
            <text:p>1367</text:p>
          </table:table-cell>
          <table:table-cell office:value-type="float" office:value="1377" calcext:value-type="float">
            <text:p>1377</text:p>
          </table:table-cell>
          <table:table-cell office:value-type="float" office:value="3" calcext:value-type="float">
            <text:p>3</text:p>
          </table:table-cell>
          <table:table-cell table:formula="of:=SQRT([.AJ26])" office:value-type="float" office:value="36.9729630946723" calcext:value-type="float">
            <text:p>36.9729630947</text:p>
          </table:table-cell>
          <table:table-cell table:formula="of:=SQRT([.AK26])" office:value-type="float" office:value="37.1079506305589" calcext:value-type="float">
            <text:p>37.1079506306</text:p>
          </table:table-cell>
          <table:table-cell table:formula="of:=SQRT([.AL26])" office:value-type="float" office:value="1.73205080756888" calcext:value-type="float">
            <text:p>1.7320508076</text:p>
          </table:table-cell>
          <table:table-cell table:formula="of:=[.AJ26]*[.$B$6]" office:value-type="float" office:value="974.921777304776" calcext:value-type="float">
            <text:p>974.9217773048</text:p>
          </table:table-cell>
          <table:table-cell table:formula="of:=[.AK26]*[.$B$7]" office:value-type="float" office:value="1031.88505025126" calcext:value-type="float">
            <text:p>1031.8850502513</text:p>
          </table:table-cell>
          <table:table-cell table:style-name="ce3" table:formula="of:=2*[.AP26]*[.AQ26]*[.$B$5]/[.$G$4]" office:value-type="float" office:value="0.0125750900895648" calcext:value-type="float">
            <text:p>0.0125750901</text:p>
          </table:table-cell>
          <table:table-cell table:formula="of:=[.AL26]-[.AR26]" office:value-type="float" office:value="2.98742490991044" calcext:value-type="float">
            <text:p>2.9874249099</text:p>
          </table:table-cell>
          <table:table-cell table:formula="of:=SQRT([.AM26]*[.AM26]*[.$B$6]*[.$B$6]+[.$C$6]*[.$C$6]*[.AJ26]*[.AJ26])" office:value-type="float" office:value="41.7724098110658" calcext:value-type="float">
            <text:p>41.7724098111</text:p>
          </table:table-cell>
          <table:table-cell table:formula="of:=SQRT([.AN26]*[.AN26]*[.$B$7]*[.$B$7]+[.$C$7]*[.$C$7]*[.AK26]*[.AK26])" office:value-type="float" office:value="42.0859241751679" calcext:value-type="float">
            <text:p>42.0859241752</text:p>
          </table:table-cell>
          <table:table-cell table:style-name="ce3" table:formula="of:=SQRT((2*[.$B$5]/[.$G$4])^2*([.AP26]^2*[.AU26]^2+[.AQ26]^2*[.AU26]^2))" office:value-type="float" office:value="0.000746813810787132" calcext:value-type="float">
            <text:p>0.0007468138</text:p>
          </table:table-cell>
          <table:table-cell table:formula="of:=SQRT([.AV26]*[.AV26]+[.AO26]*[.AO26])" office:value-type="float" office:value="1.7320509685719" calcext:value-type="float">
            <text:p>1.7320509686</text:p>
          </table:table-cell>
          <table:table-cell office:value-type="float" office:value="180" calcext:value-type="float">
            <text:p>180</text:p>
          </table:table-cell>
          <table:table-cell office:value-type="float" office:value="863" calcext:value-type="float">
            <text:p>863</text:p>
          </table:table-cell>
          <table:table-cell office:value-type="float" office:value="894" calcext:value-type="float">
            <text:p>894</text:p>
          </table:table-cell>
          <table:table-cell office:value-type="float" office:value="1" calcext:value-type="float">
            <text:p>1</text:p>
          </table:table-cell>
          <table:table-cell table:formula="of:=SQRT([.AY26])" office:value-type="float" office:value="29.3768616431368" calcext:value-type="float">
            <text:p>29.3768616431</text:p>
          </table:table-cell>
          <table:table-cell table:formula="of:=SQRT([.AZ26])" office:value-type="float" office:value="29.8998327754521" calcext:value-type="float">
            <text:p>29.8998327755</text:p>
          </table:table-cell>
          <table:table-cell table:formula="of:=SQRT([.BA26])" office:value-type="float" office:value="1" calcext:value-type="float">
            <text:p>1</text:p>
          </table:table-cell>
          <table:table-cell table:formula="of:=[.AY26]*[.$B$6]" office:value-type="float" office:value="615.477318079021" calcext:value-type="float">
            <text:p>615.477318079</text:p>
          </table:table-cell>
          <table:table-cell table:formula="of:=[.AZ26]*[.$B$7]" office:value-type="float" office:value="669.938442211055" calcext:value-type="float">
            <text:p>669.9384422111</text:p>
          </table:table-cell>
          <table:table-cell table:style-name="ce3" table:formula="of:=2*[.BE26]*[.BF26]*[.$B$5]/[.$G$4]" office:value-type="float" office:value="0.00515414894612622" calcext:value-type="float">
            <text:p>0.0051541489</text:p>
          </table:table-cell>
          <table:table-cell table:formula="of:=[.BA26]-[.BG26]" office:value-type="float" office:value="0.994845851053874" calcext:value-type="float">
            <text:p>0.9948458511</text:p>
          </table:table-cell>
          <table:table-cell table:formula="of:=SQRT([.BB26]*[.BB26]*[.$B$6]*[.$B$6]+[.$C$6]*[.$C$6]*[.AY26]*[.AY26])" office:value-type="float" office:value="29.279385365205" calcext:value-type="float">
            <text:p>29.2793853652</text:p>
          </table:table-cell>
          <table:table-cell table:formula="of:=SQRT([.BC26]*[.BC26]*[.$B$7]*[.$B$7]+[.$C$7]*[.$C$7]*[.AZ26]*[.AZ26])" office:value-type="float" office:value="30.3756839942371" calcext:value-type="float">
            <text:p>30.3756839942</text:p>
          </table:table-cell>
          <table:table-cell table:style-name="ce3" table:formula="of:=SQRT((2*[.$B$5]/[.$G$4])^2*([.BE26]^2*[.BJ26]^2+[.BF26]^2*[.BJ26]^2))" office:value-type="float" office:value="0.000345425305884181" calcext:value-type="float">
            <text:p>0.0003454253</text:p>
          </table:table-cell>
          <table:table-cell table:formula="of:=SQRT([.BK26]*[.BK26]+[.BD26]*[.BD26])" office:value-type="float" office:value="1.00000005965932" calcext:value-type="float">
            <text:p>1.0000000597</text:p>
          </table:table-cell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office:value-type="float" office:value="1343" calcext:value-type="float">
            <text:p>1343</text:p>
          </table:table-cell>
          <table:table-cell office:value-type="float" office:value="1479" calcext:value-type="float">
            <text:p>1479</text:p>
          </table:table-cell>
          <table:table-cell office:value-type="float" office:value="181" calcext:value-type="float">
            <text:p>181</text:p>
          </table:table-cell>
          <table:table-cell table:formula="of:=SQRT([.F27])" office:value-type="float" office:value="36.6469644036174" calcext:value-type="float">
            <text:p>36.6469644036</text:p>
          </table:table-cell>
          <table:table-cell table:formula="of:=SQRT([.G27])" office:value-type="float" office:value="38.4577690460588" calcext:value-type="float">
            <text:p>38.4577690461</text:p>
          </table:table-cell>
          <table:table-cell table:formula="of:=SQRT([.H27])" office:value-type="float" office:value="13.4536240470737" calcext:value-type="float">
            <text:p>13.4536240471</text:p>
          </table:table-cell>
          <table:table-cell table:formula="of:=[.F27]*[.$B$6]" office:value-type="float" office:value="957.805374484502" calcext:value-type="float">
            <text:p>957.8053744845</text:p>
          </table:table-cell>
          <table:table-cell table:formula="of:=[.G27]*[.$B$7]" office:value-type="float" office:value="1108.3209798995" calcext:value-type="float">
            <text:p>1108.3209798995</text:p>
          </table:table-cell>
          <table:table-cell table:style-name="ce3" table:formula="of:=2*[.L27]*[.M27]*[.$B$5]/[.$G$4]" office:value-type="float" office:value="0.0132694473900209" calcext:value-type="float">
            <text:p>0.0132694474</text:p>
          </table:table-cell>
          <table:table-cell table:formula="of:=[.H27]-[.N27]" office:value-type="float" office:value="180.98673055261" calcext:value-type="float">
            <text:p>180.9867305526</text:p>
          </table:table-cell>
          <table:table-cell table:formula="of:=SQRT([.I27]*[.I27]*[.$B$6]*[.$B$6]+[.$C$6]*[.$C$6]*[.F27]*[.F27])" office:value-type="float" office:value="41.1848800324851" calcext:value-type="float">
            <text:p>41.1848800325</text:p>
          </table:table-cell>
          <table:table-cell table:formula="of:=SQRT([.J27]*[.J27]*[.$B$7]*[.$B$7]+[.$C$7]*[.$C$7]*[.G27]*[.G27])" office:value-type="float" office:value="44.5176993610982" calcext:value-type="float">
            <text:p>44.5176993611</text:p>
          </table:table-cell>
          <table:table-cell table:style-name="ce3" table:formula="of:=SQRT((2*[.$B$5]/[.$G$4])^2*([.L27]^2*[.Q27]^2+[.M27]^2*[.Q27]^2))" office:value-type="float" office:value="0.000815143291370885" calcext:value-type="float">
            <text:p>0.0008151433</text:p>
          </table:table-cell>
          <table:table-cell table:formula="of:=SQRT([.R27]*[.R27]+[.K27]*[.K27])" office:value-type="float" office:value="13.4536240717681" calcext:value-type="float">
            <text:p>13.4536240718</text:p>
          </table:table-cell>
          <table:table-cell office:value-type="float" office:value="190" calcext:value-type="float">
            <text:p>190</text:p>
          </table:table-cell>
          <table:table-cell office:value-type="float" office:value="1450" calcext:value-type="float">
            <text:p>1450</text:p>
          </table:table-cell>
          <table:table-cell office:value-type="float" office:value="1411" calcext:value-type="float">
            <text:p>1411</text:p>
          </table:table-cell>
          <table:table-cell office:value-type="float" office:value="8" calcext:value-type="float">
            <text:p>8</text:p>
          </table:table-cell>
          <table:table-cell table:formula="of:=SQRT([.U27])" office:value-type="float" office:value="38.0788655293195" calcext:value-type="float">
            <text:p>38.0788655293</text:p>
          </table:table-cell>
          <table:table-cell table:formula="of:=SQRT([.V27])" office:value-type="float" office:value="37.5632799419859" calcext:value-type="float">
            <text:p>37.563279942</text:p>
          </table:table-cell>
          <table:table-cell table:formula="of:=SQRT([.W27])" office:value-type="float" office:value="2.82842712474619" calcext:value-type="float">
            <text:p>2.8284271247</text:p>
          </table:table-cell>
          <table:table-cell table:formula="of:=[.U27]*[.$B$6]" office:value-type="float" office:value="1034.11600372489" calcext:value-type="float">
            <text:p>1034.1160037249</text:p>
          </table:table-cell>
          <table:table-cell table:formula="of:=[.V27]*[.$B$7]" office:value-type="float" office:value="1057.36369346734" calcext:value-type="float">
            <text:p>1057.3636934673</text:p>
          </table:table-cell>
          <table:table-cell table:style-name="ce3" table:formula="of:=2*[.AA27]*[.AB27]*[.$B$5]/[.$G$4]" office:value-type="float" office:value="0.0136679589646529" calcext:value-type="float">
            <text:p>0.013667959</text:p>
          </table:table-cell>
          <table:table-cell table:formula="of:=[.W27]-[.AC27]" office:value-type="float" office:value="7.98633204103535" calcext:value-type="float">
            <text:p>7.986332041</text:p>
          </table:table-cell>
          <table:table-cell table:formula="of:=SQRT([.X27]*[.X27]*[.$B$6]*[.$B$6]+[.$C$6]*[.$C$6]*[.U27]*[.U27])" office:value-type="float" office:value="43.8004725271195" calcext:value-type="float">
            <text:p>43.8004725271</text:p>
          </table:table-cell>
          <table:table-cell table:formula="of:=SQRT([.Y27]*[.Y27]*[.$B$7]*[.$B$7]+[.$C$7]*[.$C$7]*[.V27]*[.V27])" office:value-type="float" office:value="42.8976497774438" calcext:value-type="float">
            <text:p>42.8976497774</text:p>
          </table:table-cell>
          <table:table-cell table:style-name="ce3" table:formula="of:=SQRT((2*[.$B$5]/[.$G$4])^2*([.AA27]^2*[.AF27]^2+[.AB27]^2*[.AF27]^2))" office:value-type="float" office:value="0.000793065385691322" calcext:value-type="float">
            <text:p>0.0007930654</text:p>
          </table:table-cell>
          <table:table-cell table:formula="of:=SQRT([.AG27]*[.AG27]+[.Z27]*[.Z27])" office:value-type="float" office:value="2.82842723593037" calcext:value-type="float">
            <text:p>2.8284272359</text:p>
          </table:table-cell>
          <table:table-cell office:value-type="float" office:value="190" calcext:value-type="float">
            <text:p>190</text:p>
          </table:table-cell>
          <table:table-cell office:value-type="float" office:value="1389" calcext:value-type="float">
            <text:p>1389</text:p>
          </table:table-cell>
          <table:table-cell office:value-type="float" office:value="1361" calcext:value-type="float">
            <text:p>1361</text:p>
          </table:table-cell>
          <table:table-cell office:value-type="float" office:value="2" calcext:value-type="float">
            <text:p>2</text:p>
          </table:table-cell>
          <table:table-cell table:formula="of:=SQRT([.AJ27])" office:value-type="float" office:value="37.2692903071684" calcext:value-type="float">
            <text:p>37.2692903072</text:p>
          </table:table-cell>
          <table:table-cell table:formula="of:=SQRT([.AK27])" office:value-type="float" office:value="36.8917334913934" calcext:value-type="float">
            <text:p>36.8917334914</text:p>
          </table:table-cell>
          <table:table-cell table:formula="of:=SQRT([.AL27])" office:value-type="float" office:value="1.4142135623731" calcext:value-type="float">
            <text:p>1.4142135624</text:p>
          </table:table-cell>
          <table:table-cell table:formula="of:=[.AJ27]*[.$B$6]" office:value-type="float" office:value="990.611813223361" calcext:value-type="float">
            <text:p>990.6118132234</text:p>
          </table:table-cell>
          <table:table-cell table:formula="of:=[.AK27]*[.$B$7]" office:value-type="float" office:value="1019.89510050251" calcext:value-type="float">
            <text:p>1019.8951005025</text:p>
          </table:table-cell>
          <table:table-cell table:style-name="ce3" table:formula="of:=2*[.AP27]*[.AQ27]*[.$B$5]/[.$G$4]" office:value-type="float" office:value="0.0126290016850802" calcext:value-type="float">
            <text:p>0.0126290017</text:p>
          </table:table-cell>
          <table:table-cell table:formula="of:=[.AL27]-[.AR27]" office:value-type="float" office:value="1.98737099831492" calcext:value-type="float">
            <text:p>1.9873709983</text:p>
          </table:table-cell>
          <table:table-cell table:formula="of:=SQRT([.AM27]*[.AM27]*[.$B$6]*[.$B$6]+[.$C$6]*[.$C$6]*[.AJ27]*[.AJ27])" office:value-type="float" office:value="42.3105291853401" calcext:value-type="float">
            <text:p>42.3105291853</text:p>
          </table:table-cell>
          <table:table-cell table:formula="of:=SQRT([.AN27]*[.AN27]*[.$B$7]*[.$B$7]+[.$C$7]*[.$C$7]*[.AK27]*[.AK27])" office:value-type="float" office:value="41.7035168230987" calcext:value-type="float">
            <text:p>41.7035168231</text:p>
          </table:table-cell>
          <table:table-cell table:style-name="ce3" table:formula="of:=SQRT((2*[.$B$5]/[.$G$4])^2*([.AP27]^2*[.AU27]^2+[.AQ27]^2*[.AU27]^2))" office:value-type="float" office:value="0.000741172552028988" calcext:value-type="float">
            <text:p>0.0007411726</text:p>
          </table:table-cell>
          <table:table-cell table:formula="of:=SQRT([.AV27]*[.AV27]+[.AO27]*[.AO27])" office:value-type="float" office:value="1.41421375659295" calcext:value-type="float">
            <text:p>1.4142137566</text:p>
          </table:table-cell>
          <table:table-cell office:value-type="float" office:value="190" calcext:value-type="float">
            <text:p>190</text:p>
          </table:table-cell>
          <table:table-cell office:value-type="float" office:value="827" calcext:value-type="float">
            <text:p>827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table:formula="of:=SQRT([.AY27])" office:value-type="float" office:value="28.7576076890968" calcext:value-type="float">
            <text:p>28.7576076891</text:p>
          </table:table-cell>
          <table:table-cell table:formula="of:=SQRT([.AZ27])" office:value-type="float" office:value="29.3768616431368" calcext:value-type="float">
            <text:p>29.3768616431</text:p>
          </table:table-cell>
          <table:table-cell table:formula="of:=SQRT([.BA27])" office:value-type="float" office:value="0" calcext:value-type="float">
            <text:p>0</text:p>
          </table:table-cell>
          <table:table-cell table:formula="of:=[.AY27]*[.$B$6]" office:value-type="float" office:value="589.80271384861" calcext:value-type="float">
            <text:p>589.8027138486</text:p>
          </table:table-cell>
          <table:table-cell table:formula="of:=[.AZ27]*[.$B$7]" office:value-type="float" office:value="646.707914572864" calcext:value-type="float">
            <text:p>646.7079145729</text:p>
          </table:table-cell>
          <table:table-cell table:style-name="ce3" table:formula="of:=2*[.BE27]*[.BF27]*[.$B$5]/[.$G$4]" office:value-type="float" office:value="0.00476787603853063" calcext:value-type="float">
            <text:p>0.004767876</text:p>
          </table:table-cell>
          <table:table-cell table:formula="of:=[.BA27]-[.BG27]" office:value-type="float" office:value="-0.00476787603853063" calcext:value-type="float">
            <text:p>-0.004767876</text:p>
          </table:table-cell>
          <table:table-cell table:formula="of:=SQRT([.BB27]*[.BB27]*[.$B$6]*[.$B$6]+[.$C$6]*[.$C$6]*[.AY27]*[.AY27])" office:value-type="float" office:value="28.3689634474072" calcext:value-type="float">
            <text:p>28.3689634474</text:p>
          </table:table-cell>
          <table:table-cell table:formula="of:=SQRT([.BC27]*[.BC27]*[.$B$7]*[.$B$7]+[.$C$7]*[.$C$7]*[.AZ27]*[.AZ27])" office:value-type="float" office:value="29.6075518288154" calcext:value-type="float">
            <text:p>29.6075518288</text:p>
          </table:table-cell>
          <table:table-cell table:style-name="ce3" table:formula="of:=SQRT((2*[.$B$5]/[.$G$4])^2*([.BE27]^2*[.BJ27]^2+[.BF27]^2*[.BJ27]^2))" office:value-type="float" office:value="0.000323932691720189" calcext:value-type="float">
            <text:p>0.0003239327</text:p>
          </table:table-cell>
          <table:table-cell table:formula="of:=SQRT([.BK27]*[.BK27]+[.BD27]*[.BD27])" office:value-type="float" office:value="0.000323932691720189" calcext:value-type="float">
            <text:p>0.0003239327</text:p>
          </table:table-cell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419" calcext:value-type="float">
            <text:p>1419</text:p>
          </table:table-cell>
          <table:table-cell office:value-type="float" office:value="1437" calcext:value-type="float">
            <text:p>1437</text:p>
          </table:table-cell>
          <table:table-cell office:value-type="float" office:value="173" calcext:value-type="float">
            <text:p>173</text:p>
          </table:table-cell>
          <table:table-cell table:formula="of:=SQRT([.F28])" office:value-type="float" office:value="37.6696164036747" calcext:value-type="float">
            <text:p>37.6696164037</text:p>
          </table:table-cell>
          <table:table-cell table:formula="of:=SQRT([.G28])" office:value-type="float" office:value="37.9077828420497" calcext:value-type="float">
            <text:p>37.907782842</text:p>
          </table:table-cell>
          <table:table-cell table:formula="of:=SQRT([.H28])" office:value-type="float" office:value="13.1529464379659" calcext:value-type="float">
            <text:p>13.152946438</text:p>
          </table:table-cell>
          <table:table-cell table:formula="of:=[.F28]*[.$B$6]" office:value-type="float" office:value="1012.0073167487" calcext:value-type="float">
            <text:p>1012.0073167487</text:p>
          </table:table-cell>
          <table:table-cell table:formula="of:=[.G28]*[.$B$7]" office:value-type="float" office:value="1076.84736180905" calcext:value-type="float">
            <text:p>1076.8473618091</text:p>
          </table:table-cell>
          <table:table-cell table:style-name="ce3" table:formula="of:=2*[.L28]*[.M28]*[.$B$5]/[.$G$4]" office:value-type="float" office:value="0.0136222176146536" calcext:value-type="float">
            <text:p>0.0136222176</text:p>
          </table:table-cell>
          <table:table-cell table:formula="of:=[.H28]-[.N28]" office:value-type="float" office:value="172.986377782385" calcext:value-type="float">
            <text:p>172.9863777824</text:p>
          </table:table-cell>
          <table:table-cell table:formula="of:=SQRT([.I28]*[.I28]*[.$B$6]*[.$B$6]+[.$C$6]*[.$C$6]*[.F28]*[.F28])" office:value-type="float" office:value="43.0436652184187" calcext:value-type="float">
            <text:p>43.0436652184</text:p>
          </table:table-cell>
          <table:table-cell table:formula="of:=SQRT([.J28]*[.J28]*[.$B$7]*[.$B$7]+[.$C$7]*[.$C$7]*[.G28]*[.G28])" office:value-type="float" office:value="43.5175984445654" calcext:value-type="float">
            <text:p>43.5175984446</text:p>
          </table:table-cell>
          <table:table-cell table:style-name="ce3" table:formula="of:=SQRT((2*[.$B$5]/[.$G$4])^2*([.L28]^2*[.Q28]^2+[.M28]^2*[.Q28]^2))" office:value-type="float" office:value="0.000803854213172742" calcext:value-type="float">
            <text:p>0.0008038542</text:p>
          </table:table-cell>
          <table:table-cell table:formula="of:=SQRT([.R28]*[.R28]+[.K28]*[.K28])" office:value-type="float" office:value="13.15294646253" calcext:value-type="float">
            <text:p>13.1529464625</text:p>
          </table:table-cell>
          <table:table-cell office:value-type="float" office:value="200" calcext:value-type="float">
            <text:p>200</text:p>
          </table:table-cell>
          <table:table-cell office:value-type="float" office:value="1457" calcext:value-type="float">
            <text:p>1457</text:p>
          </table:table-cell>
          <table:table-cell office:value-type="float" office:value="1397" calcext:value-type="float">
            <text:p>1397</text:p>
          </table:table-cell>
          <table:table-cell office:value-type="float" office:value="4" calcext:value-type="float">
            <text:p>4</text:p>
          </table:table-cell>
          <table:table-cell table:formula="of:=SQRT([.U28])" office:value-type="float" office:value="38.1706693679846" calcext:value-type="float">
            <text:p>38.170669368</text:p>
          </table:table-cell>
          <table:table-cell table:formula="of:=SQRT([.V28])" office:value-type="float" office:value="37.3764631820615" calcext:value-type="float">
            <text:p>37.3764631821</text:p>
          </table:table-cell>
          <table:table-cell table:formula="of:=SQRT([.W28])" office:value-type="float" office:value="2" calcext:value-type="float">
            <text:p>2</text:p>
          </table:table-cell>
          <table:table-cell table:formula="of:=[.U28]*[.$B$6]" office:value-type="float" office:value="1039.1082878808" calcext:value-type="float">
            <text:p>1039.1082878808</text:p>
          </table:table-cell>
          <table:table-cell table:formula="of:=[.V28]*[.$B$7]" office:value-type="float" office:value="1046.87248743719" calcext:value-type="float">
            <text:p>1046.8724874372</text:p>
          </table:table-cell>
          <table:table-cell table:style-name="ce3" table:formula="of:=2*[.AA28]*[.AB28]*[.$B$5]/[.$G$4]" office:value-type="float" office:value="0.0135976734756297" calcext:value-type="float">
            <text:p>0.0135976735</text:p>
          </table:table-cell>
          <table:table-cell table:formula="of:=[.W28]-[.AC28]" office:value-type="float" office:value="3.98640232652437" calcext:value-type="float">
            <text:p>3.9864023265</text:p>
          </table:table-cell>
          <table:table-cell table:formula="of:=SQRT([.X28]*[.X28]*[.$B$6]*[.$B$6]+[.$C$6]*[.$C$6]*[.U28]*[.U28])" office:value-type="float" office:value="43.9712607382971" calcext:value-type="float">
            <text:p>43.9712607383</text:p>
          </table:table-cell>
          <table:table-cell table:formula="of:=SQRT([.Y28]*[.Y28]*[.$B$7]*[.$B$7]+[.$C$7]*[.$C$7]*[.V28]*[.V28])" office:value-type="float" office:value="42.5635534541793" calcext:value-type="float">
            <text:p>42.5635534542</text:p>
          </table:table-cell>
          <table:table-cell table:style-name="ce3" table:formula="of:=SQRT((2*[.$B$5]/[.$G$4])^2*([.AA28]^2*[.AF28]^2+[.AB28]^2*[.AF28]^2))" office:value-type="float" office:value="0.000784776886048559" calcext:value-type="float">
            <text:p>0.0007847769</text:p>
          </table:table-cell>
          <table:table-cell table:formula="of:=SQRT([.AG28]*[.AG28]+[.Z28]*[.Z28])" office:value-type="float" office:value="2.00000015396868" calcext:value-type="float">
            <text:p>2.000000154</text:p>
          </table:table-cell>
          <table:table-cell office:value-type="float" office:value="200" calcext:value-type="float">
            <text:p>200</text:p>
          </table:table-cell>
          <table:table-cell office:value-type="float" office:value="1474" calcext:value-type="float">
            <text:p>1474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  <table:table-cell table:formula="of:=SQRT([.AJ28])" office:value-type="float" office:value="38.3927076409049" calcext:value-type="float">
            <text:p>38.3927076409</text:p>
          </table:table-cell>
          <table:table-cell table:formula="of:=SQRT([.AK28])" office:value-type="float" office:value="35.5246393366632" calcext:value-type="float">
            <text:p>35.5246393367</text:p>
          </table:table-cell>
          <table:table-cell table:formula="of:=SQRT([.AL28])" office:value-type="float" office:value="0" calcext:value-type="float">
            <text:p>0</text:p>
          </table:table-cell>
          <table:table-cell table:formula="of:=[.AJ28]*[.$B$6]" office:value-type="float" office:value="1051.23240654516" calcext:value-type="float">
            <text:p>1051.2324065452</text:p>
          </table:table-cell>
          <table:table-cell table:formula="of:=[.AK28]*[.$B$7]" office:value-type="float" office:value="945.707286432161" calcext:value-type="float">
            <text:p>945.7072864322</text:p>
          </table:table-cell>
          <table:table-cell table:style-name="ce3" table:formula="of:=2*[.AP28]*[.AQ28]*[.$B$5]/[.$G$4]" office:value-type="float" office:value="0.0124269768325422" calcext:value-type="float">
            <text:p>0.0124269768</text:p>
          </table:table-cell>
          <table:table-cell table:formula="of:=[.AL28]-[.AR28]" office:value-type="float" office:value="-0.0124269768325422" calcext:value-type="float">
            <text:p>-0.0124269768</text:p>
          </table:table-cell>
          <table:table-cell table:formula="of:=SQRT([.AM28]*[.AM28]*[.$B$6]*[.$B$6]+[.$C$6]*[.$C$6]*[.AJ28]*[.AJ28])" office:value-type="float" office:value="44.385877767115" calcext:value-type="float">
            <text:p>44.3858777671</text:p>
          </table:table-cell>
          <table:table-cell table:formula="of:=SQRT([.AN28]*[.AN28]*[.$B$7]*[.$B$7]+[.$C$7]*[.$C$7]*[.AK28]*[.AK28])" office:value-type="float" office:value="39.330870740916" calcext:value-type="float">
            <text:p>39.3308707409</text:p>
          </table:table-cell>
          <table:table-cell table:style-name="ce3" table:formula="of:=SQRT((2*[.$B$5]/[.$G$4])^2*([.AP28]^2*[.AU28]^2+[.AQ28]^2*[.AU28]^2))" office:value-type="float" office:value="0.000695182848553578" calcext:value-type="float">
            <text:p>0.0006951828</text:p>
          </table:table-cell>
          <table:table-cell table:formula="of:=SQRT([.AV28]*[.AV28]+[.AO28]*[.AO28])" office:value-type="float" office:value="0.000695182848553578" calcext:value-type="float">
            <text:p>0.0006951828</text:p>
          </table:table-cell>
          <table:table-cell office:value-type="float" office:value="200" calcext:value-type="float">
            <text:p>200</text:p>
          </table:table-cell>
          <table:table-cell office:value-type="float" office:value="936" calcext:value-type="float">
            <text:p>936</text:p>
          </table:table-cell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  <table:table-cell table:formula="of:=SQRT([.AY28])" office:value-type="float" office:value="30.5941170815567" calcext:value-type="float">
            <text:p>30.5941170816</text:p>
          </table:table-cell>
          <table:table-cell table:formula="of:=SQRT([.AZ28])" office:value-type="float" office:value="29.5465734053883" calcext:value-type="float">
            <text:p>29.5465734054</text:p>
          </table:table-cell>
          <table:table-cell table:formula="of:=SQRT([.BA28])" office:value-type="float" office:value="1" calcext:value-type="float">
            <text:p>1</text:p>
          </table:table-cell>
          <table:table-cell table:formula="of:=[.AY28]*[.$B$6]" office:value-type="float" office:value="667.539709990688" calcext:value-type="float">
            <text:p>667.5397099907</text:p>
          </table:table-cell>
          <table:table-cell table:formula="of:=[.AZ28]*[.$B$7]" office:value-type="float" office:value="654.201633165829" calcext:value-type="float">
            <text:p>654.2016331658</text:p>
          </table:table-cell>
          <table:table-cell table:style-name="ce3" table:formula="of:=2*[.BE28]*[.BF28]*[.$B$5]/[.$G$4]" office:value-type="float" office:value="0.0054588196059869" calcext:value-type="float">
            <text:p>0.0054588196</text:p>
          </table:table-cell>
          <table:table-cell table:formula="of:=[.BA28]-[.BG28]" office:value-type="float" office:value="0.994541180394013" calcext:value-type="float">
            <text:p>0.9945411804</text:p>
          </table:table-cell>
          <table:table-cell table:formula="of:=SQRT([.BB28]*[.BB28]*[.$B$6]*[.$B$6]+[.$C$6]*[.$C$6]*[.AY28]*[.AY28])" office:value-type="float" office:value="31.1155646755654" calcext:value-type="float">
            <text:p>31.1155646756</text:p>
          </table:table-cell>
          <table:table-cell table:formula="of:=SQRT([.BC28]*[.BC28]*[.$B$7]*[.$B$7]+[.$C$7]*[.$C$7]*[.AZ28]*[.AZ28])" office:value-type="float" office:value="29.8556446857834" calcext:value-type="float">
            <text:p>29.8556446858</text:p>
          </table:table-cell>
          <table:table-cell table:style-name="ce3" table:formula="of:=SQRT((2*[.$B$5]/[.$G$4])^2*([.BE28]^2*[.BJ28]^2+[.BF28]^2*[.BJ28]^2))" office:value-type="float" office:value="0.000348810906003535" calcext:value-type="float">
            <text:p>0.0003488109</text:p>
          </table:table-cell>
          <table:table-cell table:formula="of:=SQRT([.BK28]*[.BK28]+[.BD28]*[.BD28])" office:value-type="float" office:value="1.00000006083452" calcext:value-type="float">
            <text:p>1.0000000608</text:p>
          </table:table-cell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1404" calcext:value-type="float">
            <text:p>1404</text:p>
          </table:table-cell>
          <table:table-cell office:value-type="float" office:value="1424" calcext:value-type="float">
            <text:p>1424</text:p>
          </table:table-cell>
          <table:table-cell office:value-type="float" office:value="203" calcext:value-type="float">
            <text:p>203</text:p>
          </table:table-cell>
          <table:table-cell table:formula="of:=SQRT([.F29])" office:value-type="float" office:value="37.4699879903904" calcext:value-type="float">
            <text:p>37.4699879904</text:p>
          </table:table-cell>
          <table:table-cell table:formula="of:=SQRT([.G29])" office:value-type="float" office:value="37.7359245282264" calcext:value-type="float">
            <text:p>37.7359245282</text:p>
          </table:table-cell>
          <table:table-cell table:formula="of:=SQRT([.H29])" office:value-type="float" office:value="14.247806848775" calcext:value-type="float">
            <text:p>14.2478068488</text:p>
          </table:table-cell>
          <table:table-cell table:formula="of:=[.F29]*[.$B$6]" office:value-type="float" office:value="1001.30956498603" calcext:value-type="float">
            <text:p>1001.309564986</text:p>
          </table:table-cell>
          <table:table-cell table:formula="of:=[.G29]*[.$B$7]" office:value-type="float" office:value="1067.10552763819" calcext:value-type="float">
            <text:p>1067.1055276382</text:p>
          </table:table-cell>
          <table:table-cell table:style-name="ce3" table:formula="of:=2*[.L29]*[.M29]*[.$B$5]/[.$G$4]" office:value-type="float" office:value="0.0133562871459198" calcext:value-type="float">
            <text:p>0.0133562871</text:p>
          </table:table-cell>
          <table:table-cell table:formula="of:=[.H29]-[.N29]" office:value-type="float" office:value="202.986643712854" calcext:value-type="float">
            <text:p>202.9866437129</text:p>
          </table:table-cell>
          <table:table-cell table:formula="of:=SQRT([.I29]*[.I29]*[.$B$6]*[.$B$6]+[.$C$6]*[.$C$6]*[.F29]*[.F29])" office:value-type="float" office:value="42.6771908162676" calcext:value-type="float">
            <text:p>42.6771908163</text:p>
          </table:table-cell>
          <table:table-cell table:formula="of:=SQRT([.J29]*[.J29]*[.$B$7]*[.$B$7]+[.$C$7]*[.$C$7]*[.G29]*[.G29])" office:value-type="float" office:value="43.2077067006036" calcext:value-type="float">
            <text:p>43.2077067006</text:p>
          </table:table-cell>
          <table:table-cell table:style-name="ce3" table:formula="of:=SQRT((2*[.$B$5]/[.$G$4])^2*([.L29]^2*[.Q29]^2+[.M29]^2*[.Q29]^2))" office:value-type="float" office:value="0.000790339235094152" calcext:value-type="float">
            <text:p>0.0007903392</text:p>
          </table:table-cell>
          <table:table-cell table:formula="of:=SQRT([.R29]*[.R29]+[.K29]*[.K29])" office:value-type="float" office:value="14.2478068706954" calcext:value-type="float">
            <text:p>14.2478068707</text:p>
          </table:table-cell>
          <table:table-cell office:value-type="float" office:value="210" calcext:value-type="float">
            <text:p>210</text:p>
          </table:table-cell>
          <table:table-cell office:value-type="float" office:value="1568" calcext:value-type="float">
            <text:p>1568</text:p>
          </table:table-cell>
          <table:table-cell office:value-type="float" office:value="1299" calcext:value-type="float">
            <text:p>1299</text:p>
          </table:table-cell>
          <table:table-cell office:value-type="float" office:value="17" calcext:value-type="float">
            <text:p>17</text:p>
          </table:table-cell>
          <table:table-cell table:formula="of:=SQRT([.U29])" office:value-type="float" office:value="39.5979797464467" calcext:value-type="float">
            <text:p>39.5979797464</text:p>
          </table:table-cell>
          <table:table-cell table:formula="of:=SQRT([.V29])" office:value-type="float" office:value="36.0416425818802" calcext:value-type="float">
            <text:p>36.0416425819</text:p>
          </table:table-cell>
          <table:table-cell table:formula="of:=SQRT([.W29])" office:value-type="float" office:value="4.12310562561766" calcext:value-type="float">
            <text:p>4.1231056256</text:p>
          </table:table-cell>
          <table:table-cell table:formula="of:=[.U29]*[.$B$6]" office:value-type="float" office:value="1118.27165092457" calcext:value-type="float">
            <text:p>1118.2716509246</text:p>
          </table:table-cell>
          <table:table-cell table:formula="of:=[.V29]*[.$B$7]" office:value-type="float" office:value="973.434045226131" calcext:value-type="float">
            <text:p>973.4340452261</text:p>
          </table:table-cell>
          <table:table-cell table:style-name="ce3" table:formula="of:=2*[.AA29]*[.AB29]*[.$B$5]/[.$G$4]" office:value-type="float" office:value="0.0136070462102651" calcext:value-type="float">
            <text:p>0.0136070462</text:p>
          </table:table-cell>
          <table:table-cell table:formula="of:=[.W29]-[.AC29]" office:value-type="float" office:value="16.9863929537897" calcext:value-type="float">
            <text:p>16.9863929538</text:p>
          </table:table-cell>
          <table:table-cell table:formula="of:=SQRT([.X29]*[.X29]*[.$B$6]*[.$B$6]+[.$C$6]*[.$C$6]*[.U29]*[.U29])" office:value-type="float" office:value="46.6747622037068" calcext:value-type="float">
            <text:p>46.6747622037</text:p>
          </table:table-cell>
          <table:table-cell table:formula="of:=SQRT([.Y29]*[.Y29]*[.$B$7]*[.$B$7]+[.$C$7]*[.$C$7]*[.V29]*[.V29])" office:value-type="float" office:value="40.2189879229515" calcext:value-type="float">
            <text:p>40.218987923</text:p>
          </table:table-cell>
          <table:table-cell table:style-name="ce3" table:formula="of:=SQRT((2*[.$B$5]/[.$G$4])^2*([.AA29]^2*[.AF29]^2+[.AB29]^2*[.AF29]^2))" office:value-type="float" office:value="0.000745358828680137" calcext:value-type="float">
            <text:p>0.0007453588</text:p>
          </table:table-cell>
          <table:table-cell table:formula="of:=SQRT([.AG29]*[.AG29]+[.Z29]*[.Z29])" office:value-type="float" office:value="4.12310569298918" calcext:value-type="float">
            <text:p>4.123105693</text:p>
          </table:table-cell>
          <table:table-cell office:value-type="float" office:value="210" calcext:value-type="float">
            <text:p>210</text:p>
          </table:table-cell>
          <table:table-cell office:value-type="float" office:value="1511" calcext:value-type="float">
            <text:p>1511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table:formula="of:=SQRT([.AJ29])" office:value-type="float" office:value="38.8715834511536" calcext:value-type="float">
            <text:p>38.8715834512</text:p>
          </table:table-cell>
          <table:table-cell table:formula="of:=SQRT([.AK29])" office:value-type="float" office:value="35.213633723318" calcext:value-type="float">
            <text:p>35.2136337233</text:p>
          </table:table-cell>
          <table:table-cell table:formula="of:=SQRT([.AL29])" office:value-type="float" office:value="1" calcext:value-type="float">
            <text:p>1</text:p>
          </table:table-cell>
          <table:table-cell table:formula="of:=[.AJ29]*[.$B$6]" office:value-type="float" office:value="1077.62019422642" calcext:value-type="float">
            <text:p>1077.6201942264</text:p>
          </table:table-cell>
          <table:table-cell table:formula="of:=[.AK29]*[.$B$7]" office:value-type="float" office:value="929.221105527638" calcext:value-type="float">
            <text:p>929.2211055276</text:p>
          </table:table-cell>
          <table:table-cell table:style-name="ce3" table:formula="of:=2*[.AP29]*[.AQ29]*[.$B$5]/[.$G$4]" office:value-type="float" office:value="0.0125168428527248" calcext:value-type="float">
            <text:p>0.0125168429</text:p>
          </table:table-cell>
          <table:table-cell table:formula="of:=[.AL29]-[.AR29]" office:value-type="float" office:value="0.987483157147275" calcext:value-type="float">
            <text:p>0.9874831571</text:p>
          </table:table-cell>
          <table:table-cell table:formula="of:=SQRT([.AM29]*[.AM29]*[.$B$6]*[.$B$6]+[.$C$6]*[.$C$6]*[.AJ29]*[.AJ29])" office:value-type="float" office:value="45.2875485414973" calcext:value-type="float">
            <text:p>45.2875485415</text:p>
          </table:table-cell>
          <table:table-cell table:formula="of:=SQRT([.AN29]*[.AN29]*[.$B$7]*[.$B$7]+[.$C$7]*[.$C$7]*[.AK29]*[.AK29])" office:value-type="float" office:value="38.8019674867502" calcext:value-type="float">
            <text:p>38.8019674868</text:p>
          </table:table-cell>
          <table:table-cell table:style-name="ce3" table:formula="of:=SQRT((2*[.$B$5]/[.$G$4])^2*([.AP29]^2*[.AU29]^2+[.AQ29]^2*[.AU29]^2))" office:value-type="float" office:value="0.000690153890870797" calcext:value-type="float">
            <text:p>0.0006901539</text:p>
          </table:table-cell>
          <table:table-cell table:formula="of:=SQRT([.AV29]*[.AV29]+[.AO29]*[.AO29])" office:value-type="float" office:value="1.00000023815617" calcext:value-type="float">
            <text:p>1.0000002382</text:p>
          </table:table-cell>
          <table:table-cell office:value-type="float" office:value="210" calcext:value-type="float">
            <text:p>210</text:p>
          </table:table-cell>
          <table:table-cell office:value-type="float" office:value="943" calcext:value-type="float">
            <text:p>943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table:formula="of:=SQRT([.AY29])" office:value-type="float" office:value="30.7083050655682" calcext:value-type="float">
            <text:p>30.7083050656</text:p>
          </table:table-cell>
          <table:table-cell table:formula="of:=SQRT([.AZ29])" office:value-type="float" office:value="28.8097205817759" calcext:value-type="float">
            <text:p>28.8097205818</text:p>
          </table:table-cell>
          <table:table-cell table:formula="of:=SQRT([.BA29])" office:value-type="float" office:value="1" calcext:value-type="float">
            <text:p>1</text:p>
          </table:table-cell>
          <table:table-cell table:formula="of:=[.AY29]*[.$B$6]" office:value-type="float" office:value="672.531994146601" calcext:value-type="float">
            <text:p>672.5319941466</text:p>
          </table:table-cell>
          <table:table-cell table:formula="of:=[.AZ29]*[.$B$7]" office:value-type="float" office:value="621.97864321608" calcext:value-type="float">
            <text:p>621.9786432161</text:p>
          </table:table-cell>
          <table:table-cell table:style-name="ce3" table:formula="of:=2*[.BE29]*[.BF29]*[.$B$5]/[.$G$4]" office:value-type="float" office:value="0.00522875671548385" calcext:value-type="float">
            <text:p>0.0052287567</text:p>
          </table:table-cell>
          <table:table-cell table:formula="of:=[.BA29]-[.BG29]" office:value-type="float" office:value="0.994771243284516" calcext:value-type="float">
            <text:p>0.9947712433</text:p>
          </table:table-cell>
          <table:table-cell table:formula="of:=SQRT([.BB29]*[.BB29]*[.$B$6]*[.$B$6]+[.$C$6]*[.$C$6]*[.AY29]*[.AY29])" office:value-type="float" office:value="31.2910014876511" calcext:value-type="float">
            <text:p>31.2910014877</text:p>
          </table:table-cell>
          <table:table-cell table:formula="of:=SQRT([.BC29]*[.BC29]*[.$B$7]*[.$B$7]+[.$C$7]*[.$C$7]*[.AZ29]*[.AZ29])" office:value-type="float" office:value="28.7866473171767" calcext:value-type="float">
            <text:p>28.7866473172</text:p>
          </table:table-cell>
          <table:table-cell table:style-name="ce3" table:formula="of:=SQRT((2*[.$B$5]/[.$G$4])^2*([.BE29]^2*[.BJ29]^2+[.BF29]^2*[.BJ29]^2))" office:value-type="float" office:value="0.000329626893320202" calcext:value-type="float">
            <text:p>0.0003296269</text:p>
          </table:table-cell>
          <table:table-cell table:formula="of:=SQRT([.BK29]*[.BK29]+[.BD29]*[.BD29])" office:value-type="float" office:value="1.00000005432694" calcext:value-type="float">
            <text:p>1.0000000543</text:p>
          </table:table-cell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474" calcext:value-type="float">
            <text:p>1474</text:p>
          </table:table-cell>
          <table:table-cell office:value-type="float" office:value="1386" calcext:value-type="float">
            <text:p>1386</text:p>
          </table:table-cell>
          <table:table-cell office:value-type="float" office:value="231" calcext:value-type="float">
            <text:p>231</text:p>
          </table:table-cell>
          <table:table-cell table:formula="of:=SQRT([.F30])" office:value-type="float" office:value="38.3927076409049" calcext:value-type="float">
            <text:p>38.3927076409</text:p>
          </table:table-cell>
          <table:table-cell table:formula="of:=SQRT([.G30])" office:value-type="float" office:value="37.2290209379726" calcext:value-type="float">
            <text:p>37.229020938</text:p>
          </table:table-cell>
          <table:table-cell table:formula="of:=SQRT([.H30])" office:value-type="float" office:value="15.1986841535707" calcext:value-type="float">
            <text:p>15.1986841536</text:p>
          </table:table-cell>
          <table:table-cell table:formula="of:=[.F30]*[.$B$6]" office:value-type="float" office:value="1051.23240654516" calcext:value-type="float">
            <text:p>1051.2324065452</text:p>
          </table:table-cell>
          <table:table-cell table:formula="of:=[.G30]*[.$B$7]" office:value-type="float" office:value="1038.62939698492" calcext:value-type="float">
            <text:p>1038.6293969849</text:p>
          </table:table-cell>
          <table:table-cell table:style-name="ce3" table:formula="of:=2*[.L30]*[.M30]*[.$B$5]/[.$G$4]" office:value-type="float" office:value="0.0136480110062627" calcext:value-type="float">
            <text:p>0.013648011</text:p>
          </table:table-cell>
          <table:table-cell table:formula="of:=[.H30]-[.N30]" office:value-type="float" office:value="230.986351988994" calcext:value-type="float">
            <text:p>230.986351989</text:p>
          </table:table-cell>
          <table:table-cell table:formula="of:=SQRT([.I30]*[.I30]*[.$B$6]*[.$B$6]+[.$C$6]*[.$C$6]*[.F30]*[.F30])" office:value-type="float" office:value="44.385877767115" calcext:value-type="float">
            <text:p>44.3858777671</text:p>
          </table:table-cell>
          <table:table-cell table:formula="of:=SQRT([.J30]*[.J30]*[.$B$7]*[.$B$7]+[.$C$7]*[.$C$7]*[.G30]*[.G30])" office:value-type="float" office:value="42.30090885099" calcext:value-type="float">
            <text:p>42.300908851</text:p>
          </table:table-cell>
          <table:table-cell table:style-name="ce3" table:formula="of:=SQRT((2*[.$B$5]/[.$G$4])^2*([.L30]^2*[.Q30]^2+[.M30]^2*[.Q30]^2))" office:value-type="float" office:value="0.000781394192314934" calcext:value-type="float">
            <text:p>0.0007813942</text:p>
          </table:table-cell>
          <table:table-cell table:formula="of:=SQRT([.R30]*[.R30]+[.K30]*[.K30])" office:value-type="float" office:value="15.1986841736572" calcext:value-type="float">
            <text:p>15.1986841737</text:p>
          </table:table-cell>
          <table:table-cell office:value-type="float" office:value="220" calcext:value-type="float">
            <text:p>220</text:p>
          </table:table-cell>
          <table:table-cell office:value-type="float" office:value="1588" calcext:value-type="float">
            <text:p>1588</text:p>
          </table:table-cell>
          <table:table-cell office:value-type="float" office:value="1285" calcext:value-type="float">
            <text:p>1285</text:p>
          </table:table-cell>
          <table:table-cell office:value-type="float" office:value="43" calcext:value-type="float">
            <text:p>43</text:p>
          </table:table-cell>
          <table:table-cell table:formula="of:=SQRT([.U30])" office:value-type="float" office:value="39.8497176903426" calcext:value-type="float">
            <text:p>39.8497176903</text:p>
          </table:table-cell>
          <table:table-cell table:formula="of:=SQRT([.V30])" office:value-type="float" office:value="35.8468966578698" calcext:value-type="float">
            <text:p>35.8468966579</text:p>
          </table:table-cell>
          <table:table-cell table:formula="of:=SQRT([.W30])" office:value-type="float" office:value="6.557438524302" calcext:value-type="float">
            <text:p>6.5574385243</text:p>
          </table:table-cell>
          <table:table-cell table:formula="of:=[.U30]*[.$B$6]" office:value-type="float" office:value="1132.53531994147" calcext:value-type="float">
            <text:p>1132.5353199415</text:p>
          </table:table-cell>
          <table:table-cell table:formula="of:=[.V30]*[.$B$7]" office:value-type="float" office:value="962.94283919598" calcext:value-type="float">
            <text:p>962.942839196</text:p>
          </table:table-cell>
          <table:table-cell table:style-name="ce3" table:formula="of:=2*[.AA30]*[.AB30]*[.$B$5]/[.$G$4]" office:value-type="float" office:value="0.013632084705927" calcext:value-type="float">
            <text:p>0.0136320847</text:p>
          </table:table-cell>
          <table:table-cell table:formula="of:=[.W30]-[.AC30]" office:value-type="float" office:value="42.9863679152941" calcext:value-type="float">
            <text:p>42.9863679153</text:p>
          </table:table-cell>
          <table:table-cell table:formula="of:=SQRT([.X30]*[.X30]*[.$B$6]*[.$B$6]+[.$C$6]*[.$C$6]*[.U30]*[.U30])" office:value-type="float" office:value="47.1610042833343" calcext:value-type="float">
            <text:p>47.1610042833</text:p>
          </table:table-cell>
          <table:table-cell table:formula="of:=SQRT([.Y30]*[.Y30]*[.$B$7]*[.$B$7]+[.$C$7]*[.$C$7]*[.V30]*[.V30])" office:value-type="float" office:value="39.8831447697882" calcext:value-type="float">
            <text:p>39.8831447698</text:p>
          </table:table-cell>
          <table:table-cell table:style-name="ce3" table:formula="of:=SQRT((2*[.$B$5]/[.$G$4])^2*([.AA30]^2*[.AF30]^2+[.AB30]^2*[.AF30]^2))" office:value-type="float" office:value="0.000741114385967182" calcext:value-type="float">
            <text:p>0.0007411144</text:p>
          </table:table-cell>
          <table:table-cell table:formula="of:=SQRT([.AG30]*[.AG30]+[.Z30]*[.Z30])" office:value-type="float" office:value="6.55743856618196" calcext:value-type="float">
            <text:p>6.5574385662</text:p>
          </table:table-cell>
          <table:table-cell office:value-type="float" office:value="220" calcext:value-type="float">
            <text:p>220</text:p>
          </table:table-cell>
          <table:table-cell office:value-type="float" office:value="1568" calcext:value-type="float">
            <text:p>1568</text:p>
          </table:table-cell>
          <table:table-cell office:value-type="float" office:value="1187" calcext:value-type="float">
            <text:p>1187</text:p>
          </table:table-cell>
          <table:table-cell office:value-type="float" office:value="6" calcext:value-type="float">
            <text:p>6</text:p>
          </table:table-cell>
          <table:table-cell table:formula="of:=SQRT([.AJ30])" office:value-type="float" office:value="39.5979797464467" calcext:value-type="float">
            <text:p>39.5979797464</text:p>
          </table:table-cell>
          <table:table-cell table:formula="of:=SQRT([.AK30])" office:value-type="float" office:value="34.4528663539044" calcext:value-type="float">
            <text:p>34.4528663539</text:p>
          </table:table-cell>
          <table:table-cell table:formula="of:=SQRT([.AL30])" office:value-type="float" office:value="2.44948974278318" calcext:value-type="float">
            <text:p>2.4494897428</text:p>
          </table:table-cell>
          <table:table-cell table:formula="of:=[.AJ30]*[.$B$6]" office:value-type="float" office:value="1118.27165092457" calcext:value-type="float">
            <text:p>1118.2716509246</text:p>
          </table:table-cell>
          <table:table-cell table:formula="of:=[.AK30]*[.$B$7]" office:value-type="float" office:value="889.504396984925" calcext:value-type="float">
            <text:p>889.5043969849</text:p>
          </table:table-cell>
          <table:table-cell table:style-name="ce3" table:formula="of:=2*[.AP30]*[.AQ30]*[.$B$5]/[.$G$4]" office:value-type="float" office:value="0.0124338443815125" calcext:value-type="float">
            <text:p>0.0124338444</text:p>
          </table:table-cell>
          <table:table-cell table:formula="of:=[.AL30]-[.AR30]" office:value-type="float" office:value="5.98756615561849" calcext:value-type="float">
            <text:p>5.9875661556</text:p>
          </table:table-cell>
          <table:table-cell table:formula="of:=SQRT([.AM30]*[.AM30]*[.$B$6]*[.$B$6]+[.$C$6]*[.$C$6]*[.AJ30]*[.AJ30])" office:value-type="float" office:value="46.6747622037068" calcext:value-type="float">
            <text:p>46.6747622037</text:p>
          </table:table-cell>
          <table:table-cell table:formula="of:=SQRT([.AN30]*[.AN30]*[.$B$7]*[.$B$7]+[.$C$7]*[.$C$7]*[.AK30]*[.AK30])" office:value-type="float" office:value="37.5250555011886" calcext:value-type="float">
            <text:p>37.5250555012</text:p>
          </table:table-cell>
          <table:table-cell table:style-name="ce3" table:formula="of:=SQRT((2*[.$B$5]/[.$G$4])^2*([.AP30]^2*[.AU30]^2+[.AQ30]^2*[.AU30]^2))" office:value-type="float" office:value="0.000670243469803258" calcext:value-type="float">
            <text:p>0.0006702435</text:p>
          </table:table-cell>
          <table:table-cell table:formula="of:=SQRT([.AV30]*[.AV30]+[.AO30]*[.AO30])" office:value-type="float" office:value="2.44948983448111" calcext:value-type="float">
            <text:p>2.4494898345</text:p>
          </table:table-cell>
          <table:table-cell office:value-type="float" office:value="220" calcext:value-type="float">
            <text:p>220</text:p>
          </table:table-cell>
          <table:table-cell office:value-type="float" office:value="953" calcext:value-type="float">
            <text:p>953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SQRT([.AY30])" office:value-type="float" office:value="30.8706980808663" calcext:value-type="float">
            <text:p>30.8706980809</text:p>
          </table:table-cell>
          <table:table-cell table:formula="of:=SQRT([.AZ30])" office:value-type="float" office:value="28.49561369755" calcext:value-type="float">
            <text:p>28.4956136976</text:p>
          </table:table-cell>
          <table:table-cell table:formula="of:=SQRT([.BA30])" office:value-type="float" office:value="2.64575131106459" calcext:value-type="float">
            <text:p>2.6457513111</text:p>
          </table:table-cell>
          <table:table-cell table:formula="of:=[.AY30]*[.$B$6]" office:value-type="float" office:value="679.663828655049" calcext:value-type="float">
            <text:p>679.663828655</text:p>
          </table:table-cell>
          <table:table-cell table:formula="of:=[.AZ30]*[.$B$7]" office:value-type="float" office:value="608.489949748744" calcext:value-type="float">
            <text:p>608.4899497487</text:p>
          </table:table-cell>
          <table:table-cell table:style-name="ce3" table:formula="of:=2*[.BE30]*[.BF30]*[.$B$5]/[.$G$4]" office:value-type="float" office:value="0.00516960761180437" calcext:value-type="float">
            <text:p>0.0051696076</text:p>
          </table:table-cell>
          <table:table-cell table:formula="of:=[.BA30]-[.BG30]" office:value-type="float" office:value="6.9948303923882" calcext:value-type="float">
            <text:p>6.9948303924</text:p>
          </table:table-cell>
          <table:table-cell table:formula="of:=SQRT([.BB30]*[.BB30]*[.$B$6]*[.$B$6]+[.$C$6]*[.$C$6]*[.AY30]*[.AY30])" office:value-type="float" office:value="31.541446492312" calcext:value-type="float">
            <text:p>31.5414464923</text:p>
          </table:table-cell>
          <table:table-cell table:formula="of:=SQRT([.BC30]*[.BC30]*[.$B$7]*[.$B$7]+[.$C$7]*[.$C$7]*[.AZ30]*[.AZ30])" office:value-type="float" office:value="28.3373830379096" calcext:value-type="float">
            <text:p>28.3373830379</text:p>
          </table:table-cell>
          <table:table-cell table:style-name="ce3" table:formula="of:=SQRT((2*[.$B$5]/[.$G$4])^2*([.BE30]^2*[.BJ30]^2+[.BF30]^2*[.BJ30]^2))" office:value-type="float" office:value="0.000323135279397235" calcext:value-type="float">
            <text:p>0.0003231353</text:p>
          </table:table-cell>
          <table:table-cell table:formula="of:=SQRT([.BK30]*[.BK30]+[.BD30]*[.BD30])" office:value-type="float" office:value="2.64575133079744" calcext:value-type="float">
            <text:p>2.6457513308</text:p>
          </table:table-cell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1479" calcext:value-type="float">
            <text:p>1479</text:p>
          </table:table-cell>
          <table:table-cell office:value-type="float" office:value="1378" calcext:value-type="float">
            <text:p>1378</text:p>
          </table:table-cell>
          <table:table-cell office:value-type="float" office:value="271" calcext:value-type="float">
            <text:p>271</text:p>
          </table:table-cell>
          <table:table-cell table:formula="of:=SQRT([.F31])" office:value-type="float" office:value="38.4577690460588" calcext:value-type="float">
            <text:p>38.4577690461</text:p>
          </table:table-cell>
          <table:table-cell table:formula="of:=SQRT([.G31])" office:value-type="float" office:value="37.1214223865412" calcext:value-type="float">
            <text:p>37.1214223865</text:p>
          </table:table-cell>
          <table:table-cell table:formula="of:=SQRT([.H31])" office:value-type="float" office:value="16.4620776331543" calcext:value-type="float">
            <text:p>16.4620776332</text:p>
          </table:table-cell>
          <table:table-cell table:formula="of:=[.F31]*[.$B$6]" office:value-type="float" office:value="1054.79832379939" calcext:value-type="float">
            <text:p>1054.7983237994</text:p>
          </table:table-cell>
          <table:table-cell table:formula="of:=[.G31]*[.$B$7]" office:value-type="float" office:value="1032.63442211055" calcext:value-type="float">
            <text:p>1032.6344221106</text:p>
          </table:table-cell>
          <table:table-cell table:style-name="ce3" table:formula="of:=2*[.L31]*[.M31]*[.$B$5]/[.$G$4]" office:value-type="float" office:value="0.013615263219247" calcext:value-type="float">
            <text:p>0.0136152632</text:p>
          </table:table-cell>
          <table:table-cell table:formula="of:=[.H31]-[.N31]" office:value-type="float" office:value="270.986384736781" calcext:value-type="float">
            <text:p>270.9863847368</text:p>
          </table:table-cell>
          <table:table-cell table:formula="of:=SQRT([.I31]*[.I31]*[.$B$6]*[.$B$6]+[.$C$6]*[.$C$6]*[.F31]*[.F31])" office:value-type="float" office:value="44.5077830017414" calcext:value-type="float">
            <text:p>44.5077830017</text:p>
          </table:table-cell>
          <table:table-cell table:formula="of:=SQRT([.J31]*[.J31]*[.$B$7]*[.$B$7]+[.$C$7]*[.$C$7]*[.G31]*[.G31])" office:value-type="float" office:value="42.109815567856" calcext:value-type="float">
            <text:p>42.1098155679</text:p>
          </table:table-cell>
          <table:table-cell table:style-name="ce3" table:formula="of:=SQRT((2*[.$B$5]/[.$G$4])^2*([.L31]^2*[.Q31]^2+[.M31]^2*[.Q31]^2))" office:value-type="float" office:value="0.000776989814528317" calcext:value-type="float">
            <text:p>0.0007769898</text:p>
          </table:table-cell>
          <table:table-cell table:formula="of:=SQRT([.R31]*[.R31]+[.K31]*[.K31])" office:value-type="float" office:value="16.4620776514908" calcext:value-type="float">
            <text:p>16.4620776515</text:p>
          </table:table-cell>
          <table:table-cell office:value-type="float" office:value="230" calcext:value-type="float">
            <text:p>230</text:p>
          </table:table-cell>
          <table:table-cell office:value-type="float" office:value="1599" calcext:value-type="float">
            <text:p>1599</text:p>
          </table:table-cell>
          <table:table-cell office:value-type="float" office:value="1299" calcext:value-type="float">
            <text:p>1299</text:p>
          </table:table-cell>
          <table:table-cell office:value-type="float" office:value="105" calcext:value-type="float">
            <text:p>105</text:p>
          </table:table-cell>
          <table:table-cell table:formula="of:=SQRT([.U31])" office:value-type="float" office:value="39.9874980462644" calcext:value-type="float">
            <text:p>39.9874980463</text:p>
          </table:table-cell>
          <table:table-cell table:formula="of:=SQRT([.V31])" office:value-type="float" office:value="36.0416425818802" calcext:value-type="float">
            <text:p>36.0416425819</text:p>
          </table:table-cell>
          <table:table-cell table:formula="of:=SQRT([.W31])" office:value-type="float" office:value="10.2469507659596" calcext:value-type="float">
            <text:p>10.246950766</text:p>
          </table:table-cell>
          <table:table-cell table:formula="of:=[.U31]*[.$B$6]" office:value-type="float" office:value="1140.38033790076" calcext:value-type="float">
            <text:p>1140.3803379008</text:p>
          </table:table-cell>
          <table:table-cell table:formula="of:=[.V31]*[.$B$7]" office:value-type="float" office:value="973.434045226131" calcext:value-type="float">
            <text:p>973.4340452261</text:p>
          </table:table-cell>
          <table:table-cell table:style-name="ce3" table:formula="of:=2*[.AA31]*[.AB31]*[.$B$5]/[.$G$4]" office:value-type="float" office:value="0.0138760630677385" calcext:value-type="float">
            <text:p>0.0138760631</text:p>
          </table:table-cell>
          <table:table-cell table:formula="of:=[.W31]-[.AC31]" office:value-type="float" office:value="104.986123936932" calcext:value-type="float">
            <text:p>104.9861239369</text:p>
          </table:table-cell>
          <table:table-cell table:formula="of:=SQRT([.X31]*[.X31]*[.$B$6]*[.$B$6]+[.$C$6]*[.$C$6]*[.U31]*[.U31])" office:value-type="float" office:value="47.4283318024634" calcext:value-type="float">
            <text:p>47.4283318025</text:p>
          </table:table-cell>
          <table:table-cell table:formula="of:=SQRT([.Y31]*[.Y31]*[.$B$7]*[.$B$7]+[.$C$7]*[.$C$7]*[.V31]*[.V31])" office:value-type="float" office:value="40.2189879229515" calcext:value-type="float">
            <text:p>40.218987923</text:p>
          </table:table-cell>
          <table:table-cell table:style-name="ce3" table:formula="of:=SQRT((2*[.$B$5]/[.$G$4])^2*([.AA31]^2*[.AF31]^2+[.AB31]^2*[.AF31]^2))" office:value-type="float" office:value="0.000753777690643923" calcext:value-type="float">
            <text:p>0.0007537777</text:p>
          </table:table-cell>
          <table:table-cell table:formula="of:=SQRT([.AG31]*[.AG31]+[.Z31]*[.Z31])" office:value-type="float" office:value="10.246950793684" calcext:value-type="float">
            <text:p>10.2469507937</text:p>
          </table:table-cell>
          <table:table-cell office:value-type="float" office:value="230" calcext:value-type="float">
            <text:p>230</text:p>
          </table:table-cell>
          <table:table-cell office:value-type="float" office:value="1756" calcext:value-type="float">
            <text:p>1756</text:p>
          </table:table-cell>
          <table:table-cell office:value-type="float" office:value="1167" calcext:value-type="float">
            <text:p>1167</text:p>
          </table:table-cell>
          <table:table-cell office:value-type="float" office:value="4" calcext:value-type="float">
            <text:p>4</text:p>
          </table:table-cell>
          <table:table-cell table:formula="of:=SQRT([.AJ31])" office:value-type="float" office:value="41.9046536795139" calcext:value-type="float">
            <text:p>41.9046536795</text:p>
          </table:table-cell>
          <table:table-cell table:formula="of:=SQRT([.AK31])" office:value-type="float" office:value="34.1613817050774" calcext:value-type="float">
            <text:p>34.1613817051</text:p>
          </table:table-cell>
          <table:table-cell table:formula="of:=SQRT([.AL31])" office:value-type="float" office:value="2" calcext:value-type="float">
            <text:p>2</text:p>
          </table:table-cell>
          <table:table-cell table:formula="of:=[.AJ31]*[.$B$6]" office:value-type="float" office:value="1252.35013968338" calcext:value-type="float">
            <text:p>1252.3501396834</text:p>
          </table:table-cell>
          <table:table-cell table:formula="of:=[.AK31]*[.$B$7]" office:value-type="float" office:value="874.516959798995" calcext:value-type="float">
            <text:p>874.516959799</text:p>
          </table:table-cell>
          <table:table-cell table:style-name="ce3" table:formula="of:=2*[.AP31]*[.AQ31]*[.$B$5]/[.$G$4]" office:value-type="float" office:value="0.013690017959497" calcext:value-type="float">
            <text:p>0.013690018</text:p>
          </table:table-cell>
          <table:table-cell table:formula="of:=[.AL31]-[.AR31]" office:value-type="float" office:value="3.9863099820405" calcext:value-type="float">
            <text:p>3.986309982</text:p>
          </table:table-cell>
          <table:table-cell table:formula="of:=SQRT([.AM31]*[.AM31]*[.$B$6]*[.$B$6]+[.$C$6]*[.$C$6]*[.AJ31]*[.AJ31])" office:value-type="float" office:value="51.2363825198548" calcext:value-type="float">
            <text:p>51.2363825199</text:p>
          </table:table-cell>
          <table:table-cell table:formula="of:=SQRT([.AN31]*[.AN31]*[.$B$7]*[.$B$7]+[.$C$7]*[.$C$7]*[.AK31]*[.AK31])" office:value-type="float" office:value="37.0421349235128" calcext:value-type="float">
            <text:p>37.0421349235</text:p>
          </table:table-cell>
          <table:table-cell table:style-name="ce3" table:formula="of:=SQRT((2*[.$B$5]/[.$G$4])^2*([.AP31]^2*[.AU31]^2+[.AQ31]^2*[.AU31]^2))" office:value-type="float" office:value="0.000707258794583924" calcext:value-type="float">
            <text:p>0.0007072588</text:p>
          </table:table-cell>
          <table:table-cell table:formula="of:=SQRT([.AV31]*[.AV31]+[.AO31]*[.AO31])" office:value-type="float" office:value="2.00000012505375" calcext:value-type="float">
            <text:p>2.0000001251</text:p>
          </table:table-cell>
          <table:table-cell office:value-type="float" office:value="230" calcext:value-type="float">
            <text:p>230</text:p>
          </table:table-cell>
          <table:table-cell office:value-type="float" office:value="999" calcext:value-type="float">
            <text:p>999</text:p>
          </table:table-cell>
          <table:table-cell office:value-type="float" office:value="799" calcext:value-type="float">
            <text:p>799</text:p>
          </table:table-cell>
          <table:table-cell office:value-type="float" office:value="21" calcext:value-type="float">
            <text:p>21</text:p>
          </table:table-cell>
          <table:table-cell table:formula="of:=SQRT([.AY31])" office:value-type="float" office:value="31.6069612585582" calcext:value-type="float">
            <text:p>31.6069612586</text:p>
          </table:table-cell>
          <table:table-cell table:formula="of:=SQRT([.AZ31])" office:value-type="float" office:value="28.2665880502051" calcext:value-type="float">
            <text:p>28.2665880502</text:p>
          </table:table-cell>
          <table:table-cell table:formula="of:=SQRT([.BA31])" office:value-type="float" office:value="4.58257569495584" calcext:value-type="float">
            <text:p>4.582575695</text:p>
          </table:table-cell>
          <table:table-cell table:formula="of:=[.AY31]*[.$B$6]" office:value-type="float" office:value="712.470267393907" calcext:value-type="float">
            <text:p>712.4702673939</text:p>
          </table:table-cell>
          <table:table-cell table:formula="of:=[.AZ31]*[.$B$7]" office:value-type="float" office:value="598.74811557789" calcext:value-type="float">
            <text:p>598.7481155779</text:p>
          </table:table-cell>
          <table:table-cell table:style-name="ce3" table:formula="of:=2*[.BE31]*[.BF31]*[.$B$5]/[.$G$4]" office:value-type="float" office:value="0.00533237787509221" calcext:value-type="float">
            <text:p>0.0053323779</text:p>
          </table:table-cell>
          <table:table-cell table:formula="of:=[.BA31]-[.BG31]" office:value-type="float" office:value="20.9946676221249" calcext:value-type="float">
            <text:p>20.9946676221</text:p>
          </table:table-cell>
          <table:table-cell table:formula="of:=SQRT([.BB31]*[.BB31]*[.$B$6]*[.$B$6]+[.$C$6]*[.$C$6]*[.AY31]*[.AY31])" office:value-type="float" office:value="32.6909117593449" calcext:value-type="float">
            <text:p>32.6909117593</text:p>
          </table:table-cell>
          <table:table-cell table:formula="of:=SQRT([.BC31]*[.BC31]*[.$B$7]*[.$B$7]+[.$C$7]*[.$C$7]*[.AZ31]*[.AZ31])" office:value-type="float" office:value="28.0122192127157" calcext:value-type="float">
            <text:p>28.0122192127</text:p>
          </table:table-cell>
          <table:table-cell table:style-name="ce3" table:formula="of:=SQRT((2*[.$B$5]/[.$G$4])^2*([.BE31]^2*[.BJ31]^2+[.BF31]^2*[.BJ31]^2))" office:value-type="float" office:value="0.000325870355971818" calcext:value-type="float">
            <text:p>0.0003258704</text:p>
          </table:table-cell>
          <table:table-cell table:formula="of:=SQRT([.BK31]*[.BK31]+[.BD31]*[.BD31])" office:value-type="float" office:value="4.58257570654228" calcext:value-type="float">
            <text:p>4.5825757065</text:p>
          </table:table-cell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593" calcext:value-type="float">
            <text:p>1593</text:p>
          </table:table-cell>
          <table:table-cell office:value-type="float" office:value="1415" calcext:value-type="float">
            <text:p>1415</text:p>
          </table:table-cell>
          <table:table-cell office:value-type="float" office:value="328" calcext:value-type="float">
            <text:p>328</text:p>
          </table:table-cell>
          <table:table-cell table:formula="of:=SQRT([.F32])" office:value-type="float" office:value="39.9124040869502" calcext:value-type="float">
            <text:p>39.912404087</text:p>
          </table:table-cell>
          <table:table-cell table:formula="of:=SQRT([.G32])" office:value-type="float" office:value="37.6164857476081" calcext:value-type="float">
            <text:p>37.6164857476</text:p>
          </table:table-cell>
          <table:table-cell table:formula="of:=SQRT([.H32])" office:value-type="float" office:value="18.1107702762748" calcext:value-type="float">
            <text:p>18.1107702763</text:p>
          </table:table-cell>
          <table:table-cell table:formula="of:=[.F32]*[.$B$6]" office:value-type="float" office:value="1136.10123719569" calcext:value-type="float">
            <text:p>1136.1012371957</text:p>
          </table:table-cell>
          <table:table-cell table:formula="of:=[.G32]*[.$B$7]" office:value-type="float" office:value="1060.36118090452" calcext:value-type="float">
            <text:p>1060.3611809045</text:p>
          </table:table-cell>
          <table:table-cell table:style-name="ce3" table:formula="of:=2*[.L32]*[.M32]*[.$B$5]/[.$G$4]" office:value-type="float" office:value="0.0150584706187489" calcext:value-type="float">
            <text:p>0.0150584706</text:p>
          </table:table-cell>
          <table:table-cell table:formula="of:=[.H32]-[.N32]" office:value-type="float" office:value="327.984941529381" calcext:value-type="float">
            <text:p>327.9849415294</text:p>
          </table:table-cell>
          <table:table-cell table:formula="of:=SQRT([.I32]*[.I32]*[.$B$6]*[.$B$6]+[.$C$6]*[.$C$6]*[.F32]*[.F32])" office:value-type="float" office:value="47.2825259650972" calcext:value-type="float">
            <text:p>47.2825259651</text:p>
          </table:table-cell>
          <table:table-cell table:formula="of:=SQRT([.J32]*[.J32]*[.$B$7]*[.$B$7]+[.$C$7]*[.$C$7]*[.G32]*[.G32])" office:value-type="float" office:value="42.9930697153756" calcext:value-type="float">
            <text:p>42.9930697154</text:p>
          </table:table-cell>
          <table:table-cell table:style-name="ce3" table:formula="of:=SQRT((2*[.$B$5]/[.$G$4])^2*([.L32]^2*[.Q32]^2+[.M32]^2*[.Q32]^2))" office:value-type="float" office:value="0.000835170786292001" calcext:value-type="float">
            <text:p>0.0008351708</text:p>
          </table:table-cell>
          <table:table-cell table:formula="of:=SQRT([.R32]*[.R32]+[.K32]*[.K32])" office:value-type="float" office:value="18.1107702955316" calcext:value-type="float">
            <text:p>18.1107702955</text:p>
          </table:table-cell>
          <table:table-cell office:value-type="float" office:value="240" calcext:value-type="float">
            <text:p>240</text:p>
          </table:table-cell>
          <table:table-cell office:value-type="float" office:value="1703" calcext:value-type="float">
            <text:p>1703</text:p>
          </table:table-cell>
          <table:table-cell office:value-type="float" office:value="1231" calcext:value-type="float">
            <text:p>1231</text:p>
          </table:table-cell>
          <table:table-cell office:value-type="float" office:value="173" calcext:value-type="float">
            <text:p>173</text:p>
          </table:table-cell>
          <table:table-cell table:formula="of:=SQRT([.U32])" office:value-type="float" office:value="41.2674205639267" calcext:value-type="float">
            <text:p>41.2674205639</text:p>
          </table:table-cell>
          <table:table-cell table:formula="of:=SQRT([.V32])" office:value-type="float" office:value="35.0856095856977" calcext:value-type="float">
            <text:p>35.0856095857</text:p>
          </table:table-cell>
          <table:table-cell table:formula="of:=SQRT([.W32])" office:value-type="float" office:value="13.1529464379659" calcext:value-type="float">
            <text:p>13.152946438</text:p>
          </table:table-cell>
          <table:table-cell table:formula="of:=[.U32]*[.$B$6]" office:value-type="float" office:value="1214.55141678861" calcext:value-type="float">
            <text:p>1214.5514167886</text:p>
          </table:table-cell>
          <table:table-cell table:formula="of:=[.V32]*[.$B$7]" office:value-type="float" office:value="922.47675879397" calcext:value-type="float">
            <text:p>922.476758794</text:p>
          </table:table-cell>
          <table:table-cell table:style-name="ce3" table:formula="of:=2*[.AA32]*[.AB32]*[.$B$5]/[.$G$4]" office:value-type="float" office:value="0.0140049431793473" calcext:value-type="float">
            <text:p>0.0140049432</text:p>
          </table:table-cell>
          <table:table-cell table:formula="of:=[.W32]-[.AC32]" office:value-type="float" office:value="172.985995056821" calcext:value-type="float">
            <text:p>172.9859950568</text:p>
          </table:table-cell>
          <table:table-cell table:formula="of:=SQRT([.X32]*[.X32]*[.$B$6]*[.$B$6]+[.$C$6]*[.$C$6]*[.U32]*[.U32])" office:value-type="float" office:value="49.9523305628775" calcext:value-type="float">
            <text:p>49.9523305629</text:p>
          </table:table-cell>
          <table:table-cell table:formula="of:=SQRT([.Y32]*[.Y32]*[.$B$7]*[.$B$7]+[.$C$7]*[.$C$7]*[.V32]*[.V32])" office:value-type="float" office:value="38.5854112108439" calcext:value-type="float">
            <text:p>38.5854112108</text:p>
          </table:table-cell>
          <table:table-cell table:style-name="ce3" table:formula="of:=SQRT((2*[.$B$5]/[.$G$4])^2*([.AA32]^2*[.AF32]^2+[.AB32]^2*[.AF32]^2))" office:value-type="float" office:value="0.000735609277531515" calcext:value-type="float">
            <text:p>0.0007356093</text:p>
          </table:table-cell>
          <table:table-cell table:formula="of:=SQRT([.AG32]*[.AG32]+[.Z32]*[.Z32])" office:value-type="float" office:value="13.1529464585362" calcext:value-type="float">
            <text:p>13.1529464585</text:p>
          </table:table-cell>
          <table:table-cell office:value-type="float" office:value="240" calcext:value-type="float">
            <text:p>240</text:p>
          </table:table-cell>
          <table:table-cell office:value-type="float" office:value="1837" calcext:value-type="float">
            <text:p>1837</text:p>
          </table:table-cell>
          <table:table-cell office:value-type="float" office:value="1127" calcext:value-type="float">
            <text:p>1127</text:p>
          </table:table-cell>
          <table:table-cell office:value-type="float" office:value="53" calcext:value-type="float">
            <text:p>53</text:p>
          </table:table-cell>
          <table:table-cell table:formula="of:=SQRT([.AJ32])" office:value-type="float" office:value="42.8602379834737" calcext:value-type="float">
            <text:p>42.8602379835</text:p>
          </table:table-cell>
          <table:table-cell table:formula="of:=SQRT([.AK32])" office:value-type="float" office:value="33.570820663189" calcext:value-type="float">
            <text:p>33.5708206632</text:p>
          </table:table-cell>
          <table:table-cell table:formula="of:=SQRT([.AL32])" office:value-type="float" office:value="7.28010988928052" calcext:value-type="float">
            <text:p>7.2801098893</text:p>
          </table:table-cell>
          <table:table-cell table:formula="of:=[.AJ32]*[.$B$6]" office:value-type="float" office:value="1310.11799920181" calcext:value-type="float">
            <text:p>1310.1179992018</text:p>
          </table:table-cell>
          <table:table-cell table:formula="of:=[.AK32]*[.$B$7]" office:value-type="float" office:value="844.542085427136" calcext:value-type="float">
            <text:p>844.5420854271</text:p>
          </table:table-cell>
          <table:table-cell table:style-name="ce3" table:formula="of:=2*[.AP32]*[.AQ32]*[.$B$5]/[.$G$4]" office:value-type="float" office:value="0.013830622340019" calcext:value-type="float">
            <text:p>0.0138306223</text:p>
          </table:table-cell>
          <table:table-cell table:formula="of:=[.AL32]-[.AR32]" office:value-type="float" office:value="52.98616937766" calcext:value-type="float">
            <text:p>52.9861693777</text:p>
          </table:table-cell>
          <table:table-cell table:formula="of:=SQRT([.AM32]*[.AM32]*[.$B$6]*[.$B$6]+[.$C$6]*[.$C$6]*[.AJ32]*[.AJ32])" office:value-type="float" office:value="53.19622358766" calcext:value-type="float">
            <text:p>53.1962235877</text:p>
          </table:table-cell>
          <table:table-cell table:formula="of:=SQRT([.AN32]*[.AN32]*[.$B$7]*[.$B$7]+[.$C$7]*[.$C$7]*[.AK32]*[.AK32])" office:value-type="float" office:value="36.0744071626781" calcext:value-type="float">
            <text:p>36.0744071627</text:p>
          </table:table-cell>
          <table:table-cell table:style-name="ce3" table:formula="of:=SQRT((2*[.$B$5]/[.$G$4])^2*([.AP32]^2*[.AU32]^2+[.AQ32]^2*[.AU32]^2))" office:value-type="float" office:value="0.000702881338411082" calcext:value-type="float">
            <text:p>0.0007028813</text:p>
          </table:table-cell>
          <table:table-cell table:formula="of:=SQRT([.AV32]*[.AV32]+[.AO32]*[.AO32])" office:value-type="float" office:value="7.28010992321147" calcext:value-type="float">
            <text:p>7.2801099232</text:p>
          </table:table-cell>
          <table:table-cell office:value-type="float" office:value="240" calcext:value-type="float">
            <text:p>240</text:p>
          </table:table-cell>
          <table:table-cell office:value-type="float" office:value="933" calcext:value-type="float">
            <text:p>933</text:p>
          </table:table-cell>
          <table:table-cell office:value-type="float" office:value="850" calcext:value-type="float">
            <text:p>850</text:p>
          </table:table-cell>
          <table:table-cell office:value-type="float" office:value="32" calcext:value-type="float">
            <text:p>32</text:p>
          </table:table-cell>
          <table:table-cell table:formula="of:=SQRT([.AY32])" office:value-type="float" office:value="30.5450486986025" calcext:value-type="float">
            <text:p>30.5450486986</text:p>
          </table:table-cell>
          <table:table-cell table:formula="of:=SQRT([.AZ32])" office:value-type="float" office:value="29.1547594742265" calcext:value-type="float">
            <text:p>29.1547594742</text:p>
          </table:table-cell>
          <table:table-cell table:formula="of:=SQRT([.BA32])" office:value-type="float" office:value="5.65685424949238" calcext:value-type="float">
            <text:p>5.6568542495</text:p>
          </table:table-cell>
          <table:table-cell table:formula="of:=[.AY32]*[.$B$6]" office:value-type="float" office:value="665.400159638153" calcext:value-type="float">
            <text:p>665.4001596382</text:p>
          </table:table-cell>
          <table:table-cell table:formula="of:=[.AZ32]*[.$B$7]" office:value-type="float" office:value="636.96608040201" calcext:value-type="float">
            <text:p>636.966080402</text:p>
          </table:table-cell>
          <table:table-cell table:style-name="ce3" table:formula="of:=2*[.BE32]*[.BF32]*[.$B$5]/[.$G$4]" office:value-type="float" office:value="0.00529796664479483" calcext:value-type="float">
            <text:p>0.0052979666</text:p>
          </table:table-cell>
          <table:table-cell table:formula="of:=[.BA32]-[.BG32]" office:value-type="float" office:value="31.9947020333552" calcext:value-type="float">
            <text:p>31.9947020334</text:p>
          </table:table-cell>
          <table:table-cell table:formula="of:=SQRT([.BB32]*[.BB32]*[.$B$6]*[.$B$6]+[.$C$6]*[.$C$6]*[.AY32]*[.AY32])" office:value-type="float" office:value="31.0403453698699" calcext:value-type="float">
            <text:p>31.0403453699</text:p>
          </table:table-cell>
          <table:table-cell table:formula="of:=SQRT([.BC32]*[.BC32]*[.$B$7]*[.$B$7]+[.$C$7]*[.$C$7]*[.AZ32]*[.AZ32])" office:value-type="float" office:value="29.2845758140116" calcext:value-type="float">
            <text:p>29.284575814</text:p>
          </table:table-cell>
          <table:table-cell table:style-name="ce3" table:formula="of:=SQRT((2*[.$B$5]/[.$G$4])^2*([.BE32]^2*[.BJ32]^2+[.BF32]^2*[.BJ32]^2))" office:value-type="float" office:value="0.00033718679963205" calcext:value-type="float">
            <text:p>0.0003371868</text:p>
          </table:table-cell>
          <table:table-cell table:formula="of:=SQRT([.BK32]*[.BK32]+[.BD32]*[.BD32])" office:value-type="float" office:value="5.65685425954169" calcext:value-type="float">
            <text:p>5.6568542595</text:p>
          </table:table-cell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1467" calcext:value-type="float">
            <text:p>1467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table:formula="of:=SQRT([.F33])" office:value-type="float" office:value="38.3014360044111" calcext:value-type="float">
            <text:p>38.3014360044</text:p>
          </table:table-cell>
          <table:table-cell table:formula="of:=SQRT([.G33])" office:value-type="float" office:value="35.8189893771446" calcext:value-type="float">
            <text:p>35.8189893771</text:p>
          </table:table-cell>
          <table:table-cell table:formula="of:=SQRT([.H33])" office:value-type="float" office:value="18.1383571472171" calcext:value-type="float">
            <text:p>18.1383571472</text:p>
          </table:table-cell>
          <table:table-cell table:formula="of:=[.F33]*[.$B$6]" office:value-type="float" office:value="1046.24012238925" calcext:value-type="float">
            <text:p>1046.2401223893</text:p>
          </table:table-cell>
          <table:table-cell table:formula="of:=[.G33]*[.$B$7]" office:value-type="float" office:value="961.444095477387" calcext:value-type="float">
            <text:p>961.4440954774</text:p>
          </table:table-cell>
          <table:table-cell table:style-name="ce3" table:formula="of:=2*[.L33]*[.M33]*[.$B$5]/[.$G$4]" office:value-type="float" office:value="0.0125737673515336" calcext:value-type="float">
            <text:p>0.0125737674</text:p>
          </table:table-cell>
          <table:table-cell table:formula="of:=[.H33]-[.N33]" office:value-type="float" office:value="328.987426232648" calcext:value-type="float">
            <text:p>328.9874262326</text:p>
          </table:table-cell>
          <table:table-cell table:formula="of:=SQRT([.I33]*[.I33]*[.$B$6]*[.$B$6]+[.$C$6]*[.$C$6]*[.F33]*[.F33])" office:value-type="float" office:value="44.2151793399576" calcext:value-type="float">
            <text:p>44.21517934</text:p>
          </table:table-cell>
          <table:table-cell table:formula="of:=SQRT([.J33]*[.J33]*[.$B$7]*[.$B$7]+[.$C$7]*[.$C$7]*[.G33]*[.G33])" office:value-type="float" office:value="39.8351474358136" calcext:value-type="float">
            <text:p>39.8351474358</text:p>
          </table:table-cell>
          <table:table-cell table:style-name="ce3" table:formula="of:=SQRT((2*[.$B$5]/[.$G$4])^2*([.L33]^2*[.Q33]^2+[.M33]^2*[.Q33]^2))" office:value-type="float" office:value="0.000707528378522376" calcext:value-type="float">
            <text:p>0.0007075284</text:p>
          </table:table-cell>
          <table:table-cell table:formula="of:=SQRT([.R33]*[.R33]+[.K33]*[.K33])" office:value-type="float" office:value="18.1383571610164" calcext:value-type="float">
            <text:p>18.138357161</text:p>
          </table:table-cell>
          <table:table-cell office:value-type="float" office:value="250" calcext:value-type="float">
            <text:p>250</text:p>
          </table:table-cell>
          <table:table-cell office:value-type="float" office:value="1666" calcext:value-type="float">
            <text:p>1666</text:p>
          </table:table-cell>
          <table:table-cell office:value-type="float" office:value="1174" calcext:value-type="float">
            <text:p>1174</text:p>
          </table:table-cell>
          <table:table-cell office:value-type="float" office:value="245" calcext:value-type="float">
            <text:p>245</text:p>
          </table:table-cell>
          <table:table-cell table:formula="of:=SQRT([.U33])" office:value-type="float" office:value="40.8166632639171" calcext:value-type="float">
            <text:p>40.8166632639</text:p>
          </table:table-cell>
          <table:table-cell table:formula="of:=SQRT([.V33])" office:value-type="float" office:value="34.2636833980236" calcext:value-type="float">
            <text:p>34.263683398</text:p>
          </table:table-cell>
          <table:table-cell table:formula="of:=SQRT([.W33])" office:value-type="float" office:value="15.6524758424985" calcext:value-type="float">
            <text:p>15.6524758425</text:p>
          </table:table-cell>
          <table:table-cell table:formula="of:=[.U33]*[.$B$6]" office:value-type="float" office:value="1188.16362910736" calcext:value-type="float">
            <text:p>1188.1636291074</text:p>
          </table:table-cell>
          <table:table-cell table:formula="of:=[.V33]*[.$B$7]" office:value-type="float" office:value="879.76256281407" calcext:value-type="float">
            <text:p>879.7625628141</text:p>
          </table:table-cell>
          <table:table-cell table:style-name="ce3" table:formula="of:=2*[.AA33]*[.AB33]*[.$B$5]/[.$G$4]" office:value-type="float" office:value="0.0130662734923244" calcext:value-type="float">
            <text:p>0.0130662735</text:p>
          </table:table-cell>
          <table:table-cell table:formula="of:=[.W33]-[.AC33]" office:value-type="float" office:value="244.986933726508" calcext:value-type="float">
            <text:p>244.9869337265</text:p>
          </table:table-cell>
          <table:table-cell table:formula="of:=SQRT([.X33]*[.X33]*[.$B$6]*[.$B$6]+[.$C$6]*[.$C$6]*[.U33]*[.U33])" office:value-type="float" office:value="49.0550592344362" calcext:value-type="float">
            <text:p>49.0550592344</text:p>
          </table:table-cell>
          <table:table-cell table:formula="of:=SQRT([.Y33]*[.Y33]*[.$B$7]*[.$B$7]+[.$C$7]*[.$C$7]*[.V33]*[.V33])" office:value-type="float" office:value="37.2112264759799" calcext:value-type="float">
            <text:p>37.211226476</text:p>
          </table:table-cell>
          <table:table-cell table:style-name="ce3" table:formula="of:=SQRT((2*[.$B$5]/[.$G$4])^2*([.AA33]^2*[.AF33]^2+[.AB33]^2*[.AF33]^2))" office:value-type="float" office:value="0.000687671081727944" calcext:value-type="float">
            <text:p>0.0006876711</text:p>
          </table:table-cell>
          <table:table-cell table:formula="of:=SQRT([.AG33]*[.AG33]+[.Z33]*[.Z33])" office:value-type="float" office:value="15.6524758576045" calcext:value-type="float">
            <text:p>15.6524758576</text:p>
          </table:table-cell>
          <table:table-cell office:value-type="float" office:value="250" calcext:value-type="float">
            <text:p>250</text:p>
          </table:table-cell>
          <table:table-cell office:value-type="float" office:value="1879" calcext:value-type="float">
            <text:p>1879</text:p>
          </table:table-cell>
          <table:table-cell office:value-type="float" office:value="1119" calcext:value-type="float">
            <text:p>1119</text:p>
          </table:table-cell>
          <table:table-cell office:value-type="float" office:value="167" calcext:value-type="float">
            <text:p>167</text:p>
          </table:table-cell>
          <table:table-cell table:formula="of:=SQRT([.AJ33])" office:value-type="float" office:value="43.3474336033865" calcext:value-type="float">
            <text:p>43.3474336034</text:p>
          </table:table-cell>
          <table:table-cell table:formula="of:=SQRT([.AK33])" office:value-type="float" office:value="33.4514573673555" calcext:value-type="float">
            <text:p>33.4514573674</text:p>
          </table:table-cell>
          <table:table-cell table:formula="of:=SQRT([.AL33])" office:value-type="float" office:value="12.9228479833201" calcext:value-type="float">
            <text:p>12.9228479833</text:p>
          </table:table-cell>
          <table:table-cell table:formula="of:=[.AJ33]*[.$B$6]" office:value-type="float" office:value="1340.07170413729" calcext:value-type="float">
            <text:p>1340.0717041373</text:p>
          </table:table-cell>
          <table:table-cell table:formula="of:=[.AK33]*[.$B$7]" office:value-type="float" office:value="838.547110552764" calcext:value-type="float">
            <text:p>838.5471105528</text:p>
          </table:table-cell>
          <table:table-cell table:style-name="ce3" table:formula="of:=2*[.AP33]*[.AQ33]*[.$B$5]/[.$G$4]" office:value-type="float" office:value="0.014046415692973" calcext:value-type="float">
            <text:p>0.0140464157</text:p>
          </table:table-cell>
          <table:table-cell table:formula="of:=[.AL33]-[.AR33]" office:value-type="float" office:value="166.985953584307" calcext:value-type="float">
            <text:p>166.9859535843</text:p>
          </table:table-cell>
          <table:table-cell table:formula="of:=SQRT([.AM33]*[.AM33]*[.$B$6]*[.$B$6]+[.$C$6]*[.$C$6]*[.AJ33]*[.AJ33])" office:value-type="float" office:value="54.2113068731283" calcext:value-type="float">
            <text:p>54.2113068731</text:p>
          </table:table-cell>
          <table:table-cell table:formula="of:=SQRT([.AN33]*[.AN33]*[.$B$7]*[.$B$7]+[.$C$7]*[.$C$7]*[.AK33]*[.AK33])" office:value-type="float" office:value="35.8805459160778" calcext:value-type="float">
            <text:p>35.8805459161</text:p>
          </table:table-cell>
          <table:table-cell table:style-name="ce3" table:formula="of:=SQRT((2*[.$B$5]/[.$G$4])^2*([.AP33]^2*[.AU33]^2+[.AQ33]^2*[.AU33]^2))" office:value-type="float" office:value="0.000709003103856267" calcext:value-type="float">
            <text:p>0.0007090031</text:p>
          </table:table-cell>
          <table:table-cell table:formula="of:=SQRT([.AV33]*[.AV33]+[.AO33]*[.AO33])" office:value-type="float" office:value="12.9228480027696" calcext:value-type="float">
            <text:p>12.9228480028</text:p>
          </table:table-cell>
          <table:table-cell office:value-type="float" office:value="250" calcext:value-type="float">
            <text:p>250</text:p>
          </table:table-cell>
          <table:table-cell office:value-type="float" office:value="993" calcext:value-type="float">
            <text:p>993</text:p>
          </table:table-cell>
          <table:table-cell office:value-type="float" office:value="793" calcext:value-type="float">
            <text:p>793</text:p>
          </table:table-cell>
          <table:table-cell office:value-type="float" office:value="67" calcext:value-type="float">
            <text:p>67</text:p>
          </table:table-cell>
          <table:table-cell table:formula="of:=SQRT([.AY33])" office:value-type="float" office:value="31.5119025131775" calcext:value-type="float">
            <text:p>31.5119025132</text:p>
          </table:table-cell>
          <table:table-cell table:formula="of:=SQRT([.AZ33])" office:value-type="float" office:value="28.1602556806574" calcext:value-type="float">
            <text:p>28.1602556807</text:p>
          </table:table-cell>
          <table:table-cell table:formula="of:=SQRT([.BA33])" office:value-type="float" office:value="8.18535277187245" calcext:value-type="float">
            <text:p>8.1853527719</text:p>
          </table:table-cell>
          <table:table-cell table:formula="of:=[.AY33]*[.$B$6]" office:value-type="float" office:value="708.191166688839" calcext:value-type="float">
            <text:p>708.1911666888</text:p>
          </table:table-cell>
          <table:table-cell table:formula="of:=[.AZ33]*[.$B$7]" office:value-type="float" office:value="594.251884422111" calcext:value-type="float">
            <text:p>594.2518844221</text:p>
          </table:table-cell>
          <table:table-cell table:style-name="ce3" table:formula="of:=2*[.BE33]*[.BF33]*[.$B$5]/[.$G$4]" office:value-type="float" office:value="0.00526054919169919" calcext:value-type="float">
            <text:p>0.0052605492</text:p>
          </table:table-cell>
          <table:table-cell table:formula="of:=[.BA33]-[.BG33]" office:value-type="float" office:value="66.9947394508083" calcext:value-type="float">
            <text:p>66.9947394508</text:p>
          </table:table-cell>
          <table:table-cell table:formula="of:=SQRT([.BB33]*[.BB33]*[.$B$6]*[.$B$6]+[.$C$6]*[.$C$6]*[.AY33]*[.AY33])" office:value-type="float" office:value="32.5412128049098" calcext:value-type="float">
            <text:p>32.5412128049</text:p>
          </table:table-cell>
          <table:table-cell table:formula="of:=SQRT([.BC33]*[.BC33]*[.$B$7]*[.$B$7]+[.$C$7]*[.$C$7]*[.AZ33]*[.AZ33])" office:value-type="float" office:value="27.8619404206507" calcext:value-type="float">
            <text:p>27.8619404207</text:p>
          </table:table-cell>
          <table:table-cell table:style-name="ce3" table:formula="of:=SQRT((2*[.$B$5]/[.$G$4])^2*([.BE33]^2*[.BJ33]^2+[.BF33]^2*[.BJ33]^2))" office:value-type="float" office:value="0.000321973856886689" calcext:value-type="float">
            <text:p>0.0003219739</text:p>
          </table:table-cell>
          <table:table-cell table:formula="of:=SQRT([.BK33]*[.BK33]+[.BD33]*[.BD33])" office:value-type="float" office:value="8.18535277820493" calcext:value-type="float">
            <text:p>8.1853527782</text:p>
          </table:table-cell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1517" calcext:value-type="float">
            <text:p>1517</text:p>
          </table:table-cell>
          <table:table-cell office:value-type="float" office:value="1300" calcext:value-type="float">
            <text:p>1300</text:p>
          </table:table-cell>
          <table:table-cell office:value-type="float" office:value="382" calcext:value-type="float">
            <text:p>382</text:p>
          </table:table-cell>
          <table:table-cell table:formula="of:=SQRT([.F34])" office:value-type="float" office:value="38.9486841883009" calcext:value-type="float">
            <text:p>38.9486841883</text:p>
          </table:table-cell>
          <table:table-cell table:formula="of:=SQRT([.G34])" office:value-type="float" office:value="36.0555127546399" calcext:value-type="float">
            <text:p>36.0555127546</text:p>
          </table:table-cell>
          <table:table-cell table:formula="of:=SQRT([.H34])" office:value-type="float" office:value="19.5448202856921" calcext:value-type="float">
            <text:p>19.5448202857</text:p>
          </table:table-cell>
          <table:table-cell table:formula="of:=[.F34]*[.$B$6]" office:value-type="float" office:value="1081.89929493149" calcext:value-type="float">
            <text:p>1081.8992949315</text:p>
          </table:table-cell>
          <table:table-cell table:formula="of:=[.G34]*[.$B$7]" office:value-type="float" office:value="974.183417085427" calcext:value-type="float">
            <text:p>974.1834170854</text:p>
          </table:table-cell>
          <table:table-cell table:style-name="ce3" table:formula="of:=2*[.L34]*[.M34]*[.$B$5]/[.$G$4]" office:value-type="float" office:value="0.0131746044009834" calcext:value-type="float">
            <text:p>0.0131746044</text:p>
          </table:table-cell>
          <table:table-cell table:formula="of:=[.H34]-[.N34]" office:value-type="float" office:value="381.986825395599" calcext:value-type="float">
            <text:p>381.9868253956</text:p>
          </table:table-cell>
          <table:table-cell table:formula="of:=SQRT([.I34]*[.I34]*[.$B$6]*[.$B$6]+[.$C$6]*[.$C$6]*[.F34]*[.F34])" office:value-type="float" office:value="45.4336740692239" calcext:value-type="float">
            <text:p>45.4336740692</text:p>
          </table:table-cell>
          <table:table-cell table:formula="of:=SQRT([.J34]*[.J34]*[.$B$7]*[.$B$7]+[.$C$7]*[.$C$7]*[.G34]*[.G34])" office:value-type="float" office:value="40.2429675599416" calcext:value-type="float">
            <text:p>40.2429675599</text:p>
          </table:table-cell>
          <table:table-cell table:style-name="ce3" table:formula="of:=SQRT((2*[.$B$5]/[.$G$4])^2*([.L34]^2*[.Q34]^2+[.M34]^2*[.Q34]^2))" office:value-type="float" office:value="0.000732353497726248" calcext:value-type="float">
            <text:p>0.0007323535</text:p>
          </table:table-cell>
          <table:table-cell table:formula="of:=SQRT([.R34]*[.R34]+[.K34]*[.K34])" office:value-type="float" office:value="19.5448202994129" calcext:value-type="float">
            <text:p>19.5448202994</text:p>
          </table:table-cell>
          <table:table-cell office:value-type="float" office:value="260" calcext:value-type="float">
            <text:p>260</text:p>
          </table:table-cell>
          <table:table-cell office:value-type="float" office:value="1725" calcext:value-type="float">
            <text:p>1725</text:p>
          </table:table-cell>
          <table:table-cell office:value-type="float" office:value="1172" calcext:value-type="float">
            <text:p>1172</text:p>
          </table:table-cell>
          <table:table-cell office:value-type="float" office:value="320" calcext:value-type="float">
            <text:p>320</text:p>
          </table:table-cell>
          <table:table-cell table:formula="of:=SQRT([.U34])" office:value-type="float" office:value="41.5331193145904" calcext:value-type="float">
            <text:p>41.5331193146</text:p>
          </table:table-cell>
          <table:table-cell table:formula="of:=SQRT([.V34])" office:value-type="float" office:value="34.2344855372474" calcext:value-type="float">
            <text:p>34.2344855372</text:p>
          </table:table-cell>
          <table:table-cell table:formula="of:=SQRT([.W34])" office:value-type="float" office:value="17.8885438199983" calcext:value-type="float">
            <text:p>17.88854382</text:p>
          </table:table-cell>
          <table:table-cell table:formula="of:=[.U34]*[.$B$6]" office:value-type="float" office:value="1230.2414527072" calcext:value-type="float">
            <text:p>1230.2414527072</text:p>
          </table:table-cell>
          <table:table-cell table:formula="of:=[.V34]*[.$B$7]" office:value-type="float" office:value="878.263819095477" calcext:value-type="float">
            <text:p>878.2638190955</text:p>
          </table:table-cell>
          <table:table-cell table:style-name="ce3" table:formula="of:=2*[.AA34]*[.AB34]*[.$B$5]/[.$G$4]" office:value-type="float" office:value="0.0135059569583024" calcext:value-type="float">
            <text:p>0.013505957</text:p>
          </table:table-cell>
          <table:table-cell table:formula="of:=[.W34]-[.AC34]" office:value-type="float" office:value="319.986494043042" calcext:value-type="float">
            <text:p>319.986494043</text:p>
          </table:table-cell>
          <table:table-cell table:formula="of:=SQRT([.X34]*[.X34]*[.$B$6]*[.$B$6]+[.$C$6]*[.$C$6]*[.U34]*[.U34])" office:value-type="float" office:value="50.4855039473427" calcext:value-type="float">
            <text:p>50.4855039473</text:p>
          </table:table-cell>
          <table:table-cell table:formula="of:=SQRT([.Y34]*[.Y34]*[.$B$7]*[.$B$7]+[.$C$7]*[.$C$7]*[.V34]*[.V34])" office:value-type="float" office:value="37.1629222990393" calcext:value-type="float">
            <text:p>37.162922299</text:p>
          </table:table-cell>
          <table:table-cell table:style-name="ce3" table:formula="of:=SQRT((2*[.$B$5]/[.$G$4])^2*([.AA34]^2*[.AF34]^2+[.AB34]^2*[.AF34]^2))" office:value-type="float" office:value="0.00070217909705333" calcext:value-type="float">
            <text:p>0.0007021791</text:p>
          </table:table-cell>
          <table:table-cell table:formula="of:=SQRT([.AG34]*[.AG34]+[.Z34]*[.Z34])" office:value-type="float" office:value="17.8885438337796" calcext:value-type="float">
            <text:p>17.8885438338</text:p>
          </table:table-cell>
          <table:table-cell office:value-type="float" office:value="260" calcext:value-type="float">
            <text:p>260</text:p>
          </table:table-cell>
          <table:table-cell office:value-type="float" office:value="1951" calcext:value-type="float">
            <text:p>1951</text:p>
          </table:table-cell>
          <table:table-cell office:value-type="float" office:value="1065" calcext:value-type="float">
            <text:p>1065</text:p>
          </table:table-cell>
          <table:table-cell office:value-type="float" office:value="283" calcext:value-type="float">
            <text:p>283</text:p>
          </table:table-cell>
          <table:table-cell table:formula="of:=SQRT([.AJ34])" office:value-type="float" office:value="44.1701256507156" calcext:value-type="float">
            <text:p>44.1701256507</text:p>
          </table:table-cell>
          <table:table-cell table:formula="of:=SQRT([.AK34])" office:value-type="float" office:value="32.6343377441614" calcext:value-type="float">
            <text:p>32.6343377442</text:p>
          </table:table-cell>
          <table:table-cell table:formula="of:=SQRT([.AL34])" office:value-type="float" office:value="16.8226038412607" calcext:value-type="float">
            <text:p>16.8226038413</text:p>
          </table:table-cell>
          <table:table-cell table:formula="of:=[.AJ34]*[.$B$6]" office:value-type="float" office:value="1391.42091259811" calcext:value-type="float">
            <text:p>1391.4209125981</text:p>
          </table:table-cell>
          <table:table-cell table:formula="of:=[.AK34]*[.$B$7]" office:value-type="float" office:value="798.081030150754" calcext:value-type="float">
            <text:p>798.0810301508</text:p>
          </table:table-cell>
          <table:table-cell table:style-name="ce3" table:formula="of:=2*[.AP34]*[.AQ34]*[.$B$5]/[.$G$4]" office:value-type="float" office:value="0.013880832941245" calcext:value-type="float">
            <text:p>0.0138808329</text:p>
          </table:table-cell>
          <table:table-cell table:formula="of:=[.AL34]-[.AR34]" office:value-type="float" office:value="282.986119167059" calcext:value-type="float">
            <text:p>282.9861191671</text:p>
          </table:table-cell>
          <table:table-cell table:formula="of:=SQRT([.AM34]*[.AM34]*[.$B$6]*[.$B$6]+[.$C$6]*[.$C$6]*[.AJ34]*[.AJ34])" office:value-type="float" office:value="55.9498046127687" calcext:value-type="float">
            <text:p>55.9498046128</text:p>
          </table:table-cell>
          <table:table-cell table:formula="of:=SQRT([.AN34]*[.AN34]*[.$B$7]*[.$B$7]+[.$C$7]*[.$C$7]*[.AK34]*[.AK34])" office:value-type="float" office:value="34.5690331899718" calcext:value-type="float">
            <text:p>34.56903319</text:p>
          </table:table-cell>
          <table:table-cell table:style-name="ce3" table:formula="of:=SQRT((2*[.$B$5]/[.$G$4])^2*([.AP34]^2*[.AU34]^2+[.AQ34]^2*[.AU34]^2))" office:value-type="float" office:value="0.000693131944694178" calcext:value-type="float">
            <text:p>0.0006931319</text:p>
          </table:table-cell>
          <table:table-cell table:formula="of:=SQRT([.AV34]*[.AV34]+[.AO34]*[.AO34])" office:value-type="float" office:value="16.8226038555401" calcext:value-type="float">
            <text:p>16.8226038555</text:p>
          </table:table-cell>
          <table:table-cell office:value-type="float" office:value="260" calcext:value-type="float">
            <text:p>260</text:p>
          </table:table-cell>
          <table:table-cell office:value-type="float" office:value="1012" calcext:value-type="float">
            <text:p>1012</text:p>
          </table:table-cell>
          <table:table-cell office:value-type="float" office:value="842" calcext:value-type="float">
            <text:p>842</text:p>
          </table:table-cell>
          <table:table-cell office:value-type="float" office:value="86" calcext:value-type="float">
            <text:p>86</text:p>
          </table:table-cell>
          <table:table-cell table:formula="of:=SQRT([.AY34])" office:value-type="float" office:value="31.8119474411737" calcext:value-type="float">
            <text:p>31.8119474412</text:p>
          </table:table-cell>
          <table:table-cell table:formula="of:=SQRT([.AZ34])" office:value-type="float" office:value="29.0172362570938" calcext:value-type="float">
            <text:p>29.0172362571</text:p>
          </table:table-cell>
          <table:table-cell table:formula="of:=SQRT([.BA34])" office:value-type="float" office:value="9.2736184954957" calcext:value-type="float">
            <text:p>9.2736184955</text:p>
          </table:table-cell>
          <table:table-cell table:formula="of:=[.AY34]*[.$B$6]" office:value-type="float" office:value="721.741652254889" calcext:value-type="float">
            <text:p>721.7416522549</text:p>
          </table:table-cell>
          <table:table-cell table:formula="of:=[.AZ34]*[.$B$7]" office:value-type="float" office:value="630.971105527638" calcext:value-type="float">
            <text:p>630.9711055276</text:p>
          </table:table-cell>
          <table:table-cell table:style-name="ce3" table:formula="of:=2*[.BE34]*[.BF34]*[.$B$5]/[.$G$4]" office:value-type="float" office:value="0.00569247660285764" calcext:value-type="float">
            <text:p>0.0056924766</text:p>
          </table:table-cell>
          <table:table-cell table:formula="of:=[.BA34]-[.BG34]" office:value-type="float" office:value="85.9943075233971" calcext:value-type="float">
            <text:p>85.9943075234</text:p>
          </table:table-cell>
          <table:table-cell table:formula="of:=SQRT([.BB34]*[.BB34]*[.$B$6]*[.$B$6]+[.$C$6]*[.$C$6]*[.AY34]*[.AY34])" office:value-type="float" office:value="33.0150320691744" calcext:value-type="float">
            <text:p>33.0150320692</text:p>
          </table:table-cell>
          <table:table-cell table:formula="of:=SQRT([.BC34]*[.BC34]*[.$B$7]*[.$B$7]+[.$C$7]*[.$C$7]*[.AZ34]*[.AZ34])" office:value-type="float" office:value="29.0855587485859" calcext:value-type="float">
            <text:p>29.0855587486</text:p>
          </table:table-cell>
          <table:table-cell table:style-name="ce3" table:formula="of:=SQRT((2*[.$B$5]/[.$G$4])^2*([.BE34]^2*[.BJ34]^2+[.BF34]^2*[.BJ34]^2))" office:value-type="float" office:value="0.00034854076447844" calcext:value-type="float">
            <text:p>0.0003485408</text:p>
          </table:table-cell>
          <table:table-cell table:formula="of:=SQRT([.BK34]*[.BK34]+[.BD34]*[.BD34])" office:value-type="float" office:value="9.2736185020455" calcext:value-type="float">
            <text:p>9.273618502</text:p>
          </table:table-cell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1547" calcext:value-type="float">
            <text:p>1547</text:p>
          </table:table-cell>
          <table:table-cell office:value-type="float" office:value="1290" calcext:value-type="float">
            <text:p>1290</text:p>
          </table:table-cell>
          <table:table-cell office:value-type="float" office:value="362" calcext:value-type="float">
            <text:p>362</text:p>
          </table:table-cell>
          <table:table-cell table:formula="of:=SQRT([.F35])" office:value-type="float" office:value="39.3319208785943" calcext:value-type="float">
            <text:p>39.3319208786</text:p>
          </table:table-cell>
          <table:table-cell table:formula="of:=SQRT([.G35])" office:value-type="float" office:value="35.9165699921359" calcext:value-type="float">
            <text:p>35.9165699921</text:p>
          </table:table-cell>
          <table:table-cell table:formula="of:=SQRT([.H35])" office:value-type="float" office:value="19.0262975904404" calcext:value-type="float">
            <text:p>19.0262975904</text:p>
          </table:table-cell>
          <table:table-cell table:formula="of:=[.F35]*[.$B$6]" office:value-type="float" office:value="1103.29479845683" calcext:value-type="float">
            <text:p>1103.2947984568</text:p>
          </table:table-cell>
          <table:table-cell table:formula="of:=[.G35]*[.$B$7]" office:value-type="float" office:value="966.689698492462" calcext:value-type="float">
            <text:p>966.6896984925</text:p>
          </table:table-cell>
          <table:table-cell table:style-name="ce3" table:formula="of:=2*[.L35]*[.M35]*[.$B$5]/[.$G$4]" office:value-type="float" office:value="0.0133317964508567" calcext:value-type="float">
            <text:p>0.0133317965</text:p>
          </table:table-cell>
          <table:table-cell table:formula="of:=[.H35]-[.N35]" office:value-type="float" office:value="361.986668203549" calcext:value-type="float">
            <text:p>361.9866682036</text:p>
          </table:table-cell>
          <table:table-cell table:formula="of:=SQRT([.I35]*[.I35]*[.$B$6]*[.$B$6]+[.$C$6]*[.$C$6]*[.F35]*[.F35])" office:value-type="float" office:value="46.1639340214919" calcext:value-type="float">
            <text:p>46.1639340215</text:p>
          </table:table-cell>
          <table:table-cell table:formula="of:=SQRT([.J35]*[.J35]*[.$B$7]*[.$B$7]+[.$C$7]*[.$C$7]*[.G35]*[.G35])" office:value-type="float" office:value="40.0031163968255" calcext:value-type="float">
            <text:p>40.0031163968</text:p>
          </table:table-cell>
          <table:table-cell table:style-name="ce3" table:formula="of:=SQRT((2*[.$B$5]/[.$G$4])^2*([.L35]^2*[.Q35]^2+[.M35]^2*[.Q35]^2))" office:value-type="float" office:value="0.000733499094005277" calcext:value-type="float">
            <text:p>0.0007334991</text:p>
          </table:table-cell>
          <table:table-cell table:formula="of:=SQRT([.R35]*[.R35]+[.K35]*[.K35])" office:value-type="float" office:value="19.0262976045793" calcext:value-type="float">
            <text:p>19.0262976046</text:p>
          </table:table-cell>
          <table:table-cell office:value-type="float" office:value="270" calcext:value-type="float">
            <text:p>270</text:p>
          </table:table-cell>
          <table:table-cell office:value-type="float" office:value="1731" calcext:value-type="float">
            <text:p>1731</text:p>
          </table:table-cell>
          <table:table-cell office:value-type="float" office:value="1178" calcext:value-type="float">
            <text:p>1178</text:p>
          </table:table-cell>
          <table:table-cell office:value-type="float" office:value="359" calcext:value-type="float">
            <text:p>359</text:p>
          </table:table-cell>
          <table:table-cell table:formula="of:=SQRT([.U35])" office:value-type="float" office:value="41.6052881254294" calcext:value-type="float">
            <text:p>41.6052881254</text:p>
          </table:table-cell>
          <table:table-cell table:formula="of:=SQRT([.V35])" office:value-type="float" office:value="34.322004603461" calcext:value-type="float">
            <text:p>34.3220046035</text:p>
          </table:table-cell>
          <table:table-cell table:formula="of:=SQRT([.W35])" office:value-type="float" office:value="18.9472953214964" calcext:value-type="float">
            <text:p>18.9472953215</text:p>
          </table:table-cell>
          <table:table-cell table:formula="of:=[.U35]*[.$B$6]" office:value-type="float" office:value="1234.52055341227" calcext:value-type="float">
            <text:p>1234.5205534123</text:p>
          </table:table-cell>
          <table:table-cell table:formula="of:=[.V35]*[.$B$7]" office:value-type="float" office:value="882.760050251256" calcext:value-type="float">
            <text:p>882.7600502513</text:p>
          </table:table-cell>
          <table:table-cell table:style-name="ce3" table:formula="of:=2*[.AA35]*[.AB35]*[.$B$5]/[.$G$4]" office:value-type="float" office:value="0.0136223178220803" calcext:value-type="float">
            <text:p>0.0136223178</text:p>
          </table:table-cell>
          <table:table-cell table:formula="of:=[.W35]-[.AC35]" office:value-type="float" office:value="358.986377682178" calcext:value-type="float">
            <text:p>358.9863776822</text:p>
          </table:table-cell>
          <table:table-cell table:formula="of:=SQRT([.X35]*[.X35]*[.$B$6]*[.$B$6]+[.$C$6]*[.$C$6]*[.U35]*[.U35])" office:value-type="float" office:value="50.6308723217326" calcext:value-type="float">
            <text:p>50.6308723217</text:p>
          </table:table-cell>
          <table:table-cell table:formula="of:=SQRT([.Y35]*[.Y35]*[.$B$7]*[.$B$7]+[.$C$7]*[.$C$7]*[.V35]*[.V35])" office:value-type="float" office:value="37.3078164929163" calcext:value-type="float">
            <text:p>37.3078164929</text:p>
          </table:table-cell>
          <table:table-cell table:style-name="ce3" table:formula="of:=SQRT((2*[.$B$5]/[.$G$4])^2*([.AA35]^2*[.AF35]^2+[.AB35]^2*[.AF35]^2))" office:value-type="float" office:value="0.000707759476378646" calcext:value-type="float">
            <text:p>0.0007077595</text:p>
          </table:table-cell>
          <table:table-cell table:formula="of:=SQRT([.AG35]*[.AG35]+[.Z35]*[.Z35])" office:value-type="float" office:value="18.9472953347153" calcext:value-type="float">
            <text:p>18.9472953347</text:p>
          </table:table-cell>
          <table:table-cell office:value-type="float" office:value="270" calcext:value-type="float">
            <text:p>27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office:value-type="float" office:value="311" calcext:value-type="float">
            <text:p>311</text:p>
          </table:table-cell>
          <table:table-cell table:formula="of:=SQRT([.AJ35])" office:value-type="float" office:value="43.0116263352131" calcext:value-type="float">
            <text:p>43.0116263352</text:p>
          </table:table-cell>
          <table:table-cell table:formula="of:=SQRT([.AK35])" office:value-type="float" office:value="33.2264954516723" calcext:value-type="float">
            <text:p>33.2264954517</text:p>
          </table:table-cell>
          <table:table-cell table:formula="of:=SQRT([.AL35])" office:value-type="float" office:value="17.6351920885484" calcext:value-type="float">
            <text:p>17.6351920885</text:p>
          </table:table-cell>
          <table:table-cell table:formula="of:=[.AJ35]*[.$B$6]" office:value-type="float" office:value="1319.38938406279" calcext:value-type="float">
            <text:p>1319.3893840628</text:p>
          </table:table-cell>
          <table:table-cell table:formula="of:=[.AK35]*[.$B$7]" office:value-type="float" office:value="827.306532663317" calcext:value-type="float">
            <text:p>827.3065326633</text:p>
          </table:table-cell>
          <table:table-cell table:style-name="ce3" table:formula="of:=2*[.AP35]*[.AQ35]*[.$B$5]/[.$G$4]" office:value-type="float" office:value="0.0136442432070222" calcext:value-type="float">
            <text:p>0.0136442432</text:p>
          </table:table-cell>
          <table:table-cell table:formula="of:=[.AL35]-[.AR35]" office:value-type="float" office:value="310.986355756793" calcext:value-type="float">
            <text:p>310.9863557568</text:p>
          </table:table-cell>
          <table:table-cell table:formula="of:=SQRT([.AM35]*[.AM35]*[.$B$6]*[.$B$6]+[.$C$6]*[.$C$6]*[.AJ35]*[.AJ35])" office:value-type="float" office:value="53.5104950365242" calcext:value-type="float">
            <text:p>53.5104950365</text:p>
          </table:table-cell>
          <table:table-cell table:formula="of:=SQRT([.AN35]*[.AN35]*[.$B$7]*[.$B$7]+[.$C$7]*[.$C$7]*[.AK35]*[.AK35])" office:value-type="float" office:value="35.516760260492" calcext:value-type="float">
            <text:p>35.5167602605</text:p>
          </table:table-cell>
          <table:table-cell table:style-name="ce3" table:formula="of:=SQRT((2*[.$B$5]/[.$G$4])^2*([.AP35]^2*[.AU35]^2+[.AQ35]^2*[.AU35]^2))" office:value-type="float" office:value="0.000691384000797051" calcext:value-type="float">
            <text:p>0.000691384</text:p>
          </table:table-cell>
          <table:table-cell table:formula="of:=SQRT([.AV35]*[.AV35]+[.AO35]*[.AO35])" office:value-type="float" office:value="17.6351921021012" calcext:value-type="float">
            <text:p>17.6351921021</text:p>
          </table:table-cell>
          <table:table-cell office:value-type="float" office:value="270" calcext:value-type="float">
            <text:p>270</text:p>
          </table:table-cell>
          <table:table-cell office:value-type="float" office:value="1022" calcext:value-type="float">
            <text:p>1022</text:p>
          </table:table-cell>
          <table:table-cell office:value-type="float" office:value="732" calcext:value-type="float">
            <text:p>732</text:p>
          </table:table-cell>
          <table:table-cell office:value-type="float" office:value="102" calcext:value-type="float">
            <text:p>102</text:p>
          </table:table-cell>
          <table:table-cell table:formula="of:=SQRT([.AY35])" office:value-type="float" office:value="31.9687347262916" calcext:value-type="float">
            <text:p>31.9687347263</text:p>
          </table:table-cell>
          <table:table-cell table:formula="of:=SQRT([.AZ35])" office:value-type="float" office:value="27.0554985169374" calcext:value-type="float">
            <text:p>27.0554985169</text:p>
          </table:table-cell>
          <table:table-cell table:formula="of:=SQRT([.BA35])" office:value-type="float" office:value="10.0995049383621" calcext:value-type="float">
            <text:p>10.0995049384</text:p>
          </table:table-cell>
          <table:table-cell table:formula="of:=[.AY35]*[.$B$6]" office:value-type="float" office:value="728.873486763337" calcext:value-type="float">
            <text:p>728.8734867633</text:p>
          </table:table-cell>
          <table:table-cell table:formula="of:=[.AZ35]*[.$B$7]" office:value-type="float" office:value="548.540201005025" calcext:value-type="float">
            <text:p>548.540201005</text:p>
          </table:table-cell>
          <table:table-cell table:style-name="ce3" table:formula="of:=2*[.BE35]*[.BF35]*[.$B$5]/[.$G$4]" office:value-type="float" office:value="0.00499770511170493" calcext:value-type="float">
            <text:p>0.0049977051</text:p>
          </table:table-cell>
          <table:table-cell table:formula="of:=[.BA35]-[.BG35]" office:value-type="float" office:value="101.995002294888" calcext:value-type="float">
            <text:p>101.9950022949</text:p>
          </table:table-cell>
          <table:table-cell table:formula="of:=SQRT([.BB35]*[.BB35]*[.$B$6]*[.$B$6]+[.$C$6]*[.$C$6]*[.AY35]*[.AY35])" office:value-type="float" office:value="33.264148215155" calcext:value-type="float">
            <text:p>33.2641482152</text:p>
          </table:table-cell>
          <table:table-cell table:formula="of:=SQRT([.BC35]*[.BC35]*[.$B$7]*[.$B$7]+[.$C$7]*[.$C$7]*[.AZ35]*[.AZ35])" office:value-type="float" office:value="26.3262664896265" calcext:value-type="float">
            <text:p>26.3262664896</text:p>
          </table:table-cell>
          <table:table-cell table:style-name="ce3" table:formula="of:=SQRT((2*[.$B$5]/[.$G$4])^2*([.BE35]^2*[.BJ35]^2+[.BF35]^2*[.BJ35]^2))" office:value-type="float" office:value="0.000300193203050864" calcext:value-type="float">
            <text:p>0.0003001932</text:p>
          </table:table-cell>
          <table:table-cell table:formula="of:=SQRT([.BK35]*[.BK35]+[.BD35]*[.BD35])" office:value-type="float" office:value="10.0995049428235" calcext:value-type="float">
            <text:p>10.0995049428</text:p>
          </table:table-cell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1542" calcext:value-type="float">
            <text:p>1542</text:p>
          </table:table-cell>
          <table:table-cell office:value-type="float" office:value="1325" calcext:value-type="float">
            <text:p>1325</text:p>
          </table:table-cell>
          <table:table-cell office:value-type="float" office:value="376" calcext:value-type="float">
            <text:p>376</text:p>
          </table:table-cell>
          <table:table-cell table:formula="of:=SQRT([.F36])" office:value-type="float" office:value="39.2683078321437" calcext:value-type="float">
            <text:p>39.2683078321</text:p>
          </table:table-cell>
          <table:table-cell table:formula="of:=SQRT([.G36])" office:value-type="float" office:value="36.4005494464026" calcext:value-type="float">
            <text:p>36.4005494464</text:p>
          </table:table-cell>
          <table:table-cell table:formula="of:=SQRT([.H36])" office:value-type="float" office:value="19.3907194296653" calcext:value-type="float">
            <text:p>19.3907194297</text:p>
          </table:table-cell>
          <table:table-cell table:formula="of:=[.F36]*[.$B$6]" office:value-type="float" office:value="1099.72888120261" calcext:value-type="float">
            <text:p>1099.7288812026</text:p>
          </table:table-cell>
          <table:table-cell table:formula="of:=[.G36]*[.$B$7]" office:value-type="float" office:value="992.917713567839" calcext:value-type="float">
            <text:p>992.9177135678</text:p>
          </table:table-cell>
          <table:table-cell table:style-name="ce3" table:formula="of:=2*[.L36]*[.M36]*[.$B$5]/[.$G$4]" office:value-type="float" office:value="0.0136492535783526" calcext:value-type="float">
            <text:p>0.0136492536</text:p>
          </table:table-cell>
          <table:table-cell table:formula="of:=[.H36]-[.N36]" office:value-type="float" office:value="375.986350746422" calcext:value-type="float">
            <text:p>375.9863507464</text:p>
          </table:table-cell>
          <table:table-cell table:formula="of:=SQRT([.I36]*[.I36]*[.$B$6]*[.$B$6]+[.$C$6]*[.$C$6]*[.F36]*[.F36])" office:value-type="float" office:value="46.0422658882166" calcext:value-type="float">
            <text:p>46.0422658882</text:p>
          </table:table-cell>
          <table:table-cell table:formula="of:=SQRT([.J36]*[.J36]*[.$B$7]*[.$B$7]+[.$C$7]*[.$C$7]*[.G36]*[.G36])" office:value-type="float" office:value="40.8420708863311" calcext:value-type="float">
            <text:p>40.8420708863</text:p>
          </table:table-cell>
          <table:table-cell table:style-name="ce3" table:formula="of:=SQRT((2*[.$B$5]/[.$G$4])^2*([.L36]^2*[.Q36]^2+[.M36]^2*[.Q36]^2))" office:value-type="float" office:value="0.00075642110560703" calcext:value-type="float">
            <text:p>0.0007564211</text:p>
          </table:table-cell>
          <table:table-cell table:formula="of:=SQRT([.R36]*[.R36]+[.K36]*[.K36])" office:value-type="float" office:value="19.3907194444191" calcext:value-type="float">
            <text:p>19.3907194444</text:p>
          </table:table-cell>
          <table:table-cell office:value-type="float" office:value="280" calcext:value-type="float">
            <text:p>280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office:value-type="float" office:value="366" calcext:value-type="float">
            <text:p>366</text:p>
          </table:table-cell>
          <table:table-cell table:formula="of:=SQRT([.U36])" office:value-type="float" office:value="41.7851648315524" calcext:value-type="float">
            <text:p>41.7851648316</text:p>
          </table:table-cell>
          <table:table-cell table:formula="of:=SQRT([.V36])" office:value-type="float" office:value="35.4400902933387" calcext:value-type="float">
            <text:p>35.4400902933</text:p>
          </table:table-cell>
          <table:table-cell table:formula="of:=SQRT([.W36])" office:value-type="float" office:value="19.131126469709" calcext:value-type="float">
            <text:p>19.1311264697</text:p>
          </table:table-cell>
          <table:table-cell table:formula="of:=[.U36]*[.$B$6]" office:value-type="float" office:value="1245.21830517494" calcext:value-type="float">
            <text:p>1245.2183051749</text:p>
          </table:table-cell>
          <table:table-cell table:formula="of:=[.V36]*[.$B$7]" office:value-type="float" office:value="941.211055276382" calcext:value-type="float">
            <text:p>941.2110552764</text:p>
          </table:table-cell>
          <table:table-cell table:style-name="ce3" table:formula="of:=2*[.AA36]*[.AB36]*[.$B$5]/[.$G$4]" office:value-type="float" office:value="0.0146501654382896" calcext:value-type="float">
            <text:p>0.0146501654</text:p>
          </table:table-cell>
          <table:table-cell table:formula="of:=[.W36]-[.AC36]" office:value-type="float" office:value="365.985349834562" calcext:value-type="float">
            <text:p>365.9853498346</text:p>
          </table:table-cell>
          <table:table-cell table:formula="of:=SQRT([.X36]*[.X36]*[.$B$6]*[.$B$6]+[.$C$6]*[.$C$6]*[.U36]*[.U36])" office:value-type="float" office:value="50.9942151089268" calcext:value-type="float">
            <text:p>50.9942151089</text:p>
          </table:table-cell>
          <table:table-cell table:formula="of:=SQRT([.Y36]*[.Y36]*[.$B$7]*[.$B$7]+[.$C$7]*[.$C$7]*[.V36]*[.V36])" office:value-type="float" office:value="39.1866876755202" calcext:value-type="float">
            <text:p>39.1866876755</text:p>
          </table:table-cell>
          <table:table-cell table:style-name="ce3" table:formula="of:=SQRT((2*[.$B$5]/[.$G$4])^2*([.AA36]^2*[.AF36]^2+[.AB36]^2*[.AF36]^2))" office:value-type="float" office:value="0.000764587233055869" calcext:value-type="float">
            <text:p>0.0007645872</text:p>
          </table:table-cell>
          <table:table-cell table:formula="of:=SQRT([.AG36]*[.AG36]+[.Z36]*[.Z36])" office:value-type="float" office:value="19.1311264849876" calcext:value-type="float">
            <text:p>19.131126485</text:p>
          </table:table-cell>
          <table:table-cell office:value-type="float" office:value="280" calcext:value-type="float">
            <text:p>28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office:value-type="float" office:value="277" calcext:value-type="float">
            <text:p>277</text:p>
          </table:table-cell>
          <table:table-cell table:formula="of:=SQRT([.AJ36])" office:value-type="float" office:value="43.0116263352131" calcext:value-type="float">
            <text:p>43.0116263352</text:p>
          </table:table-cell>
          <table:table-cell table:formula="of:=SQRT([.AK36])" office:value-type="float" office:value="33.2264954516723" calcext:value-type="float">
            <text:p>33.2264954517</text:p>
          </table:table-cell>
          <table:table-cell table:formula="of:=SQRT([.AL36])" office:value-type="float" office:value="16.6433169770932" calcext:value-type="float">
            <text:p>16.6433169771</text:p>
          </table:table-cell>
          <table:table-cell table:formula="of:=[.AJ36]*[.$B$6]" office:value-type="float" office:value="1319.38938406279" calcext:value-type="float">
            <text:p>1319.3893840628</text:p>
          </table:table-cell>
          <table:table-cell table:formula="of:=[.AK36]*[.$B$7]" office:value-type="float" office:value="827.306532663317" calcext:value-type="float">
            <text:p>827.3065326633</text:p>
          </table:table-cell>
          <table:table-cell table:style-name="ce3" table:formula="of:=2*[.AP36]*[.AQ36]*[.$B$5]/[.$G$4]" office:value-type="float" office:value="0.0136442432070222" calcext:value-type="float">
            <text:p>0.0136442432</text:p>
          </table:table-cell>
          <table:table-cell table:formula="of:=[.AL36]-[.AR36]" office:value-type="float" office:value="276.986355756793" calcext:value-type="float">
            <text:p>276.9863557568</text:p>
          </table:table-cell>
          <table:table-cell table:formula="of:=SQRT([.AM36]*[.AM36]*[.$B$6]*[.$B$6]+[.$C$6]*[.$C$6]*[.AJ36]*[.AJ36])" office:value-type="float" office:value="53.5104950365242" calcext:value-type="float">
            <text:p>53.5104950365</text:p>
          </table:table-cell>
          <table:table-cell table:formula="of:=SQRT([.AN36]*[.AN36]*[.$B$7]*[.$B$7]+[.$C$7]*[.$C$7]*[.AK36]*[.AK36])" office:value-type="float" office:value="35.516760260492" calcext:value-type="float">
            <text:p>35.5167602605</text:p>
          </table:table-cell>
          <table:table-cell table:style-name="ce3" table:formula="of:=SQRT((2*[.$B$5]/[.$G$4])^2*([.AP36]^2*[.AU36]^2+[.AQ36]^2*[.AU36]^2))" office:value-type="float" office:value="0.000691384000797051" calcext:value-type="float">
            <text:p>0.000691384</text:p>
          </table:table-cell>
          <table:table-cell table:formula="of:=SQRT([.AV36]*[.AV36]+[.AO36]*[.AO36])" office:value-type="float" office:value="16.6433169914537" calcext:value-type="float">
            <text:p>16.6433169915</text:p>
          </table:table-cell>
          <table:table-cell office:value-type="float" office:value="280" calcext:value-type="float">
            <text:p>280</text:p>
          </table:table-cell>
          <table:table-cell office:value-type="float" office:value="1033" calcext:value-type="float">
            <text:p>1033</text:p>
          </table:table-cell>
          <table:table-cell office:value-type="float" office:value="779" calcext:value-type="float">
            <text:p>779</text:p>
          </table:table-cell>
          <table:table-cell office:value-type="float" office:value="136" calcext:value-type="float">
            <text:p>136</text:p>
          </table:table-cell>
          <table:table-cell table:formula="of:=SQRT([.AY36])" office:value-type="float" office:value="32.1403173599764" calcext:value-type="float">
            <text:p>32.14031736</text:p>
          </table:table-cell>
          <table:table-cell table:formula="of:=SQRT([.AZ36])" office:value-type="float" office:value="27.9105714739057" calcext:value-type="float">
            <text:p>27.9105714739</text:p>
          </table:table-cell>
          <table:table-cell table:formula="of:=SQRT([.BA36])" office:value-type="float" office:value="11.6619037896906" calcext:value-type="float">
            <text:p>11.6619037897</text:p>
          </table:table-cell>
          <table:table-cell table:formula="of:=[.AY36]*[.$B$6]" office:value-type="float" office:value="736.718504722629" calcext:value-type="float">
            <text:p>736.7185047226</text:p>
          </table:table-cell>
          <table:table-cell table:formula="of:=[.AZ36]*[.$B$7]" office:value-type="float" office:value="583.76067839196" calcext:value-type="float">
            <text:p>583.760678392</text:p>
          </table:table-cell>
          <table:table-cell table:style-name="ce3" table:formula="of:=2*[.BE36]*[.BF36]*[.$B$5]/[.$G$4]" office:value-type="float" office:value="0.0053758411762599" calcext:value-type="float">
            <text:p>0.0053758412</text:p>
          </table:table-cell>
          <table:table-cell table:formula="of:=[.BA36]-[.BG36]" office:value-type="float" office:value="135.994624158824" calcext:value-type="float">
            <text:p>135.9946241588</text:p>
          </table:table-cell>
          <table:table-cell table:formula="of:=SQRT([.BB36]*[.BB36]*[.$B$6]*[.$B$6]+[.$C$6]*[.$C$6]*[.AY36]*[.AY36])" office:value-type="float" office:value="33.5379731606821" calcext:value-type="float">
            <text:p>33.5379731607</text:p>
          </table:table-cell>
          <table:table-cell table:formula="of:=SQRT([.BC36]*[.BC36]*[.$B$7]*[.$B$7]+[.$C$7]*[.$C$7]*[.AZ36]*[.AZ36])" office:value-type="float" office:value="27.5107758724926" calcext:value-type="float">
            <text:p>27.5107758725</text:p>
          </table:table-cell>
          <table:table-cell table:style-name="ce3" table:formula="of:=SQRT((2*[.$B$5]/[.$G$4])^2*([.BE36]^2*[.BJ36]^2+[.BF36]^2*[.BJ36]^2))" office:value-type="float" office:value="0.0003232389373043" calcext:value-type="float">
            <text:p>0.0003232389</text:p>
          </table:table-cell>
          <table:table-cell table:formula="of:=SQRT([.BK36]*[.BK36]+[.BD36]*[.BD36])" office:value-type="float" office:value="11.6619037941703" calcext:value-type="float">
            <text:p>11.6619037942</text:p>
          </table:table-cell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1543" calcext:value-type="float">
            <text:p>1543</text:p>
          </table:table-cell>
          <table:table-cell office:value-type="float" office:value="1396" calcext:value-type="float">
            <text:p>1396</text:p>
          </table:table-cell>
          <table:table-cell office:value-type="float" office:value="411" calcext:value-type="float">
            <text:p>411</text:p>
          </table:table-cell>
          <table:table-cell table:formula="of:=SQRT([.F37])" office:value-type="float" office:value="39.2810386828047" calcext:value-type="float">
            <text:p>39.2810386828</text:p>
          </table:table-cell>
          <table:table-cell table:formula="of:=SQRT([.G37])" office:value-type="float" office:value="37.3630833845388" calcext:value-type="float">
            <text:p>37.3630833845</text:p>
          </table:table-cell>
          <table:table-cell table:formula="of:=SQRT([.H37])" office:value-type="float" office:value="20.2731349327133" calcext:value-type="float">
            <text:p>20.2731349327</text:p>
          </table:table-cell>
          <table:table-cell table:formula="of:=[.F37]*[.$B$6]" office:value-type="float" office:value="1100.44206465345" calcext:value-type="float">
            <text:p>1100.4420646535</text:p>
          </table:table-cell>
          <table:table-cell table:formula="of:=[.G37]*[.$B$7]" office:value-type="float" office:value="1046.12311557789" calcext:value-type="float">
            <text:p>1046.1231155779</text:p>
          </table:table-cell>
          <table:table-cell table:style-name="ce3" table:formula="of:=2*[.L37]*[.M37]*[.$B$5]/[.$G$4]" office:value-type="float" office:value="0.0143899735148529" calcext:value-type="float">
            <text:p>0.0143899735</text:p>
          </table:table-cell>
          <table:table-cell table:formula="of:=[.H37]-[.N37]" office:value-type="float" office:value="410.985610026485" calcext:value-type="float">
            <text:p>410.9856100265</text:p>
          </table:table-cell>
          <table:table-cell table:formula="of:=SQRT([.I37]*[.I37]*[.$B$6]*[.$B$6]+[.$C$6]*[.$C$6]*[.F37]*[.F37])" office:value-type="float" office:value="46.0666008359523" calcext:value-type="float">
            <text:p>46.066600836</text:p>
          </table:table-cell>
          <table:table-cell table:formula="of:=SQRT([.J37]*[.J37]*[.$B$7]*[.$B$7]+[.$C$7]*[.$C$7]*[.G37]*[.G37])" office:value-type="float" office:value="42.5396818186358" calcext:value-type="float">
            <text:p>42.5396818186</text:p>
          </table:table-cell>
          <table:table-cell table:style-name="ce3" table:formula="of:=SQRT((2*[.$B$5]/[.$G$4])^2*([.L37]^2*[.Q37]^2+[.M37]^2*[.Q37]^2))" office:value-type="float" office:value="0.000807369497198573" calcext:value-type="float">
            <text:p>0.0008073695</text:p>
          </table:table-cell>
          <table:table-cell table:formula="of:=SQRT([.R37]*[.R37]+[.K37]*[.K37])" office:value-type="float" office:value="20.2731349487899" calcext:value-type="float">
            <text:p>20.2731349488</text:p>
          </table:table-cell>
          <table:table-cell office:value-type="float" office:value="290" calcext:value-type="float">
            <text:p>290</text:p>
          </table:table-cell>
          <table:table-cell office:value-type="float" office:value="1730" calcext:value-type="float">
            <text:p>1730</text:p>
          </table:table-cell>
          <table:table-cell office:value-type="float" office:value="1224" calcext:value-type="float">
            <text:p>1224</text:p>
          </table:table-cell>
          <table:table-cell office:value-type="float" office:value="280" calcext:value-type="float">
            <text:p>280</text:p>
          </table:table-cell>
          <table:table-cell table:formula="of:=SQRT([.U37])" office:value-type="float" office:value="41.5932686861708" calcext:value-type="float">
            <text:p>41.5932686862</text:p>
          </table:table-cell>
          <table:table-cell table:formula="of:=SQRT([.V37])" office:value-type="float" office:value="34.9857113690718" calcext:value-type="float">
            <text:p>34.9857113691</text:p>
          </table:table-cell>
          <table:table-cell table:formula="of:=SQRT([.W37])" office:value-type="float" office:value="16.7332005306815" calcext:value-type="float">
            <text:p>16.7332005307</text:p>
          </table:table-cell>
          <table:table-cell table:formula="of:=[.U37]*[.$B$6]" office:value-type="float" office:value="1233.80736996142" calcext:value-type="float">
            <text:p>1233.8073699614</text:p>
          </table:table-cell>
          <table:table-cell table:formula="of:=[.V37]*[.$B$7]" office:value-type="float" office:value="917.231155778894" calcext:value-type="float">
            <text:p>917.2311557789</text:p>
          </table:table-cell>
          <table:table-cell table:style-name="ce3" table:formula="of:=2*[.AA37]*[.AB37]*[.$B$5]/[.$G$4]" office:value-type="float" office:value="0.0141460819994779" calcext:value-type="float">
            <text:p>0.014146082</text:p>
          </table:table-cell>
          <table:table-cell table:formula="of:=[.W37]-[.AC37]" office:value-type="float" office:value="279.985853918001" calcext:value-type="float">
            <text:p>279.985853918</text:p>
          </table:table-cell>
          <table:table-cell table:formula="of:=SQRT([.X37]*[.X37]*[.$B$6]*[.$B$6]+[.$C$6]*[.$C$6]*[.U37]*[.U37])" office:value-type="float" office:value="50.6066455092921" calcext:value-type="float">
            <text:p>50.6066455093</text:p>
          </table:table-cell>
          <table:table-cell table:formula="of:=SQRT([.Y37]*[.Y37]*[.$B$7]*[.$B$7]+[.$C$7]*[.$C$7]*[.V37]*[.V37])" office:value-type="float" office:value="38.4169017948757" calcext:value-type="float">
            <text:p>38.4169017949</text:p>
          </table:table-cell>
          <table:table-cell table:style-name="ce3" table:formula="of:=SQRT((2*[.$B$5]/[.$G$4])^2*([.AA37]^2*[.AF37]^2+[.AB37]^2*[.AF37]^2))" office:value-type="float" office:value="0.000738276007386844" calcext:value-type="float">
            <text:p>0.000738276</text:p>
          </table:table-cell>
          <table:table-cell table:formula="of:=SQRT([.AG37]*[.AG37]+[.Z37]*[.Z37])" office:value-type="float" office:value="16.733200546968" calcext:value-type="float">
            <text:p>16.733200547</text:p>
          </table:table-cell>
          <table:table-cell office:value-type="float" office:value="290" calcext:value-type="float">
            <text:p>290</text:p>
          </table:table-cell>
          <table:table-cell office:value-type="float" office:value="1929" calcext:value-type="float">
            <text:p>1929</text:p>
          </table:table-cell>
          <table:table-cell office:value-type="float" office:value="1041" calcext:value-type="float">
            <text:p>1041</text:p>
          </table:table-cell>
          <table:table-cell office:value-type="float" office:value="151" calcext:value-type="float">
            <text:p>151</text:p>
          </table:table-cell>
          <table:table-cell table:formula="of:=SQRT([.AJ37])" office:value-type="float" office:value="43.9203825119955" calcext:value-type="float">
            <text:p>43.920382512</text:p>
          </table:table-cell>
          <table:table-cell table:formula="of:=SQRT([.AK37])" office:value-type="float" office:value="32.2645316098034" calcext:value-type="float">
            <text:p>32.2645316098</text:p>
          </table:table-cell>
          <table:table-cell table:formula="of:=SQRT([.AL37])" office:value-type="float" office:value="12.2882057274445" calcext:value-type="float">
            <text:p>12.2882057274</text:p>
          </table:table-cell>
          <table:table-cell table:formula="of:=[.AJ37]*[.$B$6]" office:value-type="float" office:value="1375.73087667953" calcext:value-type="float">
            <text:p>1375.7308766795</text:p>
          </table:table-cell>
          <table:table-cell table:formula="of:=[.AK37]*[.$B$7]" office:value-type="float" office:value="780.096105527638" calcext:value-type="float">
            <text:p>780.0961055276</text:p>
          </table:table-cell>
          <table:table-cell table:style-name="ce3" table:formula="of:=2*[.AP37]*[.AQ37]*[.$B$5]/[.$G$4]" office:value-type="float" office:value="0.0134150287393978" calcext:value-type="float">
            <text:p>0.0134150287</text:p>
          </table:table-cell>
          <table:table-cell table:formula="of:=[.AL37]-[.AR37]" office:value-type="float" office:value="150.986584971261" calcext:value-type="float">
            <text:p>150.9865849713</text:p>
          </table:table-cell>
          <table:table-cell table:formula="of:=SQRT([.AM37]*[.AM37]*[.$B$6]*[.$B$6]+[.$C$6]*[.$C$6]*[.AJ37]*[.AJ37])" office:value-type="float" office:value="55.4188085911983" calcext:value-type="float">
            <text:p>55.4188085912</text:p>
          </table:table-cell>
          <table:table-cell table:formula="of:=SQRT([.AN37]*[.AN37]*[.$B$7]*[.$B$7]+[.$C$7]*[.$C$7]*[.AK37]*[.AK37])" office:value-type="float" office:value="33.9843881848403" calcext:value-type="float">
            <text:p>33.9843881848</text:p>
          </table:table-cell>
          <table:table-cell table:style-name="ce3" table:formula="of:=SQRT((2*[.$B$5]/[.$G$4])^2*([.AP37]^2*[.AU37]^2+[.AQ37]^2*[.AU37]^2))" office:value-type="float" office:value="0.00067183466630679" calcext:value-type="float">
            <text:p>0.0006718347</text:p>
          </table:table-cell>
          <table:table-cell table:formula="of:=SQRT([.AV37]*[.AV37]+[.AO37]*[.AO37])" office:value-type="float" office:value="12.2882057458102" calcext:value-type="float">
            <text:p>12.2882057458</text:p>
          </table:table-cell>
          <table:table-cell office:value-type="float" office:value="290" calcext:value-type="float">
            <text:p>290</text:p>
          </table:table-cell>
          <table:table-cell office:value-type="float" office:value="1006" calcext:value-type="float">
            <text:p>1006</text:p>
          </table:table-cell>
          <table:table-cell office:value-type="float" office:value="815" calcext:value-type="float">
            <text:p>815</text:p>
          </table:table-cell>
          <table:table-cell office:value-type="float" office:value="107" calcext:value-type="float">
            <text:p>107</text:p>
          </table:table-cell>
          <table:table-cell table:formula="of:=SQRT([.AY37])" office:value-type="float" office:value="31.7175030543074" calcext:value-type="float">
            <text:p>31.7175030543</text:p>
          </table:table-cell>
          <table:table-cell table:formula="of:=SQRT([.AZ37])" office:value-type="float" office:value="28.5482048472404" calcext:value-type="float">
            <text:p>28.5482048472</text:p>
          </table:table-cell>
          <table:table-cell table:formula="of:=SQRT([.BA37])" office:value-type="float" office:value="10.3440804327886" calcext:value-type="float">
            <text:p>10.3440804328</text:p>
          </table:table-cell>
          <table:table-cell table:formula="of:=[.AY37]*[.$B$6]" office:value-type="float" office:value="717.46255154982" calcext:value-type="float">
            <text:p>717.4625515498</text:p>
          </table:table-cell>
          <table:table-cell table:formula="of:=[.AZ37]*[.$B$7]" office:value-type="float" office:value="610.738065326633" calcext:value-type="float">
            <text:p>610.7380653266</text:p>
          </table:table-cell>
          <table:table-cell table:style-name="ce3" table:formula="of:=2*[.BE37]*[.BF37]*[.$B$5]/[.$G$4]" office:value-type="float" office:value="0.00547727113347309" calcext:value-type="float">
            <text:p>0.0054772711</text:p>
          </table:table-cell>
          <table:table-cell table:formula="of:=[.BA37]-[.BG37]" office:value-type="float" office:value="106.994522728867" calcext:value-type="float">
            <text:p>106.9945227289</text:p>
          </table:table-cell>
          <table:table-cell table:formula="of:=SQRT([.BB37]*[.BB37]*[.$B$6]*[.$B$6]+[.$C$6]*[.$C$6]*[.AY37]*[.AY37])" office:value-type="float" office:value="32.8654763699792" calcext:value-type="float">
            <text:p>32.86547637</text:p>
          </table:table-cell>
          <table:table-cell table:formula="of:=SQRT([.BC37]*[.BC37]*[.$B$7]*[.$B$7]+[.$C$7]*[.$C$7]*[.AZ37]*[.AZ37])" office:value-type="float" office:value="28.4123369511299" calcext:value-type="float">
            <text:p>28.4123369511</text:p>
          </table:table-cell>
          <table:table-cell table:style-name="ce3" table:formula="of:=SQRT((2*[.$B$5]/[.$G$4])^2*([.BE37]^2*[.BJ37]^2+[.BF37]^2*[.BJ37]^2))" office:value-type="float" office:value="0.000334628683966671" calcext:value-type="float">
            <text:p>0.0003346287</text:p>
          </table:table-cell>
          <table:table-cell table:formula="of:=SQRT([.BK37]*[.BK37]+[.BD37]*[.BD37])" office:value-type="float" office:value="10.3440804382012" calcext:value-type="float">
            <text:p>10.3440804382</text:p>
          </table:table-cell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591" calcext:value-type="float">
            <text:p>1591</text:p>
          </table:table-cell>
          <table:table-cell office:value-type="float" office:value="1368" calcext:value-type="float">
            <text:p>1368</text:p>
          </table:table-cell>
          <table:table-cell office:value-type="float" office:value="358" calcext:value-type="float">
            <text:p>358</text:p>
          </table:table-cell>
          <table:table-cell table:formula="of:=SQRT([.F38])" office:value-type="float" office:value="39.8873413503583" calcext:value-type="float">
            <text:p>39.8873413504</text:p>
          </table:table-cell>
          <table:table-cell table:formula="of:=SQRT([.G38])" office:value-type="float" office:value="36.9864840178139" calcext:value-type="float">
            <text:p>36.9864840178</text:p>
          </table:table-cell>
          <table:table-cell table:formula="of:=SQRT([.H38])" office:value-type="float" office:value="18.9208879284245" calcext:value-type="float">
            <text:p>18.9208879284</text:p>
          </table:table-cell>
          <table:table-cell table:formula="of:=[.F38]*[.$B$6]" office:value-type="float" office:value="1134.674870294" calcext:value-type="float">
            <text:p>1134.674870294</text:p>
          </table:table-cell>
          <table:table-cell table:formula="of:=[.G38]*[.$B$7]" office:value-type="float" office:value="1025.14070351759" calcext:value-type="float">
            <text:p>1025.1407035176</text:p>
          </table:table-cell>
          <table:table-cell table:style-name="ce3" table:formula="of:=2*[.L38]*[.M38]*[.$B$5]/[.$G$4]" office:value-type="float" office:value="0.0145400174349615" calcext:value-type="float">
            <text:p>0.0145400174</text:p>
          </table:table-cell>
          <table:table-cell table:formula="of:=[.H38]-[.N38]" office:value-type="float" office:value="357.985459982565" calcext:value-type="float">
            <text:p>357.9854599826</text:p>
          </table:table-cell>
          <table:table-cell table:formula="of:=SQRT([.I38]*[.I38]*[.$B$6]*[.$B$6]+[.$C$6]*[.$C$6]*[.F38]*[.F38])" office:value-type="float" office:value="47.2339191345572" calcext:value-type="float">
            <text:p>47.2339191346</text:p>
          </table:table-cell>
          <table:table-cell table:formula="of:=SQRT([.J38]*[.J38]*[.$B$7]*[.$B$7]+[.$C$7]*[.$C$7]*[.G38]*[.G38])" office:value-type="float" office:value="41.8708538319624" calcext:value-type="float">
            <text:p>41.870853832</text:p>
          </table:table-cell>
          <table:table-cell table:style-name="ce3" table:formula="of:=SQRT((2*[.$B$5]/[.$G$4])^2*([.L38]^2*[.Q38]^2+[.M38]^2*[.Q38]^2))" office:value-type="float" office:value="0.000800352452186228" calcext:value-type="float">
            <text:p>0.0008003525</text:p>
          </table:table-cell>
          <table:table-cell table:formula="of:=SQRT([.R38]*[.R38]+[.K38]*[.K38])" office:value-type="float" office:value="18.9208879453519" calcext:value-type="float">
            <text:p>18.9208879454</text:p>
          </table:table-cell>
          <table:table-cell office:value-type="float" office:value="300" calcext:value-type="float">
            <text:p>300</text:p>
          </table:table-cell>
          <table:table-cell office:value-type="float" office:value="1713" calcext:value-type="float">
            <text:p>1713</text:p>
          </table:table-cell>
          <table:table-cell office:value-type="float" office:value="1226" calcext:value-type="float">
            <text:p>1226</text:p>
          </table:table-cell>
          <table:table-cell office:value-type="float" office:value="183" calcext:value-type="float">
            <text:p>183</text:p>
          </table:table-cell>
          <table:table-cell table:formula="of:=SQRT([.U38])" office:value-type="float" office:value="41.3884041731498" calcext:value-type="float">
            <text:p>41.3884041731</text:p>
          </table:table-cell>
          <table:table-cell table:formula="of:=SQRT([.V38])" office:value-type="float" office:value="35.0142828000232" calcext:value-type="float">
            <text:p>35.0142828</text:p>
          </table:table-cell>
          <table:table-cell table:formula="of:=SQRT([.W38])" office:value-type="float" office:value="13.5277492584687" calcext:value-type="float">
            <text:p>13.5277492585</text:p>
          </table:table-cell>
          <table:table-cell table:formula="of:=[.U38]*[.$B$6]" office:value-type="float" office:value="1221.68325129706" calcext:value-type="float">
            <text:p>1221.6832512971</text:p>
          </table:table-cell>
          <table:table-cell table:formula="of:=[.V38]*[.$B$7]" office:value-type="float" office:value="918.729899497487" calcext:value-type="float">
            <text:p>918.7298994975</text:p>
          </table:table-cell>
          <table:table-cell table:style-name="ce3" table:formula="of:=2*[.AA38]*[.AB38]*[.$B$5]/[.$G$4]" office:value-type="float" office:value="0.0140299616335239" calcext:value-type="float">
            <text:p>0.0140299616</text:p>
          </table:table-cell>
          <table:table-cell table:formula="of:=[.W38]-[.AC38]" office:value-type="float" office:value="182.985970038366" calcext:value-type="float">
            <text:p>182.9859700384</text:p>
          </table:table-cell>
          <table:table-cell table:formula="of:=SQRT([.X38]*[.X38]*[.$B$6]*[.$B$6]+[.$C$6]*[.$C$6]*[.U38]*[.U38])" office:value-type="float" office:value="50.1947127572689" calcext:value-type="float">
            <text:p>50.1947127573</text:p>
          </table:table-cell>
          <table:table-cell table:formula="of:=SQRT([.Y38]*[.Y38]*[.$B$7]*[.$B$7]+[.$C$7]*[.$C$7]*[.V38]*[.V38])" office:value-type="float" office:value="38.4650542556295" calcext:value-type="float">
            <text:p>38.4650542556</text:p>
          </table:table-cell>
          <table:table-cell table:style-name="ce3" table:formula="of:=SQRT((2*[.$B$5]/[.$G$4])^2*([.AA38]^2*[.AF38]^2+[.AB38]^2*[.AF38]^2))" office:value-type="float" office:value="0.000734964203997817" calcext:value-type="float">
            <text:p>0.0007349642</text:p>
          </table:table-cell>
          <table:table-cell table:formula="of:=SQRT([.AG38]*[.AG38]+[.Z38]*[.Z38])" office:value-type="float" office:value="13.527749278434" calcext:value-type="float">
            <text:p>13.5277492784</text:p>
          </table:table-cell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1151" calcext:value-type="float">
            <text:p>1151</text:p>
          </table:table-cell>
          <table:table-cell office:value-type="float" office:value="59" calcext:value-type="float">
            <text:p>59</text:p>
          </table:table-cell>
          <table:table-cell table:formula="of:=SQRT([.AJ38])" office:value-type="float" office:value="42.5675933075855" calcext:value-type="float">
            <text:p>42.5675933076</text:p>
          </table:table-cell>
          <table:table-cell table:formula="of:=SQRT([.AK38])" office:value-type="float" office:value="33.9263909073747" calcext:value-type="float">
            <text:p>33.9263909074</text:p>
          </table:table-cell>
          <table:table-cell table:formula="of:=SQRT([.AL38])" office:value-type="float" office:value="7.68114574786861" calcext:value-type="float">
            <text:p>7.6811457479</text:p>
          </table:table-cell>
          <table:table-cell table:formula="of:=[.AJ38]*[.$B$6]" office:value-type="float" office:value="1292.28841293069" calcext:value-type="float">
            <text:p>1292.2884129307</text:p>
          </table:table-cell>
          <table:table-cell table:formula="of:=[.AK38]*[.$B$7]" office:value-type="float" office:value="862.527010050251" calcext:value-type="float">
            <text:p>862.5270100503</text:p>
          </table:table-cell>
          <table:table-cell table:style-name="ce3" table:formula="of:=2*[.AP38]*[.AQ38]*[.$B$5]/[.$G$4]" office:value-type="float" office:value="0.0139329207615962" calcext:value-type="float">
            <text:p>0.0139329208</text:p>
          </table:table-cell>
          <table:table-cell table:formula="of:=[.AL38]-[.AR38]" office:value-type="float" office:value="58.9860670792384" calcext:value-type="float">
            <text:p>58.9860670792</text:p>
          </table:table-cell>
          <table:table-cell table:formula="of:=SQRT([.AM38]*[.AM38]*[.$B$6]*[.$B$6]+[.$C$6]*[.$C$6]*[.AJ38]*[.AJ38])" office:value-type="float" office:value="52.5916502055564" calcext:value-type="float">
            <text:p>52.5916502056</text:p>
          </table:table-cell>
          <table:table-cell table:formula="of:=SQRT([.AN38]*[.AN38]*[.$B$7]*[.$B$7]+[.$C$7]*[.$C$7]*[.AK38]*[.AK38])" office:value-type="float" office:value="36.6553528432454" calcext:value-type="float">
            <text:p>36.6553528432</text:p>
          </table:table-cell>
          <table:table-cell table:style-name="ce3" table:formula="of:=SQRT((2*[.$B$5]/[.$G$4])^2*([.AP38]^2*[.AU38]^2+[.AQ38]^2*[.AU38]^2))" office:value-type="float" office:value="0.000711889600486071" calcext:value-type="float">
            <text:p>0.0007118896</text:p>
          </table:table-cell>
          <table:table-cell table:formula="of:=SQRT([.AV38]*[.AV38]+[.AO38]*[.AO38])" office:value-type="float" office:value="7.68114578085762" calcext:value-type="float">
            <text:p>7.6811457809</text:p>
          </table:table-cell>
          <table:table-cell office:value-type="float" office:value="300" calcext:value-type="float">
            <text:p>300</text:p>
          </table:table-cell>
          <table:table-cell office:value-type="float" office:value="939" calcext:value-type="float">
            <text:p>939</text:p>
          </table:table-cell>
          <table:table-cell office:value-type="float" office:value="764" calcext:value-type="float">
            <text:p>764</text:p>
          </table:table-cell>
          <table:table-cell office:value-type="float" office:value="68" calcext:value-type="float">
            <text:p>68</text:p>
          </table:table-cell>
          <table:table-cell table:formula="of:=SQRT([.AY38])" office:value-type="float" office:value="30.6431068920891" calcext:value-type="float">
            <text:p>30.6431068921</text:p>
          </table:table-cell>
          <table:table-cell table:formula="of:=SQRT([.AZ38])" office:value-type="float" office:value="27.6405499221705" calcext:value-type="float">
            <text:p>27.6405499222</text:p>
          </table:table-cell>
          <table:table-cell table:formula="of:=SQRT([.BA38])" office:value-type="float" office:value="8.24621125123532" calcext:value-type="float">
            <text:p>8.2462112512</text:p>
          </table:table-cell>
          <table:table-cell table:formula="of:=[.AY38]*[.$B$6]" office:value-type="float" office:value="669.679260343222" calcext:value-type="float">
            <text:p>669.6792603432</text:p>
          </table:table-cell>
          <table:table-cell table:formula="of:=[.AZ38]*[.$B$7]" office:value-type="float" office:value="572.520100502513" calcext:value-type="float">
            <text:p>572.5201005025</text:p>
          </table:table-cell>
          <table:table-cell table:style-name="ce3" table:formula="of:=2*[.BE38]*[.BF38]*[.$B$5]/[.$G$4]" office:value-type="float" office:value="0.00479256046795187" calcext:value-type="float">
            <text:p>0.0047925605</text:p>
          </table:table-cell>
          <table:table-cell table:formula="of:=[.BA38]-[.BG38]" office:value-type="float" office:value="67.9952074395321" calcext:value-type="float">
            <text:p>67.9952074395</text:p>
          </table:table-cell>
          <table:table-cell table:formula="of:=SQRT([.BB38]*[.BB38]*[.$B$6]*[.$B$6]+[.$C$6]*[.$C$6]*[.AY38]*[.AY38])" office:value-type="float" office:value="31.1907646590379" calcext:value-type="float">
            <text:p>31.190764659</text:p>
          </table:table-cell>
          <table:table-cell table:formula="of:=SQRT([.BC38]*[.BC38]*[.$B$7]*[.$B$7]+[.$C$7]*[.$C$7]*[.AZ38]*[.AZ38])" office:value-type="float" office:value="27.1337037080052" calcext:value-type="float">
            <text:p>27.133703708</text:p>
          </table:table-cell>
          <table:table-cell table:style-name="ce3" table:formula="of:=SQRT((2*[.$B$5]/[.$G$4])^2*([.BE38]^2*[.BJ38]^2+[.BF38]^2*[.BJ38]^2))" office:value-type="float" office:value="0.000298826962022634" calcext:value-type="float">
            <text:p>0.000298827</text:p>
          </table:table-cell>
          <table:table-cell table:formula="of:=SQRT([.BK38]*[.BK38]+[.BD38]*[.BD38])" office:value-type="float" office:value="8.24621125664978" calcext:value-type="float">
            <text:p>8.2462112566</text:p>
          </table:table-cell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1510" calcext:value-type="float">
            <text:p>1510</text:p>
          </table:table-cell>
          <table:table-cell office:value-type="float" office:value="1268" calcext:value-type="float">
            <text:p>1268</text:p>
          </table:table-cell>
          <table:table-cell office:value-type="float" office:value="283" calcext:value-type="float">
            <text:p>283</text:p>
          </table:table-cell>
          <table:table-cell table:formula="of:=SQRT([.F39])" office:value-type="float" office:value="38.8587184554509" calcext:value-type="float">
            <text:p>38.8587184555</text:p>
          </table:table-cell>
          <table:table-cell table:formula="of:=SQRT([.G39])" office:value-type="float" office:value="35.6089876295297" calcext:value-type="float">
            <text:p>35.6089876295</text:p>
          </table:table-cell>
          <table:table-cell table:formula="of:=SQRT([.H39])" office:value-type="float" office:value="16.8226038412607" calcext:value-type="float">
            <text:p>16.8226038413</text:p>
          </table:table-cell>
          <table:table-cell table:formula="of:=[.F39]*[.$B$6]" office:value-type="float" office:value="1076.90701077558" calcext:value-type="float">
            <text:p>1076.9070107756</text:p>
          </table:table-cell>
          <table:table-cell table:formula="of:=[.G39]*[.$B$7]" office:value-type="float" office:value="950.20351758794" calcext:value-type="float">
            <text:p>950.2035175879</text:p>
          </table:table-cell>
          <table:table-cell table:style-name="ce3" table:formula="of:=2*[.L39]*[.M39]*[.$B$5]/[.$G$4]" office:value-type="float" office:value="0.0127910103719258" calcext:value-type="float">
            <text:p>0.0127910104</text:p>
          </table:table-cell>
          <table:table-cell table:formula="of:=[.H39]-[.N39]" office:value-type="float" office:value="282.987208989628" calcext:value-type="float">
            <text:p>282.9872089896</text:p>
          </table:table-cell>
          <table:table-cell table:formula="of:=SQRT([.I39]*[.I39]*[.$B$6]*[.$B$6]+[.$C$6]*[.$C$6]*[.F39]*[.F39])" office:value-type="float" office:value="45.2631918562893" calcext:value-type="float">
            <text:p>45.2631918563</text:p>
          </table:table-cell>
          <table:table-cell table:formula="of:=SQRT([.J39]*[.J39]*[.$B$7]*[.$B$7]+[.$C$7]*[.$C$7]*[.G39]*[.G39])" office:value-type="float" office:value="39.475007157852" calcext:value-type="float">
            <text:p>39.4750071579</text:p>
          </table:table-cell>
          <table:table-cell table:style-name="ce3" table:formula="of:=SQRT((2*[.$B$5]/[.$G$4])^2*([.L39]^2*[.Q39]^2+[.M39]^2*[.Q39]^2))" office:value-type="float" office:value="0.000708665616806758" calcext:value-type="float">
            <text:p>0.0007086656</text:p>
          </table:table-cell>
          <table:table-cell table:formula="of:=SQRT([.R39]*[.R39]+[.K39]*[.K39])" office:value-type="float" office:value="16.8226038561873" calcext:value-type="float">
            <text:p>16.8226038562</text:p>
          </table:table-cell>
          <table:table-cell office:value-type="float" office:value="310" calcext:value-type="float">
            <text:p>310</text:p>
          </table:table-cell>
          <table:table-cell office:value-type="float" office:value="1631" calcext:value-type="float">
            <text:p>1631</text:p>
          </table:table-cell>
          <table:table-cell office:value-type="float" office:value="1294" calcext:value-type="float">
            <text:p>1294</text:p>
          </table:table-cell>
          <table:table-cell office:value-type="float" office:value="111" calcext:value-type="float">
            <text:p>111</text:p>
          </table:table-cell>
          <table:table-cell table:formula="of:=SQRT([.U39])" office:value-type="float" office:value="40.3856410126173" calcext:value-type="float">
            <text:p>40.3856410126</text:p>
          </table:table-cell>
          <table:table-cell table:formula="of:=SQRT([.V39])" office:value-type="float" office:value="35.9722114972099" calcext:value-type="float">
            <text:p>35.9722114972</text:p>
          </table:table-cell>
          <table:table-cell table:formula="of:=SQRT([.W39])" office:value-type="float" office:value="10.5356537528527" calcext:value-type="float">
            <text:p>10.5356537529</text:p>
          </table:table-cell>
          <table:table-cell table:formula="of:=[.U39]*[.$B$6]" office:value-type="float" office:value="1163.20220832779" calcext:value-type="float">
            <text:p>1163.2022083278</text:p>
          </table:table-cell>
          <table:table-cell table:formula="of:=[.V39]*[.$B$7]" office:value-type="float" office:value="969.687185929648" calcext:value-type="float">
            <text:p>969.6871859296</text:p>
          </table:table-cell>
          <table:table-cell table:style-name="ce3" table:formula="of:=2*[.AA39]*[.AB39]*[.$B$5]/[.$G$4]" office:value-type="float" office:value="0.0140992784507566" calcext:value-type="float">
            <text:p>0.0140992785</text:p>
          </table:table-cell>
          <table:table-cell table:formula="of:=[.W39]-[.AC39]" office:value-type="float" office:value="110.985900721549" calcext:value-type="float">
            <text:p>110.9859007216</text:p>
          </table:table-cell>
          <table:table-cell table:formula="of:=SQRT([.X39]*[.X39]*[.$B$6]*[.$B$6]+[.$C$6]*[.$C$6]*[.U39]*[.U39])" office:value-type="float" office:value="48.2055991784496" calcext:value-type="float">
            <text:p>48.2055991784</text:p>
          </table:table-cell>
          <table:table-cell table:formula="of:=SQRT([.Y39]*[.Y39]*[.$B$7]*[.$B$7]+[.$C$7]*[.$C$7]*[.V39]*[.V39])" office:value-type="float" office:value="40.0990715172933" calcext:value-type="float">
            <text:p>40.0990715173</text:p>
          </table:table-cell>
          <table:table-cell table:style-name="ce3" table:formula="of:=SQRT((2*[.$B$5]/[.$G$4])^2*([.AA39]^2*[.AF39]^2+[.AB39]^2*[.AF39]^2))" office:value-type="float" office:value="0.000759063054283155" calcext:value-type="float">
            <text:p>0.0007590631</text:p>
          </table:table-cell>
          <table:table-cell table:formula="of:=SQRT([.AG39]*[.AG39]+[.Z39]*[.Z39])" office:value-type="float" office:value="10.5356537801969" calcext:value-type="float">
            <text:p>10.5356537802</text:p>
          </table:table-cell>
          <table:table-cell office:value-type="float" office:value="310" calcext:value-type="float">
            <text:p>310</text:p>
          </table:table-cell>
          <table:table-cell office:value-type="float" office:value="1812" calcext:value-type="float">
            <text:p>1812</text:p>
          </table:table-cell>
          <table:table-cell office:value-type="float" office:value="1154" calcext:value-type="float">
            <text:p>1154</text:p>
          </table:table-cell>
          <table:table-cell office:value-type="float" office:value="8" calcext:value-type="float">
            <text:p>8</text:p>
          </table:table-cell>
          <table:table-cell table:formula="of:=SQRT([.AJ39])" office:value-type="float" office:value="42.5675933075855" calcext:value-type="float">
            <text:p>42.5675933076</text:p>
          </table:table-cell>
          <table:table-cell table:formula="of:=SQRT([.AK39])" office:value-type="float" office:value="33.9705755029261" calcext:value-type="float">
            <text:p>33.9705755029</text:p>
          </table:table-cell>
          <table:table-cell table:formula="of:=SQRT([.AL39])" office:value-type="float" office:value="2.82842712474619" calcext:value-type="float">
            <text:p>2.8284271247</text:p>
          </table:table-cell>
          <table:table-cell table:formula="of:=[.AJ39]*[.$B$6]" office:value-type="float" office:value="1292.28841293069" calcext:value-type="float">
            <text:p>1292.2884129307</text:p>
          </table:table-cell>
          <table:table-cell table:formula="of:=[.AK39]*[.$B$7]" office:value-type="float" office:value="864.775125628141" calcext:value-type="float">
            <text:p>864.7751256281</text:p>
          </table:table-cell>
          <table:table-cell table:style-name="ce3" table:formula="of:=2*[.AP39]*[.AQ39]*[.$B$5]/[.$G$4]" office:value-type="float" office:value="0.0139692359329991" calcext:value-type="float">
            <text:p>0.0139692359</text:p>
          </table:table-cell>
          <table:table-cell table:formula="of:=[.AL39]-[.AR39]" office:value-type="float" office:value="7.986030764067" calcext:value-type="float">
            <text:p>7.9860307641</text:p>
          </table:table-cell>
          <table:table-cell table:formula="of:=SQRT([.AM39]*[.AM39]*[.$B$6]*[.$B$6]+[.$C$6]*[.$C$6]*[.AJ39]*[.AJ39])" office:value-type="float" office:value="52.5916502055564" calcext:value-type="float">
            <text:p>52.5916502056</text:p>
          </table:table-cell>
          <table:table-cell table:formula="of:=SQRT([.AN39]*[.AN39]*[.$B$7]*[.$B$7]+[.$C$7]*[.$C$7]*[.AK39]*[.AK39])" office:value-type="float" office:value="36.7279053104587" calcext:value-type="float">
            <text:p>36.7279053105</text:p>
          </table:table-cell>
          <table:table-cell table:style-name="ce3" table:formula="of:=SQRT((2*[.$B$5]/[.$G$4])^2*([.AP39]^2*[.AU39]^2+[.AQ39]^2*[.AU39]^2))" office:value-type="float" office:value="0.000713872140501867" calcext:value-type="float">
            <text:p>0.0007138721</text:p>
          </table:table-cell>
          <table:table-cell table:formula="of:=SQRT([.AV39]*[.AV39]+[.AO39]*[.AO39])" office:value-type="float" office:value="2.82842721483397" calcext:value-type="float">
            <text:p>2.8284272148</text:p>
          </table:table-cell>
          <table:table-cell office:value-type="float" office:value="310" calcext:value-type="float">
            <text:p>310</text:p>
          </table:table-cell>
          <table:table-cell office:value-type="float" office:value="951" calcext:value-type="float">
            <text:p>951</text:p>
          </table:table-cell>
          <table:table-cell office:value-type="float" office:value="798" calcext:value-type="float">
            <text:p>798</text:p>
          </table:table-cell>
          <table:table-cell office:value-type="float" office:value="31" calcext:value-type="float">
            <text:p>31</text:p>
          </table:table-cell>
          <table:table-cell table:formula="of:=SQRT([.AY39])" office:value-type="float" office:value="30.8382878902185" calcext:value-type="float">
            <text:p>30.8382878902</text:p>
          </table:table-cell>
          <table:table-cell table:formula="of:=SQRT([.AZ39])" office:value-type="float" office:value="28.2488937836511" calcext:value-type="float">
            <text:p>28.2488937837</text:p>
          </table:table-cell>
          <table:table-cell table:formula="of:=SQRT([.BA39])" office:value-type="float" office:value="5.56776436283002" calcext:value-type="float">
            <text:p>5.5677643628</text:p>
          </table:table-cell>
          <table:table-cell table:formula="of:=[.AY39]*[.$B$6]" office:value-type="float" office:value="678.237461753359" calcext:value-type="float">
            <text:p>678.2374617534</text:p>
          </table:table-cell>
          <table:table-cell table:formula="of:=[.AZ39]*[.$B$7]" office:value-type="float" office:value="597.998743718593" calcext:value-type="float">
            <text:p>597.9987437186</text:p>
          </table:table-cell>
          <table:table-cell table:style-name="ce3" table:formula="of:=2*[.BE39]*[.BF39]*[.$B$5]/[.$G$4]" office:value-type="float" office:value="0.00506981437589245" calcext:value-type="float">
            <text:p>0.0050698144</text:p>
          </table:table-cell>
          <table:table-cell table:formula="of:=[.BA39]-[.BG39]" office:value-type="float" office:value="30.9949301856241" calcext:value-type="float">
            <text:p>30.9949301856</text:p>
          </table:table-cell>
          <table:table-cell table:formula="of:=SQRT([.BB39]*[.BB39]*[.$B$6]*[.$B$6]+[.$C$6]*[.$C$6]*[.AY39]*[.AY39])" office:value-type="float" office:value="31.4913741386005" calcext:value-type="float">
            <text:p>31.4913741386</text:p>
          </table:table-cell>
          <table:table-cell table:formula="of:=SQRT([.BC39]*[.BC39]*[.$B$7]*[.$B$7]+[.$C$7]*[.$C$7]*[.AZ39]*[.AZ39])" office:value-type="float" office:value="27.9871817703736" calcext:value-type="float">
            <text:p>27.9871817704</text:p>
          </table:table-cell>
          <table:table-cell table:style-name="ce3" table:formula="of:=SQRT((2*[.$B$5]/[.$G$4])^2*([.BE39]^2*[.BJ39]^2+[.BF39]^2*[.BJ39]^2))" office:value-type="float" office:value="0.000316331101914273" calcext:value-type="float">
            <text:p>0.0003163311</text:p>
          </table:table-cell>
          <table:table-cell table:formula="of:=SQRT([.BK39]*[.BK39]+[.BD39]*[.BD39])" office:value-type="float" office:value="5.56776437181616" calcext:value-type="float">
            <text:p>5.5677643718</text:p>
          </table:table-cell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1479" calcext:value-type="float">
            <text:p>1479</text:p>
          </table:table-cell>
          <table:table-cell office:value-type="float" office:value="1338" calcext:value-type="float">
            <text:p>1338</text:p>
          </table:table-cell>
          <table:table-cell office:value-type="float" office:value="245" calcext:value-type="float">
            <text:p>245</text:p>
          </table:table-cell>
          <table:table-cell table:formula="of:=SQRT([.F40])" office:value-type="float" office:value="38.4577690460588" calcext:value-type="float">
            <text:p>38.4577690461</text:p>
          </table:table-cell>
          <table:table-cell table:formula="of:=SQRT([.G40])" office:value-type="float" office:value="36.5786823163438" calcext:value-type="float">
            <text:p>36.5786823163</text:p>
          </table:table-cell>
          <table:table-cell table:formula="of:=SQRT([.H40])" office:value-type="float" office:value="15.6524758424985" calcext:value-type="float">
            <text:p>15.6524758425</text:p>
          </table:table-cell>
          <table:table-cell table:formula="of:=[.F40]*[.$B$6]" office:value-type="float" office:value="1054.79832379939" calcext:value-type="float">
            <text:p>1054.7983237994</text:p>
          </table:table-cell>
          <table:table-cell table:formula="of:=[.G40]*[.$B$7]" office:value-type="float" office:value="1002.65954773869" calcext:value-type="float">
            <text:p>1002.6595477387</text:p>
          </table:table-cell>
          <table:table-cell table:style-name="ce3" table:formula="of:=2*[.L40]*[.M40]*[.$B$5]/[.$G$4]" office:value-type="float" office:value="0.0132200451287028" calcext:value-type="float">
            <text:p>0.0132200451</text:p>
          </table:table-cell>
          <table:table-cell table:formula="of:=[.H40]-[.N40]" office:value-type="float" office:value="244.986779954871" calcext:value-type="float">
            <text:p>244.9867799549</text:p>
          </table:table-cell>
          <table:table-cell table:formula="of:=SQRT([.I40]*[.I40]*[.$B$6]*[.$B$6]+[.$C$6]*[.$C$6]*[.F40]*[.F40])" office:value-type="float" office:value="44.5077830017414" calcext:value-type="float">
            <text:p>44.5077830017</text:p>
          </table:table-cell>
          <table:table-cell table:formula="of:=SQRT([.J40]*[.J40]*[.$B$7]*[.$B$7]+[.$C$7]*[.$C$7]*[.G40]*[.G40])" office:value-type="float" office:value="41.1533167301582" calcext:value-type="float">
            <text:p>41.1533167302</text:p>
          </table:table-cell>
          <table:table-cell table:style-name="ce3" table:formula="of:=SQRT((2*[.$B$5]/[.$G$4])^2*([.L40]^2*[.Q40]^2+[.M40]^2*[.Q40]^2))" office:value-type="float" office:value="0.000748635147865263" calcext:value-type="float">
            <text:p>0.0007486351</text:p>
          </table:table-cell>
          <table:table-cell table:formula="of:=SQRT([.R40]*[.R40]+[.K40]*[.K40])" office:value-type="float" office:value="15.6524758604016" calcext:value-type="float">
            <text:p>15.6524758604</text:p>
          </table:table-cell>
          <table:table-cell office:value-type="float" office:value="320" calcext:value-type="float">
            <text:p>320</text:p>
          </table:table-cell>
          <table:table-cell office:value-type="float" office:value="1587" calcext:value-type="float">
            <text:p>1587</text:p>
          </table:table-cell>
          <table:table-cell office:value-type="float" office:value="1287" calcext:value-type="float">
            <text:p>1287</text:p>
          </table:table-cell>
          <table:table-cell office:value-type="float" office:value="65" calcext:value-type="float">
            <text:p>65</text:p>
          </table:table-cell>
          <table:table-cell table:formula="of:=SQRT([.U40])" office:value-type="float" office:value="39.8371685740842" calcext:value-type="float">
            <text:p>39.8371685741</text:p>
          </table:table-cell>
          <table:table-cell table:formula="of:=SQRT([.V40])" office:value-type="float" office:value="35.8747822293042" calcext:value-type="float">
            <text:p>35.8747822293</text:p>
          </table:table-cell>
          <table:table-cell table:formula="of:=SQRT([.W40])" office:value-type="float" office:value="8.06225774829855" calcext:value-type="float">
            <text:p>8.0622577483</text:p>
          </table:table-cell>
          <table:table-cell table:formula="of:=[.U40]*[.$B$6]" office:value-type="float" office:value="1131.82213649062" calcext:value-type="float">
            <text:p>1131.8221364906</text:p>
          </table:table-cell>
          <table:table-cell table:formula="of:=[.V40]*[.$B$7]" office:value-type="float" office:value="964.441582914573" calcext:value-type="float">
            <text:p>964.4415829146</text:p>
          </table:table-cell>
          <table:table-cell table:style-name="ce3" table:formula="of:=2*[.AA40]*[.AB40]*[.$B$5]/[.$G$4]" office:value-type="float" office:value="0.0136447041611846" calcext:value-type="float">
            <text:p>0.0136447042</text:p>
          </table:table-cell>
          <table:table-cell table:formula="of:=[.W40]-[.AC40]" office:value-type="float" office:value="64.9863552958388" calcext:value-type="float">
            <text:p>64.9863552958</text:p>
          </table:table-cell>
          <table:table-cell table:formula="of:=SQRT([.X40]*[.X40]*[.$B$6]*[.$B$6]+[.$C$6]*[.$C$6]*[.U40]*[.U40])" office:value-type="float" office:value="47.1366981010171" calcext:value-type="float">
            <text:p>47.136698101</text:p>
          </table:table-cell>
          <table:table-cell table:formula="of:=SQRT([.Y40]*[.Y40]*[.$B$7]*[.$B$7]+[.$C$7]*[.$C$7]*[.V40]*[.V40])" office:value-type="float" office:value="39.9311371330121" calcext:value-type="float">
            <text:p>39.931137133</text:p>
          </table:table-cell>
          <table:table-cell table:style-name="ce3" table:formula="of:=SQRT((2*[.$B$5]/[.$G$4])^2*([.AA40]^2*[.AF40]^2+[.AB40]^2*[.AF40]^2))" office:value-type="float" office:value="0.000742219997278697" calcext:value-type="float">
            <text:p>0.00074222</text:p>
          </table:table-cell>
          <table:table-cell table:formula="of:=SQRT([.AG40]*[.AG40]+[.Z40]*[.Z40])" office:value-type="float" office:value="8.06225778246333" calcext:value-type="float">
            <text:p>8.0622577825</text:p>
          </table:table-cell>
          <table:table-cell office:value-type="float" office:value="320" calcext:value-type="float">
            <text:p>320</text:p>
          </table:table-cell>
          <table:table-cell office:value-type="float" office:value="1693" calcext:value-type="float">
            <text:p>1693</text:p>
          </table:table-cell>
          <table:table-cell office:value-type="float" office:value="1188" calcext:value-type="float">
            <text:p>1188</text:p>
          </table:table-cell>
          <table:table-cell office:value-type="float" office:value="3" calcext:value-type="float">
            <text:p>3</text:p>
          </table:table-cell>
          <table:table-cell table:formula="of:=SQRT([.AJ40])" office:value-type="float" office:value="41.146081222882" calcext:value-type="float">
            <text:p>41.1460812229</text:p>
          </table:table-cell>
          <table:table-cell table:formula="of:=SQRT([.AK40])" office:value-type="float" office:value="34.4673758792282" calcext:value-type="float">
            <text:p>34.4673758792</text:p>
          </table:table-cell>
          <table:table-cell table:formula="of:=SQRT([.AL40])" office:value-type="float" office:value="1.73205080756888" calcext:value-type="float">
            <text:p>1.7320508076</text:p>
          </table:table-cell>
          <table:table-cell table:formula="of:=[.AJ40]*[.$B$6]" office:value-type="float" office:value="1207.41958228016" calcext:value-type="float">
            <text:p>1207.4195822802</text:p>
          </table:table-cell>
          <table:table-cell table:formula="of:=[.AK40]*[.$B$7]" office:value-type="float" office:value="890.253768844221" calcext:value-type="float">
            <text:p>890.2537688442</text:p>
          </table:table-cell>
          <table:table-cell table:style-name="ce3" table:formula="of:=2*[.AP40]*[.AQ40]*[.$B$5]/[.$G$4]" office:value-type="float" office:value="0.0134363729212654" calcext:value-type="float">
            <text:p>0.0134363729</text:p>
          </table:table-cell>
          <table:table-cell table:formula="of:=[.AL40]-[.AR40]" office:value-type="float" office:value="2.98656362707873" calcext:value-type="float">
            <text:p>2.9865636271</text:p>
          </table:table-cell>
          <table:table-cell table:formula="of:=SQRT([.AM40]*[.AM40]*[.$B$6]*[.$B$6]+[.$C$6]*[.$C$6]*[.AJ40]*[.AJ40])" office:value-type="float" office:value="49.7098964779556" calcext:value-type="float">
            <text:p>49.709896478</text:p>
          </table:table-cell>
          <table:table-cell table:formula="of:=SQRT([.AN40]*[.AN40]*[.$B$7]*[.$B$7]+[.$C$7]*[.$C$7]*[.AK40]*[.AK40])" office:value-type="float" office:value="37.5491856702219" calcext:value-type="float">
            <text:p>37.5491856702</text:p>
          </table:table-cell>
          <table:table-cell table:style-name="ce3" table:formula="of:=SQRT((2*[.$B$5]/[.$G$4])^2*([.AP40]^2*[.AU40]^2+[.AQ40]^2*[.AU40]^2))" office:value-type="float" office:value="0.000704111972619592" calcext:value-type="float">
            <text:p>0.000704112</text:p>
          </table:table-cell>
          <table:table-cell table:formula="of:=SQRT([.AV40]*[.AV40]+[.AO40]*[.AO40])" office:value-type="float" office:value="1.7320509506864" calcext:value-type="float">
            <text:p>1.7320509507</text:p>
          </table:table-cell>
          <table:table-cell office:value-type="float" office:value="320" calcext:value-type="float">
            <text:p>320</text:p>
          </table:table-cell>
          <table:table-cell office:value-type="float" office:value="939" calcext:value-type="float">
            <text:p>939</text:p>
          </table:table-cell>
          <table:table-cell office:value-type="float" office:value="766" calcext:value-type="float">
            <text:p>766</text:p>
          </table:table-cell>
          <table:table-cell office:value-type="float" office:value="17" calcext:value-type="float">
            <text:p>17</text:p>
          </table:table-cell>
          <table:table-cell table:formula="of:=SQRT([.AY40])" office:value-type="float" office:value="30.6431068920891" calcext:value-type="float">
            <text:p>30.6431068921</text:p>
          </table:table-cell>
          <table:table-cell table:formula="of:=SQRT([.AZ40])" office:value-type="float" office:value="27.6767050061961" calcext:value-type="float">
            <text:p>27.6767050062</text:p>
          </table:table-cell>
          <table:table-cell table:formula="of:=SQRT([.BA40])" office:value-type="float" office:value="4.12310562561766" calcext:value-type="float">
            <text:p>4.1231056256</text:p>
          </table:table-cell>
          <table:table-cell table:formula="of:=[.AY40]*[.$B$6]" office:value-type="float" office:value="669.679260343222" calcext:value-type="float">
            <text:p>669.6792603432</text:p>
          </table:table-cell>
          <table:table-cell table:formula="of:=[.AZ40]*[.$B$7]" office:value-type="float" office:value="574.018844221106" calcext:value-type="float">
            <text:p>574.0188442211</text:p>
          </table:table-cell>
          <table:table-cell table:style-name="ce3" table:formula="of:=2*[.BE40]*[.BF40]*[.$B$5]/[.$G$4]" office:value-type="float" office:value="0.00480510643776327" calcext:value-type="float">
            <text:p>0.0048051064</text:p>
          </table:table-cell>
          <table:table-cell table:formula="of:=[.BA40]-[.BG40]" office:value-type="float" office:value="16.9951948935622" calcext:value-type="float">
            <text:p>16.9951948936</text:p>
          </table:table-cell>
          <table:table-cell table:formula="of:=SQRT([.BB40]*[.BB40]*[.$B$6]*[.$B$6]+[.$C$6]*[.$C$6]*[.AY40]*[.AY40])" office:value-type="float" office:value="31.1907646590379" calcext:value-type="float">
            <text:p>31.190764659</text:p>
          </table:table-cell>
          <table:table-cell table:formula="of:=SQRT([.BC40]*[.BC40]*[.$B$7]*[.$B$7]+[.$C$7]*[.$C$7]*[.AZ40]*[.AZ40])" office:value-type="float" office:value="27.1840305027302" calcext:value-type="float">
            <text:p>27.1840305027</text:p>
          </table:table-cell>
          <table:table-cell table:style-name="ce3" table:formula="of:=SQRT((2*[.$B$5]/[.$G$4])^2*([.BE40]^2*[.BJ40]^2+[.BF40]^2*[.BJ40]^2))" office:value-type="float" office:value="0.00029971240137392" calcext:value-type="float">
            <text:p>0.0002997124</text:p>
          </table:table-cell>
          <table:table-cell table:formula="of:=SQRT([.BK40]*[.BK40]+[.BD40]*[.BD40])" office:value-type="float" office:value="4.12310563651085" calcext:value-type="float">
            <text:p>4.1231056365</text:p>
          </table:table-cell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1507" calcext:value-type="float">
            <text:p>1507</text:p>
          </table:table-cell>
          <table:table-cell office:value-type="float" office:value="1348" calcext:value-type="float">
            <text:p>1348</text:p>
          </table:table-cell>
          <table:table-cell office:value-type="float" office:value="238" calcext:value-type="float">
            <text:p>238</text:p>
          </table:table-cell>
          <table:table-cell table:formula="of:=SQRT([.F41])" office:value-type="float" office:value="38.8200978875633" calcext:value-type="float">
            <text:p>38.8200978876</text:p>
          </table:table-cell>
          <table:table-cell table:formula="of:=SQRT([.G41])" office:value-type="float" office:value="36.7151195013716" calcext:value-type="float">
            <text:p>36.7151195014</text:p>
          </table:table-cell>
          <table:table-cell table:formula="of:=SQRT([.H41])" office:value-type="float" office:value="15.4272486205415" calcext:value-type="float">
            <text:p>15.4272486205</text:p>
          </table:table-cell>
          <table:table-cell table:formula="of:=[.F41]*[.$B$6]" office:value-type="float" office:value="1074.76746042304" calcext:value-type="float">
            <text:p>1074.7674604231</text:p>
          </table:table-cell>
          <table:table-cell table:formula="of:=[.G41]*[.$B$7]" office:value-type="float" office:value="1010.15326633166" calcext:value-type="float">
            <text:p>1010.1532663317</text:p>
          </table:table-cell>
          <table:table-cell table:style-name="ce3" table:formula="of:=2*[.L41]*[.M41]*[.$B$5]/[.$G$4]" office:value-type="float" office:value="0.0135709982586665" calcext:value-type="float">
            <text:p>0.0135709983</text:p>
          </table:table-cell>
          <table:table-cell table:formula="of:=[.H41]-[.N41]" office:value-type="float" office:value="237.986429001741" calcext:value-type="float">
            <text:p>237.9864290017</text:p>
          </table:table-cell>
          <table:table-cell table:formula="of:=SQRT([.I41]*[.I41]*[.$B$6]*[.$B$6]+[.$C$6]*[.$C$6]*[.F41]*[.F41])" office:value-type="float" office:value="45.1901176114872" calcext:value-type="float">
            <text:p>45.1901176115</text:p>
          </table:table-cell>
          <table:table-cell table:formula="of:=SQRT([.J41]*[.J41]*[.$B$7]*[.$B$7]+[.$C$7]*[.$C$7]*[.G41]*[.G41])" office:value-type="float" office:value="41.3926062961067" calcext:value-type="float">
            <text:p>41.3926062961</text:p>
          </table:table-cell>
          <table:table-cell table:style-name="ce3" table:formula="of:=SQRT((2*[.$B$5]/[.$G$4])^2*([.L41]^2*[.Q41]^2+[.M41]^2*[.Q41]^2))" office:value-type="float" office:value="0.000763160343198894" calcext:value-type="float">
            <text:p>0.0007631603</text:p>
          </table:table-cell>
          <table:table-cell table:formula="of:=SQRT([.R41]*[.R41]+[.K41]*[.K41])" office:value-type="float" office:value="15.4272486394176" calcext:value-type="float">
            <text:p>15.4272486394</text:p>
          </table:table-cell>
          <table:table-cell office:value-type="float" office:value="330" calcext:value-type="float">
            <text:p>330</text:p>
          </table:table-cell>
          <table:table-cell office:value-type="float" office:value="1551" calcext:value-type="float">
            <text:p>1551</text:p>
          </table:table-cell>
          <table:table-cell office:value-type="float" office:value="1331" calcext:value-type="float">
            <text:p>1331</text:p>
          </table:table-cell>
          <table:table-cell office:value-type="float" office:value="29" calcext:value-type="float">
            <text:p>29</text:p>
          </table:table-cell>
          <table:table-cell table:formula="of:=SQRT([.U41])" office:value-type="float" office:value="39.3827373350304" calcext:value-type="float">
            <text:p>39.382737335</text:p>
          </table:table-cell>
          <table:table-cell table:formula="of:=SQRT([.V41])" office:value-type="float" office:value="36.4828726939094" calcext:value-type="float">
            <text:p>36.4828726939</text:p>
          </table:table-cell>
          <table:table-cell table:formula="of:=SQRT([.W41])" office:value-type="float" office:value="5.3851648071345" calcext:value-type="float">
            <text:p>5.3851648071</text:p>
          </table:table-cell>
          <table:table-cell table:formula="of:=[.U41]*[.$B$6]" office:value-type="float" office:value="1106.14753226021" calcext:value-type="float">
            <text:p>1106.1475322602</text:p>
          </table:table-cell>
          <table:table-cell table:formula="of:=[.V41]*[.$B$7]" office:value-type="float" office:value="997.413944723618" calcext:value-type="float">
            <text:p>997.4139447236</text:p>
          </table:table-cell>
          <table:table-cell table:style-name="ce3" table:formula="of:=2*[.AA41]*[.AB41]*[.$B$5]/[.$G$4]" office:value-type="float" office:value="0.0137910871699744" calcext:value-type="float">
            <text:p>0.0137910872</text:p>
          </table:table-cell>
          <table:table-cell table:formula="of:=[.W41]-[.AC41]" office:value-type="float" office:value="28.98620891283" calcext:value-type="float">
            <text:p>28.9862089128</text:p>
          </table:table-cell>
          <table:table-cell table:formula="of:=SQRT([.X41]*[.X41]*[.$B$6]*[.$B$6]+[.$C$6]*[.$C$6]*[.U41]*[.U41])" office:value-type="float" office:value="46.2612566884169" calcext:value-type="float">
            <text:p>46.2612566884</text:p>
          </table:table-cell>
          <table:table-cell table:formula="of:=SQRT([.Y41]*[.Y41]*[.$B$7]*[.$B$7]+[.$C$7]*[.$C$7]*[.V41]*[.V41])" office:value-type="float" office:value="40.9857468469747" calcext:value-type="float">
            <text:p>40.985746847</text:p>
          </table:table-cell>
          <table:table-cell table:style-name="ce3" table:formula="of:=SQRT((2*[.$B$5]/[.$G$4])^2*([.AA41]^2*[.AF41]^2+[.AB41]^2*[.AF41]^2))" office:value-type="float" office:value="0.000763066688686743" calcext:value-type="float">
            <text:p>0.0007630667</text:p>
          </table:table-cell>
          <table:table-cell table:formula="of:=SQRT([.AG41]*[.AG41]+[.Z41]*[.Z41])" office:value-type="float" office:value="5.38516486119699" calcext:value-type="float">
            <text:p>5.3851648612</text:p>
          </table:table-cell>
          <table:table-cell office:value-type="float" office:value="330" calcext:value-type="float">
            <text:p>330</text:p>
          </table:table-cell>
          <table:table-cell office:value-type="float" office:value="1610" calcext:value-type="float">
            <text:p>1610</text:p>
          </table:table-cell>
          <table:table-cell office:value-type="float" office:value="1231" calcext:value-type="float">
            <text:p>1231</text:p>
          </table:table-cell>
          <table:table-cell office:value-type="float" office:value="3" calcext:value-type="float">
            <text:p>3</text:p>
          </table:table-cell>
          <table:table-cell table:formula="of:=SQRT([.AJ41])" office:value-type="float" office:value="40.1248052954778" calcext:value-type="float">
            <text:p>40.1248052955</text:p>
          </table:table-cell>
          <table:table-cell table:formula="of:=SQRT([.AK41])" office:value-type="float" office:value="35.0856095856977" calcext:value-type="float">
            <text:p>35.0856095857</text:p>
          </table:table-cell>
          <table:table-cell table:formula="of:=SQRT([.AL41])" office:value-type="float" office:value="1.73205080756888" calcext:value-type="float">
            <text:p>1.7320508076</text:p>
          </table:table-cell>
          <table:table-cell table:formula="of:=[.AJ41]*[.$B$6]" office:value-type="float" office:value="1148.22535586005" calcext:value-type="float">
            <text:p>1148.2253558601</text:p>
          </table:table-cell>
          <table:table-cell table:formula="of:=[.AK41]*[.$B$7]" office:value-type="float" office:value="922.47675879397" calcext:value-type="float">
            <text:p>922.476758794</text:p>
          </table:table-cell>
          <table:table-cell table:style-name="ce3" table:formula="of:=2*[.AP41]*[.AQ41]*[.$B$5]/[.$G$4]" office:value-type="float" office:value="0.0132401400579854" calcext:value-type="float">
            <text:p>0.0132401401</text:p>
          </table:table-cell>
          <table:table-cell table:formula="of:=[.AL41]-[.AR41]" office:value-type="float" office:value="2.98675985994201" calcext:value-type="float">
            <text:p>2.9867598599</text:p>
          </table:table-cell>
          <table:table-cell table:formula="of:=SQRT([.AM41]*[.AM41]*[.$B$6]*[.$B$6]+[.$C$6]*[.$C$6]*[.AJ41]*[.AJ41])" office:value-type="float" office:value="47.695585966407" calcext:value-type="float">
            <text:p>47.6955859664</text:p>
          </table:table-cell>
          <table:table-cell table:formula="of:=SQRT([.AN41]*[.AN41]*[.$B$7]*[.$B$7]+[.$C$7]*[.$C$7]*[.AK41]*[.AK41])" office:value-type="float" office:value="38.5854112108439" calcext:value-type="float">
            <text:p>38.5854112108</text:p>
          </table:table-cell>
          <table:table-cell table:style-name="ce3" table:formula="of:=SQRT((2*[.$B$5]/[.$G$4])^2*([.AP41]^2*[.AU41]^2+[.AQ41]^2*[.AU41]^2))" office:value-type="float" office:value="0.000710397535713449" calcext:value-type="float">
            <text:p>0.0007103975</text:p>
          </table:table-cell>
          <table:table-cell table:formula="of:=SQRT([.AV41]*[.AV41]+[.AO41]*[.AO41])" office:value-type="float" office:value="1.73205095325301" calcext:value-type="float">
            <text:p>1.7320509533</text:p>
          </table:table-cell>
          <table:table-cell office:value-type="float" office:value="330" calcext:value-type="float">
            <text:p>330</text:p>
          </table:table-cell>
          <table:table-cell office:value-type="float" office:value="940" calcext:value-type="float">
            <text:p>940</text:p>
          </table:table-cell>
          <table:table-cell office:value-type="float" office:value="833" calcext:value-type="float">
            <text:p>833</text:p>
          </table:table-cell>
          <table:table-cell office:value-type="float" office:value="6" calcext:value-type="float">
            <text:p>6</text:p>
          </table:table-cell>
          <table:table-cell table:formula="of:=SQRT([.AY41])" office:value-type="float" office:value="30.6594194335118" calcext:value-type="float">
            <text:p>30.6594194335</text:p>
          </table:table-cell>
          <table:table-cell table:formula="of:=SQRT([.AZ41])" office:value-type="float" office:value="28.8617393793236" calcext:value-type="float">
            <text:p>28.8617393793</text:p>
          </table:table-cell>
          <table:table-cell table:formula="of:=SQRT([.BA41])" office:value-type="float" office:value="2.44948974278318" calcext:value-type="float">
            <text:p>2.4494897428</text:p>
          </table:table-cell>
          <table:table-cell table:formula="of:=[.AY41]*[.$B$6]" office:value-type="float" office:value="670.392443794067" calcext:value-type="float">
            <text:p>670.3924437941</text:p>
          </table:table-cell>
          <table:table-cell table:formula="of:=[.AZ41]*[.$B$7]" office:value-type="float" office:value="624.22675879397" calcext:value-type="float">
            <text:p>624.226758794</text:p>
          </table:table-cell>
          <table:table-cell table:style-name="ce3" table:formula="of:=2*[.BE41]*[.BF41]*[.$B$5]/[.$G$4]" office:value-type="float" office:value="0.00523096127886924" calcext:value-type="float">
            <text:p>0.0052309613</text:p>
          </table:table-cell>
          <table:table-cell table:formula="of:=[.BA41]-[.BG41]" office:value-type="float" office:value="5.99476903872113" calcext:value-type="float">
            <text:p>5.9947690387</text:p>
          </table:table-cell>
          <table:table-cell table:formula="of:=SQRT([.BB41]*[.BB41]*[.$B$6]*[.$B$6]+[.$C$6]*[.$C$6]*[.AY41]*[.AY41])" office:value-type="float" office:value="31.2158270505051" calcext:value-type="float">
            <text:p>31.2158270505</text:p>
          </table:table-cell>
          <table:table-cell table:formula="of:=SQRT([.BC41]*[.BC41]*[.$B$7]*[.$B$7]+[.$C$7]*[.$C$7]*[.AZ41]*[.AZ41])" office:value-type="float" office:value="28.861419217907" calcext:value-type="float">
            <text:p>28.8614192179</text:p>
          </table:table-cell>
          <table:table-cell table:style-name="ce3" table:formula="of:=SQRT((2*[.$B$5]/[.$G$4])^2*([.BE41]^2*[.BJ41]^2+[.BF41]^2*[.BJ41]^2))" office:value-type="float" office:value="0.000330468975625748" calcext:value-type="float">
            <text:p>0.000330469</text:p>
          </table:table-cell>
          <table:table-cell table:formula="of:=SQRT([.BK41]*[.BK41]+[.BD41]*[.BD41])" office:value-type="float" office:value="2.44948976507552" calcext:value-type="float">
            <text:p>2.4494897651</text:p>
          </table:table-cell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1462" calcext:value-type="float">
            <text:p>1462</text:p>
          </table:table-cell>
          <table:table-cell office:value-type="float" office:value="1377" calcext:value-type="float">
            <text:p>1377</text:p>
          </table:table-cell>
          <table:table-cell office:value-type="float" office:value="218" calcext:value-type="float">
            <text:p>218</text:p>
          </table:table-cell>
          <table:table-cell table:formula="of:=SQRT([.F42])" office:value-type="float" office:value="38.2361085886103" calcext:value-type="float">
            <text:p>38.2361085886</text:p>
          </table:table-cell>
          <table:table-cell table:formula="of:=SQRT([.G42])" office:value-type="float" office:value="37.1079506305589" calcext:value-type="float">
            <text:p>37.1079506306</text:p>
          </table:table-cell>
          <table:table-cell table:formula="of:=SQRT([.H42])" office:value-type="float" office:value="14.7648230602334" calcext:value-type="float">
            <text:p>14.7648230602</text:p>
          </table:table-cell>
          <table:table-cell table:formula="of:=[.F42]*[.$B$6]" office:value-type="float" office:value="1042.67420513503" calcext:value-type="float">
            <text:p>1042.674205135</text:p>
          </table:table-cell>
          <table:table-cell table:formula="of:=[.G42]*[.$B$7]" office:value-type="float" office:value="1031.88505025126" calcext:value-type="float">
            <text:p>1031.8850502513</text:p>
          </table:table-cell>
          <table:table-cell table:style-name="ce3" table:formula="of:=2*[.L42]*[.M42]*[.$B$5]/[.$G$4]" office:value-type="float" office:value="0.0134489990570181" calcext:value-type="float">
            <text:p>0.0134489991</text:p>
          </table:table-cell>
          <table:table-cell table:formula="of:=[.H42]-[.N42]" office:value-type="float" office:value="217.986551000943" calcext:value-type="float">
            <text:p>217.9865510009</text:p>
          </table:table-cell>
          <table:table-cell table:formula="of:=SQRT([.I42]*[.I42]*[.$B$6]*[.$B$6]+[.$C$6]*[.$C$6]*[.F42]*[.F42])" office:value-type="float" office:value="44.0932294698005" calcext:value-type="float">
            <text:p>44.0932294698</text:p>
          </table:table-cell>
          <table:table-cell table:formula="of:=SQRT([.J42]*[.J42]*[.$B$7]*[.$B$7]+[.$C$7]*[.$C$7]*[.G42]*[.G42])" office:value-type="float" office:value="42.0859241751679" calcext:value-type="float">
            <text:p>42.0859241752</text:p>
          </table:table-cell>
          <table:table-cell table:style-name="ce3" table:formula="of:=SQRT((2*[.$B$5]/[.$G$4])^2*([.L42]^2*[.Q42]^2+[.M42]^2*[.Q42]^2))" office:value-type="float" office:value="0.000771726832658826" calcext:value-type="float">
            <text:p>0.0007717268</text:p>
          </table:table-cell>
          <table:table-cell table:formula="of:=SQRT([.R42]*[.R42]+[.K42]*[.K42])" office:value-type="float" office:value="14.7648230804017" calcext:value-type="float">
            <text:p>14.7648230804</text:p>
          </table:table-cell>
          <table:table-cell office:value-type="float" office:value="340" calcext:value-type="float">
            <text:p>340</text:p>
          </table:table-cell>
          <table:table-cell office:value-type="float" office:value="1453" calcext:value-type="float">
            <text:p>1453</text:p>
          </table:table-cell>
          <table:table-cell office:value-type="float" office:value="1350" calcext:value-type="float">
            <text:p>1350</text:p>
          </table:table-cell>
          <table:table-cell office:value-type="float" office:value="12" calcext:value-type="float">
            <text:p>12</text:p>
          </table:table-cell>
          <table:table-cell table:formula="of:=SQRT([.U42])" office:value-type="float" office:value="38.1182371050918" calcext:value-type="float">
            <text:p>38.1182371051</text:p>
          </table:table-cell>
          <table:table-cell table:formula="of:=SQRT([.V42])" office:value-type="float" office:value="36.7423461417477" calcext:value-type="float">
            <text:p>36.7423461417</text:p>
          </table:table-cell>
          <table:table-cell table:formula="of:=SQRT([.W42])" office:value-type="float" office:value="3.46410161513775" calcext:value-type="float">
            <text:p>3.4641016151</text:p>
          </table:table-cell>
          <table:table-cell table:formula="of:=[.U42]*[.$B$6]" office:value-type="float" office:value="1036.25555407742" calcext:value-type="float">
            <text:p>1036.2555540774</text:p>
          </table:table-cell>
          <table:table-cell table:formula="of:=[.V42]*[.$B$7]" office:value-type="float" office:value="1011.65201005025" calcext:value-type="float">
            <text:p>1011.6520100503</text:p>
          </table:table-cell>
          <table:table-cell table:style-name="ce3" table:formula="of:=2*[.AA42]*[.AB42]*[.$B$5]/[.$G$4]" office:value-type="float" office:value="0.013104125177602" calcext:value-type="float">
            <text:p>0.0131041252</text:p>
          </table:table-cell>
          <table:table-cell table:formula="of:=[.W42]-[.AC42]" office:value-type="float" office:value="11.9868958748224" calcext:value-type="float">
            <text:p>11.9868958748</text:p>
          </table:table-cell>
          <table:table-cell table:formula="of:=SQRT([.X42]*[.X42]*[.$B$6]*[.$B$6]+[.$C$6]*[.$C$6]*[.U42]*[.U42])" office:value-type="float" office:value="43.8736720672179" calcext:value-type="float">
            <text:p>43.8736720672</text:p>
          </table:table-cell>
          <table:table-cell table:formula="of:=SQRT([.Y42]*[.Y42]*[.$B$7]*[.$B$7]+[.$C$7]*[.$C$7]*[.V42]*[.V42])" office:value-type="float" office:value="41.4404508076448" calcext:value-type="float">
            <text:p>41.4404508076</text:p>
          </table:table-cell>
          <table:table-cell table:style-name="ce3" table:formula="of:=SQRT((2*[.$B$5]/[.$G$4])^2*([.AA42]^2*[.AF42]^2+[.AB42]^2*[.AF42]^2))" office:value-type="float" office:value="0.000750172563496167" calcext:value-type="float">
            <text:p>0.0007501726</text:p>
          </table:table-cell>
          <table:table-cell table:formula="of:=SQRT([.AG42]*[.AG42]+[.Z42]*[.Z42])" office:value-type="float" office:value="3.464101696365" calcext:value-type="float">
            <text:p>3.4641016964</text:p>
          </table:table-cell>
          <table:table-cell office:value-type="float" office:value="340" calcext:value-type="float">
            <text:p>340</text:p>
          </table:table-cell>
          <table:table-cell office:value-type="float" office:value="1534" calcext:value-type="float">
            <text:p>1534</text:p>
          </table:table-cell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table:formula="of:=SQRT([.AJ42])" office:value-type="float" office:value="39.1663120551323" calcext:value-type="float">
            <text:p>39.1663120551</text:p>
          </table:table-cell>
          <table:table-cell table:formula="of:=SQRT([.AK42])" office:value-type="float" office:value="34.8711915483254" calcext:value-type="float">
            <text:p>34.8711915483</text:p>
          </table:table-cell>
          <table:table-cell table:formula="of:=SQRT([.AL42])" office:value-type="float" office:value="0" calcext:value-type="float">
            <text:p>0</text:p>
          </table:table-cell>
          <table:table-cell table:formula="of:=[.AJ42]*[.$B$6]" office:value-type="float" office:value="1094.02341359585" calcext:value-type="float">
            <text:p>1094.0234135959</text:p>
          </table:table-cell>
          <table:table-cell table:formula="of:=[.AK42]*[.$B$7]" office:value-type="float" office:value="911.236180904523" calcext:value-type="float">
            <text:p>911.2361809045</text:p>
          </table:table-cell>
          <table:table-cell table:style-name="ce3" table:formula="of:=2*[.AP42]*[.AQ42]*[.$B$5]/[.$G$4]" office:value-type="float" office:value="0.0124614214653151" calcext:value-type="float">
            <text:p>0.0124614215</text:p>
          </table:table-cell>
          <table:table-cell table:formula="of:=[.AL42]-[.AR42]" office:value-type="float" office:value="-0.0124614214653151" calcext:value-type="float">
            <text:p>-0.0124614215</text:p>
          </table:table-cell>
          <table:table-cell table:formula="of:=SQRT([.AM42]*[.AM42]*[.$B$6]*[.$B$6]+[.$C$6]*[.$C$6]*[.AJ42]*[.AJ42])" office:value-type="float" office:value="45.8475623627934" calcext:value-type="float">
            <text:p>45.8475623628</text:p>
          </table:table-cell>
          <table:table-cell table:formula="of:=SQRT([.AN42]*[.AN42]*[.$B$7]*[.$B$7]+[.$C$7]*[.$C$7]*[.AK42]*[.AK42])" office:value-type="float" office:value="38.2242361226241" calcext:value-type="float">
            <text:p>38.2242361226</text:p>
          </table:table-cell>
          <table:table-cell table:style-name="ce3" table:formula="of:=SQRT((2*[.$B$5]/[.$G$4])^2*([.AP42]^2*[.AU42]^2+[.AQ42]^2*[.AU42]^2))" office:value-type="float" office:value="0.00068030123969954" calcext:value-type="float">
            <text:p>0.0006803012</text:p>
          </table:table-cell>
          <table:table-cell table:formula="of:=SQRT([.AV42]*[.AV42]+[.AO42]*[.AO42])" office:value-type="float" office:value="0.00068030123969954" calcext:value-type="float">
            <text:p>0.0006803012</text:p>
          </table:table-cell>
          <table:table-cell office:value-type="float" office:value="340" calcext:value-type="float">
            <text:p>340</text:p>
          </table:table-cell>
          <table:table-cell office:value-type="float" office:value="852" calcext:value-type="float">
            <text:p>852</text:p>
          </table:table-cell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QRT([.AY42])" office:value-type="float" office:value="29.1890390386528" calcext:value-type="float">
            <text:p>29.1890390387</text:p>
          </table:table-cell>
          <table:table-cell table:formula="of:=SQRT([.AZ42])" office:value-type="float" office:value="28.4429253066558" calcext:value-type="float">
            <text:p>28.4429253067</text:p>
          </table:table-cell>
          <table:table-cell table:formula="of:=SQRT([.BA42])" office:value-type="float" office:value="0" calcext:value-type="float">
            <text:p>0</text:p>
          </table:table-cell>
          <table:table-cell table:formula="of:=[.AY42]*[.$B$6]" office:value-type="float" office:value="607.632300119729" calcext:value-type="float">
            <text:p>607.6323001197</text:p>
          </table:table-cell>
          <table:table-cell table:formula="of:=[.AZ42]*[.$B$7]" office:value-type="float" office:value="606.241834170854" calcext:value-type="float">
            <text:p>606.2418341709</text:p>
          </table:table-cell>
          <table:table-cell table:style-name="ce3" table:formula="of:=2*[.BE42]*[.BF42]*[.$B$5]/[.$G$4]" office:value-type="float" office:value="0.00460465150157549" calcext:value-type="float">
            <text:p>0.0046046515</text:p>
          </table:table-cell>
          <table:table-cell table:formula="of:=[.BA42]-[.BG42]" office:value-type="float" office:value="-0.00460465150157549" calcext:value-type="float">
            <text:p>-0.0046046515</text:p>
          </table:table-cell>
          <table:table-cell table:formula="of:=SQRT([.BB42]*[.BB42]*[.$B$6]*[.$B$6]+[.$C$6]*[.$C$6]*[.AY42]*[.AY42])" office:value-type="float" office:value="29.0015700466998" calcext:value-type="float">
            <text:p>29.0015700467</text:p>
          </table:table-cell>
          <table:table-cell table:formula="of:=SQRT([.BC42]*[.BC42]*[.$B$7]*[.$B$7]+[.$C$7]*[.$C$7]*[.AZ42]*[.AZ42])" office:value-type="float" office:value="28.2623979432629" calcext:value-type="float">
            <text:p>28.2623979433</text:p>
          </table:table-cell>
          <table:table-cell table:style-name="ce3" table:formula="of:=SQRT((2*[.$B$5]/[.$G$4])^2*([.BE42]^2*[.BJ42]^2+[.BF42]^2*[.BJ42]^2))" office:value-type="float" office:value="0.000303234048737103" calcext:value-type="float">
            <text:p>0.000303234</text:p>
          </table:table-cell>
          <table:table-cell table:formula="of:=SQRT([.BK42]*[.BK42]+[.BD42]*[.BD42])" office:value-type="float" office:value="0.000303234048737103" calcext:value-type="float">
            <text:p>0.000303234</text:p>
          </table:table-cell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1458" calcext:value-type="float">
            <text:p>1458</text:p>
          </table:table-cell>
          <table:table-cell office:value-type="float" office:value="1434" calcext:value-type="float">
            <text:p>1434</text:p>
          </table:table-cell>
          <table:table-cell office:value-type="float" office:value="201" calcext:value-type="float">
            <text:p>201</text:p>
          </table:table-cell>
          <table:table-cell table:formula="of:=SQRT([.F43])" office:value-type="float" office:value="38.1837661840736" calcext:value-type="float">
            <text:p>38.1837661841</text:p>
          </table:table-cell>
          <table:table-cell table:formula="of:=SQRT([.G43])" office:value-type="float" office:value="37.868192457523" calcext:value-type="float">
            <text:p>37.8681924575</text:p>
          </table:table-cell>
          <table:table-cell table:formula="of:=SQRT([.H43])" office:value-type="float" office:value="14.1774468787578" calcext:value-type="float">
            <text:p>14.1774468788</text:p>
          </table:table-cell>
          <table:table-cell table:formula="of:=[.F43]*[.$B$6]" office:value-type="float" office:value="1039.82147133165" calcext:value-type="float">
            <text:p>1039.8214713317</text:p>
          </table:table-cell>
          <table:table-cell table:formula="of:=[.G43]*[.$B$7]" office:value-type="float" office:value="1074.59924623116" calcext:value-type="float">
            <text:p>1074.5992462312</text:p>
          </table:table-cell>
          <table:table-cell table:style-name="ce3" table:formula="of:=2*[.L43]*[.M43]*[.$B$5]/[.$G$4]" office:value-type="float" office:value="0.0139673921163495" calcext:value-type="float">
            <text:p>0.0139673921</text:p>
          </table:table-cell>
          <table:table-cell table:formula="of:=[.H43]-[.N43]" office:value-type="float" office:value="200.986032607884" calcext:value-type="float">
            <text:p>200.9860326079</text:p>
          </table:table-cell>
          <table:table-cell table:formula="of:=SQRT([.I43]*[.I43]*[.$B$6]*[.$B$6]+[.$C$6]*[.$C$6]*[.F43]*[.F43])" office:value-type="float" office:value="43.9956560010348" calcext:value-type="float">
            <text:p>43.995656001</text:p>
          </table:table-cell>
          <table:table-cell table:formula="of:=SQRT([.J43]*[.J43]*[.$B$7]*[.$B$7]+[.$C$7]*[.$C$7]*[.G43]*[.G43])" office:value-type="float" office:value="43.4460994410213" calcext:value-type="float">
            <text:p>43.446099441</text:p>
          </table:table-cell>
          <table:table-cell table:style-name="ce3" table:formula="of:=SQRT((2*[.$B$5]/[.$G$4])^2*([.L43]^2*[.Q43]^2+[.M43]^2*[.Q43]^2))" office:value-type="float" office:value="0.000812074643516318" calcext:value-type="float">
            <text:p>0.0008120746</text:p>
          </table:table-cell>
          <table:table-cell table:formula="of:=SQRT([.R43]*[.R43]+[.K43]*[.K43])" office:value-type="float" office:value="14.1774469020154" calcext:value-type="float">
            <text:p>14.177446902</text:p>
          </table:table-cell>
          <table:table-cell office:value-type="float" office:value="350" calcext:value-type="float">
            <text:p>350</text:p>
          </table:table-cell>
          <table:table-cell office:value-type="float" office:value="1442" calcext:value-type="float">
            <text:p>1442</text:p>
          </table:table-cell>
          <table:table-cell office:value-type="float" office:value="1392" calcext:value-type="float">
            <text:p>1392</text:p>
          </table:table-cell>
          <table:table-cell office:value-type="float" office:value="7" calcext:value-type="float">
            <text:p>7</text:p>
          </table:table-cell>
          <table:table-cell table:formula="of:=SQRT([.U43])" office:value-type="float" office:value="37.9736750920951" calcext:value-type="float">
            <text:p>37.9736750921</text:p>
          </table:table-cell>
          <table:table-cell table:formula="of:=SQRT([.V43])" office:value-type="float" office:value="37.3095162123553" calcext:value-type="float">
            <text:p>37.3095162124</text:p>
          </table:table-cell>
          <table:table-cell table:formula="of:=SQRT([.W43])" office:value-type="float" office:value="2.64575131106459" calcext:value-type="float">
            <text:p>2.6457513111</text:p>
          </table:table-cell>
          <table:table-cell table:formula="of:=[.U43]*[.$B$6]" office:value-type="float" office:value="1028.41053611813" calcext:value-type="float">
            <text:p>1028.4105361181</text:p>
          </table:table-cell>
          <table:table-cell table:formula="of:=[.V43]*[.$B$7]" office:value-type="float" office:value="1043.1256281407" calcext:value-type="float">
            <text:p>1043.1256281407</text:p>
          </table:table-cell>
          <table:table-cell table:style-name="ce3" table:formula="of:=2*[.AA43]*[.AB43]*[.$B$5]/[.$G$4]" office:value-type="float" office:value="0.0134095173309343" calcext:value-type="float">
            <text:p>0.0134095173</text:p>
          </table:table-cell>
          <table:table-cell table:formula="of:=[.W43]-[.AC43]" office:value-type="float" office:value="6.98659048266907" calcext:value-type="float">
            <text:p>6.9865904827</text:p>
          </table:table-cell>
          <table:table-cell table:formula="of:=SQRT([.X43]*[.X43]*[.$B$6]*[.$B$6]+[.$C$6]*[.$C$6]*[.U43]*[.U43])" office:value-type="float" office:value="43.6052397928681" calcext:value-type="float">
            <text:p>43.6052397929</text:p>
          </table:table-cell>
          <table:table-cell table:formula="of:=SQRT([.Y43]*[.Y43]*[.$B$7]*[.$B$7]+[.$C$7]*[.$C$7]*[.V43]*[.V43])" office:value-type="float" office:value="42.4441850180727" calcext:value-type="float">
            <text:p>42.4441850181</text:p>
          </table:table-cell>
          <table:table-cell table:style-name="ce3" table:formula="of:=SQRT((2*[.$B$5]/[.$G$4])^2*([.AA43]^2*[.AF43]^2+[.AB43]^2*[.AF43]^2))" office:value-type="float" office:value="0.000777171185861228" calcext:value-type="float">
            <text:p>0.0007771712</text:p>
          </table:table-cell>
          <table:table-cell table:formula="of:=SQRT([.AG43]*[.AG43]+[.Z43]*[.Z43])" office:value-type="float" office:value="2.64575142520892" calcext:value-type="float">
            <text:p>2.6457514252</text:p>
          </table:table-cell>
          <table:table-cell office:value-type="float" office:value="350" calcext:value-type="float">
            <text:p>350</text:p>
          </table:table-cell>
          <table:table-cell office:value-type="float" office:value="1450" calcext:value-type="float">
            <text:p>1450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  <table:table-cell table:formula="of:=SQRT([.AJ43])" office:value-type="float" office:value="38.0788655293195" calcext:value-type="float">
            <text:p>38.0788655293</text:p>
          </table:table-cell>
          <table:table-cell table:formula="of:=SQRT([.AK43])" office:value-type="float" office:value="37.0405183549043" calcext:value-type="float">
            <text:p>37.0405183549</text:p>
          </table:table-cell>
          <table:table-cell table:formula="of:=SQRT([.AL43])" office:value-type="float" office:value="1" calcext:value-type="float">
            <text:p>1</text:p>
          </table:table-cell>
          <table:table-cell table:formula="of:=[.AJ43]*[.$B$6]" office:value-type="float" office:value="1034.11600372489" calcext:value-type="float">
            <text:p>1034.1160037249</text:p>
          </table:table-cell>
          <table:table-cell table:formula="of:=[.AK43]*[.$B$7]" office:value-type="float" office:value="1028.13819095477" calcext:value-type="float">
            <text:p>1028.1381909548</text:p>
          </table:table-cell>
          <table:table-cell table:style-name="ce3" table:formula="of:=2*[.AP43]*[.AQ43]*[.$B$5]/[.$G$4]" office:value-type="float" office:value="0.0132901769663386" calcext:value-type="float">
            <text:p>0.013290177</text:p>
          </table:table-cell>
          <table:table-cell table:formula="of:=[.AL43]-[.AR43]" office:value-type="float" office:value="0.986709823033661" calcext:value-type="float">
            <text:p>0.986709823</text:p>
          </table:table-cell>
          <table:table-cell table:formula="of:=SQRT([.AM43]*[.AM43]*[.$B$6]*[.$B$6]+[.$C$6]*[.$C$6]*[.AJ43]*[.AJ43])" office:value-type="float" office:value="43.8004725271195" calcext:value-type="float">
            <text:p>43.8004725271</text:p>
          </table:table-cell>
          <table:table-cell table:formula="of:=SQRT([.AN43]*[.AN43]*[.$B$7]*[.$B$7]+[.$C$7]*[.$C$7]*[.AK43]*[.AK43])" office:value-type="float" office:value="41.9664513116858" calcext:value-type="float">
            <text:p>41.9664513117</text:p>
          </table:table-cell>
          <table:table-cell table:style-name="ce3" table:formula="of:=SQRT((2*[.$B$5]/[.$G$4])^2*([.AP43]^2*[.AU43]^2+[.AQ43]^2*[.AU43]^2))" office:value-type="float" office:value="0.000764964501716146" calcext:value-type="float">
            <text:p>0.0007649645</text:p>
          </table:table-cell>
          <table:table-cell table:formula="of:=SQRT([.AV43]*[.AV43]+[.AO43]*[.AO43])" office:value-type="float" office:value="1.0000002925853" calcext:value-type="float">
            <text:p>1.0000002926</text:p>
          </table:table-cell>
          <table:table-cell office:value-type="float" office:value="350" calcext:value-type="float">
            <text:p>350</text:p>
          </table:table-cell>
          <table:table-cell office:value-type="float" office:value="887" calcext:value-type="float">
            <text:p>887</text:p>
          </table:table-cell>
          <table:table-cell office:value-type="float" office:value="809" calcext:value-type="float">
            <text:p>809</text:p>
          </table:table-cell>
          <table:table-cell office:value-type="float" office:value="3" calcext:value-type="float">
            <text:p>3</text:p>
          </table:table-cell>
          <table:table-cell table:formula="of:=SQRT([.AY43])" office:value-type="float" office:value="29.7825452236709" calcext:value-type="float">
            <text:p>29.7825452237</text:p>
          </table:table-cell>
          <table:table-cell table:formula="of:=SQRT([.AZ43])" office:value-type="float" office:value="28.4429253066558" calcext:value-type="float">
            <text:p>28.4429253067</text:p>
          </table:table-cell>
          <table:table-cell table:formula="of:=SQRT([.BA43])" office:value-type="float" office:value="1.73205080756888" calcext:value-type="float">
            <text:p>1.7320508076</text:p>
          </table:table-cell>
          <table:table-cell table:formula="of:=[.AY43]*[.$B$6]" office:value-type="float" office:value="632.593720899295" calcext:value-type="float">
            <text:p>632.5937208993</text:p>
          </table:table-cell>
          <table:table-cell table:formula="of:=[.AZ43]*[.$B$7]" office:value-type="float" office:value="606.241834170854" calcext:value-type="float">
            <text:p>606.2418341709</text:p>
          </table:table-cell>
          <table:table-cell table:style-name="ce3" table:formula="of:=2*[.BE43]*[.BF43]*[.$B$5]/[.$G$4]" office:value-type="float" office:value="0.00479380972053693" calcext:value-type="float">
            <text:p>0.0047938097</text:p>
          </table:table-cell>
          <table:table-cell table:formula="of:=[.BA43]-[.BG43]" office:value-type="float" office:value="2.99520619027946" calcext:value-type="float">
            <text:p>2.9952061903</text:p>
          </table:table-cell>
          <table:table-cell table:formula="of:=SQRT([.BB43]*[.BB43]*[.$B$6]*[.$B$6]+[.$C$6]*[.$C$6]*[.AY43]*[.AY43])" office:value-type="float" office:value="29.8844574526026" calcext:value-type="float">
            <text:p>29.8844574526</text:p>
          </table:table-cell>
          <table:table-cell table:formula="of:=SQRT([.BC43]*[.BC43]*[.$B$7]*[.$B$7]+[.$C$7]*[.$C$7]*[.AZ43]*[.AZ43])" office:value-type="float" office:value="28.2623979432629" calcext:value-type="float">
            <text:p>28.2623979433</text:p>
          </table:table-cell>
          <table:table-cell table:style-name="ce3" table:formula="of:=SQRT((2*[.$B$5]/[.$G$4])^2*([.BE43]^2*[.BJ43]^2+[.BF43]^2*[.BJ43]^2))" office:value-type="float" office:value="0.000309539384993577" calcext:value-type="float">
            <text:p>0.0003095394</text:p>
          </table:table-cell>
          <table:table-cell table:formula="of:=SQRT([.BK43]*[.BK43]+[.BD43]*[.BD43])" office:value-type="float" office:value="1.73205083522818" calcext:value-type="float">
            <text:p>1.7320508352</text:p>
          </table:table-cell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1390" calcext:value-type="float">
            <text:p>1390</text:p>
          </table:table-cell>
          <table:table-cell office:value-type="float" office:value="1514" calcext:value-type="float">
            <text:p>1514</text:p>
          </table:table-cell>
          <table:table-cell office:value-type="float" office:value="198" calcext:value-type="float">
            <text:p>198</text:p>
          </table:table-cell>
          <table:table-cell table:formula="of:=SQRT([.F44])" office:value-type="float" office:value="37.2827037646145" calcext:value-type="float">
            <text:p>37.2827037646</text:p>
          </table:table-cell>
          <table:table-cell table:formula="of:=SQRT([.G44])" office:value-type="float" office:value="38.9101529166874" calcext:value-type="float">
            <text:p>38.9101529167</text:p>
          </table:table-cell>
          <table:table-cell table:formula="of:=SQRT([.H44])" office:value-type="float" office:value="14.0712472794703" calcext:value-type="float">
            <text:p>14.0712472795</text:p>
          </table:table-cell>
          <table:table-cell table:formula="of:=[.F44]*[.$B$6]" office:value-type="float" office:value="991.324996674205" calcext:value-type="float">
            <text:p>991.3249966742</text:p>
          </table:table-cell>
          <table:table-cell table:formula="of:=[.G44]*[.$B$7]" office:value-type="float" office:value="1134.54899497487" calcext:value-type="float">
            <text:p>1134.5489949749</text:p>
          </table:table-cell>
          <table:table-cell table:style-name="ce3" table:formula="of:=2*[.L44]*[.M44]*[.$B$5]/[.$G$4]" office:value-type="float" office:value="0.0140588347333774" calcext:value-type="float">
            <text:p>0.0140588347</text:p>
          </table:table-cell>
          <table:table-cell table:formula="of:=[.H44]-[.N44]" office:value-type="float" office:value="197.985941165267" calcext:value-type="float">
            <text:p>197.9859411653</text:p>
          </table:table-cell>
          <table:table-cell table:formula="of:=SQRT([.I44]*[.I44]*[.$B$6]*[.$B$6]+[.$C$6]*[.$C$6]*[.F44]*[.F44])" office:value-type="float" office:value="42.3349792164857" calcext:value-type="float">
            <text:p>42.3349792165</text:p>
          </table:table-cell>
          <table:table-cell table:formula="of:=SQRT([.J44]*[.J44]*[.$B$7]*[.$B$7]+[.$C$7]*[.$C$7]*[.G44]*[.G44])" office:value-type="float" office:value="45.3499076574925" calcext:value-type="float">
            <text:p>45.3499076575</text:p>
          </table:table-cell>
          <table:table-cell table:style-name="ce3" table:formula="of:=SQRT((2*[.$B$5]/[.$G$4])^2*([.L44]^2*[.Q44]^2+[.M44]^2*[.Q44]^2))" office:value-type="float" office:value="0.000854067771509216" calcext:value-type="float">
            <text:p>0.0008540678</text:p>
          </table:table-cell>
          <table:table-cell table:formula="of:=SQRT([.R44]*[.R44]+[.K44]*[.K44])" office:value-type="float" office:value="14.0712473053895" calcext:value-type="float">
            <text:p>14.0712473054</text:p>
          </table:table-cell>
          <table:table-cell office:value-type="float" office:value="360" calcext:value-type="float">
            <text:p>360</text:p>
          </table:table-cell>
          <table:table-cell office:value-type="float" office:value="1341" calcext:value-type="float">
            <text:p>1341</text:p>
          </table:table-cell>
          <table:table-cell office:value-type="float" office:value="1467" calcext:value-type="float">
            <text:p>1467</text:p>
          </table:table-cell>
          <table:table-cell office:value-type="float" office:value="4" calcext:value-type="float">
            <text:p>4</text:p>
          </table:table-cell>
          <table:table-cell table:formula="of:=SQRT([.U44])" office:value-type="float" office:value="36.6196668472011" calcext:value-type="float">
            <text:p>36.6196668472</text:p>
          </table:table-cell>
          <table:table-cell table:formula="of:=SQRT([.V44])" office:value-type="float" office:value="38.3014360044111" calcext:value-type="float">
            <text:p>38.3014360044</text:p>
          </table:table-cell>
          <table:table-cell table:formula="of:=SQRT([.W44])" office:value-type="float" office:value="2" calcext:value-type="float">
            <text:p>2</text:p>
          </table:table-cell>
          <table:table-cell table:formula="of:=[.U44]*[.$B$6]" office:value-type="float" office:value="956.379007582812" calcext:value-type="float">
            <text:p>956.3790075828</text:p>
          </table:table-cell>
          <table:table-cell table:formula="of:=[.V44]*[.$B$7]" office:value-type="float" office:value="1099.32851758794" calcext:value-type="float">
            <text:p>1099.3285175879</text:p>
          </table:table-cell>
          <table:table-cell table:style-name="ce3" table:formula="of:=2*[.AA44]*[.AB44]*[.$B$5]/[.$G$4]" office:value-type="float" office:value="0.013142183958228" calcext:value-type="float">
            <text:p>0.013142184</text:p>
          </table:table-cell>
          <table:table-cell table:formula="of:=[.W44]-[.AC44]" office:value-type="float" office:value="3.98685781604177" calcext:value-type="float">
            <text:p>3.986857816</text:p>
          </table:table-cell>
          <table:table-cell table:formula="of:=SQRT([.X44]*[.X44]*[.$B$6]*[.$B$6]+[.$C$6]*[.$C$6]*[.U44]*[.U44])" office:value-type="float" office:value="41.1358954563907" calcext:value-type="float">
            <text:p>41.1358954564</text:p>
          </table:table-cell>
          <table:table-cell table:formula="of:=SQRT([.Y44]*[.Y44]*[.$B$7]*[.$B$7]+[.$C$7]*[.$C$7]*[.V44]*[.V44])" office:value-type="float" office:value="44.2321218432657" calcext:value-type="float">
            <text:p>44.2321218433</text:p>
          </table:table-cell>
          <table:table-cell table:style-name="ce3" table:formula="of:=SQRT((2*[.$B$5]/[.$G$4])^2*([.AA44]^2*[.AF44]^2+[.AB44]^2*[.AF44]^2))" office:value-type="float" office:value="0.000805641078556136" calcext:value-type="float">
            <text:p>0.0008056411</text:p>
          </table:table-cell>
          <table:table-cell table:formula="of:=SQRT([.AG44]*[.AG44]+[.Z44]*[.Z44])" office:value-type="float" office:value="2.00000016226438" calcext:value-type="float">
            <text:p>2.0000001623</text:p>
          </table:table-cell>
          <table:table-cell office:value-type="float" office:value="360" calcext:value-type="float">
            <text:p>360</text:p>
          </table:table-cell>
          <table:table-cell office:value-type="float" office:value="1371" calcext:value-type="float">
            <text:p>1371</text:p>
          </table:table-cell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  <table:table-cell table:formula="of:=SQRT([.AJ44])" office:value-type="float" office:value="37.0270171631472" calcext:value-type="float">
            <text:p>37.0270171631</text:p>
          </table:table-cell>
          <table:table-cell table:formula="of:=SQRT([.AK44])" office:value-type="float" office:value="37.4699879903904" calcext:value-type="float">
            <text:p>37.4699879904</text:p>
          </table:table-cell>
          <table:table-cell table:formula="of:=SQRT([.AL44])" office:value-type="float" office:value="1" calcext:value-type="float">
            <text:p>1</text:p>
          </table:table-cell>
          <table:table-cell table:formula="of:=[.AJ44]*[.$B$6]" office:value-type="float" office:value="977.774511108155" calcext:value-type="float">
            <text:p>977.7745111082</text:p>
          </table:table-cell>
          <table:table-cell table:formula="of:=[.AK44]*[.$B$7]" office:value-type="float" office:value="1052.11809045226" calcext:value-type="float">
            <text:p>1052.1180904523</text:p>
          </table:table-cell>
          <table:table-cell table:style-name="ce3" table:formula="of:=2*[.AP44]*[.AQ44]*[.$B$5]/[.$G$4]" office:value-type="float" office:value="0.0128591781440001" calcext:value-type="float">
            <text:p>0.0128591781</text:p>
          </table:table-cell>
          <table:table-cell table:formula="of:=[.AL44]-[.AR44]" office:value-type="float" office:value="0.987140821856" calcext:value-type="float">
            <text:p>0.9871408219</text:p>
          </table:table-cell>
          <table:table-cell table:formula="of:=SQRT([.AM44]*[.AM44]*[.$B$6]*[.$B$6]+[.$C$6]*[.$C$6]*[.AJ44]*[.AJ44])" office:value-type="float" office:value="41.8702811604871" calcext:value-type="float">
            <text:p>41.8702811605</text:p>
          </table:table-cell>
          <table:table-cell table:formula="of:=SQRT([.AN44]*[.AN44]*[.$B$7]*[.$B$7]+[.$C$7]*[.$C$7]*[.AK44]*[.AK44])" office:value-type="float" office:value="42.7306263720467" calcext:value-type="float">
            <text:p>42.730626372</text:p>
          </table:table-cell>
          <table:table-cell table:style-name="ce3" table:formula="of:=SQRT((2*[.$B$5]/[.$G$4])^2*([.AP44]^2*[.AU44]^2+[.AQ44]^2*[.AU44]^2))" office:value-type="float" office:value="0.000767182008183301" calcext:value-type="float">
            <text:p>0.000767182</text:p>
          </table:table-cell>
          <table:table-cell table:formula="of:=SQRT([.AV44]*[.AV44]+[.AO44]*[.AO44])" office:value-type="float" office:value="1.00000029428407" calcext:value-type="float">
            <text:p>1.0000002943</text:p>
          </table:table-cell>
          <table:table-cell office:value-type="float" office:value="360" calcext:value-type="float">
            <text:p>360</text:p>
          </table:table-cell>
          <table:table-cell office:value-type="float" office:value="897" calcext:value-type="float">
            <text:p>897</text:p>
          </table:table-cell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QRT([.AY44])" office:value-type="float" office:value="29.9499582637439" calcext:value-type="float">
            <text:p>29.9499582637</text:p>
          </table:table-cell>
          <table:table-cell table:formula="of:=SQRT([.AZ44])" office:value-type="float" office:value="28.2488937836511" calcext:value-type="float">
            <text:p>28.2488937837</text:p>
          </table:table-cell>
          <table:table-cell table:formula="of:=SQRT([.BA44])" office:value-type="float" office:value="0" calcext:value-type="float">
            <text:p>0</text:p>
          </table:table-cell>
          <table:table-cell table:formula="of:=[.AY44]*[.$B$6]" office:value-type="float" office:value="639.725555407742" calcext:value-type="float">
            <text:p>639.7255554077</text:p>
          </table:table-cell>
          <table:table-cell table:formula="of:=[.AZ44]*[.$B$7]" office:value-type="float" office:value="597.998743718593" calcext:value-type="float">
            <text:p>597.9987437186</text:p>
          </table:table-cell>
          <table:table-cell table:style-name="ce3" table:formula="of:=2*[.BE44]*[.BF44]*[.$B$5]/[.$G$4]" office:value-type="float" office:value="0.00478193848073136" calcext:value-type="float">
            <text:p>0.0047819385</text:p>
          </table:table-cell>
          <table:table-cell table:formula="of:=[.BA44]-[.BG44]" office:value-type="float" office:value="-0.00478193848073136" calcext:value-type="float">
            <text:p>-0.0047819385</text:p>
          </table:table-cell>
          <table:table-cell table:formula="of:=SQRT([.BB44]*[.BB44]*[.$B$6]*[.$B$6]+[.$C$6]*[.$C$6]*[.AY44]*[.AY44])" office:value-type="float" office:value="30.136153866076" calcext:value-type="float">
            <text:p>30.1361538661</text:p>
          </table:table-cell>
          <table:table-cell table:formula="of:=SQRT([.BC44]*[.BC44]*[.$B$7]*[.$B$7]+[.$C$7]*[.$C$7]*[.AZ44]*[.AZ44])" office:value-type="float" office:value="27.9871817703736" calcext:value-type="float">
            <text:p>27.9871817704</text:p>
          </table:table-cell>
          <table:table-cell table:style-name="ce3" table:formula="of:=SQRT((2*[.$B$5]/[.$G$4])^2*([.BE44]^2*[.BJ44]^2+[.BF44]^2*[.BJ44]^2))" office:value-type="float" office:value="0.000306354847000553" calcext:value-type="float">
            <text:p>0.0003063548</text:p>
          </table:table-cell>
          <table:table-cell table:formula="of:=SQRT([.BK44]*[.BK44]+[.BD44]*[.BD44])" office:value-type="float" office:value="0.000306354847000553" calcext:value-type="float">
            <text:p>0.0003063548</text:p>
          </table:table-cell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Posiçao 1</text:p>
          </table:table-cell>
          <table:table-cell table:number-columns-repeated="10"/>
          <table:table-cell office:value-type="string" calcext:value-type="string">
            <text:p>Posiçao 2</text:p>
          </table:table-cell>
          <table:table-cell table:number-columns-repeated="10"/>
          <table:table-cell office:value-type="string" calcext:value-type="string">
            <text:p>Posiçao 3</text:p>
          </table:table-cell>
          <table:table-cell table:number-columns-repeated="10"/>
          <table:table-cell office:value-type="string" calcext:value-type="string">
            <text:p>Posiçao 2 outra fonte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44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44"/>
          <table:covered-table-cell table:number-columns-repeated="2"/>
          <table:table-cell table:style-name="ce4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44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44"/>
          <table:covered-table-cell table:number-columns-repeated="2"/>
          <table:table-cell table:style-name="ce4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44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44"/>
          <table:covered-table-cell table:number-columns-repeated="2"/>
          <table:table-cell table:style-name="ce4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44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44"/>
          <table:covered-table-cell table:number-columns-repeated="2"/>
          <table:table-cell table:style-name="ce4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L8]/[.$G$4]" office:value-type="float" office:value="25.6746042304111" calcext:value-type="float">
            <text:p>25.6746042304</text:p>
          </table:table-cell>
          <table:table-cell table:formula="of:=[.M8]/[.$G$4]" office:value-type="float" office:value="26.9211840452261" calcext:value-type="float">
            <text:p>26.9211840452</text:p>
          </table:table-cell>
          <table:table-cell table:formula="of:=[.O8]/[.$G$4]" office:value-type="float" office:value="4.82465440462711" calcext:value-type="float">
            <text:p>4.8246544046</text:p>
          </table:table-cell>
          <table:table-cell table:formula="of:=[.P8]/[.$G$4]" office:value-type="float" office:value="1.08891059586891" calcext:value-type="float">
            <text:p>1.0889105959</text:p>
          </table:table-cell>
          <table:table-cell table:formula="of:=[.Q8]/[.$G$4]" office:value-type="float" office:value="1.08793996111414" calcext:value-type="float">
            <text:p>1.0879399611</text:p>
          </table:table-cell>
          <table:table-cell table:formula="of:=[.S8]/[.$G$4]" office:value-type="float" office:value="0.34731110032579" calcext:value-type="float">
            <text:p>0.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.824654404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4731110032579" calcext:value-type="float">
            <text:p>0.3473111003</text:p>
          </table:table-cell>
          <table:table-cell office:value-type="float" office:value="0" calcext:value-type="float">
            <text:p>0</text:p>
          </table:table-cell>
          <table:table-cell table:formula="of:=[.AA8]/[.$G$4]" office:value-type="float" office:value="25.1040574697353" calcext:value-type="float">
            <text:p>25.1040574697</text:p>
          </table:table-cell>
          <table:table-cell table:formula="of:=[.AB8]/[.$G$4]" office:value-type="float" office:value="28.4386620603015" calcext:value-type="float">
            <text:p>28.4386620603</text:p>
          </table:table-cell>
          <table:table-cell table:formula="of:=[.AD8]/[.$G$4]" office:value-type="float" office:value="0.0246430370966379" calcext:value-type="float">
            <text:p>0.0246430371</text:p>
          </table:table-cell>
          <table:table-cell table:formula="of:=[.AE8]/[.$G$4]" office:value-type="float" office:value="1.06937338579022" calcext:value-type="float">
            <text:p>1.0693733858</text:p>
          </table:table-cell>
          <table:table-cell table:formula="of:=[.AF8]/[.$G$4]" office:value-type="float" office:value="1.13612375384188" calcext:value-type="float">
            <text:p>1.1361237538</text:p>
          </table:table-cell>
          <table:table-cell table:formula="of:=[.AH8]/[.$G$4]" office:value-type="float" office:value="0.0250000092869542" calcext:value-type="float">
            <text:p>0.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.0246430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92869542" calcext:value-type="float">
            <text:p>0.0250000093</text:p>
          </table:table-cell>
          <table:table-cell office:value-type="float" office:value="0" calcext:value-type="float">
            <text:p>0</text:p>
          </table:table-cell>
          <table:table-cell table:formula="of:=[.AP8]/[.$G$4]" office:value-type="float" office:value="24.016452707197" calcext:value-type="float">
            <text:p>24.0164527072</text:p>
          </table:table-cell>
          <table:table-cell table:formula="of:=[.AQ8]/[.$G$4]" office:value-type="float" office:value="27.0335898241206" calcext:value-type="float">
            <text:p>27.0335898241</text:p>
          </table:table-cell>
          <table:table-cell table:formula="of:=[.AS8]/[.$G$4]" office:value-type="float" office:value="0.0246753745342416" calcext:value-type="float">
            <text:p>0.0246753745</text:p>
          </table:table-cell>
          <table:table-cell table:formula="of:=[.AT8]/[.$G$4]" office:value-type="float" office:value="1.03207095219675" calcext:value-type="float">
            <text:p>1.0320709522</text:p>
          </table:table-cell>
          <table:table-cell table:formula="of:=[.AU8]/[.$G$4]" office:value-type="float" office:value="1.09151426663534" calcext:value-type="float">
            <text:p>1.0915142666</text:p>
          </table:table-cell>
          <table:table-cell table:formula="of:=[.AW8]/[.$G$4]" office:value-type="float" office:value="0.0250000077894238" calcext:value-type="float">
            <text:p>0.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.024675374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7894238" calcext:value-type="float">
            <text:p>0.0250000078</text:p>
          </table:table-cell>
          <table:table-cell office:value-type="float" office:value="0" calcext:value-type="float">
            <text:p>0</text:p>
          </table:table-cell>
          <table:table-cell table:formula="of:=[.BE8]/[.$AZ$5]" office:value-type="float" office:value="6.68015165624584" calcext:value-type="float">
            <text:p>6.6801516562</text:p>
          </table:table-cell>
          <table:table-cell table:formula="of:=[.BF8]/[.$AZ$5]" office:value-type="float" office:value="7.03576912339475" calcext:value-type="float">
            <text:p>7.0357691234</text:p>
          </table:table-cell>
          <table:table-cell table:formula="of:=[.BH8]/[.$AZ$5]" office:value-type="float" office:value="-0.0000528750053579349" calcext:value-type="float">
            <text:p>-0.000052875</text:p>
          </table:table-cell>
          <table:table-cell table:formula="of:=[.BI8]/[.$AZ$5]" office:value-type="float" office:value="0.319711426356666" calcext:value-type="float">
            <text:p>0.3197114264</text:p>
          </table:table-cell>
          <table:table-cell table:formula="of:=[.BJ8]/[.$AZ$5]" office:value-type="float" office:value="0.324002377266015" calcext:value-type="float">
            <text:p>0.3240023773</text:p>
          </table:table-cell>
          <table:table-cell table:formula="of:=[.BL8]/[.$AZ$5]" office:value-type="float" office:value="0.00000353636116512302" calcext:value-type="float">
            <text:p>3.53636116512302E-006</text:p>
          </table:table-cell>
          <table:table-cell office:value-type="float" office:value="0" calcext:value-type="float">
            <text:p>0</text:p>
          </table:table-cell>
          <table:table-cell office:value-type="float" office:value="-0.0000528750053579349" calcext:value-type="float">
            <text:p>-0.00005287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53636116512302" calcext:value-type="float">
            <text:p>3.53636116512302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L9]/[.$G$4]" office:value-type="float" office:value="24.7474657443129" calcext:value-type="float">
            <text:p>24.7474657443</text:p>
          </table:table-cell>
          <table:table-cell table:formula="of:=[.M9]/[.$G$4]" office:value-type="float" office:value="27.5394158291457" calcext:value-type="float">
            <text:p>27.5394158291</text:p>
          </table:table-cell>
          <table:table-cell table:formula="of:=[.O9]/[.$G$4]" office:value-type="float" office:value="5.44965923462508" calcext:value-type="float">
            <text:p>5.4496592346</text:p>
          </table:table-cell>
          <table:table-cell table:formula="of:=[.P9]/[.$G$4]" office:value-type="float" office:value="1.05715195750772" calcext:value-type="float">
            <text:p>1.0571519575</text:p>
          </table:table-cell>
          <table:table-cell table:formula="of:=[.Q9]/[.$G$4]" office:value-type="float" office:value="1.10758821056417" calcext:value-type="float">
            <text:p>1.1075882106</text:p>
          </table:table-cell>
          <table:table-cell table:formula="of:=[.S9]/[.$G$4]" office:value-type="float" office:value="0.369120577075331" calcext:value-type="float">
            <text:p>0.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.449659234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9120577075331" calcext:value-type="float">
            <text:p>0.3691205771</text:p>
          </table:table-cell>
          <table:table-cell office:value-type="float" office:value="10" calcext:value-type="float">
            <text:p>10</text:p>
          </table:table-cell>
          <table:table-cell table:formula="of:=[.AA9]/[.$G$4]" office:value-type="float" office:value="24.1769189836371" calcext:value-type="float">
            <text:p>24.1769189836</text:p>
          </table:table-cell>
          <table:table-cell table:formula="of:=[.AB9]/[.$G$4]" office:value-type="float" office:value="27.2396670854271" calcext:value-type="float">
            <text:p>27.2396670854</text:p>
          </table:table-cell>
          <table:table-cell table:formula="of:=[.AD9]/[.$G$4]" office:value-type="float" office:value="0.0246707143878672" calcext:value-type="float">
            <text:p>0.0246707144</text:p>
          </table:table-cell>
          <table:table-cell table:formula="of:=[.AE9]/[.$G$4]" office:value-type="float" office:value="1.03757975235864" calcext:value-type="float">
            <text:p>1.0375797524</text:p>
          </table:table-cell>
          <table:table-cell table:formula="of:=[.AF9]/[.$G$4]" office:value-type="float" office:value="1.09806495189153" calcext:value-type="float">
            <text:p>1.0980649519</text:p>
          </table:table-cell>
          <table:table-cell table:formula="of:=[.AH9]/[.$G$4]" office:value-type="float" office:value="0.0250000079972512" calcext:value-type="float">
            <text:p>0.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.02467071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9972512" calcext:value-type="float">
            <text:p>0.025000008</text:p>
          </table:table-cell>
          <table:table-cell office:value-type="float" office:value="10" calcext:value-type="float">
            <text:p>10</text:p>
          </table:table-cell>
          <table:table-cell table:formula="of:=[.AP9]/[.$G$4]" office:value-type="float" office:value="23.1428029799122" calcext:value-type="float">
            <text:p>23.1428029799</text:p>
          </table:table-cell>
          <table:table-cell table:formula="of:=[.AQ9]/[.$G$4]" office:value-type="float" office:value="29.2067682160804" calcext:value-type="float">
            <text:p>29.2067682161</text:p>
          </table:table-cell>
          <table:table-cell table:formula="of:=[.AS9]/[.$G$4]" office:value-type="float" office:value="0.0746620367587476" calcext:value-type="float">
            <text:p>0.0746620368</text:p>
          </table:table-cell>
          <table:table-cell table:formula="of:=[.AT9]/[.$G$4]" office:value-type="float" office:value="1.00204513980907" calcext:value-type="float">
            <text:p>1.0020451398</text:p>
          </table:table-cell>
          <table:table-cell table:formula="of:=[.AU9]/[.$G$4]" office:value-type="float" office:value="1.1604593879428" calcext:value-type="float">
            <text:p>1.1604593879</text:p>
          </table:table-cell>
          <table:table-cell table:formula="of:=[.AW9]/[.$G$4]" office:value-type="float" office:value="0.0433012755874858" calcext:value-type="float">
            <text:p>0.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.074662036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55874858" calcext:value-type="float">
            <text:p>0.0433012756</text:p>
          </table:table-cell>
          <table:table-cell office:value-type="float" office:value="10" calcext:value-type="float">
            <text:p>10</text:p>
          </table:table-cell>
          <table:table-cell table:formula="of:=[.BE9]/[.$AZ$5]" office:value-type="float" office:value="6.50581792381713" calcext:value-type="float">
            <text:p>6.5058179238</text:p>
          </table:table-cell>
          <table:table-cell table:formula="of:=[.BF9]/[.$AZ$5]" office:value-type="float" office:value="7.42710776102736" calcext:value-type="float">
            <text:p>7.427107761</text:p>
          </table:table-cell>
          <table:table-cell table:formula="of:=[.BH9]/[.$AZ$5]" office:value-type="float" office:value="-0.0000543593371430397" calcext:value-type="float">
            <text:p>-5.43593371430397E-005</text:p>
          </table:table-cell>
          <table:table-cell table:formula="of:=[.BI9]/[.$AZ$5]" office:value-type="float" office:value="0.313520875295726" calcext:value-type="float">
            <text:p>0.3135208753</text:p>
          </table:table-cell>
          <table:table-cell table:formula="of:=[.BJ9]/[.$AZ$5]" office:value-type="float" office:value="0.336957898943236" calcext:value-type="float">
            <text:p>0.3369578989</text:p>
          </table:table-cell>
          <table:table-cell table:formula="of:=[.BL9]/[.$AZ$5]" office:value-type="float" office:value="0.00000374285364735817" calcext:value-type="float">
            <text:p>3.74285364735817E-006</text:p>
          </table:table-cell>
          <table:table-cell office:value-type="float" office:value="10" calcext:value-type="float">
            <text:p>10</text:p>
          </table:table-cell>
          <table:table-cell office:value-type="float" office:value="-0.0000543593371430397" calcext:value-type="float">
            <text:p>-5.43593371430397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74285364735817" calcext:value-type="float">
            <text:p>3.74285364735817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[.L10]/[.$G$4]" office:value-type="float" office:value="23.7668384994014" calcext:value-type="float">
            <text:p>23.7668384994</text:p>
          </table:table-cell>
          <table:table-cell table:formula="of:=[.M10]/[.$G$4]" office:value-type="float" office:value="28.8320822864322" calcext:value-type="float">
            <text:p>28.8320822864</text:p>
          </table:table-cell>
          <table:table-cell table:formula="of:=[.O10]/[.$G$4]" office:value-type="float" office:value="5.42465737627835" calcext:value-type="float">
            <text:p>5.4246573763</text:p>
          </table:table-cell>
          <table:table-cell table:formula="of:=[.P10]/[.$G$4]" office:value-type="float" office:value="1.02349799632128" calcext:value-type="float">
            <text:p>1.0234979963</text:p>
          </table:table-cell>
          <table:table-cell table:formula="of:=[.Q10]/[.$G$4]" office:value-type="float" office:value="1.14859261747794" calcext:value-type="float">
            <text:p>1.1485926175</text:p>
          </table:table-cell>
          <table:table-cell table:formula="of:=[.S10]/[.$G$4]" office:value-type="float" office:value="0.368272997191585" calcext:value-type="float">
            <text:p>0.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.424657376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8272997191585" calcext:value-type="float">
            <text:p>0.3682729972</text:p>
          </table:table-cell>
          <table:table-cell office:value-type="float" office:value="20" calcext:value-type="float">
            <text:p>20</text:p>
          </table:table-cell>
          <table:table-cell table:formula="of:=[.AA10]/[.$G$4]" office:value-type="float" office:value="23.9807935346548" calcext:value-type="float">
            <text:p>23.9807935347</text:p>
          </table:table-cell>
          <table:table-cell table:formula="of:=[.AB10]/[.$G$4]" office:value-type="float" office:value="29.7875314070352" calcext:value-type="float">
            <text:p>29.787531407</text:p>
          </table:table-cell>
          <table:table-cell table:formula="of:=[.AD10]/[.$G$4]" office:value-type="float" office:value="0.29964283567971" calcext:value-type="float">
            <text:p>0.2996428357</text:p>
          </table:table-cell>
          <table:table-cell table:formula="of:=[.AE10]/[.$G$4]" office:value-type="float" office:value="1.03084652263128" calcext:value-type="float">
            <text:p>1.0308465226</text:p>
          </table:table-cell>
          <table:table-cell table:formula="of:=[.AF10]/[.$G$4]" office:value-type="float" office:value="1.17883738907619" calcext:value-type="float">
            <text:p>1.1788373891</text:p>
          </table:table-cell>
          <table:table-cell table:formula="of:=[.AH10]/[.$G$4]" office:value-type="float" office:value="0.0866025433116736" calcext:value-type="float">
            <text:p>0.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.299642835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66025433116736" calcext:value-type="float">
            <text:p>0.0866025433</text:p>
          </table:table-cell>
          <table:table-cell office:value-type="float" office:value="20" calcext:value-type="float">
            <text:p>20</text:p>
          </table:table-cell>
          <table:table-cell table:formula="of:=[.AP10]/[.$G$4]" office:value-type="float" office:value="21.912561527205" calcext:value-type="float">
            <text:p>21.9125615272</text:p>
          </table:table-cell>
          <table:table-cell table:formula="of:=[.AQ10]/[.$G$4]" office:value-type="float" office:value="31.2862751256281" calcext:value-type="float">
            <text:p>31.2862751256</text:p>
          </table:table-cell>
          <table:table-cell table:formula="of:=[.AS10]/[.$G$4]" office:value-type="float" office:value="0.124657218785676" calcext:value-type="float">
            <text:p>0.1246572188</text:p>
          </table:table-cell>
          <table:table-cell table:formula="of:=[.AT10]/[.$G$4]" office:value-type="float" office:value="0.959660269349831" calcext:value-type="float">
            <text:p>0.9596602693</text:p>
          </table:table-cell>
          <table:table-cell table:formula="of:=[.AU10]/[.$G$4]" office:value-type="float" office:value="1.22618297758182" calcext:value-type="float">
            <text:p>1.2261829776</text:p>
          </table:table-cell>
          <table:table-cell table:formula="of:=[.AW10]/[.$G$4]" office:value-type="float" office:value="0.0559017043425993" calcext:value-type="float">
            <text:p>0.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.12465721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59017043425993" calcext:value-type="float">
            <text:p>0.0559017043</text:p>
          </table:table-cell>
          <table:table-cell office:value-type="float" office:value="20" calcext:value-type="float">
            <text:p>20</text:p>
          </table:table-cell>
          <table:table-cell table:formula="of:=[.BE10]/[.$AZ$5]" office:value-type="float" office:value="6.55336348720678" calcext:value-type="float">
            <text:p>6.5533634872</text:p>
          </table:table-cell>
          <table:table-cell table:formula="of:=[.BF10]/[.$AZ$5]" office:value-type="float" office:value="7.30221245114461" calcext:value-type="float">
            <text:p>7.3022124511</text:p>
          </table:table-cell>
          <table:table-cell table:formula="of:=[.BH10]/[.$AZ$5]" office:value-type="float" office:value="0.0110572753021013" calcext:value-type="float">
            <text:p>0.0110572753</text:p>
          </table:table-cell>
          <table:table-cell table:formula="of:=[.BI10]/[.$AZ$5]" office:value-type="float" office:value="0.315210704971191" calcext:value-type="float">
            <text:p>0.315210705</text:p>
          </table:table-cell>
          <table:table-cell table:formula="of:=[.BJ10]/[.$AZ$5]" office:value-type="float" office:value="0.332831094025269" calcext:value-type="float">
            <text:p>0.332831094</text:p>
          </table:table-cell>
          <table:table-cell table:formula="of:=[.BL10]/[.$AZ$5]" office:value-type="float" office:value="0.0111111117184782" calcext:value-type="float">
            <text:p>0.0111111117</text:p>
          </table:table-cell>
          <table:table-cell office:value-type="float" office:value="20" calcext:value-type="float">
            <text:p>20</text:p>
          </table:table-cell>
          <table:table-cell office:value-type="float" office:value="0.0110572753021013" calcext:value-type="float">
            <text:p>0.011057275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184782" calcext:value-type="float">
            <text:p>0.011111111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[.L11]/[.$G$4]" office:value-type="float" office:value="23.3032692563523" calcext:value-type="float">
            <text:p>23.3032692564</text:p>
          </table:table-cell>
          <table:table-cell table:formula="of:=[.M11]/[.$G$4]" office:value-type="float" office:value="28.9070194723618" calcext:value-type="float">
            <text:p>28.9070194724</text:p>
          </table:table-cell>
          <table:table-cell table:formula="of:=[.O11]/[.$G$4]" office:value-type="float" office:value="5.87466318597092" calcext:value-type="float">
            <text:p>5.874663186</text:p>
          </table:table-cell>
          <table:table-cell table:formula="of:=[.P11]/[.$G$4]" office:value-type="float" office:value="1.00756444912178" calcext:value-type="float">
            <text:p>1.0075644491</text:p>
          </table:table-cell>
          <table:table-cell table:formula="of:=[.Q11]/[.$G$4]" office:value-type="float" office:value="1.15096661393347" calcext:value-type="float">
            <text:p>1.1509666139</text:p>
          </table:table-cell>
          <table:table-cell table:formula="of:=[.S11]/[.$G$4]" office:value-type="float" office:value="0.383242743514584" calcext:value-type="float">
            <text:p>0.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.87466318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3242743514584" calcext:value-type="float">
            <text:p>0.3832427435</text:p>
          </table:table-cell>
          <table:table-cell office:value-type="float" office:value="30" calcext:value-type="float">
            <text:p>30</text:p>
          </table:table-cell>
          <table:table-cell table:formula="of:=[.AA11]/[.$G$4]" office:value-type="float" office:value="22.1265165624584" calcext:value-type="float">
            <text:p>22.1265165625</text:p>
          </table:table-cell>
          <table:table-cell table:formula="of:=[.AB11]/[.$G$4]" office:value-type="float" office:value="30.780449120603" calcext:value-type="float">
            <text:p>30.7804491206</text:p>
          </table:table-cell>
          <table:table-cell table:formula="of:=[.AD11]/[.$G$4]" office:value-type="float" office:value="0.749659467941367" calcext:value-type="float">
            <text:p>0.7496594679</text:p>
          </table:table-cell>
          <table:table-cell table:formula="of:=[.AE11]/[.$G$4]" office:value-type="float" office:value="0.967040842319951" calcext:value-type="float">
            <text:p>0.9670408423</text:p>
          </table:table-cell>
          <table:table-cell table:formula="of:=[.AF11]/[.$G$4]" office:value-type="float" office:value="1.21021643706491" calcext:value-type="float">
            <text:p>1.2102164371</text:p>
          </table:table-cell>
          <table:table-cell table:formula="of:=[.AH11]/[.$G$4]" office:value-type="float" office:value="0.136930641297604" calcext:value-type="float">
            <text:p>0.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.749659467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36930641297604" calcext:value-type="float">
            <text:p>0.1369306413</text:p>
          </table:table-cell>
          <table:table-cell office:value-type="float" office:value="30" calcext:value-type="float">
            <text:p>30</text:p>
          </table:table-cell>
          <table:table-cell table:formula="of:=[.AP11]/[.$G$4]" office:value-type="float" office:value="20.2900691765332" calcext:value-type="float">
            <text:p>20.2900691765</text:p>
          </table:table-cell>
          <table:table-cell table:formula="of:=[.AQ11]/[.$G$4]" office:value-type="float" office:value="30.7617148241206" calcext:value-type="float">
            <text:p>30.7617148241</text:p>
          </table:table-cell>
          <table:table-cell table:formula="of:=[.AS11]/[.$G$4]" office:value-type="float" office:value="0.0496879213391149" calcext:value-type="float">
            <text:p>0.0496879213</text:p>
          </table:table-cell>
          <table:table-cell table:formula="of:=[.AT11]/[.$G$4]" office:value-type="float" office:value="0.903549734010669" calcext:value-type="float">
            <text:p>0.903549734</text:p>
          </table:table-cell>
          <table:table-cell table:formula="of:=[.AU11]/[.$G$4]" office:value-type="float" office:value="1.20962484352658" calcext:value-type="float">
            <text:p>1.2096248435</text:p>
          </table:table-cell>
          <table:table-cell table:formula="of:=[.AW11]/[.$G$4]" office:value-type="float" office:value="0.0353553460843307" calcext:value-type="float">
            <text:p>0.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.04968792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60843307" calcext:value-type="float">
            <text:p>0.0353553461</text:p>
          </table:table-cell>
          <table:table-cell office:value-type="float" office:value="30" calcext:value-type="float">
            <text:p>30</text:p>
          </table:table-cell>
          <table:table-cell table:formula="of:=[.BE11]/[.$AZ$5]" office:value-type="float" office:value="6.52959070551195" calcext:value-type="float">
            <text:p>6.5295907055</text:p>
          </table:table-cell>
          <table:table-cell table:formula="of:=[.BF11]/[.$AZ$5]" office:value-type="float" office:value="7.68522473478504" calcext:value-type="float">
            <text:p>7.6852247348</text:p>
          </table:table-cell>
          <table:table-cell table:formula="of:=[.BH11]/[.$AZ$5]" office:value-type="float" office:value="0.0443879904009467" calcext:value-type="float">
            <text:p>0.0443879904</text:p>
          </table:table-cell>
          <table:table-cell table:formula="of:=[.BI11]/[.$AZ$5]" office:value-type="float" office:value="0.314365932919029" calcext:value-type="float">
            <text:p>0.3143659329</text:p>
          </table:table-cell>
          <table:table-cell table:formula="of:=[.BJ11]/[.$AZ$5]" office:value-type="float" office:value="0.345464517016285" calcext:value-type="float">
            <text:p>0.345464517</text:p>
          </table:table-cell>
          <table:table-cell table:formula="of:=[.BL11]/[.$AZ$5]" office:value-type="float" office:value="0.0222222225678494" calcext:value-type="float">
            <text:p>0.0222222226</text:p>
          </table:table-cell>
          <table:table-cell office:value-type="float" office:value="30" calcext:value-type="float">
            <text:p>30</text:p>
          </table:table-cell>
          <table:table-cell office:value-type="float" office:value="0.0443879904009467" calcext:value-type="float">
            <text:p>0.044387990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22222225678494" calcext:value-type="float">
            <text:p>0.022222222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formula="of:=[.L12]/[.$G$4]" office:value-type="float" office:value="23.26761008381" calcext:value-type="float">
            <text:p>23.2676100838</text:p>
          </table:table-cell>
          <table:table-cell table:formula="of:=[.M12]/[.$G$4]" office:value-type="float" office:value="29.3753768844221" calcext:value-type="float">
            <text:p>29.3753768844</text:p>
          </table:table-cell>
          <table:table-cell table:formula="of:=[.O12]/[.$G$4]" office:value-type="float" office:value="5.84965825259229" calcext:value-type="float">
            <text:p>5.8496582526</text:p>
          </table:table-cell>
          <table:table-cell table:formula="of:=[.P12]/[.$G$4]" office:value-type="float" office:value="1.00633811000114" calcext:value-type="float">
            <text:p>1.00633811</text:p>
          </table:table-cell>
          <table:table-cell table:formula="of:=[.Q12]/[.$G$4]" office:value-type="float" office:value="1.16579684834544" calcext:value-type="float">
            <text:p>1.1657968483</text:p>
          </table:table-cell>
          <table:table-cell table:formula="of:=[.S12]/[.$G$4]" office:value-type="float" office:value="0.382426464143288" calcext:value-type="float">
            <text:p>0.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.849658252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2426464143288" calcext:value-type="float">
            <text:p>0.3824264641</text:p>
          </table:table-cell>
          <table:table-cell office:value-type="float" office:value="40" calcext:value-type="float">
            <text:p>40</text:p>
          </table:table-cell>
          <table:table-cell table:formula="of:=[.AA12]/[.$G$4]" office:value-type="float" office:value="22.5900858055075" calcext:value-type="float">
            <text:p>22.5900858055</text:p>
          </table:table-cell>
          <table:table-cell table:formula="of:=[.AB12]/[.$G$4]" office:value-type="float" office:value="31.0427292713568" calcext:value-type="float">
            <text:p>31.0427292714</text:p>
          </table:table-cell>
          <table:table-cell table:formula="of:=[.AD12]/[.$G$4]" office:value-type="float" office:value="1.54964937104106" calcext:value-type="float">
            <text:p>1.549649371</text:p>
          </table:table-cell>
          <table:table-cell table:formula="of:=[.AE12]/[.$G$4]" office:value-type="float" office:value="0.983018403173654" calcext:value-type="float">
            <text:p>0.9830184032</text:p>
          </table:table-cell>
          <table:table-cell table:formula="of:=[.AF12]/[.$G$4]" office:value-type="float" office:value="1.21849693384135" calcext:value-type="float">
            <text:p>1.2184969338</text:p>
          </table:table-cell>
          <table:table-cell table:formula="of:=[.AH12]/[.$G$4]" office:value-type="float" office:value="0.196850198239959" calcext:value-type="float">
            <text:p>0.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.549649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96850198239959" calcext:value-type="float">
            <text:p>0.1968501982</text:p>
          </table:table-cell>
          <table:table-cell office:value-type="float" office:value="40" calcext:value-type="float">
            <text:p>40</text:p>
          </table:table-cell>
          <table:table-cell table:formula="of:=[.AP12]/[.$G$4]" office:value-type="float" office:value="19.8443295197552" calcext:value-type="float">
            <text:p>19.8443295198</text:p>
          </table:table-cell>
          <table:table-cell table:formula="of:=[.AQ12]/[.$G$4]" office:value-type="float" office:value="31.9232412060301" calcext:value-type="float">
            <text:p>31.923241206</text:p>
          </table:table-cell>
          <table:table-cell table:formula="of:=[.AS12]/[.$G$4]" office:value-type="float" office:value="0.0246832523410845" calcext:value-type="float">
            <text:p>0.0246832523</text:p>
          </table:table-cell>
          <table:table-cell table:formula="of:=[.AT12]/[.$G$4]" office:value-type="float" office:value="0.888087184742632" calcext:value-type="float">
            <text:p>0.8880871847</text:p>
          </table:table-cell>
          <table:table-cell table:formula="of:=[.AU12]/[.$G$4]" office:value-type="float" office:value="1.24627172392019" calcext:value-type="float">
            <text:p>1.2462717239</text:p>
          </table:table-cell>
          <table:table-cell table:formula="of:=[.AW12]/[.$G$4]" office:value-type="float" office:value="0.0250000109724591" calcext:value-type="float">
            <text:p>0.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.024683252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109724591" calcext:value-type="float">
            <text:p>0.025000011</text:p>
          </table:table-cell>
          <table:table-cell office:value-type="float" office:value="40" calcext:value-type="float">
            <text:p>40</text:p>
          </table:table-cell>
          <table:table-cell table:formula="of:=[.BE12]/[.$AZ$5]" office:value-type="float" office:value="6.26016584630393" calcext:value-type="float">
            <text:p>6.2601658463</text:p>
          </table:table-cell>
          <table:table-cell table:formula="of:=[.BF12]/[.$AZ$5]" office:value-type="float" office:value="8.19313232830821" calcext:value-type="float">
            <text:p>8.1931323283</text:p>
          </table:table-cell>
          <table:table-cell table:formula="of:=[.BH12]/[.$AZ$5]" office:value-type="float" office:value="0.0999422983369271" calcext:value-type="float">
            <text:p>0.0999422983</text:p>
          </table:table-cell>
          <table:table-cell table:formula="of:=[.BI12]/[.$AZ$5]" office:value-type="float" office:value="0.304771319120402" calcext:value-type="float">
            <text:p>0.3047713191</text:p>
          </table:table-cell>
          <table:table-cell table:formula="of:=[.BJ12]/[.$AZ$5]" office:value-type="float" office:value="0.362123371116692" calcext:value-type="float">
            <text:p>0.3621233711</text:p>
          </table:table-cell>
          <table:table-cell table:formula="of:=[.BL12]/[.$AZ$5]" office:value-type="float" office:value="0.0333333335980081" calcext:value-type="float">
            <text:p>0.0333333336</text:p>
          </table:table-cell>
          <table:table-cell office:value-type="float" office:value="40" calcext:value-type="float">
            <text:p>40</text:p>
          </table:table-cell>
          <table:table-cell office:value-type="float" office:value="0.0999422983369271" calcext:value-type="float">
            <text:p>0.09994229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33333335980081" calcext:value-type="float">
            <text:p>0.033333333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formula="of:=[.L13]/[.$G$4]" office:value-type="float" office:value="22.358301183983" calcext:value-type="float">
            <text:p>22.358301184</text:p>
          </table:table-cell>
          <table:table-cell table:formula="of:=[.M13]/[.$G$4]" office:value-type="float" office:value="28.8882851758794" calcext:value-type="float">
            <text:p>28.8882851759</text:p>
          </table:table-cell>
          <table:table-cell table:formula="of:=[.O13]/[.$G$4]" office:value-type="float" office:value="6.72467705350968" calcext:value-type="float">
            <text:p>6.7246770535</text:p>
          </table:table-cell>
          <table:table-cell table:formula="of:=[.P13]/[.$G$4]" office:value-type="float" office:value="0.97503192596424" calcext:value-type="float">
            <text:p>0.975031926</text:p>
          </table:table-cell>
          <table:table-cell table:formula="of:=[.Q13]/[.$G$4]" office:value-type="float" office:value="1.15037314519438" calcext:value-type="float">
            <text:p>1.1503731452</text:p>
          </table:table-cell>
          <table:table-cell table:formula="of:=[.S13]/[.$G$4]" office:value-type="float" office:value="0.41003048720977" calcext:value-type="float">
            <text:p>0.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.72467705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003048720977" calcext:value-type="float">
            <text:p>0.4100304872</text:p>
          </table:table-cell>
          <table:table-cell office:value-type="float" office:value="50" calcext:value-type="float">
            <text:p>50</text:p>
          </table:table-cell>
          <table:table-cell table:formula="of:=[.AA13]/[.$G$4]" office:value-type="float" office:value="21.5737993880537" calcext:value-type="float">
            <text:p>21.5737993881</text:p>
          </table:table-cell>
          <table:table-cell table:formula="of:=[.AB13]/[.$G$4]" office:value-type="float" office:value="32.7850188442211" calcext:value-type="float">
            <text:p>32.7850188442</text:p>
          </table:table-cell>
          <table:table-cell table:formula="of:=[.AD13]/[.$G$4]" office:value-type="float" office:value="2.89964635129026" calcext:value-type="float">
            <text:p>2.8996463513</text:p>
          </table:table-cell>
          <table:table-cell table:formula="of:=[.AE13]/[.$G$4]" office:value-type="float" office:value="0.947965904823985" calcext:value-type="float">
            <text:p>0.9479659048</text:p>
          </table:table-cell>
          <table:table-cell table:formula="of:=[.AF13]/[.$G$4]" office:value-type="float" office:value="1.27342149809051" calcext:value-type="float">
            <text:p>1.2734214981</text:p>
          </table:table-cell>
          <table:table-cell table:formula="of:=[.AH13]/[.$G$4]" office:value-type="float" office:value="0.269258241516268" calcext:value-type="float">
            <text:p>0.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.89964635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69258241516268" calcext:value-type="float">
            <text:p>0.2692582415</text:p>
          </table:table-cell>
          <table:table-cell office:value-type="float" office:value="50" calcext:value-type="float">
            <text:p>50</text:p>
          </table:table-cell>
          <table:table-cell table:formula="of:=[.AP13]/[.$G$4]" office:value-type="float" office:value="19.8264999334841" calcext:value-type="float">
            <text:p>19.8264999335</text:p>
          </table:table-cell>
          <table:table-cell table:formula="of:=[.AQ13]/[.$G$4]" office:value-type="float" office:value="35.145540201005" calcext:value-type="float">
            <text:p>35.145540201</text:p>
          </table:table-cell>
          <table:table-cell table:formula="of:=[.AS13]/[.$G$4]" office:value-type="float" office:value="0.249651593474771" calcext:value-type="float">
            <text:p>0.2496515935</text:p>
          </table:table-cell>
          <table:table-cell table:formula="of:=[.AT13]/[.$G$4]" office:value-type="float" office:value="0.887468221576293" calcext:value-type="float">
            <text:p>0.8874682216</text:p>
          </table:table-cell>
          <table:table-cell table:formula="of:=[.AU13]/[.$G$4]" office:value-type="float" office:value="1.3476322529648" calcext:value-type="float">
            <text:p>1.347632253</text:p>
          </table:table-cell>
          <table:table-cell table:formula="of:=[.AW13]/[.$G$4]" office:value-type="float" office:value="0.079056946179913" calcext:value-type="float">
            <text:p>0.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.24965159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9056946179913" calcext:value-type="float">
            <text:p>0.0790569462</text:p>
          </table:table-cell>
          <table:table-cell office:value-type="float" office:value="50" calcext:value-type="float">
            <text:p>50</text:p>
          </table:table-cell>
          <table:table-cell table:formula="of:=[.BE13]/[.$AZ$5]" office:value-type="float" office:value="6.17299898008957" calcext:value-type="float">
            <text:p>6.1729989801</text:p>
          </table:table-cell>
          <table:table-cell table:formula="of:=[.BF13]/[.$AZ$5]" office:value-type="float" office:value="8.17647962032384" calcext:value-type="float">
            <text:p>8.1764796203</text:p>
          </table:table-cell>
          <table:table-cell table:formula="of:=[.BH13]/[.$AZ$5]" office:value-type="float" office:value="0.255498772980154" calcext:value-type="float">
            <text:p>0.255498773</text:p>
          </table:table-cell>
          <table:table-cell table:formula="of:=[.BI13]/[.$AZ$5]" office:value-type="float" office:value="0.301658738143043" calcext:value-type="float">
            <text:p>0.3016587381</text:p>
          </table:table-cell>
          <table:table-cell table:formula="of:=[.BJ13]/[.$AZ$5]" office:value-type="float" office:value="0.361578746357719" calcext:value-type="float">
            <text:p>0.3615787464</text:p>
          </table:table-cell>
          <table:table-cell table:formula="of:=[.BL13]/[.$AZ$5]" office:value-type="float" office:value="0.0532870170886589" calcext:value-type="float">
            <text:p>0.0532870171</text:p>
          </table:table-cell>
          <table:table-cell office:value-type="float" office:value="50" calcext:value-type="float">
            <text:p>50</text:p>
          </table:table-cell>
          <table:table-cell office:value-type="float" office:value="0.255498772980154" calcext:value-type="float">
            <text:p>0.25549877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32870170886589" calcext:value-type="float">
            <text:p>0.053287017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table:formula="of:=[.L14]/[.$G$4]" office:value-type="float" office:value="22.4296195290674" calcext:value-type="float">
            <text:p>22.4296195291</text:p>
          </table:table-cell>
          <table:table-cell table:formula="of:=[.M14]/[.$G$4]" office:value-type="float" office:value="29.3941111809045" calcext:value-type="float">
            <text:p>29.3941111809</text:p>
          </table:table-cell>
          <table:table-cell table:formula="of:=[.O14]/[.$G$4]" office:value-type="float" office:value="7.54967035063491" calcext:value-type="float">
            <text:p>7.5496703506</text:p>
          </table:table-cell>
          <table:table-cell table:formula="of:=[.P14]/[.$G$4]" office:value-type="float" office:value="0.97748978895003" calcext:value-type="float">
            <text:p>0.977489789</text:p>
          </table:table-cell>
          <table:table-cell table:formula="of:=[.Q14]/[.$G$4]" office:value-type="float" office:value="1.16638980192083" calcext:value-type="float">
            <text:p>1.1663898019</text:p>
          </table:table-cell>
          <table:table-cell table:formula="of:=[.S14]/[.$G$4]" office:value-type="float" office:value="0.434453680459694" calcext:value-type="float">
            <text:p>0.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.54967035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34453680459694" calcext:value-type="float">
            <text:p>0.4344536805</text:p>
          </table:table-cell>
          <table:table-cell office:value-type="float" office:value="60" calcext:value-type="float">
            <text:p>60</text:p>
          </table:table-cell>
          <table:table-cell table:formula="of:=[.AA14]/[.$G$4]" office:value-type="float" office:value="20.2900691765332" calcext:value-type="float">
            <text:p>20.2900691765</text:p>
          </table:table-cell>
          <table:table-cell table:formula="of:=[.AB14]/[.$G$4]" office:value-type="float" office:value="34.2650282663317" calcext:value-type="float">
            <text:p>34.2650282663</text:p>
          </table:table-cell>
          <table:table-cell table:formula="of:=[.AD14]/[.$G$4]" office:value-type="float" office:value="4.07465238010307" calcext:value-type="float">
            <text:p>4.0746523801</text:p>
          </table:table-cell>
          <table:table-cell table:formula="of:=[.AE14]/[.$G$4]" office:value-type="float" office:value="0.903549734010669" calcext:value-type="float">
            <text:p>0.903549734</text:p>
          </table:table-cell>
          <table:table-cell table:formula="of:=[.AF14]/[.$G$4]" office:value-type="float" office:value="1.31997570180849" calcext:value-type="float">
            <text:p>1.3199757018</text:p>
          </table:table-cell>
          <table:table-cell table:formula="of:=[.AH14]/[.$G$4]" office:value-type="float" office:value="0.319178634452151" calcext:value-type="float">
            <text:p>0.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.074652380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19178634452151" calcext:value-type="float">
            <text:p>0.3191786345</text:p>
          </table:table-cell>
          <table:table-cell office:value-type="float" office:value="60" calcext:value-type="float">
            <text:p>60</text:p>
          </table:table-cell>
          <table:table-cell table:formula="of:=[.AP14]/[.$G$4]" office:value-type="float" office:value="19.5947153119596" calcext:value-type="float">
            <text:p>19.594715312</text:p>
          </table:table-cell>
          <table:table-cell table:formula="of:=[.AQ14]/[.$G$4]" office:value-type="float" office:value="37.7308731155779" calcext:value-type="float">
            <text:p>37.7308731156</text:p>
          </table:table-cell>
          <table:table-cell table:formula="of:=[.AS14]/[.$G$4]" office:value-type="float" office:value="1.69963033714141" calcext:value-type="float">
            <text:p>1.6996303371</text:p>
          </table:table-cell>
          <table:table-cell table:formula="of:=[.AT14]/[.$G$4]" office:value-type="float" office:value="0.879418383442795" calcext:value-type="float">
            <text:p>0.8794183834</text:p>
          </table:table-cell>
          <table:table-cell table:formula="of:=[.AU14]/[.$G$4]" office:value-type="float" office:value="1.42868192267304" calcext:value-type="float">
            <text:p>1.4286819227</text:p>
          </table:table-cell>
          <table:table-cell table:formula="of:=[.AW14]/[.$G$4]" office:value-type="float" office:value="0.206155283517966" calcext:value-type="float">
            <text:p>0.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.6996303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06155283517966" calcext:value-type="float">
            <text:p>0.2061552835</text:p>
          </table:table-cell>
          <table:table-cell office:value-type="float" office:value="60" calcext:value-type="float">
            <text:p>60</text:p>
          </table:table-cell>
          <table:table-cell table:formula="of:=[.BE14]/[.$AZ$5]" office:value-type="float" office:value="6.22054454347922" calcext:value-type="float">
            <text:p>6.2205445435</text:p>
          </table:table-cell>
          <table:table-cell table:formula="of:=[.BF14]/[.$AZ$5]" office:value-type="float" office:value="8.6427554438861" calcext:value-type="float">
            <text:p>8.6427554439</text:p>
          </table:table-cell>
          <table:table-cell table:formula="of:=[.BH14]/[.$AZ$5]" office:value-type="float" office:value="0.344383961468575" calcext:value-type="float">
            <text:p>0.3443839615</text:p>
          </table:table-cell>
          <table:table-cell table:formula="of:=[.BI14]/[.$AZ$5]" office:value-type="float" office:value="0.303357039762409" calcext:value-type="float">
            <text:p>0.3033570398</text:p>
          </table:table-cell>
          <table:table-cell table:formula="of:=[.BJ14]/[.$AZ$5]" office:value-type="float" office:value="0.37679141572596" calcext:value-type="float">
            <text:p>0.3767914157</text:p>
          </table:table-cell>
          <table:table-cell table:formula="of:=[.BL14]/[.$AZ$5]" office:value-type="float" office:value="0.0618640486405622" calcext:value-type="float">
            <text:p>0.0618640486</text:p>
          </table:table-cell>
          <table:table-cell office:value-type="float" office:value="60" calcext:value-type="float">
            <text:p>60</text:p>
          </table:table-cell>
          <table:table-cell office:value-type="float" office:value="0.344383961468575" calcext:value-type="float">
            <text:p>0.344383961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8640486405622" calcext:value-type="float">
            <text:p>0.061864048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table:formula="of:=[.L15]/[.$G$4]" office:value-type="float" office:value="22.3939603565252" calcext:value-type="float">
            <text:p>22.3939603565</text:p>
          </table:table-cell>
          <table:table-cell table:formula="of:=[.M15]/[.$G$4]" office:value-type="float" office:value="31.2675408291457" calcext:value-type="float">
            <text:p>31.2675408291</text:p>
          </table:table-cell>
          <table:table-cell table:formula="of:=[.O15]/[.$G$4]" office:value-type="float" office:value="8.79964989796511" calcext:value-type="float">
            <text:p>8.799649898</text:p>
          </table:table-cell>
          <table:table-cell table:formula="of:=[.P15]/[.$G$4]" office:value-type="float" office:value="0.976260911761916" calcext:value-type="float">
            <text:p>0.9762609118</text:p>
          </table:table-cell>
          <table:table-cell table:formula="of:=[.Q15]/[.$G$4]" office:value-type="float" office:value="1.22559184435347" calcext:value-type="float">
            <text:p>1.2255918444</text:p>
          </table:table-cell>
          <table:table-cell table:formula="of:=[.S15]/[.$G$4]" office:value-type="float" office:value="0.469041576574453" calcext:value-type="float">
            <text:p>0.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.79964989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69041576574453" calcext:value-type="float">
            <text:p>0.4690415766</text:p>
          </table:table-cell>
          <table:table-cell office:value-type="float" office:value="70" calcext:value-type="float">
            <text:p>70</text:p>
          </table:table-cell>
          <table:table-cell table:formula="of:=[.AA15]/[.$G$4]" office:value-type="float" office:value="21.2885260077158" calcext:value-type="float">
            <text:p>21.2885260077</text:p>
          </table:table-cell>
          <table:table-cell table:formula="of:=[.AB15]/[.$G$4]" office:value-type="float" office:value="32.7662845477387" calcext:value-type="float">
            <text:p>32.7662845477</text:p>
          </table:table-cell>
          <table:table-cell table:formula="of:=[.AD15]/[.$G$4]" office:value-type="float" office:value="6.74965122704961" calcext:value-type="float">
            <text:p>6.749651227</text:p>
          </table:table-cell>
          <table:table-cell table:formula="of:=[.AE15]/[.$G$4]" office:value-type="float" office:value="0.938109730022481" calcext:value-type="float">
            <text:p>0.93810973</text:p>
          </table:table-cell>
          <table:table-cell table:formula="of:=[.AF15]/[.$G$4]" office:value-type="float" office:value="1.27283162862382" calcext:value-type="float">
            <text:p>1.2728316286</text:p>
          </table:table-cell>
          <table:table-cell table:formula="of:=[.AH15]/[.$G$4]" office:value-type="float" office:value="0.410791918881573" calcext:value-type="float">
            <text:p>0.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.74965122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0791918881573" calcext:value-type="float">
            <text:p>0.4107919189</text:p>
          </table:table-cell>
          <table:table-cell office:value-type="float" office:value="70" calcext:value-type="float">
            <text:p>70</text:p>
          </table:table-cell>
          <table:table-cell table:formula="of:=[.AP15]/[.$G$4]" office:value-type="float" office:value="18.6675768258614" calcext:value-type="float">
            <text:p>18.6675768259</text:p>
          </table:table-cell>
          <table:table-cell table:formula="of:=[.AQ15]/[.$G$4]" office:value-type="float" office:value="36.419472361809" calcext:value-type="float">
            <text:p>36.4194723618</text:p>
          </table:table-cell>
          <table:table-cell table:formula="of:=[.AS15]/[.$G$4]" office:value-type="float" office:value="4.07466006835086" calcext:value-type="float">
            <text:p>4.0746600684</text:p>
          </table:table-cell>
          <table:table-cell table:formula="of:=[.AT15]/[.$G$4]" office:value-type="float" office:value="0.847154456042948" calcext:value-type="float">
            <text:p>0.847154456</text:p>
          </table:table-cell>
          <table:table-cell table:formula="of:=[.AU15]/[.$G$4]" office:value-type="float" office:value="1.38759720500169" calcext:value-type="float">
            <text:p>1.387597205</text:p>
          </table:table-cell>
          <table:table-cell table:formula="of:=[.AW15]/[.$G$4]" office:value-type="float" office:value="0.319178634633026" calcext:value-type="float">
            <text:p>0.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.07466006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19178634633026" calcext:value-type="float">
            <text:p>0.3191786346</text:p>
          </table:table-cell>
          <table:table-cell office:value-type="float" office:value="70" calcext:value-type="float">
            <text:p>70</text:p>
          </table:table-cell>
          <table:table-cell table:formula="of:=[.BE15]/[.$AZ$5]" office:value-type="float" office:value="5.71339186732296" calcext:value-type="float">
            <text:p>5.7133918673</text:p>
          </table:table-cell>
          <table:table-cell table:formula="of:=[.BF15]/[.$AZ$5]" office:value-type="float" office:value="8.35965940815187" calcext:value-type="float">
            <text:p>8.3596594082</text:p>
          </table:table-cell>
          <table:table-cell table:formula="of:=[.BH15]/[.$AZ$5]" office:value-type="float" office:value="0.711057378849776" calcext:value-type="float">
            <text:p>0.7110573788</text:p>
          </table:table-cell>
          <table:table-cell table:formula="of:=[.BI15]/[.$AZ$5]" office:value-type="float" office:value="0.285171721735146" calcext:value-type="float">
            <text:p>0.2851717217</text:p>
          </table:table-cell>
          <table:table-cell table:formula="of:=[.BJ15]/[.$AZ$5]" office:value-type="float" office:value="0.367564126000725" calcext:value-type="float">
            <text:p>0.367564126</text:p>
          </table:table-cell>
          <table:table-cell table:formula="of:=[.BL15]/[.$AZ$5]" office:value-type="float" office:value="0.0888888889875012" calcext:value-type="float">
            <text:p>0.088888889</text:p>
          </table:table-cell>
          <table:table-cell office:value-type="float" office:value="70" calcext:value-type="float">
            <text:p>70</text:p>
          </table:table-cell>
          <table:table-cell office:value-type="float" office:value="0.711057378849776" calcext:value-type="float">
            <text:p>0.71105737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88888889875012" calcext:value-type="float">
            <text:p>0.08888888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table:formula="of:=[.L16]/[.$G$4]" office:value-type="float" office:value="23.3389284288945" calcext:value-type="float">
            <text:p>23.3389284289</text:p>
          </table:table-cell>
          <table:table-cell table:formula="of:=[.M16]/[.$G$4]" office:value-type="float" office:value="31.9981783919598" calcext:value-type="float">
            <text:p>31.998178392</text:p>
          </table:table-cell>
          <table:table-cell table:formula="of:=[.O16]/[.$G$4]" office:value-type="float" office:value="9.77462659840233" calcext:value-type="float">
            <text:p>9.7746265984</text:p>
          </table:table-cell>
          <table:table-cell table:formula="of:=[.P16]/[.$G$4]" office:value-type="float" office:value="1.00879068944464" calcext:value-type="float">
            <text:p>1.0087906894</text:p>
          </table:table-cell>
          <table:table-cell table:formula="of:=[.Q16]/[.$G$4]" office:value-type="float" office:value="1.24863387925594" calcext:value-type="float">
            <text:p>1.2486338793</text:p>
          </table:table-cell>
          <table:table-cell table:formula="of:=[.S16]/[.$G$4]" office:value-type="float" office:value="0.494342998950518" calcext:value-type="float">
            <text:p>0.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.77462659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94342998950518" calcext:value-type="float">
            <text:p>0.494342999</text:p>
          </table:table-cell>
          <table:table-cell office:value-type="float" office:value="80" calcext:value-type="float">
            <text:p>80</text:p>
          </table:table-cell>
          <table:table-cell table:formula="of:=[.AA16]/[.$G$4]" office:value-type="float" office:value="20.9319342822935" calcext:value-type="float">
            <text:p>20.9319342823</text:p>
          </table:table-cell>
          <table:table-cell table:formula="of:=[.AB16]/[.$G$4]" office:value-type="float" office:value="32.5602072864322" calcext:value-type="float">
            <text:p>32.5602072864</text:p>
          </table:table-cell>
          <table:table-cell table:formula="of:=[.AD16]/[.$G$4]" office:value-type="float" office:value="8.14965922594043" calcext:value-type="float">
            <text:p>8.1496592259</text:p>
          </table:table-cell>
          <table:table-cell table:formula="of:=[.AE16]/[.$G$4]" office:value-type="float" office:value="0.925778464360168" calcext:value-type="float">
            <text:p>0.9257784644</text:p>
          </table:table-cell>
          <table:table-cell table:formula="of:=[.AF16]/[.$G$4]" office:value-type="float" office:value="1.26634207425318" calcext:value-type="float">
            <text:p>1.2663420743</text:p>
          </table:table-cell>
          <table:table-cell table:formula="of:=[.AH16]/[.$G$4]" office:value-type="float" office:value="0.451386752797069" calcext:value-type="float">
            <text:p>0.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.149659225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1386752797069" calcext:value-type="float">
            <text:p>0.4513867528</text:p>
          </table:table-cell>
          <table:table-cell office:value-type="float" office:value="80" calcext:value-type="float">
            <text:p>80</text:p>
          </table:table-cell>
          <table:table-cell table:formula="of:=[.AP16]/[.$G$4]" office:value-type="float" office:value="19.3094419316217" calcext:value-type="float">
            <text:p>19.3094419316</text:p>
          </table:table-cell>
          <table:table-cell table:formula="of:=[.AQ16]/[.$G$4]" office:value-type="float" office:value="38.3865734924623" calcext:value-type="float">
            <text:p>38.3865734925</text:p>
          </table:table-cell>
          <table:table-cell table:formula="of:=[.AS16]/[.$G$4]" office:value-type="float" office:value="7.5496293883441" calcext:value-type="float">
            <text:p>7.5496293883</text:p>
          </table:table-cell>
          <table:table-cell table:formula="of:=[.AT16]/[.$G$4]" office:value-type="float" office:value="0.86950225319321" calcext:value-type="float">
            <text:p>0.8695022532</text:p>
          </table:table-cell>
          <table:table-cell table:formula="of:=[.AU16]/[.$G$4]" office:value-type="float" office:value="1.44920458536852" calcext:value-type="float">
            <text:p>1.4492045854</text:p>
          </table:table-cell>
          <table:table-cell table:formula="of:=[.AW16]/[.$G$4]" office:value-type="float" office:value="0.43445368104027" calcext:value-type="float">
            <text:p>0.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.54962938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3445368104027" calcext:value-type="float">
            <text:p>0.434453681</text:p>
          </table:table-cell>
          <table:table-cell office:value-type="float" office:value="80" calcext:value-type="float">
            <text:p>80</text:p>
          </table:table-cell>
          <table:table-cell table:formula="of:=[.BE16]/[.$AZ$5]" office:value-type="float" office:value="6.20469602234934" calcext:value-type="float">
            <text:p>6.2046960223</text:p>
          </table:table-cell>
          <table:table-cell table:formula="of:=[.BF16]/[.$AZ$5]" office:value-type="float" office:value="8.19313232830821" calcext:value-type="float">
            <text:p>8.1931323283</text:p>
          </table:table-cell>
          <table:table-cell table:formula="of:=[.BH16]/[.$AZ$5]" office:value-type="float" office:value="1.14438725406193" calcext:value-type="float">
            <text:p>1.1443872541</text:p>
          </table:table-cell>
          <table:table-cell table:formula="of:=[.BI16]/[.$AZ$5]" office:value-type="float" office:value="0.302791081528081" calcext:value-type="float">
            <text:p>0.3027910815</text:p>
          </table:table-cell>
          <table:table-cell table:formula="of:=[.BJ16]/[.$AZ$5]" office:value-type="float" office:value="0.362123371116692" calcext:value-type="float">
            <text:p>0.3621233711</text:p>
          </table:table-cell>
          <table:table-cell table:formula="of:=[.BL16]/[.$AZ$5]" office:value-type="float" office:value="0.112765461912087" calcext:value-type="float">
            <text:p>0.1127654619</text:p>
          </table:table-cell>
          <table:table-cell office:value-type="float" office:value="80" calcext:value-type="float">
            <text:p>80</text:p>
          </table:table-cell>
          <table:table-cell office:value-type="float" office:value="1.14438725406193" calcext:value-type="float">
            <text:p>1.144387254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2765461912087" calcext:value-type="float">
            <text:p>0.112765461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table:formula="of:=[.L17]/[.$G$4]" office:value-type="float" office:value="22.964507117201" calcext:value-type="float">
            <text:p>22.9645071172</text:p>
          </table:table-cell>
          <table:table-cell table:formula="of:=[.M17]/[.$G$4]" office:value-type="float" office:value="31.6984296482412" calcext:value-type="float">
            <text:p>31.6984296482</text:p>
          </table:table-cell>
          <table:table-cell table:formula="of:=[.O17]/[.$G$4]" office:value-type="float" office:value="10.2496360305934" calcext:value-type="float">
            <text:p>10.2496360306</text:p>
          </table:table-cell>
          <table:table-cell table:formula="of:=[.P17]/[.$G$4]" office:value-type="float" office:value="0.995910186932306" calcext:value-type="float">
            <text:p>0.9959101869</text:p>
          </table:table-cell>
          <table:table-cell table:formula="of:=[.Q17]/[.$G$4]" office:value-type="float" office:value="1.23918372479012" calcext:value-type="float">
            <text:p>1.2391837248</text:p>
          </table:table-cell>
          <table:table-cell table:formula="of:=[.S17]/[.$G$4]" office:value-type="float" office:value="0.506211418863884" calcext:value-type="float">
            <text:p>0.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.24963603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506211418863884" calcext:value-type="float">
            <text:p>0.5062114189</text:p>
          </table:table-cell>
          <table:table-cell office:value-type="float" office:value="90" calcext:value-type="float">
            <text:p>90</text:p>
          </table:table-cell>
          <table:table-cell table:formula="of:=[.AA17]/[.$G$4]" office:value-type="float" office:value="20.0582845550086" calcext:value-type="float">
            <text:p>20.058284555</text:p>
          </table:table-cell>
          <table:table-cell table:formula="of:=[.AB17]/[.$G$4]" office:value-type="float" office:value="33.5905935929648" calcext:value-type="float">
            <text:p>33.590593593</text:p>
          </table:table-cell>
          <table:table-cell table:formula="of:=[.AD17]/[.$G$4]" office:value-type="float" office:value="9.22466311515767" calcext:value-type="float">
            <text:p>9.2246631152</text:p>
          </table:table-cell>
          <table:table-cell table:formula="of:=[.AE17]/[.$G$4]" office:value-type="float" office:value="0.895511950714409" calcext:value-type="float">
            <text:p>0.8955119507</text:p>
          </table:table-cell>
          <table:table-cell table:formula="of:=[.AF17]/[.$G$4]" office:value-type="float" office:value="1.29877204623454" calcext:value-type="float">
            <text:p>1.2987720462</text:p>
          </table:table-cell>
          <table:table-cell table:formula="of:=[.AH17]/[.$G$4]" office:value-type="float" office:value="0.480234318479515" calcext:value-type="float">
            <text:p>0.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.22466311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0234318479515" calcext:value-type="float">
            <text:p>0.4802343185</text:p>
          </table:table-cell>
          <table:table-cell office:value-type="float" office:value="90" calcext:value-type="float">
            <text:p>90</text:p>
          </table:table-cell>
          <table:table-cell table:formula="of:=[.AP17]/[.$G$4]" office:value-type="float" office:value="18.8102135160303" calcext:value-type="float">
            <text:p>18.810213516</text:p>
          </table:table-cell>
          <table:table-cell table:formula="of:=[.AQ17]/[.$G$4]" office:value-type="float" office:value="38.0118875628141" calcext:value-type="float">
            <text:p>38.0118875628</text:p>
          </table:table-cell>
          <table:table-cell table:formula="of:=[.AS17]/[.$G$4]" office:value-type="float" office:value="8.1246424941394" calcext:value-type="float">
            <text:p>8.1246424941</text:p>
          </table:table-cell>
          <table:table-cell table:formula="of:=[.AT17]/[.$G$4]" office:value-type="float" office:value="0.852125141157279" calcext:value-type="float">
            <text:p>0.8521251412</text:p>
          </table:table-cell>
          <table:table-cell table:formula="of:=[.AU17]/[.$G$4]" office:value-type="float" office:value="1.43747890161993" calcext:value-type="float">
            <text:p>1.4374789016</text:p>
          </table:table-cell>
          <table:table-cell table:formula="of:=[.AW17]/[.$G$4]" office:value-type="float" office:value="0.450693910463852" calcext:value-type="float">
            <text:p>0.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.124642494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0693910463852" calcext:value-type="float">
            <text:p>0.4506939105</text:p>
          </table:table-cell>
          <table:table-cell office:value-type="float" office:value="90" calcext:value-type="float">
            <text:p>90</text:p>
          </table:table-cell>
          <table:table-cell table:formula="of:=[.BE17]/[.$AZ$5]" office:value-type="float" office:value="6.45827236042747" calcext:value-type="float">
            <text:p>6.4582723604</text:p>
          </table:table-cell>
          <table:table-cell table:formula="of:=[.BF17]/[.$AZ$5]" office:value-type="float" office:value="8.81760887772194" calcext:value-type="float">
            <text:p>8.8176088777</text:p>
          </table:table-cell>
          <table:table-cell table:formula="of:=[.BH17]/[.$AZ$5]" office:value-type="float" office:value="1.31104704627645" calcext:value-type="float">
            <text:p>1.3110470463</text:p>
          </table:table-cell>
          <table:table-cell table:formula="of:=[.BI17]/[.$AZ$5]" office:value-type="float" office:value="0.311829894048161" calcext:value-type="float">
            <text:p>0.311829894</text:p>
          </table:table-cell>
          <table:table-cell table:formula="of:=[.BJ17]/[.$AZ$5]" office:value-type="float" office:value="0.382477524542711" calcext:value-type="float">
            <text:p>0.3824775245</text:p>
          </table:table-cell>
          <table:table-cell table:formula="of:=[.BL17]/[.$AZ$5]" office:value-type="float" office:value="0.12069756110496" calcext:value-type="float">
            <text:p>0.1206975611</text:p>
          </table:table-cell>
          <table:table-cell office:value-type="float" office:value="90" calcext:value-type="float">
            <text:p>90</text:p>
          </table:table-cell>
          <table:table-cell office:value-type="float" office:value="1.31104704627645" calcext:value-type="float">
            <text:p>1.311047046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2069756110496" calcext:value-type="float">
            <text:p>0.120697561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[.L18]/[.$G$4]" office:value-type="float" office:value="22.3404715977118" calcext:value-type="float">
            <text:p>22.3404715977</text:p>
          </table:table-cell>
          <table:table-cell table:formula="of:=[.M18]/[.$G$4]" office:value-type="float" office:value="31.2488065326633" calcext:value-type="float">
            <text:p>31.2488065327</text:p>
          </table:table-cell>
          <table:table-cell table:formula="of:=[.O18]/[.$G$4]" office:value-type="float" office:value="9.2746509434626" calcext:value-type="float">
            <text:p>9.2746509435</text:p>
          </table:table-cell>
          <table:table-cell table:formula="of:=[.P18]/[.$G$4]" office:value-type="float" office:value="0.974417392208397" calcext:value-type="float">
            <text:p>0.9744173922</text:p>
          </table:table-cell>
          <table:table-cell table:formula="of:=[.Q18]/[.$G$4]" office:value-type="float" office:value="1.22500069439682" calcext:value-type="float">
            <text:p>1.2250006944</text:p>
          </table:table-cell>
          <table:table-cell table:formula="of:=[.S18]/[.$G$4]" office:value-type="float" office:value="0.48153400768126" calcext:value-type="float">
            <text:p>0.4815340077</text:p>
          </table:table-cell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.27465094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153400768126" calcext:value-type="float">
            <text:p>0.4815340077</text:p>
          </table:table-cell>
          <table:table-cell office:value-type="float" office:value="100" calcext:value-type="float">
            <text:p>100</text:p>
          </table:table-cell>
          <table:table-cell table:formula="of:=[.AA18]/[.$G$4]" office:value-type="float" office:value="19.7908407609419" calcext:value-type="float">
            <text:p>19.7908407609</text:p>
          </table:table-cell>
          <table:table-cell table:formula="of:=[.AB18]/[.$G$4]" office:value-type="float" office:value="34.7521199748744" calcext:value-type="float">
            <text:p>34.7521199749</text:p>
          </table:table-cell>
          <table:table-cell table:formula="of:=[.AD18]/[.$G$4]" office:value-type="float" office:value="7.49965611316374" calcext:value-type="float">
            <text:p>7.4996561132</text:p>
          </table:table-cell>
          <table:table-cell table:formula="of:=[.AE18]/[.$G$4]" office:value-type="float" office:value="0.886230186733221" calcext:value-type="float">
            <text:p>0.8862301867</text:p>
          </table:table-cell>
          <table:table-cell table:formula="of:=[.AF18]/[.$G$4]" office:value-type="float" office:value="1.33527861002764" calcext:value-type="float">
            <text:p>1.33527861</text:p>
          </table:table-cell>
          <table:table-cell table:formula="of:=[.AH18]/[.$G$4]" office:value-type="float" office:value="0.433012702715422" calcext:value-type="float">
            <text:p>0.4330127027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.499656113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33012702715422" calcext:value-type="float">
            <text:p>0.4330127027</text:p>
          </table:table-cell>
          <table:table-cell office:value-type="float" office:value="100" calcext:value-type="float">
            <text:p>100</text:p>
          </table:table-cell>
          <table:table-cell table:formula="of:=[.AP18]/[.$G$4]" office:value-type="float" office:value="18.1861779965412" calcext:value-type="float">
            <text:p>18.1861779965</text:p>
          </table:table-cell>
          <table:table-cell table:formula="of:=[.AQ18]/[.$G$4]" office:value-type="float" office:value="37.2250471105528" calcext:value-type="float">
            <text:p>37.2250471106</text:p>
          </table:table-cell>
          <table:table-cell table:formula="of:=[.AS18]/[.$G$4]" office:value-type="float" office:value="6.89966150933366" calcext:value-type="float">
            <text:p>6.8996615093</text:p>
          </table:table-cell>
          <table:table-cell table:formula="of:=[.AT18]/[.$G$4]" office:value-type="float" office:value="0.830358479266988" calcext:value-type="float">
            <text:p>0.8303584793</text:p>
          </table:table-cell>
          <table:table-cell table:formula="of:=[.AU18]/[.$G$4]" office:value-type="float" office:value="1.41284134272226" calcext:value-type="float">
            <text:p>1.4128413427</text:p>
          </table:table-cell>
          <table:table-cell table:formula="of:=[.AW18]/[.$G$4]" office:value-type="float" office:value="0.415331194177076" calcext:value-type="float">
            <text:p>0.4153311942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.899661509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5331194177076" calcext:value-type="float">
            <text:p>0.4153311942</text:p>
          </table:table-cell>
          <table:table-cell office:value-type="float" office:value="100" calcext:value-type="float">
            <text:p>100</text:p>
          </table:table-cell>
          <table:table-cell table:formula="of:=[.BE18]/[.$AZ$5]" office:value-type="float" office:value="6.26016584630393" calcext:value-type="float">
            <text:p>6.2601658463</text:p>
          </table:table-cell>
          <table:table-cell table:formula="of:=[.BF18]/[.$AZ$5]" office:value-type="float" office:value="8.55116554997208" calcext:value-type="float">
            <text:p>8.55116555</text:p>
          </table:table-cell>
          <table:table-cell table:formula="of:=[.BH18]/[.$AZ$5]" office:value-type="float" office:value="1.1332731101545" calcext:value-type="float">
            <text:p>1.1332731102</text:p>
          </table:table-cell>
          <table:table-cell table:formula="of:=[.BI18]/[.$AZ$5]" office:value-type="float" office:value="0.304771319120402" calcext:value-type="float">
            <text:p>0.3047713191</text:p>
          </table:table-cell>
          <table:table-cell table:formula="of:=[.BJ18]/[.$AZ$5]" office:value-type="float" office:value="0.373809052135185" calcext:value-type="float">
            <text:p>0.3738090521</text:p>
          </table:table-cell>
          <table:table-cell table:formula="of:=[.BL18]/[.$AZ$5]" office:value-type="float" office:value="0.112216721625856" calcext:value-type="float">
            <text:p>0.1122167216</text:p>
          </table:table-cell>
          <table:table-cell office:value-type="float" office:value="100" calcext:value-type="float">
            <text:p>100</text:p>
          </table:table-cell>
          <table:table-cell office:value-type="float" office:value="1.1332731101545" calcext:value-type="float">
            <text:p>1.133273110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2216721625856" calcext:value-type="float">
            <text:p>0.112216721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table:formula="of:=[.L19]/[.$G$4]" office:value-type="float" office:value="23.6776905680458" calcext:value-type="float">
            <text:p>23.677690568</text:p>
          </table:table-cell>
          <table:table-cell table:formula="of:=[.M19]/[.$G$4]" office:value-type="float" office:value="31.8483040201005" calcext:value-type="float">
            <text:p>31.8483040201</text:p>
          </table:table-cell>
          <table:table-cell table:formula="of:=[.O19]/[.$G$4]" office:value-type="float" office:value="9.34962295285615" calcext:value-type="float">
            <text:p>9.3496229529</text:p>
          </table:table-cell>
          <table:table-cell table:formula="of:=[.P19]/[.$G$4]" office:value-type="float" office:value="1.020435113056" calcext:value-type="float">
            <text:p>1.0204351131</text:p>
          </table:table-cell>
          <table:table-cell table:formula="of:=[.Q19]/[.$G$4]" office:value-type="float" office:value="1.24390931403456" calcext:value-type="float">
            <text:p>1.243909314</text:p>
          </table:table-cell>
          <table:table-cell table:formula="of:=[.S19]/[.$G$4]" office:value-type="float" office:value="0.483476990775397" calcext:value-type="float">
            <text:p>0.4834769908</text:p>
          </table:table-cell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.349622952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3476990775397" calcext:value-type="float">
            <text:p>0.4834769908</text:p>
          </table:table-cell>
          <table:table-cell office:value-type="float" office:value="110" calcext:value-type="float">
            <text:p>110</text:p>
          </table:table-cell>
          <table:table-cell table:formula="of:=[.AA19]/[.$G$4]" office:value-type="float" office:value="20.414876280431" calcext:value-type="float">
            <text:p>20.4148762804</text:p>
          </table:table-cell>
          <table:table-cell table:formula="of:=[.AB19]/[.$G$4]" office:value-type="float" office:value="33.4781878140704" calcext:value-type="float">
            <text:p>33.4781878141</text:p>
          </table:table-cell>
          <table:table-cell table:formula="of:=[.AD19]/[.$G$4]" office:value-type="float" office:value="6.42465827346884" calcext:value-type="float">
            <text:p>6.4246582735</text:p>
          </table:table-cell>
          <table:table-cell table:formula="of:=[.AE19]/[.$G$4]" office:value-type="float" office:value="0.907875363748621" calcext:value-type="float">
            <text:p>0.9078753637</text:p>
          </table:table-cell>
          <table:table-cell table:formula="of:=[.AF19]/[.$G$4]" office:value-type="float" office:value="1.295236356166" calcext:value-type="float">
            <text:p>1.2952363562</text:p>
          </table:table-cell>
          <table:table-cell table:formula="of:=[.AH19]/[.$G$4]" office:value-type="float" office:value="0.400780489351547" calcext:value-type="float">
            <text:p>0.4007804894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.42465827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00780489351547" calcext:value-type="float">
            <text:p>0.4007804894</text:p>
          </table:table-cell>
          <table:table-cell office:value-type="float" office:value="110" calcext:value-type="float">
            <text:p>110</text:p>
          </table:table-cell>
          <table:table-cell table:formula="of:=[.AP19]/[.$G$4]" office:value-type="float" office:value="17.8830750299322" calcext:value-type="float">
            <text:p>17.8830750299</text:p>
          </table:table-cell>
          <table:table-cell table:formula="of:=[.AQ19]/[.$G$4]" office:value-type="float" office:value="38.8361966080402" calcext:value-type="float">
            <text:p>38.836196608</text:p>
          </table:table-cell>
          <table:table-cell table:formula="of:=[.AS19]/[.$G$4]" office:value-type="float" office:value="4.22465274469109" calcext:value-type="float">
            <text:p>4.2246527447</text:p>
          </table:table-cell>
          <table:table-cell table:formula="of:=[.AT19]/[.$G$4]" office:value-type="float" office:value="0.819766849506897" calcext:value-type="float">
            <text:p>0.8197668495</text:p>
          </table:table-cell>
          <table:table-cell table:formula="of:=[.AU19]/[.$G$4]" office:value-type="float" office:value="1.46327007169848" calcext:value-type="float">
            <text:p>1.4632700717</text:p>
          </table:table-cell>
          <table:table-cell table:formula="of:=[.AW19]/[.$G$4]" office:value-type="float" office:value="0.325000001505445" calcext:value-type="float">
            <text:p>0.3250000015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.224652744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5000001505445" calcext:value-type="float">
            <text:p>0.3250000015</text:p>
          </table:table-cell>
          <table:table-cell office:value-type="float" office:value="110" calcext:value-type="float">
            <text:p>110</text:p>
          </table:table-cell>
          <table:table-cell table:formula="of:=[.BE19]/[.$AZ$5]" office:value-type="float" office:value="6.18884750121946" calcext:value-type="float">
            <text:p>6.1888475012</text:p>
          </table:table-cell>
          <table:table-cell table:formula="of:=[.BF19]/[.$AZ$5]" office:value-type="float" office:value="8.25141680625349" calcext:value-type="float">
            <text:p>8.2514168063</text:p>
          </table:table-cell>
          <table:table-cell table:formula="of:=[.BH19]/[.$AZ$5]" office:value-type="float" office:value="0.922164772116904" calcext:value-type="float">
            <text:p>0.9221647721</text:p>
          </table:table-cell>
          <table:table-cell table:formula="of:=[.BI19]/[.$AZ$5]" office:value-type="float" office:value="0.302224981254846" calcext:value-type="float">
            <text:p>0.3022249813</text:p>
          </table:table-cell>
          <table:table-cell table:formula="of:=[.BJ19]/[.$AZ$5]" office:value-type="float" office:value="0.36402876367457" calcext:value-type="float">
            <text:p>0.3640287637</text:p>
          </table:table-cell>
          <table:table-cell table:formula="of:=[.BL19]/[.$AZ$5]" office:value-type="float" office:value="0.101227039856404" calcext:value-type="float">
            <text:p>0.1012270399</text:p>
          </table:table-cell>
          <table:table-cell office:value-type="float" office:value="110" calcext:value-type="float">
            <text:p>110</text:p>
          </table:table-cell>
          <table:table-cell office:value-type="float" office:value="0.922164772116904" calcext:value-type="float">
            <text:p>0.92216477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01227039856404" calcext:value-type="float">
            <text:p>0.101227039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table:formula="of:=[.L20]/[.$G$4]" office:value-type="float" office:value="22.661404150592" calcext:value-type="float">
            <text:p>22.6614041506</text:p>
          </table:table-cell>
          <table:table-cell table:formula="of:=[.M20]/[.$G$4]" office:value-type="float" office:value="29.6563913316583" calcext:value-type="float">
            <text:p>29.6563913317</text:p>
          </table:table-cell>
          <table:table-cell table:formula="of:=[.O20]/[.$G$4]" office:value-type="float" office:value="8.29966397226519" calcext:value-type="float">
            <text:p>8.2996639723</text:p>
          </table:table-cell>
          <table:table-cell table:formula="of:=[.P20]/[.$G$4]" office:value-type="float" office:value="0.985474871371747" calcext:value-type="float">
            <text:p>0.9854748714</text:p>
          </table:table-cell>
          <table:table-cell table:formula="of:=[.Q20]/[.$G$4]" office:value-type="float" office:value="1.17468912761068" calcext:value-type="float">
            <text:p>1.1746891276</text:p>
          </table:table-cell>
          <table:table-cell table:formula="of:=[.S20]/[.$G$4]" office:value-type="float" office:value="0.455521679484701" calcext:value-type="float">
            <text:p>0.4555216795</text:p>
          </table:table-cell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.299663972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5521679484701" calcext:value-type="float">
            <text:p>0.4555216795</text:p>
          </table:table-cell>
          <table:table-cell office:value-type="float" office:value="120" calcext:value-type="float">
            <text:p>120</text:p>
          </table:table-cell>
          <table:table-cell table:formula="of:=[.AA20]/[.$G$4]" office:value-type="float" office:value="21.1280597312758" calcext:value-type="float">
            <text:p>21.1280597313</text:p>
          </table:table-cell>
          <table:table-cell table:formula="of:=[.AB20]/[.$G$4]" office:value-type="float" office:value="34.6209798994975" calcext:value-type="float">
            <text:p>34.6209798995</text:p>
          </table:table-cell>
          <table:table-cell table:formula="of:=[.AD20]/[.$G$4]" office:value-type="float" office:value="4.44963426293436" calcext:value-type="float">
            <text:p>4.4496342629</text:p>
          </table:table-cell>
          <table:table-cell table:formula="of:=[.AE20]/[.$G$4]" office:value-type="float" office:value="0.932562204557472" calcext:value-type="float">
            <text:p>0.9325622046</text:p>
          </table:table-cell>
          <table:table-cell table:formula="of:=[.AF20]/[.$G$4]" office:value-type="float" office:value="1.33115946913255" calcext:value-type="float">
            <text:p>1.3311594691</text:p>
          </table:table-cell>
          <table:table-cell table:formula="of:=[.AH20]/[.$G$4]" office:value-type="float" office:value="0.333541602695574" calcext:value-type="float">
            <text:p>0.333541602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.449634262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33541602695574" calcext:value-type="float">
            <text:p>0.3335416027</text:p>
          </table:table-cell>
          <table:table-cell office:value-type="float" office:value="120" calcext:value-type="float">
            <text:p>120</text:p>
          </table:table-cell>
          <table:table-cell table:formula="of:=[.AP20]/[.$G$4]" office:value-type="float" office:value="19.2916123453505" calcext:value-type="float">
            <text:p>19.2916123454</text:p>
          </table:table-cell>
          <table:table-cell table:formula="of:=[.AQ20]/[.$G$4]" office:value-type="float" office:value="36.1197236180905" calcext:value-type="float">
            <text:p>36.1197236181</text:p>
          </table:table-cell>
          <table:table-cell table:formula="of:=[.AS20]/[.$G$4]" office:value-type="float" office:value="1.24965159614697" calcext:value-type="float">
            <text:p>1.2496515961</text:p>
          </table:table-cell>
          <table:table-cell table:formula="of:=[.AT20]/[.$G$4]" office:value-type="float" office:value="0.868882171834582" calcext:value-type="float">
            <text:p>0.8688821718</text:p>
          </table:table-cell>
          <table:table-cell table:formula="of:=[.AU20]/[.$G$4]" office:value-type="float" office:value="1.37819865774783" calcext:value-type="float">
            <text:p>1.3781986577</text:p>
          </table:table-cell>
          <table:table-cell table:formula="of:=[.AW20]/[.$G$4]" office:value-type="float" office:value="0.17677669754875" calcext:value-type="float">
            <text:p>0.1767766975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.249651596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7677669754875" calcext:value-type="float">
            <text:p>0.1767766975</text:p>
          </table:table-cell>
          <table:table-cell office:value-type="float" office:value="120" calcext:value-type="float">
            <text:p>120</text:p>
          </table:table-cell>
          <table:table-cell table:formula="of:=[.BE20]/[.$AZ$5]" office:value-type="float" office:value="6.20469602234934" calcext:value-type="float">
            <text:p>6.2046960223</text:p>
          </table:table-cell>
          <table:table-cell table:formula="of:=[.BF20]/[.$AZ$5]" office:value-type="float" office:value="8.53451284198772" calcext:value-type="float">
            <text:p>8.534512842</text:p>
          </table:table-cell>
          <table:table-cell table:formula="of:=[.BH20]/[.$AZ$5]" office:value-type="float" office:value="0.844384871129325" calcext:value-type="float">
            <text:p>0.8443848711</text:p>
          </table:table-cell>
          <table:table-cell table:formula="of:=[.BI20]/[.$AZ$5]" office:value-type="float" office:value="0.302791081528081" calcext:value-type="float">
            <text:p>0.3027910815</text:p>
          </table:table-cell>
          <table:table-cell table:formula="of:=[.BJ20]/[.$AZ$5]" office:value-type="float" office:value="0.373266507089485" calcext:value-type="float">
            <text:p>0.3732665071</text:p>
          </table:table-cell>
          <table:table-cell table:formula="of:=[.BL20]/[.$AZ$5]" office:value-type="float" office:value="0.0968644210689115" calcext:value-type="float">
            <text:p>0.0968644211</text:p>
          </table:table-cell>
          <table:table-cell office:value-type="float" office:value="120" calcext:value-type="float">
            <text:p>120</text:p>
          </table:table-cell>
          <table:table-cell office:value-type="float" office:value="0.844384871129325" calcext:value-type="float">
            <text:p>0.844384871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968644210689115" calcext:value-type="float">
            <text:p>0.096864421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table:formula="of:=[.L21]/[.$G$4]" office:value-type="float" office:value="23.4459059465212" calcext:value-type="float">
            <text:p>23.4459059465</text:p>
          </table:table-cell>
          <table:table-cell table:formula="of:=[.M21]/[.$G$4]" office:value-type="float" office:value="29.506516959799" calcext:value-type="float">
            <text:p>29.5065169598</text:p>
          </table:table-cell>
          <table:table-cell table:formula="of:=[.O21]/[.$G$4]" office:value-type="float" office:value="6.87465409648928" calcext:value-type="float">
            <text:p>6.8746540965</text:p>
          </table:table-cell>
          <table:table-cell table:formula="of:=[.P21]/[.$G$4]" office:value-type="float" office:value="1.01246882121608" calcext:value-type="float">
            <text:p>1.0124688212</text:p>
          </table:table-cell>
          <table:table-cell table:formula="of:=[.Q21]/[.$G$4]" office:value-type="float" office:value="1.16994711685874" calcext:value-type="float">
            <text:p>1.1699471169</text:p>
          </table:table-cell>
          <table:table-cell table:formula="of:=[.S21]/[.$G$4]" office:value-type="float" office:value="0.414578099380604" calcext:value-type="float">
            <text:p>0.4145780994</text:p>
          </table:table-cell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.874654096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4578099380604" calcext:value-type="float">
            <text:p>0.4145780994</text:p>
          </table:table-cell>
          <table:table-cell office:value-type="float" office:value="130" calcext:value-type="float">
            <text:p>130</text:p>
          </table:table-cell>
          <table:table-cell table:formula="of:=[.AA21]/[.$G$4]" office:value-type="float" office:value="20.2009212451776" calcext:value-type="float">
            <text:p>20.2009212452</text:p>
          </table:table-cell>
          <table:table-cell table:formula="of:=[.AB21]/[.$G$4]" office:value-type="float" office:value="32.8974246231156" calcext:value-type="float">
            <text:p>32.8974246231</text:p>
          </table:table-cell>
          <table:table-cell table:formula="of:=[.AD21]/[.$G$4]" office:value-type="float" office:value="2.49966772085801" calcext:value-type="float">
            <text:p>2.4996677209</text:p>
          </table:table-cell>
          <table:table-cell table:formula="of:=[.AE21]/[.$G$4]" office:value-type="float" office:value="0.900458972397813" calcext:value-type="float">
            <text:p>0.9004589724</text:p>
          </table:table-cell>
          <table:table-cell table:formula="of:=[.AF21]/[.$G$4]" office:value-type="float" office:value="1.27696040243512" calcext:value-type="float">
            <text:p>1.2769604024</text:p>
          </table:table-cell>
          <table:table-cell table:formula="of:=[.AH21]/[.$G$4]" office:value-type="float" office:value="0.250000001215077" calcext:value-type="float">
            <text:p>0.2500000012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.499667720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50000001215077" calcext:value-type="float">
            <text:p>0.2500000012</text:p>
          </table:table-cell>
          <table:table-cell office:value-type="float" office:value="130" calcext:value-type="float">
            <text:p>130</text:p>
          </table:table-cell>
          <table:table-cell table:formula="of:=[.AP21]/[.$G$4]" office:value-type="float" office:value="20.1296029000931" calcext:value-type="float">
            <text:p>20.1296029001</text:p>
          </table:table-cell>
          <table:table-cell table:formula="of:=[.AQ21]/[.$G$4]" office:value-type="float" office:value="34.5273084170854" calcext:value-type="float">
            <text:p>34.5273084171</text:p>
          </table:table-cell>
          <table:table-cell table:formula="of:=[.AS21]/[.$G$4]" office:value-type="float" office:value="0.0996524894961775" calcext:value-type="float">
            <text:p>0.0996524895</text:p>
          </table:table-cell>
          <table:table-cell table:formula="of:=[.AT21]/[.$G$4]" office:value-type="float" office:value="0.89798574067556" calcext:value-type="float">
            <text:p>0.8979857407</text:p>
          </table:table-cell>
          <table:table-cell table:formula="of:=[.AU21]/[.$G$4]" office:value-type="float" office:value="1.32821683430912" calcext:value-type="float">
            <text:p>1.3282168343</text:p>
          </table:table-cell>
          <table:table-cell table:formula="of:=[.AW21]/[.$G$4]" office:value-type="float" office:value="0.0500000070448898" calcext:value-type="float">
            <text:p>0.050000007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.09965248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70448898" calcext:value-type="float">
            <text:p>0.050000007</text:p>
          </table:table-cell>
          <table:table-cell office:value-type="float" office:value="130" calcext:value-type="float">
            <text:p>130</text:p>
          </table:table-cell>
          <table:table-cell table:formula="of:=[.BE21]/[.$AZ$5]" office:value-type="float" office:value="6.36318123364818" calcext:value-type="float">
            <text:p>6.3631812336</text:p>
          </table:table-cell>
          <table:table-cell table:formula="of:=[.BF21]/[.$AZ$5]" office:value-type="float" office:value="8.53451284198772" calcext:value-type="float">
            <text:p>8.534512842</text:p>
          </table:table-cell>
          <table:table-cell table:formula="of:=[.BH21]/[.$AZ$5]" office:value-type="float" office:value="0.477716682794329" calcext:value-type="float">
            <text:p>0.4777166828</text:p>
          </table:table-cell>
          <table:table-cell table:formula="of:=[.BI21]/[.$AZ$5]" office:value-type="float" office:value="0.308444401064828" calcext:value-type="float">
            <text:p>0.3084444011</text:p>
          </table:table-cell>
          <table:table-cell table:formula="of:=[.BJ21]/[.$AZ$5]" office:value-type="float" office:value="0.373266507089485" calcext:value-type="float">
            <text:p>0.3732665071</text:p>
          </table:table-cell>
          <table:table-cell table:formula="of:=[.BL21]/[.$AZ$5]" office:value-type="float" office:value="0.0728604281849382" calcext:value-type="float">
            <text:p>0.0728604282</text:p>
          </table:table-cell>
          <table:table-cell office:value-type="float" office:value="130" calcext:value-type="float">
            <text:p>130</text:p>
          </table:table-cell>
          <table:table-cell office:value-type="float" office:value="0.477716682794329" calcext:value-type="float">
            <text:p>0.47771668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28604281849382" calcext:value-type="float">
            <text:p>0.072860428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table:formula="of:=[.L22]/[.$G$4]" office:value-type="float" office:value="22.9466775309299" calcext:value-type="float">
            <text:p>22.9466775309</text:p>
          </table:table-cell>
          <table:table-cell table:formula="of:=[.M22]/[.$G$4]" office:value-type="float" office:value="29.1692996231156" calcext:value-type="float">
            <text:p>29.1692996231</text:p>
          </table:table-cell>
          <table:table-cell table:formula="of:=[.O22]/[.$G$4]" office:value-type="float" office:value="6.07466533074387" calcext:value-type="float">
            <text:p>6.0746653307</text:p>
          </table:table-cell>
          <table:table-cell table:formula="of:=[.P22]/[.$G$4]" office:value-type="float" office:value="0.995296551747921" calcext:value-type="float">
            <text:p>0.9952965517</text:p>
          </table:table-cell>
          <table:table-cell table:formula="of:=[.Q22]/[.$G$4]" office:value-type="float" office:value="1.1592730696362" calcext:value-type="float">
            <text:p>1.1592730696</text:p>
          </table:table-cell>
          <table:table-cell table:formula="of:=[.S22]/[.$G$4]" office:value-type="float" office:value="0.389711432296739" calcext:value-type="float">
            <text:p>0.3897114323</text:p>
          </table:table-cell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.07466533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9711432296739" calcext:value-type="float">
            <text:p>0.3897114323</text:p>
          </table:table-cell>
          <table:table-cell office:value-type="float" office:value="140" calcext:value-type="float">
            <text:p>140</text:p>
          </table:table-cell>
          <table:table-cell table:formula="of:=[.AA22]/[.$G$4]" office:value-type="float" office:value="22.4296195290674" calcext:value-type="float">
            <text:p>22.4296195291</text:p>
          </table:table-cell>
          <table:table-cell table:formula="of:=[.AB22]/[.$G$4]" office:value-type="float" office:value="32.279192839196" calcext:value-type="float">
            <text:p>32.2791928392</text:p>
          </table:table-cell>
          <table:table-cell table:formula="of:=[.AD22]/[.$G$4]" office:value-type="float" office:value="0.949637994992956" calcext:value-type="float">
            <text:p>0.949637995</text:p>
          </table:table-cell>
          <table:table-cell table:formula="of:=[.AE22]/[.$G$4]" office:value-type="float" office:value="0.97748978895003" calcext:value-type="float">
            <text:p>0.977489789</text:p>
          </table:table-cell>
          <table:table-cell table:formula="of:=[.AF22]/[.$G$4]" office:value-type="float" office:value="1.2574897191655" calcext:value-type="float">
            <text:p>1.2574897192</text:p>
          </table:table-cell>
          <table:table-cell table:formula="of:=[.AH22]/[.$G$4]" office:value-type="float" office:value="0.154110352055866" calcext:value-type="float">
            <text:p>0.1541103521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.9496379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54110352055866" calcext:value-type="float">
            <text:p>0.1541103521</text:p>
          </table:table-cell>
          <table:table-cell office:value-type="float" office:value="140" calcext:value-type="float">
            <text:p>140</text:p>
          </table:table-cell>
          <table:table-cell table:formula="of:=[.AP22]/[.$G$4]" office:value-type="float" office:value="19.666033657044" calcext:value-type="float">
            <text:p>19.666033657</text:p>
          </table:table-cell>
          <table:table-cell table:formula="of:=[.AQ22]/[.$G$4]" office:value-type="float" office:value="32.4290672110553" calcext:value-type="float">
            <text:p>32.4290672111</text:p>
          </table:table-cell>
          <table:table-cell table:formula="of:=[.AS22]/[.$G$4]" office:value-type="float" office:value="0.0496811244363804" calcext:value-type="float">
            <text:p>0.0496811244</text:p>
          </table:table-cell>
          <table:table-cell table:formula="of:=[.AT22]/[.$G$4]" office:value-type="float" office:value="0.881895917425272" calcext:value-type="float">
            <text:p>0.8818959174</text:p>
          </table:table-cell>
          <table:table-cell table:formula="of:=[.AU22]/[.$G$4]" office:value-type="float" office:value="1.26221140421473" calcext:value-type="float">
            <text:p>1.2622114042</text:p>
          </table:table-cell>
          <table:table-cell table:formula="of:=[.AW22]/[.$G$4]" office:value-type="float" office:value="0.035355347161435" calcext:value-type="float">
            <text:p>0.0353553472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.04968112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7161435" calcext:value-type="float">
            <text:p>0.0353553472</text:p>
          </table:table-cell>
          <table:table-cell office:value-type="float" office:value="140" calcext:value-type="float">
            <text:p>140</text:p>
          </table:table-cell>
          <table:table-cell table:formula="of:=[.BE22]/[.$AZ$5]" office:value-type="float" office:value="6.34733271251829" calcext:value-type="float">
            <text:p>6.3473327125</text:p>
          </table:table-cell>
          <table:table-cell table:formula="of:=[.BF22]/[.$AZ$5]" office:value-type="float" office:value="8.07656337241764" calcext:value-type="float">
            <text:p>8.0765633724</text:p>
          </table:table-cell>
          <table:table-cell table:formula="of:=[.BH22]/[.$AZ$5]" office:value-type="float" office:value="0.322164549507961" calcext:value-type="float">
            <text:p>0.3221645495</text:p>
          </table:table-cell>
          <table:table-cell table:formula="of:=[.BI22]/[.$AZ$5]" office:value-type="float" office:value="0.307879686191941" calcext:value-type="float">
            <text:p>0.3078796862</text:p>
          </table:table-cell>
          <table:table-cell table:formula="of:=[.BJ22]/[.$AZ$5]" office:value-type="float" office:value="0.35830884640735" calcext:value-type="float">
            <text:p>0.3583088464</text:p>
          </table:table-cell>
          <table:table-cell table:formula="of:=[.BL22]/[.$AZ$5]" office:value-type="float" office:value="0.0598351646669904" calcext:value-type="float">
            <text:p>0.0598351647</text:p>
          </table:table-cell>
          <table:table-cell office:value-type="float" office:value="140" calcext:value-type="float">
            <text:p>140</text:p>
          </table:table-cell>
          <table:table-cell office:value-type="float" office:value="0.322164549507961" calcext:value-type="float">
            <text:p>0.32216454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98351646669904" calcext:value-type="float">
            <text:p>0.059835164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table:formula="of:=[.L23]/[.$G$4]" office:value-type="float" office:value="23.5172242916057" calcext:value-type="float">
            <text:p>23.5172242916</text:p>
          </table:table-cell>
          <table:table-cell table:formula="of:=[.M23]/[.$G$4]" office:value-type="float" office:value="29.8999371859297" calcext:value-type="float">
            <text:p>29.8999371859</text:p>
          </table:table-cell>
          <table:table-cell table:formula="of:=[.O23]/[.$G$4]" office:value-type="float" office:value="5.22464841823545" calcext:value-type="float">
            <text:p>5.2246484182</text:p>
          </table:table-cell>
          <table:table-cell table:formula="of:=[.P23]/[.$G$4]" office:value-type="float" office:value="1.01492042162484" calcext:value-type="float">
            <text:p>1.0149204216</text:p>
          </table:table-cell>
          <table:table-cell table:formula="of:=[.Q23]/[.$G$4]" office:value-type="float" office:value="1.18239230823493" calcext:value-type="float">
            <text:p>1.1823923082</text:p>
          </table:table-cell>
          <table:table-cell table:formula="of:=[.S23]/[.$G$4]" office:value-type="float" office:value="0.361420808069718" calcext:value-type="float">
            <text:p>0.3614208081</text:p>
          </table:table-cell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.22464841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1420808069718" calcext:value-type="float">
            <text:p>0.3614208081</text:p>
          </table:table-cell>
          <table:table-cell office:value-type="float" office:value="150" calcext:value-type="float">
            <text:p>150</text:p>
          </table:table-cell>
          <table:table-cell table:formula="of:=[.AA23]/[.$G$4]" office:value-type="float" office:value="21.9303911134761" calcext:value-type="float">
            <text:p>21.9303911135</text:p>
          </table:table-cell>
          <table:table-cell table:formula="of:=[.AB23]/[.$G$4]" office:value-type="float" office:value="30.2746231155779" calcext:value-type="float">
            <text:p>30.2746231156</text:p>
          </table:table-cell>
          <table:table-cell table:formula="of:=[.AD23]/[.$G$4]" office:value-type="float" office:value="0.499668032837131" calcext:value-type="float">
            <text:p>0.4996680328</text:p>
          </table:table-cell>
          <table:table-cell table:formula="of:=[.AE23]/[.$G$4]" office:value-type="float" office:value="0.960275473019977" calcext:value-type="float">
            <text:p>0.960275473</text:p>
          </table:table-cell>
          <table:table-cell table:formula="of:=[.AF23]/[.$G$4]" office:value-type="float" office:value="1.19423722864449" calcext:value-type="float">
            <text:p>1.1942372286</text:p>
          </table:table-cell>
          <table:table-cell table:formula="of:=[.AH23]/[.$G$4]" office:value-type="float" office:value="0.111803401103355" calcext:value-type="float">
            <text:p>0.1118034011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.49966803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1803401103355" calcext:value-type="float">
            <text:p>0.1118034011</text:p>
          </table:table-cell>
          <table:table-cell office:value-type="float" office:value="150" calcext:value-type="float">
            <text:p>150</text:p>
          </table:table-cell>
          <table:table-cell table:formula="of:=[.AP23]/[.$G$4]" office:value-type="float" office:value="21.5559698017826" calcext:value-type="float">
            <text:p>21.5559698018</text:p>
          </table:table-cell>
          <table:table-cell table:formula="of:=[.AQ23]/[.$G$4]" office:value-type="float" office:value="33.5905935929648" calcext:value-type="float">
            <text:p>33.590593593</text:p>
          </table:table-cell>
          <table:table-cell table:formula="of:=[.AS23]/[.$G$4]" office:value-type="float" office:value="-0.000362038910556951" calcext:value-type="float">
            <text:p>-0.0003620389</text:p>
          </table:table-cell>
          <table:table-cell table:formula="of:=[.AT23]/[.$G$4]" office:value-type="float" office:value="0.947350118808819" calcext:value-type="float">
            <text:p>0.9473501188</text:p>
          </table:table-cell>
          <table:table-cell table:formula="of:=[.AU23]/[.$G$4]" office:value-type="float" office:value="1.29877204623454" calcext:value-type="float">
            <text:p>1.2987720462</text:p>
          </table:table-cell>
          <table:table-cell table:formula="of:=[.AW23]/[.$G$4]" office:value-type="float" office:value="0.000025918458211981" calcext:value-type="float">
            <text:p>2.5918458211981E-005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.00036203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25918458211981" calcext:value-type="float">
            <text:p>2.5918458211981E-005</text:p>
          </table:table-cell>
          <table:table-cell office:value-type="float" office:value="150" calcext:value-type="float">
            <text:p>150</text:p>
          </table:table-cell>
          <table:table-cell table:formula="of:=[.BE23]/[.$AZ$5]" office:value-type="float" office:value="6.55336348720678" calcext:value-type="float">
            <text:p>6.5533634872</text:p>
          </table:table-cell>
          <table:table-cell table:formula="of:=[.BF23]/[.$AZ$5]" office:value-type="float" office:value="7.91003629257398" calcext:value-type="float">
            <text:p>7.9100362926</text:p>
          </table:table-cell>
          <table:table-cell table:formula="of:=[.BH23]/[.$AZ$5]" office:value-type="float" office:value="0.0554972385446555" calcext:value-type="float">
            <text:p>0.0554972385</text:p>
          </table:table-cell>
          <table:table-cell table:formula="of:=[.BI23]/[.$AZ$5]" office:value-type="float" office:value="0.315210704971191" calcext:value-type="float">
            <text:p>0.315210705</text:p>
          </table:table-cell>
          <table:table-cell table:formula="of:=[.BJ23]/[.$AZ$5]" office:value-type="float" office:value="0.352850602074353" calcext:value-type="float">
            <text:p>0.3528506021</text:p>
          </table:table-cell>
          <table:table-cell table:formula="of:=[.BL23]/[.$AZ$5]" office:value-type="float" office:value="0.0248452000846004" calcext:value-type="float">
            <text:p>0.0248452001</text:p>
          </table:table-cell>
          <table:table-cell office:value-type="float" office:value="150" calcext:value-type="float">
            <text:p>150</text:p>
          </table:table-cell>
          <table:table-cell office:value-type="float" office:value="0.0554972385446555" calcext:value-type="float">
            <text:p>0.055497238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48452000846004" calcext:value-type="float">
            <text:p>0.024845200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table:formula="of:=[.L24]/[.$G$4]" office:value-type="float" office:value="23.8559864307569" calcext:value-type="float">
            <text:p>23.8559864308</text:p>
          </table:table-cell>
          <table:table-cell table:formula="of:=[.M24]/[.$G$4]" office:value-type="float" office:value="28.5135992462312" calcext:value-type="float">
            <text:p>28.5135992462</text:p>
          </table:table-cell>
          <table:table-cell table:formula="of:=[.O24]/[.$G$4]" office:value-type="float" office:value="4.84965988998165" calcext:value-type="float">
            <text:p>4.84965989</text:p>
          </table:table-cell>
          <table:table-cell table:formula="of:=[.P24]/[.$G$4]" office:value-type="float" office:value="1.0265602904879" calcext:value-type="float">
            <text:p>1.0265602905</text:p>
          </table:table-cell>
          <table:table-cell table:formula="of:=[.Q24]/[.$G$4]" office:value-type="float" office:value="1.1384994802501" calcext:value-type="float">
            <text:p>1.1384994803</text:p>
          </table:table-cell>
          <table:table-cell table:formula="of:=[.S24]/[.$G$4]" office:value-type="float" office:value="0.348209707572712" calcext:value-type="float">
            <text:p>0.3482097076</text:p>
          </table:table-cell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.849659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48209707572712" calcext:value-type="float">
            <text:p>0.3482097076</text:p>
          </table:table-cell>
          <table:table-cell office:value-type="float" office:value="160" calcext:value-type="float">
            <text:p>160</text:p>
          </table:table-cell>
          <table:table-cell table:formula="of:=[.AA24]/[.$G$4]" office:value-type="float" office:value="23.4993947053346" calcext:value-type="float">
            <text:p>23.4993947053</text:p>
          </table:table-cell>
          <table:table-cell table:formula="of:=[.AB24]/[.$G$4]" office:value-type="float" office:value="29.28170540201" calcext:value-type="float">
            <text:p>29.281705402</text:p>
          </table:table-cell>
          <table:table-cell table:formula="of:=[.AD24]/[.$G$4]" office:value-type="float" office:value="0.224655948823556" calcext:value-type="float">
            <text:p>0.2246559488</text:p>
          </table:table-cell>
          <table:table-cell table:formula="of:=[.AE24]/[.$G$4]" office:value-type="float" office:value="1.01430755788174" calcext:value-type="float">
            <text:p>1.0143075579</text:p>
          </table:table-cell>
          <table:table-cell table:formula="of:=[.AF24]/[.$G$4]" office:value-type="float" office:value="1.16283178832429" calcext:value-type="float">
            <text:p>1.1628317883</text:p>
          </table:table-cell>
          <table:table-cell table:formula="of:=[.AH24]/[.$G$4]" office:value-type="float" office:value="0.075000003176806" calcext:value-type="float">
            <text:p>0.0750000032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.22465594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5000003176806" calcext:value-type="float">
            <text:p>0.0750000032</text:p>
          </table:table-cell>
          <table:table-cell office:value-type="float" office:value="160" calcext:value-type="float">
            <text:p>160</text:p>
          </table:table-cell>
          <table:table-cell table:formula="of:=[.AP24]/[.$G$4]" office:value-type="float" office:value="20.7358088333112" calcext:value-type="float">
            <text:p>20.7358088333</text:p>
          </table:table-cell>
          <table:table-cell table:formula="of:=[.AQ24]/[.$G$4]" office:value-type="float" office:value="29.3004396984925" calcext:value-type="float">
            <text:p>29.3004396985</text:p>
          </table:table-cell>
          <table:table-cell table:formula="of:=[.AS24]/[.$G$4]" office:value-type="float" office:value="0.02469621584184" calcext:value-type="float">
            <text:p>0.0246962158</text:p>
          </table:table-cell>
          <table:table-cell table:formula="of:=[.AT24]/[.$G$4]" office:value-type="float" office:value="0.918990871216135" calcext:value-type="float">
            <text:p>0.9189908712</text:p>
          </table:table-cell>
          <table:table-cell table:formula="of:=[.AU24]/[.$G$4]" office:value-type="float" office:value="1.16342483938036" calcext:value-type="float">
            <text:p>1.1634248394</text:p>
          </table:table-cell>
          <table:table-cell table:formula="of:=[.AW24]/[.$G$4]" office:value-type="float" office:value="0.0250000087202209" calcext:value-type="float">
            <text:p>0.0250000087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.02469621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87202209" calcext:value-type="float">
            <text:p>0.0250000087</text:p>
          </table:table-cell>
          <table:table-cell office:value-type="float" office:value="160" calcext:value-type="float">
            <text:p>160</text:p>
          </table:table-cell>
          <table:table-cell table:formula="of:=[.BE24]/[.$AZ$5]" office:value-type="float" office:value="6.08583211387522" calcext:value-type="float">
            <text:p>6.0858321139</text:p>
          </table:table-cell>
          <table:table-cell table:formula="of:=[.BF24]/[.$AZ$5]" office:value-type="float" office:value="7.57698213288666" calcext:value-type="float">
            <text:p>7.5769821329</text:p>
          </table:table-cell>
          <table:table-cell table:formula="of:=[.BH24]/[.$AZ$5]" office:value-type="float" office:value="0.0332814570619939" calcext:value-type="float">
            <text:p>0.0332814571</text:p>
          </table:table-cell>
          <table:table-cell table:formula="of:=[.BI24]/[.$AZ$5]" office:value-type="float" office:value="0.298541811458023" calcext:value-type="float">
            <text:p>0.2985418115</text:p>
          </table:table-cell>
          <table:table-cell table:formula="of:=[.BJ24]/[.$AZ$5]" office:value-type="float" office:value="0.341900757879405" calcext:value-type="float">
            <text:p>0.3419007579</text:p>
          </table:table-cell>
          <table:table-cell table:formula="of:=[.BL24]/[.$AZ$5]" office:value-type="float" office:value="0.0192450093360237" calcext:value-type="float">
            <text:p>0.0192450093</text:p>
          </table:table-cell>
          <table:table-cell office:value-type="float" office:value="160" calcext:value-type="float">
            <text:p>160</text:p>
          </table:table-cell>
          <table:table-cell office:value-type="float" office:value="0.0332814570619939" calcext:value-type="float">
            <text:p>0.03328145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92450093360237" calcext:value-type="float">
            <text:p>0.0192450093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table:formula="of:=[.L25]/[.$G$4]" office:value-type="float" office:value="23.8024976719436" calcext:value-type="float">
            <text:p>23.8024976719</text:p>
          </table:table-cell>
          <table:table-cell table:formula="of:=[.M25]/[.$G$4]" office:value-type="float" office:value="28.1201790201005" calcext:value-type="float">
            <text:p>28.1201790201</text:p>
          </table:table-cell>
          <table:table-cell table:formula="of:=[.O25]/[.$G$4]" office:value-type="float" office:value="4.62466533475217" calcext:value-type="float">
            <text:p>4.6246653348</text:p>
          </table:table-cell>
          <table:table-cell table:formula="of:=[.P25]/[.$G$4]" office:value-type="float" office:value="1.02472298438399" calcext:value-type="float">
            <text:p>1.0247229844</text:p>
          </table:table-cell>
          <table:table-cell table:formula="of:=[.Q25]/[.$G$4]" office:value-type="float" office:value="1.12602314243892" calcext:value-type="float">
            <text:p>1.1260231424</text:p>
          </table:table-cell>
          <table:table-cell table:formula="of:=[.S25]/[.$G$4]" office:value-type="float" office:value="0.340036763351025" calcext:value-type="float">
            <text:p>0.3400367634</text:p>
          </table:table-cell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.624665334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40036763351025" calcext:value-type="float">
            <text:p>0.3400367634</text:p>
          </table:table-cell>
          <table:table-cell office:value-type="float" office:value="170" calcext:value-type="float">
            <text:p>170</text:p>
          </table:table-cell>
          <table:table-cell table:formula="of:=[.AA25]/[.$G$4]" office:value-type="float" office:value="22.964507117201" calcext:value-type="float">
            <text:p>22.9645071172</text:p>
          </table:table-cell>
          <table:table-cell table:formula="of:=[.AB25]/[.$G$4]" office:value-type="float" office:value="28.4011934673367" calcext:value-type="float">
            <text:p>28.4011934673</text:p>
          </table:table-cell>
          <table:table-cell table:formula="of:=[.AD25]/[.$G$4]" office:value-type="float" office:value="0.149673890295241" calcext:value-type="float">
            <text:p>0.1496738903</text:p>
          </table:table-cell>
          <table:table-cell table:formula="of:=[.AE25]/[.$G$4]" office:value-type="float" office:value="0.995910186932306" calcext:value-type="float">
            <text:p>0.9959101869</text:p>
          </table:table-cell>
          <table:table-cell table:formula="of:=[.AF25]/[.$G$4]" office:value-type="float" office:value="1.13493576477103" calcext:value-type="float">
            <text:p>1.1349357648</text:p>
          </table:table-cell>
          <table:table-cell table:formula="of:=[.AH25]/[.$G$4]" office:value-type="float" office:value="0.0612372470770302" calcext:value-type="float">
            <text:p>0.0612372471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.149673890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2372470770302" calcext:value-type="float">
            <text:p>0.0612372471</text:p>
          </table:table-cell>
          <table:table-cell office:value-type="float" office:value="170" calcext:value-type="float">
            <text:p>170</text:p>
          </table:table-cell>
          <table:table-cell table:formula="of:=[.AP25]/[.$G$4]" office:value-type="float" office:value="22.4117899427963" calcext:value-type="float">
            <text:p>22.4117899428</text:p>
          </table:table-cell>
          <table:table-cell table:formula="of:=[.AQ25]/[.$G$4]" office:value-type="float" office:value="28.7946136934673" calcext:value-type="float">
            <text:p>28.7946136935</text:p>
          </table:table-cell>
          <table:table-cell table:formula="of:=[.AS25]/[.$G$4]" office:value-type="float" office:value="0.049677330583209" calcext:value-type="float">
            <text:p>0.0496773306</text:p>
          </table:table-cell>
          <table:table-cell table:formula="of:=[.AT25]/[.$G$4]" office:value-type="float" office:value="0.97687536390655" calcext:value-type="float">
            <text:p>0.9768753639</text:p>
          </table:table-cell>
          <table:table-cell table:formula="of:=[.AU25]/[.$G$4]" office:value-type="float" office:value="1.14740549743677" calcext:value-type="float">
            <text:p>1.1474054974</text:p>
          </table:table-cell>
          <table:table-cell table:formula="of:=[.AW25]/[.$G$4]" office:value-type="float" office:value="0.0353553452566382" calcext:value-type="float">
            <text:p>0.0353553453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.04967733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52566382" calcext:value-type="float">
            <text:p>0.0353553453</text:p>
          </table:table-cell>
          <table:table-cell office:value-type="float" office:value="170" calcext:value-type="float">
            <text:p>170</text:p>
          </table:table-cell>
          <table:table-cell table:formula="of:=[.BE25]/[.$AZ$5]" office:value-type="float" office:value="6.44242383929759" calcext:value-type="float">
            <text:p>6.4424238393</text:p>
          </table:table-cell>
          <table:table-cell table:formula="of:=[.BF25]/[.$AZ$5]" office:value-type="float" office:value="7.88505723059743" calcext:value-type="float">
            <text:p>7.8850572306</text:p>
          </table:table-cell>
          <table:table-cell table:formula="of:=[.BH25]/[.$AZ$5]" office:value-type="float" office:value="0.0110539623703499" calcext:value-type="float">
            <text:p>0.0110539624</text:p>
          </table:table-cell>
          <table:table-cell table:formula="of:=[.BI25]/[.$AZ$5]" office:value-type="float" office:value="0.311265974483899" calcext:value-type="float">
            <text:p>0.3112659745</text:p>
          </table:table-cell>
          <table:table-cell table:formula="of:=[.BJ25]/[.$AZ$5]" office:value-type="float" office:value="0.352030934004474" calcext:value-type="float">
            <text:p>0.352030934</text:p>
          </table:table-cell>
          <table:table-cell table:formula="of:=[.BL25]/[.$AZ$5]" office:value-type="float" office:value="0.011111111842873" calcext:value-type="float">
            <text:p>0.0111111118</text:p>
          </table:table-cell>
          <table:table-cell office:value-type="float" office:value="170" calcext:value-type="float">
            <text:p>170</text:p>
          </table:table-cell>
          <table:table-cell office:value-type="float" office:value="0.0110539623703499" calcext:value-type="float">
            <text:p>0.011053962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842873" calcext:value-type="float">
            <text:p>0.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table:formula="of:=[.L26]/[.$G$4]" office:value-type="float" office:value="23.6776905680458" calcext:value-type="float">
            <text:p>23.677690568</text:p>
          </table:table-cell>
          <table:table-cell table:formula="of:=[.M26]/[.$G$4]" office:value-type="float" office:value="27.9703046482412" calcext:value-type="float">
            <text:p>27.9703046482</text:p>
          </table:table-cell>
          <table:table-cell table:formula="of:=[.O26]/[.$G$4]" office:value-type="float" office:value="4.32466886389072" calcext:value-type="float">
            <text:p>4.3246688639</text:p>
          </table:table-cell>
          <table:table-cell table:formula="of:=[.P26]/[.$G$4]" office:value-type="float" office:value="1.020435113056" calcext:value-type="float">
            <text:p>1.0204351131</text:p>
          </table:table-cell>
          <table:table-cell table:formula="of:=[.Q26]/[.$G$4]" office:value-type="float" office:value="1.12126776667085" calcext:value-type="float">
            <text:p>1.1212677667</text:p>
          </table:table-cell>
          <table:table-cell table:formula="of:=[.S26]/[.$G$4]" office:value-type="float" office:value="0.328823661590996" calcext:value-type="float">
            <text:p>0.3288236616</text:p>
          </table:table-cell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.32466886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8823661590996" calcext:value-type="float">
            <text:p>0.3288236616</text:p>
          </table:table-cell>
          <table:table-cell office:value-type="float" office:value="180" calcext:value-type="float">
            <text:p>180</text:p>
          </table:table-cell>
          <table:table-cell table:formula="of:=[.AA26]/[.$G$4]" office:value-type="float" office:value="22.5722562192364" calcext:value-type="float">
            <text:p>22.5722562192</text:p>
          </table:table-cell>
          <table:table-cell table:formula="of:=[.AB26]/[.$G$4]" office:value-type="float" office:value="27.9890389447236" calcext:value-type="float">
            <text:p>27.9890389447</text:p>
          </table:table-cell>
          <table:table-cell table:formula="of:=[.AD26]/[.$G$4]" office:value-type="float" office:value="0.0996841121208048" calcext:value-type="float">
            <text:p>0.0996841121</text:p>
          </table:table-cell>
          <table:table-cell table:formula="of:=[.AE26]/[.$G$4]" office:value-type="float" office:value="0.982404219757832" calcext:value-type="float">
            <text:p>0.9824042198</text:p>
          </table:table-cell>
          <table:table-cell table:formula="of:=[.AF26]/[.$G$4]" office:value-type="float" office:value="1.12186226473776" calcext:value-type="float">
            <text:p>1.1218622647</text:p>
          </table:table-cell>
          <table:table-cell table:formula="of:=[.AH26]/[.$G$4]" office:value-type="float" office:value="0.0500000040680068" calcext:value-type="float">
            <text:p>0.0500000041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.09968411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40680068" calcext:value-type="float">
            <text:p>0.0500000041</text:p>
          </table:table-cell>
          <table:table-cell office:value-type="float" office:value="180" calcext:value-type="float">
            <text:p>180</text:p>
          </table:table-cell>
          <table:table-cell table:formula="of:=[.AP26]/[.$G$4]" office:value-type="float" office:value="24.3730444326194" calcext:value-type="float">
            <text:p>24.3730444326</text:p>
          </table:table-cell>
          <table:table-cell table:formula="of:=[.AQ26]/[.$G$4]" office:value-type="float" office:value="25.7971262562814" calcext:value-type="float">
            <text:p>25.7971262563</text:p>
          </table:table-cell>
          <table:table-cell table:formula="of:=[.AS26]/[.$G$4]" office:value-type="float" office:value="0.0746856227477609" calcext:value-type="float">
            <text:p>0.0746856227</text:p>
          </table:table-cell>
          <table:table-cell table:formula="of:=[.AT26]/[.$G$4]" office:value-type="float" office:value="1.04431024527664" calcext:value-type="float">
            <text:p>1.0443102453</text:p>
          </table:table-cell>
          <table:table-cell table:formula="of:=[.AU26]/[.$G$4]" office:value-type="float" office:value="1.0521481043792" calcext:value-type="float">
            <text:p>1.0521481044</text:p>
          </table:table-cell>
          <table:table-cell table:formula="of:=[.AW26]/[.$G$4]" office:value-type="float" office:value="0.0433012742142976" calcext:value-type="float">
            <text:p>0.0433012742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.074685622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42142976" calcext:value-type="float">
            <text:p>0.0433012742</text:p>
          </table:table-cell>
          <table:table-cell office:value-type="float" office:value="180" calcext:value-type="float">
            <text:p>180</text:p>
          </table:table-cell>
          <table:table-cell table:formula="of:=[.BE26]/[.$AZ$5]" office:value-type="float" office:value="6.83863686754468" calcext:value-type="float">
            <text:p>6.8386368675</text:p>
          </table:table-cell>
          <table:table-cell table:formula="of:=[.BF26]/[.$AZ$5]" office:value-type="float" office:value="7.44376046901173" calcext:value-type="float">
            <text:p>7.443760469</text:p>
          </table:table-cell>
          <table:table-cell table:formula="of:=[.BH26]/[.$AZ$5]" office:value-type="float" office:value="0.0110538427894875" calcext:value-type="float">
            <text:p>0.0110538428</text:p>
          </table:table-cell>
          <table:table-cell table:formula="of:=[.BI26]/[.$AZ$5]" office:value-type="float" office:value="0.325326504057834" calcext:value-type="float">
            <text:p>0.3253265041</text:p>
          </table:table-cell>
          <table:table-cell table:formula="of:=[.BJ26]/[.$AZ$5]" office:value-type="float" office:value="0.337507599935967" calcext:value-type="float">
            <text:p>0.3375075999</text:p>
          </table:table-cell>
          <table:table-cell table:formula="of:=[.BL26]/[.$AZ$5]" office:value-type="float" office:value="0.0111111117739924" calcext:value-type="float">
            <text:p>0.0111111118</text:p>
          </table:table-cell>
          <table:table-cell office:value-type="float" office:value="180" calcext:value-type="float">
            <text:p>180</text:p>
          </table:table-cell>
          <table:table-cell office:value-type="float" office:value="0.0110538427894875" calcext:value-type="float">
            <text:p>0.01105384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739924" calcext:value-type="float">
            <text:p>0.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table:formula="of:=[.L27]/[.$G$4]" office:value-type="float" office:value="23.9451343621125" calcext:value-type="float">
            <text:p>23.9451343621</text:p>
          </table:table-cell>
          <table:table-cell table:formula="of:=[.M27]/[.$G$4]" office:value-type="float" office:value="27.7080244974874" calcext:value-type="float">
            <text:p>27.7080244975</text:p>
          </table:table-cell>
          <table:table-cell table:formula="of:=[.O27]/[.$G$4]" office:value-type="float" office:value="4.52466826381525" calcext:value-type="float">
            <text:p>4.5246682638</text:p>
          </table:table-cell>
          <table:table-cell table:formula="of:=[.P27]/[.$G$4]" office:value-type="float" office:value="1.02962200081213" calcext:value-type="float">
            <text:p>1.0296220008</text:p>
          </table:table-cell>
          <table:table-cell table:formula="of:=[.Q27]/[.$G$4]" office:value-type="float" office:value="1.11294248402745" calcext:value-type="float">
            <text:p>1.112942484</text:p>
          </table:table-cell>
          <table:table-cell table:formula="of:=[.S27]/[.$G$4]" office:value-type="float" office:value="0.336340601794203" calcext:value-type="float">
            <text:p>0.3363406018</text:p>
          </table:table-cell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.524668263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36340601794203" calcext:value-type="float">
            <text:p>0.3363406018</text:p>
          </table:table-cell>
          <table:table-cell office:value-type="float" office:value="190" calcext:value-type="float">
            <text:p>190</text:p>
          </table:table-cell>
          <table:table-cell table:formula="of:=[.AA27]/[.$G$4]" office:value-type="float" office:value="25.8529000931223" calcext:value-type="float">
            <text:p>25.8529000931</text:p>
          </table:table-cell>
          <table:table-cell table:formula="of:=[.AB27]/[.$G$4]" office:value-type="float" office:value="26.4340923366834" calcext:value-type="float">
            <text:p>26.4340923367</text:p>
          </table:table-cell>
          <table:table-cell table:formula="of:=[.AD27]/[.$G$4]" office:value-type="float" office:value="0.199658301025884" calcext:value-type="float">
            <text:p>0.199658301</text:p>
          </table:table-cell>
          <table:table-cell table:formula="of:=[.AE27]/[.$G$4]" office:value-type="float" office:value="1.09501181317799" calcext:value-type="float">
            <text:p>1.0950118132</text:p>
          </table:table-cell>
          <table:table-cell table:formula="of:=[.AF27]/[.$G$4]" office:value-type="float" office:value="1.07244124443609" calcext:value-type="float">
            <text:p>1.0724412444</text:p>
          </table:table-cell>
          <table:table-cell table:formula="of:=[.AH27]/[.$G$4]" office:value-type="float" office:value="0.0707106808982592" calcext:value-type="float">
            <text:p>0.0707106809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.19965830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07106808982592" calcext:value-type="float">
            <text:p>0.0707106809</text:p>
          </table:table-cell>
          <table:table-cell office:value-type="float" office:value="190" calcext:value-type="float">
            <text:p>190</text:p>
          </table:table-cell>
          <table:table-cell table:formula="of:=[.AP27]/[.$G$4]" office:value-type="float" office:value="24.765295330584" calcext:value-type="float">
            <text:p>24.7652953306</text:p>
          </table:table-cell>
          <table:table-cell table:formula="of:=[.AQ27]/[.$G$4]" office:value-type="float" office:value="25.4973775125628" calcext:value-type="float">
            <text:p>25.4973775126</text:p>
          </table:table-cell>
          <table:table-cell table:formula="of:=[.AS27]/[.$G$4]" office:value-type="float" office:value="0.049684274957873" calcext:value-type="float">
            <text:p>0.049684275</text:p>
          </table:table-cell>
          <table:table-cell table:formula="of:=[.AT27]/[.$G$4]" office:value-type="float" office:value="1.0577632296335" calcext:value-type="float">
            <text:p>1.0577632296</text:p>
          </table:table-cell>
          <table:table-cell table:formula="of:=[.AU27]/[.$G$4]" office:value-type="float" office:value="1.04258792057747" calcext:value-type="float">
            <text:p>1.0425879206</text:p>
          </table:table-cell>
          <table:table-cell table:formula="of:=[.AW27]/[.$G$4]" office:value-type="float" office:value="0.0353553439148238" calcext:value-type="float">
            <text:p>0.0353553439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.04968427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39148238" calcext:value-type="float">
            <text:p>0.0353553439</text:p>
          </table:table-cell>
          <table:table-cell office:value-type="float" office:value="190" calcext:value-type="float">
            <text:p>190</text:p>
          </table:table-cell>
          <table:table-cell table:formula="of:=[.BE27]/[.$AZ$5]" office:value-type="float" office:value="6.55336348720678" calcext:value-type="float">
            <text:p>6.5533634872</text:p>
          </table:table-cell>
          <table:table-cell table:formula="of:=[.BF27]/[.$AZ$5]" office:value-type="float" office:value="7.18564349525405" calcext:value-type="float">
            <text:p>7.1856434953</text:p>
          </table:table-cell>
          <table:table-cell table:formula="of:=[.BH27]/[.$AZ$5]" office:value-type="float" office:value="-0.0000529764004281181" calcext:value-type="float">
            <text:p>-5.29764004281181E-005</text:p>
          </table:table-cell>
          <table:table-cell table:formula="of:=[.BI27]/[.$AZ$5]" office:value-type="float" office:value="0.315210704971191" calcext:value-type="float">
            <text:p>0.315210705</text:p>
          </table:table-cell>
          <table:table-cell table:formula="of:=[.BJ27]/[.$AZ$5]" office:value-type="float" office:value="0.328972798097949" calcext:value-type="float">
            <text:p>0.3289727981</text:p>
          </table:table-cell>
          <table:table-cell table:formula="of:=[.BL27]/[.$AZ$5]" office:value-type="float" office:value="0.00000359925213022433" calcext:value-type="float">
            <text:p>3.59925213022433E-006</text:p>
          </table:table-cell>
          <table:table-cell office:value-type="float" office:value="190" calcext:value-type="float">
            <text:p>190</text:p>
          </table:table-cell>
          <table:table-cell office:value-type="float" office:value="-0.0000529764004281181" calcext:value-type="float">
            <text:p>-5.29764004281181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59925213022433" calcext:value-type="float">
            <text:p>3.59925213022433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table:formula="of:=[.L28]/[.$G$4]" office:value-type="float" office:value="25.3001829187176" calcext:value-type="float">
            <text:p>25.3001829187</text:p>
          </table:table-cell>
          <table:table-cell table:formula="of:=[.M28]/[.$G$4]" office:value-type="float" office:value="26.9211840452261" calcext:value-type="float">
            <text:p>26.9211840452</text:p>
          </table:table-cell>
          <table:table-cell table:formula="of:=[.O28]/[.$G$4]" office:value-type="float" office:value="4.32465944455963" calcext:value-type="float">
            <text:p>4.3246594446</text:p>
          </table:table-cell>
          <table:table-cell table:formula="of:=[.P28]/[.$G$4]" office:value-type="float" office:value="1.07609163046047" calcext:value-type="float">
            <text:p>1.0760916305</text:p>
          </table:table-cell>
          <table:table-cell table:formula="of:=[.Q28]/[.$G$4]" office:value-type="float" office:value="1.08793996111414" calcext:value-type="float">
            <text:p>1.0879399611</text:p>
          </table:table-cell>
          <table:table-cell table:formula="of:=[.S28]/[.$G$4]" office:value-type="float" office:value="0.328823661563251" calcext:value-type="float">
            <text:p>0.3288236616</text:p>
          </table:table-cell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.324659444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8823661563251" calcext:value-type="float">
            <text:p>0.3288236616</text:p>
          </table:table-cell>
          <table:table-cell office:value-type="float" office:value="200" calcext:value-type="float">
            <text:p>200</text:p>
          </table:table-cell>
          <table:table-cell table:formula="of:=[.AA28]/[.$G$4]" office:value-type="float" office:value="25.9777071970201" calcext:value-type="float">
            <text:p>25.977707197</text:p>
          </table:table-cell>
          <table:table-cell table:formula="of:=[.AB28]/[.$G$4]" office:value-type="float" office:value="26.1718121859296" calcext:value-type="float">
            <text:p>26.1718121859</text:p>
          </table:table-cell>
          <table:table-cell table:formula="of:=[.AD28]/[.$G$4]" office:value-type="float" office:value="0.0996600581631093" calcext:value-type="float">
            <text:p>0.0996600582</text:p>
          </table:table-cell>
          <table:table-cell table:formula="of:=[.AE28]/[.$G$4]" office:value-type="float" office:value="1.09928151845743" calcext:value-type="float">
            <text:p>1.0992815185</text:p>
          </table:table-cell>
          <table:table-cell table:formula="of:=[.AF28]/[.$G$4]" office:value-type="float" office:value="1.06408883635448" calcext:value-type="float">
            <text:p>1.0640888364</text:p>
          </table:table-cell>
          <table:table-cell table:formula="of:=[.AH28]/[.$G$4]" office:value-type="float" office:value="0.0500000038492171" calcext:value-type="float">
            <text:p>0.0500000038</text:p>
          </table:table-cell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.09966005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38492171" calcext:value-type="float">
            <text:p>0.0500000038</text:p>
          </table:table-cell>
          <table:table-cell office:value-type="float" office:value="200" calcext:value-type="float">
            <text:p>200</text:p>
          </table:table-cell>
          <table:table-cell table:formula="of:=[.AP28]/[.$G$4]" office:value-type="float" office:value="26.2808101636291" calcext:value-type="float">
            <text:p>26.2808101636</text:p>
          </table:table-cell>
          <table:table-cell table:formula="of:=[.AQ28]/[.$G$4]" office:value-type="float" office:value="23.642682160804" calcext:value-type="float">
            <text:p>23.6426821608</text:p>
          </table:table-cell>
          <table:table-cell table:formula="of:=[.AS28]/[.$G$4]" office:value-type="float" office:value="-0.000310674420813555" calcext:value-type="float">
            <text:p>-0.0003106744</text:p>
          </table:table-cell>
          <table:table-cell table:formula="of:=[.AT28]/[.$G$4]" office:value-type="float" office:value="1.10964694417788" calcext:value-type="float">
            <text:p>1.1096469442</text:p>
          </table:table-cell>
          <table:table-cell table:formula="of:=[.AU28]/[.$G$4]" office:value-type="float" office:value="0.983271768522901" calcext:value-type="float">
            <text:p>0.9832717685</text:p>
          </table:table-cell>
          <table:table-cell table:formula="of:=[.AW28]/[.$G$4]" office:value-type="float" office:value="0.0000173795712138395" calcext:value-type="float">
            <text:p>1.73795712138395E-005</text:p>
          </table:table-cell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.00031067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173795712138395" calcext:value-type="float">
            <text:p>1.73795712138395E-005</text:p>
          </table:table-cell>
          <table:table-cell office:value-type="float" office:value="200" calcext:value-type="float">
            <text:p>200</text:p>
          </table:table-cell>
          <table:table-cell table:formula="of:=[.BE28]/[.$AZ$5]" office:value-type="float" office:value="7.41710788878542" calcext:value-type="float">
            <text:p>7.4171078888</text:p>
          </table:table-cell>
          <table:table-cell table:formula="of:=[.BF28]/[.$AZ$5]" office:value-type="float" office:value="7.26890703517588" calcext:value-type="float">
            <text:p>7.2689070352</text:p>
          </table:table-cell>
          <table:table-cell table:formula="of:=[.BH28]/[.$AZ$5]" office:value-type="float" office:value="0.0110504575599335" calcext:value-type="float">
            <text:p>0.0110504576</text:p>
          </table:table-cell>
          <table:table-cell table:formula="of:=[.BI28]/[.$AZ$5]" office:value-type="float" office:value="0.345728496395171" calcext:value-type="float">
            <text:p>0.3457284964</text:p>
          </table:table-cell>
          <table:table-cell table:formula="of:=[.BJ28]/[.$AZ$5]" office:value-type="float" office:value="0.331729385397593" calcext:value-type="float">
            <text:p>0.3317293854</text:p>
          </table:table-cell>
          <table:table-cell table:formula="of:=[.BL28]/[.$AZ$5]" office:value-type="float" office:value="0.0111111117870502" calcext:value-type="float">
            <text:p>0.0111111118</text:p>
          </table:table-cell>
          <table:table-cell office:value-type="float" office:value="200" calcext:value-type="float">
            <text:p>200</text:p>
          </table:table-cell>
          <table:table-cell office:value-type="float" office:value="0.0110504575599335" calcext:value-type="float">
            <text:p>0.011050457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870502" calcext:value-type="float">
            <text:p>0.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table:formula="of:=[.L29]/[.$G$4]" office:value-type="float" office:value="25.0327391246508" calcext:value-type="float">
            <text:p>25.0327391247</text:p>
          </table:table-cell>
          <table:table-cell table:formula="of:=[.M29]/[.$G$4]" office:value-type="float" office:value="26.6776381909548" calcext:value-type="float">
            <text:p>26.677638191</text:p>
          </table:table-cell>
          <table:table-cell table:formula="of:=[.O29]/[.$G$4]" office:value-type="float" office:value="5.07466609282135" calcext:value-type="float">
            <text:p>5.0746660928</text:p>
          </table:table-cell>
          <table:table-cell table:formula="of:=[.P29]/[.$G$4]" office:value-type="float" office:value="1.06692977040669" calcext:value-type="float">
            <text:p>1.0669297704</text:p>
          </table:table-cell>
          <table:table-cell table:formula="of:=[.Q29]/[.$G$4]" office:value-type="float" office:value="1.08019266751509" calcext:value-type="float">
            <text:p>1.0801926675</text:p>
          </table:table-cell>
          <table:table-cell table:formula="of:=[.S29]/[.$G$4]" office:value-type="float" office:value="0.356195171767386" calcext:value-type="float">
            <text:p>0.3561951718</text:p>
          </table:table-cell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.07466609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56195171767386" calcext:value-type="float">
            <text:p>0.3561951718</text:p>
          </table:table-cell>
          <table:table-cell office:value-type="float" office:value="210" calcext:value-type="float">
            <text:p>210</text:p>
          </table:table-cell>
          <table:table-cell table:formula="of:=[.AA29]/[.$G$4]" office:value-type="float" office:value="27.9567912731143" calcext:value-type="float">
            <text:p>27.9567912731</text:p>
          </table:table-cell>
          <table:table-cell table:formula="of:=[.AB29]/[.$G$4]" office:value-type="float" office:value="24.3358511306533" calcext:value-type="float">
            <text:p>24.3358511307</text:p>
          </table:table-cell>
          <table:table-cell table:formula="of:=[.AD29]/[.$G$4]" office:value-type="float" office:value="0.424659823844743" calcext:value-type="float">
            <text:p>0.4246598238</text:p>
          </table:table-cell>
          <table:table-cell table:formula="of:=[.AE29]/[.$G$4]" office:value-type="float" office:value="1.16686905509267" calcext:value-type="float">
            <text:p>1.1668690551</text:p>
          </table:table-cell>
          <table:table-cell table:formula="of:=[.AF29]/[.$G$4]" office:value-type="float" office:value="1.00547469807379" calcext:value-type="float">
            <text:p>1.0054746981</text:p>
          </table:table-cell>
          <table:table-cell table:formula="of:=[.AH29]/[.$G$4]" office:value-type="float" office:value="0.10307764232473" calcext:value-type="float">
            <text:p>0.1030776423</text:p>
          </table:table-cell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.424659823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0307764232473" calcext:value-type="float">
            <text:p>0.1030776423</text:p>
          </table:table-cell>
          <table:table-cell office:value-type="float" office:value="210" calcext:value-type="float">
            <text:p>210</text:p>
          </table:table-cell>
          <table:table-cell table:formula="of:=[.AP29]/[.$G$4]" office:value-type="float" office:value="26.9405048556605" calcext:value-type="float">
            <text:p>26.9405048557</text:p>
          </table:table-cell>
          <table:table-cell table:formula="of:=[.AQ29]/[.$G$4]" office:value-type="float" office:value="23.230527638191" calcext:value-type="float">
            <text:p>23.2305276382</text:p>
          </table:table-cell>
          <table:table-cell table:formula="of:=[.AS29]/[.$G$4]" office:value-type="float" office:value="0.0246870789286819" calcext:value-type="float">
            <text:p>0.0246870789</text:p>
          </table:table-cell>
          <table:table-cell table:formula="of:=[.AT29]/[.$G$4]" office:value-type="float" office:value="1.13218871353743" calcext:value-type="float">
            <text:p>1.1321887135</text:p>
          </table:table-cell>
          <table:table-cell table:formula="of:=[.AU29]/[.$G$4]" office:value-type="float" office:value="0.970049187168755" calcext:value-type="float">
            <text:p>0.9700491872</text:p>
          </table:table-cell>
          <table:table-cell table:formula="of:=[.AW29]/[.$G$4]" office:value-type="float" office:value="0.0250000059539042" calcext:value-type="float">
            <text:p>0.025000006</text:p>
          </table:table-cell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.02468707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59539042" calcext:value-type="float">
            <text:p>0.025000006</text:p>
          </table:table-cell>
          <table:table-cell office:value-type="float" office:value="210" calcext:value-type="float">
            <text:p>210</text:p>
          </table:table-cell>
          <table:table-cell table:formula="of:=[.BE29]/[.$AZ$5]" office:value-type="float" office:value="7.47257771274001" calcext:value-type="float">
            <text:p>7.4725777127</text:p>
          </table:table-cell>
          <table:table-cell table:formula="of:=[.BF29]/[.$AZ$5]" office:value-type="float" office:value="6.910873813512" calcext:value-type="float">
            <text:p>6.9108738135</text:p>
          </table:table-cell>
          <table:table-cell table:formula="of:=[.BH29]/[.$AZ$5]" office:value-type="float" office:value="0.0110530138142724" calcext:value-type="float">
            <text:p>0.0110530138</text:p>
          </table:table-cell>
          <table:table-cell table:formula="of:=[.BI29]/[.$AZ$5]" office:value-type="float" office:value="0.347677794307234" calcext:value-type="float">
            <text:p>0.3476777943</text:p>
          </table:table-cell>
          <table:table-cell table:formula="of:=[.BJ29]/[.$AZ$5]" office:value-type="float" office:value="0.319851636857519" calcext:value-type="float">
            <text:p>0.3198516369</text:p>
          </table:table-cell>
          <table:table-cell table:formula="of:=[.BL29]/[.$AZ$5]" office:value-type="float" office:value="0.0111111117147438" calcext:value-type="float">
            <text:p>0.0111111117</text:p>
          </table:table-cell>
          <table:table-cell office:value-type="float" office:value="210" calcext:value-type="float">
            <text:p>210</text:p>
          </table:table-cell>
          <table:table-cell office:value-type="float" office:value="0.0110530138142724" calcext:value-type="float">
            <text:p>0.011053013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147438" calcext:value-type="float">
            <text:p>0.011111111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table:formula="of:=[.L30]/[.$G$4]" office:value-type="float" office:value="26.2808101636291" calcext:value-type="float">
            <text:p>26.2808101636</text:p>
          </table:table-cell>
          <table:table-cell table:formula="of:=[.M30]/[.$G$4]" office:value-type="float" office:value="25.9657349246231" calcext:value-type="float">
            <text:p>25.9657349246</text:p>
          </table:table-cell>
          <table:table-cell table:formula="of:=[.O30]/[.$G$4]" office:value-type="float" office:value="5.77465879972484" calcext:value-type="float">
            <text:p>5.7746587997</text:p>
          </table:table-cell>
          <table:table-cell table:formula="of:=[.P30]/[.$G$4]" office:value-type="float" office:value="1.10964694417788" calcext:value-type="float">
            <text:p>1.1096469442</text:p>
          </table:table-cell>
          <table:table-cell table:formula="of:=[.Q30]/[.$G$4]" office:value-type="float" office:value="1.05752272127475" calcext:value-type="float">
            <text:p>1.0575227213</text:p>
          </table:table-cell>
          <table:table-cell table:formula="of:=[.S30]/[.$G$4]" office:value-type="float" office:value="0.379967104341429" calcext:value-type="float">
            <text:p>0.3799671043</text:p>
          </table:table-cell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.774658799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79967104341429" calcext:value-type="float">
            <text:p>0.3799671043</text:p>
          </table:table-cell>
          <table:table-cell office:value-type="float" office:value="220" calcext:value-type="float">
            <text:p>220</text:p>
          </table:table-cell>
          <table:table-cell table:formula="of:=[.AA30]/[.$G$4]" office:value-type="float" office:value="28.3133829985366" calcext:value-type="float">
            <text:p>28.3133829985</text:p>
          </table:table-cell>
          <table:table-cell table:formula="of:=[.AB30]/[.$G$4]" office:value-type="float" office:value="24.0735709798995" calcext:value-type="float">
            <text:p>24.0735709799</text:p>
          </table:table-cell>
          <table:table-cell table:formula="of:=[.AD30]/[.$G$4]" office:value-type="float" office:value="1.07465919788235" calcext:value-type="float">
            <text:p>1.0746591979</text:p>
          </table:table-cell>
          <table:table-cell table:formula="of:=[.AE30]/[.$G$4]" office:value-type="float" office:value="1.17902510708336" calcext:value-type="float">
            <text:p>1.1790251071</text:p>
          </table:table-cell>
          <table:table-cell table:formula="of:=[.AF30]/[.$G$4]" office:value-type="float" office:value="0.997078619244704" calcext:value-type="float">
            <text:p>0.9970786192</text:p>
          </table:table-cell>
          <table:table-cell table:formula="of:=[.AH30]/[.$G$4]" office:value-type="float" office:value="0.163935964154549" calcext:value-type="float">
            <text:p>0.1639359642</text:p>
          </table:table-cell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.074659197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63935964154549" calcext:value-type="float">
            <text:p>0.1639359642</text:p>
          </table:table-cell>
          <table:table-cell office:value-type="float" office:value="220" calcext:value-type="float">
            <text:p>220</text:p>
          </table:table-cell>
          <table:table-cell table:formula="of:=[.AP30]/[.$G$4]" office:value-type="float" office:value="27.9567912731143" calcext:value-type="float">
            <text:p>27.9567912731</text:p>
          </table:table-cell>
          <table:table-cell table:formula="of:=[.AQ30]/[.$G$4]" office:value-type="float" office:value="22.2376099246231" calcext:value-type="float">
            <text:p>22.2376099246</text:p>
          </table:table-cell>
          <table:table-cell table:formula="of:=[.AS30]/[.$G$4]" office:value-type="float" office:value="0.149689153890462" calcext:value-type="float">
            <text:p>0.1496891539</text:p>
          </table:table-cell>
          <table:table-cell table:formula="of:=[.AT30]/[.$G$4]" office:value-type="float" office:value="1.16686905509267" calcext:value-type="float">
            <text:p>1.1668690551</text:p>
          </table:table-cell>
          <table:table-cell table:formula="of:=[.AU30]/[.$G$4]" office:value-type="float" office:value="0.938126387529716" calcext:value-type="float">
            <text:p>0.9381263875</text:p>
          </table:table-cell>
          <table:table-cell table:formula="of:=[.AW30]/[.$G$4]" office:value-type="float" office:value="0.0612372458620278" calcext:value-type="float">
            <text:p>0.0612372459</text:p>
          </table:table-cell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.14968915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2372458620278" calcext:value-type="float">
            <text:p>0.0612372459</text:p>
          </table:table-cell>
          <table:table-cell office:value-type="float" office:value="220" calcext:value-type="float">
            <text:p>220</text:p>
          </table:table-cell>
          <table:table-cell table:formula="of:=[.BE30]/[.$AZ$5]" office:value-type="float" office:value="7.55182031838943" calcext:value-type="float">
            <text:p>7.5518203184</text:p>
          </table:table-cell>
          <table:table-cell table:formula="of:=[.BF30]/[.$AZ$5]" office:value-type="float" office:value="6.76099944165271" calcext:value-type="float">
            <text:p>6.7609994417</text:p>
          </table:table-cell>
          <table:table-cell table:formula="of:=[.BH30]/[.$AZ$5]" office:value-type="float" office:value="0.0777203376932022" calcext:value-type="float">
            <text:p>0.0777203377</text:p>
          </table:table-cell>
          <table:table-cell table:formula="of:=[.BI30]/[.$AZ$5]" office:value-type="float" office:value="0.350460516581245" calcext:value-type="float">
            <text:p>0.3504605166</text:p>
          </table:table-cell>
          <table:table-cell table:formula="of:=[.BJ30]/[.$AZ$5]" office:value-type="float" office:value="0.314859811532328" calcext:value-type="float">
            <text:p>0.3148598115</text:p>
          </table:table-cell>
          <table:table-cell table:formula="of:=[.BL30]/[.$AZ$5]" office:value-type="float" office:value="0.0293972370088604" calcext:value-type="float">
            <text:p>0.029397237</text:p>
          </table:table-cell>
          <table:table-cell office:value-type="float" office:value="220" calcext:value-type="float">
            <text:p>220</text:p>
          </table:table-cell>
          <table:table-cell office:value-type="float" office:value="0.0777203376932022" calcext:value-type="float">
            <text:p>0.077720337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93972370088604" calcext:value-type="float">
            <text:p>0.02939723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 table:formula="of:=[.L31]/[.$G$4]" office:value-type="float" office:value="26.3699580949847" calcext:value-type="float">
            <text:p>26.369958095</text:p>
          </table:table-cell>
          <table:table-cell table:formula="of:=[.M31]/[.$G$4]" office:value-type="float" office:value="25.8158605527638" calcext:value-type="float">
            <text:p>25.8158605528</text:p>
          </table:table-cell>
          <table:table-cell table:formula="of:=[.O31]/[.$G$4]" office:value-type="float" office:value="6.77465961841952" calcext:value-type="float">
            <text:p>6.7746596184</text:p>
          </table:table-cell>
          <table:table-cell table:formula="of:=[.P31]/[.$G$4]" office:value-type="float" office:value="1.11269457504353" calcext:value-type="float">
            <text:p>1.112694575</text:p>
          </table:table-cell>
          <table:table-cell table:formula="of:=[.Q31]/[.$G$4]" office:value-type="float" office:value="1.0527453891964" calcext:value-type="float">
            <text:p>1.0527453892</text:p>
          </table:table-cell>
          <table:table-cell table:formula="of:=[.S31]/[.$G$4]" office:value-type="float" office:value="0.41155194128727" calcext:value-type="float">
            <text:p>0.4115519413</text:p>
          </table:table-cell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.77465961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155194128727" calcext:value-type="float">
            <text:p>0.4115519413</text:p>
          </table:table-cell>
          <table:table-cell office:value-type="float" office:value="230" calcext:value-type="float">
            <text:p>230</text:p>
          </table:table-cell>
          <table:table-cell table:formula="of:=[.AA31]/[.$G$4]" office:value-type="float" office:value="28.5095084475189" calcext:value-type="float">
            <text:p>28.5095084475</text:p>
          </table:table-cell>
          <table:table-cell table:formula="of:=[.AB31]/[.$G$4]" office:value-type="float" office:value="24.3358511306533" calcext:value-type="float">
            <text:p>24.3358511307</text:p>
          </table:table-cell>
          <table:table-cell table:formula="of:=[.AD31]/[.$G$4]" office:value-type="float" office:value="2.62465309842331" calcext:value-type="float">
            <text:p>2.6246530984</text:p>
          </table:table-cell>
          <table:table-cell table:formula="of:=[.AE31]/[.$G$4]" office:value-type="float" office:value="1.18570829506159" calcext:value-type="float">
            <text:p>1.1857082951</text:p>
          </table:table-cell>
          <table:table-cell table:formula="of:=[.AF31]/[.$G$4]" office:value-type="float" office:value="1.00547469807379" calcext:value-type="float">
            <text:p>1.0054746981</text:p>
          </table:table-cell>
          <table:table-cell table:formula="of:=[.AH31]/[.$G$4]" office:value-type="float" office:value="0.2561737698421" calcext:value-type="float">
            <text:p>0.2561737698</text:p>
          </table:table-cell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.62465309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561737698421" calcext:value-type="float">
            <text:p>0.2561737698</text:p>
          </table:table-cell>
          <table:table-cell office:value-type="float" office:value="230" calcext:value-type="float">
            <text:p>230</text:p>
          </table:table-cell>
          <table:table-cell table:formula="of:=[.AP31]/[.$G$4]" office:value-type="float" office:value="31.3087534920846" calcext:value-type="float">
            <text:p>31.3087534921</text:p>
          </table:table-cell>
          <table:table-cell table:formula="of:=[.AQ31]/[.$G$4]" office:value-type="float" office:value="21.8629239949749" calcext:value-type="float">
            <text:p>21.862923995</text:p>
          </table:table-cell>
          <table:table-cell table:formula="of:=[.AS31]/[.$G$4]" office:value-type="float" office:value="0.0996577495510126" calcext:value-type="float">
            <text:p>0.0996577496</text:p>
          </table:table-cell>
          <table:table-cell table:formula="of:=[.AT31]/[.$G$4]" office:value-type="float" office:value="1.28090956299637" calcext:value-type="float">
            <text:p>1.280909563</text:p>
          </table:table-cell>
          <table:table-cell table:formula="of:=[.AU31]/[.$G$4]" office:value-type="float" office:value="0.926053373087821" calcext:value-type="float">
            <text:p>0.9260533731</text:p>
          </table:table-cell>
          <table:table-cell table:formula="of:=[.AW31]/[.$G$4]" office:value-type="float" office:value="0.0500000031263437" calcext:value-type="float">
            <text:p>0.0500000031</text:p>
          </table:table-cell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.099657749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31263437" calcext:value-type="float">
            <text:p>0.0500000031</text:p>
          </table:table-cell>
          <table:table-cell office:value-type="float" office:value="230" calcext:value-type="float">
            <text:p>230</text:p>
          </table:table-cell>
          <table:table-cell table:formula="of:=[.BE31]/[.$AZ$5]" office:value-type="float" office:value="7.91633630437675" calcext:value-type="float">
            <text:p>7.9163363044</text:p>
          </table:table-cell>
          <table:table-cell table:formula="of:=[.BF31]/[.$AZ$5]" office:value-type="float" office:value="6.65275683975433" calcext:value-type="float">
            <text:p>6.6527568398</text:p>
          </table:table-cell>
          <table:table-cell table:formula="of:=[.BH31]/[.$AZ$5]" office:value-type="float" office:value="0.233274084690277" calcext:value-type="float">
            <text:p>0.2332740847</text:p>
          </table:table-cell>
          <table:table-cell table:formula="of:=[.BI31]/[.$AZ$5]" office:value-type="float" office:value="0.36323235288161" calcext:value-type="float">
            <text:p>0.3632323529</text:p>
          </table:table-cell>
          <table:table-cell table:formula="of:=[.BJ31]/[.$AZ$5]" office:value-type="float" office:value="0.311246880141285" calcext:value-type="float">
            <text:p>0.3112468801</text:p>
          </table:table-cell>
          <table:table-cell table:formula="of:=[.BL31]/[.$AZ$5]" office:value-type="float" office:value="0.0509175078504698" calcext:value-type="float">
            <text:p>0.0509175079</text:p>
          </table:table-cell>
          <table:table-cell office:value-type="float" office:value="230" calcext:value-type="float">
            <text:p>230</text:p>
          </table:table-cell>
          <table:table-cell office:value-type="float" office:value="0.233274084690277" calcext:value-type="float">
            <text:p>0.233274084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9175078504698" calcext:value-type="float">
            <text:p>0.050917507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table:formula="of:=[.L32]/[.$G$4]" office:value-type="float" office:value="28.4025309298922" calcext:value-type="float">
            <text:p>28.4025309299</text:p>
          </table:table-cell>
          <table:table-cell table:formula="of:=[.M32]/[.$G$4]" office:value-type="float" office:value="26.5090295226131" calcext:value-type="float">
            <text:p>26.5090295226</text:p>
          </table:table-cell>
          <table:table-cell table:formula="of:=[.O32]/[.$G$4]" office:value-type="float" office:value="8.19962353823453" calcext:value-type="float">
            <text:p>8.1996235382</text:p>
          </table:table-cell>
          <table:table-cell table:formula="of:=[.P32]/[.$G$4]" office:value-type="float" office:value="1.18206314912743" calcext:value-type="float">
            <text:p>1.1820631491</text:p>
          </table:table-cell>
          <table:table-cell table:formula="of:=[.Q32]/[.$G$4]" office:value-type="float" office:value="1.07482674288439" calcext:value-type="float">
            <text:p>1.0748267429</text:p>
          </table:table-cell>
          <table:table-cell table:formula="of:=[.S32]/[.$G$4]" office:value-type="float" office:value="0.45276925738829" calcext:value-type="float">
            <text:p>0.4527692574</text:p>
          </table:table-cell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.19962353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276925738829" calcext:value-type="float">
            <text:p>0.4527692574</text:p>
          </table:table-cell>
          <table:table-cell office:value-type="float" office:value="240" calcext:value-type="float">
            <text:p>240</text:p>
          </table:table-cell>
          <table:table-cell table:formula="of:=[.AA32]/[.$G$4]" office:value-type="float" office:value="30.3637854197153" calcext:value-type="float">
            <text:p>30.3637854197</text:p>
          </table:table-cell>
          <table:table-cell table:formula="of:=[.AB32]/[.$G$4]" office:value-type="float" office:value="23.0619189698492" calcext:value-type="float">
            <text:p>23.0619189698</text:p>
          </table:table-cell>
          <table:table-cell table:formula="of:=[.AD32]/[.$G$4]" office:value-type="float" office:value="4.32464987642052" calcext:value-type="float">
            <text:p>4.3246498764</text:p>
          </table:table-cell>
          <table:table-cell table:formula="of:=[.AE32]/[.$G$4]" office:value-type="float" office:value="1.24880826407194" calcext:value-type="float">
            <text:p>1.2488082641</text:p>
          </table:table-cell>
          <table:table-cell table:formula="of:=[.AF32]/[.$G$4]" office:value-type="float" office:value="0.964635280271097" calcext:value-type="float">
            <text:p>0.9646352803</text:p>
          </table:table-cell>
          <table:table-cell table:formula="of:=[.AH32]/[.$G$4]" office:value-type="float" office:value="0.328823661463406" calcext:value-type="float">
            <text:p>0.3288236615</text:p>
          </table:table-cell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.324649876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8823661463406" calcext:value-type="float">
            <text:p>0.3288236615</text:p>
          </table:table-cell>
          <table:table-cell office:value-type="float" office:value="240" calcext:value-type="float">
            <text:p>240</text:p>
          </table:table-cell>
          <table:table-cell table:formula="of:=[.AP32]/[.$G$4]" office:value-type="float" office:value="32.7529499800452" calcext:value-type="float">
            <text:p>32.75294998</text:p>
          </table:table-cell>
          <table:table-cell table:formula="of:=[.AQ32]/[.$G$4]" office:value-type="float" office:value="21.1135521356784" calcext:value-type="float">
            <text:p>21.1135521357</text:p>
          </table:table-cell>
          <table:table-cell table:formula="of:=[.AS32]/[.$G$4]" office:value-type="float" office:value="1.3246542344415" calcext:value-type="float">
            <text:p>1.3246542344</text:p>
          </table:table-cell>
          <table:table-cell table:formula="of:=[.AT32]/[.$G$4]" office:value-type="float" office:value="1.3299055896915" calcext:value-type="float">
            <text:p>1.3299055897</text:p>
          </table:table-cell>
          <table:table-cell table:formula="of:=[.AU32]/[.$G$4]" office:value-type="float" office:value="0.901860179066953" calcext:value-type="float">
            <text:p>0.9018601791</text:p>
          </table:table-cell>
          <table:table-cell table:formula="of:=[.AW32]/[.$G$4]" office:value-type="float" office:value="0.182002748080287" calcext:value-type="float">
            <text:p>0.1820027481</text:p>
          </table:table-cell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.32465423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82002748080287" calcext:value-type="float">
            <text:p>0.1820027481</text:p>
          </table:table-cell>
          <table:table-cell office:value-type="float" office:value="240" calcext:value-type="float">
            <text:p>240</text:p>
          </table:table-cell>
          <table:table-cell table:formula="of:=[.BE32]/[.$AZ$5]" office:value-type="float" office:value="7.39333510709059" calcext:value-type="float">
            <text:p>7.3933351071</text:p>
          </table:table-cell>
          <table:table-cell table:formula="of:=[.BF32]/[.$AZ$5]" office:value-type="float" office:value="7.07740089335567" calcext:value-type="float">
            <text:p>7.0774008934</text:p>
          </table:table-cell>
          <table:table-cell table:formula="of:=[.BH32]/[.$AZ$5]" office:value-type="float" office:value="0.355496689259502" calcext:value-type="float">
            <text:p>0.3554966893</text:p>
          </table:table-cell>
          <table:table-cell table:formula="of:=[.BI32]/[.$AZ$5]" office:value-type="float" office:value="0.344892726331887" calcext:value-type="float">
            <text:p>0.3448927263</text:p>
          </table:table-cell>
          <table:table-cell table:formula="of:=[.BJ32]/[.$AZ$5]" office:value-type="float" office:value="0.32538417571124" calcext:value-type="float">
            <text:p>0.3253841757</text:p>
          </table:table-cell>
          <table:table-cell table:formula="of:=[.BL32]/[.$AZ$5]" office:value-type="float" office:value="0.0628539362171299" calcext:value-type="float">
            <text:p>0.0628539362</text:p>
          </table:table-cell>
          <table:table-cell office:value-type="float" office:value="240" calcext:value-type="float">
            <text:p>240</text:p>
          </table:table-cell>
          <table:table-cell office:value-type="float" office:value="0.355496689259502" calcext:value-type="float">
            <text:p>0.355496689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28539362171299" calcext:value-type="float">
            <text:p>0.062853936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table:formula="of:=[.L33]/[.$G$4]" office:value-type="float" office:value="26.1560030597313" calcext:value-type="float">
            <text:p>26.1560030597</text:p>
          </table:table-cell>
          <table:table-cell table:formula="of:=[.M33]/[.$G$4]" office:value-type="float" office:value="24.0361023869347" calcext:value-type="float">
            <text:p>24.0361023869</text:p>
          </table:table-cell>
          <table:table-cell table:formula="of:=[.O33]/[.$G$4]" office:value-type="float" office:value="8.22468565581621" calcext:value-type="float">
            <text:p>8.2246856558</text:p>
          </table:table-cell>
          <table:table-cell table:formula="of:=[.P33]/[.$G$4]" office:value-type="float" office:value="1.10537948349894" calcext:value-type="float">
            <text:p>1.1053794835</text:p>
          </table:table-cell>
          <table:table-cell table:formula="of:=[.Q33]/[.$G$4]" office:value-type="float" office:value="0.995878685895339" calcext:value-type="float">
            <text:p>0.9958786859</text:p>
          </table:table-cell>
          <table:table-cell table:formula="of:=[.S33]/[.$G$4]" office:value-type="float" office:value="0.453458929025411" calcext:value-type="float">
            <text:p>0.453458929</text:p>
          </table:table-cell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.22468565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3458929025411" calcext:value-type="float">
            <text:p>0.453458929</text:p>
          </table:table-cell>
          <table:table-cell office:value-type="float" office:value="250" calcext:value-type="float">
            <text:p>250</text:p>
          </table:table-cell>
          <table:table-cell table:formula="of:=[.AA33]/[.$G$4]" office:value-type="float" office:value="29.7040907276839" calcext:value-type="float">
            <text:p>29.7040907277</text:p>
          </table:table-cell>
          <table:table-cell table:formula="of:=[.AB33]/[.$G$4]" office:value-type="float" office:value="21.9940640703518" calcext:value-type="float">
            <text:p>21.9940640704</text:p>
          </table:table-cell>
          <table:table-cell table:formula="of:=[.AD33]/[.$G$4]" office:value-type="float" office:value="6.12467334316269" calcext:value-type="float">
            <text:p>6.1246733432</text:p>
          </table:table-cell>
          <table:table-cell table:formula="of:=[.AE33]/[.$G$4]" office:value-type="float" office:value="1.2263764808609" calcext:value-type="float">
            <text:p>1.2263764809</text:p>
          </table:table-cell>
          <table:table-cell table:formula="of:=[.AF33]/[.$G$4]" office:value-type="float" office:value="0.930280661899496" calcext:value-type="float">
            <text:p>0.9302806619</text:p>
          </table:table-cell>
          <table:table-cell table:formula="of:=[.AH33]/[.$G$4]" office:value-type="float" office:value="0.391311896440112" calcext:value-type="float">
            <text:p>0.3913118964</text:p>
          </table:table-cell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.124673343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91311896440112" calcext:value-type="float">
            <text:p>0.3913118964</text:p>
          </table:table-cell>
          <table:table-cell office:value-type="float" office:value="250" calcext:value-type="float">
            <text:p>250</text:p>
          </table:table-cell>
          <table:table-cell table:formula="of:=[.AP33]/[.$G$4]" office:value-type="float" office:value="33.5017926034322" calcext:value-type="float">
            <text:p>33.5017926034</text:p>
          </table:table-cell>
          <table:table-cell table:formula="of:=[.AQ33]/[.$G$4]" office:value-type="float" office:value="20.9636777638191" calcext:value-type="float">
            <text:p>20.9636777638</text:p>
          </table:table-cell>
          <table:table-cell table:formula="of:=[.AS33]/[.$G$4]" office:value-type="float" office:value="4.17464883960768" calcext:value-type="float">
            <text:p>4.1746488396</text:p>
          </table:table-cell>
          <table:table-cell table:formula="of:=[.AT33]/[.$G$4]" office:value-type="float" office:value="1.35528267182821" calcext:value-type="float">
            <text:p>1.3552826718</text:p>
          </table:table-cell>
          <table:table-cell table:formula="of:=[.AU33]/[.$G$4]" office:value-type="float" office:value="0.897013647901944" calcext:value-type="float">
            <text:p>0.8970136479</text:p>
          </table:table-cell>
          <table:table-cell table:formula="of:=[.AW33]/[.$G$4]" office:value-type="float" office:value="0.323071200069239" calcext:value-type="float">
            <text:p>0.3230712001</text:p>
          </table:table-cell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.174648839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3071200069239" calcext:value-type="float">
            <text:p>0.3230712001</text:p>
          </table:table-cell>
          <table:table-cell office:value-type="float" office:value="250" calcext:value-type="float">
            <text:p>250</text:p>
          </table:table-cell>
          <table:table-cell table:formula="of:=[.BE33]/[.$AZ$5]" office:value-type="float" office:value="7.8687907409871" calcext:value-type="float">
            <text:p>7.868790741</text:p>
          </table:table-cell>
          <table:table-cell table:formula="of:=[.BF33]/[.$AZ$5]" office:value-type="float" office:value="6.60279871580123" calcext:value-type="float">
            <text:p>6.6027987158</text:p>
          </table:table-cell>
          <table:table-cell table:formula="of:=[.BH33]/[.$AZ$5]" office:value-type="float" office:value="0.74438599389787" calcext:value-type="float">
            <text:p>0.7443859939</text:p>
          </table:table-cell>
          <table:table-cell table:formula="of:=[.BI33]/[.$AZ$5]" office:value-type="float" office:value="0.361569031165664" calcext:value-type="float">
            <text:p>0.3615690312</text:p>
          </table:table-cell>
          <table:table-cell table:formula="of:=[.BJ33]/[.$AZ$5]" office:value-type="float" office:value="0.309577115785008" calcext:value-type="float">
            <text:p>0.3095771158</text:p>
          </table:table-cell>
          <table:table-cell table:formula="of:=[.BL33]/[.$AZ$5]" office:value-type="float" office:value="0.090948364202277" calcext:value-type="float">
            <text:p>0.0909483642</text:p>
          </table:table-cell>
          <table:table-cell office:value-type="float" office:value="250" calcext:value-type="float">
            <text:p>250</text:p>
          </table:table-cell>
          <table:table-cell office:value-type="float" office:value="0.74438599389787" calcext:value-type="float">
            <text:p>0.7443859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90948364202277" calcext:value-type="float">
            <text:p>0.090948364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table:formula="of:=[.L34]/[.$G$4]" office:value-type="float" office:value="27.0474823732872" calcext:value-type="float">
            <text:p>27.0474823733</text:p>
          </table:table-cell>
          <table:table-cell table:formula="of:=[.M34]/[.$G$4]" office:value-type="float" office:value="24.3545854271357" calcext:value-type="float">
            <text:p>24.3545854271</text:p>
          </table:table-cell>
          <table:table-cell table:formula="of:=[.O34]/[.$G$4]" office:value-type="float" office:value="9.54967063488997" calcext:value-type="float">
            <text:p>9.5496706349</text:p>
          </table:table-cell>
          <table:table-cell table:formula="of:=[.P34]/[.$G$4]" office:value-type="float" office:value="1.1358418517306" calcext:value-type="float">
            <text:p>1.1358418517</text:p>
          </table:table-cell>
          <table:table-cell table:formula="of:=[.Q34]/[.$G$4]" office:value-type="float" office:value="1.00607418899854" calcext:value-type="float">
            <text:p>1.006074189</text:p>
          </table:table-cell>
          <table:table-cell table:formula="of:=[.S34]/[.$G$4]" office:value-type="float" office:value="0.488620507485322" calcext:value-type="float">
            <text:p>0.4886205075</text:p>
          </table:table-cell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.549670634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8620507485322" calcext:value-type="float">
            <text:p>0.4886205075</text:p>
          </table:table-cell>
          <table:table-cell office:value-type="float" office:value="260" calcext:value-type="float">
            <text:p>260</text:p>
          </table:table-cell>
          <table:table-cell table:formula="of:=[.AA34]/[.$G$4]" office:value-type="float" office:value="30.7560363176799" calcext:value-type="float">
            <text:p>30.7560363177</text:p>
          </table:table-cell>
          <table:table-cell table:formula="of:=[.AB34]/[.$G$4]" office:value-type="float" office:value="21.9565954773869" calcext:value-type="float">
            <text:p>21.9565954774</text:p>
          </table:table-cell>
          <table:table-cell table:formula="of:=[.AD34]/[.$G$4]" office:value-type="float" office:value="7.99966235107604" calcext:value-type="float">
            <text:p>7.9996623511</text:p>
          </table:table-cell>
          <table:table-cell table:formula="of:=[.AE34]/[.$G$4]" office:value-type="float" office:value="1.26213759868357" calcext:value-type="float">
            <text:p>1.2621375987</text:p>
          </table:table-cell>
          <table:table-cell table:formula="of:=[.AF34]/[.$G$4]" office:value-type="float" office:value="0.929073057475982" calcext:value-type="float">
            <text:p>0.9290730575</text:p>
          </table:table-cell>
          <table:table-cell table:formula="of:=[.AH34]/[.$G$4]" office:value-type="float" office:value="0.447213595844491" calcext:value-type="float">
            <text:p>0.4472135958</text:p>
          </table:table-cell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.999662351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47213595844491" calcext:value-type="float">
            <text:p>0.4472135958</text:p>
          </table:table-cell>
          <table:table-cell office:value-type="float" office:value="260" calcext:value-type="float">
            <text:p>260</text:p>
          </table:table-cell>
          <table:table-cell table:formula="of:=[.AP34]/[.$G$4]" office:value-type="float" office:value="34.7855228149528" calcext:value-type="float">
            <text:p>34.785522815</text:p>
          </table:table-cell>
          <table:table-cell table:formula="of:=[.AQ34]/[.$G$4]" office:value-type="float" office:value="19.9520257537688" calcext:value-type="float">
            <text:p>19.9520257538</text:p>
          </table:table-cell>
          <table:table-cell table:formula="of:=[.AS34]/[.$G$4]" office:value-type="float" office:value="7.07465297917647" calcext:value-type="float">
            <text:p>7.0746529792</text:p>
          </table:table-cell>
          <table:table-cell table:formula="of:=[.AT34]/[.$G$4]" office:value-type="float" office:value="1.39874511531922" calcext:value-type="float">
            <text:p>1.3987451153</text:p>
          </table:table-cell>
          <table:table-cell table:formula="of:=[.AU34]/[.$G$4]" office:value-type="float" office:value="0.864225829749295" calcext:value-type="float">
            <text:p>0.8642258297</text:p>
          </table:table-cell>
          <table:table-cell table:formula="of:=[.AW34]/[.$G$4]" office:value-type="float" office:value="0.420565096388502" calcext:value-type="float">
            <text:p>0.4205650964</text:p>
          </table:table-cell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.074652979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20565096388502" calcext:value-type="float">
            <text:p>0.4205650964</text:p>
          </table:table-cell>
          <table:table-cell office:value-type="float" office:value="260" calcext:value-type="float">
            <text:p>260</text:p>
          </table:table-cell>
          <table:table-cell table:formula="of:=[.BE34]/[.$AZ$5]" office:value-type="float" office:value="8.01935169172099" calcext:value-type="float">
            <text:p>8.0193516917</text:p>
          </table:table-cell>
          <table:table-cell table:formula="of:=[.BF34]/[.$AZ$5]" office:value-type="float" office:value="7.0107900614182" calcext:value-type="float">
            <text:p>7.0107900614</text:p>
          </table:table-cell>
          <table:table-cell table:formula="of:=[.BH34]/[.$AZ$5]" office:value-type="float" office:value="0.955492305815524" calcext:value-type="float">
            <text:p>0.9554923058</text:p>
          </table:table-cell>
          <table:table-cell table:formula="of:=[.BI34]/[.$AZ$5]" office:value-type="float" office:value="0.366833689657494" calcext:value-type="float">
            <text:p>0.3668336897</text:p>
          </table:table-cell>
          <table:table-cell table:formula="of:=[.BJ34]/[.$AZ$5]" office:value-type="float" office:value="0.323172874984287" calcext:value-type="float">
            <text:p>0.323172875</text:p>
          </table:table-cell>
          <table:table-cell table:formula="of:=[.BL34]/[.$AZ$5]" office:value-type="float" office:value="0.103040205578283" calcext:value-type="float">
            <text:p>0.1030402056</text:p>
          </table:table-cell>
          <table:table-cell office:value-type="float" office:value="260" calcext:value-type="float">
            <text:p>260</text:p>
          </table:table-cell>
          <table:table-cell office:value-type="float" office:value="0.955492305815524" calcext:value-type="float">
            <text:p>0.95549230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03040205578283" calcext:value-type="float">
            <text:p>0.103040205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table:formula="of:=[.L35]/[.$G$4]" office:value-type="float" office:value="27.5823699614208" calcext:value-type="float">
            <text:p>27.5823699614</text:p>
          </table:table-cell>
          <table:table-cell table:formula="of:=[.M35]/[.$G$4]" office:value-type="float" office:value="24.1672424623116" calcext:value-type="float">
            <text:p>24.1672424623</text:p>
          </table:table-cell>
          <table:table-cell table:formula="of:=[.O35]/[.$G$4]" office:value-type="float" office:value="9.04966670508873" calcext:value-type="float">
            <text:p>9.0496667051</text:p>
          </table:table-cell>
          <table:table-cell table:formula="of:=[.P35]/[.$G$4]" office:value-type="float" office:value="1.1540983505373" calcext:value-type="float">
            <text:p>1.1540983505</text:p>
          </table:table-cell>
          <table:table-cell table:formula="of:=[.Q35]/[.$G$4]" office:value-type="float" office:value="1.00007790992064" calcext:value-type="float">
            <text:p>1.0000779099</text:p>
          </table:table-cell>
          <table:table-cell table:formula="of:=[.S35]/[.$G$4]" office:value-type="float" office:value="0.475657440114483" calcext:value-type="float">
            <text:p>0.4756574401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.049666705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5657440114483" calcext:value-type="float">
            <text:p>0.4756574401</text:p>
          </table:table-cell>
          <table:table-cell office:value-type="float" office:value="270" calcext:value-type="float">
            <text:p>270</text:p>
          </table:table-cell>
          <table:table-cell table:formula="of:=[.AA35]/[.$G$4]" office:value-type="float" office:value="30.8630138353066" calcext:value-type="float">
            <text:p>30.8630138353</text:p>
          </table:table-cell>
          <table:table-cell table:formula="of:=[.AB35]/[.$G$4]" office:value-type="float" office:value="22.0690012562814" calcext:value-type="float">
            <text:p>22.0690012563</text:p>
          </table:table-cell>
          <table:table-cell table:formula="of:=[.AD35]/[.$G$4]" office:value-type="float" office:value="8.97465944205445" calcext:value-type="float">
            <text:p>8.9746594421</text:p>
          </table:table-cell>
          <table:table-cell table:formula="of:=[.AE35]/[.$G$4]" office:value-type="float" office:value="1.26577180804331" calcext:value-type="float">
            <text:p>1.265771808</text:p>
          </table:table-cell>
          <table:table-cell table:formula="of:=[.AF35]/[.$G$4]" office:value-type="float" office:value="0.932695412322907" calcext:value-type="float">
            <text:p>0.9326954123</text:p>
          </table:table-cell>
          <table:table-cell table:formula="of:=[.AH35]/[.$G$4]" office:value-type="float" office:value="0.473682383367882" calcext:value-type="float">
            <text:p>0.4736823834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.97465944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3682383367882" calcext:value-type="float">
            <text:p>0.4736823834</text:p>
          </table:table-cell>
          <table:table-cell office:value-type="float" office:value="270" calcext:value-type="float">
            <text:p>270</text:p>
          </table:table-cell>
          <table:table-cell table:formula="of:=[.AP35]/[.$G$4]" office:value-type="float" office:value="32.9847346015698" calcext:value-type="float">
            <text:p>32.9847346016</text:p>
          </table:table-cell>
          <table:table-cell table:formula="of:=[.AQ35]/[.$G$4]" office:value-type="float" office:value="20.6826633165829" calcext:value-type="float">
            <text:p>20.6826633166</text:p>
          </table:table-cell>
          <table:table-cell table:formula="of:=[.AS35]/[.$G$4]" office:value-type="float" office:value="7.77465889391983" calcext:value-type="float">
            <text:p>7.7746588939</text:p>
          </table:table-cell>
          <table:table-cell table:formula="of:=[.AT35]/[.$G$4]" office:value-type="float" office:value="1.33776237591311" calcext:value-type="float">
            <text:p>1.3377623759</text:p>
          </table:table-cell>
          <table:table-cell table:formula="of:=[.AU35]/[.$G$4]" office:value-type="float" office:value="0.8879190065123" calcext:value-type="float">
            <text:p>0.8879190065</text:p>
          </table:table-cell>
          <table:table-cell table:formula="of:=[.AW35]/[.$G$4]" office:value-type="float" office:value="0.440879802552529" calcext:value-type="float">
            <text:p>0.4408798026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.7746588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40879802552529" calcext:value-type="float">
            <text:p>0.4408798026</text:p>
          </table:table-cell>
          <table:table-cell office:value-type="float" office:value="270" calcext:value-type="float">
            <text:p>270</text:p>
          </table:table-cell>
          <table:table-cell table:formula="of:=[.BE35]/[.$AZ$5]" office:value-type="float" office:value="8.09859429737041" calcext:value-type="float">
            <text:p>8.0985942974</text:p>
          </table:table-cell>
          <table:table-cell table:formula="of:=[.BF35]/[.$AZ$5]" office:value-type="float" office:value="6.09489112227806" calcext:value-type="float">
            <text:p>6.0948911223</text:p>
          </table:table-cell>
          <table:table-cell table:formula="of:=[.BH35]/[.$AZ$5]" office:value-type="float" office:value="1.13327780327654" calcext:value-type="float">
            <text:p>1.1332778033</text:p>
          </table:table-cell>
          <table:table-cell table:formula="of:=[.BI35]/[.$AZ$5]" office:value-type="float" office:value="0.369601646835055" calcext:value-type="float">
            <text:p>0.3696016468</text:p>
          </table:table-cell>
          <table:table-cell table:formula="of:=[.BJ35]/[.$AZ$5]" office:value-type="float" office:value="0.292514072106961" calcext:value-type="float">
            <text:p>0.2925140721</text:p>
          </table:table-cell>
          <table:table-cell table:formula="of:=[.BL35]/[.$AZ$5]" office:value-type="float" office:value="0.112216721586928" calcext:value-type="float">
            <text:p>0.1122167216</text:p>
          </table:table-cell>
          <table:table-cell office:value-type="float" office:value="270" calcext:value-type="float">
            <text:p>270</text:p>
          </table:table-cell>
          <table:table-cell office:value-type="float" office:value="1.13327780327654" calcext:value-type="float">
            <text:p>1.133277803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2216721586928" calcext:value-type="float">
            <text:p>0.112216721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table:formula="of:=[.L36]/[.$G$4]" office:value-type="float" office:value="27.4932220300652" calcext:value-type="float">
            <text:p>27.4932220301</text:p>
          </table:table-cell>
          <table:table-cell table:formula="of:=[.M36]/[.$G$4]" office:value-type="float" office:value="24.822942839196" calcext:value-type="float">
            <text:p>24.8229428392</text:p>
          </table:table-cell>
          <table:table-cell table:formula="of:=[.O36]/[.$G$4]" office:value-type="float" office:value="9.39965876866054" calcext:value-type="float">
            <text:p>9.3996587687</text:p>
          </table:table-cell>
          <table:table-cell table:formula="of:=[.P36]/[.$G$4]" office:value-type="float" office:value="1.15105664720541" calcext:value-type="float">
            <text:p>1.1510566472</text:p>
          </table:table-cell>
          <table:table-cell table:formula="of:=[.Q36]/[.$G$4]" office:value-type="float" office:value="1.02105177215828" calcext:value-type="float">
            <text:p>1.0210517722</text:p>
          </table:table-cell>
          <table:table-cell table:formula="of:=[.S36]/[.$G$4]" office:value-type="float" office:value="0.484767986110477" calcext:value-type="float">
            <text:p>0.4847679861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.399658768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4767986110477" calcext:value-type="float">
            <text:p>0.4847679861</text:p>
          </table:table-cell>
          <table:table-cell office:value-type="float" office:value="280" calcext:value-type="float">
            <text:p>280</text:p>
          </table:table-cell>
          <table:table-cell table:formula="of:=[.AA36]/[.$G$4]" office:value-type="float" office:value="31.1304576293734" calcext:value-type="float">
            <text:p>31.1304576294</text:p>
          </table:table-cell>
          <table:table-cell table:formula="of:=[.AB36]/[.$G$4]" office:value-type="float" office:value="23.5302763819095" calcext:value-type="float">
            <text:p>23.5302763819</text:p>
          </table:table-cell>
          <table:table-cell table:formula="of:=[.AD36]/[.$G$4]" office:value-type="float" office:value="9.14963374586404" calcext:value-type="float">
            <text:p>9.1496337459</text:p>
          </table:table-cell>
          <table:table-cell table:formula="of:=[.AE36]/[.$G$4]" office:value-type="float" office:value="1.27485537772317" calcext:value-type="float">
            <text:p>1.2748553777</text:p>
          </table:table-cell>
          <table:table-cell table:formula="of:=[.AF36]/[.$G$4]" office:value-type="float" office:value="0.979667191888006" calcext:value-type="float">
            <text:p>0.9796671919</text:p>
          </table:table-cell>
          <table:table-cell table:formula="of:=[.AH36]/[.$G$4]" office:value-type="float" office:value="0.47827816212469" calcext:value-type="float">
            <text:p>0.4782781621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.149633745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827816212469" calcext:value-type="float">
            <text:p>0.4782781621</text:p>
          </table:table-cell>
          <table:table-cell office:value-type="float" office:value="280" calcext:value-type="float">
            <text:p>280</text:p>
          </table:table-cell>
          <table:table-cell table:formula="of:=[.AP36]/[.$G$4]" office:value-type="float" office:value="32.9847346015698" calcext:value-type="float">
            <text:p>32.9847346016</text:p>
          </table:table-cell>
          <table:table-cell table:formula="of:=[.AQ36]/[.$G$4]" office:value-type="float" office:value="20.6826633165829" calcext:value-type="float">
            <text:p>20.6826633166</text:p>
          </table:table-cell>
          <table:table-cell table:formula="of:=[.AS36]/[.$G$4]" office:value-type="float" office:value="6.92465889391982" calcext:value-type="float">
            <text:p>6.9246588939</text:p>
          </table:table-cell>
          <table:table-cell table:formula="of:=[.AT36]/[.$G$4]" office:value-type="float" office:value="1.33776237591311" calcext:value-type="float">
            <text:p>1.3377623759</text:p>
          </table:table-cell>
          <table:table-cell table:formula="of:=[.AU36]/[.$G$4]" office:value-type="float" office:value="0.8879190065123" calcext:value-type="float">
            <text:p>0.8879190065</text:p>
          </table:table-cell>
          <table:table-cell table:formula="of:=[.AW36]/[.$G$4]" office:value-type="float" office:value="0.416082924786343" calcext:value-type="float">
            <text:p>0.4160829248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.9246588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6082924786343" calcext:value-type="float">
            <text:p>0.4160829248</text:p>
          </table:table-cell>
          <table:table-cell office:value-type="float" office:value="280" calcext:value-type="float">
            <text:p>280</text:p>
          </table:table-cell>
          <table:table-cell table:formula="of:=[.BE36]/[.$AZ$5]" office:value-type="float" office:value="8.18576116358476" calcext:value-type="float">
            <text:p>8.1857611636</text:p>
          </table:table-cell>
          <table:table-cell table:formula="of:=[.BF36]/[.$AZ$5]" office:value-type="float" office:value="6.48622975991067" calcext:value-type="float">
            <text:p>6.4862297599</text:p>
          </table:table-cell>
          <table:table-cell table:formula="of:=[.BH36]/[.$AZ$5]" office:value-type="float" office:value="1.51105137954249" calcext:value-type="float">
            <text:p>1.5110513795</text:p>
          </table:table-cell>
          <table:table-cell table:formula="of:=[.BI36]/[.$AZ$5]" office:value-type="float" office:value="0.372644146229801" calcext:value-type="float">
            <text:p>0.3726441462</text:p>
          </table:table-cell>
          <table:table-cell table:formula="of:=[.BJ36]/[.$AZ$5]" office:value-type="float" office:value="0.30567528747214" calcext:value-type="float">
            <text:p>0.3056752875</text:p>
          </table:table-cell>
          <table:table-cell table:formula="of:=[.BL36]/[.$AZ$5]" office:value-type="float" office:value="0.129576708824114" calcext:value-type="float">
            <text:p>0.1295767088</text:p>
          </table:table-cell>
          <table:table-cell office:value-type="float" office:value="280" calcext:value-type="float">
            <text:p>280</text:p>
          </table:table-cell>
          <table:table-cell office:value-type="float" office:value="1.51105137954249" calcext:value-type="float">
            <text:p>1.51105137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29576708824114" calcext:value-type="float">
            <text:p>0.129576708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table:formula="of:=[.L37]/[.$G$4]" office:value-type="float" office:value="27.5110516163363" calcext:value-type="float">
            <text:p>27.5110516163</text:p>
          </table:table-cell>
          <table:table-cell table:formula="of:=[.M37]/[.$G$4]" office:value-type="float" office:value="26.1530778894472" calcext:value-type="float">
            <text:p>26.1530778894</text:p>
          </table:table-cell>
          <table:table-cell table:formula="of:=[.O37]/[.$G$4]" office:value-type="float" office:value="10.2746402506621" calcext:value-type="float">
            <text:p>10.2746402507</text:p>
          </table:table-cell>
          <table:table-cell table:formula="of:=[.P37]/[.$G$4]" office:value-type="float" office:value="1.15166502089881" calcext:value-type="float">
            <text:p>1.1516650209</text:p>
          </table:table-cell>
          <table:table-cell table:formula="of:=[.Q37]/[.$G$4]" office:value-type="float" office:value="1.06349204546589" calcext:value-type="float">
            <text:p>1.0634920455</text:p>
          </table:table-cell>
          <table:table-cell table:formula="of:=[.S37]/[.$G$4]" office:value-type="float" office:value="0.506828373719747" calcext:value-type="float">
            <text:p>0.5068283737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.27464025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506828373719747" calcext:value-type="float">
            <text:p>0.5068283737</text:p>
          </table:table-cell>
          <table:table-cell office:value-type="float" office:value="290" calcext:value-type="float">
            <text:p>290</text:p>
          </table:table-cell>
          <table:table-cell table:formula="of:=[.AA37]/[.$G$4]" office:value-type="float" office:value="30.8451842490355" calcext:value-type="float">
            <text:p>30.845184249</text:p>
          </table:table-cell>
          <table:table-cell table:formula="of:=[.AB37]/[.$G$4]" office:value-type="float" office:value="22.9307788944724" calcext:value-type="float">
            <text:p>22.9307788945</text:p>
          </table:table-cell>
          <table:table-cell table:formula="of:=[.AD37]/[.$G$4]" office:value-type="float" office:value="6.99964634795001" calcext:value-type="float">
            <text:p>6.999646348</text:p>
          </table:table-cell>
          <table:table-cell table:formula="of:=[.AE37]/[.$G$4]" office:value-type="float" office:value="1.2651661377323" calcext:value-type="float">
            <text:p>1.2651661377</text:p>
          </table:table-cell>
          <table:table-cell table:formula="of:=[.AF37]/[.$G$4]" office:value-type="float" office:value="0.960422544871892" calcext:value-type="float">
            <text:p>0.9604225449</text:p>
          </table:table-cell>
          <table:table-cell table:formula="of:=[.AH37]/[.$G$4]" office:value-type="float" office:value="0.418330013674201" calcext:value-type="float">
            <text:p>0.418330013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.99964634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8330013674201" calcext:value-type="float">
            <text:p>0.4183300137</text:p>
          </table:table-cell>
          <table:table-cell office:value-type="float" office:value="290" calcext:value-type="float">
            <text:p>290</text:p>
          </table:table-cell>
          <table:table-cell table:formula="of:=[.AP37]/[.$G$4]" office:value-type="float" office:value="34.3932719169882" calcext:value-type="float">
            <text:p>34.393271917</text:p>
          </table:table-cell>
          <table:table-cell table:formula="of:=[.AQ37]/[.$G$4]" office:value-type="float" office:value="19.502402638191" calcext:value-type="float">
            <text:p>19.5024026382</text:p>
          </table:table-cell>
          <table:table-cell table:formula="of:=[.AS37]/[.$G$4]" office:value-type="float" office:value="3.77466462428152" calcext:value-type="float">
            <text:p>3.7746646243</text:p>
          </table:table-cell>
          <table:table-cell table:formula="of:=[.AT37]/[.$G$4]" office:value-type="float" office:value="1.38547021477996" calcext:value-type="float">
            <text:p>1.3854702148</text:p>
          </table:table-cell>
          <table:table-cell table:formula="of:=[.AU37]/[.$G$4]" office:value-type="float" office:value="0.849609704621007" calcext:value-type="float">
            <text:p>0.8496097046</text:p>
          </table:table-cell>
          <table:table-cell table:formula="of:=[.AW37]/[.$G$4]" office:value-type="float" office:value="0.307205143645254" calcext:value-type="float">
            <text:p>0.3072051436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.774664624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07205143645254" calcext:value-type="float">
            <text:p>0.3072051436</text:p>
          </table:table-cell>
          <table:table-cell office:value-type="float" office:value="290" calcext:value-type="float">
            <text:p>290</text:p>
          </table:table-cell>
          <table:table-cell table:formula="of:=[.BE37]/[.$AZ$5]" office:value-type="float" office:value="7.97180612833134" calcext:value-type="float">
            <text:p>7.9718061283</text:p>
          </table:table-cell>
          <table:table-cell table:formula="of:=[.BF37]/[.$AZ$5]" office:value-type="float" office:value="6.78597850362926" calcext:value-type="float">
            <text:p>6.7859785036</text:p>
          </table:table-cell>
          <table:table-cell table:formula="of:=[.BH37]/[.$AZ$5]" office:value-type="float" office:value="1.18882803032074" calcext:value-type="float">
            <text:p>1.1888280303</text:p>
          </table:table-cell>
          <table:table-cell table:formula="of:=[.BI37]/[.$AZ$5]" office:value-type="float" office:value="0.365171959666436" calcext:value-type="float">
            <text:p>0.3651719597</text:p>
          </table:table-cell>
          <table:table-cell table:formula="of:=[.BJ37]/[.$AZ$5]" office:value-type="float" office:value="0.315692632790332" calcext:value-type="float">
            <text:p>0.3156926328</text:p>
          </table:table-cell>
          <table:table-cell table:formula="of:=[.BL37]/[.$AZ$5]" office:value-type="float" office:value="0.114934227091124" calcext:value-type="float">
            <text:p>0.1149342271</text:p>
          </table:table-cell>
          <table:table-cell office:value-type="float" office:value="290" calcext:value-type="float">
            <text:p>290</text:p>
          </table:table-cell>
          <table:table-cell office:value-type="float" office:value="1.18882803032074" calcext:value-type="float">
            <text:p>1.188828030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4934227091124" calcext:value-type="float">
            <text:p>0.114934227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table:formula="of:=[.L38]/[.$G$4]" office:value-type="float" office:value="28.36687175735" calcext:value-type="float">
            <text:p>28.3668717574</text:p>
          </table:table-cell>
          <table:table-cell table:formula="of:=[.M38]/[.$G$4]" office:value-type="float" office:value="25.6285175879397" calcext:value-type="float">
            <text:p>25.6285175879</text:p>
          </table:table-cell>
          <table:table-cell table:formula="of:=[.O38]/[.$G$4]" office:value-type="float" office:value="8.94963649956413" calcext:value-type="float">
            <text:p>8.9496364996</text:p>
          </table:table-cell>
          <table:table-cell table:formula="of:=[.P38]/[.$G$4]" office:value-type="float" office:value="1.18084797836393" calcext:value-type="float">
            <text:p>1.1808479784</text:p>
          </table:table-cell>
          <table:table-cell table:formula="of:=[.Q38]/[.$G$4]" office:value-type="float" office:value="1.04677134579906" calcext:value-type="float">
            <text:p>1.0467713458</text:p>
          </table:table-cell>
          <table:table-cell table:formula="of:=[.S38]/[.$G$4]" office:value-type="float" office:value="0.473022198633798" calcext:value-type="float">
            <text:p>0.4730221986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.949636499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3022198633798" calcext:value-type="float">
            <text:p>0.4730221986</text:p>
          </table:table-cell>
          <table:table-cell office:value-type="float" office:value="300" calcext:value-type="float">
            <text:p>300</text:p>
          </table:table-cell>
          <table:table-cell table:formula="of:=[.AA38]/[.$G$4]" office:value-type="float" office:value="30.5420812824265" calcext:value-type="float">
            <text:p>30.5420812824</text:p>
          </table:table-cell>
          <table:table-cell table:formula="of:=[.AB38]/[.$G$4]" office:value-type="float" office:value="22.9682474874372" calcext:value-type="float">
            <text:p>22.9682474874</text:p>
          </table:table-cell>
          <table:table-cell table:formula="of:=[.AD38]/[.$G$4]" office:value-type="float" office:value="4.57464925095916" calcext:value-type="float">
            <text:p>4.574649251</text:p>
          </table:table-cell>
          <table:table-cell table:formula="of:=[.AE38]/[.$G$4]" office:value-type="float" office:value="1.25486781893172" calcext:value-type="float">
            <text:p>1.2548678189</text:p>
          </table:table-cell>
          <table:table-cell table:formula="of:=[.AF38]/[.$G$4]" office:value-type="float" office:value="0.961626356390738" calcext:value-type="float">
            <text:p>0.9616263564</text:p>
          </table:table-cell>
          <table:table-cell table:formula="of:=[.AH38]/[.$G$4]" office:value-type="float" office:value="0.338193731960851" calcext:value-type="float">
            <text:p>0.33819373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.57464925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38193731960851" calcext:value-type="float">
            <text:p>0.338193732</text:p>
          </table:table-cell>
          <table:table-cell office:value-type="float" office:value="300" calcext:value-type="float">
            <text:p>300</text:p>
          </table:table-cell>
          <table:table-cell table:formula="of:=[.AP38]/[.$G$4]" office:value-type="float" office:value="32.3072103232673" calcext:value-type="float">
            <text:p>32.3072103233</text:p>
          </table:table-cell>
          <table:table-cell table:formula="of:=[.AQ38]/[.$G$4]" office:value-type="float" office:value="21.5631752512563" calcext:value-type="float">
            <text:p>21.5631752513</text:p>
          </table:table-cell>
          <table:table-cell table:formula="of:=[.AS38]/[.$G$4]" office:value-type="float" office:value="1.47465167698096" calcext:value-type="float">
            <text:p>1.474651677</text:p>
          </table:table-cell>
          <table:table-cell table:formula="of:=[.AT38]/[.$G$4]" office:value-type="float" office:value="1.31479125513891" calcext:value-type="float">
            <text:p>1.3147912551</text:p>
          </table:table-cell>
          <table:table-cell table:formula="of:=[.AU38]/[.$G$4]" office:value-type="float" office:value="0.916383821081135" calcext:value-type="float">
            <text:p>0.9163838211</text:p>
          </table:table-cell>
          <table:table-cell table:formula="of:=[.AW38]/[.$G$4]" office:value-type="float" office:value="0.19202864452144" calcext:value-type="float">
            <text:p>0.1920286445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.47465167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9202864452144" calcext:value-type="float">
            <text:p>0.1920286445</text:p>
          </table:table-cell>
          <table:table-cell office:value-type="float" office:value="300" calcext:value-type="float">
            <text:p>300</text:p>
          </table:table-cell>
          <table:table-cell table:formula="of:=[.BE38]/[.$AZ$5]" office:value-type="float" office:value="7.44088067048024" calcext:value-type="float">
            <text:p>7.4408806705</text:p>
          </table:table-cell>
          <table:table-cell table:formula="of:=[.BF38]/[.$AZ$5]" office:value-type="float" office:value="6.36133445002792" calcext:value-type="float">
            <text:p>6.36133445</text:p>
          </table:table-cell>
          <table:table-cell table:formula="of:=[.BH38]/[.$AZ$5]" office:value-type="float" office:value="0.75550230488369" calcext:value-type="float">
            <text:p>0.7555023049</text:p>
          </table:table-cell>
          <table:table-cell table:formula="of:=[.BI38]/[.$AZ$5]" office:value-type="float" office:value="0.346564051767088" calcext:value-type="float">
            <text:p>0.3465640518</text:p>
          </table:table-cell>
          <table:table-cell table:formula="of:=[.BJ38]/[.$AZ$5]" office:value-type="float" office:value="0.301485596755613" calcext:value-type="float">
            <text:p>0.3014855968</text:p>
          </table:table-cell>
          <table:table-cell table:formula="of:=[.BL38]/[.$AZ$5]" office:value-type="float" office:value="0.0916245695183309" calcext:value-type="float">
            <text:p>0.0916245695</text:p>
          </table:table-cell>
          <table:table-cell office:value-type="float" office:value="300" calcext:value-type="float">
            <text:p>300</text:p>
          </table:table-cell>
          <table:table-cell office:value-type="float" office:value="0.75550230488369" calcext:value-type="float">
            <text:p>0.755502304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916245695183309" calcext:value-type="float">
            <text:p>0.0916245695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table:formula="of:=[.L39]/[.$G$4]" office:value-type="float" office:value="26.9226752693894" calcext:value-type="float">
            <text:p>26.9226752694</text:p>
          </table:table-cell>
          <table:table-cell table:formula="of:=[.M39]/[.$G$4]" office:value-type="float" office:value="23.7550879396985" calcext:value-type="float">
            <text:p>23.7550879397</text:p>
          </table:table-cell>
          <table:table-cell table:formula="of:=[.O39]/[.$G$4]" office:value-type="float" office:value="7.0746802247407" calcext:value-type="float">
            <text:p>7.0746802247</text:p>
          </table:table-cell>
          <table:table-cell table:formula="of:=[.P39]/[.$G$4]" office:value-type="float" office:value="1.13157979640723" calcext:value-type="float">
            <text:p>1.1315797964</text:p>
          </table:table-cell>
          <table:table-cell table:formula="of:=[.Q39]/[.$G$4]" office:value-type="float" office:value="0.986875178946299" calcext:value-type="float">
            <text:p>0.9868751789</text:p>
          </table:table-cell>
          <table:table-cell table:formula="of:=[.S39]/[.$G$4]" office:value-type="float" office:value="0.420565096404682" calcext:value-type="float">
            <text:p>0.4205650964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.074680224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20565096404682" calcext:value-type="float">
            <text:p>0.4205650964</text:p>
          </table:table-cell>
          <table:table-cell office:value-type="float" office:value="310" calcext:value-type="float">
            <text:p>310</text:p>
          </table:table-cell>
          <table:table-cell table:formula="of:=[.AA39]/[.$G$4]" office:value-type="float" office:value="29.0800552081948" calcext:value-type="float">
            <text:p>29.0800552082</text:p>
          </table:table-cell>
          <table:table-cell table:formula="of:=[.AB39]/[.$G$4]" office:value-type="float" office:value="24.2421796482412" calcext:value-type="float">
            <text:p>24.2421796482</text:p>
          </table:table-cell>
          <table:table-cell table:formula="of:=[.AD39]/[.$G$4]" office:value-type="float" office:value="2.77464751803873" calcext:value-type="float">
            <text:p>2.774647518</text:p>
          </table:table-cell>
          <table:table-cell table:formula="of:=[.AE39]/[.$G$4]" office:value-type="float" office:value="1.20513997946124" calcext:value-type="float">
            <text:p>1.2051399795</text:p>
          </table:table-cell>
          <table:table-cell table:formula="of:=[.AF39]/[.$G$4]" office:value-type="float" office:value="1.00247678793233" calcext:value-type="float">
            <text:p>1.0024767879</text:p>
          </table:table-cell>
          <table:table-cell table:formula="of:=[.AH39]/[.$G$4]" office:value-type="float" office:value="0.263391344504922" calcext:value-type="float">
            <text:p>0.2633913445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.77464751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63391344504922" calcext:value-type="float">
            <text:p>0.2633913445</text:p>
          </table:table-cell>
          <table:table-cell office:value-type="float" office:value="310" calcext:value-type="float">
            <text:p>310</text:p>
          </table:table-cell>
          <table:table-cell table:formula="of:=[.AP39]/[.$G$4]" office:value-type="float" office:value="32.3072103232673" calcext:value-type="float">
            <text:p>32.3072103233</text:p>
          </table:table-cell>
          <table:table-cell table:formula="of:=[.AQ39]/[.$G$4]" office:value-type="float" office:value="21.6193781407035" calcext:value-type="float">
            <text:p>21.6193781407</text:p>
          </table:table-cell>
          <table:table-cell table:formula="of:=[.AS39]/[.$G$4]" office:value-type="float" office:value="0.199650769101675" calcext:value-type="float">
            <text:p>0.1996507691</text:p>
          </table:table-cell>
          <table:table-cell table:formula="of:=[.AT39]/[.$G$4]" office:value-type="float" office:value="1.31479125513891" calcext:value-type="float">
            <text:p>1.3147912551</text:p>
          </table:table-cell>
          <table:table-cell table:formula="of:=[.AU39]/[.$G$4]" office:value-type="float" office:value="0.918197632761468" calcext:value-type="float">
            <text:p>0.9181976328</text:p>
          </table:table-cell>
          <table:table-cell table:formula="of:=[.AW39]/[.$G$4]" office:value-type="float" office:value="0.0707106803708492" calcext:value-type="float">
            <text:p>0.0707106804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.199650769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07106803708492" calcext:value-type="float">
            <text:p>0.0707106804</text:p>
          </table:table-cell>
          <table:table-cell office:value-type="float" office:value="310" calcext:value-type="float">
            <text:p>310</text:p>
          </table:table-cell>
          <table:table-cell table:formula="of:=[.BE39]/[.$AZ$5]" office:value-type="float" office:value="7.53597179725955" calcext:value-type="float">
            <text:p>7.5359717973</text:p>
          </table:table-cell>
          <table:table-cell table:formula="of:=[.BF39]/[.$AZ$5]" office:value-type="float" office:value="6.64443048576214" calcext:value-type="float">
            <text:p>6.6444304858</text:p>
          </table:table-cell>
          <table:table-cell table:formula="of:=[.BH39]/[.$AZ$5]" office:value-type="float" office:value="0.344388113173601" calcext:value-type="float">
            <text:p>0.3443881132</text:p>
          </table:table-cell>
          <table:table-cell table:formula="of:=[.BI39]/[.$AZ$5]" office:value-type="float" office:value="0.349904157095561" calcext:value-type="float">
            <text:p>0.3499041571</text:p>
          </table:table-cell>
          <table:table-cell table:formula="of:=[.BJ39]/[.$AZ$5]" office:value-type="float" office:value="0.310968686337484" calcext:value-type="float">
            <text:p>0.3109686863</text:p>
          </table:table-cell>
          <table:table-cell table:formula="of:=[.BL39]/[.$AZ$5]" office:value-type="float" office:value="0.0618640485757351" calcext:value-type="float">
            <text:p>0.0618640486</text:p>
          </table:table-cell>
          <table:table-cell office:value-type="float" office:value="310" calcext:value-type="float">
            <text:p>310</text:p>
          </table:table-cell>
          <table:table-cell office:value-type="float" office:value="0.344388113173601" calcext:value-type="float">
            <text:p>0.344388113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8640485757351" calcext:value-type="float">
            <text:p>0.061864048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table:formula="of:=[.L40]/[.$G$4]" office:value-type="float" office:value="26.3699580949847" calcext:value-type="float">
            <text:p>26.369958095</text:p>
          </table:table-cell>
          <table:table-cell table:formula="of:=[.M40]/[.$G$4]" office:value-type="float" office:value="25.0664886934673" calcext:value-type="float">
            <text:p>25.0664886935</text:p>
          </table:table-cell>
          <table:table-cell table:formula="of:=[.O40]/[.$G$4]" office:value-type="float" office:value="6.12466949887178" calcext:value-type="float">
            <text:p>6.1246694989</text:p>
          </table:table-cell>
          <table:table-cell table:formula="of:=[.P40]/[.$G$4]" office:value-type="float" office:value="1.11269457504353" calcext:value-type="float">
            <text:p>1.112694575</text:p>
          </table:table-cell>
          <table:table-cell table:formula="of:=[.Q40]/[.$G$4]" office:value-type="float" office:value="1.02883291825396" calcext:value-type="float">
            <text:p>1.0288329183</text:p>
          </table:table-cell>
          <table:table-cell table:formula="of:=[.S40]/[.$G$4]" office:value-type="float" office:value="0.39131189651004" calcext:value-type="float">
            <text:p>0.3913118965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.12466949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9131189651004" calcext:value-type="float">
            <text:p>0.3913118965</text:p>
          </table:table-cell>
          <table:table-cell office:value-type="float" office:value="320" calcext:value-type="float">
            <text:p>320</text:p>
          </table:table-cell>
          <table:table-cell table:formula="of:=[.AA40]/[.$G$4]" office:value-type="float" office:value="28.2955534122655" calcext:value-type="float">
            <text:p>28.2955534123</text:p>
          </table:table-cell>
          <table:table-cell table:formula="of:=[.AB40]/[.$G$4]" office:value-type="float" office:value="24.1110395728643" calcext:value-type="float">
            <text:p>24.1110395729</text:p>
          </table:table-cell>
          <table:table-cell table:formula="of:=[.AD40]/[.$G$4]" office:value-type="float" office:value="1.62465888239597" calcext:value-type="float">
            <text:p>1.6246588824</text:p>
          </table:table-cell>
          <table:table-cell table:formula="of:=[.AE40]/[.$G$4]" office:value-type="float" office:value="1.17841745252543" calcext:value-type="float">
            <text:p>1.1784174525</text:p>
          </table:table-cell>
          <table:table-cell table:formula="of:=[.AF40]/[.$G$4]" office:value-type="float" office:value="0.998278428325303" calcext:value-type="float">
            <text:p>0.9982784283</text:p>
          </table:table-cell>
          <table:table-cell table:formula="of:=[.AH40]/[.$G$4]" office:value-type="float" office:value="0.201556444561583" calcext:value-type="float">
            <text:p>0.2015564446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.624658882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01556444561583" calcext:value-type="float">
            <text:p>0.2015564446</text:p>
          </table:table-cell>
          <table:table-cell office:value-type="float" office:value="320" calcext:value-type="float">
            <text:p>320</text:p>
          </table:table-cell>
          <table:table-cell table:formula="of:=[.AP40]/[.$G$4]" office:value-type="float" office:value="30.1854895570041" calcext:value-type="float">
            <text:p>30.185489557</text:p>
          </table:table-cell>
          <table:table-cell table:formula="of:=[.AQ40]/[.$G$4]" office:value-type="float" office:value="22.2563442211055" calcext:value-type="float">
            <text:p>22.2563442211</text:p>
          </table:table-cell>
          <table:table-cell table:formula="of:=[.AS40]/[.$G$4]" office:value-type="float" office:value="0.0746640906769684" calcext:value-type="float">
            <text:p>0.0746640907</text:p>
          </table:table-cell>
          <table:table-cell table:formula="of:=[.AT40]/[.$G$4]" office:value-type="float" office:value="1.24274741194889" calcext:value-type="float">
            <text:p>1.2427474119</text:p>
          </table:table-cell>
          <table:table-cell table:formula="of:=[.AU40]/[.$G$4]" office:value-type="float" office:value="0.938729641755548" calcext:value-type="float">
            <text:p>0.9387296418</text:p>
          </table:table-cell>
          <table:table-cell table:formula="of:=[.AW40]/[.$G$4]" office:value-type="float" office:value="0.0433012737671601" calcext:value-type="float">
            <text:p>0.0433012738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.07466409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37671601" calcext:value-type="float">
            <text:p>0.0433012738</text:p>
          </table:table-cell>
          <table:table-cell office:value-type="float" office:value="320" calcext:value-type="float">
            <text:p>320</text:p>
          </table:table-cell>
          <table:table-cell table:formula="of:=[.BE40]/[.$AZ$5]" office:value-type="float" office:value="7.44088067048024" calcext:value-type="float">
            <text:p>7.4408806705</text:p>
          </table:table-cell>
          <table:table-cell table:formula="of:=[.BF40]/[.$AZ$5]" office:value-type="float" office:value="6.37798715801228" calcext:value-type="float">
            <text:p>6.377987158</text:p>
          </table:table-cell>
          <table:table-cell table:formula="of:=[.BH40]/[.$AZ$5]" office:value-type="float" office:value="0.188835498817358" calcext:value-type="float">
            <text:p>0.1888354988</text:p>
          </table:table-cell>
          <table:table-cell table:formula="of:=[.BI40]/[.$AZ$5]" office:value-type="float" office:value="0.346564051767088" calcext:value-type="float">
            <text:p>0.3465640518</text:p>
          </table:table-cell>
          <table:table-cell table:formula="of:=[.BJ40]/[.$AZ$5]" office:value-type="float" office:value="0.302044783363668" calcext:value-type="float">
            <text:p>0.3020447834</text:p>
          </table:table-cell>
          <table:table-cell table:formula="of:=[.BL40]/[.$AZ$5]" office:value-type="float" office:value="0.0458122848501205" calcext:value-type="float">
            <text:p>0.0458122849</text:p>
          </table:table-cell>
          <table:table-cell office:value-type="float" office:value="320" calcext:value-type="float">
            <text:p>320</text:p>
          </table:table-cell>
          <table:table-cell office:value-type="float" office:value="0.188835498817358" calcext:value-type="float">
            <text:p>0.18883549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58122848501205" calcext:value-type="float">
            <text:p>0.045812284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table:formula="of:=[.L41]/[.$G$4]" office:value-type="float" office:value="26.869186510576" calcext:value-type="float">
            <text:p>26.8691865106</text:p>
          </table:table-cell>
          <table:table-cell table:formula="of:=[.M41]/[.$G$4]" office:value-type="float" office:value="25.2538316582915" calcext:value-type="float">
            <text:p>25.2538316583</text:p>
          </table:table-cell>
          <table:table-cell table:formula="of:=[.O41]/[.$G$4]" office:value-type="float" office:value="5.94966072504353" calcext:value-type="float">
            <text:p>5.949660725</text:p>
          </table:table-cell>
          <table:table-cell table:formula="of:=[.P41]/[.$G$4]" office:value-type="float" office:value="1.12975294028718" calcext:value-type="float">
            <text:p>1.1297529403</text:p>
          </table:table-cell>
          <table:table-cell table:formula="of:=[.Q41]/[.$G$4]" office:value-type="float" office:value="1.03481515740267" calcext:value-type="float">
            <text:p>1.0348151574</text:p>
          </table:table-cell>
          <table:table-cell table:formula="of:=[.S41]/[.$G$4]" office:value-type="float" office:value="0.385681215985441" calcext:value-type="float">
            <text:p>0.38568121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.94966072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5681215985441" calcext:value-type="float">
            <text:p>0.385681216</text:p>
          </table:table-cell>
          <table:table-cell office:value-type="float" office:value="330" calcext:value-type="float">
            <text:p>330</text:p>
          </table:table-cell>
          <table:table-cell table:formula="of:=[.AA41]/[.$G$4]" office:value-type="float" office:value="27.6536883065053" calcext:value-type="float">
            <text:p>27.6536883065</text:p>
          </table:table-cell>
          <table:table-cell table:formula="of:=[.AB41]/[.$G$4]" office:value-type="float" office:value="24.9353486180904" calcext:value-type="float">
            <text:p>24.9353486181</text:p>
          </table:table-cell>
          <table:table-cell table:formula="of:=[.AD41]/[.$G$4]" office:value-type="float" office:value="0.724655222820751" calcext:value-type="float">
            <text:p>0.7246552228</text:p>
          </table:table-cell>
          <table:table-cell table:formula="of:=[.AE41]/[.$G$4]" office:value-type="float" office:value="1.15653141721042" calcext:value-type="float">
            <text:p>1.1565314172</text:p>
          </table:table-cell>
          <table:table-cell table:formula="of:=[.AF41]/[.$G$4]" office:value-type="float" office:value="1.02464367117437" calcext:value-type="float">
            <text:p>1.0246436712</text:p>
          </table:table-cell>
          <table:table-cell table:formula="of:=[.AH41]/[.$G$4]" office:value-type="float" office:value="0.134629121529925" calcext:value-type="float">
            <text:p>0.1346291215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.72465522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34629121529925" calcext:value-type="float">
            <text:p>0.1346291215</text:p>
          </table:table-cell>
          <table:table-cell office:value-type="float" office:value="330" calcext:value-type="float">
            <text:p>330</text:p>
          </table:table-cell>
          <table:table-cell table:formula="of:=[.AP41]/[.$G$4]" office:value-type="float" office:value="28.7056338965013" calcext:value-type="float">
            <text:p>28.7056338965</text:p>
          </table:table-cell>
          <table:table-cell table:formula="of:=[.AQ41]/[.$G$4]" office:value-type="float" office:value="23.0619189698492" calcext:value-type="float">
            <text:p>23.0619189698</text:p>
          </table:table-cell>
          <table:table-cell table:formula="of:=[.AS41]/[.$G$4]" office:value-type="float" office:value="0.0746689964985504" calcext:value-type="float">
            <text:p>0.0746689965</text:p>
          </table:table-cell>
          <table:table-cell table:formula="of:=[.AT41]/[.$G$4]" office:value-type="float" office:value="1.19238964916018" calcext:value-type="float">
            <text:p>1.1923896492</text:p>
          </table:table-cell>
          <table:table-cell table:formula="of:=[.AU41]/[.$G$4]" office:value-type="float" office:value="0.964635280271097" calcext:value-type="float">
            <text:p>0.9646352803</text:p>
          </table:table-cell>
          <table:table-cell table:formula="of:=[.AW41]/[.$G$4]" office:value-type="float" office:value="0.0433012738313252" calcext:value-type="float">
            <text:p>0.0433012738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.074668996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38313252" calcext:value-type="float">
            <text:p>0.0433012738</text:p>
          </table:table-cell>
          <table:table-cell office:value-type="float" office:value="330" calcext:value-type="float">
            <text:p>330</text:p>
          </table:table-cell>
          <table:table-cell table:formula="of:=[.BE41]/[.$AZ$5]" office:value-type="float" office:value="7.44880493104519" calcext:value-type="float">
            <text:p>7.448804931</text:p>
          </table:table-cell>
          <table:table-cell table:formula="of:=[.BF41]/[.$AZ$5]" office:value-type="float" office:value="6.93585287548855" calcext:value-type="float">
            <text:p>6.9358528755</text:p>
          </table:table-cell>
          <table:table-cell table:formula="of:=[.BH41]/[.$AZ$5]" office:value-type="float" office:value="0.0666085448746792" calcext:value-type="float">
            <text:p>0.0666085449</text:p>
          </table:table-cell>
          <table:table-cell table:formula="of:=[.BI41]/[.$AZ$5]" office:value-type="float" office:value="0.34684252278339" calcext:value-type="float">
            <text:p>0.3468425228</text:p>
          </table:table-cell>
          <table:table-cell table:formula="of:=[.BJ41]/[.$AZ$5]" office:value-type="float" office:value="0.320682435754522" calcext:value-type="float">
            <text:p>0.3206824358</text:p>
          </table:table-cell>
          <table:table-cell table:formula="of:=[.BL41]/[.$AZ$5]" office:value-type="float" office:value="0.0272165529452836" calcext:value-type="float">
            <text:p>0.0272165529</text:p>
          </table:table-cell>
          <table:table-cell office:value-type="float" office:value="330" calcext:value-type="float">
            <text:p>330</text:p>
          </table:table-cell>
          <table:table-cell office:value-type="float" office:value="0.0666085448746792" calcext:value-type="float">
            <text:p>0.066608544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72165529452836" calcext:value-type="float">
            <text:p>0.027216552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table:formula="of:=[.L42]/[.$G$4]" office:value-type="float" office:value="26.0668551283757" calcext:value-type="float">
            <text:p>26.0668551284</text:p>
          </table:table-cell>
          <table:table-cell table:formula="of:=[.M42]/[.$G$4]" office:value-type="float" office:value="25.7971262562814" calcext:value-type="float">
            <text:p>25.7971262563</text:p>
          </table:table-cell>
          <table:table-cell table:formula="of:=[.O42]/[.$G$4]" office:value-type="float" office:value="5.44966377502358" calcext:value-type="float">
            <text:p>5.449663775</text:p>
          </table:table-cell>
          <table:table-cell table:formula="of:=[.P42]/[.$G$4]" office:value-type="float" office:value="1.10233073674501" calcext:value-type="float">
            <text:p>1.1023307367</text:p>
          </table:table-cell>
          <table:table-cell table:formula="of:=[.Q42]/[.$G$4]" office:value-type="float" office:value="1.0521481043792" calcext:value-type="float">
            <text:p>1.0521481044</text:p>
          </table:table-cell>
          <table:table-cell table:formula="of:=[.S42]/[.$G$4]" office:value-type="float" office:value="0.369120577010042" calcext:value-type="float">
            <text:p>0.369120577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.44966377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9120577010042" calcext:value-type="float">
            <text:p>0.369120577</text:p>
          </table:table-cell>
          <table:table-cell office:value-type="float" office:value="340" calcext:value-type="float">
            <text:p>340</text:p>
          </table:table-cell>
          <table:table-cell table:formula="of:=[.AA42]/[.$G$4]" office:value-type="float" office:value="25.9063888519356" calcext:value-type="float">
            <text:p>25.9063888519</text:p>
          </table:table-cell>
          <table:table-cell table:formula="of:=[.AB42]/[.$G$4]" office:value-type="float" office:value="25.2913002512563" calcext:value-type="float">
            <text:p>25.2913002513</text:p>
          </table:table-cell>
          <table:table-cell table:formula="of:=[.AD42]/[.$G$4]" office:value-type="float" office:value="0.29967239687056" calcext:value-type="float">
            <text:p>0.2996723969</text:p>
          </table:table-cell>
          <table:table-cell table:formula="of:=[.AE42]/[.$G$4]" office:value-type="float" office:value="1.09684180168045" calcext:value-type="float">
            <text:p>1.0968418017</text:p>
          </table:table-cell>
          <table:table-cell table:formula="of:=[.AF42]/[.$G$4]" office:value-type="float" office:value="1.03601127019112" calcext:value-type="float">
            <text:p>1.0360112702</text:p>
          </table:table-cell>
          <table:table-cell table:formula="of:=[.AH42]/[.$G$4]" office:value-type="float" office:value="0.086602542409125" calcext:value-type="float">
            <text:p>0.0866025424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.299672396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6602542409125" calcext:value-type="float">
            <text:p>0.0866025424</text:p>
          </table:table-cell>
          <table:table-cell office:value-type="float" office:value="340" calcext:value-type="float">
            <text:p>340</text:p>
          </table:table-cell>
          <table:table-cell table:formula="of:=[.AP42]/[.$G$4]" office:value-type="float" office:value="27.3505853398962" calcext:value-type="float">
            <text:p>27.3505853399</text:p>
          </table:table-cell>
          <table:table-cell table:formula="of:=[.AQ42]/[.$G$4]" office:value-type="float" office:value="22.7809045226131" calcext:value-type="float">
            <text:p>22.7809045226</text:p>
          </table:table-cell>
          <table:table-cell table:formula="of:=[.AS42]/[.$G$4]" office:value-type="float" office:value="-0.000311535536632878" calcext:value-type="float">
            <text:p>-0.0003115355</text:p>
          </table:table-cell>
          <table:table-cell table:formula="of:=[.AT42]/[.$G$4]" office:value-type="float" office:value="1.14618905906983" calcext:value-type="float">
            <text:p>1.1461890591</text:p>
          </table:table-cell>
          <table:table-cell table:formula="of:=[.AU42]/[.$G$4]" office:value-type="float" office:value="0.955605903065602" calcext:value-type="float">
            <text:p>0.9556059031</text:p>
          </table:table-cell>
          <table:table-cell table:formula="of:=[.AW42]/[.$G$4]" office:value-type="float" office:value="0.0000170075309924885" calcext:value-type="float">
            <text:p>1.70075309924885E-005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.000311535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170075309924885" calcext:value-type="float">
            <text:p>1.70075309924885E-005</text:p>
          </table:table-cell>
          <table:table-cell office:value-type="float" office:value="340" calcext:value-type="float">
            <text:p>340</text:p>
          </table:table-cell>
          <table:table-cell table:formula="of:=[.BE42]/[.$AZ$5]" office:value-type="float" office:value="6.75147000133032" calcext:value-type="float">
            <text:p>6.7514700013</text:p>
          </table:table-cell>
          <table:table-cell table:formula="of:=[.BF42]/[.$AZ$5]" office:value-type="float" office:value="6.73602037967616" calcext:value-type="float">
            <text:p>6.7360203797</text:p>
          </table:table-cell>
          <table:table-cell table:formula="of:=[.BH42]/[.$AZ$5]" office:value-type="float" office:value="-0.0000511627944619499" calcext:value-type="float">
            <text:p>-5.11627944619499E-005</text:p>
          </table:table-cell>
          <table:table-cell table:formula="of:=[.BI42]/[.$AZ$5]" office:value-type="float" office:value="0.322239667185554" calcext:value-type="float">
            <text:p>0.3222396672</text:p>
          </table:table-cell>
          <table:table-cell table:formula="of:=[.BJ42]/[.$AZ$5]" office:value-type="float" office:value="0.314026643814032" calcext:value-type="float">
            <text:p>0.3140266438</text:p>
          </table:table-cell>
          <table:table-cell table:formula="of:=[.BL42]/[.$AZ$5]" office:value-type="float" office:value="0.00000336926720819003" calcext:value-type="float">
            <text:p>3.36926720819003E-006</text:p>
          </table:table-cell>
          <table:table-cell office:value-type="float" office:value="340" calcext:value-type="float">
            <text:p>340</text:p>
          </table:table-cell>
          <table:table-cell office:value-type="float" office:value="-0.0000511627944619499" calcext:value-type="float">
            <text:p>-5.11627944619499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36926720819003" calcext:value-type="float">
            <text:p>3.36926720819003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table:formula="of:=[.L43]/[.$G$4]" office:value-type="float" office:value="25.9955367832912" calcext:value-type="float">
            <text:p>25.9955367833</text:p>
          </table:table-cell>
          <table:table-cell table:formula="of:=[.M43]/[.$G$4]" office:value-type="float" office:value="26.8649811557789" calcext:value-type="float">
            <text:p>26.8649811558</text:p>
          </table:table-cell>
          <table:table-cell table:formula="of:=[.O43]/[.$G$4]" office:value-type="float" office:value="5.02465081519709" calcext:value-type="float">
            <text:p>5.0246508152</text:p>
          </table:table-cell>
          <table:table-cell table:formula="of:=[.P43]/[.$G$4]" office:value-type="float" office:value="1.09989140002587" calcext:value-type="float">
            <text:p>1.0998914</text:p>
          </table:table-cell>
          <table:table-cell table:formula="of:=[.Q43]/[.$G$4]" office:value-type="float" office:value="1.08615248602553" calcext:value-type="float">
            <text:p>1.086152486</text:p>
          </table:table-cell>
          <table:table-cell table:formula="of:=[.S43]/[.$G$4]" office:value-type="float" office:value="0.354436172550384" calcext:value-type="float">
            <text:p>0.354436172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.02465081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54436172550384" calcext:value-type="float">
            <text:p>0.3544361726</text:p>
          </table:table-cell>
          <table:table-cell office:value-type="float" office:value="350" calcext:value-type="float">
            <text:p>350</text:p>
          </table:table-cell>
          <table:table-cell table:formula="of:=[.AA43]/[.$G$4]" office:value-type="float" office:value="25.7102634029533" calcext:value-type="float">
            <text:p>25.710263403</text:p>
          </table:table-cell>
          <table:table-cell table:formula="of:=[.AB43]/[.$G$4]" office:value-type="float" office:value="26.0781407035176" calcext:value-type="float">
            <text:p>26.0781407035</text:p>
          </table:table-cell>
          <table:table-cell table:formula="of:=[.AD43]/[.$G$4]" office:value-type="float" office:value="0.174664762066727" calcext:value-type="float">
            <text:p>0.1746647621</text:p>
          </table:table-cell>
          <table:table-cell table:formula="of:=[.AE43]/[.$G$4]" office:value-type="float" office:value="1.0901309948217" calcext:value-type="float">
            <text:p>1.0901309948</text:p>
          </table:table-cell>
          <table:table-cell table:formula="of:=[.AF43]/[.$G$4]" office:value-type="float" office:value="1.06110462545182" calcext:value-type="float">
            <text:p>1.0611046255</text:p>
          </table:table-cell>
          <table:table-cell table:formula="of:=[.AH43]/[.$G$4]" office:value-type="float" office:value="0.0661437856302231" calcext:value-type="float">
            <text:p>0.0661437856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.17466476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61437856302231" calcext:value-type="float">
            <text:p>0.0661437856</text:p>
          </table:table-cell>
          <table:table-cell office:value-type="float" office:value="350" calcext:value-type="float">
            <text:p>350</text:p>
          </table:table-cell>
          <table:table-cell table:formula="of:=[.AP43]/[.$G$4]" office:value-type="float" office:value="25.8529000931223" calcext:value-type="float">
            <text:p>25.8529000931</text:p>
          </table:table-cell>
          <table:table-cell table:formula="of:=[.AQ43]/[.$G$4]" office:value-type="float" office:value="25.7034547738693" calcext:value-type="float">
            <text:p>25.7034547739</text:p>
          </table:table-cell>
          <table:table-cell table:formula="of:=[.AS43]/[.$G$4]" office:value-type="float" office:value="0.0246677455758415" calcext:value-type="float">
            <text:p>0.0246677456</text:p>
          </table:table-cell>
          <table:table-cell table:formula="of:=[.AT43]/[.$G$4]" office:value-type="float" office:value="1.09501181317799" calcext:value-type="float">
            <text:p>1.0950118132</text:p>
          </table:table-cell>
          <table:table-cell table:formula="of:=[.AU43]/[.$G$4]" office:value-type="float" office:value="1.04916128279215" calcext:value-type="float">
            <text:p>1.0491612828</text:p>
          </table:table-cell>
          <table:table-cell table:formula="of:=[.AW43]/[.$G$4]" office:value-type="float" office:value="0.0250000073146325" calcext:value-type="float">
            <text:p>0.0250000073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.024667745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3146325" calcext:value-type="float">
            <text:p>0.0250000073</text:p>
          </table:table-cell>
          <table:table-cell office:value-type="float" office:value="350" calcext:value-type="float">
            <text:p>350</text:p>
          </table:table-cell>
          <table:table-cell table:formula="of:=[.BE43]/[.$AZ$5]" office:value-type="float" office:value="7.02881912110328" calcext:value-type="float">
            <text:p>7.0288191211</text:p>
          </table:table-cell>
          <table:table-cell table:formula="of:=[.BF43]/[.$AZ$5]" office:value-type="float" office:value="6.73602037967616" calcext:value-type="float">
            <text:p>6.7360203797</text:p>
          </table:table-cell>
          <table:table-cell table:formula="of:=[.BH43]/[.$AZ$5]" office:value-type="float" office:value="0.0332800687808829" calcext:value-type="float">
            <text:p>0.0332800688</text:p>
          </table:table-cell>
          <table:table-cell table:formula="of:=[.BI43]/[.$AZ$5]" office:value-type="float" office:value="0.332049527251139" calcext:value-type="float">
            <text:p>0.3320495273</text:p>
          </table:table-cell>
          <table:table-cell table:formula="of:=[.BJ43]/[.$AZ$5]" office:value-type="float" office:value="0.314026643814032" calcext:value-type="float">
            <text:p>0.3140266438</text:p>
          </table:table-cell>
          <table:table-cell table:formula="of:=[.BL43]/[.$AZ$5]" office:value-type="float" office:value="0.0192450092803131" calcext:value-type="float">
            <text:p>0.0192450093</text:p>
          </table:table-cell>
          <table:table-cell office:value-type="float" office:value="350" calcext:value-type="float">
            <text:p>350</text:p>
          </table:table-cell>
          <table:table-cell office:value-type="float" office:value="0.0332800687808829" calcext:value-type="float">
            <text:p>0.03328006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92450092803131" calcext:value-type="float">
            <text:p>0.0192450093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table:formula="of:=[.L44]/[.$G$4]" office:value-type="float" office:value="24.7831249168551" calcext:value-type="float">
            <text:p>24.7831249169</text:p>
          </table:table-cell>
          <table:table-cell table:formula="of:=[.M44]/[.$G$4]" office:value-type="float" office:value="28.3637248743719" calcext:value-type="float">
            <text:p>28.3637248744</text:p>
          </table:table-cell>
          <table:table-cell table:formula="of:=[.O44]/[.$G$4]" office:value-type="float" office:value="4.94964852913167" calcext:value-type="float">
            <text:p>4.9496485291</text:p>
          </table:table-cell>
          <table:table-cell table:formula="of:=[.P44]/[.$G$4]" office:value-type="float" office:value="1.05837448041214" calcext:value-type="float">
            <text:p>1.0583744804</text:p>
          </table:table-cell>
          <table:table-cell table:formula="of:=[.Q44]/[.$G$4]" office:value-type="float" office:value="1.13374769143731" calcext:value-type="float">
            <text:p>1.1337476914</text:p>
          </table:table-cell>
          <table:table-cell table:formula="of:=[.S44]/[.$G$4]" office:value-type="float" office:value="0.351781182634738" calcext:value-type="float">
            <text:p>0.3517811826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.949648529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51781182634738" calcext:value-type="float">
            <text:p>0.3517811826</text:p>
          </table:table-cell>
          <table:table-cell office:value-type="float" office:value="360" calcext:value-type="float">
            <text:p>360</text:p>
          </table:table-cell>
          <table:table-cell table:formula="of:=[.AA44]/[.$G$4]" office:value-type="float" office:value="23.9094751895703" calcext:value-type="float">
            <text:p>23.9094751896</text:p>
          </table:table-cell>
          <table:table-cell table:formula="of:=[.AB44]/[.$G$4]" office:value-type="float" office:value="27.4832129396985" calcext:value-type="float">
            <text:p>27.4832129397</text:p>
          </table:table-cell>
          <table:table-cell table:formula="of:=[.AD44]/[.$G$4]" office:value-type="float" office:value="0.0996714454010443" calcext:value-type="float">
            <text:p>0.0996714454</text:p>
          </table:table-cell>
          <table:table-cell table:formula="of:=[.AE44]/[.$G$4]" office:value-type="float" office:value="1.02839738640977" calcext:value-type="float">
            <text:p>1.0283973864</text:p>
          </table:table-cell>
          <table:table-cell table:formula="of:=[.AF44]/[.$G$4]" office:value-type="float" office:value="1.10580304608164" calcext:value-type="float">
            <text:p>1.1058030461</text:p>
          </table:table-cell>
          <table:table-cell table:formula="of:=[.AH44]/[.$G$4]" office:value-type="float" office:value="0.0500000040566095" calcext:value-type="float">
            <text:p>0.0500000041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.099671445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40566095" calcext:value-type="float">
            <text:p>0.0500000041</text:p>
          </table:table-cell>
          <table:table-cell office:value-type="float" office:value="360" calcext:value-type="float">
            <text:p>360</text:p>
          </table:table-cell>
          <table:table-cell table:formula="of:=[.AP44]/[.$G$4]" office:value-type="float" office:value="24.4443627777039" calcext:value-type="float">
            <text:p>24.4443627777</text:p>
          </table:table-cell>
          <table:table-cell table:formula="of:=[.AQ44]/[.$G$4]" office:value-type="float" office:value="26.3029522613065" calcext:value-type="float">
            <text:p>26.3029522613</text:p>
          </table:table-cell>
          <table:table-cell table:formula="of:=[.AS44]/[.$G$4]" office:value-type="float" office:value="0.0246785205464" calcext:value-type="float">
            <text:p>0.0246785205</text:p>
          </table:table-cell>
          <table:table-cell table:formula="of:=[.AT44]/[.$G$4]" office:value-type="float" office:value="1.04675702901218" calcext:value-type="float">
            <text:p>1.046757029</text:p>
          </table:table-cell>
          <table:table-cell table:formula="of:=[.AU44]/[.$G$4]" office:value-type="float" office:value="1.06826565930117" calcext:value-type="float">
            <text:p>1.0682656593</text:p>
          </table:table-cell>
          <table:table-cell table:formula="of:=[.AW44]/[.$G$4]" office:value-type="float" office:value="0.0250000073571018" calcext:value-type="float">
            <text:p>0.0250000074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.02467852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3571018" calcext:value-type="float">
            <text:p>0.0250000074</text:p>
          </table:table-cell>
          <table:table-cell office:value-type="float" office:value="360" calcext:value-type="float">
            <text:p>360</text:p>
          </table:table-cell>
          <table:table-cell table:formula="of:=[.BE44]/[.$AZ$5]" office:value-type="float" office:value="7.10806172675269" calcext:value-type="float">
            <text:p>7.1080617268</text:p>
          </table:table-cell>
          <table:table-cell table:formula="of:=[.BF44]/[.$AZ$5]" office:value-type="float" office:value="6.64443048576214" calcext:value-type="float">
            <text:p>6.6444304858</text:p>
          </table:table-cell>
          <table:table-cell table:formula="of:=[.BH44]/[.$AZ$5]" office:value-type="float" office:value="-0.000053132649785904" calcext:value-type="float">
            <text:p>-5.3132649785904E-005</text:p>
          </table:table-cell>
          <table:table-cell table:formula="of:=[.BI44]/[.$AZ$5]" office:value-type="float" office:value="0.334846154067511" calcext:value-type="float">
            <text:p>0.3348461541</text:p>
          </table:table-cell>
          <table:table-cell table:formula="of:=[.BJ44]/[.$AZ$5]" office:value-type="float" office:value="0.310968686337484" calcext:value-type="float">
            <text:p>0.3109686863</text:p>
          </table:table-cell>
          <table:table-cell table:formula="of:=[.BL44]/[.$AZ$5]" office:value-type="float" office:value="0.00000340394274445058" calcext:value-type="float">
            <text:p>3.40394274445058E-006</text:p>
          </table:table-cell>
          <table:table-cell office:value-type="float" office:value="360" calcext:value-type="float">
            <text:p>360</text:p>
          </table:table-cell>
          <table:table-cell office:value-type="float" office:value="-0.000053132649785904" calcext:value-type="float">
            <text:p>-5.3132649785904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40394274445058" calcext:value-type="float">
            <text:p>3.40394274445058E-006</text:p>
          </table:table-cell>
          <table:table-cell table:number-columns-repeated="16"/>
        </table:table-row>
        <table:table-row table:style-name="ro1" table:number-rows-repeated="160">
          <table:table-cell table:number-columns-repeated="64"/>
        </table:table-row>
        <table:table-row table:style-name="ro1">
          <table:table-cell/>
          <table:table-cell office:value-type="string" calcext:value-type="string">
            <text:p>plot pola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59"/>
        </table:table-row>
        <table:table-row table:style-name="ro1">
          <table:table-cell table:formula="of:=[.H251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0]/40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SQRT([.C250])/40" office:value-type="float" office:value="0.00395284707521047" calcext:value-type="float">
            <text:p>0.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56"/>
        </table:table-row>
        <table:table-row table:style-name="ro1">
          <table:table-cell table:formula="of:=[.H252]*(180/PI())^-1" office:value-type="float" office:value="0.174532925199433" calcext:value-type="float">
            <text:p>0.1745329252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.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formula="of:=[.H253]*(180/PI())^-1" office:value-type="float" office:value="0.349065850398866" calcext:value-type="float">
            <text:p>0.3490658504</text:p>
          </table:table-cell>
          <table:table-cell office:value-type="float" office:value="12" calcext:value-type="float">
            <text:p>12</text:p>
          </table:table-cell>
          <table:table-cell table:formula="of:=[.B252]/40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136930639376292" calcext:value-type="float">
            <text:p>0.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formula="of:=[.H254]*(180/PI())^-1" office:value-type="float" office:value="0.523598775598299" calcext:value-type="float">
            <text:p>0.5235987756</text:p>
          </table:table-cell>
          <table:table-cell office:value-type="float" office:value="30" calcext:value-type="float">
            <text:p>30</text:p>
          </table:table-cell>
          <table:table-cell table:formula="of:=[.B253]/4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21650635094611" calcext:value-type="float">
            <text:p>0.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 table:formula="of:=[.H255]*(180/PI())^-1" office:value-type="float" office:value="0.698131700797732" calcext:value-type="float">
            <text:p>0.6981317008</text:p>
          </table:table-cell>
          <table:table-cell office:value-type="float" office:value="62" calcext:value-type="float">
            <text:p>62</text:p>
          </table:table-cell>
          <table:table-cell table:formula="of:=[.B254]/40"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311247489949718" calcext:value-type="float">
            <text:p>0.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56"/>
        </table:table-row>
        <table:table-row table:style-name="ro1">
          <table:table-cell table:formula="of:=[.H256]*(180/PI())^-1" office:value-type="float" office:value="0.872664625997165" calcext:value-type="float">
            <text:p>0.872664626</text:p>
          </table:table-cell>
          <table:table-cell office:value-type="float" office:value="116" calcext:value-type="float">
            <text:p>116</text:p>
          </table:table-cell>
          <table:table-cell table:formula="of:=[.B255]/40"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42573465914816" calcext:value-type="float">
            <text:p>0.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formula="of:=[.H257]*(180/PI())^-1" office:value-type="float" office:value="1.0471975511966" calcext:value-type="float">
            <text:p>1.0471975512</text:p>
          </table:table-cell>
          <table:table-cell office:value-type="float" office:value="163" calcext:value-type="float">
            <text:p>163</text:p>
          </table:table-cell>
          <table:table-cell table:formula="of:=[.B256]/40" office:value-type="float" office:value="4.075" calcext:value-type="float">
            <text:p>4.075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504665730954659" calcext:value-type="float">
            <text:p>0.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formula="of:=[.H258]*(180/PI())^-1" office:value-type="float" office:value="1.22173047639603" calcext:value-type="float">
            <text:p>1.2217304764</text:p>
          </table:table-cell>
          <table:table-cell office:value-type="float" office:value="270" calcext:value-type="float">
            <text:p>270</text:p>
          </table:table-cell>
          <table:table-cell table:formula="of:=[.B257]/40" office:value-type="float" office:value="6.75" calcext:value-type="float">
            <text:p>6.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649519052838329" calcext:value-type="float">
            <text:p>0.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formula="of:=[.H259]*(180/PI())^-1" office:value-type="float" office:value="1.39626340159546" calcext:value-type="float">
            <text:p>1.3962634016</text:p>
          </table:table-cell>
          <table:table-cell office:value-type="float" office:value="326" calcext:value-type="float">
            <text:p>326</text:p>
          </table:table-cell>
          <table:table-cell table:formula="of:=[.B258]/40" office:value-type="float" office:value="8.15" calcext:value-type="float">
            <text:p>8.1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71370512118101" calcext:value-type="float">
            <text:p>0.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formula="of:=[.H260]*(180/PI())^-1" office:value-type="float" office:value="1.5707963267949" calcext:value-type="float">
            <text:p>1.5707963268</text:p>
          </table:table-cell>
          <table:table-cell office:value-type="float" office:value="369" calcext:value-type="float">
            <text:p>369</text:p>
          </table:table-cell>
          <table:table-cell table:formula="of:=[.B259]/40" office:value-type="float" office:value="9.225" calcext:value-type="float">
            <text:p>9.22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59317127424372" calcext:value-type="float">
            <text:p>0.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formula="of:=[.H261]*(180/PI())^-1" office:value-type="float" office:value="1.74532925199433" calcext:value-type="float">
            <text:p>1.745329252</text:p>
          </table:table-cell>
          <table:table-cell office:value-type="float" office:value="300" calcext:value-type="float">
            <text:p>300</text:p>
          </table:table-cell>
          <table:table-cell table:formula="of:=[.B260]/40"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684653196881458" calcext:value-type="float">
            <text:p>0.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formula="of:=[.H262]*(180/PI())^-1" office:value-type="float" office:value="1.91986217719376" calcext:value-type="float">
            <text:p>1.9198621772</text:p>
          </table:table-cell>
          <table:table-cell office:value-type="float" office:value="257" calcext:value-type="float">
            <text:p>257</text:p>
          </table:table-cell>
          <table:table-cell table:formula="of:=[.B261]/40" office:value-type="float" office:value="6.425" calcext:value-type="float">
            <text:p>6.42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33689592781829" calcext:value-type="float">
            <text:p>0.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formula="of:=[.H263]*(180/PI())^-1" office:value-type="float" office:value="2.0943951023932" calcext:value-type="float">
            <text:p>2.0943951024</text:p>
          </table:table-cell>
          <table:table-cell office:value-type="float" office:value="178" calcext:value-type="float">
            <text:p>178</text:p>
          </table:table-cell>
          <table:table-cell table:formula="of:=[.B262]/40" office:value-type="float" office:value="4.45" calcext:value-type="float">
            <text:p>4.4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527375577743225" calcext:value-type="float">
            <text:p>0.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formula="of:=[.H264]*(180/PI())^-1" office:value-type="float" office:value="2.26892802759263" calcext:value-type="float">
            <text:p>2.2689280276</text:p>
          </table:table-cell>
          <table:table-cell office:value-type="float" office:value="100" calcext:value-type="float">
            <text:p>100</text:p>
          </table:table-cell>
          <table:table-cell table:formula="of:=[.B263]/40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395284707521047" calcext:value-type="float">
            <text:p>0.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formula="of:=[.H265]*(180/PI())^-1" office:value-type="float" office:value="2.44346095279206" calcext:value-type="float">
            <text:p>2.4434609528</text:p>
          </table:table-cell>
          <table:table-cell office:value-type="float" office:value="38" calcext:value-type="float">
            <text:p>38</text:p>
          </table:table-cell>
          <table:table-cell table:formula="of:=[.B264]/40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243669858620224" calcext:value-type="float">
            <text:p>0.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formula="of:=[.H266]*(180/PI())^-1" office:value-type="float" office:value="2.61799387799149" calcext:value-type="float">
            <text:p>2.617993878</text:p>
          </table:table-cell>
          <table:table-cell office:value-type="float" office:value="20" calcext:value-type="float">
            <text:p>20</text:p>
          </table:table-cell>
          <table:table-cell table:formula="of:=[.B265]/40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176776695296637" calcext:value-type="float">
            <text:p>0.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formula="of:=[.H267]*(180/PI())^-1" office:value-type="float" office:value="2.79252680319093" calcext:value-type="float">
            <text:p>2.7925268032</text:p>
          </table:table-cell>
          <table:table-cell office:value-type="float" office:value="9" calcext:value-type="float">
            <text:p>9</text:p>
          </table:table-cell>
          <table:table-cell table:formula="of:=[.B266]/40" office:value-type="float" office:value="0.225" calcext:value-type="float">
            <text:p>0.22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18585412256314" calcext:value-type="float">
            <text:p>0.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formula="of:=[.H268]*(180/PI())^-1" office:value-type="float" office:value="2.96705972839036" calcext:value-type="float">
            <text:p>2.9670597284</text:p>
          </table:table-cell>
          <table:table-cell office:value-type="float" office:value="6" calcext:value-type="float">
            <text:p>6</text:p>
          </table:table-cell>
          <table:table-cell table:formula="of:=[.B267]/40"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0968245836551854" calcext:value-type="float">
            <text:p>0.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56"/>
        </table:table-row>
        <table:table-row table:style-name="ro1">
          <table:table-cell table:formula="of:=[.H269]*(180/PI())^-1" office:value-type="float" office:value="3.14159265358979" calcext:value-type="float">
            <text:p>3.1415926536</text:p>
          </table:table-cell>
          <table:table-cell office:value-type="float" office:value="4" calcext:value-type="float">
            <text:p>4</text:p>
          </table:table-cell>
          <table:table-cell table:formula="of:=[.B268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56"/>
        </table:table-row>
        <table:table-row table:style-name="ro1">
          <table:table-cell table:formula="of:=[.H270]*(180/PI())^-1" office:value-type="float" office:value="3.31612557878923" calcext:value-type="float">
            <text:p>3.3161255788</text:p>
          </table:table-cell>
          <table:table-cell office:value-type="float" office:value="8" calcext:value-type="float">
            <text:p>8</text:p>
          </table:table-cell>
          <table:table-cell table:formula="of:=[.B269]/40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11180339887499" calcext:value-type="float">
            <text:p>0.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56"/>
        </table:table-row>
        <table:table-row table:style-name="ro1">
          <table:table-cell table:formula="of:=[.H271]*(180/PI())^-1" office:value-type="float" office:value="3.49065850398866" calcext:value-type="float">
            <text:p>3.490658504</text:p>
          </table:table-cell>
          <table:table-cell office:value-type="float" office:value="4" calcext:value-type="float">
            <text:p>4</text:p>
          </table:table-cell>
          <table:table-cell table:formula="of:=[.B270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56"/>
        </table:table-row>
        <table:table-row table:style-name="ro1">
          <table:table-cell table:formula="of:=[.H272]*(180/PI())^-1" office:value-type="float" office:value="3.66519142918809" calcext:value-type="float">
            <text:p>3.6651914292</text:p>
          </table:table-cell>
          <table:table-cell office:value-type="float" office:value="17" calcext:value-type="float">
            <text:p>17</text:p>
          </table:table-cell>
          <table:table-cell table:formula="of:=[.B271]/40" office:value-type="float" office:value="0.425" calcext:value-type="float">
            <text:p>0.425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162980060130066" calcext:value-type="float">
            <text:p>0.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56"/>
        </table:table-row>
        <table:table-row table:style-name="ro1">
          <table:table-cell table:formula="of:=[.H273]*(180/PI())^-1" office:value-type="float" office:value="3.83972435438752" calcext:value-type="float">
            <text:p>3.8397243544</text:p>
          </table:table-cell>
          <table:table-cell office:value-type="float" office:value="43" calcext:value-type="float">
            <text:p>43</text:p>
          </table:table-cell>
          <table:table-cell table:formula="of:=[.B272]/40" office:value-type="float" office:value="1.075" calcext:value-type="float">
            <text:p>1.07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259205516916596" calcext:value-type="float">
            <text:p>0.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56"/>
        </table:table-row>
        <table:table-row table:style-name="ro1">
          <table:table-cell table:formula="of:=[.H274]*(180/PI())^-1" office:value-type="float" office:value="4.01425727958696" calcext:value-type="float">
            <text:p>4.0142572796</text:p>
          </table:table-cell>
          <table:table-cell office:value-type="float" office:value="105" calcext:value-type="float">
            <text:p>105</text:p>
          </table:table-cell>
          <table:table-cell table:formula="of:=[.B273]/40" office:value-type="float" office:value="2.625" calcext:value-type="float">
            <text:p>2.62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405046293650491" calcext:value-type="float">
            <text:p>0.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56"/>
        </table:table-row>
        <table:table-row table:style-name="ro1">
          <table:table-cell table:formula="of:=[.H275]*(180/PI())^-1" office:value-type="float" office:value="4.18879020478639" calcext:value-type="float">
            <text:p>4.1887902048</text:p>
          </table:table-cell>
          <table:table-cell office:value-type="float" office:value="173" calcext:value-type="float">
            <text:p>173</text:p>
          </table:table-cell>
          <table:table-cell table:formula="of:=[.B274]/40" office:value-type="float" office:value="4.325" calcext:value-type="float">
            <text:p>4.3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519915858577136" calcext:value-type="float">
            <text:p>0.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56"/>
        </table:table-row>
        <table:table-row table:style-name="ro1">
          <table:table-cell table:formula="of:=[.H276]*(180/PI())^-1" office:value-type="float" office:value="4.36332312998582" calcext:value-type="float">
            <text:p>4.36332313</text:p>
          </table:table-cell>
          <table:table-cell office:value-type="float" office:value="245" calcext:value-type="float">
            <text:p>245</text:p>
          </table:table-cell>
          <table:table-cell table:formula="of:=[.B275]/40" office:value-type="float" office:value="6.125" calcext:value-type="float">
            <text:p>6.1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618718433538229" calcext:value-type="float">
            <text:p>0.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56"/>
        </table:table-row>
        <table:table-row table:style-name="ro1">
          <table:table-cell table:formula="of:=[.H277]*(180/PI())^-1" office:value-type="float" office:value="4.53785605518526" calcext:value-type="float">
            <text:p>4.5378560552</text:p>
          </table:table-cell>
          <table:table-cell office:value-type="float" office:value="320" calcext:value-type="float">
            <text:p>320</text:p>
          </table:table-cell>
          <table:table-cell table:formula="of:=[.B276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707106781186547" calcext:value-type="float">
            <text:p>0.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56"/>
        </table:table-row>
        <table:table-row table:style-name="ro1">
          <table:table-cell table:formula="of:=[.H278]*(180/PI())^-1" office:value-type="float" office:value="4.71238898038469" calcext:value-type="float">
            <text:p>4.7123889804</text:p>
          </table:table-cell>
          <table:table-cell office:value-type="float" office:value="359" calcext:value-type="float">
            <text:p>359</text:p>
          </table:table-cell>
          <table:table-cell table:formula="of:=[.B277]/40" office:value-type="float" office:value="8.975" calcext:value-type="float">
            <text:p>8.975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48957608947262" calcext:value-type="float">
            <text:p>0.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56"/>
        </table:table-row>
        <table:table-row table:style-name="ro1">
          <table:table-cell table:formula="of:=[.H279]*(180/PI())^-1" office:value-type="float" office:value="4.88692190558412" calcext:value-type="float">
            <text:p>4.8869219056</text:p>
          </table:table-cell>
          <table:table-cell office:value-type="float" office:value="366" calcext:value-type="float">
            <text:p>366</text:p>
          </table:table-cell>
          <table:table-cell table:formula="of:=[.B278]/40" office:value-type="float" office:value="9.15" calcext:value-type="float">
            <text:p>9.1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56224173112709" calcext:value-type="float">
            <text:p>0.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56"/>
        </table:table-row>
        <table:table-row table:style-name="ro1">
          <table:table-cell table:formula="of:=[.H280]*(180/PI())^-1" office:value-type="float" office:value="5.06145483078356" calcext:value-type="float">
            <text:p>5.0614548308</text:p>
          </table:table-cell>
          <table:table-cell office:value-type="float" office:value="280" calcext:value-type="float">
            <text:p>280</text:p>
          </table:table-cell>
          <table:table-cell table:formula="of:=[.B279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661437827766148" calcext:value-type="float">
            <text:p>0.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56"/>
        </table:table-row>
        <table:table-row table:style-name="ro1">
          <table:table-cell table:formula="of:=[.H281]*(180/PI())^-1" office:value-type="float" office:value="5.23598775598299" calcext:value-type="float">
            <text:p>5.235987756</text:p>
          </table:table-cell>
          <table:table-cell office:value-type="float" office:value="183" calcext:value-type="float">
            <text:p>183</text:p>
          </table:table-cell>
          <table:table-cell table:formula="of:=[.B280]/40" office:value-type="float" office:value="4.575" calcext:value-type="float">
            <text:p>4.575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534731240905186" calcext:value-type="float">
            <text:p>0.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56"/>
        </table:table-row>
        <table:table-row table:style-name="ro1">
          <table:table-cell table:formula="of:=[.H282]*(180/PI())^-1" office:value-type="float" office:value="5.41052068118242" calcext:value-type="float">
            <text:p>5.4105206812</text:p>
          </table:table-cell>
          <table:table-cell office:value-type="float" office:value="111" calcext:value-type="float">
            <text:p>111</text:p>
          </table:table-cell>
          <table:table-cell table:formula="of:=[.B281]/40" office:value-type="float" office:value="2.775" calcext:value-type="float">
            <text:p>2.7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416458281223942" calcext:value-type="float">
            <text:p>0.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56"/>
        </table:table-row>
        <table:table-row table:style-name="ro1">
          <table:table-cell table:formula="of:=[.H283]*(180/PI())^-1" office:value-type="float" office:value="5.58505360638185" calcext:value-type="float">
            <text:p>5.5850536064</text:p>
          </table:table-cell>
          <table:table-cell office:value-type="float" office:value="65" calcext:value-type="float">
            <text:p>65</text:p>
          </table:table-cell>
          <table:table-cell table:formula="of:=[.B282]/40" office:value-type="float" office:value="1.625" calcext:value-type="float">
            <text:p>1.62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318688719599549" calcext:value-type="float">
            <text:p>0.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56"/>
        </table:table-row>
        <table:table-row table:style-name="ro1">
          <table:table-cell table:formula="of:=[.H284]*(180/PI())^-1" office:value-type="float" office:value="5.75958653158129" calcext:value-type="float">
            <text:p>5.7595865316</text:p>
          </table:table-cell>
          <table:table-cell office:value-type="float" office:value="29" calcext:value-type="float">
            <text:p>29</text:p>
          </table:table-cell>
          <table:table-cell table:formula="of:=[.B283]/40"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21286732957408" calcext:value-type="float">
            <text:p>0.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56"/>
        </table:table-row>
        <table:table-row table:style-name="ro1">
          <table:table-cell table:formula="of:=[.H285]*(180/PI())^-1" office:value-type="float" office:value="5.93411945678072" calcext:value-type="float">
            <text:p>5.9341194568</text:p>
          </table:table-cell>
          <table:table-cell office:value-type="float" office:value="12" calcext:value-type="float">
            <text:p>12</text:p>
          </table:table-cell>
          <table:table-cell table:formula="of:=[.B284]/40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136930639376292" calcext:value-type="float">
            <text:p>0.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56"/>
        </table:table-row>
        <table:table-row table:style-name="ro1">
          <table:table-cell table:formula="of:=[.H286]*(180/PI())^-1" office:value-type="float" office:value="6.10865238198015" calcext:value-type="float">
            <text:p>6.108652382</text:p>
          </table:table-cell>
          <table:table-cell office:value-type="float" office:value="7" calcext:value-type="float">
            <text:p>7</text:p>
          </table:table-cell>
          <table:table-cell table:formula="of:=[.B285]/40"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04582503316759" calcext:value-type="float">
            <text:p>0.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56"/>
        </table:table-row>
        <table:table-row table:style-name="ro1">
          <table:table-cell table:formula="of:=[.H287]*(180/PI())^-1" office:value-type="float" office:value="6.28318530717959" calcext:value-type="float">
            <text:p>6.2831853072</text:p>
          </table:table-cell>
          <table:table-cell office:value-type="float" office:value="4" calcext:value-type="float">
            <text:p>4</text:p>
          </table:table-cell>
          <table:table-cell table:formula="of:=[.B286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56"/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56"/>
        </table:table-row>
      </table:table>
      <table:table table:name="assimetrias" table:style-name="ta1"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7" table:default-cell-style-name="Default"/>
        <table:table-column table:style-name="co2" table:default-cell-style-name="ce3"/>
        <table:table-column table:style-name="co2" table:number-columns-repeated="7" table:default-cell-style-name="Default"/>
        <table:table-column table:style-name="co2" table:default-cell-style-name="ce3"/>
        <table:table-column table:style-name="co2" table:number-columns-repeated="8" table:default-cell-style-name="Default"/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table:style-name="ce45" office:value-type="string" calcext:value-type="string" table:number-columns-spanned="8" table:number-rows-spanned="1">
            <text:p>Posiçao 1</text:p>
          </table:table-cell>
          <table:covered-table-cell table:number-columns-repeated="3" table:style-name="ce47"/>
          <table:covered-table-cell table:style-name="ce48"/>
          <table:covered-table-cell table:number-columns-repeated="3" table:style-name="ce49"/>
          <table:table-cell table:style-name="ce51" office:value-type="string" calcext:value-type="string" table:number-columns-spanned="8" table:number-rows-spanned="1">
            <text:p>Posicao 2</text:p>
          </table:table-cell>
          <table:covered-table-cell table:style-name="ce52"/>
          <table:covered-table-cell table:style-name="Default"/>
          <table:covered-table-cell table:number-columns-repeated="5"/>
          <table:table-cell table:style-name="ce53" office:value-type="string" calcext:value-type="string" table:number-columns-spanned="11" table:number-rows-spanned="1">
            <text:p>Posiçao 3</text:p>
          </table:table-cell>
          <table:covered-table-cell/>
          <table:covered-table-cell table:style-name="Default"/>
          <table:covered-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.82465440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731110032579" calcext:value-type="float">
            <text:p>0.3473111003</text:p>
          </table:table-cell>
          <table:table-cell table:number-columns-repeated="2"/>
          <table:table-cell table:style-name="ce3"/>
          <table:table-cell/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.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.025000009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.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.0250000078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.44965923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9120577075331" calcext:value-type="float">
            <text:p>0.3691205771</text:p>
          </table:table-cell>
          <table:table-cell table:number-columns-repeated="2"/>
          <table:table-cell table:style-name="ce3"/>
          <table:table-cell/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.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.025000008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.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.0433012756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.424657376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8272997191585" calcext:value-type="float">
            <text:p>0.3682729972</text:p>
          </table:table-cell>
          <table:table-cell table:number-columns-repeated="2"/>
          <table:table-cell table:style-name="ce3"/>
          <table:table-cell/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.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.0866025433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.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.0559017043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.87466318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3242743514584" calcext:value-type="float">
            <text:p>0.3832427435</text:p>
          </table:table-cell>
          <table:table-cell table:number-columns-repeated="2"/>
          <table:table-cell table:style-name="ce3"/>
          <table:table-cell/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.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.1369306413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.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.035355346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.84965825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2426464143288" calcext:value-type="float">
            <text:p>0.3824264641</text:p>
          </table:table-cell>
          <table:table-cell table:number-columns-repeated="2"/>
          <table:table-cell table:style-name="ce3"/>
          <table:table-cell/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.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.1968501982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.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.025000011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.724677053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1003048720977" calcext:value-type="float">
            <text:p>0.4100304872</text:p>
          </table:table-cell>
          <table:table-cell table:number-columns-repeated="2"/>
          <table:table-cell table:style-name="ce3"/>
          <table:table-cell/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.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.2692582415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.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.0790569462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.54967035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34453680459694" calcext:value-type="float">
            <text:p>0.4344536805</text:p>
          </table:table-cell>
          <table:table-cell table:number-columns-repeated="2"/>
          <table:table-cell table:style-name="ce3"/>
          <table:table-cell/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.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.3191786345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.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.2061552835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.79964989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69041576574453" calcext:value-type="float">
            <text:p>0.4690415766</text:p>
          </table:table-cell>
          <table:table-cell table:number-columns-repeated="2"/>
          <table:table-cell table:style-name="ce3"/>
          <table:table-cell/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.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.4107919189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.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.3191786346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.774626598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94342998950518" calcext:value-type="float">
            <text:p>0.494342999</text:p>
          </table:table-cell>
          <table:table-cell table:number-columns-repeated="2"/>
          <table:table-cell table:style-name="ce3"/>
          <table:table-cell/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.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.4513867528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.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.434453681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.24963603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506211418863884" calcext:value-type="float">
            <text:p>0.5062114189</text:p>
          </table:table-cell>
          <table:table-cell table:number-columns-repeated="2"/>
          <table:table-cell table:style-name="ce3"/>
          <table:table-cell/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.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.4802343185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.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.4506939105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.274650943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153400768126" calcext:value-type="float">
            <text:p>0.4815340077</text:p>
          </table:table-cell>
          <table:table-cell table:number-columns-repeated="2"/>
          <table:table-cell table:style-name="ce3"/>
          <table:table-cell/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.4996561132</text:p>
          </table:table-cell>
          <table:table-cell office:value-type="float" office:value="0" calcext:value-type="float">
            <text:p>0</text:p>
          </table:table-cell>
          <table:table-cell office:value-type="float" office:value="0.433012702715422" calcext:value-type="float">
            <text:p>0.4330127027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.8996615093</text:p>
          </table:table-cell>
          <table:table-cell office:value-type="float" office:value="0" calcext:value-type="float">
            <text:p>0</text:p>
          </table:table-cell>
          <table:table-cell office:value-type="float" office:value="0.415331194177076" calcext:value-type="float">
            <text:p>0.4153311942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.349622952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3476990775397" calcext:value-type="float">
            <text:p>0.4834769908</text:p>
          </table:table-cell>
          <table:table-cell table:number-columns-repeated="2"/>
          <table:table-cell table:style-name="ce3"/>
          <table:table-cell/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.4246582735</text:p>
          </table:table-cell>
          <table:table-cell office:value-type="float" office:value="0" calcext:value-type="float">
            <text:p>0</text:p>
          </table:table-cell>
          <table:table-cell office:value-type="float" office:value="0.400780489351547" calcext:value-type="float">
            <text:p>0.4007804894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.2246527447</text:p>
          </table:table-cell>
          <table:table-cell office:value-type="float" office:value="0" calcext:value-type="float">
            <text:p>0</text:p>
          </table:table-cell>
          <table:table-cell office:value-type="float" office:value="0.325000001505445" calcext:value-type="float">
            <text:p>0.3250000015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.29966397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5521679484701" calcext:value-type="float">
            <text:p>0.4555216795</text:p>
          </table:table-cell>
          <table:table-cell table:number-columns-repeated="2"/>
          <table:table-cell table:style-name="ce3"/>
          <table:table-cell/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.4496342629</text:p>
          </table:table-cell>
          <table:table-cell office:value-type="float" office:value="0" calcext:value-type="float">
            <text:p>0</text:p>
          </table:table-cell>
          <table:table-cell office:value-type="float" office:value="0.333541602695574" calcext:value-type="float">
            <text:p>0.3335416027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.2496515961</text:p>
          </table:table-cell>
          <table:table-cell office:value-type="float" office:value="0" calcext:value-type="float">
            <text:p>0</text:p>
          </table:table-cell>
          <table:table-cell office:value-type="float" office:value="0.17677669754875" calcext:value-type="float">
            <text:p>0.1767766975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.874654096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14578099380604" calcext:value-type="float">
            <text:p>0.4145780994</text:p>
          </table:table-cell>
          <table:table-cell table:number-columns-repeated="2"/>
          <table:table-cell table:style-name="ce3"/>
          <table:table-cell/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.4996677209</text:p>
          </table:table-cell>
          <table:table-cell office:value-type="float" office:value="0" calcext:value-type="float">
            <text:p>0</text:p>
          </table:table-cell>
          <table:table-cell office:value-type="float" office:value="0.250000001215077" calcext:value-type="float">
            <text:p>0.2500000012</text:p>
          </table:table-cell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.0996524895</text:p>
          </table:table-cell>
          <table:table-cell office:value-type="float" office:value="0" calcext:value-type="float">
            <text:p>0</text:p>
          </table:table-cell>
          <table:table-cell office:value-type="float" office:value="0.0500000070448898" calcext:value-type="float">
            <text:p>0.050000007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.074665330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9711432296739" calcext:value-type="float">
            <text:p>0.3897114323</text:p>
          </table:table-cell>
          <table:table-cell table:number-columns-repeated="2"/>
          <table:table-cell table:style-name="ce3"/>
          <table:table-cell/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.949637995</text:p>
          </table:table-cell>
          <table:table-cell office:value-type="float" office:value="0" calcext:value-type="float">
            <text:p>0</text:p>
          </table:table-cell>
          <table:table-cell office:value-type="float" office:value="0.154110352055866" calcext:value-type="float">
            <text:p>0.1541103521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.0496811244</text:p>
          </table:table-cell>
          <table:table-cell office:value-type="float" office:value="0" calcext:value-type="float">
            <text:p>0</text:p>
          </table:table-cell>
          <table:table-cell office:value-type="float" office:value="0.035355347161435" calcext:value-type="float">
            <text:p>0.0353553472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.224648418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1420808069718" calcext:value-type="float">
            <text:p>0.3614208081</text:p>
          </table:table-cell>
          <table:table-cell table:number-columns-repeated="2"/>
          <table:table-cell table:style-name="ce3"/>
          <table:table-cell/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.4996680328</text:p>
          </table:table-cell>
          <table:table-cell office:value-type="float" office:value="0" calcext:value-type="float">
            <text:p>0</text:p>
          </table:table-cell>
          <table:table-cell office:value-type="float" office:value="0.111803401103355" calcext:value-type="float">
            <text:p>0.1118034011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.0003620389</text:p>
          </table:table-cell>
          <table:table-cell office:value-type="float" office:value="0" calcext:value-type="float">
            <text:p>0</text:p>
          </table:table-cell>
          <table:table-cell office:value-type="float" office:value="0.000025918458211981" calcext:value-type="float">
            <text:p>2.5918458211981E-005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.8496598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8209707572712" calcext:value-type="float">
            <text:p>0.3482097076</text:p>
          </table:table-cell>
          <table:table-cell table:number-columns-repeated="2"/>
          <table:table-cell table:style-name="ce3"/>
          <table:table-cell/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.2246559488</text:p>
          </table:table-cell>
          <table:table-cell office:value-type="float" office:value="0" calcext:value-type="float">
            <text:p>0</text:p>
          </table:table-cell>
          <table:table-cell office:value-type="float" office:value="0.075000003176806" calcext:value-type="float">
            <text:p>0.0750000032</text:p>
          </table:table-cell>
          <table:table-cell table:number-columns-repeated="4"/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.0246962158</text:p>
          </table:table-cell>
          <table:table-cell office:value-type="float" office:value="0" calcext:value-type="float">
            <text:p>0</text:p>
          </table:table-cell>
          <table:table-cell office:value-type="float" office:value="0.0250000087202209" calcext:value-type="float">
            <text:p>0.0250000087</text:p>
          </table:table-cell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.624665334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0036763351025" calcext:value-type="float">
            <text:p>0.3400367634</text:p>
          </table:table-cell>
          <table:table-cell table:number-columns-repeated="2"/>
          <table:table-cell table:style-name="ce3"/>
          <table:table-cell/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.1496738903</text:p>
          </table:table-cell>
          <table:table-cell office:value-type="float" office:value="0" calcext:value-type="float">
            <text:p>0</text:p>
          </table:table-cell>
          <table:table-cell office:value-type="float" office:value="0.0612372470770302" calcext:value-type="float">
            <text:p>0.0612372471</text:p>
          </table:table-cell>
          <table:table-cell table:number-columns-repeated="4"/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.0496773306</text:p>
          </table:table-cell>
          <table:table-cell office:value-type="float" office:value="0" calcext:value-type="float">
            <text:p>0</text:p>
          </table:table-cell>
          <table:table-cell office:value-type="float" office:value="0.0353553452566382" calcext:value-type="float">
            <text:p>0.0353553453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.324668863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28823661590996" calcext:value-type="float">
            <text:p>0.3288236616</text:p>
          </table:table-cell>
          <table:table-cell table:number-columns-repeated="2"/>
          <table:table-cell table:style-name="ce3"/>
          <table:table-cell/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.0996841121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680068" calcext:value-type="float">
            <text:p>0.050000004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.0746856227</text:p>
          </table:table-cell>
          <table:table-cell office:value-type="float" office:value="0" calcext:value-type="float">
            <text:p>0</text:p>
          </table:table-cell>
          <table:table-cell office:value-type="float" office:value="0.0433012742142976" calcext:value-type="float">
            <text:p>0.0433012742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.524668263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36340601794203" calcext:value-type="float">
            <text:p>0.3363406018</text:p>
          </table:table-cell>
          <table:table-cell table:number-columns-repeated="2"/>
          <table:table-cell table:style-name="ce3"/>
          <table:table-cell/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.19965830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8982592" calcext:value-type="float">
            <text:p>0.0707106809</text:p>
          </table:table-cell>
          <table:table-cell table:number-columns-repeated="4"/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.049684275</text:p>
          </table:table-cell>
          <table:table-cell office:value-type="float" office:value="0" calcext:value-type="float">
            <text:p>0</text:p>
          </table:table-cell>
          <table:table-cell office:value-type="float" office:value="0.0353553439148238" calcext:value-type="float">
            <text:p>0.0353553439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.32465944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28823661563251" calcext:value-type="float">
            <text:p>0.3288236616</text:p>
          </table:table-cell>
          <table:table-cell table:number-columns-repeated="2"/>
          <table:table-cell table:style-name="ce3"/>
          <table:table-cell/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.0996600582</text:p>
          </table:table-cell>
          <table:table-cell office:value-type="float" office:value="0" calcext:value-type="float">
            <text:p>0</text:p>
          </table:table-cell>
          <table:table-cell office:value-type="float" office:value="0.0500000038492171" calcext:value-type="float">
            <text:p>0.0500000038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.0003106744</text:p>
          </table:table-cell>
          <table:table-cell office:value-type="float" office:value="0" calcext:value-type="float">
            <text:p>0</text:p>
          </table:table-cell>
          <table:table-cell office:value-type="float" office:value="0.0000173795712138395" calcext:value-type="float">
            <text:p>1.73795712138395E-005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.074666092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6195171767386" calcext:value-type="float">
            <text:p>0.3561951718</text:p>
          </table:table-cell>
          <table:table-cell table:number-columns-repeated="2"/>
          <table:table-cell table:style-name="ce3"/>
          <table:table-cell/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.4246598238</text:p>
          </table:table-cell>
          <table:table-cell office:value-type="float" office:value="0" calcext:value-type="float">
            <text:p>0</text:p>
          </table:table-cell>
          <table:table-cell office:value-type="float" office:value="0.10307764232473" calcext:value-type="float">
            <text:p>0.1030776423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.0246870789</text:p>
          </table:table-cell>
          <table:table-cell office:value-type="float" office:value="0" calcext:value-type="float">
            <text:p>0</text:p>
          </table:table-cell>
          <table:table-cell office:value-type="float" office:value="0.0250000059539042" calcext:value-type="float">
            <text:p>0.025000006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.774658799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79967104341429" calcext:value-type="float">
            <text:p>0.3799671043</text:p>
          </table:table-cell>
          <table:table-cell table:number-columns-repeated="2"/>
          <table:table-cell table:style-name="ce3"/>
          <table:table-cell/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.0746591979</text:p>
          </table:table-cell>
          <table:table-cell office:value-type="float" office:value="0" calcext:value-type="float">
            <text:p>0</text:p>
          </table:table-cell>
          <table:table-cell office:value-type="float" office:value="0.163935964154549" calcext:value-type="float">
            <text:p>0.16393596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.1496891539</text:p>
          </table:table-cell>
          <table:table-cell office:value-type="float" office:value="0" calcext:value-type="float">
            <text:p>0</text:p>
          </table:table-cell>
          <table:table-cell office:value-type="float" office:value="0.0612372458620278" calcext:value-type="float">
            <text:p>0.0612372459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.774659618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1155194128727" calcext:value-type="float">
            <text:p>0.4115519413</text:p>
          </table:table-cell>
          <table:table-cell table:number-columns-repeated="2"/>
          <table:table-cell table:style-name="ce3"/>
          <table:table-cell/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.6246530984</text:p>
          </table:table-cell>
          <table:table-cell office:value-type="float" office:value="0" calcext:value-type="float">
            <text:p>0</text:p>
          </table:table-cell>
          <table:table-cell office:value-type="float" office:value="0.2561737698421" calcext:value-type="float">
            <text:p>0.2561737698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.0996577496</text:p>
          </table:table-cell>
          <table:table-cell office:value-type="float" office:value="0" calcext:value-type="float">
            <text:p>0</text:p>
          </table:table-cell>
          <table:table-cell office:value-type="float" office:value="0.0500000031263437" calcext:value-type="float">
            <text:p>0.0500000031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.199623538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276925738829" calcext:value-type="float">
            <text:p>0.4527692574</text:p>
          </table:table-cell>
          <table:table-cell table:number-columns-repeated="2"/>
          <table:table-cell table:style-name="ce3"/>
          <table:table-cell/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.3246498764</text:p>
          </table:table-cell>
          <table:table-cell office:value-type="float" office:value="0" calcext:value-type="float">
            <text:p>0</text:p>
          </table:table-cell>
          <table:table-cell office:value-type="float" office:value="0.328823661463406" calcext:value-type="float">
            <text:p>0.3288236615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.3246542344</text:p>
          </table:table-cell>
          <table:table-cell office:value-type="float" office:value="0" calcext:value-type="float">
            <text:p>0</text:p>
          </table:table-cell>
          <table:table-cell office:value-type="float" office:value="0.182002748080287" calcext:value-type="float">
            <text:p>0.1820027481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.224685655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3458929025411" calcext:value-type="float">
            <text:p>0.453458929</text:p>
          </table:table-cell>
          <table:table-cell table:number-columns-repeated="2"/>
          <table:table-cell table:style-name="ce3"/>
          <table:table-cell/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.1246733432</text:p>
          </table:table-cell>
          <table:table-cell office:value-type="float" office:value="0" calcext:value-type="float">
            <text:p>0</text:p>
          </table:table-cell>
          <table:table-cell office:value-type="float" office:value="0.391311896440112" calcext:value-type="float">
            <text:p>0.3913118964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.1746488396</text:p>
          </table:table-cell>
          <table:table-cell office:value-type="float" office:value="0" calcext:value-type="float">
            <text:p>0</text:p>
          </table:table-cell>
          <table:table-cell office:value-type="float" office:value="0.323071200069239" calcext:value-type="float">
            <text:p>0.3230712001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.549670634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8620507485322" calcext:value-type="float">
            <text:p>0.4886205075</text:p>
          </table:table-cell>
          <table:table-cell table:number-columns-repeated="2"/>
          <table:table-cell table:style-name="ce3"/>
          <table:table-cell/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.9996623511</text:p>
          </table:table-cell>
          <table:table-cell office:value-type="float" office:value="0" calcext:value-type="float">
            <text:p>0</text:p>
          </table:table-cell>
          <table:table-cell office:value-type="float" office:value="0.447213595844491" calcext:value-type="float">
            <text:p>0.4472135958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.0746529792</text:p>
          </table:table-cell>
          <table:table-cell office:value-type="float" office:value="0" calcext:value-type="float">
            <text:p>0</text:p>
          </table:table-cell>
          <table:table-cell office:value-type="float" office:value="0.420565096388502" calcext:value-type="float">
            <text:p>0.4205650964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.049666705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75657440114483" calcext:value-type="float">
            <text:p>0.4756574401</text:p>
          </table:table-cell>
          <table:table-cell table:number-columns-repeated="2"/>
          <table:table-cell table:style-name="ce3"/>
          <table:table-cell/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.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.4736823834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.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.4408798026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.399658768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4767986110477" calcext:value-type="float">
            <text:p>0.4847679861</text:p>
          </table:table-cell>
          <table:table-cell table:number-columns-repeated="2"/>
          <table:table-cell table:style-name="ce3"/>
          <table:table-cell/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.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.478278162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.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.4160829248</text:p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.274640250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506828373719747" calcext:value-type="float">
            <text:p>0.5068283737</text:p>
          </table:table-cell>
          <table:table-cell table:number-columns-repeated="2"/>
          <table:table-cell table:style-name="ce3"/>
          <table:table-cell/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.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.41833001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.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.3072051436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.949636499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73022198633798" calcext:value-type="float">
            <text:p>0.4730221986</text:p>
          </table:table-cell>
          <table:table-cell table:number-columns-repeated="2"/>
          <table:table-cell table:style-name="ce3"/>
          <table:table-cell/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.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.338193732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.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.1920286445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.074680224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20565096404682" calcext:value-type="float">
            <text:p>0.4205650964</text:p>
          </table:table-cell>
          <table:table-cell table:number-columns-repeated="2"/>
          <table:table-cell table:style-name="ce3"/>
          <table:table-cell/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.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.2633913445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.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.0707106804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.124669498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9131189651004" calcext:value-type="float">
            <text:p>0.3913118965</text:p>
          </table:table-cell>
          <table:table-cell table:number-columns-repeated="2"/>
          <table:table-cell table:style-name="ce3"/>
          <table:table-cell/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.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.2015564446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.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.0433012738</text:p>
          </table:table-cell>
          <table:table-cell table:number-columns-repeated="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.9496607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5681215985441" calcext:value-type="float">
            <text:p>0.385681216</text:p>
          </table:table-cell>
          <table:table-cell table:number-columns-repeated="2"/>
          <table:table-cell table:style-name="ce3"/>
          <table:table-cell/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.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.1346291215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.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.0433012738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.44966377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9120577010042" calcext:value-type="float">
            <text:p>0.369120577</text:p>
          </table:table-cell>
          <table:table-cell table:number-columns-repeated="2"/>
          <table:table-cell table:style-name="ce3"/>
          <table:table-cell/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.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.0866025424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.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.70075309924885E-005</text:p>
          </table:table-cell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.024650815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4436172550384" calcext:value-type="float">
            <text:p>0.3544361726</text:p>
          </table:table-cell>
          <table:table-cell table:number-columns-repeated="2"/>
          <table:table-cell table:style-name="ce3"/>
          <table:table-cell/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.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.066143785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.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.0250000073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.949648529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1781182634738" calcext:value-type="float">
            <text:p>0.3517811826</text:p>
          </table:table-cell>
          <table:table-cell table:number-columns-repeated="2"/>
          <table:table-cell table:style-name="ce3"/>
          <table:table-cell/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.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.0500000041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.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.0250000074</text:p>
          </table:table-cell>
          <table:table-cell table:number-columns-repeated="7"/>
        </table:table-row>
        <table:table-row table:style-name="ro1">
          <table:table-cell table:style-name="ce46" office:value-type="string" calcext:value-type="string" table:number-columns-spanned="24" table:number-rows-spanned="1">
            <text:p>Analise Espetro total</text:p>
          </table:table-cell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5"/>
          <table:table-cell table:number-columns-repeated="3"/>
        </table:table-row>
        <table:table-row table:style-name="ro1"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formula="of:=SUMPRODUCT([.A5:.A41];[.B5:.B41])/SUM([.B5:.B41])" office:value-type="float" office:value="180.545054686233" calcext:value-type="float">
            <text:p>180.5450546862</text:p>
          </table:table-cell>
          <table:table-cell table:formula="of:=([.A5]-[.$A$44])^2" office:value-type="float" office:value="32596.516771655" calcext:value-type="float">
            <text:p>32596.516771655</text:p>
          </table:table-cell>
          <table:table-cell table:formula="of:=([.A5]-[.$A$44])^3" office:value-type="float" office:value="-5885139.90311919" calcext:value-type="float">
            <text:p>-5885139.90311919</text:p>
          </table:table-cell>
          <table:table-cell table:formula="of:=SUMPRODUCT([.B44:.B80];[.B5:.B41])/SUM([.B5:.B41])" office:value-type="float" office:value="10944.1169218813" calcext:value-type="float">
            <text:p>10944.1169218813</text:p>
          </table:table-cell>
          <table:table-cell table:formula="of:=SQRT([.D44])" office:value-type="float" office:value="104.614133470967" calcext:value-type="float">
            <text:p>104.614133471</text:p>
          </table:table-cell>
          <table:table-cell table:formula="of:=SUM([.B5:.B41])" office:value-type="float" office:value="254.112320028141" calcext:value-type="float">
            <text:p>254.1123200281</text:p>
          </table:table-cell>
          <table:table-cell table:formula="of:=[.E44]/SQRT([.F44])" office:value-type="float" office:value="6.56262368299918" calcext:value-type="float">
            <text:p>6.562623683</text:p>
          </table:table-cell>
          <table:table-cell table:style-name="ce3" table:formula="of:=SUMPRODUCT([.C44:.C80];[.B5:.B41])/SUM([.B5:.B41])/[.D44]^1.5" office:value-type="float" office:value="-0.00412996138023649" calcext:value-type="float">
            <text:p>-0.0041299614</text:p>
          </table:table-cell>
          <table:table-cell table:formula="of:=SUMPRODUCT([.I5:.I41];[.J5:.J41])/SUM([.J5:.J41])" office:value-type="float" office:value="181.855272979349" calcext:value-type="float">
            <text:p>181.8552729793</text:p>
          </table:table-cell>
          <table:table-cell table:formula="of:=([.I5]-[.$I$44])^2" office:value-type="float" office:value="33071.3403103935" calcext:value-type="float">
            <text:p>33071.3403103935</text:p>
          </table:table-cell>
          <table:table-cell table:formula="of:=([.A5]-[.$A$44])^3" office:value-type="float" office:value="-5885139.90311919" calcext:value-type="float">
            <text:p>-5885139.90311919</text:p>
          </table:table-cell>
          <table:table-cell table:formula="of:=SUMPRODUCT([.J44:.J80];[.J5:.J41])/SUM([.J5:.J41])" office:value-type="float" office:value="9029.21356982344" calcext:value-type="float">
            <text:p>9029.2135698234</text:p>
          </table:table-cell>
          <table:table-cell table:formula="of:=SQRT([.L44])" office:value-type="float" office:value="95.0221740954365" calcext:value-type="float">
            <text:p>95.0221740954</text:p>
          </table:table-cell>
          <table:table-cell table:formula="of:=SUM([.J5:.J41])" office:value-type="float" office:value="114.812309139602" calcext:value-type="float">
            <text:p>114.8123091396</text:p>
          </table:table-cell>
          <table:table-cell table:formula="of:=[.M44]/SQRT([.N44])" office:value-type="float" office:value="8.86810316946821" calcext:value-type="float">
            <text:p>8.8681031695</text:p>
          </table:table-cell>
          <table:table-cell table:style-name="ce3" table:formula="of:=SUMPRODUCT([.K44:.K80];[.J5:.J41])/SUM([.J5:.J41])/[.L44]^1.5" office:value-type="float" office:value="0.0150960199624208" calcext:value-type="float">
            <text:p>0.01509602</text:p>
          </table:table-cell>
          <table:table-cell table:formula="of:=SUMPRODUCT([.Q5:.Q41];[.R5:.R41])/SUM([.R5:.R41])" office:value-type="float" office:value="177.658896442973" calcext:value-type="float">
            <text:p>177.658896443</text:p>
          </table:table-cell>
          <table:table-cell table:formula="of:=([.Q5]-[.$Q$44])^2" office:value-type="float" office:value="31562.6834853351" calcext:value-type="float">
            <text:p>31562.6834853351</text:p>
          </table:table-cell>
          <table:table-cell table:formula="of:=([.Q5]-[.$Q$44])^3" office:value-type="float" office:value="-5607391.51678349" calcext:value-type="float">
            <text:p>-5607391.51678349</text:p>
          </table:table-cell>
          <table:table-cell table:formula="of:=SUMPRODUCT([.R44:.R80];[.R5:.R41])/SUM([.R5:.R41])" office:value-type="float" office:value="8460.16057175737" calcext:value-type="float">
            <text:p>8460.1605717574</text:p>
          </table:table-cell>
          <table:table-cell table:formula="of:=SQRT([.T44])" office:value-type="float" office:value="91.9791311752692" calcext:value-type="float">
            <text:p>91.9791311753</text:p>
          </table:table-cell>
          <table:table-cell table:formula="of:=SUM([.R5:.R41])" office:value-type="float" office:value="67.9125925916737" calcext:value-type="float">
            <text:p>67.9125925917</text:p>
          </table:table-cell>
          <table:table-cell table:formula="of:=[.U44]/SQRT([.V44])" office:value-type="float" office:value="11.1612837157395" calcext:value-type="float">
            <text:p>11.1612837157</text:p>
          </table:table-cell>
          <table:table-cell table:style-name="ce3" table:formula="of:=SUMPRODUCT([.S44:.S80];[.R5:.R41])/SUM([.R5:.R41])/[.T44]^1.5" office:value-type="float" office:value="0.0343940305794978" calcext:value-type="float">
            <text:p>0.0343940306</text:p>
          </table:table-cell>
          <table:table-cell table:number-columns-repeated="3"/>
        </table:table-row>
        <table:table-row table:style-name="ro1">
          <table:table-cell/>
          <table:table-cell table:formula="of:=([.A6]-[.$A$44])^2" office:value-type="float" office:value="29085.6156779304" calcext:value-type="float">
            <text:p>29085.6156779304</text:p>
          </table:table-cell>
          <table:table-cell table:formula="of:=([.A6]-[.$A$44])^3" office:value-type="float" office:value="-4960407.9163754" calcext:value-type="float">
            <text:p>-4960407.9163754</text:p>
          </table:table-cell>
          <table:table-cell table:number-columns-repeated="6"/>
          <table:table-cell table:formula="of:=([.I6]-[.$I$44])^2" office:value-type="float" office:value="29534.2348508066" calcext:value-type="float">
            <text:p>29534.2348508066</text:p>
          </table:table-cell>
          <table:table-cell table:formula="of:=([.A6]-[.$A$44])^3" office:value-type="float" office:value="-4960407.9163754" calcext:value-type="float">
            <text:p>-4960407.9163754</text:p>
          </table:table-cell>
          <table:table-cell table:number-columns-repeated="6"/>
          <table:table-cell table:formula="of:=([.Q6]-[.$Q$44])^2" office:value-type="float" office:value="28109.5055564756" calcext:value-type="float">
            <text:p>28109.5055564756</text:p>
          </table:table-cell>
          <table:table-cell table:formula="of:=([.Q6]-[.$Q$44])^3" office:value-type="float" office:value="-4712808.68115633" calcext:value-type="float">
            <text:p>-4712808.68115633</text:p>
          </table:table-cell>
          <table:table-cell table:number-columns-repeated="8"/>
        </table:table-row>
        <table:table-row table:style-name="ro1">
          <table:table-cell/>
          <table:table-cell table:formula="of:=([.A7]-[.$A$44])^2" office:value-type="float" office:value="25774.7145842057" calcext:value-type="float">
            <text:p>25774.7145842057</text:p>
          </table:table-cell>
          <table:table-cell table:formula="of:=([.A7]-[.$A$44])^3" office:value-type="float" office:value="-4138002.96244336" calcext:value-type="float">
            <text:p>-4138002.96244336</text:p>
          </table:table-cell>
          <table:table-cell table:number-columns-repeated="6"/>
          <table:table-cell table:formula="of:=([.I7]-[.$I$44])^2" office:value-type="float" office:value="26197.1293912196" calcext:value-type="float">
            <text:p>26197.1293912196</text:p>
          </table:table-cell>
          <table:table-cell table:formula="of:=([.A7]-[.$A$44])^3" office:value-type="float" office:value="-4138002.96244336" calcext:value-type="float">
            <text:p>-4138002.96244336</text:p>
          </table:table-cell>
          <table:table-cell table:number-columns-repeated="6"/>
          <table:table-cell table:formula="of:=([.Q7]-[.$Q$44])^2" office:value-type="float" office:value="24856.3276276162" calcext:value-type="float">
            <text:p>24856.3276276162</text:p>
          </table:table-cell>
          <table:table-cell table:formula="of:=([.Q7]-[.$Q$44])^3" office:value-type="float" office:value="-3918821.18339495" calcext:value-type="float">
            <text:p>-3918821.18339495</text:p>
          </table:table-cell>
          <table:table-cell table:number-columns-repeated="8"/>
        </table:table-row>
        <table:table-row table:style-name="ro1">
          <table:table-cell/>
          <table:table-cell table:formula="of:=([.A8]-[.$A$44])^2" office:value-type="float" office:value="22663.813490481" calcext:value-type="float">
            <text:p>22663.813490481</text:p>
          </table:table-cell>
          <table:table-cell table:formula="of:=([.A8]-[.$A$44])^3" office:value-type="float" office:value="-3411925.04132306" calcext:value-type="float">
            <text:p>-3411925.04132306</text:p>
          </table:table-cell>
          <table:table-cell table:number-columns-repeated="6"/>
          <table:table-cell table:formula="of:=([.I8]-[.$I$44])^2" office:value-type="float" office:value="23060.0239316326" calcext:value-type="float">
            <text:p>23060.0239316326</text:p>
          </table:table-cell>
          <table:table-cell table:formula="of:=([.A8]-[.$A$44])^3" office:value-type="float" office:value="-3411925.04132306" calcext:value-type="float">
            <text:p>-3411925.04132306</text:p>
          </table:table-cell>
          <table:table-cell table:number-columns-repeated="6"/>
          <table:table-cell table:formula="of:=([.Q8]-[.$Q$44])^2" office:value-type="float" office:value="21803.1496987567" calcext:value-type="float">
            <text:p>21803.1496987567</text:p>
          </table:table-cell>
          <table:table-cell table:formula="of:=([.Q8]-[.$Q$44])^3" office:value-type="float" office:value="-3219429.02349936" calcext:value-type="float">
            <text:p>-3219429.02349936</text:p>
          </table:table-cell>
          <table:table-cell table:number-columns-repeated="8"/>
        </table:table-row>
        <table:table-row table:style-name="ro1">
          <table:table-cell/>
          <table:table-cell table:formula="of:=([.A9]-[.$A$44])^2" office:value-type="float" office:value="19752.9123967564" calcext:value-type="float">
            <text:p>19752.9123967564</text:p>
          </table:table-cell>
          <table:table-cell table:formula="of:=([.A9]-[.$A$44])^3" office:value-type="float" office:value="-2776174.1530145" calcext:value-type="float">
            <text:p>-2776174.1530145</text:p>
          </table:table-cell>
          <table:table-cell table:number-columns-repeated="6"/>
          <table:table-cell table:formula="of:=([.I9]-[.$I$44])^2" office:value-type="float" office:value="20122.9184720456" calcext:value-type="float">
            <text:p>20122.9184720456</text:p>
          </table:table-cell>
          <table:table-cell table:formula="of:=([.A9]-[.$A$44])^3" office:value-type="float" office:value="-2776174.1530145" calcext:value-type="float">
            <text:p>-2776174.1530145</text:p>
          </table:table-cell>
          <table:table-cell table:number-columns-repeated="6"/>
          <table:table-cell table:formula="of:=([.Q9]-[.$Q$44])^2" office:value-type="float" office:value="18949.9717698972" calcext:value-type="float">
            <text:p>18949.9717698972</text:p>
          </table:table-cell>
          <table:table-cell table:formula="of:=([.Q9]-[.$Q$44])^3" office:value-type="float" office:value="-2608632.20146955" calcext:value-type="float">
            <text:p>-2608632.20146955</text:p>
          </table:table-cell>
          <table:table-cell table:number-columns-repeated="8"/>
        </table:table-row>
        <table:table-row table:style-name="ro1">
          <table:table-cell/>
          <table:table-cell table:formula="of:=([.A10]-[.$A$44])^2" office:value-type="float" office:value="17042.0113030317" calcext:value-type="float">
            <text:p>17042.0113030317</text:p>
          </table:table-cell>
          <table:table-cell table:formula="of:=([.A10]-[.$A$44])^3" office:value-type="float" office:value="-2224750.29751768" calcext:value-type="float">
            <text:p>-2224750.29751768</text:p>
          </table:table-cell>
          <table:table-cell table:number-columns-repeated="6"/>
          <table:table-cell table:formula="of:=([.I10]-[.$I$44])^2" office:value-type="float" office:value="17385.8130124586" calcext:value-type="float">
            <text:p>17385.8130124586</text:p>
          </table:table-cell>
          <table:table-cell table:formula="of:=([.A10]-[.$A$44])^3" office:value-type="float" office:value="-2224750.29751768" calcext:value-type="float">
            <text:p>-2224750.29751768</text:p>
          </table:table-cell>
          <table:table-cell table:number-columns-repeated="6"/>
          <table:table-cell table:formula="of:=([.Q10]-[.$Q$44])^2" office:value-type="float" office:value="16296.7938410378" calcext:value-type="float">
            <text:p>16296.7938410378</text:p>
          </table:table-cell>
          <table:table-cell table:formula="of:=([.Q10]-[.$Q$44])^3" office:value-type="float" office:value="-2080430.71730553" calcext:value-type="float">
            <text:p>-2080430.71730553</text:p>
          </table:table-cell>
          <table:table-cell table:number-columns-repeated="8"/>
        </table:table-row>
        <table:table-row table:style-name="ro1">
          <table:table-cell/>
          <table:table-cell table:formula="of:=([.A11]-[.$A$44])^2" office:value-type="float" office:value="14531.110209307" calcext:value-type="float">
            <text:p>14531.110209307</text:p>
          </table:table-cell>
          <table:table-cell table:formula="of:=([.A11]-[.$A$44])^3" office:value-type="float" office:value="-1751653.4748326" calcext:value-type="float">
            <text:p>-1751653.4748326</text:p>
          </table:table-cell>
          <table:table-cell table:number-columns-repeated="6"/>
          <table:table-cell table:formula="of:=([.I11]-[.$I$44])^2" office:value-type="float" office:value="14848.7075528717" calcext:value-type="float">
            <text:p>14848.7075528717</text:p>
          </table:table-cell>
          <table:table-cell table:formula="of:=([.A11]-[.$A$44])^3" office:value-type="float" office:value="-1751653.4748326" calcext:value-type="float">
            <text:p>-1751653.4748326</text:p>
          </table:table-cell>
          <table:table-cell table:number-columns-repeated="6"/>
          <table:table-cell table:formula="of:=([.Q11]-[.$Q$44])^2" office:value-type="float" office:value="13843.6159121783" calcext:value-type="float">
            <text:p>13843.6159121783</text:p>
          </table:table-cell>
          <table:table-cell table:formula="of:=([.Q11]-[.$Q$44])^3" office:value-type="float" office:value="-1628824.57100729" calcext:value-type="float">
            <text:p>-1628824.57100729</text:p>
          </table:table-cell>
          <table:table-cell table:number-columns-repeated="8"/>
        </table:table-row>
        <table:table-row table:style-name="ro1">
          <table:table-cell/>
          <table:table-cell table:formula="of:=([.A12]-[.$A$44])^2" office:value-type="float" office:value="12220.2091155824" calcext:value-type="float">
            <text:p>12220.2091155824</text:p>
          </table:table-cell>
          <table:table-cell table:formula="of:=([.A12]-[.$A$44])^3" office:value-type="float" office:value="-1350883.68495926" calcext:value-type="float">
            <text:p>-1350883.68495926</text:p>
          </table:table-cell>
          <table:table-cell table:number-columns-repeated="6"/>
          <table:table-cell table:formula="of:=([.I12]-[.$I$44])^2" office:value-type="float" office:value="12511.6020932847" calcext:value-type="float">
            <text:p>12511.6020932847</text:p>
          </table:table-cell>
          <table:table-cell table:formula="of:=([.A12]-[.$A$44])^3" office:value-type="float" office:value="-1350883.68495926" calcext:value-type="float">
            <text:p>-1350883.68495926</text:p>
          </table:table-cell>
          <table:table-cell table:number-columns-repeated="6"/>
          <table:table-cell table:formula="of:=([.Q12]-[.$Q$44])^2" office:value-type="float" office:value="11590.4379833188" calcext:value-type="float">
            <text:p>11590.4379833188</text:p>
          </table:table-cell>
          <table:table-cell table:formula="of:=([.Q12]-[.$Q$44])^3" office:value-type="float" office:value="-1247813.76257483" calcext:value-type="float">
            <text:p>-1247813.76257483</text:p>
          </table:table-cell>
          <table:table-cell table:number-columns-repeated="8"/>
        </table:table-row>
        <table:table-row table:style-name="ro1">
          <table:table-cell/>
          <table:table-cell table:formula="of:=([.A13]-[.$A$44])^2" office:value-type="float" office:value="10109.3080218577" calcext:value-type="float">
            <text:p>10109.3080218577</text:p>
          </table:table-cell>
          <table:table-cell table:formula="of:=([.A13]-[.$A$44])^3" office:value-type="float" office:value="-1016440.92789766" calcext:value-type="float">
            <text:p>-1016440.92789766</text:p>
          </table:table-cell>
          <table:table-cell table:number-columns-repeated="6"/>
          <table:table-cell table:formula="of:=([.I13]-[.$I$44])^2" office:value-type="float" office:value="10374.4966336977" calcext:value-type="float">
            <text:p>10374.4966336977</text:p>
          </table:table-cell>
          <table:table-cell table:formula="of:=([.A13]-[.$A$44])^3" office:value-type="float" office:value="-1016440.92789766" calcext:value-type="float">
            <text:p>-1016440.92789766</text:p>
          </table:table-cell>
          <table:table-cell table:number-columns-repeated="6"/>
          <table:table-cell table:formula="of:=([.Q13]-[.$Q$44])^2" office:value-type="float" office:value="9537.26005445938" calcext:value-type="float">
            <text:p>9537.2600544594</text:p>
          </table:table-cell>
          <table:table-cell table:formula="of:=([.Q13]-[.$Q$44])^3" office:value-type="float" office:value="-931398.292008154" calcext:value-type="float">
            <text:p>-931398.292008154</text:p>
          </table:table-cell>
          <table:table-cell table:number-columns-repeated="8"/>
        </table:table-row>
        <table:table-row table:style-name="ro1">
          <table:table-cell/>
          <table:table-cell table:formula="of:=([.A14]-[.$A$44])^2" office:value-type="float" office:value="8198.40692813301" calcext:value-type="float">
            <text:p>8198.406928133</text:p>
          </table:table-cell>
          <table:table-cell table:formula="of:=([.A14]-[.$A$44])^3" office:value-type="float" office:value="-742325.203647799" calcext:value-type="float">
            <text:p>-742325.203647799</text:p>
          </table:table-cell>
          <table:table-cell table:number-columns-repeated="6"/>
          <table:table-cell table:formula="of:=([.I14]-[.$I$44])^2" office:value-type="float" office:value="8437.39117411073" calcext:value-type="float">
            <text:p>8437.3911741107</text:p>
          </table:table-cell>
          <table:table-cell table:formula="of:=([.A14]-[.$A$44])^3" office:value-type="float" office:value="-742325.203647799" calcext:value-type="float">
            <text:p>-742325.203647799</text:p>
          </table:table-cell>
          <table:table-cell table:number-columns-repeated="6"/>
          <table:table-cell table:formula="of:=([.Q14]-[.$Q$44])^2" office:value-type="float" office:value="7684.08212559991" calcext:value-type="float">
            <text:p>7684.0821255999</text:p>
          </table:table-cell>
          <table:table-cell table:formula="of:=([.Q14]-[.$Q$44])^3" office:value-type="float" office:value="-673578.159307265" calcext:value-type="float">
            <text:p>-673578.159307265</text:p>
          </table:table-cell>
          <table:table-cell table:number-columns-repeated="8"/>
        </table:table-row>
        <table:table-row table:style-name="ro1">
          <table:table-cell/>
          <table:table-cell table:formula="of:=([.A15]-[.$A$44])^2" office:value-type="float" office:value="6487.50583440834" calcext:value-type="float">
            <text:p>6487.5058344083</text:p>
          </table:table-cell>
          <table:table-cell table:formula="of:=([.A15]-[.$A$44])^3" office:value-type="float" office:value="-522536.512209679" calcext:value-type="float">
            <text:p>-522536.512209679</text:p>
          </table:table-cell>
          <table:table-cell table:number-columns-repeated="6"/>
          <table:table-cell table:formula="of:=([.I15]-[.$I$44])^2" office:value-type="float" office:value="6700.28571452375" calcext:value-type="float">
            <text:p>6700.2857145238</text:p>
          </table:table-cell>
          <table:table-cell table:formula="of:=([.A15]-[.$A$44])^3" office:value-type="float" office:value="-522536.512209679" calcext:value-type="float">
            <text:p>-522536.512209679</text:p>
          </table:table-cell>
          <table:table-cell table:number-columns-repeated="6"/>
          <table:table-cell table:formula="of:=([.Q15]-[.$Q$44])^2" office:value-type="float" office:value="6030.90419674045" calcext:value-type="float">
            <text:p>6030.9041967405</text:p>
          </table:table-cell>
          <table:table-cell table:formula="of:=([.Q15]-[.$Q$44])^3" office:value-type="float" office:value="-468353.36447216" calcext:value-type="float">
            <text:p>-468353.36447216</text:p>
          </table:table-cell>
          <table:table-cell table:number-columns-repeated="8"/>
        </table:table-row>
        <table:table-row table:style-name="ro1">
          <table:table-cell/>
          <table:table-cell table:formula="of:=([.A16]-[.$A$44])^2" office:value-type="float" office:value="4976.60474068367" calcext:value-type="float">
            <text:p>4976.6047406837</text:p>
          </table:table-cell>
          <table:table-cell table:formula="of:=([.A16]-[.$A$44])^3" office:value-type="float" office:value="-351074.853583298" calcext:value-type="float">
            <text:p>-351074.853583298</text:p>
          </table:table-cell>
          <table:table-cell table:number-columns-repeated="6"/>
          <table:table-cell table:formula="of:=([.I16]-[.$I$44])^2" office:value-type="float" office:value="5163.18025493677" calcext:value-type="float">
            <text:p>5163.1802549368</text:p>
          </table:table-cell>
          <table:table-cell table:formula="of:=([.A16]-[.$A$44])^3" office:value-type="float" office:value="-351074.853583298" calcext:value-type="float">
            <text:p>-351074.853583298</text:p>
          </table:table-cell>
          <table:table-cell table:number-columns-repeated="6"/>
          <table:table-cell table:formula="of:=([.Q16]-[.$Q$44])^2" office:value-type="float" office:value="4577.72626788098" calcext:value-type="float">
            <text:p>4577.726267881</text:p>
          </table:table-cell>
          <table:table-cell table:formula="of:=([.Q16]-[.$Q$44])^3" office:value-type="float" office:value="-309723.907502838" calcext:value-type="float">
            <text:p>-309723.907502838</text:p>
          </table:table-cell>
          <table:table-cell table:number-columns-repeated="8"/>
        </table:table-row>
        <table:table-row table:style-name="ro1">
          <table:table-cell/>
          <table:table-cell table:formula="of:=([.A17]-[.$A$44])^2" office:value-type="float" office:value="3665.703646959" calcext:value-type="float">
            <text:p>3665.703646959</text:p>
          </table:table-cell>
          <table:table-cell table:formula="of:=([.A17]-[.$A$44])^3" office:value-type="float" office:value="-221940.227768658" calcext:value-type="float">
            <text:p>-221940.227768658</text:p>
          </table:table-cell>
          <table:table-cell table:number-columns-repeated="6"/>
          <table:table-cell table:formula="of:=([.I17]-[.$I$44])^2" office:value-type="float" office:value="3826.07479534979" calcext:value-type="float">
            <text:p>3826.0747953498</text:p>
          </table:table-cell>
          <table:table-cell table:formula="of:=([.A17]-[.$A$44])^3" office:value-type="float" office:value="-221940.227768658" calcext:value-type="float">
            <text:p>-221940.227768658</text:p>
          </table:table-cell>
          <table:table-cell table:number-columns-repeated="6"/>
          <table:table-cell table:formula="of:=([.Q17]-[.$Q$44])^2" office:value-type="float" office:value="3324.54833902152" calcext:value-type="float">
            <text:p>3324.5483390215</text:p>
          </table:table-cell>
          <table:table-cell table:formula="of:=([.Q17]-[.$Q$44])^3" office:value-type="float" office:value="-191689.788399301" calcext:value-type="float">
            <text:p>-191689.788399301</text:p>
          </table:table-cell>
          <table:table-cell table:number-columns-repeated="8"/>
        </table:table-row>
        <table:table-row table:style-name="ro1">
          <table:table-cell/>
          <table:table-cell table:formula="of:=([.A18]-[.$A$44])^2" office:value-type="float" office:value="2554.80255323433" calcext:value-type="float">
            <text:p>2554.8025532343</text:p>
          </table:table-cell>
          <table:table-cell table:formula="of:=([.A18]-[.$A$44])^3" office:value-type="float" office:value="-129132.634765758" calcext:value-type="float">
            <text:p>-129132.634765758</text:p>
          </table:table-cell>
          <table:table-cell table:number-columns-repeated="6"/>
          <table:table-cell table:formula="of:=([.I18]-[.$I$44])^2" office:value-type="float" office:value="2688.96933576281" calcext:value-type="float">
            <text:p>2688.9693357628</text:p>
          </table:table-cell>
          <table:table-cell table:formula="of:=([.A18]-[.$A$44])^3" office:value-type="float" office:value="-129132.634765758" calcext:value-type="float">
            <text:p>-129132.634765758</text:p>
          </table:table-cell>
          <table:table-cell table:number-columns-repeated="6"/>
          <table:table-cell table:formula="of:=([.Q18]-[.$Q$44])^2" office:value-type="float" office:value="2271.37041016205" calcext:value-type="float">
            <text:p>2271.3704101621</text:p>
          </table:table-cell>
          <table:table-cell table:formula="of:=([.Q18]-[.$Q$44])^3" office:value-type="float" office:value="-108251.007161547" calcext:value-type="float">
            <text:p>-108251.007161547</text:p>
          </table:table-cell>
          <table:table-cell table:number-columns-repeated="8"/>
        </table:table-row>
        <table:table-row table:style-name="ro1">
          <table:table-cell/>
          <table:table-cell table:formula="of:=([.A19]-[.$A$44])^2" office:value-type="float" office:value="1643.90145950966" calcext:value-type="float">
            <text:p>1643.9014595097</text:p>
          </table:table-cell>
          <table:table-cell table:formula="of:=([.A19]-[.$A$44])^3" office:value-type="float" office:value="-66652.0745745983" calcext:value-type="float">
            <text:p>-66652.0745745983</text:p>
          </table:table-cell>
          <table:table-cell table:number-columns-repeated="6"/>
          <table:table-cell table:formula="of:=([.I19]-[.$I$44])^2" office:value-type="float" office:value="1751.86387617582" calcext:value-type="float">
            <text:p>1751.8638761758</text:p>
          </table:table-cell>
          <table:table-cell table:formula="of:=([.A19]-[.$A$44])^3" office:value-type="float" office:value="-66652.0745745983" calcext:value-type="float">
            <text:p>-66652.0745745983</text:p>
          </table:table-cell>
          <table:table-cell table:number-columns-repeated="6"/>
          <table:table-cell table:formula="of:=([.Q19]-[.$Q$44])^2" office:value-type="float" office:value="1418.19248130259" calcext:value-type="float">
            <text:p>1418.1924813026</text:p>
          </table:table-cell>
          <table:table-cell table:formula="of:=([.Q19]-[.$Q$44])^3" office:value-type="float" office:value="-53407.5637895774" calcext:value-type="float">
            <text:p>-53407.5637895774</text:p>
          </table:table-cell>
          <table:table-cell table:number-columns-repeated="8"/>
        </table:table-row>
        <table:table-row table:style-name="ro1">
          <table:table-cell/>
          <table:table-cell table:formula="of:=([.A20]-[.$A$44])^2" office:value-type="float" office:value="933.000365784993" calcext:value-type="float">
            <text:p>933.000365785</text:p>
          </table:table-cell>
          <table:table-cell table:formula="of:=([.A20]-[.$A$44])^3" office:value-type="float" office:value="-28498.5471951785" calcext:value-type="float">
            <text:p>-28498.5471951785</text:p>
          </table:table-cell>
          <table:table-cell table:number-columns-repeated="6"/>
          <table:table-cell table:formula="of:=([.I20]-[.$I$44])^2" office:value-type="float" office:value="1014.75841658884" calcext:value-type="float">
            <text:p>1014.7584165889</text:p>
          </table:table-cell>
          <table:table-cell table:formula="of:=([.A20]-[.$A$44])^3" office:value-type="float" office:value="-28498.5471951785" calcext:value-type="float">
            <text:p>-28498.5471951785</text:p>
          </table:table-cell>
          <table:table-cell table:number-columns-repeated="6"/>
          <table:table-cell table:formula="of:=([.Q20]-[.$Q$44])^2" office:value-type="float" office:value="765.01455244312" calcext:value-type="float">
            <text:p>765.0145524431</text:p>
          </table:table-cell>
          <table:table-cell table:formula="of:=([.Q20]-[.$Q$44])^3" office:value-type="float" office:value="-21159.4582833918" calcext:value-type="float">
            <text:p>-21159.4582833918</text:p>
          </table:table-cell>
          <table:table-cell table:number-columns-repeated="8"/>
        </table:table-row>
        <table:table-row table:style-name="ro1">
          <table:table-cell/>
          <table:table-cell table:formula="of:=([.A21]-[.$A$44])^2" office:value-type="float" office:value="422.099272060324" calcext:value-type="float">
            <text:p>422.0992720603</text:p>
          </table:table-cell>
          <table:table-cell table:formula="of:=([.A21]-[.$A$44])^3" office:value-type="float" office:value="-8672.05262749869" calcext:value-type="float">
            <text:p>-8672.0526274987</text:p>
          </table:table-cell>
          <table:table-cell table:number-columns-repeated="6"/>
          <table:table-cell table:formula="of:=([.I21]-[.$I$44])^2" office:value-type="float" office:value="477.652957001864" calcext:value-type="float">
            <text:p>477.6529570019</text:p>
          </table:table-cell>
          <table:table-cell table:formula="of:=([.A21]-[.$A$44])^3" office:value-type="float" office:value="-8672.05262749869" calcext:value-type="float">
            <text:p>-8672.0526274987</text:p>
          </table:table-cell>
          <table:table-cell table:number-columns-repeated="6"/>
          <table:table-cell table:formula="of:=([.Q21]-[.$Q$44])^2" office:value-type="float" office:value="311.836623583655" calcext:value-type="float">
            <text:p>311.8366235837</text:p>
          </table:table-cell>
          <table:table-cell table:formula="of:=([.Q21]-[.$Q$44])^3" office:value-type="float" office:value="-5506.6906429902" calcext:value-type="float">
            <text:p>-5506.6906429902</text:p>
          </table:table-cell>
          <table:table-cell table:number-columns-repeated="8"/>
        </table:table-row>
        <table:table-row table:style-name="ro1">
          <table:table-cell/>
          <table:table-cell table:formula="of:=([.A22]-[.$A$44])^2" office:value-type="float" office:value="111.198178335654" calcext:value-type="float">
            <text:p>111.1981783357</text:p>
          </table:table-cell>
          <table:table-cell table:formula="of:=([.A22]-[.$A$44])^3" office:value-type="float" office:value="-1172.59087155902" calcext:value-type="float">
            <text:p>-1172.590871559</text:p>
          </table:table-cell>
          <table:table-cell table:number-columns-repeated="6"/>
          <table:table-cell table:formula="of:=([.I22]-[.$I$44])^2" office:value-type="float" office:value="140.547497414883" calcext:value-type="float">
            <text:p>140.5474974149</text:p>
          </table:table-cell>
          <table:table-cell table:formula="of:=([.A22]-[.$A$44])^3" office:value-type="float" office:value="-1172.59087155902" calcext:value-type="float">
            <text:p>-1172.590871559</text:p>
          </table:table-cell>
          <table:table-cell table:number-columns-repeated="6"/>
          <table:table-cell table:formula="of:=([.Q22]-[.$Q$44])^2" office:value-type="float" office:value="58.6586947241889" calcext:value-type="float">
            <text:p>58.6586947242</text:p>
          </table:table-cell>
          <table:table-cell table:formula="of:=([.Q22]-[.$Q$44])^3" office:value-type="float" office:value="-449.260868372546" calcext:value-type="float">
            <text:p>-449.2608683725</text:p>
          </table:table-cell>
          <table:table-cell table:number-columns-repeated="8"/>
        </table:table-row>
        <table:table-row table:style-name="ro1">
          <table:table-cell/>
          <table:table-cell table:formula="of:=([.A23]-[.$A$44])^2" office:value-type="float" office:value="0.297084610985067" calcext:value-type="float">
            <text:p>0.297084611</text:p>
          </table:table-cell>
          <table:table-cell table:formula="of:=([.A23]-[.$A$44])^3" office:value-type="float" office:value="-0.161927359425258" calcext:value-type="float">
            <text:p>-0.1619273594</text:p>
          </table:table-cell>
          <table:table-cell table:number-columns-repeated="6"/>
          <table:table-cell table:formula="of:=([.I23]-[.$I$44])^2" office:value-type="float" office:value="3.44203782790261" calcext:value-type="float">
            <text:p>3.4420378279</text:p>
          </table:table-cell>
          <table:table-cell table:formula="of:=([.A23]-[.$A$44])^3" office:value-type="float" office:value="-0.161927359425258" calcext:value-type="float">
            <text:p>-0.1619273594</text:p>
          </table:table-cell>
          <table:table-cell table:number-columns-repeated="6"/>
          <table:table-cell table:formula="of:=([.Q23]-[.$Q$44])^2" office:value-type="float" office:value="5.48076586472313" calcext:value-type="float">
            <text:p>5.4807658647</text:p>
          </table:table-cell>
          <table:table-cell table:formula="of:=([.Q23]-[.$Q$44])^3" office:value-type="float" office:value="12.8310404611339" calcext:value-type="float">
            <text:p>12.8310404611</text:p>
          </table:table-cell>
          <table:table-cell table:number-columns-repeated="8"/>
        </table:table-row>
        <table:table-row table:style-name="ro1">
          <table:table-cell/>
          <table:table-cell table:formula="of:=([.A24]-[.$A$44])^2" office:value-type="float" office:value="89.3959908863157" calcext:value-type="float">
            <text:p>89.3959908863</text:p>
          </table:table-cell>
          <table:table-cell table:formula="of:=([.A24]-[.$A$44])^3" office:value-type="float" office:value="845.234205100086" calcext:value-type="float">
            <text:p>845.2342051001</text:p>
          </table:table-cell>
          <table:table-cell table:number-columns-repeated="6"/>
          <table:table-cell table:formula="of:=([.I24]-[.$I$44])^2" office:value-type="float" office:value="66.3365782409221" calcext:value-type="float">
            <text:p>66.3365782409</text:p>
          </table:table-cell>
          <table:table-cell table:formula="of:=([.A24]-[.$A$44])^3" office:value-type="float" office:value="845.234205100086" calcext:value-type="float">
            <text:p>845.2342051001</text:p>
          </table:table-cell>
          <table:table-cell table:number-columns-repeated="6"/>
          <table:table-cell table:formula="of:=([.Q24]-[.$Q$44])^2" office:value-type="float" office:value="152.302837005257" calcext:value-type="float">
            <text:p>152.3028370053</text:p>
          </table:table-cell>
          <table:table-cell table:formula="of:=([.Q24]-[.$Q$44])^3" office:value-type="float" office:value="1879.58508351084" calcext:value-type="float">
            <text:p>1879.5850835109</text:p>
          </table:table-cell>
          <table:table-cell table:number-columns-repeated="8"/>
        </table:table-row>
        <table:table-row table:style-name="ro1">
          <table:table-cell/>
          <table:table-cell table:formula="of:=([.A25]-[.$A$44])^2" office:value-type="float" office:value="378.494897161646" calcext:value-type="float">
            <text:p>378.4948971616</text:p>
          </table:table-cell>
          <table:table-cell table:formula="of:=([.A25]-[.$A$44])^3" office:value-type="float" office:value="7363.59752581951" calcext:value-type="float">
            <text:p>7363.5975258195</text:p>
          </table:table-cell>
          <table:table-cell table:number-columns-repeated="6"/>
          <table:table-cell table:formula="of:=([.I25]-[.$I$44])^2" office:value-type="float" office:value="329.231118653942" calcext:value-type="float">
            <text:p>329.2311186539</text:p>
          </table:table-cell>
          <table:table-cell table:formula="of:=([.A25]-[.$A$44])^3" office:value-type="float" office:value="7363.59752581951" calcext:value-type="float">
            <text:p>7363.5975258195</text:p>
          </table:table-cell>
          <table:table-cell table:number-columns-repeated="6"/>
          <table:table-cell table:formula="of:=([.Q25]-[.$Q$44])^2" office:value-type="float" office:value="499.124908145792" calcext:value-type="float">
            <text:p>499.1249081458</text:p>
          </table:table-cell>
          <table:table-cell table:formula="of:=([.Q25]-[.$Q$44])^3" office:value-type="float" office:value="11151.0012607766" calcext:value-type="float">
            <text:p>11151.0012607766</text:p>
          </table:table-cell>
          <table:table-cell table:number-columns-repeated="8"/>
        </table:table-row>
        <table:table-row table:style-name="ro1">
          <table:table-cell/>
          <table:table-cell table:formula="of:=([.A26]-[.$A$44])^2" office:value-type="float" office:value="867.593803436977" calcext:value-type="float">
            <text:p>867.593803437</text:p>
          </table:table-cell>
          <table:table-cell table:formula="of:=([.A26]-[.$A$44])^3" office:value-type="float" office:value="25554.9280347989" calcext:value-type="float">
            <text:p>25554.9280347989</text:p>
          </table:table-cell>
          <table:table-cell table:number-columns-repeated="6"/>
          <table:table-cell table:formula="of:=([.I26]-[.$I$44])^2" office:value-type="float" office:value="792.125659066961" calcext:value-type="float">
            <text:p>792.125659067</text:p>
          </table:table-cell>
          <table:table-cell table:formula="of:=([.A26]-[.$A$44])^3" office:value-type="float" office:value="25554.9280347989" calcext:value-type="float">
            <text:p>25554.9280347989</text:p>
          </table:table-cell>
          <table:table-cell table:number-columns-repeated="6"/>
          <table:table-cell table:formula="of:=([.Q26]-[.$Q$44])^2" office:value-type="float" office:value="1045.94697928633" calcext:value-type="float">
            <text:p>1045.9469792863</text:p>
          </table:table-cell>
          <table:table-cell table:formula="of:=([.Q26]-[.$Q$44])^3" office:value-type="float" office:value="33827.0795722583" calcext:value-type="float">
            <text:p>33827.0795722583</text:p>
          </table:table-cell>
          <table:table-cell table:number-columns-repeated="8"/>
        </table:table-row>
        <table:table-row table:style-name="ro1">
          <table:table-cell/>
          <table:table-cell table:formula="of:=([.A27]-[.$A$44])^2" office:value-type="float" office:value="1556.69270971231" calcext:value-type="float">
            <text:p>1556.6927097123</text:p>
          </table:table-cell>
          <table:table-cell table:formula="of:=([.A27]-[.$A$44])^3" office:value-type="float" office:value="61419.2257320381" calcext:value-type="float">
            <text:p>61419.2257320381</text:p>
          </table:table-cell>
          <table:table-cell table:number-columns-repeated="6"/>
          <table:table-cell table:formula="of:=([.I27]-[.$I$44])^2" office:value-type="float" office:value="1455.02019947998" calcext:value-type="float">
            <text:p>1455.02019948</text:p>
          </table:table-cell>
          <table:table-cell table:formula="of:=([.A27]-[.$A$44])^3" office:value-type="float" office:value="61419.2257320381" calcext:value-type="float">
            <text:p>61419.2257320381</text:p>
          </table:table-cell>
          <table:table-cell table:number-columns-repeated="6"/>
          <table:table-cell table:formula="of:=([.Q27]-[.$Q$44])^2" office:value-type="float" office:value="1792.76905042686" calcext:value-type="float">
            <text:p>1792.7690504269</text:p>
          </table:table-cell>
          <table:table-cell table:formula="of:=([.Q27]-[.$Q$44])^3" office:value-type="float" office:value="75907.8200179561" calcext:value-type="float">
            <text:p>75907.8200179561</text:p>
          </table:table-cell>
          <table:table-cell table:number-columns-repeated="8"/>
        </table:table-row>
        <table:table-row table:style-name="ro1">
          <table:table-cell/>
          <table:table-cell table:formula="of:=([.A28]-[.$A$44])^2" office:value-type="float" office:value="2445.79161598764" calcext:value-type="float">
            <text:p>2445.7916159876</text:p>
          </table:table-cell>
          <table:table-cell table:formula="of:=([.A28]-[.$A$44])^3" office:value-type="float" office:value="120956.490617537" calcext:value-type="float">
            <text:p>120956.490617537</text:p>
          </table:table-cell>
          <table:table-cell table:number-columns-repeated="6"/>
          <table:table-cell table:formula="of:=([.I28]-[.$I$44])^2" office:value-type="float" office:value="2317.914739893" calcext:value-type="float">
            <text:p>2317.914739893</text:p>
          </table:table-cell>
          <table:table-cell table:formula="of:=([.A28]-[.$A$44])^3" office:value-type="float" office:value="120956.490617537" calcext:value-type="float">
            <text:p>120956.490617537</text:p>
          </table:table-cell>
          <table:table-cell table:number-columns-repeated="6"/>
          <table:table-cell table:formula="of:=([.Q28]-[.$Q$44])^2" office:value-type="float" office:value="2739.59112156739" calcext:value-type="float">
            <text:p>2739.5911215674</text:p>
          </table:table-cell>
          <table:table-cell table:formula="of:=([.Q28]-[.$Q$44])^3" office:value-type="float" office:value="143393.22259787" calcext:value-type="float">
            <text:p>143393.22259787</text:p>
          </table:table-cell>
          <table:table-cell table:number-columns-repeated="8"/>
        </table:table-row>
        <table:table-row table:style-name="ro1">
          <table:table-cell/>
          <table:table-cell table:formula="of:=([.A29]-[.$A$44])^2" office:value-type="float" office:value="3534.89052226297" calcext:value-type="float">
            <text:p>3534.890522263</text:p>
          </table:table-cell>
          <table:table-cell table:formula="of:=([.A29]-[.$A$44])^3" office:value-type="float" office:value="210166.722691296" calcext:value-type="float">
            <text:p>210166.722691296</text:p>
          </table:table-cell>
          <table:table-cell table:number-columns-repeated="6"/>
          <table:table-cell table:formula="of:=([.I29]-[.$I$44])^2" office:value-type="float" office:value="3380.80928030602" calcext:value-type="float">
            <text:p>3380.809280306</text:p>
          </table:table-cell>
          <table:table-cell table:formula="of:=([.A29]-[.$A$44])^3" office:value-type="float" office:value="210166.722691296" calcext:value-type="float">
            <text:p>210166.722691296</text:p>
          </table:table-cell>
          <table:table-cell table:number-columns-repeated="6"/>
          <table:table-cell table:formula="of:=([.Q29]-[.$Q$44])^2" office:value-type="float" office:value="3886.41319270793" calcext:value-type="float">
            <text:p>3886.4131927079</text:p>
          </table:table-cell>
          <table:table-cell table:formula="of:=([.Q29]-[.$Q$44])^3" office:value-type="float" office:value="242283.287312" calcext:value-type="float">
            <text:p>242283.287312</text:p>
          </table:table-cell>
          <table:table-cell table:number-columns-repeated="8"/>
        </table:table-row>
        <table:table-row table:style-name="ro1">
          <table:table-cell/>
          <table:table-cell table:formula="of:=([.A30]-[.$A$44])^2" office:value-type="float" office:value="4823.9894285383" calcext:value-type="float">
            <text:p>4823.9894285383</text:p>
          </table:table-cell>
          <table:table-cell table:formula="of:=([.A30]-[.$A$44])^3" office:value-type="float" office:value="335049.921953315" calcext:value-type="float">
            <text:p>335049.921953315</text:p>
          </table:table-cell>
          <table:table-cell table:number-columns-repeated="6"/>
          <table:table-cell table:formula="of:=([.I30]-[.$I$44])^2" office:value-type="float" office:value="4643.70382071904" calcext:value-type="float">
            <text:p>4643.703820719</text:p>
          </table:table-cell>
          <table:table-cell table:formula="of:=([.A30]-[.$A$44])^3" office:value-type="float" office:value="335049.921953315" calcext:value-type="float">
            <text:p>335049.921953315</text:p>
          </table:table-cell>
          <table:table-cell table:number-columns-repeated="6"/>
          <table:table-cell table:formula="of:=([.Q30]-[.$Q$44])^2" office:value-type="float" office:value="5233.23526384846" calcext:value-type="float">
            <text:p>5233.2352638485</text:p>
          </table:table-cell>
          <table:table-cell table:formula="of:=([.Q30]-[.$Q$44])^3" office:value-type="float" office:value="378578.014160346" calcext:value-type="float">
            <text:p>378578.014160346</text:p>
          </table:table-cell>
          <table:table-cell table:number-columns-repeated="8"/>
        </table:table-row>
        <table:table-row table:style-name="ro1">
          <table:table-cell/>
          <table:table-cell table:formula="of:=([.A31]-[.$A$44])^2" office:value-type="float" office:value="6313.08833481363" calcext:value-type="float">
            <text:p>6313.0883348136</text:p>
          </table:table-cell>
          <table:table-cell table:formula="of:=([.A31]-[.$A$44])^3" office:value-type="float" office:value="501606.088403594" calcext:value-type="float">
            <text:p>501606.088403594</text:p>
          </table:table-cell>
          <table:table-cell table:number-columns-repeated="6"/>
          <table:table-cell table:formula="of:=([.I31]-[.$I$44])^2" office:value-type="float" office:value="6106.59836113206" calcext:value-type="float">
            <text:p>6106.5983611321</text:p>
          </table:table-cell>
          <table:table-cell table:formula="of:=([.A31]-[.$A$44])^3" office:value-type="float" office:value="501606.088403594" calcext:value-type="float">
            <text:p>501606.088403594</text:p>
          </table:table-cell>
          <table:table-cell table:number-columns-repeated="6"/>
          <table:table-cell table:formula="of:=([.Q31]-[.$Q$44])^2" office:value-type="float" office:value="6780.057334989" calcext:value-type="float">
            <text:p>6780.057334989</text:p>
          </table:table-cell>
          <table:table-cell table:formula="of:=([.Q31]-[.$Q$44])^3" office:value-type="float" office:value="558277.403142908" calcext:value-type="float">
            <text:p>558277.403142908</text:p>
          </table:table-cell>
          <table:table-cell table:number-columns-repeated="8"/>
        </table:table-row>
        <table:table-row table:style-name="ro1">
          <table:table-cell/>
          <table:table-cell table:formula="of:=([.A32]-[.$A$44])^2" office:value-type="float" office:value="8002.18724108896" calcext:value-type="float">
            <text:p>8002.187241089</text:p>
          </table:table-cell>
          <table:table-cell table:formula="of:=([.A32]-[.$A$44])^3" office:value-type="float" office:value="715835.222042133" calcext:value-type="float">
            <text:p>715835.222042133</text:p>
          </table:table-cell>
          <table:table-cell table:number-columns-repeated="6"/>
          <table:table-cell table:formula="of:=([.I32]-[.$I$44])^2" office:value-type="float" office:value="7769.49290154508" calcext:value-type="float">
            <text:p>7769.4929015451</text:p>
          </table:table-cell>
          <table:table-cell table:formula="of:=([.A32]-[.$A$44])^3" office:value-type="float" office:value="715835.222042133" calcext:value-type="float">
            <text:p>715835.222042133</text:p>
          </table:table-cell>
          <table:table-cell table:number-columns-repeated="6"/>
          <table:table-cell table:formula="of:=([.Q32]-[.$Q$44])^2" office:value-type="float" office:value="8526.87940612953" calcext:value-type="float">
            <text:p>8526.8794061295</text:p>
          </table:table-cell>
          <table:table-cell table:formula="of:=([.Q32]-[.$Q$44])^3" office:value-type="float" office:value="787381.454259686" calcext:value-type="float">
            <text:p>787381.454259686</text:p>
          </table:table-cell>
          <table:table-cell table:number-columns-repeated="8"/>
        </table:table-row>
        <table:table-row table:style-name="ro1">
          <table:table-cell/>
          <table:table-cell table:formula="of:=([.A33]-[.$A$44])^2" office:value-type="float" office:value="9891.28614736429" calcext:value-type="float">
            <text:p>9891.2861473643</text:p>
          </table:table-cell>
          <table:table-cell table:formula="of:=([.A33]-[.$A$44])^3" office:value-type="float" office:value="983737.322868932" calcext:value-type="float">
            <text:p>983737.322868932</text:p>
          </table:table-cell>
          <table:table-cell table:number-columns-repeated="6"/>
          <table:table-cell table:formula="of:=([.I33]-[.$I$44])^2" office:value-type="float" office:value="9632.3874419581" calcext:value-type="float">
            <text:p>9632.3874419581</text:p>
          </table:table-cell>
          <table:table-cell table:formula="of:=([.A33]-[.$A$44])^3" office:value-type="float" office:value="983737.322868932" calcext:value-type="float">
            <text:p>983737.322868932</text:p>
          </table:table-cell>
          <table:table-cell table:number-columns-repeated="6"/>
          <table:table-cell table:formula="of:=([.Q33]-[.$Q$44])^2" office:value-type="float" office:value="10473.7014772701" calcext:value-type="float">
            <text:p>10473.7014772701</text:p>
          </table:table-cell>
          <table:table-cell table:formula="of:=([.Q33]-[.$Q$44])^3" office:value-type="float" office:value="1071890.16751068" calcext:value-type="float">
            <text:p>1071890.16751068</text:p>
          </table:table-cell>
          <table:table-cell table:number-columns-repeated="8"/>
        </table:table-row>
        <table:table-row table:style-name="ro1">
          <table:table-cell/>
          <table:table-cell table:formula="of:=([.A34]-[.$A$44])^2" office:value-type="float" office:value="11980.3850536396" calcext:value-type="float">
            <text:p>11980.3850536396</text:p>
          </table:table-cell>
          <table:table-cell table:formula="of:=([.A34]-[.$A$44])^3" office:value-type="float" office:value="1311312.39088399" calcext:value-type="float">
            <text:p>1311312.39088399</text:p>
          </table:table-cell>
          <table:table-cell table:number-columns-repeated="6"/>
          <table:table-cell table:formula="of:=([.I34]-[.$I$44])^2" office:value-type="float" office:value="11695.2819823711" calcext:value-type="float">
            <text:p>11695.2819823711</text:p>
          </table:table-cell>
          <table:table-cell table:formula="of:=([.A34]-[.$A$44])^3" office:value-type="float" office:value="1311312.39088399" calcext:value-type="float">
            <text:p>1311312.39088399</text:p>
          </table:table-cell>
          <table:table-cell table:number-columns-repeated="6"/>
          <table:table-cell table:formula="of:=([.Q34]-[.$Q$44])^2" office:value-type="float" office:value="12620.5235484106" calcext:value-type="float">
            <text:p>12620.5235484106</text:p>
          </table:table-cell>
          <table:table-cell table:formula="of:=([.Q34]-[.$Q$44])^3" office:value-type="float" office:value="1417803.54289589" calcext:value-type="float">
            <text:p>1417803.54289589</text:p>
          </table:table-cell>
          <table:table-cell table:number-columns-repeated="8"/>
        </table:table-row>
        <table:table-row table:style-name="ro1">
          <table:table-cell/>
          <table:table-cell table:formula="of:=([.A35]-[.$A$44])^2" office:value-type="float" office:value="14269.483959915" calcext:value-type="float">
            <text:p>14269.483959915</text:p>
          </table:table-cell>
          <table:table-cell table:formula="of:=([.A35]-[.$A$44])^3" office:value-type="float" office:value="1704560.42608731" calcext:value-type="float">
            <text:p>1704560.42608731</text:p>
          </table:table-cell>
          <table:table-cell table:number-columns-repeated="6"/>
          <table:table-cell table:formula="of:=([.I35]-[.$I$44])^2" office:value-type="float" office:value="13958.1765227841" calcext:value-type="float">
            <text:p>13958.1765227841</text:p>
          </table:table-cell>
          <table:table-cell table:formula="of:=([.A35]-[.$A$44])^3" office:value-type="float" office:value="1704560.42608731" calcext:value-type="float">
            <text:p>1704560.42608731</text:p>
          </table:table-cell>
          <table:table-cell table:number-columns-repeated="6"/>
          <table:table-cell table:formula="of:=([.Q35]-[.$Q$44])^2" office:value-type="float" office:value="14967.3456195511" calcext:value-type="float">
            <text:p>14967.3456195511</text:p>
          </table:table-cell>
          <table:table-cell table:formula="of:=([.Q35]-[.$Q$44])^3" office:value-type="float" office:value="1831121.58041532" calcext:value-type="float">
            <text:p>1831121.58041532</text:p>
          </table:table-cell>
          <table:table-cell table:number-columns-repeated="8"/>
        </table:table-row>
        <table:table-row table:style-name="ro1">
          <table:table-cell/>
          <table:table-cell table:formula="of:=([.A36]-[.$A$44])^2" office:value-type="float" office:value="16758.5828661903" calcext:value-type="float">
            <text:p>16758.5828661903</text:p>
          </table:table-cell>
          <table:table-cell table:formula="of:=([.A36]-[.$A$44])^3" office:value-type="float" office:value="2169481.42847889" calcext:value-type="float">
            <text:p>2169481.42847889</text:p>
          </table:table-cell>
          <table:table-cell table:number-columns-repeated="6"/>
          <table:table-cell table:formula="of:=([.I36]-[.$I$44])^2" office:value-type="float" office:value="16421.0710631972" calcext:value-type="float">
            <text:p>16421.0710631972</text:p>
          </table:table-cell>
          <table:table-cell table:formula="of:=([.A36]-[.$A$44])^3" office:value-type="float" office:value="2169481.42847889" calcext:value-type="float">
            <text:p>2169481.42847889</text:p>
          </table:table-cell>
          <table:table-cell table:number-columns-repeated="6"/>
          <table:table-cell table:formula="of:=([.Q36]-[.$Q$44])^2" office:value-type="float" office:value="17514.1676906917" calcext:value-type="float">
            <text:p>17514.1676906917</text:p>
          </table:table-cell>
          <table:table-cell table:formula="of:=([.Q36]-[.$Q$44])^3" office:value-type="float" office:value="2317844.28006896" calcext:value-type="float">
            <text:p>2317844.28006896</text:p>
          </table:table-cell>
          <table:table-cell table:number-columns-repeated="8"/>
        </table:table-row>
        <table:table-row table:style-name="ro1">
          <table:table-cell/>
          <table:table-cell table:formula="of:=([.A37]-[.$A$44])^2" office:value-type="float" office:value="19447.6817724656" calcext:value-type="float">
            <text:p>19447.6817724656</text:p>
          </table:table-cell>
          <table:table-cell table:formula="of:=([.A37]-[.$A$44])^3" office:value-type="float" office:value="2712075.39805873" calcext:value-type="float">
            <text:p>2712075.39805873</text:p>
          </table:table-cell>
          <table:table-cell table:number-columns-repeated="6"/>
          <table:table-cell table:formula="of:=([.I37]-[.$I$44])^2" office:value-type="float" office:value="19083.9656036102" calcext:value-type="float">
            <text:p>19083.9656036102</text:p>
          </table:table-cell>
          <table:table-cell table:formula="of:=([.A37]-[.$A$44])^3" office:value-type="float" office:value="2712075.39805873" calcext:value-type="float">
            <text:p>2712075.39805873</text:p>
          </table:table-cell>
          <table:table-cell table:number-columns-repeated="6"/>
          <table:table-cell table:formula="of:=([.Q37]-[.$Q$44])^2" office:value-type="float" office:value="20260.9897618322" calcext:value-type="float">
            <text:p>20260.9897618322</text:p>
          </table:table-cell>
          <table:table-cell table:formula="of:=([.Q37]-[.$Q$44])^3" office:value-type="float" office:value="2883971.64185682" calcext:value-type="float">
            <text:p>2883971.64185682</text:p>
          </table:table-cell>
          <table:table-cell table:number-columns-repeated="8"/>
        </table:table-row>
        <table:table-row table:style-name="ro1">
          <table:table-cell/>
          <table:table-cell table:formula="of:=([.A38]-[.$A$44])^2" office:value-type="float" office:value="22336.7806787409" calcext:value-type="float">
            <text:p>22336.7806787409</text:p>
          </table:table-cell>
          <table:table-cell table:formula="of:=([.A38]-[.$A$44])^3" office:value-type="float" office:value="3338342.33482682" calcext:value-type="float">
            <text:p>3338342.33482682</text:p>
          </table:table-cell>
          <table:table-cell table:number-columns-repeated="6"/>
          <table:table-cell table:formula="of:=([.I38]-[.$I$44])^2" office:value-type="float" office:value="21946.8601440232" calcext:value-type="float">
            <text:p>21946.8601440232</text:p>
          </table:table-cell>
          <table:table-cell table:formula="of:=([.A38]-[.$A$44])^3" office:value-type="float" office:value="3338342.33482682" calcext:value-type="float">
            <text:p>3338342.33482682</text:p>
          </table:table-cell>
          <table:table-cell table:number-columns-repeated="6"/>
          <table:table-cell table:formula="of:=([.Q38]-[.$Q$44])^2" office:value-type="float" office:value="23207.8118329727" calcext:value-type="float">
            <text:p>23207.8118329727</text:p>
          </table:table-cell>
          <table:table-cell table:formula="of:=([.Q38]-[.$Q$44])^3" office:value-type="float" office:value="3535503.66577889" calcext:value-type="float">
            <text:p>3535503.66577889</text:p>
          </table:table-cell>
          <table:table-cell table:number-columns-repeated="8"/>
        </table:table-row>
        <table:table-row table:style-name="ro1">
          <table:table-cell/>
          <table:table-cell table:formula="of:=([.A39]-[.$A$44])^2" office:value-type="float" office:value="25425.8795850163" calcext:value-type="float">
            <text:p>25425.8795850163</text:p>
          </table:table-cell>
          <table:table-cell table:formula="of:=([.A39]-[.$A$44])^3" office:value-type="float" office:value="4054282.23878318" calcext:value-type="float">
            <text:p>4054282.23878318</text:p>
          </table:table-cell>
          <table:table-cell table:number-columns-repeated="6"/>
          <table:table-cell table:formula="of:=([.I39]-[.$I$44])^2" office:value-type="float" office:value="25009.7546844362" calcext:value-type="float">
            <text:p>25009.7546844362</text:p>
          </table:table-cell>
          <table:table-cell table:formula="of:=([.A39]-[.$A$44])^3" office:value-type="float" office:value="4054282.23878318" calcext:value-type="float">
            <text:p>4054282.23878318</text:p>
          </table:table-cell>
          <table:table-cell table:number-columns-repeated="6"/>
          <table:table-cell table:formula="of:=([.Q39]-[.$Q$44])^2" office:value-type="float" office:value="26354.6339041133" calcext:value-type="float">
            <text:p>26354.6339041133</text:p>
          </table:table-cell>
          <table:table-cell table:formula="of:=([.Q39]-[.$Q$44])^3" office:value-type="float" office:value="4278440.35183518" calcext:value-type="float">
            <text:p>4278440.35183518</text:p>
          </table:table-cell>
          <table:table-cell table:number-columns-repeated="8"/>
        </table:table-row>
        <table:table-row table:style-name="ro1">
          <table:table-cell/>
          <table:table-cell table:formula="of:=([.A40]-[.$A$44])^2" office:value-type="float" office:value="28714.9784912916" calcext:value-type="float">
            <text:p>28714.9784912916</text:p>
          </table:table-cell>
          <table:table-cell table:formula="of:=([.A40]-[.$A$44])^3" office:value-type="float" office:value="4865895.1099278" calcext:value-type="float">
            <text:p>4865895.1099278</text:p>
          </table:table-cell>
          <table:table-cell table:number-columns-repeated="6"/>
          <table:table-cell table:formula="of:=([.I40]-[.$I$44])^2" office:value-type="float" office:value="28272.6492248492" calcext:value-type="float">
            <text:p>28272.6492248492</text:p>
          </table:table-cell>
          <table:table-cell table:formula="of:=([.A40]-[.$A$44])^3" office:value-type="float" office:value="4865895.1099278" calcext:value-type="float">
            <text:p>4865895.1099278</text:p>
          </table:table-cell>
          <table:table-cell table:number-columns-repeated="6"/>
          <table:table-cell table:formula="of:=([.Q40]-[.$Q$44])^2" office:value-type="float" office:value="29701.4559752538" calcext:value-type="float">
            <text:p>29701.4559752538</text:p>
          </table:table-cell>
          <table:table-cell table:formula="of:=([.Q40]-[.$Q$44])^3" office:value-type="float" office:value="5118781.70002569" calcext:value-type="float">
            <text:p>5118781.70002569</text:p>
          </table:table-cell>
          <table:table-cell table:number-columns-repeated="8"/>
        </table:table-row>
        <table:table-row table:style-name="ro1">
          <table:table-cell/>
          <table:table-cell table:formula="of:=([.A41]-[.$A$44])^2" office:value-type="float" office:value="32204.0773975669" calcext:value-type="float">
            <text:p>32204.0773975669</text:p>
          </table:table-cell>
          <table:table-cell table:formula="of:=([.A41]-[.$A$44])^3" office:value-type="float" office:value="5779180.94826068" calcext:value-type="float">
            <text:p>5779180.94826068</text:p>
          </table:table-cell>
          <table:table-cell table:number-columns-repeated="6"/>
          <table:table-cell table:formula="of:=([.I41]-[.$I$44])^2" office:value-type="float" office:value="31735.5437652623" calcext:value-type="float">
            <text:p>31735.5437652623</text:p>
          </table:table-cell>
          <table:table-cell table:formula="of:=([.A41]-[.$A$44])^3" office:value-type="float" office:value="5779180.94826068" calcext:value-type="float">
            <text:p>5779180.94826068</text:p>
          </table:table-cell>
          <table:table-cell table:number-columns-repeated="6"/>
          <table:table-cell table:formula="of:=([.Q41]-[.$Q$44])^2" office:value-type="float" office:value="33248.2780463943" calcext:value-type="float">
            <text:p>33248.2780463943</text:p>
          </table:table-cell>
          <table:table-cell table:formula="of:=([.Q41]-[.$Q$44])^3" office:value-type="float" office:value="6062527.71035041" calcext:value-type="float">
            <text:p>6062527.7103504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0-18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18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18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style-name="ce3" table:formula="of:=SUMPRODUCT([.A5:.A23];[.B5:.B23])/SUM([.B5:.B23])" office:value-type="float" office:value="88.8834670057162" calcext:value-type="float">
            <text:p>88.8834670057</text:p>
          </table:table-cell>
          <table:table-cell table:formula="of:=([.A5]-[.$A$84])^2" office:value-type="float" office:value="7900.27070695623" calcext:value-type="float">
            <text:p>7900.2707069562</text:p>
          </table:table-cell>
          <table:table-cell table:formula="of:==([.A5]-[.$A$84])^3" office:value-type="float" office:value="-702203.45071797" calcext:value-type="float">
            <text:p>-702203.45071797</text:p>
          </table:table-cell>
          <table:table-cell table:style-name="ce3" table:formula="of:=SUMPRODUCT([.B84:.B102];[.B5:.B23])/SUM([.B5:.B23])" office:value-type="float" office:value="2346.8392996621" calcext:value-type="float">
            <text:p>2346.8392996621</text:p>
          </table:table-cell>
          <table:table-cell table:formula="of:=SQRT([.D84])" office:value-type="float" office:value="48.4441874703468" calcext:value-type="float">
            <text:p>48.4441874703</text:p>
          </table:table-cell>
          <table:table-cell table:style-name="ce50" table:formula="of:=SUM([.B5:.B23])" office:value-type="float" office:value="129.418452187876" calcext:value-type="float">
            <text:p>129.4184521879</text:p>
          </table:table-cell>
          <table:table-cell table:formula="of:=[.E84]/SQRT([.F84])" office:value-type="float" office:value="4.25837178238084" calcext:value-type="float">
            <text:p>4.2583717824</text:p>
          </table:table-cell>
          <table:table-cell table:style-name="ce3" table:formula="of:=SUMPRODUCT([.C84:.C102];[.B5:.B23])/SUM([.B5:.B23])/[.D84]^1.5" office:value-type="float" office:value="-0.00306550368935439" calcext:value-type="float">
            <text:p>-0.0030655037</text:p>
          </table:table-cell>
          <table:table-cell table:style-name="ce3" table:formula="of:=SUMPRODUCT([.I5:.I23];[.J5:.J23])/SUM([.J5:.J23])" office:value-type="float" office:value="89.0937103541353" calcext:value-type="float">
            <text:p>89.0937103541</text:p>
          </table:table-cell>
          <table:table-cell table:formula="of:=([.I5]-[.$I$84])^2" office:value-type="float" office:value="7937.68922466655" calcext:value-type="float">
            <text:p>7937.6892246666</text:p>
          </table:table-cell>
          <table:table-cell table:formula="of:==([.I5]-[.$A$84])^3" office:value-type="float" office:value="-702203.45071797" calcext:value-type="float">
            <text:p>-702203.45071797</text:p>
          </table:table-cell>
          <table:table-cell table:style-name="ce3" table:formula="of:=SUMPRODUCT([.J84:.J102];[.J5:.J23])/SUM([.J5:.J23])" office:value-type="float" office:value="681.540897498177" calcext:value-type="float">
            <text:p>681.5408974982</text:p>
          </table:table-cell>
          <table:table-cell table:formula="of:=SQRT([.L84])" office:value-type="float" office:value="26.1063382629234" calcext:value-type="float">
            <text:p>26.1063382629</text:p>
          </table:table-cell>
          <table:table-cell table:style-name="ce50" table:formula="of:=SUM([.J5:.J23])" office:value-type="float" office:value="56.5434740751823" calcext:value-type="float">
            <text:p>56.5434740752</text:p>
          </table:table-cell>
          <table:table-cell table:formula="of:=[.M84]/SQRT([.N84])" office:value-type="float" office:value="3.47180014321224" calcext:value-type="float">
            <text:p>3.4718001432</text:p>
          </table:table-cell>
          <table:table-cell table:style-name="ce3" table:formula="of:=SUMPRODUCT([.K84:.K102];[.J5:.J23])/SUM([.J5:.J23])/[.L84]^1.5" office:value-type="float" office:value="0.0739400259368053" calcext:value-type="float">
            <text:p>0.0739400259</text:p>
          </table:table-cell>
          <table:table-cell table:style-name="ce3" table:formula="of:=SUMPRODUCT([.Q5:.Q23];[.R5:.R23])/SUM([.R5:.R23])" office:value-type="float" office:value="89.1563720474839" calcext:value-type="float">
            <text:p>89.1563720475</text:p>
          </table:table-cell>
          <table:table-cell table:formula="of:=([.Q5]-[.$Q$84])^2" office:value-type="float" office:value="7948.85867666937" calcext:value-type="float">
            <text:p>7948.8586766694</text:p>
          </table:table-cell>
          <table:table-cell table:formula="of:==([.Q5]-[.$A$84])^3" office:value-type="float" office:value="-702203.45071797" calcext:value-type="float">
            <text:p>-702203.45071797</text:p>
          </table:table-cell>
          <table:table-cell table:style-name="ce3" table:formula="of:=SUMPRODUCT([.R84:.R102];[.R5:.R23])/SUM([.R5:.R23])" office:value-type="float" office:value="307.169595654256" calcext:value-type="float">
            <text:p>307.1695956543</text:p>
          </table:table-cell>
          <table:table-cell table:formula="of:=SQRT([.T84])" office:value-type="float" office:value="17.5262544673486" calcext:value-type="float">
            <text:p>17.5262544673</text:p>
          </table:table-cell>
          <table:table-cell table:style-name="ce50" table:formula="of:=SUM([.R5:.R23])" office:value-type="float" office:value="34.6685762795759" calcext:value-type="float">
            <text:p>34.6685762796</text:p>
          </table:table-cell>
          <table:table-cell table:formula="of:=[.U84]/SQRT([.V84])" office:value-type="float" office:value="2.9766043322153" calcext:value-type="float">
            <text:p>2.9766043322</text:p>
          </table:table-cell>
          <table:table-cell table:style-name="ce3" table:formula="of:=SUMPRODUCT([.S84:.S102];[.R5:.R23])/SUM([.R5:.R23])/[.T84]^1.5" office:value-type="float" office:value="-0.0204401170621632" calcext:value-type="float">
            <text:p>-0.0204401171</text:p>
          </table:table-cell>
          <table:table-cell table:number-columns-repeated="3"/>
        </table:table-row>
        <table:table-row table:style-name="ro1">
          <table:table-cell/>
          <table:table-cell table:formula="of:=([.A6]-[.$A$84])^2" office:value-type="float" office:value="6222.60136684191" calcext:value-type="float">
            <text:p>6222.6013668419</text:p>
          </table:table-cell>
          <table:table-cell table:formula="of:==([.A6]-[.$A$84])^3" office:value-type="float" office:value="-490860.369610998" calcext:value-type="float">
            <text:p>-490860.369610998</text:p>
          </table:table-cell>
          <table:table-cell table:number-columns-repeated="6"/>
          <table:table-cell table:formula="of:=([.I6]-[.$I$84])^2" office:value-type="float" office:value="6255.81501758385" calcext:value-type="float">
            <text:p>6255.8150175839</text:p>
          </table:table-cell>
          <table:table-cell table:formula="of:==([.I6]-[.$A$84])^3" office:value-type="float" office:value="-490860.369610998" calcext:value-type="float">
            <text:p>-490860.369610998</text:p>
          </table:table-cell>
          <table:table-cell table:number-columns-repeated="6"/>
          <table:table-cell table:formula="of:=([.Q6]-[.$Q$84])^2" office:value-type="float" office:value="6265.73123571969" calcext:value-type="float">
            <text:p>6265.7312357197</text:p>
          </table:table-cell>
          <table:table-cell table:formula="of:==([.Q6]-[.$A$84])^3" office:value-type="float" office:value="-490860.369610998" calcext:value-type="float">
            <text:p>-490860.369610998</text:p>
          </table:table-cell>
          <table:table-cell table:number-columns-repeated="8"/>
        </table:table-row>
        <table:table-row table:style-name="ro1">
          <table:table-cell/>
          <table:table-cell table:formula="of:=([.A7]-[.$A$84])^2" office:value-type="float" office:value="4744.93202672759" calcext:value-type="float">
            <text:p>4744.9320267276</text:p>
          </table:table-cell>
          <table:table-cell table:formula="of:==([.A7]-[.$A$84])^3" office:value-type="float" office:value="-326847.368707456" calcext:value-type="float">
            <text:p>-326847.368707456</text:p>
          </table:table-cell>
          <table:table-cell table:number-columns-repeated="6"/>
          <table:table-cell table:formula="of:=([.I7]-[.$I$84])^2" office:value-type="float" office:value="4773.94081050114" calcext:value-type="float">
            <text:p>4773.9408105011</text:p>
          </table:table-cell>
          <table:table-cell table:formula="of:==([.I7]-[.$A$84])^3" office:value-type="float" office:value="-326847.368707456" calcext:value-type="float">
            <text:p>-326847.368707456</text:p>
          </table:table-cell>
          <table:table-cell table:number-columns-repeated="6"/>
          <table:table-cell table:formula="of:=([.Q7]-[.$Q$84])^2" office:value-type="float" office:value="4782.60379477001" calcext:value-type="float">
            <text:p>4782.60379477</text:p>
          </table:table-cell>
          <table:table-cell table:formula="of:==([.Q7]-[.$A$84])^3" office:value-type="float" office:value="-326847.368707456" calcext:value-type="float">
            <text:p>-326847.368707456</text:p>
          </table:table-cell>
          <table:table-cell table:number-columns-repeated="8"/>
        </table:table-row>
        <table:table-row table:style-name="ro1">
          <table:table-cell/>
          <table:table-cell table:formula="of:=([.A8]-[.$A$84])^2" office:value-type="float" office:value="3467.26268661326" calcext:value-type="float">
            <text:p>3467.2626866133</text:p>
          </table:table-cell>
          <table:table-cell table:formula="of:==([.A8]-[.$A$84])^3" office:value-type="float" office:value="-204164.448007343" calcext:value-type="float">
            <text:p>-204164.448007343</text:p>
          </table:table-cell>
          <table:table-cell table:number-columns-repeated="6"/>
          <table:table-cell table:formula="of:=([.I8]-[.$I$84])^2" office:value-type="float" office:value="3492.06660341844" calcext:value-type="float">
            <text:p>3492.0666034184</text:p>
          </table:table-cell>
          <table:table-cell table:formula="of:==([.I8]-[.$A$84])^3" office:value-type="float" office:value="-204164.448007343" calcext:value-type="float">
            <text:p>-204164.448007343</text:p>
          </table:table-cell>
          <table:table-cell table:number-columns-repeated="6"/>
          <table:table-cell table:formula="of:=([.Q8]-[.$Q$84])^2" office:value-type="float" office:value="3499.47635382033" calcext:value-type="float">
            <text:p>3499.4763538203</text:p>
          </table:table-cell>
          <table:table-cell table:formula="of:==([.Q8]-[.$A$84])^3" office:value-type="float" office:value="-204164.448007343" calcext:value-type="float">
            <text:p>-204164.448007343</text:p>
          </table:table-cell>
          <table:table-cell table:number-columns-repeated="8"/>
        </table:table-row>
        <table:table-row table:style-name="ro1">
          <table:table-cell/>
          <table:table-cell table:formula="of:=([.A9]-[.$A$84])^2" office:value-type="float" office:value="2389.59334649894" calcext:value-type="float">
            <text:p>2389.5933464989</text:p>
          </table:table-cell>
          <table:table-cell table:formula="of:==([.A9]-[.$A$84])^3" office:value-type="float" office:value="-116811.60751066" calcext:value-type="float">
            <text:p>-116811.60751066</text:p>
          </table:table-cell>
          <table:table-cell table:number-columns-repeated="6"/>
          <table:table-cell table:formula="of:=([.I9]-[.$I$84])^2" office:value-type="float" office:value="2410.19239633573" calcext:value-type="float">
            <text:p>2410.1923963357</text:p>
          </table:table-cell>
          <table:table-cell table:formula="of:==([.I9]-[.$A$84])^3" office:value-type="float" office:value="-116811.60751066" calcext:value-type="float">
            <text:p>-116811.60751066</text:p>
          </table:table-cell>
          <table:table-cell table:number-columns-repeated="6"/>
          <table:table-cell table:formula="of:=([.Q9]-[.$Q$84])^2" office:value-type="float" office:value="2416.34891287066" calcext:value-type="float">
            <text:p>2416.3489128707</text:p>
          </table:table-cell>
          <table:table-cell table:formula="of:==([.Q9]-[.$A$84])^3" office:value-type="float" office:value="-116811.60751066" calcext:value-type="float">
            <text:p>-116811.60751066</text:p>
          </table:table-cell>
          <table:table-cell table:number-columns-repeated="8"/>
        </table:table-row>
        <table:table-row table:style-name="ro1">
          <table:table-cell/>
          <table:table-cell table:formula="of:=([.A10]-[.$A$84])^2" office:value-type="float" office:value="1511.92400638462" calcext:value-type="float">
            <text:p>1511.9240063846</text:p>
          </table:table-cell>
          <table:table-cell table:formula="of:==([.A10]-[.$A$84])^3" office:value-type="float" office:value="-58788.8472174064" calcext:value-type="float">
            <text:p>-58788.8472174064</text:p>
          </table:table-cell>
          <table:table-cell table:number-columns-repeated="6"/>
          <table:table-cell table:formula="of:=([.I10]-[.$I$84])^2" office:value-type="float" office:value="1528.31818925302" calcext:value-type="float">
            <text:p>1528.318189253</text:p>
          </table:table-cell>
          <table:table-cell table:formula="of:==([.I10]-[.$A$84])^3" office:value-type="float" office:value="-58788.8472174064" calcext:value-type="float">
            <text:p>-58788.8472174064</text:p>
          </table:table-cell>
          <table:table-cell table:number-columns-repeated="6"/>
          <table:table-cell table:formula="of:=([.Q10]-[.$Q$84])^2" office:value-type="float" office:value="1533.22147192098" calcext:value-type="float">
            <text:p>1533.221471921</text:p>
          </table:table-cell>
          <table:table-cell table:formula="of:==([.Q10]-[.$A$84])^3" office:value-type="float" office:value="-58788.8472174064" calcext:value-type="float">
            <text:p>-58788.8472174064</text:p>
          </table:table-cell>
          <table:table-cell table:number-columns-repeated="8"/>
        </table:table-row>
        <table:table-row table:style-name="ro1">
          <table:table-cell/>
          <table:table-cell table:formula="of:=([.A11]-[.$A$84])^2" office:value-type="float" office:value="834.254666270294" calcext:value-type="float">
            <text:p>834.2546662703</text:p>
          </table:table-cell>
          <table:table-cell table:formula="of:==([.A11]-[.$A$84])^3" office:value-type="float" office:value="-24096.1671275828" calcext:value-type="float">
            <text:p>-24096.1671275828</text:p>
          </table:table-cell>
          <table:table-cell table:number-columns-repeated="6"/>
          <table:table-cell table:formula="of:=([.I11]-[.$I$84])^2" office:value-type="float" office:value="846.443982170319" calcext:value-type="float">
            <text:p>846.4439821703</text:p>
          </table:table-cell>
          <table:table-cell table:formula="of:==([.I11]-[.$A$84])^3" office:value-type="float" office:value="-24096.1671275828" calcext:value-type="float">
            <text:p>-24096.1671275828</text:p>
          </table:table-cell>
          <table:table-cell table:number-columns-repeated="6"/>
          <table:table-cell table:formula="of:=([.Q11]-[.$Q$84])^2" office:value-type="float" office:value="850.0940309713" calcext:value-type="float">
            <text:p>850.0940309713</text:p>
          </table:table-cell>
          <table:table-cell table:formula="of:==([.Q11]-[.$A$84])^3" office:value-type="float" office:value="-24096.1671275828" calcext:value-type="float">
            <text:p>-24096.1671275828</text:p>
          </table:table-cell>
          <table:table-cell table:number-columns-repeated="8"/>
        </table:table-row>
        <table:table-row table:style-name="ro1">
          <table:table-cell/>
          <table:table-cell table:formula="of:=([.A12]-[.$A$84])^2" office:value-type="float" office:value="356.585326155971" calcext:value-type="float">
            <text:p>356.585326156</text:p>
          </table:table-cell>
          <table:table-cell table:formula="of:==([.A12]-[.$A$84])^3" office:value-type="float" office:value="-6733.56724118881" calcext:value-type="float">
            <text:p>-6733.5672411888</text:p>
          </table:table-cell>
          <table:table-cell table:number-columns-repeated="6"/>
          <table:table-cell table:formula="of:=([.I12]-[.$I$84])^2" office:value-type="float" office:value="364.569775087613" calcext:value-type="float">
            <text:p>364.5697750876</text:p>
          </table:table-cell>
          <table:table-cell table:formula="of:==([.I12]-[.$A$84])^3" office:value-type="float" office:value="-6733.56724118881" calcext:value-type="float">
            <text:p>-6733.5672411888</text:p>
          </table:table-cell>
          <table:table-cell table:number-columns-repeated="6"/>
          <table:table-cell table:formula="of:=([.Q12]-[.$Q$84])^2" office:value-type="float" office:value="366.966590021622" calcext:value-type="float">
            <text:p>366.9665900216</text:p>
          </table:table-cell>
          <table:table-cell table:formula="of:==([.Q12]-[.$A$84])^3" office:value-type="float" office:value="-6733.56724118881" calcext:value-type="float">
            <text:p>-6733.5672411888</text:p>
          </table:table-cell>
          <table:table-cell table:number-columns-repeated="8"/>
        </table:table-row>
        <table:table-row table:style-name="ro1">
          <table:table-cell/>
          <table:table-cell table:formula="of:=([.A13]-[.$A$84])^2" office:value-type="float" office:value="78.9159860416476" calcext:value-type="float">
            <text:p>78.9159860416</text:p>
          </table:table-cell>
          <table:table-cell table:formula="of:==([.A13]-[.$A$84])^3" office:value-type="float" office:value="-701.047558224533" calcext:value-type="float">
            <text:p>-701.0475582245</text:p>
          </table:table-cell>
          <table:table-cell table:number-columns-repeated="6"/>
          <table:table-cell table:formula="of:=([.I13]-[.$I$84])^2" office:value-type="float" office:value="82.6955680049072" calcext:value-type="float">
            <text:p>82.6955680049</text:p>
          </table:table-cell>
          <table:table-cell table:formula="of:==([.I13]-[.$A$84])^3" office:value-type="float" office:value="-701.047558224533" calcext:value-type="float">
            <text:p>-701.0475582245</text:p>
          </table:table-cell>
          <table:table-cell table:number-columns-repeated="6"/>
          <table:table-cell table:formula="of:=([.Q13]-[.$Q$84])^2" office:value-type="float" office:value="83.8391490719445" calcext:value-type="float">
            <text:p>83.8391490719</text:p>
          </table:table-cell>
          <table:table-cell table:formula="of:==([.Q13]-[.$A$84])^3" office:value-type="float" office:value="-701.047558224533" calcext:value-type="float">
            <text:p>-701.0475582245</text:p>
          </table:table-cell>
          <table:table-cell table:number-columns-repeated="8"/>
        </table:table-row>
        <table:table-row table:style-name="ro1">
          <table:table-cell/>
          <table:table-cell table:formula="of:=([.A14]-[.$A$84])^2" office:value-type="float" office:value="1.24664592732445" calcext:value-type="float">
            <text:p>1.2466459273</text:p>
          </table:table-cell>
          <table:table-cell table:formula="of:==([.A14]-[.$A$84])^3" office:value-type="float" office:value="1.39192131004732" calcext:value-type="float">
            <text:p>1.39192131</text:p>
          </table:table-cell>
          <table:table-cell table:number-columns-repeated="6"/>
          <table:table-cell table:formula="of:=([.I14]-[.$I$84])^2" office:value-type="float" office:value="0.821360922201595" calcext:value-type="float">
            <text:p>0.8213609222</text:p>
          </table:table-cell>
          <table:table-cell table:formula="of:==([.I14]-[.$A$84])^3" office:value-type="float" office:value="1.39192131004732" calcext:value-type="float">
            <text:p>1.39192131</text:p>
          </table:table-cell>
          <table:table-cell table:number-columns-repeated="6"/>
          <table:table-cell table:formula="of:=([.Q14]-[.$Q$84])^2" office:value-type="float" office:value="0.711708122266509" calcext:value-type="float">
            <text:p>0.7117081223</text:p>
          </table:table-cell>
          <table:table-cell table:formula="of:==([.Q14]-[.$A$84])^3" office:value-type="float" office:value="1.39192131004732" calcext:value-type="float">
            <text:p>1.39192131</text:p>
          </table:table-cell>
          <table:table-cell table:number-columns-repeated="8"/>
        </table:table-row>
        <table:table-row table:style-name="ro1">
          <table:table-cell/>
          <table:table-cell table:formula="of:=([.A15]-[.$A$84])^2" office:value-type="float" office:value="123.577305813001" calcext:value-type="float">
            <text:p>123.577305813</text:p>
          </table:table-cell>
          <table:table-cell table:formula="of:==([.A15]-[.$A$84])^3" office:value-type="float" office:value="1373.75119741493" calcext:value-type="float">
            <text:p>1373.7511974149</text:p>
          </table:table-cell>
          <table:table-cell table:number-columns-repeated="6"/>
          <table:table-cell table:formula="of:=([.I15]-[.$I$84])^2" office:value-type="float" office:value="118.947153839496" calcext:value-type="float">
            <text:p>118.9471538395</text:p>
          </table:table-cell>
          <table:table-cell table:formula="of:==([.I15]-[.$A$84])^3" office:value-type="float" office:value="1373.75119741493" calcext:value-type="float">
            <text:p>1373.7511974149</text:p>
          </table:table-cell>
          <table:table-cell table:number-columns-repeated="6"/>
          <table:table-cell table:formula="of:=([.Q15]-[.$Q$84])^2" office:value-type="float" office:value="117.584267172589" calcext:value-type="float">
            <text:p>117.5842671726</text:p>
          </table:table-cell>
          <table:table-cell table:formula="of:==([.Q15]-[.$A$84])^3" office:value-type="float" office:value="1373.75119741493" calcext:value-type="float">
            <text:p>1373.7511974149</text:p>
          </table:table-cell>
          <table:table-cell table:number-columns-repeated="8"/>
        </table:table-row>
        <table:table-row table:style-name="ro1">
          <table:table-cell/>
          <table:table-cell table:formula="of:=([.A16]-[.$A$84])^2" office:value-type="float" office:value="445.907965698678" calcext:value-type="float">
            <text:p>445.9079656987</text:p>
          </table:table-cell>
          <table:table-cell table:formula="of:==([.A16]-[.$A$84])^3" office:value-type="float" office:value="9416.03027009013" calcext:value-type="float">
            <text:p>9416.0302700901</text:p>
          </table:table-cell>
          <table:table-cell table:number-columns-repeated="6"/>
          <table:table-cell table:formula="of:=([.I16]-[.$I$84])^2" office:value-type="float" office:value="437.07294675679" calcext:value-type="float">
            <text:p>437.0729467568</text:p>
          </table:table-cell>
          <table:table-cell table:formula="of:==([.I16]-[.$A$84])^3" office:value-type="float" office:value="9416.03027009013" calcext:value-type="float">
            <text:p>9416.0302700901</text:p>
          </table:table-cell>
          <table:table-cell table:number-columns-repeated="6"/>
          <table:table-cell table:formula="of:=([.Q16]-[.$Q$84])^2" office:value-type="float" office:value="434.456826222911" calcext:value-type="float">
            <text:p>434.4568262229</text:p>
          </table:table-cell>
          <table:table-cell table:formula="of:==([.Q16]-[.$A$84])^3" office:value-type="float" office:value="9416.03027009013" calcext:value-type="float">
            <text:p>9416.0302700901</text:p>
          </table:table-cell>
          <table:table-cell table:number-columns-repeated="8"/>
        </table:table-row>
        <table:table-row table:style-name="ro1">
          <table:table-cell/>
          <table:table-cell table:formula="of:=([.A17]-[.$A$84])^2" office:value-type="float" office:value="968.238625584355" calcext:value-type="float">
            <text:p>968.2386255844</text:p>
          </table:table-cell>
          <table:table-cell table:formula="of:==([.A17]-[.$A$84])^3" office:value-type="float" office:value="30128.2291393356" calcext:value-type="float">
            <text:p>30128.2291393356</text:p>
          </table:table-cell>
          <table:table-cell table:number-columns-repeated="6"/>
          <table:table-cell table:formula="of:=([.I17]-[.$I$84])^2" office:value-type="float" office:value="955.198739674085" calcext:value-type="float">
            <text:p>955.1987396741</text:p>
          </table:table-cell>
          <table:table-cell table:formula="of:==([.I17]-[.$A$84])^3" office:value-type="float" office:value="30128.2291393356" calcext:value-type="float">
            <text:p>30128.2291393356</text:p>
          </table:table-cell>
          <table:table-cell table:number-columns-repeated="6"/>
          <table:table-cell table:formula="of:=([.Q17]-[.$Q$84])^2" office:value-type="float" office:value="951.329385273233" calcext:value-type="float">
            <text:p>951.3293852732</text:p>
          </table:table-cell>
          <table:table-cell table:formula="of:==([.Q17]-[.$A$84])^3" office:value-type="float" office:value="30128.2291393356" calcext:value-type="float">
            <text:p>30128.2291393356</text:p>
          </table:table-cell>
          <table:table-cell table:number-columns-repeated="8"/>
        </table:table-row>
        <table:table-row table:style-name="ro1">
          <table:table-cell/>
          <table:table-cell table:formula="of:=([.A18]-[.$A$84])^2" office:value-type="float" office:value="1690.56928547003" calcext:value-type="float">
            <text:p>1690.56928547</text:p>
          </table:table-cell>
          <table:table-cell table:formula="of:==([.A18]-[.$A$84])^3" office:value-type="float" office:value="69510.3478051514" calcext:value-type="float">
            <text:p>69510.3478051514</text:p>
          </table:table-cell>
          <table:table-cell table:number-columns-repeated="6"/>
          <table:table-cell table:formula="of:=([.I18]-[.$I$84])^2" office:value-type="float" office:value="1673.32453259138" calcext:value-type="float">
            <text:p>1673.3245325914</text:p>
          </table:table-cell>
          <table:table-cell table:formula="of:==([.I18]-[.$A$84])^3" office:value-type="float" office:value="69510.3478051514" calcext:value-type="float">
            <text:p>69510.3478051514</text:p>
          </table:table-cell>
          <table:table-cell table:number-columns-repeated="6"/>
          <table:table-cell table:formula="of:=([.Q18]-[.$Q$84])^2" office:value-type="float" office:value="1668.20194432355" calcext:value-type="float">
            <text:p>1668.2019443236</text:p>
          </table:table-cell>
          <table:table-cell table:formula="of:==([.Q18]-[.$A$84])^3" office:value-type="float" office:value="69510.3478051514" calcext:value-type="float">
            <text:p>69510.3478051514</text:p>
          </table:table-cell>
          <table:table-cell table:number-columns-repeated="8"/>
        </table:table-row>
        <table:table-row table:style-name="ro1">
          <table:table-cell/>
          <table:table-cell table:formula="of:=([.A19]-[.$A$84])^2" office:value-type="float" office:value="2612.89994535571" calcext:value-type="float">
            <text:p>2612.8999453557</text:p>
          </table:table-cell>
          <table:table-cell table:formula="of:==([.A19]-[.$A$84])^3" office:value-type="float" office:value="133562.386267538" calcext:value-type="float">
            <text:p>133562.386267538</text:p>
          </table:table-cell>
          <table:table-cell table:number-columns-repeated="6"/>
          <table:table-cell table:formula="of:=([.I19]-[.$I$84])^2" office:value-type="float" office:value="2591.45032550867" calcext:value-type="float">
            <text:p>2591.4503255087</text:p>
          </table:table-cell>
          <table:table-cell table:formula="of:==([.I19]-[.$A$84])^3" office:value-type="float" office:value="133562.386267538" calcext:value-type="float">
            <text:p>133562.386267538</text:p>
          </table:table-cell>
          <table:table-cell table:number-columns-repeated="6"/>
          <table:table-cell table:formula="of:=([.Q19]-[.$Q$84])^2" office:value-type="float" office:value="2585.07450337388" calcext:value-type="float">
            <text:p>2585.0745033739</text:p>
          </table:table-cell>
          <table:table-cell table:formula="of:==([.Q19]-[.$A$84])^3" office:value-type="float" office:value="133562.386267538" calcext:value-type="float">
            <text:p>133562.386267538</text:p>
          </table:table-cell>
          <table:table-cell table:number-columns-repeated="8"/>
        </table:table-row>
        <table:table-row table:style-name="ro1">
          <table:table-cell/>
          <table:table-cell table:formula="of:=([.A20]-[.$A$84])^2" office:value-type="float" office:value="3735.23060524139" calcext:value-type="float">
            <text:p>3735.2306052414</text:p>
          </table:table-cell>
          <table:table-cell table:formula="of:==([.A20]-[.$A$84])^3" office:value-type="float" office:value="228284.344526494" calcext:value-type="float">
            <text:p>228284.344526494</text:p>
          </table:table-cell>
          <table:table-cell table:number-columns-repeated="6"/>
          <table:table-cell table:formula="of:=([.I20]-[.$I$84])^2" office:value-type="float" office:value="3709.57611842597" calcext:value-type="float">
            <text:p>3709.576118426</text:p>
          </table:table-cell>
          <table:table-cell table:formula="of:==([.I20]-[.$A$84])^3" office:value-type="float" office:value="228284.344526494" calcext:value-type="float">
            <text:p>228284.344526494</text:p>
          </table:table-cell>
          <table:table-cell table:number-columns-repeated="6"/>
          <table:table-cell table:formula="of:=([.Q20]-[.$Q$84])^2" office:value-type="float" office:value="3701.9470624242" calcext:value-type="float">
            <text:p>3701.9470624242</text:p>
          </table:table-cell>
          <table:table-cell table:formula="of:==([.Q20]-[.$A$84])^3" office:value-type="float" office:value="228284.344526494" calcext:value-type="float">
            <text:p>228284.344526494</text:p>
          </table:table-cell>
          <table:table-cell table:number-columns-repeated="8"/>
        </table:table-row>
        <table:table-row table:style-name="ro1">
          <table:table-cell/>
          <table:table-cell table:formula="of:=([.A21]-[.$A$84])^2" office:value-type="float" office:value="5057.56126512706" calcext:value-type="float">
            <text:p>5057.5612651271</text:p>
          </table:table-cell>
          <table:table-cell table:formula="of:==([.A21]-[.$A$84])^3" office:value-type="float" office:value="359676.222582021" calcext:value-type="float">
            <text:p>359676.222582021</text:p>
          </table:table-cell>
          <table:table-cell table:number-columns-repeated="6"/>
          <table:table-cell table:formula="of:=([.I21]-[.$I$84])^2" office:value-type="float" office:value="5027.70191134326" calcext:value-type="float">
            <text:p>5027.7019113433</text:p>
          </table:table-cell>
          <table:table-cell table:formula="of:==([.I21]-[.$A$84])^3" office:value-type="float" office:value="359676.222582021" calcext:value-type="float">
            <text:p>359676.222582021</text:p>
          </table:table-cell>
          <table:table-cell table:number-columns-repeated="6"/>
          <table:table-cell table:formula="of:=([.Q21]-[.$Q$84])^2" office:value-type="float" office:value="5018.81962147452" calcext:value-type="float">
            <text:p>5018.8196214745</text:p>
          </table:table-cell>
          <table:table-cell table:formula="of:==([.Q21]-[.$A$84])^3" office:value-type="float" office:value="359676.222582021" calcext:value-type="float">
            <text:p>359676.222582021</text:p>
          </table:table-cell>
          <table:table-cell table:number-columns-repeated="8"/>
        </table:table-row>
        <table:table-row table:style-name="ro1">
          <table:table-cell/>
          <table:table-cell table:formula="of:=([.A22]-[.$A$84])^2" office:value-type="float" office:value="6579.89192501274" calcext:value-type="float">
            <text:p>6579.8919250127</text:p>
          </table:table-cell>
          <table:table-cell table:formula="of:==([.A22]-[.$A$84])^3" office:value-type="float" office:value="533738.020434118" calcext:value-type="float">
            <text:p>533738.020434118</text:p>
          </table:table-cell>
          <table:table-cell table:number-columns-repeated="6"/>
          <table:table-cell table:formula="of:=([.I22]-[.$I$84])^2" office:value-type="float" office:value="6545.82770426056" calcext:value-type="float">
            <text:p>6545.8277042606</text:p>
          </table:table-cell>
          <table:table-cell table:formula="of:==([.I22]-[.$A$84])^3" office:value-type="float" office:value="533738.020434118" calcext:value-type="float">
            <text:p>533738.020434118</text:p>
          </table:table-cell>
          <table:table-cell table:number-columns-repeated="6"/>
          <table:table-cell table:formula="of:=([.Q22]-[.$Q$84])^2" office:value-type="float" office:value="6535.69218052484" calcext:value-type="float">
            <text:p>6535.6921805249</text:p>
          </table:table-cell>
          <table:table-cell table:formula="of:==([.Q22]-[.$A$84])^3" office:value-type="float" office:value="533738.020434118" calcext:value-type="float">
            <text:p>533738.020434118</text:p>
          </table:table-cell>
          <table:table-cell table:number-columns-repeated="8"/>
        </table:table-row>
        <table:table-row table:style-name="ro1">
          <table:table-cell/>
          <table:table-cell table:formula="of:=([.A23]-[.$A$84])^2" office:value-type="float" office:value="8302.22258489842" calcext:value-type="float">
            <text:p>8302.2225848984</text:p>
          </table:table-cell>
          <table:table-cell table:formula="of:==([.A23]-[.$A$84])^3" office:value-type="float" office:value="756469.738082785" calcext:value-type="float">
            <text:p>756469.738082785</text:p>
          </table:table-cell>
          <table:table-cell table:number-columns-repeated="6"/>
          <table:table-cell table:formula="of:=([.I23]-[.$I$84])^2" office:value-type="float" office:value="8263.95349717785" calcext:value-type="float">
            <text:p>8263.9534971779</text:p>
          </table:table-cell>
          <table:table-cell table:formula="of:==([.I23]-[.$A$84])^3" office:value-type="float" office:value="756469.738082785" calcext:value-type="float">
            <text:p>756469.738082785</text:p>
          </table:table-cell>
          <table:table-cell table:number-columns-repeated="6"/>
          <table:table-cell table:formula="of:=([.Q23]-[.$Q$84])^2" office:value-type="float" office:value="8252.56473957516" calcext:value-type="float">
            <text:p>8252.5647395752</text:p>
          </table:table-cell>
          <table:table-cell table:formula="of:==([.Q23]-[.$A$84])^3" office:value-type="float" office:value="756469.738082785" calcext:value-type="float">
            <text:p>756469.7380827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18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180-36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style-name="ce3" table:formula="of:=SUMPRODUCT([.A23:.A41];[.B23:.B41])/SUM([.B23:.B41])-180" office:value-type="float" office:value="92.4724933678656" calcext:value-type="float">
            <text:p>92.4724933679</text:p>
          </table:table-cell>
          <table:table-cell table:formula="of:=([.A23]-180-[.$A$105])^2" office:value-type="float" office:value="8551.16202966994" calcext:value-type="float">
            <text:p>8551.16202967</text:p>
          </table:table-cell>
          <table:table-cell table:formula="of:=([.A23]-180-[.$A$105])^3" office:value-type="float" office:value="-790747.274076198" calcext:value-type="float">
            <text:p>-790747.274076198</text:p>
          </table:table-cell>
          <table:table-cell table:style-name="ce3" table:formula="of:=SUMPRODUCT([.B105:.B123];[.B23:.B41])/SUM([.B23:.B41])" office:value-type="float" office:value="2322.66559249926" calcext:value-type="float">
            <text:p>2322.6655924993</text:p>
          </table:table-cell>
          <table:table-cell table:formula="of:=SQRT([.D105])" office:value-type="float" office:value="48.1940410476157" calcext:value-type="float">
            <text:p>48.1940410476</text:p>
          </table:table-cell>
          <table:table-cell table:style-name="ce3" table:formula="of:=SUM([.B23:.B41])" office:value-type="float" office:value="129.018536704156" calcext:value-type="float">
            <text:p>129.0185367042</text:p>
          </table:table-cell>
          <table:table-cell table:formula="of:=[.E105]/SQRT([.F105])" office:value-type="float" office:value="4.24294387721858" calcext:value-type="float">
            <text:p>4.2429438772</text:p>
          </table:table-cell>
          <table:table-cell table:style-name="ce3" table:formula="of:=SUMPRODUCT([.C105:.C123];[.B23:.B41])/SUM([.B23:.B41])/[.D105]^1.5" office:value-type="float" office:value="-0.0580795608872843" calcext:value-type="float">
            <text:p>-0.0580795609</text:p>
          </table:table-cell>
          <table:table-cell table:style-name="ce3" table:formula="of:=SUMPRODUCT([.I23:.I41];[.J23:.J41])/SUM([.J23:.J41])-180" office:value-type="float" office:value="91.7132331302461" calcext:value-type="float">
            <text:p>91.7132331302</text:p>
          </table:table-cell>
          <table:table-cell table:formula="of:=([.I23]-180-[.$I$105])^2" office:value-type="float" office:value="8411.31713120286" calcext:value-type="float">
            <text:p>8411.3171312029</text:p>
          </table:table-cell>
          <table:table-cell table:formula="of:=([.I23]-180-[.$A$105])^3" office:value-type="float" office:value="-790747.274076198" calcext:value-type="float">
            <text:p>-790747.274076198</text:p>
          </table:table-cell>
          <table:table-cell table:style-name="ce3" table:formula="of:=SUMPRODUCT([.J105:.J123];[.J23:.J41])/SUM([.J23:.J41])" office:value-type="float" office:value="690.348031405748" calcext:value-type="float">
            <text:p>690.3480314057</text:p>
          </table:table-cell>
          <table:table-cell table:formula="of:=SQRT([.L105])" office:value-type="float" office:value="26.2744749025694" calcext:value-type="float">
            <text:p>26.2744749026</text:p>
          </table:table-cell>
          <table:table-cell table:style-name="ce3" table:formula="of:=SUM([.J23:.J41])" office:value-type="float" office:value="58.3685191765409" calcext:value-type="float">
            <text:p>58.3685191765</text:p>
          </table:table-cell>
          <table:table-cell table:formula="of:=[.M105]/SQRT([.N105])" office:value-type="float" office:value="3.43909923648269" calcext:value-type="float">
            <text:p>3.4390992365</text:p>
          </table:table-cell>
          <table:table-cell table:style-name="ce3" table:formula="of:=SUMPRODUCT([.K105:.K123];[.J23:.J41])/SUM([.J23:.J41])/[.L105]^1.5" office:value-type="float" office:value="-0.0806226420989255" calcext:value-type="float">
            <text:p>-0.0806226421</text:p>
          </table:table-cell>
          <table:table-cell table:style-name="ce3" table:formula="of:=SUMPRODUCT([.Q23:.Q41];[.R23:.R41])/SUM([.R23:.R41])-180" office:value-type="float" office:value="89.7522610259459" calcext:value-type="float">
            <text:p>89.7522610259</text:p>
          </table:table-cell>
          <table:table-cell table:formula="of:=([.Q23]-180-[.$Q$105])^2" office:value-type="float" office:value="8055.46835926952" calcext:value-type="float">
            <text:p>8055.4683592695</text:p>
          </table:table-cell>
          <table:table-cell table:formula="of:=([.Q23]-180-[.$A$105])^3" office:value-type="float" office:value="-790747.274076198" calcext:value-type="float">
            <text:p>-790747.274076198</text:p>
          </table:table-cell>
          <table:table-cell table:style-name="ce3" table:formula="of:=SUMPRODUCT([.R105:.R123];[.R23:.R41])/SUM([.R23:.R41])" office:value-type="float" office:value="293.291715457084" calcext:value-type="float">
            <text:p>293.2917154571</text:p>
          </table:table-cell>
          <table:table-cell table:formula="of:=SQRT([.T105])" office:value-type="float" office:value="17.1257617482284" calcext:value-type="float">
            <text:p>17.1257617482</text:p>
          </table:table-cell>
          <table:table-cell table:style-name="ce3" table:formula="of:=SUM([.R23:.R41])" office:value-type="float" office:value="33.3187019348456" calcext:value-type="float">
            <text:p>33.3187019348</text:p>
          </table:table-cell>
          <table:table-cell table:formula="of:=[.U105]/SQRT([.V105])" office:value-type="float" office:value="2.96692017096493" calcext:value-type="float">
            <text:p>2.966920171</text:p>
          </table:table-cell>
          <table:table-cell table:style-name="ce3" table:formula="of:=SUMPRODUCT([.S105:.S123];[.R23:.R41])/SUM([.R23:.R41])/[.T105]^1.5" office:value-type="float" office:value="-0.68059580927095" calcext:value-type="float">
            <text:p>-0.6805958093</text:p>
          </table:table-cell>
          <table:table-cell table:number-columns-repeated="3"/>
        </table:table-row>
        <table:table-row table:style-name="ro1">
          <table:table-cell/>
          <table:table-cell table:formula="of:=([.A24]-180-[.$A$105])^2" office:value-type="float" office:value="6801.71216231263" calcext:value-type="float">
            <text:p>6801.7121623126</text:p>
          </table:table-cell>
          <table:table-cell table:formula="of:=([.A24]-180-[.$A$105])^3" office:value-type="float" office:value="-560954.161196459" calcext:value-type="float">
            <text:p>-560954.161196459</text:p>
          </table:table-cell>
          <table:table-cell table:number-columns-repeated="6"/>
          <table:table-cell table:formula="of:=([.I24]-180-[.$I$105])^2" office:value-type="float" office:value="6677.05246859794" calcext:value-type="float">
            <text:p>6677.052468598</text:p>
          </table:table-cell>
          <table:table-cell table:formula="of:=([.I24]-180-[.$A$105])^3" office:value-type="float" office:value="-560954.161196459" calcext:value-type="float">
            <text:p>-560954.161196459</text:p>
          </table:table-cell>
          <table:table-cell table:number-columns-repeated="6"/>
          <table:table-cell table:formula="of:=([.Q24]-180-[.$Q$105])^2" office:value-type="float" office:value="6360.4231387506" calcext:value-type="float">
            <text:p>6360.4231387506</text:p>
          </table:table-cell>
          <table:table-cell table:formula="of:=([.Q24]-180-[.$A$105])^3" office:value-type="float" office:value="-560954.161196459" calcext:value-type="float">
            <text:p>-560954.161196459</text:p>
          </table:table-cell>
          <table:table-cell table:number-columns-repeated="8"/>
        </table:table-row>
        <table:table-row table:style-name="ro1">
          <table:table-cell/>
          <table:table-cell table:formula="of:=([.A25]-180-[.$A$105])^2" office:value-type="float" office:value="5252.26229495532" calcext:value-type="float">
            <text:p>5252.2622949553</text:p>
          </table:table-cell>
          <table:table-cell table:formula="of:=([.A25]-180-[.$A$105])^3" office:value-type="float" office:value="-380644.54433744" calcext:value-type="float">
            <text:p>-380644.54433744</text:p>
          </table:table-cell>
          <table:table-cell table:number-columns-repeated="6"/>
          <table:table-cell table:formula="of:=([.I25]-180-[.$I$105])^2" office:value-type="float" office:value="5142.78780599302" calcext:value-type="float">
            <text:p>5142.787805993</text:p>
          </table:table-cell>
          <table:table-cell table:formula="of:=([.I25]-180-[.$A$105])^3" office:value-type="float" office:value="-380644.54433744" calcext:value-type="float">
            <text:p>-380644.54433744</text:p>
          </table:table-cell>
          <table:table-cell table:number-columns-repeated="6"/>
          <table:table-cell table:formula="of:=([.Q25]-180-[.$Q$105])^2" office:value-type="float" office:value="4865.37791823169" calcext:value-type="float">
            <text:p>4865.3779182317</text:p>
          </table:table-cell>
          <table:table-cell table:formula="of:=([.Q25]-180-[.$A$105])^3" office:value-type="float" office:value="-380644.54433744" calcext:value-type="float">
            <text:p>-380644.54433744</text:p>
          </table:table-cell>
          <table:table-cell table:number-columns-repeated="8"/>
        </table:table-row>
        <table:table-row table:style-name="ro1">
          <table:table-cell/>
          <table:table-cell table:formula="of:=([.A26]-180-[.$A$105])^2" office:value-type="float" office:value="3902.81242759801" calcext:value-type="float">
            <text:p>3902.812427598</text:p>
          </table:table-cell>
          <table:table-cell table:formula="of:=([.A26]-180-[.$A$105])^3" office:value-type="float" office:value="-243818.42349914" calcext:value-type="float">
            <text:p>-243818.42349914</text:p>
          </table:table-cell>
          <table:table-cell table:number-columns-repeated="6"/>
          <table:table-cell table:formula="of:=([.I26]-180-[.$I$105])^2" office:value-type="float" office:value="3808.5231433881" calcext:value-type="float">
            <text:p>3808.5231433881</text:p>
          </table:table-cell>
          <table:table-cell table:formula="of:=([.I26]-180-[.$A$105])^3" office:value-type="float" office:value="-243818.42349914" calcext:value-type="float">
            <text:p>-243818.42349914</text:p>
          </table:table-cell>
          <table:table-cell table:number-columns-repeated="6"/>
          <table:table-cell table:formula="of:=([.Q26]-180-[.$Q$105])^2" office:value-type="float" office:value="3570.33269771277" calcext:value-type="float">
            <text:p>3570.3326977128</text:p>
          </table:table-cell>
          <table:table-cell table:formula="of:=([.Q26]-180-[.$A$105])^3" office:value-type="float" office:value="-243818.42349914" calcext:value-type="float">
            <text:p>-243818.42349914</text:p>
          </table:table-cell>
          <table:table-cell table:number-columns-repeated="8"/>
        </table:table-row>
        <table:table-row table:style-name="ro1">
          <table:table-cell/>
          <table:table-cell table:formula="of:=([.A27]-180-[.$A$105])^2" office:value-type="float" office:value="2753.3625602407" calcext:value-type="float">
            <text:p>2753.3625602407</text:p>
          </table:table-cell>
          <table:table-cell table:formula="of:=([.A27]-180-[.$A$105])^3" office:value-type="float" office:value="-144475.798681559" calcext:value-type="float">
            <text:p>-144475.798681559</text:p>
          </table:table-cell>
          <table:table-cell table:number-columns-repeated="6"/>
          <table:table-cell table:formula="of:=([.I27]-180-[.$I$105])^2" office:value-type="float" office:value="2674.25848078318" calcext:value-type="float">
            <text:p>2674.2584807832</text:p>
          </table:table-cell>
          <table:table-cell table:formula="of:=([.I27]-180-[.$A$105])^3" office:value-type="float" office:value="-144475.798681559" calcext:value-type="float">
            <text:p>-144475.798681559</text:p>
          </table:table-cell>
          <table:table-cell table:number-columns-repeated="6"/>
          <table:table-cell table:formula="of:=([.Q27]-180-[.$Q$105])^2" office:value-type="float" office:value="2475.28747719385" calcext:value-type="float">
            <text:p>2475.2874771939</text:p>
          </table:table-cell>
          <table:table-cell table:formula="of:=([.Q27]-180-[.$A$105])^3" office:value-type="float" office:value="-144475.798681559" calcext:value-type="float">
            <text:p>-144475.798681559</text:p>
          </table:table-cell>
          <table:table-cell table:number-columns-repeated="8"/>
        </table:table-row>
        <table:table-row table:style-name="ro1">
          <table:table-cell/>
          <table:table-cell table:formula="of:=([.A28]-180-[.$A$105])^2" office:value-type="float" office:value="1803.91269288339" calcext:value-type="float">
            <text:p>1803.9126928834</text:p>
          </table:table-cell>
          <table:table-cell table:formula="of:=([.A28]-180-[.$A$105])^3" office:value-type="float" office:value="-76616.6698846982" calcext:value-type="float">
            <text:p>-76616.6698846982</text:p>
          </table:table-cell>
          <table:table-cell table:number-columns-repeated="6"/>
          <table:table-cell table:formula="of:=([.I28]-180-[.$I$105])^2" office:value-type="float" office:value="1739.99381817826" calcext:value-type="float">
            <text:p>1739.9938181783</text:p>
          </table:table-cell>
          <table:table-cell table:formula="of:=([.I28]-180-[.$A$105])^3" office:value-type="float" office:value="-76616.6698846982" calcext:value-type="float">
            <text:p>-76616.6698846982</text:p>
          </table:table-cell>
          <table:table-cell table:number-columns-repeated="6"/>
          <table:table-cell table:formula="of:=([.Q28]-180-[.$Q$105])^2" office:value-type="float" office:value="1580.24225667494" calcext:value-type="float">
            <text:p>1580.2422566749</text:p>
          </table:table-cell>
          <table:table-cell table:formula="of:=([.Q28]-180-[.$A$105])^3" office:value-type="float" office:value="-76616.6698846982" calcext:value-type="float">
            <text:p>-76616.6698846982</text:p>
          </table:table-cell>
          <table:table-cell table:number-columns-repeated="8"/>
        </table:table-row>
        <table:table-row table:style-name="ro1">
          <table:table-cell/>
          <table:table-cell table:formula="of:=([.A29]-180-[.$A$105])^2" office:value-type="float" office:value="1054.46282552607" calcext:value-type="float">
            <text:p>1054.4628255261</text:p>
          </table:table-cell>
          <table:table-cell table:formula="of:=([.A29]-180-[.$A$105])^3" office:value-type="float" office:value="-34241.0371085562" calcext:value-type="float">
            <text:p>-34241.0371085562</text:p>
          </table:table-cell>
          <table:table-cell table:number-columns-repeated="6"/>
          <table:table-cell table:formula="of:=([.I29]-180-[.$I$105])^2" office:value-type="float" office:value="1005.72915557334" calcext:value-type="float">
            <text:p>1005.7291555733</text:p>
          </table:table-cell>
          <table:table-cell table:formula="of:=([.I29]-180-[.$A$105])^3" office:value-type="float" office:value="-34241.0371085562" calcext:value-type="float">
            <text:p>-34241.0371085562</text:p>
          </table:table-cell>
          <table:table-cell table:number-columns-repeated="6"/>
          <table:table-cell table:formula="of:=([.Q29]-180-[.$Q$105])^2" office:value-type="float" office:value="885.197036156018" calcext:value-type="float">
            <text:p>885.197036156</text:p>
          </table:table-cell>
          <table:table-cell table:formula="of:=([.Q29]-180-[.$A$105])^3" office:value-type="float" office:value="-34241.0371085562" calcext:value-type="float">
            <text:p>-34241.0371085562</text:p>
          </table:table-cell>
          <table:table-cell table:number-columns-repeated="8"/>
        </table:table-row>
        <table:table-row table:style-name="ro1">
          <table:table-cell/>
          <table:table-cell table:formula="of:=([.A30]-180-[.$A$105])^2" office:value-type="float" office:value="505.012958168763" calcext:value-type="float">
            <text:p>505.0129581688</text:p>
          </table:table-cell>
          <table:table-cell table:formula="of:=([.A30]-180-[.$A$105])^3" office:value-type="float" office:value="-11348.9003531337" calcext:value-type="float">
            <text:p>-11348.9003531337</text:p>
          </table:table-cell>
          <table:table-cell table:number-columns-repeated="6"/>
          <table:table-cell table:formula="of:=([.I30]-180-[.$I$105])^2" office:value-type="float" office:value="471.464492968415" calcext:value-type="float">
            <text:p>471.4644929684</text:p>
          </table:table-cell>
          <table:table-cell table:formula="of:=([.I30]-180-[.$A$105])^3" office:value-type="float" office:value="-11348.9003531337" calcext:value-type="float">
            <text:p>-11348.9003531337</text:p>
          </table:table-cell>
          <table:table-cell table:number-columns-repeated="6"/>
          <table:table-cell table:formula="of:=([.Q30]-180-[.$Q$105])^2" office:value-type="float" office:value="390.1518156371" calcext:value-type="float">
            <text:p>390.1518156371</text:p>
          </table:table-cell>
          <table:table-cell table:formula="of:=([.Q30]-180-[.$A$105])^3" office:value-type="float" office:value="-11348.9003531337" calcext:value-type="float">
            <text:p>-11348.9003531337</text:p>
          </table:table-cell>
          <table:table-cell table:number-columns-repeated="8"/>
        </table:table-row>
        <table:table-row table:style-name="ro1">
          <table:table-cell/>
          <table:table-cell table:formula="of:=([.A31]-180-[.$A$105])^2" office:value-type="float" office:value="155.563090811451" calcext:value-type="float">
            <text:p>155.5630908115</text:p>
          </table:table-cell>
          <table:table-cell table:formula="of:=([.A31]-180-[.$A$105])^3" office:value-type="float" office:value="-1940.25961843049" calcext:value-type="float">
            <text:p>-1940.2596184305</text:p>
          </table:table-cell>
          <table:table-cell table:number-columns-repeated="6"/>
          <table:table-cell table:formula="of:=([.I31]-180-[.$I$105])^2" office:value-type="float" office:value="137.199830363494" calcext:value-type="float">
            <text:p>137.1998303635</text:p>
          </table:table-cell>
          <table:table-cell table:formula="of:=([.I31]-180-[.$A$105])^3" office:value-type="float" office:value="-1940.25961843049" calcext:value-type="float">
            <text:p>-1940.2596184305</text:p>
          </table:table-cell>
          <table:table-cell table:number-columns-repeated="6"/>
          <table:table-cell table:formula="of:=([.Q31]-180-[.$Q$105])^2" office:value-type="float" office:value="95.1065951181828" calcext:value-type="float">
            <text:p>95.1065951182</text:p>
          </table:table-cell>
          <table:table-cell table:formula="of:=([.Q31]-180-[.$A$105])^3" office:value-type="float" office:value="-1940.25961843049" calcext:value-type="float">
            <text:p>-1940.2596184305</text:p>
          </table:table-cell>
          <table:table-cell table:number-columns-repeated="8"/>
        </table:table-row>
        <table:table-row table:style-name="ro1">
          <table:table-cell/>
          <table:table-cell table:formula="of:=([.A32]-180-[.$A$105])^2" office:value-type="float" office:value="6.11322345413929" calcext:value-type="float">
            <text:p>6.1132234541</text:p>
          </table:table-cell>
          <table:table-cell table:formula="of:=([.A32]-180-[.$A$105])^3" office:value-type="float" office:value="-15.1149044466397" calcext:value-type="float">
            <text:p>-15.1149044466</text:p>
          </table:table-cell>
          <table:table-cell table:number-columns-repeated="6"/>
          <table:table-cell table:formula="of:=([.I32]-180-[.$I$105])^2" office:value-type="float" office:value="2.93516775857274" calcext:value-type="float">
            <text:p>2.9351677586</text:p>
          </table:table-cell>
          <table:table-cell table:formula="of:=([.I32]-180-[.$A$105])^3" office:value-type="float" office:value="-15.1149044466397" calcext:value-type="float">
            <text:p>-15.1149044466</text:p>
          </table:table-cell>
          <table:table-cell table:number-columns-repeated="6"/>
          <table:table-cell table:formula="of:=([.Q32]-180-[.$Q$105])^2" office:value-type="float" office:value="0.0613745992653928" calcext:value-type="float">
            <text:p>0.0613745993</text:p>
          </table:table-cell>
          <table:table-cell table:formula="of:=([.Q32]-180-[.$A$105])^3" office:value-type="float" office:value="-15.1149044466397" calcext:value-type="float">
            <text:p>-15.1149044466</text:p>
          </table:table-cell>
          <table:table-cell table:number-columns-repeated="8"/>
        </table:table-row>
        <table:table-row table:style-name="ro1">
          <table:table-cell table:style-name="ce12"/>
          <table:table-cell table:formula="of:=([.A33]-180-[.$A$105])^2" office:value-type="float" office:value="56.6633560968277" calcext:value-type="float">
            <text:p>56.6633560968</text:p>
          </table:table-cell>
          <table:table-cell table:formula="of:=([.A33]-180-[.$A$105])^3" office:value-type="float" office:value="426.533788817864" calcext:value-type="float">
            <text:p>426.5337888179</text:p>
          </table:table-cell>
          <table:table-cell/>
          <table:table-cell table:style-name="ce2" table:number-columns-repeated="2"/>
          <table:table-cell table:number-columns-repeated="2"/>
          <table:table-cell table:style-name="ce12"/>
          <table:table-cell table:formula="of:=([.I33]-180-[.$I$105])^2" office:value-type="float" office:value="68.6705051536514" calcext:value-type="float">
            <text:p>68.6705051537</text:p>
          </table:table-cell>
          <table:table-cell table:formula="of:=([.I33]-180-[.$A$105])^3" office:value-type="float" office:value="426.533788817864" calcext:value-type="float">
            <text:p>426.5337888179</text:p>
          </table:table-cell>
          <table:table-cell/>
          <table:table-cell table:style-name="ce2" table:number-columns-repeated="2"/>
          <table:table-cell table:number-columns-repeated="2"/>
          <table:table-cell table:style-name="ce12"/>
          <table:table-cell table:formula="of:=([.Q33]-180-[.$Q$105])^2" office:value-type="float" office:value="105.016154080348" calcext:value-type="float">
            <text:p>105.0161540803</text:p>
          </table:table-cell>
          <table:table-cell table:formula="of:=([.Q33]-180-[.$A$105])^3" office:value-type="float" office:value="426.533788817864" calcext:value-type="float">
            <text:p>426.5337888179</text:p>
          </table:table-cell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table:style-name="ce3"/>
          <table:table-cell table:formula="of:=([.A34]-180-[.$A$105])^2" office:value-type="float" office:value="307.213488739516" calcext:value-type="float">
            <text:p>307.2134887395</text:p>
          </table:table-cell>
          <table:table-cell table:formula="of:=([.A34]-180-[.$A$105])^3" office:value-type="float" office:value="5384.68646136302" calcext:value-type="float">
            <text:p>5384.686461363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formula="of:=([.I34]-180-[.$I$105])^2" office:value-type="float" office:value="334.40584254873" calcext:value-type="float">
            <text:p>334.4058425487</text:p>
          </table:table-cell>
          <table:table-cell table:formula="of:=([.I34]-180-[.$A$105])^3" office:value-type="float" office:value="5384.68646136302" calcext:value-type="float">
            <text:p>5384.686461363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formula="of:=([.Q34]-180-[.$Q$105])^2" office:value-type="float" office:value="409.970933561431" calcext:value-type="float">
            <text:p>409.9709335614</text:p>
          </table:table-cell>
          <table:table-cell table:formula="of:=([.Q34]-180-[.$A$105])^3" office:value-type="float" office:value="5384.68646136302" calcext:value-type="float">
            <text:p>5384.686461363</text:p>
          </table:table-cell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/>
          <table:table-cell table:formula="of:=([.A35]-180-[.$A$105])^2" office:value-type="float" office:value="757.763621382204" calcext:value-type="float">
            <text:p>757.7636213822</text:p>
          </table:table-cell>
          <table:table-cell table:formula="of:=([.A35]-180-[.$A$105])^3" office:value-type="float" office:value="20859.3431131888" calcext:value-type="float">
            <text:p>20859.3431131888</text:p>
          </table:table-cell>
          <table:table-cell table:number-columns-repeated="6"/>
          <table:table-cell table:formula="of:=([.I35]-180-[.$I$105])^2" office:value-type="float" office:value="800.141179943809" calcext:value-type="float">
            <text:p>800.1411799438</text:p>
          </table:table-cell>
          <table:table-cell table:formula="of:=([.I35]-180-[.$A$105])^3" office:value-type="float" office:value="20859.3431131888" calcext:value-type="float">
            <text:p>20859.3431131888</text:p>
          </table:table-cell>
          <table:table-cell table:number-columns-repeated="6"/>
          <table:table-cell table:formula="of:=([.Q35]-180-[.$Q$105])^2" office:value-type="float" office:value="914.925713042513" calcext:value-type="float">
            <text:p>914.9257130425</text:p>
          </table:table-cell>
          <table:table-cell table:formula="of:=([.Q35]-180-[.$A$105])^3" office:value-type="float" office:value="20859.3431131888" calcext:value-type="float">
            <text:p>20859.3431131888</text:p>
          </table:table-cell>
          <table:table-cell table:number-columns-repeated="8"/>
        </table:table-row>
        <table:table-row table:style-name="ro1">
          <table:table-cell/>
          <table:table-cell table:formula="of:=([.A36]-180-[.$A$105])^2" office:value-type="float" office:value="1408.31375402489" calcext:value-type="float">
            <text:p>1408.3137540249</text:p>
          </table:table-cell>
          <table:table-cell table:formula="of:=([.A36]-180-[.$A$105])^3" office:value-type="float" office:value="52850.5037442953" calcext:value-type="float">
            <text:p>52850.5037442953</text:p>
          </table:table-cell>
          <table:table-cell table:number-columns-repeated="6"/>
          <table:table-cell table:formula="of:=([.I36]-180-[.$I$105])^2" office:value-type="float" office:value="1465.87651733889" calcext:value-type="float">
            <text:p>1465.8765173389</text:p>
          </table:table-cell>
          <table:table-cell table:formula="of:=([.I36]-180-[.$A$105])^3" office:value-type="float" office:value="52850.5037442953" calcext:value-type="float">
            <text:p>52850.5037442953</text:p>
          </table:table-cell>
          <table:table-cell table:number-columns-repeated="6"/>
          <table:table-cell table:formula="of:=([.Q36]-180-[.$Q$105])^2" office:value-type="float" office:value="1619.8804925236" calcext:value-type="float">
            <text:p>1619.8804925236</text:p>
          </table:table-cell>
          <table:table-cell table:formula="of:=([.Q36]-180-[.$A$105])^3" office:value-type="float" office:value="52850.5037442953" calcext:value-type="float">
            <text:p>52850.5037442953</text:p>
          </table:table-cell>
          <table:table-cell table:number-columns-repeated="8"/>
        </table:table-row>
        <table:table-row table:style-name="ro1">
          <table:table-cell/>
          <table:table-cell table:formula="of:=([.A37]-180-[.$A$105])^2" office:value-type="float" office:value="2258.86388666758" calcext:value-type="float">
            <text:p>2258.8638866676</text:p>
          </table:table-cell>
          <table:table-cell table:formula="of:=([.A37]-180-[.$A$105])^3" office:value-type="float" office:value="107358.168354682" calcext:value-type="float">
            <text:p>107358.168354682</text:p>
          </table:table-cell>
          <table:table-cell table:number-columns-repeated="6"/>
          <table:table-cell table:formula="of:=([.I37]-180-[.$I$105])^2" office:value-type="float" office:value="2331.61185473397" calcext:value-type="float">
            <text:p>2331.611854734</text:p>
          </table:table-cell>
          <table:table-cell table:formula="of:=([.I37]-180-[.$A$105])^3" office:value-type="float" office:value="107358.168354682" calcext:value-type="float">
            <text:p>107358.168354682</text:p>
          </table:table-cell>
          <table:table-cell table:number-columns-repeated="6"/>
          <table:table-cell table:formula="of:=([.Q37]-180-[.$Q$105])^2" office:value-type="float" office:value="2524.83527200468" calcext:value-type="float">
            <text:p>2524.8352720047</text:p>
          </table:table-cell>
          <table:table-cell table:formula="of:=([.Q37]-180-[.$A$105])^3" office:value-type="float" office:value="107358.168354682" calcext:value-type="float">
            <text:p>107358.168354682</text:p>
          </table:table-cell>
          <table:table-cell table:number-columns-repeated="8"/>
        </table:table-row>
        <table:table-row table:style-name="ro1">
          <table:table-cell/>
          <table:table-cell table:formula="of:=([.A38]-180-[.$A$105])^2" office:value-type="float" office:value="3309.41401931027" calcext:value-type="float">
            <text:p>3309.4140193103</text:p>
          </table:table-cell>
          <table:table-cell table:formula="of:=([.A38]-180-[.$A$105])^3" office:value-type="float" office:value="190382.33694435" calcext:value-type="float">
            <text:p>190382.33694435</text:p>
          </table:table-cell>
          <table:table-cell table:number-columns-repeated="6"/>
          <table:table-cell table:formula="of:=([.I38]-180-[.$I$105])^2" office:value-type="float" office:value="3397.34719212904" calcext:value-type="float">
            <text:p>3397.3471921291</text:p>
          </table:table-cell>
          <table:table-cell table:formula="of:=([.I38]-180-[.$A$105])^3" office:value-type="float" office:value="190382.33694435" calcext:value-type="float">
            <text:p>190382.33694435</text:p>
          </table:table-cell>
          <table:table-cell table:number-columns-repeated="6"/>
          <table:table-cell table:formula="of:=([.Q38]-180-[.$Q$105])^2" office:value-type="float" office:value="3629.79005148576" calcext:value-type="float">
            <text:p>3629.7900514858</text:p>
          </table:table-cell>
          <table:table-cell table:formula="of:=([.Q38]-180-[.$A$105])^3" office:value-type="float" office:value="190382.33694435" calcext:value-type="float">
            <text:p>190382.33694435</text:p>
          </table:table-cell>
          <table:table-cell table:number-columns-repeated="8"/>
        </table:table-row>
        <table:table-row table:style-name="ro1">
          <table:table-cell/>
          <table:table-cell table:formula="of:=([.A39]-180-[.$A$105])^2" office:value-type="float" office:value="4559.96415195296" calcext:value-type="float">
            <text:p>4559.964151953</text:p>
          </table:table-cell>
          <table:table-cell table:formula="of:=([.A39]-180-[.$A$105])^3" office:value-type="float" office:value="307923.009513299" calcext:value-type="float">
            <text:p>307923.009513299</text:p>
          </table:table-cell>
          <table:table-cell table:number-columns-repeated="6"/>
          <table:table-cell table:formula="of:=([.I39]-180-[.$I$105])^2" office:value-type="float" office:value="4663.08252952412" calcext:value-type="float">
            <text:p>4663.0825295241</text:p>
          </table:table-cell>
          <table:table-cell table:formula="of:=([.I39]-180-[.$A$105])^3" office:value-type="float" office:value="307923.009513299" calcext:value-type="float">
            <text:p>307923.009513299</text:p>
          </table:table-cell>
          <table:table-cell table:number-columns-repeated="6"/>
          <table:table-cell table:formula="of:=([.Q39]-180-[.$Q$105])^2" office:value-type="float" office:value="4934.74483096684" calcext:value-type="float">
            <text:p>4934.7448309669</text:p>
          </table:table-cell>
          <table:table-cell table:formula="of:=([.Q39]-180-[.$A$105])^3" office:value-type="float" office:value="307923.009513299" calcext:value-type="float">
            <text:p>307923.009513299</text:p>
          </table:table-cell>
          <table:table-cell table:number-columns-repeated="8"/>
        </table:table-row>
        <table:table-row table:style-name="ro1">
          <table:table-cell/>
          <table:table-cell table:formula="of:=([.A40]-180-[.$A$105])^2" office:value-type="float" office:value="6010.51428459565" calcext:value-type="float">
            <text:p>6010.5142845957</text:p>
          </table:table-cell>
          <table:table-cell table:formula="of:=([.A40]-180-[.$A$105])^3" office:value-type="float" office:value="465980.186061528" calcext:value-type="float">
            <text:p>465980.186061528</text:p>
          </table:table-cell>
          <table:table-cell table:number-columns-repeated="6"/>
          <table:table-cell table:formula="of:=([.I40]-180-[.$I$105])^2" office:value-type="float" office:value="6128.8178669192" calcext:value-type="float">
            <text:p>6128.8178669192</text:p>
          </table:table-cell>
          <table:table-cell table:formula="of:=([.I40]-180-[.$A$105])^3" office:value-type="float" office:value="465980.186061528" calcext:value-type="float">
            <text:p>465980.186061528</text:p>
          </table:table-cell>
          <table:table-cell table:number-columns-repeated="6"/>
          <table:table-cell table:formula="of:=([.Q40]-180-[.$Q$105])^2" office:value-type="float" office:value="6439.69961044793" calcext:value-type="float">
            <text:p>6439.6996104479</text:p>
          </table:table-cell>
          <table:table-cell table:formula="of:=([.Q40]-180-[.$A$105])^3" office:value-type="float" office:value="465980.186061528" calcext:value-type="float">
            <text:p>465980.186061528</text:p>
          </table:table-cell>
          <table:table-cell table:number-columns-repeated="8"/>
        </table:table-row>
        <table:table-row table:style-name="ro1">
          <table:table-cell/>
          <table:table-cell table:formula="of:=([.A41]-180-[.$A$105])^2" office:value-type="float" office:value="7661.06441723833" calcext:value-type="float">
            <text:p>7661.0644172383</text:p>
          </table:table-cell>
          <table:table-cell table:formula="of:=([.A41]-180-[.$A$105])^3" office:value-type="float" office:value="670553.866589037" calcext:value-type="float">
            <text:p>670553.866589037</text:p>
          </table:table-cell>
          <table:table-cell table:number-columns-repeated="6"/>
          <table:table-cell table:formula="of:=([.I41]-180-[.$I$105])^2" office:value-type="float" office:value="7794.55320431428" calcext:value-type="float">
            <text:p>7794.5532043143</text:p>
          </table:table-cell>
          <table:table-cell table:formula="of:=([.I41]-180-[.$A$105])^3" office:value-type="float" office:value="670553.866589037" calcext:value-type="float">
            <text:p>670553.866589037</text:p>
          </table:table-cell>
          <table:table-cell table:number-columns-repeated="6"/>
          <table:table-cell table:formula="of:=([.Q41]-180-[.$Q$105])^2" office:value-type="float" office:value="8144.65438992901" calcext:value-type="float">
            <text:p>8144.654389929</text:p>
          </table:table-cell>
          <table:table-cell table:formula="of:=([.Q41]-180-[.$A$105])^3" office:value-type="float" office:value="670553.866589037" calcext:value-type="float">
            <text:p>670553.86658903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00/00/0000</text:date>, <text:time style:data-style-name="N2" text:time-value="15:18:04.6555914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5:01:32.398036499</meta:creation-date>
    <dc:date>2016-03-25T18:04:39.585190554</dc:date>
    <meta:editing-duration>PT18H12M23S</meta:editing-duration>
    <meta:editing-cycles>102</meta:editing-cycles>
    <meta:generator>LibreOffice/4.2.8.2$Linux_X86_64 LibreOffice_project/420m0$Build-2</meta:generator>
    <meta:document-statistic meta:table-count="6" meta:cell-count="9444" meta:object-count="0"/>
    <meta:user-defined meta:name="qrichtext">1</meta:user-defined>
  </office:meta>
</office:document-meta>
</file>